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"/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gr2" style:family="graphic" style:parent-style-name="standard">
      <style:graphic-properties draw:stroke="none" draw:fill="solid" draw:fill-color="#a1a1a1"/>
    </style:style>
    <style:style style:name="gr3" style:family="graphic" style:parent-style-name="standard">
      <style:graphic-properties draw:stroke="solid" svg:stroke-width="0.011cm" svg:stroke-color="#bebebe" draw:stroke-linejoin="miter" svg:stroke-linecap="butt" draw:fill="none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0.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05cm" svg:stroke-color="#bebebe" draw:stroke-linejoin="miter" svg:stroke-linecap="butt" draw:fill="none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05cm" svg:stroke-color="#646464" draw:stroke-linejoin="miter" svg:stroke-linecap="butt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10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6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4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97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9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646464"/>
    </style:style>
    <style:style style:name="gr13" style:family="graphic" style:parent-style-name="standard">
      <style:graphic-properties draw:stroke="solid" svg:stroke-width="0.007cm" svg:stroke-color="#646464" draw:stroke-linejoin="miter" svg:stroke-linecap="butt" draw:fill="none" fo:padding-top="0.003cm" fo:padding-bottom="0.003cm" fo:padding-left="0.003cm" fo:padding-right="0.00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5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b4b4b4"/>
    </style:style>
    <style:style style:name="P2" style:family="paragraph">
      <loext:graphic-properties draw:fill="solid" draw:fill-color="#a1a1a1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6" style:family="paragraph">
      <style:paragraph-properties fo:text-align="start" style:writing-mode="lr-tb"/>
      <style:text-properties fo:font-size="6.59999990463257pt"/>
    </style:style>
    <style:style style:name="P7" style:family="paragraph">
      <loext:graphic-properties draw:fill="none"/>
      <style:paragraph-properties fo:text-align="start" style:writing-mode="lr-tb"/>
      <style:text-properties fo:font-size="6.59999990463257pt" style:font-size-asian="6.30000019073486pt" style:font-size-complex="6.30000019073486pt"/>
    </style:style>
    <style:style style:name="P8" style:family="paragraph">
      <loext:graphic-properties draw:fill="solid" draw:fill-color="#646464"/>
    </style:style>
    <style:style style:name="T1" style:family="text">
      <style:text-properties fo:color="#bebebe" loext:opacity="100%" style:font-name="NaziTypewriter1" fo:font-size="13.1000003814697pt" style:font-size-asian="13.1000003814697pt" style:font-name-complex="NaziTypewriter1" style:font-size-complex="13.1000003814697pt"/>
    </style:style>
    <style:style style:name="T2" style:family="text">
      <style:text-properties fo:color="#646464" loext:opacity="100%" style:font-name="DejaVuSans" fo:font-size="6.30000019073486pt" style:font-size-asian="6.30000019073486pt" style:font-name-complex="DejaVuSans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2" draw:text-style-name="P2" draw:layer="layout" svg:width="1.686cm" svg:height="0.815cm" svg:x="15.363cm" svg:y="15.381cm" svg:viewBox="0 0 1687 816" svg:d="M10 812c10-41 24-80 40-116 1-1 2-1 3-2l1-1c66-2 134-53 178-99 5-6 2-20-8-19-54 7-106 29-145 65 35-62 78-118 130-170 1 1 3 1 5 1 44 1 87-5 129-21 31-11 70-25 86-55 3-6-1-14-9-14-52-1-104 10-150 34 10-9 21-17 31-25 68-52 142-98 220-136 1 1 2 1 3 1 2-1 3-1 5-1 0 1 1 3 3 4 71 48 177 40 255 19 10-3 10-15 3-19-64-44-139-45-211-31 60-25 123-44 187-57 27-5 53-9 80-11 0 2 0 3 1 5 43 70 137 109 215 120 10 2 19-9 11-18-47-49-103-87-166-109 100 1 196 25 287 64-1 1-2 4-2 6 3 82 76 160 142 201 7 5 18-3 15-12-20-59-48-114-88-163 86 45 167 102 241 166v1c20 40 37 88 69 121 28 29 66 44 101 59 12 5 18-10 13-18 0-1 0-2 0-3-4-37-18-70-44-97-29-29-68-43-101-65-54-49-112-94-175-133 89 12 183 26 270 4 11-3 11-16 3-21-90-64-218-72-308-4-74-43-153-76-233-98 35-2 68-4 102-8 23-2 68 2 84-17 3-4 4-9 1-14-45-74-216-42-256 22 0 1 0 1 0 2-62-11-125-15-188-9-1 0-2 0-3 0-23 2-45 5-67 9-16 3-31 7-47 11 30-18 59-39 84-59 30-23 53-51 63-88 2-9-5-16-14-14-86 18-161 83-184 169-1 2 0 4 1 5-87 27-170 65-247 111 15-19 29-38 40-59 16-29 40-68 30-101-2-6-8-10-14-8-87 28-143 117-118 206v1c-30 19-59 40-86 62-44 34-86 72-123 114 26-53 33-118 27-173-1-9-12-15-19-8-59 60-83 150-52 231 1 1 1 2 2 2-58 76-100 162-113 258-2 5 8 9 10 2zM1620 494c-3-2-5-3-8-4-3-3-6-7-9-10 6 4 12 9 17 14z">
          <text:p/>
        </draw:path>
        <draw:path draw:style-name="gr2" draw:text-style-name="P2" draw:layer="layout" svg:width="0.801cm" svg:height="0.622cm" svg:x="15.837cm" svg:y="15.987cm" svg:viewBox="0 0 802 623" svg:d="M325 86h-3c-62-6-124-10-186-24-20-5-38-11-55-17 6 2 15 4 23 6 34 7 67 14 100 18 83 12 165 18 248 18-42 0-86 1-127-1zM655 510c8 9 15 19 24 27 7 8 15 9 22 16 14 16 25 81 59 69 13-5 33-24 28-39-3-9-6-6-10-12-19-22-36-46-57-67-46-49-98-90-151-131-63-48-125-99-194-136-48-25-91-58-138-83 1 0 21 3 19-1-2-2-5-3-8-4 58 8 119 23 182 19l109-5 61-3c-1 0-1 1-1 1 6-1 12-1 18-1 2-1 2-1 4-1-1 0-2 1-2 1 1 0 1-1 3-1h12c42-2 74-4 74-4 0 0-23 1-49 2 32-2 65-6 98-11-4 1-8 2-7 4 1 4 41-4 40-6-2-1-4-2-5-2 11-3 18-3 16-18-1-19-13-38-23-54-9-11-21-29-37-32-8-2-13 3-20 3-5 0-13-3-21-2-9 1-19 3-29 5-18 3-36 6-55 7-8 1-111 12-114 11 1 1 3 1 5 2-8 0-18 0-26 1 0-2 7-1 6-3-2-10-89-3-100-2-20 2-39 0-59-2-8 0-17-2-26-1 0 0-21 1-12 4-3 0-5-1-7-1 1 0 2-1 3-1-1-2-23-1-23-1-9-1-15-4-24-7-27-7-57-10-84-14-30-5-59-9-88-19-12-5-30-18-44-18-40-1-22 82-3 96 31 24 77 29 112 48 51 26 100 57 149 85 11 6 24 10 34 15 19 8 36 23 53 35 79 53 154 108 228 171 21 18 39 39 58 60z">
          <text:p/>
        </draw:path>
        <draw:path draw:style-name="gr2" draw:text-style-name="P2" draw:layer="layout" svg:width="0.519cm" svg:height="0.929cm" svg:x="15.852cm" svg:y="16.331cm" svg:viewBox="0 0 520 930" svg:d="M377 783c-27-7-62-13-86-27-9-5-6-2-8-11-2-6 0-18 1-24 1-10 3-23 9-30 12-14 30-12 46-10s31 7 46 12c6 3 37 21 42 18 3 0-14-11-15-12 11 6 16 12 23 16 0-1 1 0 3 1h-1l2 1c0 0 1 0 1 1 19 14 63 50 32 69-25 14-71 1-95-4zM113 595v-1c-11-79 156 13 166 15l-9-6c29 14 52 27 59 34-47 11-65 62-71 104-55-28-132-79-145-146zM221 213c-3-1-7-3-9-3 5 0 10 0 12 5zM203 211c-7-4-19-4-30-4 12-1 24-1 35 3 0 0-3 3-5 1zM314 246c-1 0-3-1-4-1 0 0 1-1 1-2 2 2 5 3 8 4-2 0-4-1-5-1zM195 65l-6-2 8 2c1 1 1 1-1 0zM271 293l-46-14c16 4 31 9 46 14zM287 296h-4c-1-1-1-1-2-1 2 0 4 0 6 1zM306 926c0 0-1 1 1 0 6-5 1-12 0-18-6-28-13-57-18-86 35 10 71 22 106 26 13 1 28 2 41 0 9-2 17-5 25-10 0 0 14-12 6-9l1-1 8-4-4 4c6 1 16-16 16-16 25-23 43-56 25-88-11-20-31-36-50-50-7-5-15-9-22-13-8-4-33-10-37-15-3-5-4-19-8-26-4-9-9-18-14-26-12-18-28-32-44-45-12-9-24-16-37-23-19-20-55-44-61-49-20-15-39-31-58-46-11-9-21-17-31-27-2-2-24-20-24-18 1 3 2 6 4 9-17-17-32-39-47-59-10-13-31-39-19-55 3-6 13-8 20-10 29-7 64-2 95 3 64 10 127 31 186 57 28 12 56 24 77 46 2 2-2 6-1 7 1 2 4-6 3-7-6-10-18-17-28-22-28-18-58-31-89-42 24 8 48 18 72 29 12 7 32 14 42 27 25 32-59 20-72 16 1 0 22 4 22 3 0-2-48-15-48-15l3 4c-7-4-13-14-21-1-11 15 7 44 20 51 15 7 34 8 48 9 25 2 39-4 58-13 20-9 33-18 36-44 3-21-5-40-18-56-17-24-39-42-64-57-6-4-76-38-77-37l5 4c-10-5-21-8-30-12 0-1 8 2 8 1 1-3-15-9-29-15-21-16-47-34-50-31 0 3 0 4 2 6-16-13-34-38-49-56-8-10-32-36-24-51 16-33 130 33 131 30s-52-26-65-31c34 11 67 27 97 45-3-1-8-4-8-2-1 2 19 16 21 13 0-1 0-3-1-4 3 3 4 8 9 8 10 0 20-22 22-30 8-18 10-36 0-50-11-19-34-23-54-31-6-2-73-20-74-16 1 2 2 2 4 3l-18-3c0-1 5 1 5-1 0-7-34-6-39-5-17 4-29 18-44 28-8 6-17 11-22 20-9 11 0 4-4 11v-1c-6-1-15 35-14 42 7 34 48 58 74 77 3 2 7 5 11 8-22-1-45-5-67-6-13 0-26 0-38 2-4 0-24 8-19 8l-16 5c1-1 11-5 11-5-6-5-43 21-49 27-8 7-12 19-14 30-5 38 17 74 40 102 40 48 89 94 141 129 4 3 8 6 12 9-46 0-93 29-113 70-9 18-13 39-11 58 3 20 14 39 25 54s30 46 46 52c1 0 0-2-3-5l32 28c-1 1-10-7-10-7-3 7 47 41 51 45 12 7 24 13 36 21 8 7 7 5 11 14-1-1 3 12 3 13 2 12 9 123 45 96z">
          <text:p/>
        </draw:path>
        <draw:path draw:style-name="gr2" draw:text-style-name="P2" draw:layer="layout" svg:width="0.184cm" svg:height="0.124cm" svg:x="16.263cm" svg:y="16.408cm" svg:viewBox="0 0 185 125" svg:d="M49 9c0 0 1 0 1-1 0 1 0 1 1 2-1 0-1 0-2-1zM68 74c5 3 7 9 11 11 7 5 16 4 22 10 4 5 7 11 11 15 7 9 22 18 34 14 11-3 26-13 32-23 7-13 10-30 4-43-1-3-4-14-8-11-1 1-1 2-1 4-7-8-19-23-26-3-2-2-11 0-12 0-6-1-41-14-59-23l18 12c-15-7-28-14-39-24 12 6-2-6-5-6 5-10-25-7-29-6-1 0-9 5-9 5-3 2-7-1-11 6-3 7 1 12 3 17 5 12 17 20 26 29 2 3 1-3 1-3 11 12-2 2 5 13 7 12 20 14 30 23-5-11-11-20-21-27-12-10-18-17-26-27 10 11 18 17 34 27 3 2 4 5 6 9 3-3 6-3 9 1z">
          <text:p/>
        </draw:path>
        <draw:path draw:style-name="gr2" draw:text-style-name="P2" draw:layer="layout" svg:width="1.687cm" svg:height="0.817cm" svg:x="15.362cm" svg:y="16.951cm" svg:viewBox="0 0 1688 818" svg:d="M0 8c13 95 55 182 113 257-1 1-1 2-2 2-31 80-7 171 52 230 7 7 18 2 19-7 5-55-1-121-27-174 37 42 79 81 123 114 28 22 56 42 86 63-24 90 31 179 118 208 6 2 12-3 14-8 11-33-14-73-30-102-12-21-25-41-40-59 78 45 160 85 247 111-1 1-2 3-1 6 23 86 98 150 184 169 8 1 16-6 14-14-10-37-33-65-63-89-25-20-54-41-84-58 16 4 32 7 47 10 22 4 44 7 67 9 1 1 2 1 3 1 63 5 126 1 188-10 0 1 0 1 0 2 40 64 212 96 256 22 3-4 2-9-1-13-17-20-61-15-84-17-34-4-68-7-102-9 81-21 159-55 233-98 90 68 218 61 309-4 7-5 7-19-3-21-87-23-182-8-270 3 62-39 121-84 175-134 34-20 72-34 101-64 26-27 40-59 44-96 0-1 0-2 0-3 5-8-1-22-13-18-35 15-73 30-101 58-32 33-49 81-69 121v1c-74 64-155 121-241 166 40-49 68-104 88-164 3-9-8-16-15-11-66 41-139 119-142 201 0 2 1 4 2 7-91 39-187 63-287 64 63-22 119-61 166-110 8-9-1-20-11-18-78 11-172 50-215 121-1 2-1 3-1 5-27-2-53-6-80-11-63-13-126-33-187-59 73 16 147 15 211-30 7-4 7-16-3-19-78-21-185-29-255 19-2 1-3 3-3 4-2 0-3 0-5-1-1 0-2 0-3 1-78-38-152-85-220-136-10-8-21-16-31-25 46 24 98 35 150 34 8 0 12-8 9-15-16-29-55-43-86-54-41-16-85-22-129-21-2 0-4 0-5 1-52-51-95-107-130-169 39 36 91 58 145 64 10 2 13-12 8-18-44-46-112-98-178-99l-1-1c-1-1-2-1-3-2-16-36-30-75-40-116-2-8-12-5-11 3zM1604 335c3-3 6-7 9-10 3-1 6-2 8-4-5 5-11 10-17 14z">
          <text:p/>
        </draw:path>
        <draw:path draw:style-name="gr3" draw:text-style-name="P3" draw:layer="layout" svg:width="0.318cm" svg:height="0.27cm" svg:x="24.948cm" svg:y="13.028cm" svg:viewBox="0 0 319 271" svg:d="M316 135c2 5 3 9 3 14 0 4-1 10-3 18-3 8-4 14-4 20 0 3 0 6 1 9 3 2 4 5 4 8 0 1 0 4-1 7s-1 6-1 8c0 3 1 6 4 8-3 1-6 6-7 13-2 7-4 11-6 11s-5-1-7-3c-3-1-5 0-7 3-3 1-5 2-6 2-2 0-3 0-5-2-5 0-9 0-14 0-6 0-9-2-9-5 0-2 0-5 2-7-1-5-4-8-9-8-1 0-3 1-4 2-2 5-2 10 0 15-4 2-9 4-15 4-14 0-19-1-17-1 3-3 4-8 2-14-3-7-2-11 3-14 2 1 3 1 5 1 5 0 9-3 11-9 0-1 0-2-1-5 0-2 0-4 1-5 1 0 2-1 5-1 1 1 3 5 4 11s4 9 10 10c5-1 10-1 14-2 5-1 9-3 12-6 0 0 0-2 0-4 1-2 1-3 0-4 0-1-2-2-3-3 1-2 5-4 12-6 6-2 10-4 10-7 0-2-1-4-3-6s-5-3-8-5c-1 0 1-2 4-5 3-2 4-5 4-7 0-1 0-2-1-3-1-2-3-3-7-3-3 0-5 0-6-2 2-3 3-8 3-14 0-5 0-11 0-16-1-3-1-7-1-11 0-3 0-7 0-13 1-6 1-10 1-12 0-11-4-19-12-23-3 0-7 0-12 1 0-12-2-19-7-22-8 0-11 3-11 10 0 3 0 10 0 17-2 1-4-1-6-6 2-9 2-14-2-17-4-2-7-2-8 0-2 1-3 3-3 7 0 8 0 11 0 10-4 0-8 0-13 0 1-1 2-2 2-4 0-3 0-5 0-6-4-2-6-3-7-3 0 2 1 4 1 6 0 4-2 9-5 16-3 8-4 14-4 18 0 2 0 5 1 7 2 2 3 5 3 8 0 1 0 3 0 6-1 3-2 5-2 7 0 3 2 6 6 7 4-2 7-2 10-2 4 0 8 4 9 12 2 9 6 14 10 14 2 0 4-1 7-2-1 4-5 5-12 5-8 1-13 2-15 4-6-3-9-4-10-4-5 3-7 6-7 10s2 8 5 10c-1 0-2 0-2 0-1 0-2 0-3 0-1 1-2 1-3 1s-1 0-3-1c2-1 3-4 5-10-1 0-4-2-8-4-3-2-6-3-8-3s-4 1-6 3c0 3 0 5 0 7s1 4 3 5c-2 5-5 7-8 7-2 0-5-1-9-3s-7-3-9-3c-3 0-5 1-8 3 3-4 5-8 5-11 0-2-1-3-1-5-2-1-4-3-7-5-2-1-5-1-7-1-3 2-4 4-4 8 0 1 0 2 1 5 0 3 0 5 0 6 0 3-3 5-8 6-1-5-2-10-2-15-1-5-4-8-7-10-2 0-4 1-5 3-1 1-2 2-3 3-1 0-2-2-2-4 4-1 8-3 13-7 6-3 8-6 8-10 0-1 0-2-2-3 2 3 4 5 6 8s4 5 7 6c6-2 10-6 10-10-1-4 1-8 4-15 5 2 9 3 12 2 3-2 5-5 5-8 0-2-1-4-2-6-3-4-7-5-11-5-2 0-4 2-4 5-1 3-1 5-2 5 0-3 0-8 0-15 2-2 5-2 10 0 3 1 5 0 6-4-2-3-5-8-9-15-5-6-8-11-9-15-4-4-9-5-16-3-8 3-13 3-15-1-4 2-8 3-12 3s-8-1-12-3c-3 1-9 1-18 0-8-1-12 1-15 8-1 0-3-1-5-2s-4-2-5-2c-2 0-4 2-6 4-3 17-5 32-5 47 0 11 1 20 3 27-1 4-2 7-2 11 0 2 1 8 2 16 0 7 0 12 0 16 2 2 3 4 3 6 0 1-1 4-2 7-2 3-3 6-3 8s2 5 7 6c3-1 6-1 10-1 3 0 8 0 14 1 6 2 11 2 15 2s8 0 11-2c1 0 2 0 4-1s3-2 4-2 2 1 4 2c2 3 3 7 3 13 0 8-2 16-6 25-5 3-9 5-13 3-2-3-6-5-12-6s-11-2-13-3c-2 2-4 4-6 6-2 1-4 2-7 1-3-4-6-6-11-5-1 1-3 2-4 5-2 2-4 4-5 4s-2-1-3-2c0-1-2-4-5-7-3-2-7 0-10 5s-5 8-5 8c-2 0-4-3-6-8-4-3-4-9-1-17 2-7 1-12-4-15 3-7 4-16 4-29-1-14 0-23 3-30-3-3-5-6-5-10 0-2 1-6 2-10s2-7 2-9c0-3 0-5-1-8 9-11 14-18 14-21s-2-6-4-9c-4-2-8-5-15-8 4-4 7-8 7-13 0-2-1-6-2-10 0-5-1-9-1-12 0-2 0-4 1-5-2-2-3-4-3-6 0-1 1-4 3-7 3-3 4-6 4-8s-1-5-4-7c3-7 5-12 5-15 0-4-1-7-3-9 3-3 6-5 8-5s4 1 9 4c4 2 7 4 10 4 1 0 2-1 4-1 0 2 1 6 4 10 2 4 4 8 4 10 0 3-2 5-5 7 0 1 0 2 0 3 0 4 3 7 9 10 2-1 4-2 7-5 4-2 6-3 9-3 1 0 4 1 6 2 1 0 3 0 6 0 1-1 2-4 1-8s0-6 4-6c2 2 3 5 4 10 0 6 2 9 6 10 5-1 10-4 14-10 5 4 8 5 11 5s5-2 6-6c0-2 2-4 5-7 0 0 1 3 3 9 1 3 4 6 7 8 3 0 7-1 11-3s7-2 9-2 4 0 7 1c1-2 3-5 7-9 3 7 7 11 12 11 2 0 5-1 10-3 5-3 9-4 13-4 1 0 3 0 4 0s2-2 4-4c7 9 13 13 16 13 2 0 4-1 7-3 1-1 3-2 5-4 0 0 1 1 3 2 1 2 2 4 4 4 1 0 2-1 4-2s3-5 3-11c1-5 3-8 5-8s4 1 7 3c0 0-1 2-3 5-1 3-1 5-1 7 3 3 5 5 8 5 2 0 3-1 4-2 3-1 5-3 5-6 0-2-2-5-4-9 2-5 4-13 7-22 2-1 7-2 12-3 6-1 10-1 12-2 3 11 5 27 5 46 0 24 0 39 1 48-3 2-4 9-1 19 0 2 0 5-1 8-1 4-2 6-2 8 0 3 2 5 4 6zM268 206c-1 0-3 0-5 0 1 0 2-1 5-2 0 1 0 1 0 2zM266 184c0 2 0 3 0 6-2 0-3-2-3-6 1 0 2 0 3 0zM220 175c0 2-1 6-4 12h-1c-1 0-2-1-3-3-2-1-3-2-4-2 1 0 2 0 3 0s3-1 4-3c3-3 4-4 5-4zM301 82c-1 0-4 0-7 0 0 2 0 2 0 3s0 2 2 4c1 1 2 3 3 3 0-2 1-5 2-10zM299 125c-2 0-4 0-7 0 0 0 0 1 0 3 1 0 2 0 4 2 0-1 1-2 1-2 1-1 2-2 2-3zM281 60c-1-2-3-3-5-3h-1c-2 0-3 1-3 2-1 1-1 1-1 2 0 2 1 4 3 7 1 0 1 0 2 0s2 0 3-3c0-1 1-3 2-5zM208 141c-1 2-1 3-1 5 0 1 0 2 1 3 0 2 2 3 5 3h1c2-1 3-2 3-4s-1-4-3-5c-1-2-2-3-4-3 0 0-1 1-2 1zM193 82c-1-3-3-4-6-4-2 0-3 0-5 1-1 2-1 3-1 6 0 5 2 7 7 7 0 0 1 0 2 0 3 0 4-2 4-6 0-1 0-2-1-4zM188 97c-5 2-8 4-8 5s0 2 1 3c-1 4 3 7 10 8 2-1 3-4 3-7 0-6-2-9-6-9zM193 123c-3-3-6-5-8-5-3 0-5 1-6 3 0 0 1 3 2 8 1 3 3 4 5 4 0 0 1 0 2 0 4-2 6-5 6-8 0 0 0-1-1-2zM186 143c0 0-1 1-3 2-2 0-3 1-3 3 0 3 2 4 6 4 1 0 2 0 4 0s3-2 3-4c0-4-2-6-5-6-1 0-2 0-2 1zM165 85c-2-4-4-6-6-6-1 0-2 0-3 0 0 0 0 1 0 2-1 2-2 4-2 5 0 2 1 4 4 5 3-1 5-3 7-6zM156 168c0 2 0 6 0 12 2 0 3 0 5 0 2-1 4-3 4-5 0-5-2-7-5-7-1 0-2 0-4 0zM143 59c1-2 0-3-2-3-3 0-5 1-6 3 0 2 1 4 4 6 0 1 1 1 1 1 2 0 2-1 3-2s1-2 1-2c0-1 0-2-1-3zM100 60c-1 0-2-2-5-3-2 1-4 3-4 6 0 2 0 5 2 8 1 0 1 0 2 0 2 0 4-1 5-3 1-3 1-4 1-5s0-2-1-3zM70 231c-3 1-5 3-5 6 0 1 0 2 1 3-1 1 0 2 1 3h1c1 0 2 0 2 0 4 2 5 0 5-5 0-4-1-7-5-7zM70 68c0 0 1 0 2 0 0-2 0-3 0-5 0 0-1 0-2 0 0 1 0 2 0 5zM35 168c-3-2-6-3-9-3-2 0-3 1-5 3 0 4 2 7 4 9 1 0 2 0 3 0s3 0 4-1c2-1 3-3 3-5 0-1 0-1 0-3zM30 9c0 0-1 1-2 1-1 1-2 2-2 3 1 1 3 2 5 2 1-1 1-1 1-2s-1-3-2-4zM25 82c0 2 0 2 0 3 0 2 1 4 2 6 2-1 4-2 6-2 0-1 1-2 1-3s-1-3-2-4c0-2-2-3-3-3-2 0-3 1-4 3zM33 128c-1-2-2-3-2-4-1-1-1-1-2-1s-2 0-3 0c-3 1-5 4-5 7 0 1 1 2 2 3 1 0 2 0 3 0 4 0 6-2 7-5zM25 101c-1 2-1 4-2 6 2 2 4 3 5 3 0 0 1 0 2-1 1 0 1-1 1-3v-1c0-3-2-4-4-4 0 0-1 0-2 0zM23 188c0 1-1 2-2 3s-2 1-2 2c3 2 5 4 7 4v-1c0-2 0-4 0-5 0-2-1-3-3-3zM25 217h1c0 0 0-1 0-3h-1c0 1 0 2 0 3z">
          <text:p/>
        </draw:path>
        <draw:path draw:style-name="gr3" draw:text-style-name="P3" draw:layer="layout" svg:width="0.232cm" svg:height="0.174cm" svg:x="24.948cm" svg:y="13.358cm" svg:viewBox="0 0 233 175" svg:d="M233 90c-6 6-7 12-2 20 1 1 2 3 2 5s-1 5-3 9c-1 5-2 8-2 10 1 7 2 16 3 29-7-1-15 0-24 1-10 2-17 4-21 4-8 0-15-3-20-8-4-4-6-8-6-10 0-4 4-8 13-12 8-4 13-8 14-14 1 0 3 1 6 4s5 4 6 4c0 0 2-2 4-8 2-5 3-8 3-9-3 1-6 2-8 3-5 3-8 4-8 3 0-4 1-9 4-14 2 0 4 0 7 0 2-3 3-6 4-10 0-2 1-4 1-7-2-2-3-5-3-8 0-7 2-12 8-15 3 3 5 3 8-1-1-1-2-2-5-4-4-2-5-5-5-8-3-4-8-7-15-7 2-1 3-3 3-4 0-3-2-5-5-8-2-4-4-6-4-7 0-3 2-5 6-8 0-2-1-4-2-7-2-2-4-4-5-4-1-1-3-1-4-1-4 0-7 3-10 9 4 8 7 12 11 12-5 0-8 3-8 9-1 6-3 9-5 9-1 0-2-1-4-1-7 1-11 7-12 17s-3 15-5 15-5-1-9-4c-4 1-7 4-8 9s-1 9-2 14c3 1 5 4 6 7 0 4 1 7 2 11-3 3-8 11-14 23-5 11-11 18-17 22-3 5-7 8-13 8-1 0-2 0-3 0-2 0-3 0-3 0-7 0-11 2-14 6-9 1-17 1-22 1-15 0-27-3-37-10 0-3-2-8-6-14-4-7-6-12-6-15s1-5 3-8c-2-3-4-7-7-12 0 0 4-2 10-8-4-3-6-6-6-9 0-2 1-5 1-7 1-4 2-6 2-8 0-3-3-6-7-8 1-2 2-8 3-18 0-8 3-13 7-16 0-7-1-13-2-20-1-8-3-14-6-18 1-1 2-2 3-3 4 1 9 1 13 1s9 0 17-1c7-1 12-1 16-1 10 0 20 2 29 7-1 4-3 10-6 16-2-1-3-3-5-6s-4-5-6-6-6 0-10 4c0 5 0 10 3 17 2 6 3 11 3 14-6 3-11 7-17 10-6 4-9 8-11 15-3 0-7 2-12 6 0 1 0 3 0 4 0 3 2 6 6 9 5 3 8 6 8 8-2-2-4-3-8-3-4 3-6 9-6 18 0 0 1 1 2 2 2 1 3 1 4 1-3 2-5 8-6 17 1 4 4 5 8 5 4-1 6-6 6-16 1 8 4 12 8 14 1 1 2 1 3 1 3 0 5-1 7-5 1-2 2-4 2-7 2 4 4 6 7 6 2 0 5 0 7 0 4 0 6 3 8 7 3 0 7 0 11 2 2-2 3-3 3-5s-1-4-3-9c-2-4-3-7-3-8 0-3 2-6 7-8-1-7 1-15 7-25 5-11 7-19 7-24 1-3 4-7 8-11-1 0 2 1 9 1 3 0 5-2 7-5 1-7 0-12-3-18 2-2 4-6 8-11 1 0 3 2 5 3 2 2 3 3 5 3s3-1 5-4c0 0 0-2 0-7 0-3 0-5 2-6-1 0 9-1 29-1 12 0 21 1 28 4-1-1-2-1-3-1-3 0-7 3-10 9 1 5 4 9 8 12 3 1 5 1 7 0 2-2 4-4 6-6 0-1 0-2 0-3 5 4 9 11 10 19 0 6 1 12 2 19 1 1 2 3 2 5s-1 5-2 9-2 7-2 9c0 4 3 7 8 9zM214 119c-1-1-2-2-3-2-3 0-5 3-5 8 1 5 3 7 6 7 1 0 1 0 2 0 2-1 3-2 3-4s0-4-1-6c-2-1-2-2-2-3zM207 35c-4 0-6 1-7 1 0 1 0 1 0 1 0 1 2 4 4 7 1 0 1 0 2 0 2 0 3-1 3-5 0-1-1-3-2-4zM207 150c0 0 1 0 2 0 0 0 0-1 0-2 0 0-1 0-2 0 0 1 0 1 0 2zM145 61c0-1 0-2 0-3 0 0-1 1-3 3 0 0 1 0 3 0zM119 54c0 1 0 3 0 6v1l2 1h1 1c1-1 1-2 1-3 0-3-1-5-5-5zM122 103c0 0-1 0-3 0 0 0 0 1 0 2 1 0 2 0 3 0 0 0 0-1 0-2zM119 125c0-3-4-5-8-5s-8 0-11 1c0 3 0 8 0 12 0 2 3 3 8 3 3-1 5-2 7-3 3-1 4-3 4-8zM102 144c-2 1-3 3-3 6 0 1 0 2 1 3 0 0 1 0 2 1 2 1 3 2 4 2s2-1 2-2c1-1 2-2 2-4 0-1-1-2-2-3-1-2-3-3-5-3zM63 150c0 0 0-1 0-2 0 1-1 1-3 2 0 0 1 0 3 0zM46 44c0-2 0-4 0-5 0-5-2-7-5-7 0 2 0 6 0 12 1 0 2 0 5 0zM40 51c0 0-1 0-3 0 0 1 0 1 0 3 1 0 2 0 3 0 0-1 0-2 0-3zM27 36c0 1-1 1-2 2 0 0 1 1 1 2 1-1 2-2 2-3zM26 50c-2 0-5 1-11 1v1c0 2 2 2 6 2 1 0 2 1 3 1 0 0 1-1 2-1 1-1 1-2 1-3 0 0 0-1-1-1zM211 81c1 1 3 5 6 11 1-3 3-7 5-13 0-1-1-3-2-6-2 1-5 3-9 8zM207 103c1 1 4 4 8 7 0-1 3-3 6-6-2-1-6-3-12-6 0 1-1 3-2 5zM186 145c-2 0-3 0-6-2 0 2 0 7-1 13 2 0 5-1 10-3 1 1 3 2 5 5 0-2 1-4 2-8-1 0-3-2-5-5 0-1 1-2 3-4-1-1-2-2-5-3 0 2-2 4-3 7zM221 52c0-2 0-6 1-12-1-1-3-2-5-3-1 1-2 3-4 7 0 1 1 4 1 8 1 2 3 3 5 6 1 2 2 5 4 9 0-2-1-7-2-15zM223 115c0 1-1 3-2 6 1 1 2 2 3 4 1-1 2-3 4-6-1-1-3-2-5-4zM219 142c0 2-1 4-2 8 1 1 3 2 6 3 0-2 0-5 1-10-1-1-2-4-3-8-2 1-5 2-9 4 0 1 1 2 2 4 1 0 3 0 5-1zM164 29c0-1-1-4-3-7-3 0-9 2-19 5 0 2-1 7-2 15 2 1 5 2 10 5 0-2 0-5 2-10 1 0 4 1 8 3 1-2 2-6 4-11zM121 81c-2-1-4-4-8-7-1 2-3 4-6 7 0 3 1 10 1 20 2 0 6-2 13-3 0-3 0-9 0-17z">
          <text:p/>
        </draw:path>
        <draw:path draw:style-name="gr3" draw:text-style-name="P3" draw:layer="layout" svg:width="0.287cm" svg:height="0.186cm" svg:x="24.948cm" svg:y="13.622cm" svg:viewBox="0 0 288 187" svg:d="M286 69c1 11 2 16 2 15 0 5-2 9-5 12-3 0-5 0-8 0s-7 0-13-1-10-2-12-2c-9 0-13 5-14 13-9 5-13 13-13 24 0 5 1 11 3 20 1 0 2 1 2 2 0 3 0 5 0 5-13 6-23 6-30 3 0-2 0-4 0-7 3 0 8 0 17 0 0 0 1-2 1-3 0-7-3-10-8-10-1 0-3 0-4 0-3 0-5-2-6-6 0-3 0-5 0-8 0 1 2 3 4 6 1 2 3 3 6 3 3 1 7-2 12-9-2-4-2-6-2-7-2-2-3-4-5-4 0 0-3 0-9 0-4 0-6 1-7 3-3-2-5-7-5-16 0-6-3-10-8-10-2 0-3 0-6 1-6 3-19 5-40 5-2-2-5-3-8-3-2 0-7 2-16 5-2 0-3 1-5 1-4 0-11-2-18-4-8-2-15-4-18-4-6 0-11 3-14 7-12 6-20 15-23 26-1 4-1 8-1 11 0 5-3 7-8 5-1 1-1 3-1 5 2 5 5 6 10 3 3 1 6 6 7 15 2 8 4 12 8 12 2 0 5-2 8-4 6 2 14 7 24 14-1 0-15-1-37-2-19 0-30-7-32-20-7-1-10-7-10-15 0-9-1-15-2-17 6-3 9-6 9-9 0-2-2-6-6-11-3-5-5-9-5-12s1-5 3-7c1 1 3 2 6 2 1-1 2-2 4-3-4-4-5-6-5-7s0-2 1-3c16-15 36-22 58-19 15-2 35-3 61-1 26 1 45 0 59-1 5-6 9-15 10-27 0-10 0-21 0-31 2 4 4 6 8 6 5 0 10-4 14-10 3 4 5 8 5 13 0 2-2 7-4 14-2 6-2 12 0 16-4 10-2 17 6 22 2-2 4-3 6-3s6 2 11 5c9 1 24 1 43 2zM274 77c-1 0-4 0-8 0 0 1 0 2 0 4 0 1 2 2 4 2 1-1 3-2 4-2 1-1 1-1 1-1 0-1 0-2-1-3zM253 79c0-4-3-5-10-5-2 2-3 5-3 6 0 0 1 2 4 4 1 1 3 2 4 2h1c3-4 4-6 4-7zM229 91c-5 3-7 6-7 8l1 1c1 2 4 3 8 3 0-1 1-2 1-3s-1-3-2-4c-1-3-1-4-1-5zM223 72c-1 0-3 0-3 2v1c0 1 0 1 0 2 1 4 4 6 8 6 2-1 3-3 3-4 0-2-1-4-3-5-1-2-2-2-3-2s-2 0-2 0zM214 98c-1-3-6-5-15-5 0 1-1 4-1 7 1 6 4 9 10 9 4 0 6-3 6-11zM213 77c-2-1-5-2-10-3 0 1 0 2 0 5 0 1 2 2 6 2 2-2 4-4 4-4zM205 30c-3 1-4 2-4 3s0 1 0 1c3 1 5 2 6 2s2-1 2-1v-1c0-2-2-3-4-4zM203 53c-1 1-2 1-2 2v1c2 3 3 4 5 4 0 0 1 0 2 0 0-1 1-1 1-2 0-2-1-3-2-4s-2-1-3-1-1 0-1 0zM182 67c-2 2-4 4-4 8 2 6 4 8 8 8 0 0 1 0 2 0 2-2 3-4 3-7 0-6-2-9-7-9 0 0-1 0-2 0zM167 72c-1 0-3 0-6 0 0 1 0 2 0 3 1 1 2 2 3 2 2 0 3 0 3 0 0-1 0-2 0-5zM129 75c1 0 1 0 2 0 0-1 0-1 0-3 0 0-1 0-2 0 0 1 0 2 0 3zM92 72c-1 0-2 0-3 0 0 1 0 3 0 5 0 1 1 2 2 2s1-3 1-7zM67 72c-1 0-3 0-4 1s-1 2-1 3v1c0 4 2 6 7 6 2 0 3-1 5-2 0-6-2-10-4-10-1 0-2 1-3 1zM31 123c-2-1-3-1-5-3h-1c-1 0-2 1-2 1 0 1 0 3 0 5 0 1 1 2 4 2 2-2 3-3 4-4 0-1 0-1 0-1z">
          <text:p/>
        </draw:path>
        <draw:path draw:style-name="gr3" draw:text-style-name="P3" draw:layer="layout" svg:width="0.231cm" svg:height="0.206cm" svg:x="24.948cm" svg:y="13.902cm" svg:viewBox="0 0 232 207" svg:d="M232 88c-1 5-2 16-3 31 0 15-2 25-4 32-5 10-13 17-26 19 0-1-2-1-5-1-4 0-6 0-7-1-2 1-4 3-4 5 0 3 2 5 4 8-2-1-4-2-6-2s-4 2-8 5c-3 3-6 4-9 4-5 3-7 7-5 13-3 1-8 2-15 4 5-1 6-5 5-11-1-2-2-3-5-3-2 0-4 0-6 0-1 1-3 3-4 8-1 4-3 6-6 6-1 0-2 0-4 0-2-4-3-8-4-11-2-4-5-6-8-8-2 2-6 2-11 2 0-1 0-3 0-5 2 2 5 3 8 3 6 0 9-4 11-12-2-3-3-10-4-19-2-10-3-17-4-21 3-3 5-7 6-12 0-7 1-12 2-13 0-1-4-4-10-11 0 0 2-5 6-14 2-6 3-10 3-14s-1-7-3-10c0-3 0-6 2-10s3-7 3-9c0-3-2-5-5-6-5-1-12-1-21-2 0-1 0-3 1-4 0-2 0-3 0-4s-1-2-2-3c-4 0-7 3-9 8s-4 7-8 5c-1 2-4 3-11 5-6 1-9 4-9 9 0 2 0 6 1 10-2 1-6 2-12 3-5 2-8 4-10 8 0 1 0 3 0 6-1 1-1 1-1 1-1 0-2 0-3-1-2-1-2-1-2-1-1 0-2 0-3 1 6 2 9 7 9 16 0 3-1 7-1 12-1 6-2 10-2 12-3 24 0 40 9 50 2-2 5-2 7-2 3 0 8 1 13 4 0 1 0 3 0 6-1 2-1 3-1 4 0 3 2 4 5 5 2-2 6-5 11-9 0 0 2 3 7 8 2 3 3 6 3 8 0 3-1 5-3 8 0 2 0 5 0 8-2 1-3 1-5 1s-3-2-5-6c-1-3-2-6-5-7-2 0-3 0-5 0-1 0-3 0-6 1-2 0-4 0-5 0-4 0-7-1-9-4 0-1 1-3 2-6 0-3 1-5 1-6 0-4-2-6-5-7-2 0-4 0-7 1s-5 1-7 1-3 0-4-2c1-16-4-25-13-26-4-2-6-5-6-11-1-5-2-9-5-10 2-5 2-13 2-24 0-10 2-17 7-23 2 1 4 2 5 2 4 0 7-3 10-8-1-2-2-5-2-7 0-9 4-18 13-28 4 0 10-5 16-15 2 0 4 2 6 5s4 4 6 4c0 0 2-1 4-2 1-1 2-5 2-10-1-5 1-8 5-9 2 1 3 1 5 1 3 0 6-1 11-3 5-3 8-4 10-4 3 0 6 1 8 4 2 1 3 1 5 1 4 0 10-1 17-4 7-4 13-5 16-5 6 0 11 4 15 8 3-2 5-2 7-2 4 0 8 4 12 11 5 8 10 12 14 12 3 0 6-1 10-3 0 4 1 8 3 13 1 3 3 6 7 9 1-1 3-1 4-1 6 0 10 5 10 16 1 14 2 22 4 25zM218 60c-3-3-6-5-8-5-1 0-2 0-2 1-1 1-2 2-2 3 0 3 0 4 0 5 1 1 3 2 4 2s3-1 5-3 3-3 3-3zM214 109c1-2 1-3 1-4 0-3-1-5-4-5 0 0-2 0-5 1s-5 1-6 1-3 0-3-1c0-26-4-44-10-52 0 0 2-1 4-4 2-2 3-4 3-5s0-2 0-3-2-2-7-2c-1-1-1-1-3-1s-3 2-3 6c0-2 0 1 0 9-2 1-4 2-5 2-2 0-4-2-6-7-2-3-4-6-6-7-11 1-16 6-16 14 0 3 0 7 1 13 1 5 2 10 2 12 0 4-1 8-3 10-1-1-3-2-5-4-2-1-4-2-5-2-3 0-4 1-4 3-1 3-1 5-1 8 0 1 0 3 0 5 1 5 4 8 7 11-3 1-5 3-4 8 0 0 4 0 10 2 0 1 0 2 0 3s0 3 1 5c1 3 1 4 1 5 0 2-1 4-4 5-1-2-1-4-2-6-1-3-3-4-4-4 0 0-1 0-2 0-1 2-2 3-2 5 0 1 1 3 3 5 1 1 2 3 3 4 0 1-1 1-2 2-3 9-2 15 2 17 3 0 5 0 6-1 2-2 3-3 4-3 3 4 6 7 10 7 2 0 6-2 11-4 5-3 9-5 11-5 3 0 5 1 7 3 5-5 8-12 9-21 0 0 0-8 0-23 1-1 2-2 4-2 1 0 3 1 5 1 2 2 4 3 4 3 1-1 2-2 3-4zM164 167c-1 0-2 2-2 7 0 2 3 3 7 3 1-2 2-3 2-5 0-4-2-5-5-5-1-1-1-1-2 0zM167 15c-2 0-5 0-10 0 0 0 0 2 0 4 2 3 4 6 6 6 0 0 1 0 1-1 2-1 3-4 3-9zM146 174c-1 0-2 0-3 0 0 0 0 1 0 3h1c2-2 2-3 2-3zM128 24c-5 0-7 1-7 2-1 1-2 2-2 3 0 4 3 6 7 6 1 0 2 0 4 0 1-1 2-2 2-3s-1-2-3-3c-2-2-2-4-1-5zM15 134c-1 0-1 1-1 3s0 3 0 4c-1 0-1 1-1 2 0 2 1 3 3 3 1 0 2 0 4 0 2-1 3-3 3-6 0-5-2-7-4-7-1 0-2 0-4 1z">
          <text:p/>
        </draw:path>
        <draw:path draw:style-name="gr3" draw:text-style-name="P3" draw:layer="layout" svg:width="0.231cm" svg:height="0.187cm" svg:x="24.948cm" svg:y="14.472cm" svg:viewBox="0 0 232 188" svg:d="M228 68c-1 2-1 4-1 7s1 9 3 15c1 7 2 11 2 15 0 5-1 9-4 13-2 1-4 2-7 3s-5 3-5 6c0 1 1 3 2 4 0 2 1 2 1 2 1 0 2 0 3-2 2-1 3-1 4-1 0 2-3 4-7 7s-6 6-6 8c0 1 0 3 1 4s3 3 5 6c0 5-6 8-16 9s-15 5-14 14c-10 7-19 10-25 10-5 0-8-1-11-4-1-2-7-8-17-18 4-1 6-4 7-9 1-4 1-9 2-14 3 0 5 1 6 3 1 3 3 5 4 7 0 0 3 0 6 1 4 1 7 1 9 1 5 0 9-2 11-8-1 0-2-3-2-9 2-1 4-2 7-2 1 0 2 0 3 0 2 0 3 0 4 0 4 0 7-2 9-6-4-4-6-8-6-13 0-3 1-6 2-11 0-5 1-8 1-10 0-6-4-10-12-11-8-13-12-22-12-29 0-4 0-7 2-11 0 0-1-2-2-4-2-1-4-2-5-2s-2 0-3 0c-2 3-5 7-9 12 0-7-6-11-15-12-10 0-15-3-15-8 0-1 0-3 1-5-1 0-2 0-4-1-1-1-3-2-3-2-1 0-2 1-2 2-2 1-3 5-3 10 0 4-2 6-4 6s-3 0-5-1c1-6-2-11-7-15-2-1-4-1-7 1-2 2-3 4-3 7s-3 6-9 8c-6 1-10 4-11 7-4-1-9-2-17-1-2 3-4 8-5 16-2 7-3 12-5 15 0 0 0-1-2-2-1-2-2-2-2-2-1 0-2 0-3 1-4 4-5 7-4 10 1 2 3 4 7 4 1-1 3-3 4-4 2 0 2 1 2 4-1 2-2 3-3 3s-2 0-4-2c-2-1-4-1-4-1 0 1-1 3-3 6-1 3-1 5-1 6 0 2 1 4 2 5s3 2 6 4c-5 5-7 9-6 13 5 4 9 5 11 2 0 1 0 3 0 7-3-3-6 1-8 6-1 10 1 15 8 15 1 0 2 0 3 2 0 1 0 2 1 2 2 3 7 7 17 12 8 5 11 11 10 18-2 1-5-2-7-8-3-6-6-8-11-7-2 5-5 8-8 8s-7-2-12-4c-5-4-9-5-11-5-1-5-4-9-8-14-4-4-8-9-13-14-3-17-5-30-5-41 0-21 6-35 19-44-1-1-2-4-2-9 2-2 6-6 13-10s11-9 12-13c3-3 10-5 22-5 10-1 16-5 19-10 2-3 5-4 9-4 0 1 0 3 0 5 0 3 2 4 4 5 3 1 6 0 7-3 0-2 0-4 0-6s-1-4-3-4c0 0 2-1 7-3 2 0 3-1 5-1 1 0 2 0 3 1 2 1 3 3 4 6s2 4 5 4c2-2 4-4 4-7-1-1-1-1-3-2 2-1 3-1 4-1 3 0 5 3 9 8 3 6 6 8 8 8 3 0 5-1 9-5 6-1 9 2 10 10 0 7 3 10 8 9 1-3 2-7 4-12 2 7 7 11 17 12s15 4 15 10c0 2-1 4-1 7 11 5 18 12 20 20zM218 100c0 0 0 2 0 4-1 1-1 1-1 2s1 1 3 1 3-2 3-4c0-3-1-5-2-5s-2 1-3 2zM218 60c-2 0-3 0-5 0 0 1 0 3 0 6 0 0 1 0 3 0 0-1 0-3 2-6zM197 142c-4 1-6 2-6 5 0 1 0 1 1 2 0 3 1 4 5 4 1-2 2-4 2-6 0-3-1-4-2-5zM189 40c0 1 0 4 0 9 2 0 3 1 4 2 2-1 3-3 3-5 0-4-2-6-5-6 0 0-1 0-2 0zM176 174c-1 0-2 0-4 0 0 0 0 2 0 4 0 1 2 1 4 1 0-1 0-3 0-5zM153 171c-2 3-3 5-3 5 1 0 1 1 1 2 1 1 1 2 1 2 1 0 2 0 3-1 3 1 5 1 5-2 0-5-2-7-5-7 0 0-1 0-2 1zM149 26c-1 0-3 0-6 0v1c0 0 0 2 2 4 1-1 2-1 3-2 1 0 1-1 1-2zM54 34c0 0-1-1-2-2 0 1 0 2 0 4 0 0 1-1 2-2zM36 155c0 2 0 5 0 10 0 0 1 0 3 0 2-1 3-3 3-5 0-4-1-5-3-5-1 0-2 0-3 0z">
          <text:p/>
        </draw:path>
        <draw:path draw:style-name="gr3" draw:text-style-name="P3" draw:layer="layout" svg:width="0.231cm" svg:height="0.254cm" svg:x="24.948cm" svg:y="14.716cm" svg:viewBox="0 0 232 255" svg:d="M228 8c-1 3-1 5-1 9 0 2 1 7 2 14 1 6 2 11 2 15 0 6-1 11-5 16 0-5-4-7-10-7-2 1-2 2-2 5 0 4 0 6 0 6 2 3 3 6 2 8-9-5-19-6-29-3-1-3-2-7-3-10-1-4-4-6-7-8-3 3-7 4-10 4-2 0-4-1-7-1-3-1-6-1-7-1-4 0-8 1-12 5-1-1-3-2-6-4-2-2-4-3-6-3-1 0-2 0-4 0-1 1-2 3-3 6s-2 5-5 4c-1-3-2-6-3-6-1-3-3-5-5-5-8 0-14 4-17 11-2-3-4-4-8-4-3 0-7 1-11 4 0-6-3-10-9-13-11 5-15 14-15 28-1 0-2-1-3-2-2-1-3-2-4-2-3 3-4 4-4 5s0 2 2 3c2 2 4 3 6 2-2 4-6 5-12 5-2 0-4 0-7 0s-5 0-6 0c-9 0-13 4-13 12 1 3 4 5 8 5 2 0 4-1 8-1 2-1 4-2 6-2 3 0 5 3 5 9-1 3-2 5-2 8 0 7 3 11 9 12 1 0 5-1 10-1 0 0 0 1 0 2-10-1-15 2-17 9 4 4 11 6 19 7 10 1 18 2 22 4 1 3 2 7 3 11s3 7 6 9c10 3 21 4 34 4 7 0 18 0 32-2 14-1 25-1 32-1 1-6 6-12 13-18 7-7 11-14 12-19 0 0 2-1 4-2s4-2 6-2c-4 7-5 13-4 16 0 3 3 5 7 6 5 0 7 2 7 5-1 2-2 3-5 3s-5 1-5 3 0 5 2 8c1 3 2 6 2 7 0 2-1 4-4 6 1 3 3 5 8 7 4 2 6 4 6 6s0 4-2 7c-1 0-3-1-5-4-3-2-5-3-6-3s-3 1-4 3c-2 2-4 4-5 6-1 3-2 5-2 5-2-1-5-3-9-6 0 1-2 3-5 7-2 3-4 5-7 5 1-10-1-16-8-18-6-1-9 2-11 9-1 7-3 10-6 11 3-11-1-18-10-19-5 2-9 3-12 3s-7-1-12-3c-5 5-7 10-6 14-3-5-7-10-13-15-3 3-5 4-8 4-2 0-5-1-9-3s-7-3-8-3c-2 0-4 1-5 3-2 2-3 4-3 6 0 1 0 2 0 4 1 1 2 2 2 4 0 1-2 2-4 3-4 0-8 0-12 0-5 1-8 3-10 6 0 0 0-2-3-4-8 0-13 1-14 4 0 6 1 9 3 10 2 0 4 0 8 0-4 1-7 4-10 12-3 5-6 7-10 7-1 0-2 0-3 0 1-2 4-4 7-8-2-2-6-3-13-5-5 0-7-3-7-9 0-4-1-11-2-19 6 1 11-2 15-9-1-2-3-4-6-7-4 0-7 1-9 4 0-3 1-6 1-9 2-6 6-8 11-7 0 0 2-1 5-4-3-2-4-4-4-6s2-4 6-7c4-4 6-7 6-9-2-2-4-4-8-5-5-3-8-4-8-4 0-1 2-1 5-1s5-2 5-4c0-8-3-12-10-13-7 1-12-2-13-9 0-10-2-16-3-18 2-2 3-4 3-7 0 0-1-4-2-10-1-1-2-2-2-3 0-3 2-5 4-7 8 4 12 5 15 5 2 0 4 0 6-1 1-1 2-2 2-3 0-2 0-4 0-4-3-2-9-6-16-11 6-1 10-4 12-7 0-3 0-7 0-10 1-4 3-6 7-6 1 0 3 0 5 0s5 0 9-1c4-2 7-2 8-2 3 0 6 1 8 5 4-2 7-2 9-2 1-1 2-5 4-11 1-1 4-1 8-2 3-1 6-2 8-2s4 1 6 2c-1 7 1 12 6 16 3 0 5 0 7 0 3 0 5-1 5-3 2-4-2-8-10-13 11 0 26 0 47 0-6 5-9 10-7 13 3 3 7 5 10 5 2 0 4-1 6-2 2-2 3-4 3-6 0-3-2-6-5-10 3-1 7-2 10-2s7 0 12 1 9 2 12 2c5 0 10-3 13-8 0-1-1-4-1-7-1-2-2-4-2-6 0-4 2-7 6-9 3 2 7 3 11 5 3 2 7 3 10 3zM231 70c0 0 0 1 0 3-1 0-2 0-3 0 0-1 0-2 0-3 0 0 1 0 3 0zM225 24c-1 0-3 0-5 0 0 0 2 1 5 1zM201 179c-5 5-7 9-7 13v1c0 1 1 1 2 3 1 1 2 1 3 1 6 0 10-4 10-11 0-5-3-7-8-7zM199 57c-3 1-5 3-6 5 0 0 0 1 1 1 0 3 1 4 2 4s2-1 3-1c2-1 3-2 3-4s-1-4-3-5zM173 185c-1 1-2 3-2 5 2 0 4 1 6 2 0 0 1 0 2 0s2-1 3-2c0-6-1-9-4-9-1 0-2 0-2 1-1 0-2 1-3 3zM148 182c0 2-1 6-2 11 1 0 1 0 2-1 0 0 3 1 8 1 3-1 4-3 4-4 0-2-2-4-5-5-2-2-5-2-7-2zM138 34c-2 0-6 0-13 0 0 1 0 3 0 8 1 2 2 3 4 3h1c0 0 2-1 5-3 2-2 3-3 3-5 0-1 0-2 0-3zM105 179c-3 1-4 2-4 5 1 5 1 7 0 8 1 0 1 1 2 2 2 1 2 1 3 1h1c4 0 6-2 6-5 0-7-2-10-8-11zM85 31c-4 1-6 3-6 6 0 1 0 1 0 2 1 2 3 3 5 3h1c4 0 6-2 6-6 0-3-2-5-6-5zM73 205c-2 0-6-1-11-2-3 4-5 7-5 9 0 1 0 1 1 2 1 2 4 3 10 3 3-3 5-6 5-9 0-1 0-2 0-3zM43 207c0 0 0-1 0-2-1 0-2 1-3 2 0 0 1 0 3 0zM20 115c-1 0-2 0-3 0-3 0-5 3-6 8 1 1 2 3 4 4 2 0 4 1 5 2 3 0 5-3 5-6s-2-6-5-8z">
          <text:p/>
        </draw:path>
        <draw:path draw:style-name="gr3" draw:text-style-name="P3" draw:layer="layout" svg:width="0.231cm" svg:height="0.225cm" svg:x="24.973cm" svg:y="15.003cm" svg:viewBox="0 0 232 226" svg:d="M232 111c-8 2-12 7-12 10 0 1 0 3 1 4 4 3 6 5 6 7 0 1-1 2-3 4s-3 4-3 6c0 1 0 2 1 3 0 1 0 1 0 2 0 2-3 4-7 5-2 7-7 12-15 15-11 4-18 8-21 11-3 1-5 1-7 1-4 0-9-1-15-4-6-2-10-3-12-3-6 0-10 4-14 12 3 0-3 0-17 0-10 0-14-4-13-12 0-1-1-2-3-2s-3 0-3 0c-2 2-3 5-4 10 0 3-2 5-4 5-1 0-3 0-5-1 0-1 0-2 0-4 1-2 1-4 1-6 0-3-1-5-5-6-2-1-3-1-3-1-3 0-5 2-5 7-1 5-2 9-4 10-2-2-5-3-8-3-5 0-11 2-17 5-2 1-3 2-3 5-1 2-3 3-4 3s-2 0-3 0c0-4-1-6-3-6-3-1-5 0-6 2-1 0-1 3 0 6 0 3-1 5-2 6 3 3 5 6 8 9s6 3 9 2c0 0 1-1 1-2 2 2 6 7 11 13-7 1-13 2-17 2-6 0-11-1-14-3-12-7-18-19-18-36 0-2 0-4 1-7 9-10 13-25 13-43 0-12-2-24-5-35-5-3-7-6-7-9 0-1 2-4 5-10 2-4 2-8 0-11-1-11 2-22 6-33 4-12 11-21 20-27 10-2 25-6 45-12 2 4 8 7 18 10 8 3 12 6 12 11 0 3-1 5-2 8 4 5 7 7 9 7 1 0 2 0 3-1 2-1 3-2 5-2 1 0 3 1 7 4 4 2 7 3 10 3 9-1 15-2 16-2 5-2 9-5 10-10 0-6 2-9 7-9 2 0 4 1 6 3 7-1 13 2 19 10s12 12 19 12c2 3 3 8 3 14 0 1 0 3 0 6s0 5 0 7c0 8 3 14 9 17 1 2 2 6 2 12 0 5 0 8 1 11zM229 96c-1 0-2 0-4 0 0 1 0 3 0 6 1 1 2 1 3 1 0-1 1-3 1-7zM198 88c5-5 8-8 8-12 0-2-4-6-12-10-8-5-11-10-10-16-7-1-14-2-22-2-7 0-15 1-22 2-1 1-1 2-1 3s1 2 3 3c2 2 3 2 4 3 0 1-1 2-2 2-5 0-9 1-11 4-3 3-5 6-5 10 0 2 1 5 2 7 6 3 11 11 13 23 2 17 4 27 7 31 3 0 7 0 12 1 2 0 4 3 4 7 1 1 3 1 4 1s3-1 6-2c3-2 5-3 6-3 1-4 4-8 8-10 7-5 11-7 11-7 3-5 2-10-1-14-1-5-2-12-2-21zM152 154c-1 0-3 0-6 0 0 1 0 3 0 6 3 1 4 2 4 2 1 0 2-1 2-2v-1c0-3 0-4 0-5zM124 140c1-1 1-3 1-5 0-5-3-11-8-17 2-3 3-6 3-9 0-1-1-5-3-13-13-12-22-27-25-48-4-6-10-9-17-10s-14-2-20-3c-4 3-8 7-12 10-5 3-7 8-7 13-7 10-11 24-11 44 0 3 0 12 1 28 2 2 3 3 5 3s3 0 6-1c2-1 4-1 5-1 3 0 5 1 7 5-1 2-1 4-1 6 0 4 4 6 12 8 8 1 13 5 14 10 2 1 3 2 3 2 3 0 4-2 5-6 2-4 3-6 5-6 3 0 5 1 5 3-1 4 0 7 0 7 2 0 5 0 9 0 2-4 5-6 8-6 2 0 5 1 8 3 4 2 6 3 7 3 1-4 0-7-2-9-5-3-7-5-8-7 2 0 5-2 10-4zM90 24c-1 0-3 0-6 0 0 1 0 3 0 5 0 1 1 2 3 2 1 0 2 1 3 1 0-2 0-4 0-8zM18 85c-1 0-2 0-4 0v1c0 1 0 3 1 6 2-3 3-4 3-6z">
          <text:p/>
        </draw:path>
        <draw:path draw:style-name="gr3" draw:text-style-name="P3" draw:layer="layout" svg:width="0.318cm" svg:height="0.255cm" svg:x="24.939cm" svg:y="15.272cm" svg:viewBox="0 0 319 256" svg:d="M317 75c0 6-1 12-1 19 0 6 1 16 1 29 1 12 2 22 2 28 0 19-3 33-7 46-2-1-6-2-15-3-5-2-10-5-13-9-2 1-4 5-6 11-1 6-4 8-9 8-1 0-3 0-4 0 1-2 4-3 8-5-3-2-5-5-6-8-3-3-7-4-10-3-3 4-4 8-2 14-2 0-6 0-12-1 1-7 0-10-4-10-1 0-2 0-3 0-6 0-9 3-9 8 2 2 3 4 3 6-1 1-3 1-4-1-2-1-3-2-3-2-1 0-2 0-3 2 0-1 0-2 0-5s-1-5-4-6c-1-1-1-1-2-1-3 0-6 2-7 7 0 2 0 4 0 6-1 0-2 0-4 0 2-2 1-5-1-9-2-3-4-5-7-5-2 0-2 0-3 0-2 0-3 1-5 3s-3 3-3 3c0 3 0 7 1 12-1 0-4 0-8 0 0-1 0-3 0-4 0-7-3-11-9-14-2 1-9 2-23 3-9 2-13 7-12 16-2-1-5-3-8-8-2-5-5-7-8-7-2 0-3 0-5 1-3 4-6 6-8 6s-4 0-4-2c-1-2-2-3-5-3-2 3-5 7-10 13-2-1-3-3-3-7-1-4-2-6-4-7-1-1-2-1-3-1-4 0-8 3-11 9 0 1 1 4 2 7-15 5-23 11-25 18-1 1-1 4-2 8-2 3-2 6-2 8s0 4 2 5c-1-2-3-5-6-9-5-1-8 2-10 7s-5 8-9 8c-3-27-5-41-5-42 0-10 2-19 5-26 3-2 7-5 15-8-2-2-6-4-11-8 11-4 21-6 29-6 7 0 13 1 19 4 0 6 3 12 7 16 5 1 8-1 9-8 0-6 1-10 3-10s3 1 5 3c0 1-1 5-1 14 1 1 4 1 9 1 3-1 5-4 5-9 1-5 3-8 6-8 1 0 2 1 3 1-1 1-1 3-1 5 0 5 2 9 6 11 2 1 3 1 5 1 3 0 5-2 5-7 0-1 0-2 0-3 0-2 0-2 0-3 0-6 2-8 7-6 2 1 3 4 5 9 1 4 3 5 6 5 3-1 5-5 6-10 0-5 3-8 8-8 1 2 3 2 5 2 3 0 6-1 11-4 4-2 7-3 9-3 3 0 5 1 8 3 4-2 6-4 6-8 0-1-1-2-2-3 0 0-3-2-8-5 9-6 13-16 13-30 0-3 0-9 0-16-1-7-1-13-1-17s0-7 1-10c-6-2-8-5-8-8 0-1 0-3 2-6 0-2 1-4 1-5 0-3-2-6-4-7-2 1-4 2-6 2s-4-1-7-2c-4-1-7-2-8-2 2-5 3-9 3-10-4-4-8-6-10-6-3 4-5 8-4 14 0 0 1 0 1 1-1 0-2 0-3 0-5 0-8-3-8-8-2-5-6-6-11-4-6 1-11 1-14-1-4-2-10-4-15-4-4 0-10 1-17 3-7 1-13 2-17 2-3 0-5 0-8-1-2 2-2 7-2 14-15 4-23 10-23 18 1 2 2 5 2 9s-1 9-4 16c-2 0-4 1-6 3-3 2-5 3-6 4-3-3-4-5-7-4 0 0-1 1-2 2s-2 2-2 3c4-1 8 2 11 7 2 5 4 7 6 7s4-2 7-5c-5 3-7 5-7 7s2 5 6 9c3 5 4 9 4 13-1 0-2 0-4 0s-4 0-6-1c-3-1-5-1-6-1-4 0-7 2-9 6-1 7 2 11 11 11 2 0 4-1 5-3 3-4 4-6 5-6 0 0 1 2 2 5s2 5 2 7-2 5-6 6c-9-5-16-4-21 4-4-3-6-8-6-13 0-1 0-2 1-4 0-1 0-2 0-3 0-6-3-10-7-12 0 0 2-1 5-4s4-6 3-8c-2-3-7-6-14-8 8 0 13-2 14-6 1-6-2-10-10-14 0 0-1 0-2 0 6-4 9-11 11-21 1-8 3-17 4-25-2 0 2 0 12 0 4 0 6-2 7-5 0-10 3-15 9-16 1 2 5 2 9 2 3-1 5-4 6-9 0-6 2-9 6-9 0 4 1 8 2 12 0 4 3 6 6 6 2-1 5-3 9-6 0-1 0-2 0-3s0-2-1-4-1-3-1-4c0-2 1-3 3-4 3 2 6 3 9 3 2 0 6-1 11-3 4-3 7-4 10-4s6 1 9 4c3-2 5-2 8-2 7 0 11 3 12 9 0 5 0 8 2 9 4 0 6-1 7-5 0-5 0-9 1-9 4-1 8 1 12 7 3 6 7 9 10 9 2 0 5-1 7-3 3-1 6-1 8 3 0 1-1 3-2 5 0 2 0 4 0 6 2 4 5 5 10 4s8-1 10 0c1 2 2 6 1 13 0 6 3 9 7 11 2 0 5-1 9-2 3 10 4 22 4 36 0 13-1 25-4 35-1-2-4-4-6-5-2-2-5-3-7-3-4 7-6 11-5 13 3 5 7 8 14 10-5 2-8 6-9 13 1 3 3 5 5 5 1 0 3-1 6-2 1-1 3-2 4-2 2 0 4 1 5 3 0 2-1 5-2 8s-1 5-1 6c0 3 1 5 5 6 2 0 5-1 9-4s7-5 10-4c2 3 4 5 7 5 1 0 2-1 3-2 3-1 4-3 5-6 0-3 0-6 0-9s2-5 5-7c6 4 12 3 15-2 0-2 0-3 0-5 0-3 0-6 1-9 1-5 2-8 2-9 0-5-2-8-5-11-1-5 0-13 1-22 2-11 3-18 3-22 4-1 6 2 7 7 1 6 2 9 3 9 2 0 3-1 6-3 0-3 1-7 2-13 1 0 5 0 9 0zM241 74c1 0 1 0 1 0 2 0 3 2 3 7-1 0-1 0-1 0-2 0-4-1-5-2v-1c-1-1 0-2 2-4zM215 88c-2 1-3 4-3 8 0 1 2 2 6 2 2 0 4-2 4-5 0-4-2-6-4-6-1 0-2 1-3 1zM221 113c-1-2-2-3-3-3s-2 1-3 2c0 0 0 1 1 2s2 2 2 2c0-1 2-2 3-3zM215 180c0-1-1-2-2-3 0 1 0 2 0 3 1 0 1 0 2 0zM209 193c0-1 0-2 0-5 0 0-1 1-2 2 1 0 1 1 2 3zM195 174c-2 0-4 0-7 0v1c0 2 1 4 2 7 3-1 5-4 5-7zM172 172c-1 0-4 0-8 0 0 2 0 5 0 10 1 0 1 0 2 0 2 0 4-1 5-2 1-2 2-4 2-5s-1-2-1-3zM50 174c-2 2-4 4-4 5s0 1 0 1c1 4 3 7 6 7 1 0 2-1 2-1 2-1 3-3 3-6 0-4-1-6-5-7 0 0-1 0-2 1zM49 200c0 1 0 3 0 5-1 1-1 2-1 3s0 2 1 3c1 0 2 1 3 1s2 0 2-1c2-1 3-3 3-6 0-4-1-6-4-6-1 0-3 0-4 1zM36 227c0-4-3-7-8-8-3 3-5 5-5 6 0 2 2 4 5 4 2 2 4 2 6 3 0 0 1 0 2-1s1-2 1-3zM35 64c-1 0-1-1-2-3-1 0-1 1-2 2v1c0 0 0 1 2 2 0 0 1-1 2-2zM23 119c-1 1-2 1-5 3 1 0 2 0 2 0 1 0 1 0 2 0 1-1 1-2 1-3z">
          <text:p/>
        </draw:path>
        <draw:path draw:style-name="gr3" draw:text-style-name="P3" draw:layer="layout" svg:width="0.231cm" svg:height="0.206cm" svg:x="24.948cm" svg:y="15.576cm" svg:viewBox="0 0 232 207" svg:d="M232 87c-1 5-2 16-3 31 0 14-2 25-4 32-5 10-13 16-26 19 0-1-2-1-5-1-4 0-6-1-7-1-2 1-4 2-4 5 0 2 2 5 4 8-2-1-4-2-6-2s-4 1-8 4c-3 4-6 6-9 6-5 2-7 7-5 13-3 0-8 1-15 3 5 0 6-4 5-10-1-2-2-3-5-3-2 0-4 0-6 0-1 0-3 3-4 8-1 4-3 6-6 6-1 0-2 0-4-1-2-3-3-7-4-10-2-4-5-7-8-8-2 1-6 2-11 2 0-1 0-3 0-7 2 4 5 5 8 5 6 0 9-5 11-13-2-4-3-10-4-20-2-10-3-17-4-21 3-2 5-6 6-11 0-8 1-12 2-13 0-1-4-4-10-11 0 0 2-5 6-14 2-6 3-10 3-14s-1-8-3-11c0-2 0-5 2-9 2-5 3-7 3-9 0-3-2-5-5-6-5-1-12-1-21-3 0-1 0-2 1-3 0-2 0-3 0-4s-1-2-2-3c-4 0-7 2-9 8-2 4-4 6-8 5-1 2-4 3-11 5-6 1-9 4-9 9 0 2 0 5 1 10-2 1-6 2-12 3-5 1-8 4-10 8 0 1 0 3 0 6-1 0-1 1-1 1-1 0-2-1-3-1-2-1-2-2-2-2-1 1-2 1-3 2 6 2 9 7 9 15 0 3-1 8-1 13-1 6-2 10-2 12-3 24 0 40 9 49 2-1 5-1 7-1 3 0 8 1 13 4 0 1 0 3 0 6-1 2-1 3-1 4 0 2 2 4 5 4 2-2 6-4 11-8 0 0 2 3 7 8 2 4 3 6 3 9s-1 5-3 8c0 2 0 5 0 8-2 1-3 1-5 1s-3-2-5-6c-1-4-2-6-5-7-2 0-3 0-5 0-1 0-3 0-6 0-2 1-4 1-5 1-4 0-7-1-9-4 0-1 1-4 2-6 0-4 1-6 1-8 0-3-2-5-5-6-2 0-4 0-7 1s-5 1-7 1-3-1-4-2c1-16-4-25-13-27-4-1-6-5-6-10-1-6-2-9-5-11 2-4 2-12 2-23 0-10 2-18 7-23 2 1 4 1 5 1 4 0 7-2 10-7-1-3-2-5-2-8 0-8 4-17 13-27 4-1 10-6 16-15 2 0 4 1 6 4s4 5 6 5c0 0 2-1 4-2 1-1 2-5 2-10-1-6 1-8 5-9 2 1 3 1 5 1 3 0 6-1 11-3 5-3 8-4 10-4 3 0 6 1 8 4 2 0 3 1 5 1 4 0 10-2 17-4 7-3 13-4 16-4 6 0 11 2 15 7 3-2 5-3 7-3 4 0 8 4 12 12 5 8 10 12 14 12 3 0 6-1 10-3 0 4 1 8 3 13 1 3 3 6 7 8 1 0 3 0 4 0 6 0 10 5 10 16 1 14 2 22 4 25zM218 58c-3-3-6-4-8-4-1 0-2 0-2 1-1 0-2 1-2 3s0 4 0 4c1 2 3 3 4 3s3-1 5-3 3-4 3-4zM214 108c1-2 1-4 1-4 0-4-1-5-4-5 0 0-2 0-5 1-3 0-5 1-6 1s-3-1-3-1c0-27-4-44-10-52 0 0 2-2 4-4s3-4 3-5 0-2 0-3c0-2-2-2-7-2-1-1-1-1-3-1s-3 2-3 6c0-2 0 1 0 9-2 1-4 2-5 2-2 0-4-3-6-7s-4-6-6-7c-11 1-16 6-16 14 0 2 0 6 1 12s2 10 2 13c0 4-1 7-3 10-1-1-3-2-5-5-2-1-4-1-5-1-3 0-4 1-4 3-1 3-1 5-1 8 0 1 0 3 0 5 1 4 4 8 7 10-3 1-5 4-4 9 0 0 4 0 10 2 0 0 0 2 0 3s0 3 1 5c1 3 1 4 1 5 0 2-1 4-4 5-1-2-1-4-2-7-1-2-3-3-4-4 0 0-1 1-2 1-1 1-2 3-2 4 0 2 1 4 3 6 1 1 2 2 3 4 0 1-1 1-2 2-3 9-2 15 2 17 3 0 5 0 6-2 2-1 3-2 4-2 3 4 6 6 10 6 2 0 6-1 11-4s9-4 11-4c3 0 5 1 7 3 5-5 8-12 9-21 0 0 0-8 0-23 1-1 2-2 4-2 1 0 3 0 5 1 2 2 4 2 4 3 1-1 2-3 3-4zM164 165c-1 1-2 3-2 8 0 1 3 2 7 2 1-1 2-3 2-4 0-4-2-6-5-6-1 0-1 0-2 0zM167 14c-2 0-5 0-10 0 0 0 0 1 0 4 2 3 4 5 6 6l1-1c2-1 3-4 3-9zM146 173c-1 0-2 0-3 0 0 0 0 1 0 2h1c2-1 2-2 2-2zM128 23c-5 0-7 1-7 2-1 1-2 2-2 3 0 4 3 6 7 6 1 0 2 0 4 0 1-1 2-2 2-3s-1-2-3-3c-2-2-2-4-1-5zM15 132c-1 1-1 2-1 4s0 3 0 3c-1 1-1 2-1 3 0 2 1 3 3 3 1 0 2 0 4-1 2 0 3-2 3-5 0-5-2-7-4-7-1 0-2 0-4 0z">
          <text:p/>
        </draw:path>
        <draw:path draw:style-name="gr3" draw:text-style-name="P3" draw:layer="layout" svg:width="0.231cm" svg:height="0.224cm" svg:x="24.948cm" svg:y="15.846cm" svg:viewBox="0 0 232 225" svg:d="M232 136v1c0 3-2 5-6 6-3 1-6 1-8 0-3 0-5-1-8-2-3 3-4 6-4 11 0 1 0 4 1 8 0 3 0 6 0 7 2 2 4 6 4 10 2 5 2 7 3 7s3-1 5-2c0-1 0-3 0-6 2 0 6 0 12 0 0 2 0 5 1 10-3 2-8 4-16 6s-13 4-16 6c2 4 4 9 7 16-2 1-6 2-14 3-7 1-9 3-9 8-10-5-17-8-22-7 0-2-1-5-3-10-3-5-4-9-4-11 0-3 1-5 4-7 0-1 1-1 2-1s3 1 5 3 4 4 4 4c-1 0-2 0-3 1s-2 1-2 1c-2 8 0 13 8 16 1-1 3-1 4-1 2 0 4 0 7 1 2 1 4 1 5 1 4 0 8-2 10-6 0-2 0-3 0-4 0-6-4-10-12-12-1 1-2 2-5 2-4 0-6 0-6 0 1-3 4-4 11-4 0 2 1 3 3 3 1 0 3-1 6-2 2-1 3-1 4-1 3-8 4-14 4-18 0-9-3-15-7-20 4-5 6-11 5-16-2-1-4-2-7-4 5-6 6-11 4-15-2-3-4-5-8-5-5-2-7-3-9-4-1 0-1 2-1 4 0 3 0 5 0 5-1-3-6-5-13-8-5-1-8-4-8-9-2-5-4-8-7-8-1 0-4 1-8 3-3 2-6 4-7 4-3 0-6-2-8-6-3 3-6 4-9 4s-6-1-10-3c-5-1-9-2-10-2-4 0-8 3-10 9-1-5-4-8-8-9 2-3 3-6 3-8 0-3-1-5-3-8-1-2-3-3-4-3-3-1-4 0-5 1-4 3-5 7-3 13 3 6 3 10 0 13-2-2-4-3-6-5s-3-3-6-3c-3 5-6 15-7 28-3 13-6 23-9 27-8 11-16 16-27 15-3-1-7-3-14-5 1-3 2-8 2-16 0-6 2-10 6-13 0 0 1-1 4-3 1-2 1-3 1-5-3-2-6-3-7-3-2 1-3 2-4 3-2-5-2-9-2-13 0-9 3-13 10-14 4 0 6-2 7-6 0-3 0-6-1-9-10-4-17-13-17-28 0-12 0-24 0-35 0-2-1-3-1-4 0-4 2-7 4-8 4-1 8-1 14 0s10 0 13-1c0 2-1 5-3 10s-3 9-3 12c0 2 0 3 1 4-4 4-6 8-6 12 3 4 9 8 18 10 2-2 5-3 10-3-2 9-2 15 3 19 5 0 12 0 22 1 9 2 16 2 21 2 9 0 17-2 23-7 3 5 7 7 13 7 1 0 3 0 8 0 3-1 6-1 8 0-4 2-5 7-2 14 1 2 2 2 5 2 0-1 1-2 3-4 1-3 2-5 2-7-1-1-2-2-4-3 4-4 8-5 11-5s7 1 11 3c6 3 10 4 12 5 0 1 0 2-2 4-1 2-1 3-1 4s0 2 1 3c2 2 4 3 6 3 1 0 3 0 6-1s5-2 6-2c1-1 1-3 1-4 0-6-3-10-9-13-1 0-2 0-3 0 0 0 1 1 2 1s3-2 5-4 3-5 3-7c0-3-1-5-2-7 1-3 2-9 2-17-1-2-3-3-5-6 2 0 4-1 8-4 4-2 7-3 9-3 4 0 8 2 12 7h1c1-2 2-5 2-8 0-5 0-8 0-8-3-7-7-8-11-4-1 6-4 7-8 5s-6-2-7 2c2-1 3-3 4-5 1-3 2-6 3-8 2 0 6 0 11-1 4-1 7-2 8-2 3 4 3 10 3 18 0 15 0 22 0 19-6-5-10-7-13-7s-4 2-5 7c1 2 4 5 7 9 2-1 5-1 9-1-1 1-3 2-8 4-4 1-7 3-9 7 1 2 1 4 1 6s0 5-1 10c-1 4-1 7-1 9 0 5 2 10 6 13-1 1-1 3-1 6 0 4-1 6-1 7 2 2 5 5 8 8-1 2-3 3-5 3 0 0-2-1-6-3 0-1 0-2-1-3-1-2-2-2-2-3-2 0-4 1-7 2 3 5 7 10 10 15s7 8 12 8c1 0 3-1 4-1 3 0 5 1 6 3zM218 157c1-1 2-1 3-1 0 0 1 0 1 1 1 0 2 1 2 3s-1 3-3 3c-1 0-2 0-3 0 0-1 0-3 0-6zM187 48c0 0-1 1-3 3-1-2-3-2-3-2 0-2 0-4 1-4s3 1 5 3zM187 129c0 1-2 2-6 4 0-1 0-3 0-6 0 1 2 1 6 2zM207 97c-2 0-4 0-7-1s-5-2-6-2c-3 0-6 2-7 5 0 0 0-1 0-2-3 0-4 0-5 2 0 1-1 2-1 3-1-1-2-2-4-4-3-3-5-4-7-4-2 1-3 3-3 5 0 1 1 4 4 10 1 0 2 0 3 0 2 0 3-1 4-2 2-2 3-4 4-6 2 1 4 3 7 6 3 1 5 2 7 2s3-2 5-4c2-4 4-7 6-8zM175 72c-1 0-1 0-2 0s-3 1-4 3-3 4-4 4c0 1 1 2 2 3 2 1 4 2 6 2 4 0 6-2 6-6 0-3-2-5-4-6zM127 74c0 2 1 4 4 5 0 0 1-1 1-2s-1-1-1-2c-1-1-2-2-3-2 0 0-1 0-1 1zM58 75c-1 0-2 1-4 3v1c0 1 1 2 2 3 1 2 2 3 2 4 1 0 1 1 2 1 2 0 4-2 4-5 0-5-2-7-5-7zM40 117c0 0-1-1-2-1-2 0-3 2-3 7 3 4 6 7 9 7v-1c2-1 3-3 3-5 0-1-1-2-1-3-1-4-3-5-6-4zM43 101c-3-3-6-4-7-4-3 0-5 2-6 8-3 6-5 9-8 9 2 1 3 2 5 2 1 0 2-1 5-2 2-2 4-3 5-3s2 0 3 0c1-1 3-1 3-2 1-1 1-1 1-2s0-1-1-2c0-3 0-4 0-4zM34 63v-1c0-3-1-6-2-10-1 0-1 0-2 0-4 0-6 3-6 7 0 2 1 3 2 4 2 0 4 0 8 0zM10 38c0 0 0 2 0 3s1 2 2 2c3 0 4 0 4 0 1-1 1-1 1-2 0-2-2-3-7-3z">
          <text:p/>
        </draw:path>
        <draw:path draw:style-name="gr3" draw:text-style-name="P3" draw:layer="layout" svg:width="0.234cm" svg:height="0.269cm" svg:x="24.948cm" svg:y="16.096cm" svg:viewBox="0 0 235 270" svg:d="M235 173c-1 2-3 3-4 3s-3 0-5-1c-3-1-4-2-5-2-2 1-4 2-7 5 0 2 0 3 0 4s1 2 3 4 3 4 4 4c-5 2-8 6-9 14-1 7-4 11-8 12-3 3-7 4-11 4-2 0-6 0-10-1-5-1-8-2-10-2-6 0-9 5-11 14-1 1-4 2-7 2-4 0-6-1-8-2 0-1 0-2 0-3 1 1 2 1 3 1 2 0 6-2 10-5 0-1-1-2-3-4-1-2-2-3-2-4-3-1-4 1-6 3-3 2-4 4-4 4-2 0-4-1-7-3-4-2-6-3-8-3s-4 0-5 1c0 1-1 2-2 4-1 1-1 2-1 3s0 2 1 4c1 0 3 1 4 3 2 1 3 1 4 0-5 1-16 2-35 5-14 2-26 3-35 3-7 0-14 0-20-1-4 1-5 5-5 10 0 1 0 2 0 4s0 4 0 5c0 7-3 11-10 12-5-8-13-12-24-11-1-1-2-3-2-4 0-2 2-5 4-9 2-3 3-7 3-9 0-3-2-5-5-7 0-3 0-5 0-9-1-4-1-7-1-8 0-4 2-7 6-9-5-12-6-23-3-36 0 0 4-1 13-2 6-1 9-3 10-8 5 3 7 8 7 14 0 1 0 2 0 3 0 2 0 3 0 5 0 7 4 11 14 10 1 1 2 5 4 11 1 4 3 7 6 9 7 0 11-4 12-12 2 4 5 7 10 7 4 0 8-1 13-3 0-1 1-1 2-2 4 5 11 9 18 10 2 0 9 0 22 0 1-2 4-5 8-10 1 0 3 1 6 2s5 1 6 1c2 0 4-2 5-5 0-1 1-1 2-2 2 1 3 3 4 6s3 5 5 6c5 1 9-1 11-6 3-9 5-13 7-14-1-1-2-6-2-14 2-4 5-6 10-6 1 0 2 0 4 1 2 0 3 0 4 0 3 0 6-2 8-4 6 1 11-1 15-5 0-4-2-7-5-10-2-1-5 0-8 0-3 2-5 2-6 2-2 0-4-1-5-3-1-1-1-3-1-5 0-1 0-3 1-6s1-5 1-6c0-3-2-6-5-7-1-1-2-2-3-2-2 0-4 1-5 2-3 0-4 1-5 1-2 0-4-1-5-3 0-8-2-13-5-15-8 1-14-1-17-5 0-2 0-4 0-6 0-7-4-11-14-11-2 0-5 0-8 0-4 1-6 1-8 1-5 0-8-1-9-2-15 1-36 1-64 2-3 1-6 5-8 12-2 6-6 9-11 9-2 2-3 4-5 8l-1-1c-2 2-2 3-2 3-8-1-17-7-25-17 6 2 10 0 11-6-2-3-5-7-9-11 4-4 6-7 4-10-1-2-4-4-7-7 0-5 0-12-1-20-1-9-1-15-1-18 0-12 4-20 12-26 2-3 5-4 10-1 1 5 5 11 13 16 7 6 11 11 11 17 3 1 5 3 5 7 0 2 0 3 0 5 0 1 0 2 0 3 0 5 2 6 8 6 2-1 4-5 5-10 0-7 1-10 4-10 1 0 3 1 5 2 0 3 0 7 0 10 2 4 4 7 8 7 3-3 8-3 14-2 8 1 12 2 14 2 3-1 4-5 3-13 2-1 5 2 7 8 3 5 6 8 9 8 1 0 3-1 5-2 1-1 2-2 3-4 1 3 3 5 7 5 6 0 9-1 8-1 2-1 4-6 6-12 0-6 3-9 7-9 2 0 3 0 5 1 8-3 13-5 16-5 2 0 5 1 9 3 5-5 6-9 2-13-1-1-2-1-4-1s-3 0-4 0c2-2 5-5 8-7 3-3 4-7 3-11 2-1 5-2 6-2 3 0 5 3 8 8 3 6 5 9 8 10 4 9 7 19 7 30 0 5-1 10-2 14-3 2-8 6-15 12 0 1 1 3 1 4 0 2-2 5-5 10-2 4-4 6-4 8 2 3 7 6 13 11-4-2-6 0-8 6-1 5 1 8 6 9 4 1 8 2 12 3 3 4 4 9 4 15 0 2 0 5-1 9 0 4 0 7 0 9 0 6 1 11 4 15zM14 128c0 0 1 0 2 0v1c0 0-1 0-2 0zM213 126c-2 1-4 3-4 5 0 0 0 1 1 1 3 6 6 9 9 9 1 0 2 0 4-2 0-1 0-3 0-4 0-6-3-9-10-9zM221 28c0-1 0-2 0-4-1 0-3 0-5 0 0 0 0 2 0 4 1 0 3 0 5 0zM198 110c-2 0-4 0-6 0s-4 1-5 3c0 3 1 4 2 5s2 1 3 1c5 0 8-2 8-6 0-1-1-2-2-3zM198 174c-1 0-4 0-8 0 0 0 0 1 0 2 2 4 5 5 6 5h1c1-1 1-4 1-7zM176 42c-1 0-3 0-5 0-3 5-6 9-6 10h1c1 0 3 0 6 0 2-1 4-4 4-10zM162 82h-1c-1 0-2 0-2 1-2 0-2 1-2 3v1c1 0 2 0 3 0 0-1 0-1 1-2s1-2 1-3zM131 69c-1 0-1 0-1 0-2 0-3 0-3 1-2 2-2 3-2 4v1c0 1 2 2 6 2 0-2 0-5 0-8zM114 228c0-1 0-3 0-5-2 0-5 0-10 0 0 1 0 2 0 5 2 0 5 0 10 0zM81 218c-2 0-3 1-2 4 0 2-1 4-2 5 0 3 3 4 7 4 5 0 8 0 9 1-1 0-2-3-3-9-1-3-3-5-6-5-1 0-2 0-3 0zM62 75c-1 0-3-1-6-3 0 1 0 2 0 5 1 1 2 2 5 2-1-1 0-3 1-4zM44 26c-1-2-3-3-4-3-2 0-4 0-6 2 0 6 2 10 6 10 3-1 5-4 5-7 0 0-1-1-1-2zM41 202c0-1 0-2 0-4-1 0-2 0-3 0 0 0 0 2 0 4 0 0 1 0 3 0zM32 18c-1 0-2 0-5 0 0 1 0 2 0 3 1 0 2 0 3 0 1-1 2-2 2-3zM20 5c0 1 0 3 0 5h1c2 0 3-1 3-1 0-1-1-1-1-1 0-2-1-3-2-3s-1 0-1 0zM21 186c0-1 0-2 0-4 0 0-2 0-5 0 0 1 0 2 0 4 1 0 3 0 5 0zM16 198c0 0-1 1-3 4-1 0-2 1-2 2v1c1 1 2 2 5 2 3-1 4-3 4-5 0-3-1-4-4-4zM20 243c-1-2-2-3-4-3-1 0-2 0-2 0-1 0-2 0-3 1 2 1 3 2 3 4 2 0 4-1 6-2zM223 52c0 0 0-1 0-4-1 0-4 0-7 0 0 1 0 2 0 4 1 0 4 0 7 0z">
          <text:p/>
        </draw:path>
        <draw:path draw:style-name="gr3" draw:text-style-name="P3" draw:layer="layout" svg:width="0.232cm" svg:height="0.207cm" svg:x="24.967cm" svg:y="16.411cm" svg:viewBox="0 0 233 208" svg:d="M233 85c-1 0-3 2-8 4-5 3-7 6-7 9 4 5 9 6 15 5-1 19-7 31-16 36 3 3 4 6 4 8s-1 5-4 10c-2 4-3 9-3 12-7 0-13 5-19 14-7 10-13 15-20 15-11 3-29 6-51 10-4-3-9-4-15-2-6 3-11 3-15-1-3 0-6 1-9 1-15 0-28-6-42-18-1-7-7-14-16-22-10-8-15-16-15-24 2-2 3-4 3-5 0-2-2-4-6-7-3-4-5-6-5-8s1-3 4-4c0-1 2-2 4-4 1-1 2-3 1-4-2-2-6-4-11-8 3-1 7-5 10-11-1-2-3-3-5-3s-5 0-7 0c0-1 0-1 0-1 0-4 3-7 8-10 5-4 8-8 8-11 0-2-1-5-3-8 1 0 2 1 4 2 3 0 4 1 5 1 2 0 4-1 5-3 1-3 0-7-1-13-1 2-3 3-5 5-1-1-2-2-3-5 2 0 5-1 8-2-1-1-3-2-5-4 2-2 6-4 9-5 4-3 7-7 7-11 0-1 0-2 0-3 1-2 2-2 5-2 0 1 1 2 1 5-1 4 0 6 2 6 6 2 9 0 10-6 0-2-1-4-1-7 4-3 12-5 24-7s21-5 27-9c2 4 6 6 10 6 2 0 5-1 10-2 5-2 8-3 11-3 1 0 3 0 5 1 1-2 2-2 3-2-2 0 1 1 8 4 5 0 11 1 20 2-1 2 0 4 1 6 2 3 3 4 5 6 2-1 4-1 6-1 4 0 8 1 13 4 4 2 8 4 12 6 3 4 6 11 8 22 2 8 5 15 10 19-1 0-2 1-4 3-3 3-4 5-4 7 0 1 1 2 2 3 4 3 8 4 12 4zM227 119c0-1 0-2 0-3-1 0-2 0-3 0 0 1 0 2 0 3 0 0 1 0 3 0zM199 163c0 4 1 6 6 6 1 0 2-1 3-2s1-1 1-1c0-5-2-7-7-7-2 0-3 2-3 4zM205 33c0 0 0-1 0-2-1 0-2 0-4 0 0 0 0 1 0 2 1 0 2 0 4 0zM201 98c-1-2-3-3-6-3-6 0-8 0-9 0-3-2-4-4-3-7 0-3 1-6 3-7 3-2 5-3 8-1 0-1 0-2 0-3-1 0-1 0-2 0-8-1-11-7-9-18-4-4-9-5-15-5-9-1-14-1-16-2 2-1 4-2 6-3 3-1 4-4 4-6 0-4-2-6-6-6-1 0-2 0-5 1-2 1-4 2-5 1-4-2-7-3-11-3-2 0-5 0-10 1-4 1-7 1-10 1s-6 0-9-1c-1 0-6 2-13 4-6 2-10 3-13 3-2 0-3-1-5-1-4-1-7 1-10 6 1 1 3 3 6 6-2 5-6 8-11 8-1 0-2 0-3 0-2 0-3-1-3-1-5 0-8 2-10 6 0 1 0 3 1 5 1 3 2 5 2 5 0 6-3 9-9 9-2 0-4-1-6-2-4 1-5 4-5 8 0 1 0 3 1 4 3 0 7 1 11 1 4 13 5 21 5 25 0 3 0 6-1 9 4 1 5 3 5 5 0 1 0 3-1 5s-2 4-2 5c0 3 2 4 4 6 2 1 3 1 4 1 3 0 4-2 4-5 0-1 0-3 0-4 0-2-1-4-1-4 0-3 1-4 3-5 1 5 3 9 5 14 1 6 5 10 10 11-2 2-5 6-9 10 0 0 1 1 2 2 4 1 7-1 9-3s3-5 5-7c3 1 6 4 7 10 6 0 11 0 16 0 6 1 11 3 15 8 1-3 3-8 6-14 0 4 4 6 10 6 2 0 5-1 7-4s3-7 5-10c3 0 8-3 14-8s11-7 14-7 5 1 8 2c0-5 0-11 0-20 3-2 5-6 7-13 1-5 4-8 9-6 2-2 3-4 3-7 0 0 0-1-1-2zM178 157c-1 1-2 3-3 6 1 1 2 2 3 3 0 1 1 1 2 1h1c2-1 2-2 2-4 0-1 0-1 0-2-1-3-3-4-5-4zM178 39c-1 1-2 2-5 4 0 0 1 1 2 2 2-2 2-3 3-2 0-1 0-2 0-4zM154 10c-3 1-5 3-5 6 0 1 1 1 1 2 0 2 2 3 6 3 3-1 4-3 4-6 0-4-2-5-5-5zM119 23c-1-1-2-1-5-2 0 1 0 2 0 5 3 0 5-1 5-3zM114 186c0 2-1 2-3 2 0 1 0 2 0 3 1 0 1 1 2 2 0 1 1 1 2 1 2-1 3-2 3-3 0-2-2-3-4-5zM96 23c0-1-3-2-8-2 0 1 0 1 0 2 0 3 1 5 5 6 0 0 1-1 3-2 0-1 0-2 0-3zM43 54h1c0-1 0-2 0-4h-1c0 1 0 2 0 4zM43 61c-5-3-8-7-6-9-1 0-2-1-3-1s-3 1-6 3c1 1 2 5 4 9 2 0 3 1 4 1 2 0 5-1 7-3zM34 102c-4 4-6 6-6 8v1c1 1 3 2 7 2 3-1 4-2 4-5 0-4-2-6-5-6zM35 127c0 0 0-1-1-1s-3 1-6 2v1c0 1 1 3 3 5 1 0 1 1 2 1 2 0 3-1 4-3 0-1 0-1 0-2s-1-2-2-3zM34 149c-2 0-4 0-8 0 0 1 0 2 0 4 0 1 1 2 2 2 3 0 4 0 4 0 0-1 1-4 2-6z">
          <text:p/>
        </draw:path>
        <draw:path draw:style-name="gr3" draw:text-style-name="P3" draw:layer="layout" svg:width="0.319cm" svg:height="0.244cm" svg:x="24.856cm" svg:y="16.942cm" svg:viewBox="0 0 320 245" svg:d="M320 137c-5 1-7 4-7 9 0 2 1 5 2 10 1 0 3 2 5 4-4 2-6 6-5 10 0 7-1 11-2 13-1 0-6 0-15 0-6 0-10 2-12 8 0 0 1 2 3 6 1 2 3 3 6 3 4 0 7-1 7-1 0-1 0-1 0-2 3 0 4 1 5 2 1 3-1 4-6 4-7-2-11 2-12 10 0 5 0 9-1 13-2 3-5 4-9 4-4 3-7 5-11 5-2 0-5-1-9-2-5-1-8-1-10-1-5 0-9 2-12 8-3-2-5-4-7-5-3-2-6-3-10-2-2 1-3 3-4 6s-2 5-2 6c-1 0-3-3-6-8-2-4-5-5-8-5-1 0-2 0-3 0-1 1-3 3-4 4-2 1-3 3-3 5 0-1-2-4-6-8-6 2-11 3-17 3-13 0-27-4-42-13-3-2-6-9-8-21-2-9-6-14-14-14-2 0-4 0-7 0 0-3 0-8 1-16 0-7 0-12 0-16-1-7-2-12-3-17 4-14 5-35 1-62-2-3-7-4-12-4-8-1-13-2-14-2-7 5-10 11-10 18 0 3 0 5 0 6-4 0-9 0-13 0-6 0-10 2-12 7-1 1-2 3-2 5 0 1 0 3 1 6 2 3 3 5 3 6 0 2-1 4-4 5-5-3-7-4-8-4-2 0-3 1-5 4-1 4 1 7 5 10 1 0 4 0 7 0 1 4-1 7-5 8-4 0-8 1-12 2-3-1-6-3-11-7 2-1 3-3 3-5s0-3-1-6-2-5-2-6c4 0 8-2 12-6 0 0-2-1-6-2-3-2-6-2-9-2 3-1 4-4 4-7 0-1 0-2 0-3 0-2 0-3 0-3 0-3 1-4 4-4 0 0 2 0 3 0 3-7 4-11 3-12 4 0 7-1 8-4 0-1-1-1-2-1 3-2 4-5 2-9 0 1 0 2 0 3 2 1 3 1 4 1 2 0 4-1 8-3 0 3 1 4 4 5s4 2 4 3c-3 7-5 11-5 11 0 1 0 3 1 5 2 1 3 2 5 2 1 0 3-1 5-1 3-2 5-2 6-2 1-1 1-5 1-12-3-1-4-3-4-6 0-1 1-3 3-5 3-3 4-5 4-7 0-1 0-2-1-3 0 0 2 2 6 6 3 3 5 4 8 4 1 0 3 0 4-1 2-1 4-2 6-4 5 4 9 5 11 4 6-4 9-10 10-17 0 5 2 10 7 16 5 1 8-2 9-7-1-2-1-5-2-9 10-2 26-3 49-2 21 0 37-2 49-5 4 0 9 0 16 1-2 5-1 8 4 12 1 0 4-1 7-4-1-1-2-3-2-6 2 1 4 2 6 2 3 0 6-2 11-5 4-3 8-4 10-4 3 0 6 1 9 5 3-2 6-11 9-26 1-13 7-18 17-18 0 0 2 0 3 0 2 0 6 0 11 0 1 5 2 11 2 19s-1 20-3 35c-2 14-3 24-3 29-1 1-1 1-3 3-1-2-4-6-9-10-1 1-2 2-2 5 0 2 0 4 0 5 4 4 7 7 10 7 1 0 2-1 4-1 1 4 2 12 3 23 1 9 3 16 6 22zM62 50c0 1 0 2 0 4h-1c0-1 0-2 0-4zM29 52c1 1 3 3 7 6-1 0-2 2-2 5-1 0-2 0-3 0 0-2 0-3 1-4 0-2-4-3-10-3 1-3 0-6-3-8-2-3-4-6-4-9 0 1 0 2-2 4-1 2-1 3 0 5-5 0-8-3-8-7 0-1 1-2 3-3 0-2 2-3 5-5 0 0 1 1 2 3 1-5 3-8 7-8 5-1 9-2 10-3 1 1 3 5 5 11 1 5 4 9 7 12-3 1-8 2-15 4zM26 11c-1 2-3 4-6 8 0 0-1-4-1-9 2 0 4 1 7 1zM20 61c1 0 3 0 6 0 0 0 0 1 0 2-1 0-3 0-6 0 0 0 0-1 0-2zM299 34v-1c-1 0-2 0-4 0v1c0 0 2 0 4 0zM279 212c-2-3-4-5-7-5h-1c-2 0-4 1-5 3-2 1-2 3-2 5 0 4 2 7 6 8 6 0 9-2 9-8 0-1 0-2 0-3zM275 54c0 0-2 0-3 0 0 1 0 3 0 5v1c0 0 0 1 1 2 0 1 1 1 2 1 0-2 0-5 0-9zM270 74c-4 1-6 4-6 9 1 2 3 3 5 3 1 0 2 0 3 0 1-3 2-5 2-7s-1-4-4-5zM255 79c-1 0-3 0-6 0 0 1 0 2 0 4 0 1 0 1 0 1 0 1 0 2 1 3 1 0 2 1 2 1 1 0 1-1 1-1 1-1 2-3 2-8zM247 50c-1 1-2 2-3 5 0 2-1 3-2 4 1 4 3 5 7 5 0 0 1 0 2 0 2 0 3-2 3-6 0-5-2-8-6-8zM229 52c-1 0-2 0-2 0-3 0-5 2-7 6 1 4 4 6 7 6 2 0 3 0 3-1 0-6 0-10-1-11zM203 52c-3 2-4 4-4 9 2 0 4 1 6 2 2-2 3-3 3-4s0-1 0-2c-1-2-3-4-5-5zM186 56c-1-4-3-5-5-5s-3 0-3 1c0 3 0 8 0 14 0 0 1 0 3 0 3-3 5-6 5-10zM157 49c-3 4-5 8-5 12 0 2 1 3 2 5 1 0 2 0 3 0 4 0 6-3 6-8s-2-8-6-9zM139 54c-1-1-3-1-4-2 0-1-1-1-1-1-1 0-2 1-3 1 0 3 0 6 0 11 0 0 1 0 2 0 2 0 4 0 5-2s1-3 1-5c0-1 0-1 0-2zM137 79c-2-4-4-6-7-6-1 0-2 1-2 3 0 0 0 1 0 2s0 3 0 4c1 1 2 3 3 5 1 0 2 1 3 1 2 0 4-2 4-5 0-1-1-2-1-4zM136 222c0-1 0-3 0-7 0-1 0-1 0-2 0-2-1-3-3-3-3 0-5 4-5 12 2 0 5 0 8 0zM116 76c-1-2-2-3-3-3-4 0-7 3-7 10 0 2 2 3 3 5s3 3 5 3c3-2 4-4 4-7 0-2-1-5-2-8zM116 100c-1-3-3-5-7-5-1 1-1 3-1 5 0 1 2 2 6 2 2-1 2-2 2-2zM302 56h-1c-3 0-4 2-4 7 1 0 2 0 4 0 1 0 1-2 1-3 0-3 0-4 0-4zM292 137c1 0 1-1 2-2s2-1 3-1c2-3 4-6 4-9 0-2-2-4-4-5-3 1-5 1-6 1-4 0-7-3-10-10-2-8-4-12-7-13-2 0-10-1-25-3-8-1-16-3-22-6 2-1 3-4 3-10-1-4-2-6-5-6-1 0-2 1-3 1-2 2-2 9-2 19-2 0-3 0-4 0s-3 0-5 1-3 1-4 1c-2 0-3-1-4-3 1-2 3-3 5-5 1-1 2-3 1-6-4-5-7-6-10-5-1 1-2 3-5 7-4-5-8-7-13-7-2 0-5 0-10 2-4 1-7 1-10 1s-6 0-8-2c0 4 0 10 0 18-3 0-9 0-19 0-3 3-5 8-6 15s-2 12-3 14c-1 0-2-2-6-4-1-2-2-3-5-3-6 2-11 7-11 15 0 2 1 5 3 7 4 0 6 1 6 2-2 4-3 10-3 17 1 5 2 11 3 17 0 1 1 1 2 1 2 0 4-1 6-3s4-3 5-3c2 3 4 12 4 25 1 4 4 5 8 5 3 0 6 0 9 0 6 3 8 8 3 15 5 7 9 9 12 8 2-3 4-5 7-5 0 0 3 2 9 5 4 1 7 0 10-3 5 4 11 7 18 7 4 0 10-1 18-3s14-3 18-3 8 0 11 2c4-1 6-4 6-10 0-7 0-12 1-13 3 0 8 0 15 1 3-1 5-3 6-9 0-6 2-10 4-11 3 0 4 0 5 1 9-1 14-6 14-16s-4-20-11-29zM26 98c-7 0-11 4-11 12 4 4 7 7 11 7-1 0-1 0-2-1 4-7 7-11 7-13 0-3-2-5-5-5zM292 98c-2 0-3 0-4 2s-2 4-2 5c0 3 1 4 4 5 2 0 4 1 5 2 4 0 6-3 6-8s-2-7-5-7c-1 0-3 0-4 1zM299 11c-2 0-5 0-9 0 0 1 0 3 0 6 1 0 1 1 1 3 1 1 1 1 2 1 0 0 1 0 2 0 2-4 4-7 4-9zM20 93c1 0 1 0 2 0 0 0 0-1 0-2 0 0-1 0-2 0 0 0 0 1 0 2zM230 91c0 0 0 1 0 2-1 0-1 0-3 0 0-1 0-1 0-2 1 0 2 0 3 0z">
          <text:p/>
        </draw:path>
        <draw:path draw:style-name="gr3" draw:text-style-name="P3" draw:layer="layout" svg:width="0.231cm" svg:height="0.206cm" svg:x="24.948cm" svg:y="17.25cm" svg:viewBox="0 0 232 207" svg:d="M232 87c-1 5-2 15-3 31 0 14-2 25-4 32-5 11-13 17-26 19 0 0-2-1-5-1-4 0-6 0-7 0-2 0-4 2-4 5 0 2 2 5 4 8-2-1-4-2-6-2s-4 1-8 4c-3 3-6 5-9 5-5 2-7 7-5 13-3 0-8 1-15 3 5-1 6-4 5-10-1-2-2-3-5-4-2 0-4 0-6 0-1 1-3 4-4 9-1 4-3 6-6 6-1 0-2-1-4-1-2-4-3-7-4-10-2-4-5-7-8-8-2 1-6 2-11 2 0-1 0-3 0-6 2 2 5 3 8 3 6 0 9-3 11-11-2-4-3-10-4-21-2-10-3-17-4-21 3-2 5-6 6-12 0-7 1-11 2-13 0 0-4-4-10-10 0-1 2-5 6-15 2-5 3-10 3-13 0-4-1-8-3-11 0-2 0-5 2-10 2-4 3-7 3-8 0-3-2-5-5-7-5 0-12-1-21-2 0-1 0-2 1-4 0-2 0-3 0-3 0-1-1-2-2-3-4 0-7 2-9 7s-4 7-8 6c-1 1-4 3-11 4-6 1-9 4-9 10 0 2 0 5 1 10-2 1-6 2-12 3-5 1-8 4-10 8 0 1 0 3 0 6-1 0-1 0-1 0-1 0-2 0-3 0-2-1-2-2-2-2-1 0-2 1-3 2 6 2 9 7 9 15 0 3-1 7-1 13-1 6-2 10-2 11-3 24 0 41 9 51 2-1 5-2 7-2 3 0 8 2 13 5 0 1 0 3 0 5-1 3-1 4-1 5 0 2 2 4 5 4 2-2 6-5 11-8 0 0 2 2 7 8 2 2 3 5 3 8 0 2-1 5-3 8 0 2 0 5 0 8-2 1-3 1-5 1s-3-2-5-6c-1-4-2-6-5-7-2 0-3 0-5 0-1 0-3 0-6 0-2 1-4 1-5 1-4 0-7-2-9-5 0-1 1-3 2-6 0-3 1-5 1-6 0-3-2-5-5-6-2 0-4 0-7 1-3 0-5 1-7 1s-3-1-4-2c1-17-4-26-13-28-4-1-6-5-6-10-1-6-2-9-5-11 2-4 2-12 2-23 0-10 2-18 7-23 2 1 4 1 5 1 4 0 7-3 10-8-1-2-2-4-2-7 0-8 4-17 13-27 4-1 10-6 16-15 2 0 4 1 6 4s4 5 6 5c0 0 2-1 4-2 1-2 2-5 2-11-1-5 1-8 5-8 2 0 3 1 5 1 3 0 6-1 11-4 5-2 8-3 10-3 3 0 6 1 8 4 2 0 3 0 5 0 4 0 10-1 17-3 7-3 13-4 16-4 6 0 11 2 15 7 3-2 5-3 7-3 4 0 8 4 12 12 5 7 10 11 14 11 3 0 6-1 10-2 0 4 1 8 3 12 1 4 3 7 7 9 1 0 3 0 4 0 6 0 10 5 10 16 1 13 2 22 4 25zM218 58c-3-3-6-4-8-4-1 0-2 0-2 0-1 1-2 2-2 4s0 4 0 4c1 2 3 3 4 3s3-1 5-3c2-3 3-4 3-4zM214 107c1-2 1-3 1-4 0-3-1-5-4-5 0 0-2 1-5 2-3 0-5 1-6 1s-3-1-3-1c0-27-4-44-10-52 0-1 2-2 4-4s3-4 3-6c0 0 0-1 0-2 0-2-2-3-7-3-1 0-1 0-3 0s-3 2-3 5c0-1 0 2 0 10-2 1-4 1-5 1-2 0-4-2-6-6s-4-6-6-7c-11 1-16 5-16 14 0 2 0 6 1 12s2 10 2 13c0 4-1 7-3 10-1-1-3-3-5-5-2-1-4-1-5-1-3 0-4 1-4 3-1 2-1 5-1 8 0 1 0 3 0 5 1 4 4 8 7 10-3 1-5 4-4 8 0 0 4 1 10 3 0 0 0 1 0 3 0 1 0 3 1 5s1 4 1 5c0 2-1 4-4 5-1-2-1-4-2-7-1-2-3-3-4-4 0 0-1 0-2 1s-2 3-2 4c0 2 1 4 3 6 1 1 2 2 3 4 0 0-1 1-2 2-3 9-2 14 2 16 3 2 5 0 6-1 2-1 3-2 4-3 3 6 6 8 10 8 2 0 6-1 11-5 5-3 9-4 11-4 3 0 5 1 7 3 5-5 8-12 9-21 0 0 0-8 0-24 1-1 2-1 4-1 1 0 3 0 5 1s4 2 4 3c1-1 2-3 3-5zM164 166c-1 0-2 3-2 7 0 1 0 1 0 1 0 1 3 2 7 2 1-1 2-3 2-4 0-4-2-6-5-6-1 0-1 0-2 0zM167 14c-2 0-5 0-10 0 0 0 0 1 0 3 2 4 4 6 6 6h1c2-1 3-4 3-9zM146 173c-1 0-2 0-3 0 0 1 0 2 0 3h1c2-1 2-2 2-3zM128 23c-5 0-7 0-7 2-1 1-2 2-2 2 0 4 3 6 7 6 1 0 2 0 4 0 1-1 2-2 2-2 0-1-1-2-3-4s-2-3-1-4zM15 132c-1 1-1 2-1 3 0 3 0 4 0 4-1 1-1 2-1 2 0 3 1 4 3 4 1 0 2-1 4-1 2-1 3-2 3-5 0-5-2-7-4-7-1 0-2 0-4 0z">
          <text:p/>
        </draw:path>
        <draw:path draw:style-name="gr3" draw:text-style-name="P3" draw:layer="layout" svg:width="0.231cm" svg:height="0.225cm" svg:x="24.948cm" svg:y="17.519cm" svg:viewBox="0 0 232 226" svg:d="M232 138v1c0 3-2 5-6 6-3 1-6 1-8 0-3 0-5-1-8-2-3 2-4 6-4 11 0 1 0 4 1 8 0 3 0 6 0 7 2 2 4 5 4 9 2 5 2 7 3 7s3-1 5-2c0-1 0-3 0-6 2 0 6 0 12 0 0 2 0 5 1 10-3 2-8 4-16 6s-13 4-16 6c2 4 4 9 7 16-2 1-6 2-14 3-7 1-9 3-9 8-10-5-17-8-22-7 0-2-1-5-3-10-3-6-4-9-4-11 0-3 1-5 4-7 0-1 1-1 2-1s3 1 5 3 4 4 4 4c-1 0-2 0-3 1s-2 1-2 1c-2 8 0 13 8 16 1-1 3-1 4-1 2 0 4 0 7 1 2 0 4 1 5 1 4 0 8-2 10-6 0-2 0-3 0-4 0-6-4-10-12-12-1 1-2 1-5 1-4 0-6 0-6 0 1-2 4-3 11-3 0 2 1 3 3 3 1 0 3-1 6-2 2-1 3-1 4-1 3-8 4-15 4-19 0-7-3-13-7-18 4-5 6-11 5-16-2-1-4-2-7-4 5-6 6-11 4-15-2-3-4-5-8-6-5-1-7-2-9-3-1 0-1 2-1 4 0 3 0 5 0 5-1-3-6-6-13-8-5-1-8-4-8-9-2-5-4-8-7-8-1 0-4 1-8 3-3 2-6 4-7 4-3 0-6-2-8-6-3 3-6 4-9 4s-6-1-10-3c-5-2-9-2-10-2-4 0-8 3-10 8-1-4-4-7-8-8 2-3 3-6 3-8 0-3-1-5-3-8-1-2-3-3-4-3-3-1-4-1-5 1-4 2-5 7-3 13 3 6 3 10 0 13-2-2-4-3-6-5s-3-3-6-3c-3 5-6 14-7 28-3 13-6 22-9 27-8 11-16 16-27 15-3-1-7-3-14-5 1-3 2-8 2-16 0-6 2-11 6-13 0 0 1-1 4-3 1-2 1-3 1-5-3-2-6-3-7-3-2 1-3 2-4 3-2-5-2-9-2-13 0-9 3-14 10-14 4 0 6-2 7-6 0-3 0-6-1-9-10-4-17-13-17-29 0-12 0-24 0-36 0-1-1-2-1-3 0-5 2-7 4-8 4-1 8-1 14 0s10 0 13-1c0 2-1 5-3 10s-3 9-3 12c0 2 0 3 1 4-4 4-6 8-6 12 3 4 9 8 18 10 2-2 5-4 10-4-2 10-2 16 3 21 5 0 12 0 22 1 9 1 16 2 21 2 9 0 17-2 23-8 3 6 7 8 13 8 1 0 3 0 8-1 3 0 6 0 8 0-4 3-5 8-2 15 1 1 2 2 5 2 0-1 1-2 3-4 1-3 2-5 2-7-1-1-2-2-4-3 4-4 8-5 11-5s7 1 11 3c6 2 10 4 12 5 0 1 0 2-2 4-1 2-1 3-1 4s0 2 1 3c2 2 4 3 6 3 1 0 3 0 6-1s5-2 6-2c1-2 1-3 1-4 0-6-3-11-9-13-1 0-2 0-3 0 0 0 1 0 2 0s3-1 5-3 3-6 3-9c0-2-1-4-2-6 1-3 2-9 2-17-1-2-3-4-5-6 2 0 4-1 8-4 4-2 7-3 9-3 4 0 8 2 12 7h1c1-2 2-5 2-8 0-5 0-8 0-8-3-7-7-8-11-4-1 6-4 7-8 5s-6-2-7 1c2 0 3-2 4-5 1-2 2-5 3-7 2 0 6 0 11-1 4-1 7-2 8-3 3 4 3 11 3 19 0 15 0 21 0 19-6-5-10-7-13-7s-4 2-5 7c1 2 4 5 7 9 2-1 5-1 9-1-1 1-3 2-8 4-4 1-7 3-9 7 1 1 1 4 1 6 0 3 0 6-1 11-1 4-1 7-1 9 0 5 2 9 6 13-1 1-1 3-1 6 0 4-1 6-1 7 2 2 5 5 8 8-1 2-3 3-5 3 0 0-2-1-6-3 0-1 0-2-1-3-1-2-2-3-2-3-2 0-4 1-7 2 3 4 7 9 10 15 3 5 7 7 12 7 1 0 3 0 4 0 3-1 5 0 6 3zM218 159c1-1 2-1 3-1 0 0 1 0 1 1 1 0 2 1 2 3s-1 3-3 3c-1 0-2 0-3 0 0-1 0-3 0-6zM187 48c0 1-1 2-3 4-1-2-3-2-3-2 0-2 0-4 1-4s3 1 5 2zM187 131c0 1-2 2-6 4 0-1 0-3 0-6 0 1 2 1 6 2zM207 99c-2 0-4 0-7-1-3-2-5-2-6-2-3 0-6 2-7 5 0 0 0-1 0-2-3 0-4 0-5 2 0 1-1 2-1 2-1 0-2-1-4-3-3-3-5-4-7-4-2 1-3 3-3 5 0 1 1 4 4 10 1 0 2 0 3 0 2 0 3-1 4-2 2-2 3-4 4-6 2 1 4 3 7 6 3 1 5 2 7 2s3-2 5-4c2-4 4-7 6-8zM175 74c-1 0-1 0-2 0s-3 0-4 2c-1 3-3 5-4 5 0 1 1 2 2 3 2 1 4 2 6 2 4 0 6-2 6-6 0-3-2-5-4-6zM127 76c0 2 1 3 4 5 0 0 1-1 1-2s-1-1-1-2c-1-2-2-2-3-2 0 0-1 0-1 1zM58 77c-1 0-2 1-4 3v1c0 1 1 2 2 3 1 2 2 3 2 4 1 0 1 1 2 1 2 0 4-2 4-5 0-5-2-8-5-8 0 0 0 1-1 1zM40 119c0-1-1-1-2-1-2 0-3 2-3 7 3 4 6 7 9 7v-1c2-2 3-3 3-5 0-1-1-2-1-3-1-4-3-5-6-4zM43 103c-3-3-6-5-7-5-3 0-5 3-6 9-3 6-5 9-8 9 2 1 3 2 5 2 1 0 2-1 5-2 2-2 4-3 5-3s2 0 3 0c1-1 3-1 3-2 1-1 1-1 1-2s0-2-1-2c0-3 0-4 0-4zM34 64v-1c0-3-1-6-2-10-1 0-1 0-2 0-4 0-6 3-6 7 0 2 1 3 2 4 2 0 4 0 8 0zM10 38c0 1 0 2 0 4 0 1 1 1 2 1 3 0 4 0 4 0 1 0 1-1 1-1 0-2-2-4-7-4z">
          <text:p/>
        </draw:path>
        <draw:path draw:style-name="gr3" draw:text-style-name="P3" draw:layer="layout" svg:width="0.287cm" svg:height="0.185cm" svg:x="24.948cm" svg:y="17.807cm" svg:viewBox="0 0 288 186" svg:d="M286 70c1 10 2 15 2 14 0 6-2 9-5 12-3 0-5 1-8 1s-7-1-13-2-10-1-12-1c-9 0-13 4-14 12-9 5-13 13-13 24 0 5 1 12 3 20 1 0 2 1 2 3 0 3 0 4 0 5-13 4-23 5-30 2 0-2 0-4 0-6 3 0 8 0 17 0 0-1 1-2 1-4 0-7-3-10-8-10-1 0-3 1-4 1-3 0-5-3-6-7 0-2 0-5 0-7 0 0 2 2 4 5 1 3 3 4 6 4 3 1 7-2 12-9-2-5-2-7-2-7-2-3-3-4-5-4 0 0-3 0-9-1-4 0-6 1-7 4-3-3-5-8-5-16 0-7-3-10-8-10-2 0-3 0-6 0-6 4-19 6-40 6-2-2-5-4-8-4-2 0-7 2-16 5-2 1-3 1-5 1-4 0-11-1-18-3-8-3-15-4-18-4-6 0-11 2-14 6-12 6-20 15-23 27-1 3-1 7-1 11s-3 6-8 5c-1 1-1 2-1 5 2 4 5 5 10 2 3 2 6 7 7 15 2 7 4 11 8 11 2 0 5-1 8-3 6 2 14 6 24 13-1 0-15-1-37-1-19-1-30-8-32-20-7-2-10-6-10-14 0-10-1-16-2-18 6-3 9-6 9-9 0-2-2-6-6-11-3-5-5-9-5-11 0-3 1-5 3-8 1 1 3 2 6 2 1-1 2-2 4-3-4-3-5-6-5-6 0-1 0-2 1-4 16-15 36-21 58-19 15-2 35-2 61-1s45 1 59-1c5-6 9-14 10-28 0-10 0-20 0-31 2 4 4 6 8 6 5 0 10-3 14-9 3 3 5 7 5 12 0 2-2 7-4 15-2 6-2 11 0 15-4 11-2 19 6 23 2-2 4-3 6-3s6 2 11 6c9 0 24 1 43 2zM274 77c-1 0-4 0-8 0 0 1 0 2 0 5 0 1 2 1 4 1 1 0 3-1 4-2 1 0 1-1 1-1 0 0 0-1-1-3zM253 79c0-3-3-5-10-5-2 3-3 5-3 6v1c0 0 1 1 4 3 1 2 3 3 4 3h1c3-4 4-6 4-8zM229 91c-5 4-7 6-7 8 0 1 1 1 1 1 1 3 4 4 8 4 0-1 1-2 1-4 0-1-1-2-2-4s-1-4-1-5zM223 73c-1-1-3 0-3 1v1c0 1 0 2 0 2 1 4 4 6 8 6 2-1 3-2 3-4s-1-4-3-5c-1-1-2-2-3-2s-2 0-2 1zM214 99c-1-4-6-6-15-6 0 2-1 4-1 7 1 7 4 10 10 10 4 0 6-4 6-11zM213 77c-2-1-5-2-10-3 0 1 0 3 0 5s2 3 6 3c2-3 4-4 4-5zM205 29c-3 2-4 3-4 4v1c3 1 5 1 6 1s2 0 2-1v-1c0-1-2-2-4-4zM203 53c-1 1-2 2-2 2v1c2 3 3 5 5 5 0 0 1-1 2-1 0 0 1-1 1-2 0-2-1-3-2-4s-2-1-3-1-1 0-1 0zM182 68c-2 1-4 3-4 8 2 5 4 8 8 8 0 0 1 0 2-1 2-1 3-3 3-6 0-7-2-10-7-10 0 0-1 0-2 1zM167 73c-1 0-3 0-6 0 0 0 0 1 0 3 1 1 2 1 3 1 2 0 3 0 3 0 0-1 0-2 0-4zM129 76c1 0 1 0 2 0 0-1 0-2 0-3 0 0-1 0-2 0 0 0 0 1 0 3zM92 73c-1 0-2 0-3 0 0 1 0 2 0 4 0 1 1 2 2 2s1-2 1-6zM67 73c-1-1-3-1-4 0s-1 2-1 4c0 4 2 6 7 6 2 0 3 0 5-1 0-7-2-10-4-10-1 0-2 0-3 1zM31 124c-2-1-3-2-5-3h-1c-1 0-2 0-2 0 0 2 0 4 0 6 0 1 1 1 4 1 2-2 3-3 4-4z">
          <text:p/>
        </draw:path>
        <draw:path draw:style-name="gr3" draw:text-style-name="P3" draw:layer="layout" svg:width="0.231cm" svg:height="0.206cm" svg:x="24.948cm" svg:y="18.087cm" svg:viewBox="0 0 232 207" svg:d="M232 87c-1 5-2 15-3 31 0 14-2 25-4 33-5 10-13 16-26 18 0 0-2-1-5-1-4 0-6 0-7 0-2 0-4 2-4 5 0 2 2 5 4 8-2-2-4-2-6-2s-4 1-8 4c-3 3-6 5-9 5-5 2-7 6-5 13-3 0-8 1-15 3 5-1 6-4 5-10-1-2-2-3-5-4-2 0-4 0-6 0-1 1-3 4-4 9-1 4-3 6-6 6-1 0-2-1-4-1-2-4-3-7-4-10-2-5-5-7-8-8-2 1-6 2-11 2 0-2 0-4 0-6 2 2 5 3 8 3 6 0 9-4 11-11-2-4-3-11-4-20-2-11-3-18-4-22 3-2 5-6 6-12 0-7 1-11 2-13 0 0-4-4-10-10 0-1 2-6 6-15 2-5 3-10 3-13 0-5-1-8-3-11 0-2 0-5 2-10 2-4 3-7 3-8 0-3-2-5-5-7-5 0-12-1-21-2 0-1 0-2 1-4 0-2 0-3 0-3 0-1-1-2-2-3-4 0-7 2-9 7s-4 7-8 6c-1 1-4 3-11 4-6 1-9 4-9 10 0 2 0 5 1 10-2 1-6 2-12 3-5 1-8 3-10 8 0 1 0 3 0 6-1 0-1 0-1 0-1 0-2 0-3 0-2-1-2-2-2-2-1 0-2 1-3 2 6 1 9 7 9 15 0 3-1 7-1 13-1 6-2 9-2 11-3 24 0 42 9 51 2-1 5-2 7-2 3 0 8 2 13 5 0 1 0 3 0 5-1 2-1 4-1 5 0 2 2 4 5 4 2-2 6-5 11-8 0 0 2 2 7 7 2 3 3 6 3 9 0 2-1 5-3 7 0 3 0 5 0 9-2 0-3 1-5 1s-3-2-5-6c-1-4-2-6-5-7-2 0-3 0-5 0-1 0-3 0-6 0-2 0-4 1-5 1-4 0-7-2-9-5 0-1 1-3 2-6 0-3 1-5 1-6 0-3-2-5-5-6-2 0-4 0-7 1-3 0-5 1-7 1s-3-1-4-2c1-16-4-25-13-27-4-2-6-6-6-11-1-6-2-9-5-11 2-4 2-12 2-24 0-9 2-17 7-22 2 1 4 1 5 1 4 0 7-3 10-8-1-2-2-4-2-7 0-8 4-18 13-27 4-1 10-6 16-15 2 0 4 1 6 4s4 4 6 4c0 0 2 0 4-1 1-2 2-5 2-11-1-5 1-8 5-9 2 1 3 2 5 2 3 0 6-2 11-4s8-4 10-4c3 0 6 2 8 5 2 0 3 0 5 0 4 0 10-1 17-3 7-3 13-4 16-4 6 0 11 2 15 7 3-2 5-3 7-3 4 0 8 4 12 12 5 7 10 11 14 11 3 0 6-1 10-3 0 4 1 9 3 13 1 4 3 7 7 9 1 0 3-1 4-1 6 0 10 6 10 16 1 14 2 23 4 26zM218 58c-3-3-6-4-8-4-1 0-2 0-2 0-1 1-2 2-2 4s0 4 0 4c1 2 3 3 4 3s3-1 5-4c2-2 3-3 3-3zM214 107c1-2 1-3 1-4 0-3-1-5-4-5 0 0-2 1-5 1-3 1-5 2-6 2s-3-1-3-2c0-26-4-43-10-51 0-1 2-2 4-4s3-4 3-6c0-1 0-1 0-2 0-2-2-3-7-3-1 0-1 0-3 0s-3 2-3 5c0-1 0 2 0 10-2 1-4 1-5 1-2 0-4-2-6-6s-4-6-6-7c-11 1-16 5-16 14 0 2 0 6 1 12s2 10 2 13c0 4-1 7-3 10-1-1-3-3-5-5-2-1-4-2-5-2-3 0-4 2-4 4-1 2-1 5-1 8 0 1 0 3 0 4 1 5 4 9 7 11-3 1-5 4-4 8 0 0 4 1 10 2 0 1 0 2 0 4 0 1 0 2 1 5 1 2 1 4 1 5 0 2-1 4-4 5-1-2-1-5-2-7s-3-4-4-4c0 0-1 0-2 1s-2 3-2 4 1 3 3 6c1 1 2 2 3 3 0 1-1 2-2 3-3 10-2 15 2 17 3 0 5 0 6-1 2-1 3-2 4-3 3 5 6 7 10 7 2 0 6-1 11-4s9-4 11-4c3 0 5 1 7 2 5-4 8-12 9-21 0 0 0-8 0-24 1-1 2-1 4-1 1 0 3 0 5 1s4 2 4 3c1-2 2-3 3-5zM164 166c-1 0-2 3-2 7v1c0 1 3 2 7 2 1-2 2-3 2-4 0-4-2-6-5-6-1 0-1 0-2 0zM167 13c-2 0-5 0-10 0 0 1 0 2 0 4 2 4 4 6 6 6h1c2-1 3-4 3-10zM146 173c-1 0-2 0-3 0 0 0 0 1 0 3h1c2-2 2-3 2-3zM128 23c-5 0-7 0-7 1-1 2-2 2-2 3 0 4 3 6 7 6 1 0 2 0 4 0 1-1 2-2 2-2 0-1-1-2-3-4s-2-3-1-4zM15 132c-1 1-1 2-1 3 0 2 0 4 0 4-1 1-1 1-1 2 0 4 1 5 3 5 1 0 2-1 4-1 2-2 3-4 3-6 0-5-2-8-4-8-1 0-2 1-4 1z">
          <text:p/>
        </draw:path>
        <draw:path draw:style-name="gr3" draw:text-style-name="P3" draw:layer="layout" svg:width="0.234cm" svg:height="0.269cm" svg:x="24.948cm" svg:y="18.328cm" svg:viewBox="0 0 235 270" svg:d="M235 174c-1 2-3 3-4 3s-3 0-5-2c-3-1-4-1-5-1-2 0-4 2-7 5 0 0 0 1 0 2 0 2 1 3 3 5s3 3 4 4c-5 2-8 6-9 14-1 7-4 11-8 12-3 3-7 4-11 4-2 0-6 0-10-2-5-1-8-1-10-1-6 0-9 4-11 14-1 1-4 2-7 2-4 0-6-1-8-2 0-1 0-2 0-3 1 0 2 1 3 1 2 0 6-2 10-5 0-1-1-3-3-4-1-2-2-4-2-4-3-1-4 0-6 3-3 2-4 3-4 3-2 1-4 0-7-2-4-2-6-3-8-3s-4 0-5 1c0 1-1 2-2 4-1 1-1 2-1 3s0 2 1 3 3 2 4 4c2 1 3 1 4 0-5 0-16 2-35 5-14 2-26 3-35 3-7 0-14-1-20-2-4 2-5 5-5 11 0 0 0 2 0 4s0 4 0 5c0 6-3 10-10 12-5-9-13-12-24-11-1-1-2-3-2-5s2-4 4-8 3-7 3-9c0-3-2-5-5-8 0-2 0-5 0-8-1-5-1-7-1-8 0-4 2-7 6-9-5-12-6-23-3-35 0-1 4-1 13-2 6-1 9-4 10-8 5 3 7 7 7 14 0 0 0 1 0 3s0 3 0 4c0 7 4 10 14 10 1 1 2 4 4 11 1 4 3 7 6 9 7 0 11-5 12-13 2 5 5 8 10 8 4 0 8-1 13-3 0-1 1-2 2-2 4 5 11 9 18 10 2 0 9 0 22 0 1-2 4-6 8-10 1 0 3 0 6 1s5 2 6 2c2 0 4-2 5-6 0 0 1-1 2-2 2 1 3 4 4 7s3 5 5 6c5 1 9-1 11-7 3-8 5-12 7-13-1-2-2-6-2-13 2-4 5-6 10-6 1 0 2 0 4 0s3 0 4 0c3 0 6-1 8-4 6 2 11 0 15-4 0-4-2-7-5-10-2-1-5-1-8 0s-5 2-6 2c-2 0-4-1-5-3-1-1-1-3-1-5 0-1 0-4 1-7s1-4 1-6c0-3-2-5-5-7-1-1-2-1-3-1-2 0-4 0-5 1-3 1-4 1-5 1-2 0-4-1-5-2 0-9-2-13-5-15-8 0-14-1-17-5 0-2 0-6 0-7 0-8-4-11-14-11-2 0-5 0-8 0-4 1-6 1-8 1-5 0-8-1-9-2-15 0-36 1-64 2-3 1-6 5-8 11-2 8-6 11-11 11-2 2-3 4-5 7h-1c-2 2-2 3-2 3-8-1-17-7-25-17 6 2 10 0 11-7-2-3-5-7-9-12 4-3 6-7 4-9-1-2-4-4-7-8 0-4 0-11-1-19-1-10-1-16-1-19 0-11 4-19 12-25 2-4 5-4 10-2 1 6 5 11 13 17 7 6 11 11 11 16 3 2 5 4 5 8 0 1 0 3 0 5 0 1 0 2 0 3 0 4 2 6 8 6 2-1 4-5 5-11 0-6 1-9 4-9 1 0 3 1 5 2 0 3 0 6 0 10 2 4 4 6 8 6 3-2 8-2 14-1 8 1 12 2 14 1 3-1 4-5 3-12 2-1 5 2 7 7 3 6 6 9 9 9 1 0 3-1 5-2 1-1 2-3 3-4 1 3 3 4 7 4 6 0 9 0 8 0 2-2 4-6 6-13 0-5 3-8 7-8 2 0 3 0 5 1 8-3 13-5 16-5 2 0 5 1 9 2 5-4 6-8 2-12-1-1-2-1-4-1s-3 0-4 0c2-3 5-5 8-8s4-6 3-11c2-1 5-1 6-1 3 0 5 2 8 8 3 5 5 9 8 9 4 10 7 20 7 31 0 5-1 10-2 14-3 2-8 6-15 12 0 1 1 2 1 3 0 3-2 6-5 10-2 4-4 7-4 9 2 4 7 7 13 12-4-2-6 0-8 6-1 5 1 8 6 9 4 1 8 1 12 2 3 5 4 10 4 16 0 2 0 5-1 9 0 4 0 7 0 9 0 6 1 11 4 15zM14 129c0 0 1 0 2 0v1c0 0-1 0-2 0zM213 126c-2 2-4 4-4 6 0 0 0 1 1 1 3 6 6 9 9 9 1 0 2-1 4-2 0-1 0-3 0-4 0-7-3-10-10-10zM221 28c0-1 0-2 0-5-1 0-3 0-5 0 0 1 0 3 0 5 1 0 3 0 5 0zM198 110c-2 0-4 0-6 0-2 1-4 2-5 4 0 3 1 4 2 5 1 0 2 1 3 1 5 0 8-2 8-6 0-1-1-3-2-4zM198 175c-1 0-4 0-8 0 0 0 0 1 0 2 2 3 5 4 6 4h1c1-1 1-3 1-6zM176 42c-1 0-3 0-5 0-3 5-6 8-6 10h1c1 0 3 0 6 0 2-1 4-4 4-10zM162 82c0-1-1-1-1-1-1 0-2 1-2 1-2 1-2 2-2 4v1c1 0 2 0 3 0 0-1 0-2 1-2 1-1 1-2 1-3zM131 69c-1 0-1 0-1 0-2 0-3 0-3 1-2 1-2 2-2 4v1c0 1 2 1 6 1 0-2 0-4 0-7zM114 228c0-1 0-3 0-6-2 0-5 0-10 0 0 1 0 3 0 6 2 0 5 0 10 0zM81 218c-2 0-3 1-2 4 0 2-1 4-2 5 0 3 3 4 7 4 5 0 8 0 9 1-1 0-2-3-3-9-1-3-3-5-6-5-1 0-2 0-3 0zM62 75c-1-1-3-2-6-3 0 1 0 2 0 4 1 2 2 2 5 2-1-1 0-2 1-3zM44 26c-1-2-3-4-4-4-2 0-4 1-6 2 0 7 2 10 6 10 3-1 5-3 5-6 0-1-1-1-1-2zM41 202c0-1 0-2 0-5-1 0-2 0-3 0 0 1 0 3 0 5 0 0 1 0 3 0zM32 18c-1 0-2 0-5 0 0 1 0 2 0 3 1 0 2 0 3 0 1-1 2-2 2-3zM20 5c0 1 0 2 0 5h1c2 0 3-1 3-1 0-1-1-2-1-2 0-1-1-2-2-2s-1 0-1 0zM21 185c0 0 0-1 0-3 0 0-2 0-5 0 0 0 0 1 0 3 1 0 3 0 5 0zM16 197c0 0-1 2-3 4-1 1-2 1-2 3v1c1 1 2 1 5 1 3-1 4-2 4-5 0-2-1-4-4-4zM20 243c-1-2-2-3-4-3-1 0-2-1-2-1-1 0-2 1-3 2 2 1 3 2 3 3 2 0 4 0 6-1zM223 52c0 0 0-2 0-4-1 0-4 0-7 0 0 1 0 2 0 4 1 0 4 0 7 0z">
          <text:p/>
        </draw:path>
        <draw:path draw:style-name="gr3" draw:text-style-name="P3" draw:layer="layout" svg:width="0.231cm" svg:height="0.206cm" svg:x="24.948cm" svg:y="18.645cm" svg:viewBox="0 0 232 207" svg:d="M232 87c-1 5-2 15-3 31 0 14-2 25-4 32-5 10-13 16-26 18 0-1-2-1-5-1-4 0-6 0-7 0-2 0-4 2-4 5 0 2 2 5 4 8-2-2-4-2-6-2s-4 1-8 4c-3 3-6 4-9 4-5 3-7 7-5 14-3 0-8 1-15 3 5-1 6-4 5-10-1-2-2-3-5-4-2 0-4 0-6 0-1 1-3 4-4 9-1 4-3 7-6 7-1 0-2-2-4-2-2-4-3-7-4-10-2-5-5-7-8-8-2 1-6 1-11 1 0-1 0-3 0-5 2 2 5 3 8 3 6 0 9-4 11-11-2-4-3-11-4-20-2-10-3-17-4-21 3-2 5-6 6-12 0-7 1-12 2-13 0 0-4-4-10-10 0-1 2-6 6-15 2-5 3-10 3-13 0-5-1-8-3-11 0-2 0-5 2-10 2-4 3-7 3-8 0-3-2-5-5-7-5 0-12-1-21-2 0-1 0-2 1-4 0-2 0-3 0-3 0-1-1-2-2-3-4 0-7 2-9 7s-4 7-8 6c-1 1-4 3-11 4-6 1-9 4-9 10 0 2 0 5 1 10-2 1-6 2-12 3-5 1-8 3-10 8 0 1 0 3 0 6-1 0-1 0-1 0-1 0-2 0-3 0-2-2-2-2-2-2-1 0-2 1-3 2 6 1 9 6 9 15 0 3-1 7-1 13-1 5-2 9-2 11-3 24 0 41 9 50 2-1 5-2 7-2 3 0 8 2 13 5 0 1 0 3 0 5-1 2-1 4-1 5 0 2 2 4 5 4 2-2 6-5 11-8 0 0 2 2 7 7 2 3 3 6 3 9 0 2-1 5-3 7 0 3 0 5 0 10-2 0-3 1-5 1s-3-2-5-7c-1-4-2-6-5-7-2 0-3 0-5 0-1 0-3 0-6 0-2 0-4 1-5 1-4 0-7-2-9-5 0-1 1-3 2-6 0-3 1-5 1-6 0-3-2-5-5-6-2 0-4 0-7 1-3 0-5 1-7 1s-3-1-4-2c1-16-4-25-13-27-4-1-6-5-6-10-1-6-2-10-5-11 2-4 2-12 2-24 0-10 2-17 7-22 2 0 4 1 5 1 4 0 7-3 10-8-1-2-2-4-2-7 0-9 4-18 13-28 4 0 10-5 16-14 2 0 4 1 6 4s4 4 6 4c0 0 2 0 4-1 1-2 2-5 2-11-1-5 1-8 5-9 2 1 3 2 5 2 3 0 6-2 11-4s8-4 10-4c3 0 6 2 8 5 2 0 3 0 5 0 4 0 10-1 17-4 7-2 13-3 16-3 6 0 11 2 15 7 3-2 5-3 7-3 4 0 8 4 12 12 5 7 10 11 14 11 3 0 6-1 10-3 0 4 1 9 3 13 1 4 3 7 7 9 1 0 3-1 4-1 6 0 10 6 10 16 1 14 2 23 4 26zM218 58c-3-3-6-4-8-4-1 0-2 0-2 0-1 1-2 2-2 4s0 3 0 4c1 2 3 3 4 3s3-1 5-4c2-2 3-3 3-3zM214 107c1-2 1-3 1-4 0-3-1-5-4-5 0 0-2 1-5 1-3 1-5 2-6 2s-3-1-3-2c0-26-4-43-10-51 0-1 2-2 4-4s3-4 3-6c0-1 0-1 0-3 0-1-2-2-7-2-1 0-1 0-3 0s-3 2-3 5c0-1 0 2 0 10-2 1-4 1-5 1-2 0-4-2-6-6s-4-6-6-8c-11 2-16 6-16 15 0 2 0 6 1 12s2 10 2 13c0 4-1 7-3 10-1-1-3-3-5-5-2-1-4-2-5-2-3 0-4 2-4 4-1 2-1 5-1 7s0 4 0 5c1 5 4 9 7 11-3 1-5 4-4 8 0 0 4 1 10 2 0 1 0 2 0 4 0 1 0 2 1 5 1 2 1 4 1 5 0 2-1 3-4 5-1-2-1-5-2-7s-3-4-4-4c0 0-1 0-2 1s-2 3-2 4 1 3 3 6c1 1 2 2 3 3 0 1-1 2-2 3-3 9-2 14 2 16 3 0 5 0 6-1 2-1 3-2 4-3 3 5 6 7 10 7 2 0 6-1 11-4s9-4 11-4c3 0 5 0 7 2 5-4 8-11 9-21 0 0 0-7 0-23 1-1 2-1 4-1 1 0 3 0 5 1s4 2 4 3c1-2 2-3 3-5zM164 165c-1 0-2 3-2 7v1c0 1 3 2 7 2 1-2 2-3 2-4 0-4-2-6-5-6-1 0-1 0-2 0zM167 13c-2 0-5 0-10 0 0 1 0 2 0 4 2 4 4 6 6 6h1c2-1 3-4 3-10zM146 172c-1 0-2 0-3 0 0 0 0 1 0 3h1c2-2 2-3 2-3zM128 23c-5 0-7 0-7 1-1 2-2 2-2 3 0 4 3 6 7 6 1 0 2 0 4 0 1-1 2-2 2-3 0 0-1-1-3-3s-2-3-1-4zM15 132c-1 1-1 2-1 3 0 2 0 4 0 4-1 1-1 1-1 2 0 3 1 4 3 4 1 0 2-1 4-1 2-1 3-3 3-5 0-5-2-8-4-8-1 0-2 1-4 1z">
          <text:p/>
        </draw:path>
        <draw:path draw:style-name="gr3" draw:text-style-name="P3" draw:layer="layout" svg:width="0.231cm" svg:height="0.187cm" svg:x="24.948cm" svg:y="18.936cm" svg:viewBox="0 0 232 188" svg:d="M228 67c-1 2-1 4-1 7 0 4 1 9 3 16 1 6 2 11 2 14 0 5-1 9-4 13-2 1-4 2-7 3-3 2-5 4-5 6s1 4 2 5c0 1 1 1 1 1 1 0 2 0 3-1 2-1 3-3 4-3 0 3-3 5-7 8s-6 6-6 9c0 1 0 2 1 3s3 3 5 6c0 5-6 8-16 9s-15 6-14 15c-10 6-19 10-25 10-5 0-8-2-11-4-1-2-7-8-17-19 4-1 6-4 7-8 1-5 1-10 2-15 3 0 5 1 6 4 1 2 3 4 4 6 0 0 3 1 6 1 4 1 7 1 9 1 5 0 9-2 11-7-1-1-2-4-2-10 2-1 4-2 7-2 1 0 2 0 3 1 2 0 3 0 4 0 4 0 7-2 9-8-4-3-6-7-6-12 0-2 1-6 2-11 0-4 1-8 1-9 0-7-4-10-12-11-8-13-12-23-12-30 0-3 0-7 2-11 0 0-1-1-2-4-2-1-4-2-5-2s-2 0-3 0c-2 3-5 7-9 12 0-7-6-11-15-11-10-1-15-3-15-9 0-1 0-3 1-4-1 0-2-1-4-2-1-1-3-1-3-1-1 0-2 0-2 1-2 2-3 5-3 10 0 4-2 6-4 6s-3 0-5-1c1-6-2-11-7-15-2-1-4 0-7 2-2 1-3 4-3 6 0 4-3 6-9 8s-10 4-11 7c-4-1-9-1-17-1-2 3-4 9-5 17-2 6-3 11-5 14l-2-2c-1-1-2-2-2-2-1 0-2 1-3 2-4 3-5 6-4 10 1 2 3 3 7 3 1-1 3-2 4-4 2 0 2 2 2 4-1 2-2 4-3 4s-2-1-4-2c-2-2-4-2-4-2 0 1-1 3-3 6-1 3-1 5-1 7 0 1 1 3 2 4s3 2 6 4c-5 5-7 10-6 13 5 4 9 5 11 3 0 0 0 2 0 6-3-1-6 1-8 6-1 10 1 15 8 15 1 0 2 0 3 2 0 1 0 2 1 3 2 3 7 7 17 12 8 4 11 10 10 17-2 1-5-2-7-7-3-6-6-9-11-7-2 5-5 7-8 7s-7-1-12-4-9-5-11-5c-1-4-4-9-8-13-4-5-8-10-13-15-3-17-5-30-5-40 0-21 6-36 19-44-1-2-2-5-2-10 2-2 6-5 13-10 7-4 11-8 12-12 3-3 10-5 22-6 10-1 16-4 19-10 2-2 5-4 9-4 0 2 0 3 0 5 0 3 2 5 4 5 3 2 6 1 7-3 0-1 0-3 0-6 0-2-1-3-3-4 0 0 2-1 7-2 2-1 3-1 5-1 1 0 2 0 3 0 2 1 3 3 4 6s2 4 5 4c2-1 4-4 4-7-1 0-1-1-3-2 2 0 3-1 4-1 3 0 5 3 9 8 3 6 6 9 8 9 3 0 5-2 9-5 6-2 9 1 10 9 0 7 3 11 8 10 1-4 2-7 4-13 2 7 7 11 17 12s15 5 15 10c0 2-1 4-1 7 11 5 18 12 20 20zM218 99c0 1 0 2 0 4-1 1-1 2-1 2 0 1 1 2 3 2 2-1 3-2 3-5s-1-4-2-4-2 0-3 1zM218 60c-2 0-3 0-5 0 0 0 0 2 0 5 0 0 1 0 3 0 0-1 0-3 2-5zM197 141c-4 1-6 3-6 6 0 0 0 1 1 1 0 3 1 4 5 4 1-1 2-3 2-6 0-2-1-4-2-5zM189 39c0 1 0 4 0 9 2 0 3 1 4 2 2-1 3-2 3-5 0-4-2-6-5-6 0 0-1 0-2 0zM176 173c-1 0-2 0-4 0 0 0 0 2 0 5 0 0 2 1 4 1 0-1 0-3 0-6zM153 170c-2 3-3 5-3 5 1 0 1 1 1 2 1 1 1 2 1 2 1 0 2 0 3 0 3 1 5 0 5-2 0-5-2-8-5-8 0 0-1 0-2 1zM149 26c-1 0-3 0-6 0 0 1 0 2 2 5 1-1 2-2 3-3 1 0 1-1 1-2zM54 33c0 0-1 0-2-1 0 0 0 1 0 3 0 0 1-1 2-2zM36 154c0 2 0 5 0 10 0 0 1 0 3 0 2-1 3-3 3-5 0-3-1-5-3-5-1 0-2 0-3 0z">
          <text:p/>
        </draw:path>
        <draw:path draw:style-name="gr3" draw:text-style-name="P3" draw:layer="layout" svg:width="0.231cm" svg:height="0.206cm" svg:x="24.948cm" svg:y="19.203cm" svg:viewBox="0 0 232 207" svg:d="M232 88c-1 5-2 15-3 31 0 14-2 25-4 32-5 10-13 16-26 18 0-1-2-1-5-1-4 0-6 0-7 0-2 0-4 2-4 5 0 2 2 5 4 8-2-2-4-2-6-2s-4 1-8 4c-3 3-6 4-9 4-5 3-7 7-5 14-3 0-8 1-15 3 5-1 6-4 5-10-1-2-2-3-5-4-2 0-4 0-6 0-1 1-3 4-4 8s-3 7-6 7c-1 0-2-1-4-1-2-4-3-7-4-10-2-5-5-7-8-8-2 1-6 1-11 1 0-1 0-3 0-5 2 2 5 3 8 3 6 0 9-4 11-11-2-4-3-11-4-20-2-10-3-17-4-21 3-2 5-6 6-12 0-7 1-12 2-13 0 0-4-4-10-10 0-1 2-6 6-15 2-5 3-10 3-13 0-5-1-8-3-11 0-3 0-6 2-11 2-4 3-7 3-8 0-3-2-5-5-7-5 0-12-1-21-2 0-1 0-2 1-4 0-2 0-3 0-3 0-1-1-2-2-3-4 0-7 2-9 7s-4 7-8 6c-1 1-4 3-11 4-6 1-9 4-9 10 0 2 0 5 1 9-2 3-6 4-12 5-5 1-8 3-10 8 0 1 0 3 0 6-1 0-1 0-1 0-1 0-2 0-3 0-2-2-2-2-2-2-1 0-2 1-3 2 6 1 9 6 9 15 0 3-1 7-1 13-1 5-2 9-2 11-3 24 0 41 9 50 2-1 5-2 7-2 3 0 8 2 13 5 0 1 0 3 0 5-1 2-1 4-1 5 0 2 2 4 5 4 2-2 6-5 11-8 0 0 2 2 7 7 2 3 3 6 3 9 0 2-1 5-3 7 0 3 0 5 0 9-2 0-3 1-5 1s-3-2-5-6c-1-4-2-6-5-7-2 0-3 0-5 0-1 0-3 0-6 0-2 0-4 1-5 1-4 0-7-2-9-5 0-1 1-3 2-6 0-3 1-5 1-6 0-3-2-5-5-7-2 0-4 1-7 2-3 0-5 1-7 1s-3-1-4-3c1-15-4-24-13-26-4-1-6-5-6-10-1-6-2-10-5-11 2-4 2-12 2-24 0-10 2-17 7-22 2 0 4 1 5 1 4 0 7-3 10-8-1-2-2-5-2-7 0-10 4-19 13-29 4 0 10-5 16-14 2 0 4 1 6 4s4 4 6 4c0 0 2 0 4-1 1-2 2-5 2-11-1-5 1-8 5-9 2 1 3 2 5 2 3 0 6-2 11-4s8-4 10-4c3 0 6 2 8 5 2 0 3 0 5 0 4 0 10-1 17-4 7-2 13-3 16-3 6 0 11 2 15 7 3-2 5-3 7-3 4 0 8 4 12 12 5 7 10 11 14 11 3 0 6-1 10-3 0 4 1 9 3 13 1 4 3 7 7 9 1 0 3-1 4-1 6 0 10 6 10 17 1 14 2 23 4 26zM218 59c-3-4-6-5-8-5-1 0-2 0-2 0-1 1-2 2-2 3 0 4 0 5 0 6 1 2 3 3 4 3s3-1 5-4c2-2 3-3 3-3zM214 108c1-2 1-3 1-4 0-3-1-5-4-5 0 0-2 1-5 1-3 1-5 1-6 1s-3 0-3-1c0-26-4-44-10-52 0-1 2-2 4-4 2-3 3-4 3-6 0-1 0-1 0-3 0-1-2-2-7-2-1 0-1 0-3 0s-3 1-3 5c0-1 0 2 0 10-2 1-4 1-5 1-2 0-4-2-6-6s-4-6-6-8c-11 2-16 6-16 15 0 2 0 6 1 13 1 6 2 10 2 13 0 4-1 7-3 9-1 0-3-2-5-4-2-1-4-2-5-2-3 0-4 2-4 4-1 2-1 5-1 7s0 3 0 5c1 5 4 9 7 11-3 1-5 4-4 8 0 0 4 1 10 2 0 1 0 2 0 4 0 1 0 2 1 5 1 2 1 4 1 5 0 2-1 3-4 5-1-2-1-5-2-7s-3-4-4-4c0 0-1 0-2 1s-2 3-2 4 1 3 3 6c1 1 2 2 3 3 0 1-1 2-2 3-3 9-2 14 2 16 3 0 5 0 6-1 2-1 3-2 4-3 3 5 6 7 10 7 2 0 6-1 11-4s9-4 11-4c3 0 5 0 7 2 5-4 8-11 9-21 0 0 0-7 0-23 1-1 2-1 4-1 1 0 3 0 5 1s4 2 4 3c1-2 2-3 3-5zM164 166c-1 0-2 3-2 7v1c0 1 3 2 7 2 1-2 2-3 2-5 0-3-2-5-5-5-1 0-1 0-2 0zM167 13c-2 0-5 0-10 0 0 1 0 2 0 4 2 4 4 6 6 6h1c2-1 3-5 3-10zM146 173c-1 0-2 0-3 0 0 0 0 1 0 3h1c2-2 2-3 2-3zM128 23c-5 0-7 0-7 1-1 1-2 2-2 3 0 4 3 6 7 6 1 0 2 0 4 0 1-1 2-2 2-3 0 0-1-1-3-3s-2-3-1-4zM15 133c-1 1-1 2-1 3 0 2 0 4 0 4-1 1-1 1-1 2 0 2 1 4 3 4 1 0 2-1 4-1 2-1 3-3 3-6 0-4-2-7-4-7-1 0-2 0-4 1z">
          <text:p/>
        </draw:path>
        <draw:path draw:style-name="gr3" draw:text-style-name="P3" draw:layer="layout" svg:width="0.231cm" svg:height="0.225cm" svg:x="24.973cm" svg:y="19.746cm" svg:viewBox="0 0 232 226" svg:d="M232 111c-8 3-12 6-12 10 0 1 0 2 1 3 4 3 6 6 6 7s-1 3-3 5-3 4-3 6c0 0 0 1 1 3 0 0 0 1 0 2 0 2-3 3-7 4-2 7-7 12-15 16-11 4-18 7-21 11-3 0-5 1-7 1-4 0-9-2-15-4s-10-3-12-3c-6 0-10 4-14 12 3 0-3 0-17 0-10 0-14-4-13-12 0-2-1-2-3-2s-3 0-3-1c-2 2-3 5-4 10 0 4-2 6-4 6-1 0-3-1-5-1 0-1 0-3 0-5 1-2 1-3 1-5 0-3-1-5-5-7-2 0-3 0-3 0-3 0-5 2-5 7-1 5-2 8-4 9-2-1-5-2-8-2-5 0-11 2-17 5-2 0-3 2-3 4-1 3-3 4-4 4s-2 0-3 0c0-5-1-6-3-6-3-1-5-1-6 1-1 1-1 3 0 7 0 3-1 4-2 5 3 3 5 6 8 9s6 4 9 3c0-1 1-1 1-2 2 2 6 6 11 12-7 2-13 3-17 3-6 0-11-1-14-3-12-8-18-20-18-37 0-2 0-4 1-6 9-11 13-25 13-44 0-11-2-23-5-34-5-3-7-5-7-8 0-1 2-5 5-10 2-5 2-10 0-13-1-11 2-22 6-33s11-20 20-27c10-2 25-6 45-11 2 3 8 7 18 10 8 2 12 6 12 11 0 2-1 5-2 8 4 4 7 7 9 7 1 0 2-1 3-1 2-2 3-2 5-2 1 0 3 1 7 3 4 3 7 4 10 3 9-1 15-2 16-2 5-1 9-5 10-10 0-5 2-8 7-8 2 0 4 1 6 2 7-1 13 3 19 11 6 7 12 11 19 11 2 4 3 8 3 14 0 1 0 4 0 7s0 5 0 6c0 10 3 15 9 18 1 3 2 7 2 12s0 9 1 11zM229 96c-1 0-2 0-4 0 0 1 0 3 0 6 1 1 2 2 3 2 0-1 1-4 1-8zM198 88c5-4 8-8 8-12 0-3-4-6-12-11s-11-10-10-15c-7-2-14-2-22-2-7 0-15 0-22 2-1 1-1 2-1 3s1 2 3 3 3 2 4 3c0 0-1 1-2 2-5-1-9 1-11 3-3 3-5 7-5 11 0 2 1 5 2 7 6 4 11 11 13 24 2 16 4 25 7 29 3 0 7 0 12 1 2 1 4 3 4 7 1 1 3 2 4 2s3-1 6-3 5-2 6-2c1-5 4-8 8-11 7-4 11-6 11-6 3-5 2-10-1-13-1-5-2-12-2-22zM152 154c-1 0-3 0-6 0 0 1 0 2 0 5 3 2 4 3 4 3 1-1 2-1 2-3v-1c0-2 0-4 0-4zM124 140c1-2 1-4 1-5 0-6-3-11-8-17 2-3 3-5 3-8 0-1-1-6-3-14-13-11-22-28-25-49-4-5-10-8-17-9s-14-2-20-3c-4 3-8 6-12 9-5 4-7 8-7 14-7 9-11 25-11 44 0 4 0 13 1 28 2 1 3 2 5 2s3 0 6 0c2-1 4-2 5-2 3 0 5 2 7 5-1 3-1 5-1 6 0 4 4 7 12 9 8 1 13 4 14 10 2 1 3 1 3 1 3 0 4-2 5-5 2-4 3-6 5-6 3 0 5 1 5 3-1 4 0 6 0 7 2 0 5 0 9 0 2-4 5-6 8-6 2 0 5 1 8 3 4 1 6 2 7 2 1-3 0-6-2-8-5-3-7-5-8-7 2-1 5-2 10-4zM90 24c-1 0-3 0-6 0 0 1 0 2 0 5 0 1 1 2 3 2 1 0 2 0 3 0 0-1 0-4 0-7zM18 86c-1 0-2 0-4 0 0 2 0 4 1 6 2-2 3-4 3-5s0-1 0-1z">
          <text:p/>
        </draw:path>
        <draw:path draw:style-name="gr3" draw:text-style-name="P3" draw:layer="layout" svg:width="0.296cm" svg:height="0.218cm" svg:x="24.947cm" svg:y="20.03cm" svg:viewBox="0 0 297 219" svg:d="M0 6c0-1 2-1 5-1 1 0 3-1 7-3 3-2 5-2 8-2h1c7 7 20 18 40 33 18 16 45 37 81 65 7 4 16 10 29 18 0 0 1 2 4 5s4 4 4 5c0-1-2-1-6-1 1 0 1 1 2 1 0 1 3 1 8 2 3 1 5 2 5 3 2 2 8 6 16 9 8 2 15 5 19 8 8 10 23 22 45 38 2 0 8 5 18 14 5 3 8 8 9 13 1 3 2 5 2 5-4 1-8 1-12 1-16 0-27-2-33-5-1-6-3-11-8-14-1-1-6-4-13-8-8-4-13-7-15-11-1 0-8-4-21-13-9-5-15-10-19-16 0 0-1-1-3-2s-2-2-2-3c-1 0-1-1-1-3 0-1 0-2-1-3-8-5-15-10-21-11-1-3-3-5-7-8-4-2-7-4-11-6-1 0-4-1-11-2-2-1-5-4-10-9-4-2-6-3-6-3-2-3-3-5-3-7-3-8-10-15-23-23-7-4-13-7-15-10-10-14-21-23-32-28-2 0-7-5-15-13-8-10-13-15-15-15z">
          <text:p/>
        </draw:path>
        <draw:frame draw:style-name="gr4" draw:text-style-name="P5" draw:layer="layout" svg:width="7.262cm" svg:height="0.517cm" draw:transform="rotate (-1.5707963267949) translate (25.35cm 13.025cm)">
          <draw:text-box>
            <text:p text:style-name="P4"><text:span text:style-name="T1">Este cuaderno pertenece a/</text:span></text:p>
          </draw:text-box>
        </draw:frame>
        <draw:path draw:style-name="gr3" draw:text-style-name="P3" draw:layer="layout" svg:width="0.318cm" svg:height="0.215cm" svg:x="24.364cm" svg:y="13.064cm" svg:viewBox="0 0 319 216" svg:d="M316 35c-1 10-1 22 0 35 2 19 3 29 3 32 0 9-2 18-4 26-9-2-22-4-40-4-19 1-32 0-39-1 1-1 4-2 7-2 1 0 2 0 5 1 2 0 4 0 5 0 4 0 6-3 6-9-3-3-6-5-11-5-2 0-6 1-12 2-5 1-9 1-11 1-4 1-5 3-5 6s0 7 0 10c-2 0-5-1-7-1-4 0-9 1-16 2s-13 2-16 2c-10 0-17-5-20-15-2-1-3-2-4-2-2 0-3 2-5 5-3 5-4 7-5 7-6-10-12-14-17-14-3 6-5 9-4 10s2 3 5 6c-3 3-7 5-12 5-2 0-6-1-11-2s-9-2-11-2c-3 0-6 1-8 2 0-1-1-2-1-2 1-2 4-5 8-9-5-4-9-6-10-6s-3 1-4 2c1 11-3 17-12 17-2 0-5 0-10-1-4-1-7-1-10-1-6 0-11 2-14 6-3 3-6 5-10 5-3 0-6 0-10-1-5-2-9-2-11-2-3-4-5-10-4-18 0-10 0-16 0-17s0-6-1-15v-1c0-5 3-8 9-9 1 0 2 0 4 0 0 1-1 2-2 3 3 3 6 5 11 5 7-1 11-1 12 0s2 3 2 5c0 1 0 1-1 2 0 2 0 3 0 3 0 3 2 5 5 7 6 1 10-1 13-5-1-2-2-5-4-10 2 1 3 3 4 8 1 3 4 6 6 7 3-2 7-4 13-4 1 0 3 1 5 1 3 0 4 0 5 0 8 0 13-3 15-8 2 5 5 7 11 7 1 0 3 0 6-1 4 0 6 0 7 0 4 0 8 1 10 5 4 1 7 0 8-5 3-6 4-9 5-10 1 8 5 13 11 15 2 0 4 0 8-2 3-1 6-2 7-2 3 0 5 2 8 6 3 0 5-1 9-4 2-2 5-5 7-8 0-1-1-4-1-7 1 0 2 2 4 5 1 4 3 6 5 7 3-1 6-2 9-2 2 0 6 1 11 2 4 1 8 2 10 2 4 0 7-3 9-8 4 4 8 6 14 6 2 0 7 0 14-2 5-1 10-2 14-1 3-2 4-3 4-6 0 0-1-2-1-3 0-2 0-4 0-5s1-3 3-4c8 2 13-1 17-8 0-2-2-5-4-6-6-3-9-5-9-5 3-1 6-2 10-4 3-1 5-3 6-6 0-1-2-3-5-6-3 1-6 2-10 2-3 0-8-2-15-4-7-3-11-5-14-5-1 0-2 0-4 1 0-9-2-15-7-16-4-1-7 1-9 6-2 6-3 9-4 10-2-3-4-6-5-9-2-4-5-5-7-5s-3 0-4 1c-2 3-5 4-7 4-1 0-4-1-7-2-4-2-6-3-9-3-1 0-3 0-4 1-2-2-3-3-3-5s1-4 3-8c3-4 5-7 5-8 1-2 2-2 3-2s3 0 6 1 6 1 8 0c0 5 1 9 5 10 3 0 5-1 7-3s5-4 7-7c2 1 4 4 6 8s4 6 7 6c1 0 2 0 3 0 3-5 5-7 9-7 2 0 4 1 7 2s5 1 7 1c5 0 8-3 9-9 2 6 7 10 17 12s15 6 15 11c0 3-1 6-3 10zM315 188c0 1-1 4-1 9-2-1-5-2-7-2-4 0-7 3-10 10-4 6-7 10-10 11-9 0-17 0-24 0-21 0-37-1-50-4 1-1 1-3 1-4 0-4-2-9-7-15 2-5 5-7 9-7 1 0 4 0 7 2 4 1 6 2 8 2 3 0 6-2 8-5 19 2 28 3 29 3 8 0 16-2 21-5 12 3 20 2 26-3 0 0 0-1 0-2 0-2-1-3-3-5-4-2-6-3-7-3 0-1-1-1-2-1-2 0-5 1-7 4-3 1-5 3-6 3 0-4 2-8 9-9 6-2 9-5 10-9 0-2-1-4-4-7-2-3-3-5-3-6 0-2 2-4 7-5 6 3 9 10 9 21 0-4-1 6-3 27zM239 86c0 0 0-1 0-3 0 0 1 0 2 0 0 1 0 2 0 3 0 0-1 0-2 0zM34 65c0 1 0 2 0 4-1-1-2-2-5-2 0 0-2 0-3 1-3 0-4 1-5 1-2 0-4-2-5-4 1-2 2-2 5-1 1 1 3 0 5-1 0 2 1 3 3 2s4-1 5 0zM4 69c1 0 4 0 9 0-2 0-5 0-9 0zM13 146c-1 0-1 0-2 0-1 1-2 2-2 4 0 0 0 1 1 2 0 2 1 3 1 3 0 2-2 3-5 3-1 0-1 0-2 0 0-3 1-8 1-14 1 0 2 0 2 0 3 0 4 0 6 2zM286 204c-1-2-4-4-9-5-1 0-1 0-2 0-2 0-4 1-6 2 0 3 0 6 0 10 1 1 3 1 5 1 4 0 9-2 12-8zM229 197c-5 3-7 5-7 8v1c1 2 2 3 4 5 1 1 2 2 3 2 0 0 1 0 2-1 4 0 6-2 6-6 0-5-3-8-8-9zM216 119c-1-3-3-5-7-5-1 0-2 1-3 1-4 3-6 6-6 8 0 1 0 2 0 2 1 0 3 0 6 0s6 0 7-1c2 0 3-1 3-4zM180 111c-2 3-2 5-2 6s0 1 0 2 2 2 6 2c3 0 4-1 4-3 0-3-3-6-8-7zM67 118c-1-2-3-3-5-3s-5 2-8 4c0 1 0 3 0 4 0 3 2 5 6 5 0 0 1 0 2 0 4 0 6-2 6-5 0-2 0-3-1-5zM46 118c0-1-1-1-3-1-4 0-6 2-8 6 2 1 5 2 9 4 2-2 3-4 3-7 0 0 0-1-1-2zM274 111c-2 2-3 4-3 6v1c0 1 2 1 5 1h1c2 1 5-1 5-4s-3-4-6-4c0 0-1 0-2 0zM280 25c-1-1-3-2-4-2s-2 0-2 0c-2 0-4 2-5 4 0 1 0 2 0 3 0 3 2 4 7 5 2-1 3-4 4-10zM254 201c-1 0-3 0-7 0 0 2 0 5 0 10 0 0 1 0 4 0 0-1 1-2 2-4s1-3 1-5z">
          <text:p/>
        </draw:path>
        <draw:path draw:style-name="gr3" draw:text-style-name="P3" draw:layer="layout" svg:width="0.321cm" svg:height="0.301cm" svg:x="24.364cm" svg:y="13.287cm" svg:viewBox="0 0 322 302" svg:d="M322 42c-2 2-3 6-3 9 0 2 0 3 0 5s0 4 0 5c0 5-1 7-4 9 0 4-1 7-3 9-1-1-2-2-5-2s-5 0-5 0c-3 3-6 7-10 12 1 2 1 3 1 3-1-1-4-5-7-12-3-5-7-8-11-8-2 3-4 6-8 11-2 0-5-1-9-4s-7-4-9-4c-1 0-2 0-3 0-3 3-5 8-6 14s-3 11-5 13c-1-4-4-6-8-7-5-1-9-2-13-3-1 1-5 3-13 7-5 3-8 7-10 12 2 2 3 3 5 3s4-1 7-2c2-1 4-1 5-1 1-1 2-1 3-2 3 0 5 5 5 13 0 9 2 14 7 16-4 0-6 4-6 12 0 2 1 4 1 6 3 2 6 4 11 7-8-1-12 1-13 7-1 3 2 7 9 10 0 0 1 0 2 0-7 3-10 9-10 16 0 0 0 1 0 3s0 4 0 5c0 6-2 10-6 14 0 0-1-2-3-4-3-3-5-5-8-5-1 0-2 0-3 1-8 11-12 21-12 31-1-6-5-9-11-9-3 0-6 1-8 2-4 2-6 5-6 11 0 5-2 8-6 8-1 0-3-1-5-1 0-1 2-2 4-5s4-5 4-6c0-3-2-5-5-6s-6 0-10 2c-2 2-5 4-7 6 0 0 0 1 1 3 1 3 1 5 1 6 0 2-1 4-5 4-3-2-7-3-11-3s-9 1-13 3c-1-1-1-5 0-11 0-4-2-8-6-10-4-1-7 1-9 5-1 2-3 5-4 7 0 2 0 4 0 6-3 2-7 3-11 3-6 0-9 0-10 0-1-1-4-3-8-5-3-1-5-3-5-8-1 0-3-1-6-2-4 5-7 13-8 25-1 16-2 25-3 27-11-2-18-2-21-2 1 3 2 5 5 6s6 2 9 3c-3 1-7 2-12 2-7 0-11 0-13 0-1-5-2-12-4-21 6-5 9-9 9-12 0-1-1-3-2-5-1-1-3-2-5-4 0-8 0-18-1-30-1-14-2-24-2-28 0-5 0-10 1-14 2 0 5-2 9-5s6-5 8-5 4 2 7 6c1-2 3-2 5-2s4 1 6 4c1 2 2 5 3 7 0 1 0 2 0 3s2 3 5 5 4 4 4 6c1 1 0 4-3 7-2 2-3 4-3 5 0 2 1 3 3 5 3 3 6 5 7 5 1-1 2-5 3-13 0-5 2-7 7-6 0 1-1 3-1 5 0 9 4 14 13 15 1 0 4-2 7-6 1-4 1-7-2-9 0 0-1 0-2 0-1-2 0-3 3-6 1 1 4 5 8 14 2 5 7 8 13 7 1-1 1-1 1-2s-1-2-3-4c-1-1-2-3-2-4 3-6 8-9 14-8 1 1 2 3 2 4s-2 3-5 5-4 3-2 5c1 3 4 5 7 5 6 1 9 1 10 1 0-3 2-5 4-8s4-5 4-7c3 0 5 2 9 6 3 3 5 4 7 4s3-1 5-3c3-1 4-4 4-9 1-5 3-7 6-6 0 4 0 7 0 10 1 5 3 8 7 10 1 0 2 0 3 0 2 0 5-3 9-9-4-3-6-7-6-11 0-3 3-8 8-13 4-6 6-11 7-14 0 1 1 4 1 10-1 5 1 7 4 7 1 0 2 0 4-1 4-12 6-20 6-24 0-3-1-7-2-11 0-1-1-2-1-3s1-3 2-5c1-3 2-5 2-7s-2-4-5-5c-2 0-4 0-7 0 0-1 0-4 0-7 1 0 2 0 4 0 6 0 9-4 9-11-3-6-11-8-26-8 3-1 4-3 4-5 0-1-1-4-3-10-1-1-8-2-19-2-9 0-14-3-15-8 2 0 2 0 3 0s2-1 2-2c2-3 2-4 3-5-3-3-5-4-8-3-1 2-2 4-4 7 0 0 1 1 2 2-2 1-3 2-5 5s-5 4-7 4c-2-1-3-6-4-14-1-6-4-8-10-7-1 2-3 5-7 10-7-5-13-8-16-8-5 0-7 3-9 10 0 3 0 4 0 4-4 0-7-2-9-7-3-5-7-7-10-6-2 5-5 7-8 7-2 0-4-1-7-2s-5-2-6-2c-3 0-5 2-6 7 1 2 1 4 1 7 0 5-2 9-6 12-1 0-1 0-1 0-1 0-3-1-4-2-2-1-4-2-5-2-2 0-3 1-5 4-1 0-1 1-1 4 0 2 0 3 0 4 2 3 5 4 9 4 1-2 2-4 4-7 2 0 3 1 3 3s0 3 0 4c-1 0-5 2-11 4-5 2-6 4-6 7 0 1 0 3 0 4 1 1 4 2 6 5 2-2 4-5 8-9 5 6 6 11 3 14-3-2-5-4-7-4s-5 1-8 3c-4 2-6 3-7 3-3 0-5-2-7-5-2-1-2-4-3-9 0-5-2-9-4-10 2-3 3-5 3-8 0-2-1-5-3-9-1-4-2-7-2-9 0-4 2-6 6-8-1-5-1-15-1-31 0-13-1-22-5-29 4-6 6-8 6-8 1-1 4-2 10-4-3-2-7-4-11-8 1-1 4-2 8-2 5 0 7 0 8 0 0 5 0 11 1 19 1 0 4 0 8-1 4-2 7-3 8-3 1 7 4 18 8 32-3 4-4 8-3 10 4 4 7 5 10 5 1-1 3-7 6-20 5 0 8 3 9 10 1 9 4 11 10 10 2-3 5-7 8-11 3-5 6-7 9-9 1 1 1 2 1 3s-1 3-2 6c-2 4-2 6-2 7 0 2 1 4 3 6 1-1 4-2 8-2 3 0 5-2 5-5 1-1 1-2 1-3 0 0 0-2-1-3-1-2-1-2-1-3s0-2 1-2c4-1 6 2 9 8 3 5 7 8 11 6 2-1 4-3 4-5 1-4 2-7 3-9 1 0 3 3 7 9 3 5 7 7 11 5 3-3 7-5 11-5 2 0 4 1 7 2 4 0 6 0 8 0 5 0 9-5 10-13 3 8 7 14 13 14 2 0 4-1 6-2 3-7 5-11 4-12 5 8 9 13 12 13 1 0 2 0 3-1 2-4 6-9 11-15 0 0 1 1 4 4 1 1 2 1 4 1-1-1-2 0-3 1 0 0 1 1 3 2s3 2 4 2 2-1 3-2c0-1 0-2-1-3-2-1-2-2-2-2 3-4 11-8 25-12 10-2 16-7 16-14 0-4-1-8-3-12 7-9 15-15 24-16 4 3 7 8 7 14 0 2-1 4-1 7-1 4-2 7-2 8 0 5 2 10 6 13zM233 139c0 1 0 2 0 4 0 0-1 0-2 0 0-1 0-2 0-4 0 0 1 0 2 0zM243 62c0 2 0 3 0 4 0 0 2 0 5 0 0-1 0-2 0-4-1 0-3 0-5 0zM227 80c2 0 4-1 8-1-1-1-4-1-8-2 0 0-2 1-4 2-3 1-5 2-5 4 0 0 0 1 0 2 0 4 3 6 8 6 0-1 2-2 5-2s4-2 4-4c-2 0-3 1-4 2-1-2-2-4-4-7zM297 27c-1 1-1 1-3 2-1 1-1 2-1 3 1 0 3 0 6 0v-1c0-1-1-3-2-4zM208 82c-1-2-3-3-5-3h-1c-2 0-3 0-5 1 0 1 0 2 0 3 0 4 2 7 5 9 3 0 4-1 5-3 0-2 0-5 1-7zM179 80c-4 4-5 7-5 8s0 2 1 3c1 0 2 0 4 0 2-1 3-2 3-5s-1-5-3-6zM132 243c0-2-1-3-2-3-2-1-3-1-4-1s-2 0-3 0c-2 1-4 1-6 2s-3 2-3 4v1c5-1 10-1 18-3zM75 241c-6 1-9 4-9 8 0 1 0 1 0 2 1-1 6-2 14-2 0 0 0-1 0-2s0-2-1-4c-1-1-3-2-4-2zM73 235h-1c0 1 0 2 0 4h1c0-1 0-2 0-4zM38 51c0-1 0-1 0-2 0 0 0 1 0 3zM33 37c-1 0-2 0-2 0-1 0-2 0-3 1s-1 1-1 2 0 1 0 2c1 1 2 2 4 2 1 0 2-3 2-7zM26 218c0 1 0 3 0 6 0 0 1 0 3 0s2-1 2-3c0 0 0-1-2-2 0-1-1-1-2-1s-1 0-1 0zM31 269c-1 0-4 0-8 0 0 1 0 2 0 4 1 1 3 1 6 1 2 0 2-2 2-5z">
          <text:p/>
        </draw:path>
        <draw:path draw:style-name="gr3" draw:text-style-name="P3" draw:layer="layout" svg:width="0.318cm" svg:height="0.199cm" svg:x="24.364cm" svg:y="13.631cm" svg:viewBox="0 0 319 200" svg:d="M319 115c0 1 0 4 0 7-4 1-10 2-19 5-9 2-16 3-21 3-9 0-15-3-19-9 4-1 6-4 6-6 2-4 1-6-2-8-2 0-6 1-10 2-1-1-1-3-1-5 0-4-1-6-1-7 1-2 4-3 10-6 4-1 7-3 7-6 0-1-1-3-3-5 2-7 6-10 12-10 2 0 7 1 11 2s7 1 9 1 4 0 5-1c10 4 16 10 16 18 0 2-1 4-2 7 0 3-2 6-7 8-6 2-8 4-8 7 0 1 0 3 1 5 4 3 7 5 10 4 0-1 2-4 4-6 1 0 1 0 2 0zM233 68c1 5 1 9 1 13 0 9-2 17-7 21-8 2-12 8-15 18 0 1 0 4 0 6-25 3-43 5-54 5-10 0-19-1-27-2-36 0-62 2-80 7-4 2-5 5-3 9 3 5 5 8 5 9 0 2-2 4-5 6-1 3-1 8-2 14-2 0-4 1-4 2 2 1 4 3 4 8s0 8 2 9c-2 3-4 4-5 3-1 0-1-3 0-8 0-3-1-5-5-7-6-2-10 1-12 9 0 2 0 5 0 7-1 2-2 3-4 3-1 0-1 0-1 0-2-1-3-4-5-8-1-4-2-6-5-7-1 1-3 3-5 5-4-15-6-30-5-43 8-2 12-4 12-7 0-1 0-2-2-3-1-2-3-3-4-4s-3-1-4-1c-1-1-1-3-1-4 0-2 1-4 5-6 3-3 5-6 4-9-7 0-11-4-11-11 0-1 1-5 2-11 1-5 1-8 1-11 1 0 2 0 3-2 1-1 1-1 2-2 1-2 0-5-3-7s-4-5-4-7c0-9 0-23 0-41 3 0 7-1 12-3 4-2 7-3 9-3s4 1 6 4c1 2 1 5 1 8 0 2 0 5-1 9-1 5-1 8-1 10 0 5 1 9 5 13 3 0 8 0 14 0 0 1-1 3-1 4 0 8 4 13 11 15 4 1 10 1 17 2 1 2 1 3 0 5 0 4-1 6-1 6 0 4 2 7 6 8s8-1 11-5c0-1 0-1 0-3 0 0 0-1 1-3s2-3 2-4-1-2-1-3c2 0 5 1 8 4 4 4 6 6 8 6s5-1 7-5c2 0 4 2 7 6 4 4 7 6 9 6 1 0 2-1 4-3 0 0 1-4 2-10 1-5 3-8 6-9 3 2 5 4 8 6 2 1 3 4 3 6-4 0-8 2-11 6-1 2 0 4 2 5 1 2 2 3 2 3 4-1 8-6 12-14 4-7 9-10 14-10 2 0 3 0 6 0 4-2 6-6 6-12 0-1 0-3 0-5-1-3-1-5-1-5 0-4 1-6 4-6 2 0 4 1 7 2 6 1 10 0 12-4-4-2-6-5-6-8 0-2 1-5 3-8 2-4 3-7 3-8 0-4-4-5-12-5-1 0-2 0-4 0 0-5 3-8 8-10 7-2 11-5 13-9 3 5 8 9 15 14-3 1-5 3-7 9-2 4-3 8-5 12-1 1-2 3-2 5s2 5 4 9c2 3 4 6 4 8 0 1-1 3-2 4 0 5 2 9 8 11 1-1 4-2 7-4zM233 118c0 1 0 1 0 2s-1 3-5 5c0-2 1-3 1-4 1-1 1-1 1-3 1 0 2 0 3 0zM295 121c-1 0-2 1-3 1 1 2 2 3 2 3 1 0 1 0 1 0 0-1 0-2 0-4zM311 89c0-1 0-1 0-3-1 0-2 0-4 0 0 1 0 2 0 3 0 0 2 0 4 0zM291 76c-1 1-3 3-5 4-3 2-4 4-4 5s0 2 0 3c2 0 5 0 10 1 2-1 3-3 3-6 0-2 0-3-1-5-1-1-2-2-3-2zM228 89c-1 0-3 2-8 4 1 1 2 2 2 2 1 0 3 0 5 0 1 0 1-2 1-6zM206 85c-1 0-4 0-8 0 0 1 0 4 0 9 1-1 2-1 5-3 3-1 4-2 4-3 0-2 0-2-1-3zM205 115c-2-5-5-7-7-7s-3 0-4 1c-1 0-2 4-2 9 2 3 5 4 9 4 3-1 4-2 4-5 0 0 0-1 0-2zM179 85c-1 0-4 0-9 0-3 3-4 5-4 8 0 2 0 4 2 6 0 0 1 0 2 0 7-2 11-4 11-8 0 0-1-3-2-6zM170 110c-3 3-5 6-5 8 0 1 0 2 1 3 1 0 3 0 4 0s2 1 3 1c2-1 3-3 3-7s-1-5-4-5c-1 0-1 0-2 0zM156 113c-1 0-4 0-8 0-1 1-2 2-2 4s1 4 5 6c2 2 3 3 2 3 1 0 1 0 2 0-1-1-3-2-4-4 4-1 6-3 6-6 0-1 0-2-1-3zM131 118c-2 0-4-1-7-1-2 0-3 4-3 9 1 0 2 1 3 1s3-1 5-2c1-1 2-2 2-4 0-1 0-1 0-3zM58 118c0-3-1-4-3-4 0 0 0 1-1 1 0 0 0 2 0 3 1 0 2 0 4 0zM40 169c2-1 3-3 3-5 0-5-3-8-9-8-2 2-4 5-8 8 1 1 3 3 6 6 5 0 7 0 8-1zM37 66c-4 0-6 2-6 5 0 1 0 2 1 3 1 0 2 0 5 0 0 1 0 1 1 1 2 0 4-2 4-6 0-3-1-4-3-4-1 0-1 0-2 1zM38 134c1 0-1 0-6 0-2 0-5 1-6 3 0 3 1 5 2 6 2 1 3 1 5 1 5 0 7-2 7-5 0-2 0-3-2-5zM38 90c-1 0-4 0-7 0 0 1 0 2 0 4 0 1 1 1 3 1 3-1 4-2 4-4zM24 78c0 0 1-1 2-2-1 0-3 0-5 0 0 1 1 1 3 2z">
          <text:p/>
        </draw:path>
        <draw:path draw:style-name="gr3" draw:text-style-name="P3" draw:layer="layout" svg:width="0.232cm" svg:height="0.174cm" svg:x="24.364cm" svg:y="13.916cm" svg:viewBox="0 0 233 175" svg:d="M233 90c-7 7-7 13-3 21 2 1 3 3 3 5s-1 5-3 9-2 7-2 9c0 7 1 16 2 29-6-1-14 0-23 1-11 2-18 3-21 3-8 0-15-2-21-7-3-4-5-8-5-10 0-4 4-8 13-12 8-4 13-8 14-13 1 0 3 1 6 3 3 3 5 4 6 4 0 0 2-2 4-7s3-8 3-9c-3 1-6 2-8 3-6 3-8 4-8 3 0-5 1-9 4-14 1 0 4 0 7 0 2-3 3-6 4-10 0-2 0-4 1-8-3-2-4-5-4-8 0-7 3-12 9-15 3 3 5 2 7-1 0-1-2-2-5-4s-5-5-5-8c-3-4-7-7-14-7 1-2 2-3 2-5s-1-4-4-7c-3-4-4-6-4-7 0-3 2-5 6-8-1-2-2-4-3-7-1-2-3-4-5-4-1-1-2-1-3-1-4 0-8 3-10 9 3 8 7 12 11 12-5 0-8 3-8 9-1 6-3 9-5 9-1 0-3-1-4-1-7 1-11 7-13 17 0 10-2 15-5 15-1 0-4-1-8-4-5 1-7 4-8 9s-2 10-2 15c3 1 5 3 6 7 0 4 1 7 2 11-4 3-8 11-14 22-5 10-10 18-16 22-3 5-7 7-14 7 0 0-1 0-2 0-2 0-3 0-4 0-6 0-10 3-13 7-10 1-17 1-22 1-15 0-27-3-37-10 0-3-2-8-6-14-5-7-7-12-7-15s1-5 2-8c-1-2-3-6-6-11 0 0 3-2 11-8-5-3-7-6-7-9 0-2 0-5 1-7 1-5 1-7 1-9 0-3-2-6-6-8 1-2 2-8 2-18 1-8 3-13 9-16-1-7-2-13-3-20 0-8-3-14-6-18 1-1 1-2 3-3 5 1 9 1 14 1 3 0 9 0 16-1s13-1 16-1c11 0 21 2 30 7-1 4-3 10-7 16-1-1-3-3-4-6-2-3-4-5-6-7-3 0-6 1-10 5-1 5 0 10 2 17 3 6 4 11 4 14-6 3-12 7-17 10-6 4-10 8-11 15-3 0-7 2-12 6 0 1-1 3-1 4 0 3 3 6 7 9 5 4 7 7 8 9-2-2-5-3-9-3-3 3-5 9-5 18 0 0 1 1 2 2s3 1 3 1c-2 2-4 7-6 16 2 4 5 5 9 5 4-1 6-6 6-15 1 7 4 11 7 13 2 1 3 1 4 1 3 0 5-1 6-5 1-2 2-4 3-6 2 3 4 5 7 5 2 0 4 0 7 0s6 3 8 7c3 0 6 0 11 2 2-2 3-3 3-5s-1-4-3-8c-3-4-4-7-4-8 0-3 3-6 7-8 0-7 2-15 8-26 5-11 7-19 7-24 1-3 3-7 8-11-1 0 1 0 8 1 3 0 5-2 6-5 2-7 1-12-2-18 1-2 4-6 8-11 1 0 2 2 4 3 3 2 4 3 5 3 3 0 4-1 5-4 0 0 0-2 0-7 0-3 1-5 3-6-1 0 8-1 29-1 11 0 21 1 28 4-1-1-2-1-3-1-4 0-7 3-10 9 1 5 3 9 8 12 3 1 5 1 7 0 2-2 4-4 5-6 0-1 0-2 0-3 6 4 9 10 10 19 1 6 2 12 3 19 1 1 2 3 2 5s-1 5-2 9-2 7-2 9c0 4 2 7 8 9zM213 120c0-1-1-2-2-2-4 0-5 3-5 8 1 4 3 6 6 6h1c3-1 4-2 4-4 0-1-1-3-1-5-2-1-3-2-3-3zM207 35c-4 0-7 1-7 1 0 1 0 1 0 1 0 1 1 4 4 7 0 0 1 0 2 0s2-2 2-5c0-1 0-3-1-4zM207 150h1c0 0 0-1 0-2h-1c0 0 0 1 0 2zM145 61c0-1 0-2 0-3 0 0-1 1-3 3 0 0 1 0 3 0zM119 54c0 1 0 3 0 6v1l1 1c1 0 1 0 1 0 1 0 1 0 1 0 2-1 2-2 2-3 0-3-2-5-5-5zM122 104c-1 0-1 0-3 0 0 0 0 1 0 2 1 0 2 0 3 0 0 0 0-1 0-2zM119 126c-1-3-3-5-8-5-4 0-7 0-11 1 0 3 0 7 0 11 1 2 4 3 9 3 2-1 4-2 6-3 3-1 4-4 4-7zM103 144c-2 1-3 3-3 6 0 1 0 2 0 3 1 0 2 0 3 1 2 1 3 2 3 2 2 0 2-1 3-2s1-2 1-4c0-1 0-2-1-3-1-2-3-3-5-3-1 0-1 0-1 0zM64 150c0 0 0-1 0-2 0 0-1 1-3 2 0 0 1 0 3 0zM46 44c0-2 0-4 0-5 0-5-1-7-5-7 0 2 0 6 0 12 2 0 3 0 5 0zM41 51c-1 0-2 0-3 0 0 1 0 1 0 3 0 0 1 0 3 0 0-1 0-2 0-3zM28 36c0 1-1 1-3 2 1 0 1 1 2 2 1-1 2-2 2-3 0 0-1 0-1-1zM27 50c-2 0-6 0-11 1v1c0 2 2 2 6 2 1 0 1 1 2 1s2-1 3-1c0-1 1-2 1-3zM211 81c0 1 2 5 6 12 1-4 2-8 5-14-1-1-1-3-3-6-1 1-4 3-8 8zM207 104c1 1 3 4 7 7 1-1 3-3 7-6-2-1-6-3-12-6 0 1-1 2-2 5zM185 145c-1 0-3 0-5-2 0 2-1 7-1 13 1 0 5-1 10-3 1 1 2 2 5 5 0-2 0-4 2-8-1 0-3-2-6-5 1-1 2-2 4-4-1-1-3-2-5-3-1 2-2 4-4 7zM221 52c0-2 0-6 1-12-1-1-3-2-5-3-1 1-2 3-4 7 0 1 1 4 1 8 1 2 3 3 5 6 1 2 2 5 4 9-1-2-1-7-2-15zM223 116c-1 1-1 3-2 6 0 1 1 2 3 4 1-1 2-3 4-6-1-1-3-2-5-4zM219 142c-1 2-1 4-2 8 1 1 3 2 6 3 0-2 0-5 1-10-1-1-2-4-3-8-2 1-5 2-9 4 0 1 1 2 1 4 1 0 3 0 6-1zM164 29c-1-1-2-4-4-7-3 0-9 2-18 4-1 3-1 8-2 16 1 1 5 2 9 5 0-2 1-5 3-10 1 0 4 1 8 3 1-2 2-6 4-11zM120 81c-1-1-3-4-6-7-1 2-3 4-6 7 0 3 0 11 1 21 2-1 6-2 11-3 0-3 0-10 0-18z">
          <text:p/>
        </draw:path>
        <draw:path draw:style-name="gr3" draw:text-style-name="P3" draw:layer="layout" svg:width="0.233cm" svg:height="0.27cm" svg:x="24.364cm" svg:y="14.422cm" svg:viewBox="0 0 234 271" svg:d="M234 173c-1 2-2 4-4 4-1 0-2-1-4-2-3-1-5-2-5-2-2 1-5 3-8 5 0 1-1 2-1 3s1 2 4 4c3 3 4 4 5 4-6 2-9 7-10 14s-4 11-9 12c-3 3-6 5-10 5-3 0-6-1-10-2-5-1-8-2-10-2-6 0-10 5-11 14-2 1-4 2-8 2-3 0-6-1-7-2 0-1 0-2 0-3 0 1 1 1 3 1s5-1 9-5c1-1 0-2-2-4s-3-3-3-4c-2 0-4 1-5 3-3 3-4 4-4 4-2 0-4-1-8-3-3-2-6-3-7-3-2 0-4 1-5 1 0 1-1 3-2 4-1 2-2 3-2 4s1 2 2 3 2 2 4 3c1 1 3 1 4 1-5 0-16 1-34 4-15 2-27 4-36 4-7 0-13 0-20-2-3 3-5 6-5 11 0 1 1 2 1 5 0 1 0 3 0 5 0 6-3 10-10 12-5-9-13-13-25-12-1-1-1-2-1-4s1-5 3-9c2-3 3-6 3-10 0-3-1-5-5-7 1-2 1-5 0-8 0-5 0-8 0-9 0-4 2-7 5-8-4-12-5-24-3-36 1 0 5-1 14-1 5-1 9-4 10-9 5 3 7 8 7 14 0 1 0 2 0 3-1 2-1 4-1 4 0 8 5 11 15 10 0 1 2 5 4 11 1 4 3 7 6 9 7 0 11-4 12-12 2 5 5 7 10 7 3 0 8-1 13-3 0 0 1-1 1-2 4 6 10 9 18 10 1 0 9 0 22 0 1-2 4-5 7-10 2 0 4 1 7 2s5 1 6 1c2 0 4-1 4-5 1 0 2-1 3-2 2 1 3 3 4 6 1 4 2 6 5 6 5 2 8-1 10-6 3-8 6-13 8-14-1-1-2-5-2-13 2-4 5-6 9-6 1 0 3 0 5 1 1 0 3 0 4 0 3 0 6-2 8-4 7 1 12 0 16-4 0-5-2-8-5-11-2 0-6 0-9 1s-5 1-6 1c-2 0-4-1-5-2-1-2-2-4-2-5 0-2 1-4 1-7 2-3 2-5 2-6 0-3-2-5-5-7-1-1-3-1-4-1s-3 0-5 1c-2 0-3 1-5 1s-3-1-5-3c0-8-1-13-5-15-7 1-13-1-17-5 1-2 1-4 1-6 0-7-5-11-14-11-2 0-5 0-9 1-3 0-6 0-7 0-5 0-8 0-10-1-14 0-34 0-62 1-4 1-7 5-8 12-3 6-6 9-11 9-2 2-4 5-5 8-1 0-1 0-1-1-2 2-3 3-3 3-8-1-16-6-24-16 6 1 10-1 11-6-2-3-5-7-10-12 5-4 6-7 5-10-1-1-4-4-8-7 1-5 0-11-1-19 0-10-1-16-1-19 0-12 4-20 12-25 2-4 6-5 11-2 1 5 5 11 13 16 7 6 11 12 11 17 3 1 5 3 5 8 0 1 0 2 0 4 0 1 0 3 0 3 0 5 2 7 7 6 3-1 5-4 5-10s2-9 5-9c1 0 3 0 5 1 0 4 0 7 0 10 1 5 4 7 7 7 4-2 8-3 15-2s11 2 12 2c4-1 5-5 4-13 2 0 5 2 7 8 2 5 5 8 9 8 1 0 3 0 5-2 0-1 1-2 3-3 1 2 3 4 7 4 6 0 9 0 8-1 2-1 4-5 5-12 1-6 4-9 8-9 1 0 3 1 5 2 8-4 13-5 15-5 3 0 6 0 9 2 6-4 7-8 3-12-1-1-2-2-4-2s-4 0-4 0c2-2 5-5 8-7 2-3 3-7 3-11 2-1 4-2 6-2s5 3 8 8c2 6 6 9 9 10 4 9 6 20 6 31 0 4 0 9-1 13-4 3-9 7-16 12 0 1 0 3 0 4 0 2-1 6-4 10s-4 7-4 9c2 2 6 6 13 10-4-1-7 1-8 6s1 8 6 10c5 0 9 1 13 2 3 4 4 9 4 15 0 2 0 5-1 10 0 3-1 6-1 8 0 6 2 11 4 15zM13 128c0 0 1 0 3 0 0 0 0 1 0 2-1 0-1 0-3 0 0-1 0-1 0-2zM212 126c-3 2-4 3-4 5 0 1 0 1 1 1 3 6 6 9 8 9s4 0 6-1c0-2 0-3 0-5 0-6-4-9-11-9zM221 28c0-1 0-2 0-4-1 0-4 0-6 0 0 1 0 2 0 4 1 0 2 0 6 0zM197 110c-2 0-4 0-6 0s-4 1-5 3c0 3 1 5 2 5 0 1 1 1 3 1 5 0 8-2 8-6 0-1-1-2-2-3zM197 174c-1 0-4 0-8 0 0 1 0 1 0 3 2 2 4 3 6 3 1-1 2-3 2-6zM174 42c0 0-2 0-4 0-4 6-6 9-6 10v1c2 0 3 0 6 0 3-1 4-5 4-11zM161 82c0 0-1 0-2 0 0 0-1 0-2 1s-1 2-1 3v1c1 0 2 0 2 0 0-1 1-1 2-2s1-2 1-3zM130 69c-1 0-1 0-1 0-2 0-3 1-4 2s-1 2-1 3v1c0 1 2 2 6 2 0-2 0-5 0-8zM113 227c0-1 0-2 0-5-2 0-6 0-10 0 0 1 0 3 0 5 1 0 5 0 10 0zM81 217c-2 0-3 2-3 4 0 3 0 4-1 5 0 3 3 5 7 5 5-1 8 0 9 1-1-1-2-4-4-10-1-3-3-5-6-5 0 0-1 0-2 0zM62 75c-1 0-3-1-6-3 0 1 0 3 0 5 1 1 2 2 4 2 0-1 0-2 2-4zM44 27c-1-3-3-4-5-4s-3 0-5 2c0 7 2 10 5 10 4-1 5-3 5-7zM40 201c0 0 0-2 0-4 0 0-1 0-2 0 0 1 0 2 0 4 0 0 1 0 2 0zM32 18c-1 0-3 0-5 0 0 1 0 2 0 4 0 0 1 0 2 0 2-1 3-3 3-4zM19 6c0 0 0 2 0 4 1 0 1 0 2 0s2 0 2-1 0-1 0-1c-1-2-1-2-2-2s-1 0-2 0zM21 185c0-1 0-2 0-3-1 0-2 0-5 0 0 0 0 1 0 3 1 0 3 0 5 0zM16 197c0 0-1 1-4 4-1 0-1 1-1 2s0 1 0 2c0 0 2 1 5 1 2-1 3-3 3-5 0-3-1-4-3-4zM19 243c0-1-2-2-3-3-1 0-2 0-3 0 0 0-1 0-2 2 2 1 2 2 2 3h1c1 0 3-1 5-2zM223 53c0-1 0-2 0-4-2 0-4 0-8 0 0 0 0 2 0 4 1 0 4 0 8 0z">
          <text:p/>
        </draw:path>
        <draw:path draw:style-name="gr3" draw:text-style-name="P3" draw:layer="layout" svg:width="0.231cm" svg:height="0.207cm" svg:x="24.383cm" svg:y="14.737cm" svg:viewBox="0 0 232 208" svg:d="M232 85c0 1-3 2-7 5-7 2-9 5-8 9 5 4 10 5 15 4-1 19-6 31-17 36 3 3 6 6 6 9 0 1-3 5-5 9-3 5-4 9-3 12-7 0-13 5-20 14-6 10-12 15-19 15-12 3-29 6-52 10-3-3-8-4-14-1-6 2-11 2-14-2-3 1-6 1-10 1-14 0-28-6-41-18-2-6-7-14-17-22-9-8-14-16-14-24 1-2 2-4 2-5 0-2-2-4-5-7-4-3-5-6-5-8 0-1 1-3 4-4 0-1 1-2 4-4 1-1 1-3 1-4-3-1-6-4-11-8 3-1 6-5 10-11-1-2-3-3-5-3-3 0-5 0-7 0v-1c0-3 2-7 8-10 5-4 8-7 8-11 0-3-1-6-3-9 1 1 2 1 4 2s4 1 5 1c2 0 3-1 5-3 0-3 0-7-2-12-1 1-2 2-5 5 0-2-1-3-2-5 2 0 4-1 7-2-1-1-2-2-5-4 3-2 6-4 10-5 4-3 6-6 6-10 0-2 0-3 0-4 1-1 3-2 5-2 1 1 1 3 1 6s1 5 3 6c6 1 9-1 10-7 0-1-1-4-2-7 5-3 13-5 25-7s20-5 26-9c2 4 5 6 9 6 3 0 6-1 11-2 5-2 8-3 10-3s3 0 5 1c1-1 3-2 4-2-2 0 1 1 8 4 4 0 11 1 20 2-1 2-1 5 1 7 1 2 3 4 4 5 3-1 4-1 6-1 5 0 9 1 14 4 4 2 8 4 12 6 3 4 6 11 7 21 3 9 7 15 11 20 0 0-1 1-3 3-3 3-5 5-5 7 0 1 0 2 2 3 4 3 8 5 12 4zM226 119c0-1 0-1 0-3 0 0-1 0-2 0 0 1 0 2 0 3 0 0 1 0 2 0zM197 163c0 4 2 6 6 6 2 0 3 0 4-2l1-1c0-4-2-6-7-6-2 0-3 1-4 3zM204 34c0-1 0-2 0-3-1 0-2 0-4 0 0 0 0 1 0 3 0 0 2 0 4 0zM200 99c-1-3-3-4-7-4-5 0-8 0-8 0-3-1-4-4-4-7s1-5 4-7c2-2 5-2 7-1 0-1 0-2 0-3h-1c-8-1-12-7-10-19-3-3-8-5-15-5-8-1-14-1-15-2 2-1 4-1 6-3 2-1 3-2 3-5 0-4-2-6-5-6-1 0-3 1-5 2s-4 1-6 1c-3-3-7-4-11-4-2 0-5 1-9 1-4 1-8 2-10 2-3 0-6-1-9-2-2 1-6 2-12 4s-10 3-13 3c-2 0-4 0-5-1-4-1-7 1-11 5 2 1 4 3 6 7-2 5-5 7-10 7-1 0-2 0-3 0-2 0-3 0-4 0-4 0-7 1-10 6 0 2 1 3 2 6s1 4 2 5c-1 5-4 8-9 8-2 0-4-1-6-2-4 2-6 4-6 8 0 1 1 3 2 4 3 1 6 1 11 2 3 12 5 20 5 24 0 3 0 6-1 9 3 2 5 3 5 6 0 1-1 2-2 4-1 3-1 4-1 6s1 4 4 6c1 0 3 0 4 0 2 0 4-1 4-5 0-1 0-2 0-4-1-2-1-3-1-4 0-3 1-4 2-4 2 4 4 9 5 13 2 6 6 10 11 11-2 3-6 6-10 10 1 0 2 1 3 2 4 1 7 0 8-3 2-2 4-5 5-7 4 1 7 4 8 10 5 0 10 0 15 0 6 1 11 3 14 8 2-3 4-7 6-14 1 4 4 6 10 6 3 0 6-1 7-4 2-3 4-6 6-9 3-1 7-4 14-9 6-4 10-7 14-7 3 0 5 1 7 2 0-5 0-11 0-20 4-1 6-6 7-13 2-5 4-7 9-6 2-2 4-4 4-6 0-1-1-1-1-2zM176 157c-1 1-1 3-2 6 1 1 1 2 2 3s1 1 3 1c0 1 0 1 1 0 1 0 2-2 2-4 0 0 0-1-1-2 0-3-2-4-5-4zM176 40c0 0-2 1-4 3 0 0 1 1 2 2 1-2 2-2 2-2 0 0 0-2 0-3zM153 10c-3 2-5 3-5 6 0 1 0 1 1 2 0 2 2 3 6 3 2 0 4-2 4-6 0-3-2-5-5-5zM117 23c0 0-2-1-4-2 0 1 0 3 0 5 3 0 4-1 4-3zM113 187c0 1-2 1-3 1 0 1 0 2 0 3 0 0 1 1 2 2 0 1 1 1 1 1 1 0 1 0 1 0 1-1 2-2 2-3s-1-3-3-4zM96 24c-1-2-3-3-8-3 0 1 0 2 0 2 0 3 1 5 5 7 0-1 0-2 2-3 1-1 1-2 1-2 0-1 0-1 0-1zM43 53c0-1 0-2 0-3 0 0 0 1 0 3zM43 61c-6-4-8-7-7-10-1 0-1 0-2 0s-3 0-6 2c1 2 2 5 4 9 1 0 3 1 4 1 2 0 4-1 7-2zM34 102c-4 4-6 7-6 8v1c1 1 3 2 7 2 2-1 3-2 3-5 0-4-1-6-4-6zM35 127h-1c-1 0-3 0-6 1 0 1 0 1 0 1 0 2 1 3 2 5 1 1 2 1 3 1 2 0 3-1 3-3 0 0 0-1 0-2s0-2-1-3zM34 149c-2 0-5 0-9 0 0 1 0 2 0 5 1 1 2 1 3 1 2 0 3 0 4 0 0-1 1-3 2-6z">
          <text:p/>
        </draw:path>
        <draw:path draw:style-name="gr3" draw:text-style-name="P3" draw:layer="layout" svg:width="0.286cm" svg:height="0.186cm" svg:x="24.364cm" svg:y="15.017cm" svg:viewBox="0 0 287 187" svg:d="M286 70c1 10 1 15 1 15 0 5-1 9-5 11-2 1-5 1-7 1-3 0-8-1-13-1-6-1-11-2-13-2-8 0-12 4-14 13-8 4-12 12-12 23 0 6 1 12 3 20 1 1 2 2 2 3 0 3 0 5 0 5-13 4-23 5-31 2 0-1 0-3 0-6 3 0 9 0 17 0 1-1 2-2 2-4 0-6-3-10-9-10-1 1-2 1-3 1-4 0-6-2-6-7 0-2 0-4-1-7 1 0 2 2 4 6 2 2 4 3 6 3 4 1 8-2 12-9-1-4-2-7-2-7-1-3-3-4-5-4 1 0-2 0-9 0-3 0-5 1-6 3-3-2-5-8-5-16-1-7-3-10-8-10-2 0-4 0-6 1-6 3-20 5-40 5-2-2-5-3-8-3-2 0-8 1-16 5-2 0-4 0-5 0-5 0-11-1-19-3-9-3-14-4-18-4-5 0-10 2-13 7-12 6-20 14-24 26 0 4 0 7-1 11 0 5-2 6-7 5-1 1-1 3-1 5 1 5 5 5 9 2 4 2 6 7 8 15s4 11 7 11 5-1 9-3c6 2 14 7 23 14-2-1-14-1-37-2-18-1-29-7-32-20-6-1-9-6-9-14 0-10-1-16-3-18 6-2 10-5 10-9 0-2-2-6-6-11-3-4-5-8-5-11s1-5 3-7c1 1 3 1 6 1 1-1 2-1 3-2-3-4-5-6-5-7s1-2 2-3c16-16 35-22 57-20 14-2 35-2 61-1s46 1 59 0c6-7 9-16 10-28 0-11 0-21 1-32 1 4 4 6 8 6 5 0 9-3 13-9 4 4 5 8 5 13 0 1-1 6-3 14-2 6-2 11-1 15-3 11-1 18 7 23 1-1 3-2 6-2 2 0 5 1 11 5 9 0 23 1 43 2zM274 78c-1 0-4 0-8 0 0 0 0 2 0 4 0 1 1 2 4 2 1-1 3-2 4-3 0 0 1 0 1-1 0 0-1-1-1-2zM253 79c0-3-4-5-10-5-3 3-4 5-4 6s0 1 0 1c1 0 2 2 5 4 1 1 2 2 4 2h1c3-4 4-6 4-7s0-1 0-1zM228 91c-4 4-6 7-6 9l1 1c1 2 3 3 7 3 1-1 2-2 2-3s-1-3-2-5-2-4-2-5zM223 73c-2 0-3 0-4 1 0 1 0 1 0 1 0 1 0 2 0 3 2 4 4 6 9 6 2-1 2-3 2-5s0-3-2-5c-1-1-2-1-4-1zM213 99c0-4-5-5-14-5 0 1-1 3-2 7 2 6 5 9 10 9 4 0 6-4 6-11zM212 78c-1-1-4-2-10-4 0 1 0 3 0 5v1c0 1 2 2 6 2 3-3 4-4 4-4zM205 30c-3 1-4 2-4 3v1c3 1 5 1 6 1s1 0 1 0v-1c0-2-1-3-3-4zM202 52c-1 1-1 2-1 3v1c1 3 3 4 5 4 0 0 1 0 1-1 1 0 1-1 1-2s0-2-2-4c-1 0-1-1-3-1zM181 68c-2 1-3 4-3 8 1 5 4 8 7 8 1 0 2 0 3 0 2-2 3-4 3-7 0-6-3-9-7-9-1 0-1 0-3 0zM167 73c-1 0-3 0-6 0 0 0 0 1 0 3 0 1 1 2 3 2s3 0 3 0c0-1 0-3 0-5zM129 76c0 0 1 0 2 0 0-1 0-2 0-3-1 0-1 0-2 0 0 0 0 1 0 3zM92 73c-1 0-2 0-5 0 0 1 0 2 0 5 1 1 3 1 3 1 2 0 2-2 2-6zM66 73c-1-1-2 0-3 1-1 0-1 2-1 3v1c0 4 2 6 7 6 1 0 3-1 4-2 0-7-1-10-3-10-1 0-3 0-4 1zM31 124c-2-1-4-2-5-3 0 0-1 0-2 0 0 0-1 0-2 1 0 1 0 3 0 5 0 1 2 1 5 1 2-1 3-2 4-4z">
          <text:p/>
        </draw:path>
        <draw:path draw:style-name="gr3" draw:text-style-name="P3" draw:layer="layout" svg:width="0.231cm" svg:height="0.206cm" svg:x="24.364cm" svg:y="15.297cm" svg:viewBox="0 0 232 207" svg:d="M232 88c-1 5-2 16-3 31-1 14-2 25-5 32-4 10-13 17-25 19-1-1-3-1-5-1-4 0-6-1-7-1-3 1-4 2-4 5s1 5 4 8c-2-1-4-2-6-2s-5 2-8 5c-3 2-6 4-9 4-5 2-7 7-6 13-3 0-7 2-14 3 4 0 6-4 5-10-1-2-3-3-5-3s-4 0-7 0c-1 0-2 3-4 8-2 4-4 6-7 6 0 0-2 0-3-1-2-3-3-7-4-10-3-4-5-7-9-8-1 1-5 2-10 2 0-1 0-3 0-6 2 3 5 4 8 4 5 0 9-4 11-12-2-4-4-10-5-20s-2-17-4-21c3-2 5-6 6-11 1-8 2-12 3-13-1-1-4-4-10-11 0 0 2-5 5-14 2-6 4-10 4-14s-1-8-3-10c-1-3 0-6 2-11s3-7 3-9c0-3-2-5-6-6-5-1-11-1-20-2-1-2 0-3 0-4 1-2 1-3 1-4s-1-2-3-3c-3 0-6 3-8 8-2 4-5 6-8 5-1 2-5 3-11 5-7 1-10 4-10 9 0 3 1 7 1 11-1 1-5 2-11 3-5 1-8 4-10 8 0 1 0 3 0 6-1 0-1 1-2 1s-1-1-2-1c-2-1-3-2-3-2-1 1-1 1-2 2 6 2 8 7 8 15 0 3 0 8-1 13-1 6-1 10-1 12-3 24 0 40 9 49 2-1 4-1 7-1s8 1 13 4c0 1 0 3-1 6 0 2 0 3 0 4 0 3 1 4 5 4 2-1 6-4 11-8 0 0 2 3 6 8 3 3 4 6 4 8 0 3-1 5-4 8 0 2 0 5 0 8-1 1-3 1-4 1-2 0-4-2-5-6s-3-6-6-7c-1 0-3 0-4 0s-4 0-6 1c-3 0-4 0-6 0-3 0-6-1-8-4 0-1 0-3 1-6s1-5 1-6c0-4-1-6-5-7-1 0-3 0-7 1-2 1-4 1-6 1s-4-1-5-2c1-16-3-25-12-26-3-2-5-5-5-11-1-5-2-9-5-10 1-5 2-13 2-24 0-10 2-18 5-23 3 1 4 1 6 1 3 0 7-2 9-7-1-3-1-5-1-7 0-9 4-19 12-29 5 0 10-5 17-15 2 0 3 1 5 4 3 3 5 5 6 5s2-1 4-2 3-5 2-10c0-6 2-8 6-9 1 1 3 1 5 1s6-1 11-3c4-3 8-4 10-4 3 0 5 1 8 4 1 1 3 1 5 1 4 0 10-2 17-4 8-3 13-4 17-4 6 0 10 2 14 7 3-2 6-2 8-2 3 0 7 3 12 11 4 8 9 12 14 12 3 0 6-1 9-3 1 4 2 8 3 13 2 3 4 6 7 8 2 0 3 0 5 0 6 0 9 6 10 17 0 14 2 22 4 25zM218 60c-3-4-6-5-8-5-1 0-2 0-2 1-2 0-2 1-2 3s0 4 0 4c1 2 2 3 4 3 1 0 2-1 4-3 3-2 4-3 4-3zM214 109c0-2 0-4 0-4 0-4-1-5-3-5-1 0-2 0-5 1s-5 1-6 1c-2 0-3 0-4-1 0-27-3-44-9-53 0 0 2-2 4-4s3-4 3-5 0-2 0-3c0-2-3-2-7-2-1-1-2-1-3-1-2 0-3 2-4 6 0-2 0 1 0 9-2 1-3 3-4 3-2 0-5-3-7-8-2-4-3-6-5-7-11 1-17 6-17 15 0 2 1 6 2 12s2 10 2 13c0 4-1 7-3 10-1-1-3-2-6-4-1-2-3-2-5-2s-3 1-3 3c-1 3-2 5-2 8 0 1 1 3 1 5 1 5 3 8 7 10-4 1-5 4-4 9 0 0 4 0 10 2 0 1 0 2 0 3s0 3 1 5c0 3 1 4 1 5 0 2-2 4-4 5-1-2-2-4-2-7-1-2-3-3-5-3h-1c-1 2-2 3-2 5 0 1 1 3 3 5 1 1 2 2 3 4 0 1-1 1-3 2-2 9-1 15 3 17 2 0 4 0 6-1 2-2 3-3 4-3 3 4 6 6 9 6s7-1 12-3c5-3 8-5 11-5s5 1 7 3c5-5 8-12 8-21 0 0 0-8 0-23 2-1 3-2 4-2 2 0 4 0 6 1 2 2 3 3 4 3 1-1 2-3 3-4zM164 166c-1 1-2 3-2 8 0 2 2 2 7 2 1-1 1-3 1-4 0-4-1-6-5-6zM167 14c-2 0-5 0-10 0 0 0 0 2 0 4 1 3 3 5 6 6l1-1c2-1 3-4 3-9zM146 174c-1 0-2 0-4 0 0 0 0 1 0 2 0 0 1 0 2 0 1-1 2-2 2-2zM126 23c-4 0-7 1-7 2-1 1-1 2-1 3 0 4 2 6 7 6 1 0 2 0 4 0 1-1 3-2 3-3s-2-2-4-3c-2-2-2-4-2-5zM14 133c-1 1-2 2-2 4s0 3 0 4c0 0 0 1 0 2 0 2 1 3 3 3 1 0 2 0 3 0 3-1 4-3 4-6 0-5-2-7-5-7-1 0-2 0-3 0z">
          <text:p/>
        </draw:path>
        <draw:path draw:style-name="gr3" draw:text-style-name="P3" draw:layer="layout" svg:width="0.318cm" svg:height="0.267cm" svg:x="24.364cm" svg:y="15.53cm" svg:viewBox="0 0 319 268" svg:d="M319 51c-1 1-2 6-3 14-1 5-3 8-6 11-6-2-12-3-19-3-15 0-28 3-41 10 1 7-1 10-7 12-8 3-12 5-14 7-3-3-6-5-9-5-5 0-8 3-9 8-1 3 1 7 6 13-4 2-5 7-5 13 0 2 0 4 1 6 1 1 0 2-2 5s-2 5-2 7 1 4 3 6c1 1 4 1 10 1 3-4 5-7 5-9 3 4 4 10 4 16 0 3 0 8-2 15-1 7-2 12-2 17-1 3-4 6-10 10s-8 8-8 14c-3-1-5 1-7 5 0 5-3 6-7 6 2 8-2 14-10 17-13 4-21 6-22 7-2-2-4-2-6-2s-5 2-8 7-6 7-10 6c0-9-3-13-8-14-1-1-2-1-3-1-4 0-7 2-8 7 0 2 0 6 0 11-2-1-4-4-5-9-2-6-4-9-7-9-1 0-3 1-5 2-3 1-5 6-5 15-2-9-9-14-19-14-16-1-25-3-28-4 0 0 1-2 2-7 0-3 0-6-2-8 0-2-3-3-6-4-3 3-5 5-7 5s-5-2-10-7c-5-4-8-6-11-5-1-3-4-10-10-20-5-9-7-15-7-21 0-5 2-9 5-13-3-4-4-8-4-12 0-3 1-8 4-14 1-5 2-10 2-12 0-4-1-7-2-10 1-10 1-19 2-28 1-12 4-19 10-22 0 0 1 1 1 2-4-1-7 0-7 5 2 1 5 2 8 2s8-1 16-3c7-2 12-3 15-2 2-4 5-6 8-6 1 0 5 1 9 4 5 2 9 3 11 3 1 0 3 0 7-1 3-2 6-3 8-3 3 0 7 1 12 3 6 1 10 2 13 2 2 0 4-1 6-1 1 1 3 2 5 2s5-1 9-4c4-2 7-3 9-3s5 1 8 5c1 0 2-2 5-4 2-2 4-4 6-4 1 0 2 1 3 1 1 3 4 4 9 4 2-2 5-5 9-8 2 2 6 7 12 14 3-1 5-3 7-6 1-3 3-5 4-5s3 2 7 5c19-2 34-3 43-2 5-2 8-7 9-15 1-12 3-18 4-20 0-2 0-6 0-9 1 1 1 6 0 12s0 9 4 11c5-1 10-1 14-1 4-1 7-4 10-6 0-4-2-9-5-16-4-6-5-11-5-15 0-2 0-5 1-8 2-2 5-4 11-4 2 0 5 1 9 1 5 5 7 12 7 22 0 3 0 7 0 16-1 5-1 9 0 12zM287 61c-1-3-3-4-7-4-2 0-3 0-4 2v1c0 2 0 5 1 7 1 1 2 1 3 1 2 0 4-2 7-7zM241 86c-3-4-6-5-12-5-3 0-8 0-14 2v1c0 2 0 6 2 9 1-1 3-1 6-1 1 0 3 0 5 1 2 0 3 0 4 0 6 0 9-3 9-7zM217 163c-4 2-6 5-6 8 2 4 4 7 6 7 1 0 2-1 3-1 3 0 5-3 5-8 0-4-2-7-5-7-1 0-2 0-3 1zM202 89c0-2-1-4-3-4-1-1-1-1-1-1-2 0-3 1-3 2s0 2 0 5c0 0 2 0 5 0 2-1 2-1 2-2zM202 127c-1-3-5-5-9-6-6-1-10-2-12-3 1-7-1-12-8-14-12-4-17-7-17-7 1-5 2-9 1-11-4 0-6 2-6 7s-2 7-6 7-6-4-6-13c-3 0-6 0-10 0 0 2-1 6-2 12-1 0-3 0-4 0-4 0-8-4-12-12-3 0-5 2-6 6-1 3-2 6-4 7-1-1-3-2-6-2s-4-2-3-5c-2-3-4-5-7-4-1 1-2 1-2 2 1 6-2 9-8 9-7 2-14 2-20 3-3 5-9 13-16 24 0 1 0 3 0 4 0 4-2 8-8 11s-9 7-9 11c0 1 0 3 1 4 1 2 2 2 3 2s3 0 5-1 3-1 4-1 1 0 2 1c0 1 0 3 0 5 0 0-2 0-4 1-3 2-6 2-7 2-3 2-5 5-5 8v1c8 1 13 4 16 11 2 7 4 13 6 19 0 0 0 3 0 8-1 3 0 6 2 7 1 1 2 2 3 2 2 0 3-1 5-2 2-3 4-5 4-5 2 2 4 6 5 13 1 6 2 10 4 13 2-3 5-7 9-13 3 1 5 3 5 6 1 4 2 6 3 7 2-1 4-1 6-1s6 0 10 1 8 1 10 1c5 0 9-2 11-7 2 5 4 8 8 8 1 0 4-1 8-4s8-5 10-5c3 0 6 2 9 7 3-1 5-4 4-9 0-6 1-9 3-11 3 1 5 2 7 2 6 0 9-8 10-24 2-3 4-4 6-4s3 0 5 1c3 1 4 2 5 2 2 0 4-2 5-5-2-4-3-10-2-17s1-12 0-15c3-4 3-9 1-17s-1-13 3-17zM200 107c0-3-2-4-4-4s-4 1-5 4c-1 1-1 2-1 3 0 4 2 6 5 6 4-3 6-6 6-8 0-1 0-1-1-1zM198 211c-1 0-3 0-5 0 0 1 0 2 0 2 0 1 0 2 1 2 1 1 2 2 4 2 0-1 0-3 0-6zM181 86c-1 0-4 0-8 0 0 1 0 4 0 7 1 0 3 0 5 0 1-1 2-2 3-4 0 0 1-1 1-2s-1-1-1-1zM178 233c-1 0-3 0-6 0 0 1 0 2 0 4 1 2 2 2 5 2 1 0 1-1 1-2s0-3 0-4zM70 89c-1 0-3 0-5 0 0 1 0 2 0 4 0 0 1 0 2 0 2 0 3-2 3-4zM26 131c-1 1-2 3-2 6 2 1 2 2 3 2 3-1 4-2 4-4 0-1 0-2-2-3 0-1-1-1-1-1-1 0-1 0-2 0zM27 215c0 0-1 0-3 0 0 1 0 2 0 5 1 0 1 0 2 0s1-2 1-5zM26 193c0 0-1 0-3 0 0 1 0 2 0 5h1c2-1 2-3 2-5z">
          <text:p/>
        </draw:path>
        <draw:path draw:style-name="gr3" draw:text-style-name="P3" draw:layer="layout" svg:width="0.231cm" svg:height="0.207cm" svg:x="24.383cm" svg:y="15.853cm" svg:viewBox="0 0 232 208" svg:d="M232 84c0 0-3 2-7 4-7 3-9 6-8 9 5 5 10 6 15 5-1 19-6 31-17 36 3 3 6 6 6 8s-3 5-5 10c-3 4-4 9-3 12-7 0-13 5-20 14-6 11-12 16-19 16-12 3-29 6-52 10-3-3-8-4-14-2-6 3-11 3-14-1-3 1-6 1-10 1-14 0-28-6-41-19-2-6-7-14-17-22-9-8-14-16-14-24 1-2 2-4 2-5 0-2-2-4-5-7-4-4-5-6-5-8s1-3 4-4c0-1 1-2 4-4 1-1 1-3 1-4-3-2-6-4-11-8 3-1 6-5 10-11-1-2-3-3-5-3-3 0-5 0-7 0 0-1 0-1 0-1 0-4 2-7 8-10 5-4 8-8 8-11 0-2-1-5-3-8 1 0 2 1 4 2 2 0 4 1 5 1 2 0 3-1 5-3 0-3 0-7-2-12-1 1-2 2-5 4 0-1-1-2-2-4 2 0 4-1 7-2-1-1-2-2-5-4 3-2 6-4 10-5 4-3 6-7 6-11 0-1 0-2 0-3 1-2 3-2 5-2 1 1 1 2 1 5 0 4 1 6 3 7 6 1 9-1 10-7 0-2-1-4-2-7 5-3 13-5 25-7s20-5 26-9c2 4 5 6 9 6 3 0 6-1 11-2 5-2 8-3 10-3s3 0 5 1c1-2 3-2 4-2-2 0 1 1 8 4 4 0 11 1 20 2-1 2-1 4 1 6 1 3 3 4 4 6 3-1 4-1 6-1 5 0 9 1 14 4 4 2 8 4 12 6 3 4 6 11 7 21 3 8 7 15 11 19 0 0-1 1-3 3-3 3-5 5-5 7 0 1 0 2 2 3 4 3 8 4 12 4zM226 118c0-1 0-2 0-3 0 0-1 0-2 0 0 1 0 2 0 3 0 0 1 0 2 0zM197 162c0 4 2 6 6 6 2 0 3-1 4-2 0-1 1-1 1-1 0-5-2-7-7-7-2 0-3 2-4 4zM204 33c0 0 0-1 0-2-1 0-2 0-4 0 0 0 0 1 0 2 0 0 2 0 4 0zM200 97c-1-2-3-3-7-3-5 0-8 0-8 0-3-2-4-4-4-7s1-6 4-7c2-2 5-3 7-1 0-1 0-2 0-3h-1c-8-1-12-7-10-18-3-4-8-5-15-5-8-1-14-1-15-2 2-1 4-2 6-3s3-3 3-5c0-4-2-6-5-6-1 0-3 0-5 1s-4 2-6 1c-3-2-7-3-11-3-2 0-5 0-9 1s-8 1-10 1c-3 0-6 0-9-1-2 0-6 2-12 4s-10 3-13 3c-2 0-4-1-5-1-4-1-7 1-11 5 2 1 4 3 6 6-2 5-5 8-10 8-1 0-2 0-3 0-2 0-3-1-4-1-4 0-7 2-10 6 0 1 1 3 2 5 1 3 1 5 2 5-1 6-4 9-9 9-2 0-4-1-6-2-4 1-6 4-6 8 0 1 1 3 2 4 3 0 6 1 11 1 3 13 5 21 5 25 0 3 0 6-1 9 3 1 5 3 5 5s-1 3-2 5-1 4-1 5c0 3 1 4 4 6 1 1 3 1 4 1 2 0 4-2 4-5 0-1 0-3 0-4-1-2-1-4-1-4 0-3 1-4 2-5 2 5 4 9 5 14 2 6 6 10 11 11-2 2-6 6-10 10 1 0 2 1 3 2 4 1 7-1 8-3 2-2 4-5 5-7 4 1 7 4 8 10 5 0 10 0 15 0 6 1 11 3 14 8 2-3 4-8 6-14 1 4 4 6 10 6 3 0 6-1 7-4 2-3 4-7 6-10 3 0 7-3 14-8 6-5 10-7 14-7 3 0 5 1 7 2 0-5 0-11 0-20 4-2 6-6 7-13 2-5 4-8 9-6 2-2 4-4 4-7 0 0-1-1-1-2zM176 156c-1 1-1 3-2 6 1 1 1 2 2 3s1 1 3 1h1c1-1 2-2 2-4 0-1 0-1-1-2 0-3-2-4-5-4zM176 39c0 1-2 2-4 4 0 0 1 1 2 2 1-2 2-3 2-2 0-1 0-2 0-4zM153 10c-3 1-5 3-5 6 0 1 0 1 1 2 0 2 2 3 6 3 2-1 4-3 4-6 0-4-2-5-5-5zM117 23c0-1-2-1-4-2 0 1 0 2 0 5 3 0 4-1 4-3zM113 185c0 2-2 2-3 2 0 1 0 2 0 4 0 0 1 1 2 2 0 1 1 1 1 1 1 0 1 0 1 0 1-1 2-2 2-3 0-3-1-4-3-6zM96 23c-1-1-3-2-8-2 0 1 0 1 0 2 0 3 1 5 5 7 0-1 0-2 2-3 1-1 1-2 1-2 0-1 0-1 0-2zM43 53c0-1 0-2 0-4 0 1 0 2 0 4zM43 60c-6-3-8-7-7-9-1 0-1-1-2-1s-3 1-6 3c1 1 2 5 4 9 1 0 3 1 4 1 2 0 4-1 7-3zM34 101c-4 4-6 6-6 8v1c1 1 3 2 7 2 2-1 3-2 3-5 0-4-1-6-4-6zM35 126l-1-1c-1 0-3 1-6 2v1c0 1 1 3 2 5 1 0 2 1 3 1 2 0 3-1 3-3 0 0 0-1 0-2s0-2-1-3zM34 148c-2 0-5 0-9 0 0 1 0 2 0 4 1 2 2 2 3 2 2 0 3 0 4 0 0-1 1-4 2-6z">
          <text:p/>
        </draw:path>
        <draw:path draw:style-name="gr3" draw:text-style-name="P3" draw:layer="layout" svg:width="0.231cm" svg:height="0.207cm" svg:x="24.383cm" svg:y="16.132cm" svg:viewBox="0 0 232 208" svg:d="M232 84c0 0-3 2-7 5-7 2-9 5-8 8 5 5 10 6 15 5-1 20-6 32-17 37 3 3 6 6 6 8s-3 5-5 10c-3 4-4 9-3 12-7 0-13 5-20 14-6 10-12 15-19 15-12 3-29 6-52 10-3-3-8-4-14-2-6 3-11 3-14-1-3 1-6 1-10 1-14 0-28-6-41-18-2-6-7-14-17-22-9-8-14-16-14-24 1-2 2-4 2-5 0-2-2-4-5-7-4-4-5-6-5-8 0-1 1-3 4-5 0-1 1-2 4-4 1-1 1-3 1-4-3-2-6-4-11-8 3-1 6-5 10-11-1-2-3-3-5-3-3 0-5 0-7 0 0-1 0-1 0-1 0-4 2-7 8-10 5-4 8-8 8-11 0-2-1-5-3-8 1 0 2 1 4 2 2 0 4 1 5 1 2 0 3-1 5-3 0-3 0-7-2-12-1 1-2 2-5 4 0-1-1-2-2-4 2 0 4-1 7-2-1-1-2-2-5-4 3-2 6-4 10-5 4-3 6-7 6-11 0-1 0-2 0-3 1-1 3-2 5-2 1 1 1 2 1 5 0 4 1 6 3 7 6 1 9-1 10-7 0-2-1-4-2-7 5-3 13-5 25-7s20-5 26-9c2 4 5 6 9 6 3 0 6-1 11-2 5-2 8-3 10-3s3 0 5 1c1-2 3-2 4-2-2 0 1 1 8 4 4 0 11 1 20 2-1 2-1 5 1 6 1 3 3 4 4 6 3-1 4-1 6-1 5 0 9 1 14 4 4 2 8 4 12 6 3 4 6 11 7 21 3 9 7 15 11 19 0 0-1 1-3 3-3 3-5 5-5 7 0 1 0 2 2 3 4 3 8 4 12 4zM226 119c0-2 0-3 0-4 0 0-1 0-2 0 0 1 0 2 0 4 0 0 1 0 2 0zM197 163c0 4 2 6 6 6 2 0 3-1 4-2 0-1 1-1 1-1 0-5-2-6-7-6-2 0-3 1-4 3zM204 33c0 0 0-1 0-2-1 0-2 0-4 0 0 0 0 1 0 2 0 0 2 0 4 0zM200 97c-1-2-3-3-7-3-5 0-8 0-8 0-3-1-4-4-4-7s1-6 4-7c2-2 5-3 7-1 0-1 0-2 0-3h-1c-8-1-12-7-10-18-3-4-8-5-15-5-8-1-14-1-15-2 2-1 4-2 6-3s3-2 3-5c0-4-2-6-5-6-1 0-3 1-5 1-2 1-4 2-6 1-3-2-7-3-11-3-2 0-5 0-9 1s-8 1-10 1c-3 0-6 0-9-1-2 1-6 2-12 4s-10 3-13 3c-2 0-4-1-5-1-4-1-7 1-11 5 2 1 4 3 6 6-2 5-5 8-10 8-1 0-2 0-3 0-2 0-3 0-4 0-4 0-7 1-10 5 0 1 1 3 2 6 1 2 1 4 2 4-1 6-4 9-9 9-2 0-4-1-6-2-4 2-6 4-6 8 0 1 1 3 2 4 3 1 6 1 11 1 3 13 5 22 5 26 0 3 0 6-1 9 3 1 5 3 5 5s-1 3-2 5-1 4-1 5c0 3 1 5 4 6 1 1 3 1 4 1 2 0 4-2 4-5 0-1 0-3 0-4-1-2-1-4-1-4 0-3 1-4 2-5 2 5 4 9 5 14 2 6 6 10 11 11-2 2-6 6-10 10 1 0 2 1 3 2 4 1 7-1 8-3 2-2 4-5 5-7 4 1 7 4 8 10 5 0 10 0 15 0 6 1 11 3 14 8 2-3 4-8 6-14 1 4 4 6 10 6 3 0 6-1 7-4 2-3 4-7 6-9 3-1 7-4 14-9 6-5 10-7 14-7 3 0 5 1 7 2 0-5 0-11 0-20 4-2 6-6 7-14 2-5 4-7 9-6 2-2 4-4 4-6 0-1-1-2-1-3zM176 157c-1 1-1 3-2 6 1 1 1 2 2 3s1 1 3 1c0 1 0 1 1 0s2-2 2-4c0-1 0-1-1-2 0-3-2-4-5-4zM176 39c0 1-2 2-4 4 0 0 1 1 2 2 1-2 2-3 2-2 0-1 0-2 0-4zM153 10c-3 1-5 3-5 6 0 1 0 1 1 2 0 2 2 3 6 3 2-1 4-2 4-6s-2-5-5-5zM117 23c0 0-2-1-4-2 0 1 0 2 0 5 3 0 4-1 4-3zM113 187c0 1-2 1-3 1 0 1 0 2 0 3 0 0 1 1 2 2 0 1 1 1 1 1 1 0 1 0 1 0 1-1 2-2 2-3 0-2-1-3-3-4zM96 23c-1-1-3-2-8-2 0 1 0 2 0 2 0 3 1 5 5 7 0-1 0-2 2-3 1-1 1-2 1-2 0-1 0-1 0-2zM43 53c0-1 0-2 0-4 0 1 0 2 0 4zM43 60c-6-3-8-6-7-9-1 0-1-1-2-1s-3 1-6 3c1 1 2 5 4 9 1 0 3 1 4 1 2 0 4-1 7-3zM34 101c-4 4-6 6-6 8v1c1 1 3 2 7 2 2-1 3-2 3-5 0-4-1-6-4-6zM35 127l-1-1c-1 0-3 1-6 2v1c0 1 1 3 2 5 1 0 2 1 3 1 2 0 3-1 3-3 0 0 0-1 0-2s0-2-1-3zM34 149c-2 0-5 0-9 0 0 1 0 2 0 4 1 2 2 2 3 2 2 0 3 0 4 0 0-1 1-3 2-6z">
          <text:p/>
        </draw:path>
        <draw:path draw:style-name="gr3" draw:text-style-name="P3" draw:layer="layout" svg:width="0.311cm" svg:height="0.274cm" svg:x="24.364cm" svg:y="16.373cm" svg:viewBox="0 0 312 275" svg:d="M311 17c0 2 1 4 1 5 0 6-5 10-13 10-1 1-1 3-2 6 3 2 7 5 12 8-2 1-5 3-7 4-3 2-4 4-3 6 0 1 1 2 2 3-4-2-6-3-7-3 0 2 0 2 0 3 0 4 3 7 9 7-3 7-8 11-16 13-9 3-17 5-24 7 1-1 2-3 2-4 0-3-2-6-6-10-1 0-2 0-3 0s-4 3-8 8c0 2 0 5 0 8-1 0-2-4-5-11-2-4-6-7-10-6-1 1-2 4-4 8 0 4-2 7-4 7 0-7-2-11-5-14-2 0-3 0-4 0-5 0-9 4-12 11-1-2-3-4-4-6-2-3-4-5-6-5-1 0-2 1-4 2 0 0-1 2-3 4s-4 3-6 3c-1 0-2-1-3-1-4-4-7-5-8-5s-2 0-3 1c-2 0-4 0-6 2-2 1-3 2-4 2s-2-1-4-2c-3-3-7-3-12 0-1 3-3 6-6 10 0-2 0-4-1-7-2-4-4-6-7-7-2 0-4 0-5 2-1 1-2 3-3 4 0 6 2 10 7 10 0 0 1 0 3 0-6 2-9 6-9 12 0 2 1 4 1 6 3 0 6 0 9 2-8 5-11 10-11 15 0 4 2 7 7 7 3 0 6-3 9-7 0-1 0-1 0-2 1 0 4 1 6 5 4 3 6 5 6 6 0 0-2 2-3 5-2 3-3 5-4 5s-2-1-4-3c-4-4-9-6-12-6-7 0-10 2-10 7 0 1 0 3 1 5s1 4 1 5 0 3-1 4-4 1-8 1c-5 0-8 0-10 2-6 7-9 14-9 20-1 0-1 0-2 0 1 0 1-1 1-3 0-1-1-4-2-8-2-4-3-7-3-9 0-3 1-5 4-7 1 0 2-2 5-4 0 4 2 6 6 7 3 1 7 1 10-1s5-6 5-14c-3-1-5-2-5-4 0-1 2-4 5-9 0-2-1-4-4-8s-5-7-5-8c0-2 2-4 6-6 1-1 1-2 1-2 0-1-1-3-3-5s-3-3-4-4c-1 0-2-1-4-1-1 0-3 2-5 5-1 3-3 5-3 5-2 0-5-2-11-7 3-2 5-6 5-11 0-2 0-3 0-4 0-2 0-3 0-4 0-6 2-9 7-11 1 5 2 10 2 15 2 4 4 7 9 7 2-2 4-7 4-17 0-8 3-12 8-12-1 7 2 11 9 13 1-1 3-2 7-3 5-2 7-3 7-5s-1-3-2-4c0-1 0-2 0-4 1 3 2 6 3 9s3 5 7 5 6-3 6-9c1-7 3-11 7-11 1 0 2 0 4 1 0 3 1 7 3 10 0 3 3 5 7 5 3-3 4-7 4-12 2 0 6 2 10 6 3 5 5 7 7 7 1 0 4-1 6-5 0-2 1-5 2-9 3 6 7 10 10 11 2 1 5 0 9-4 0-6 1-9 5-9 0 0 2 0 3 0-1 1-2 2-2 3 0 2 1 3 2 5 2 1 3 3 3 3 3 1 5 0 7-2 0-7 0-12-1-12 7-2 11-2 13 0-1 5 1 8 5 11 1-1 4-5 10-12 4-6 8-8 13-9 1-1 3-2 3-4s-4-5-10-9c-1 1-3 4-6 7l-1-1c0-1 5-4 12-11 7-4 10-9 10-13 0-2-1-3-2-5 2-2 4-2 7-2 2 0 8 2 17 7 0 1 0 1 0 3-1 0-2-1-4-2-1-1-2-2-2-2-1 0-2 1-2 1-4 5-6 9-5 10 2 6 6 7 13 4 0-1 1-2 2-4zM216 244c-1 0-3 1-6 4-2 2-4 3-6 3-4-3-5-6-5-11 0-1 0-2 0-4s0-3 0-4c0-6-2-9-6-12 1-2 3-4 6-6 2-2 3-5 3-7-6-7-10-9-12-9-1 0-2 0-3 0 0-1 0-2 0-3 7 1 12-1 15-6 1-2 0-4-2-6s-4-3-4-4c-7 0-12 3-14 7-6-2-9-5-9-9 0-2 1-4 1-6 1-3 1-5 1-7 0-3-1-6-5-8-2 0-4 1-5 5-2 4-3 6-3 6-1-1-2-2-2-3-3-2-5-4-5-8 0-1 1-4 2-7s1-6 1-8c3 0 5 2 8 5 3 4 5 6 7 6 1 0 2-1 4-4 7 5 12 5 16 0 2-1 4-5 5-11 0-6 1-9 3-9s4 1 7 3c0 19 1 46 2 84 0 1 1 2 1 4 0 1-1 4-1 7-1 4-2 6-2 8 0 5 2 8 8 10zM69 56c-1 2-2 3-2 5s1 5 3 8 3 5 3 7-1 4-4 6c-7-3-12-4-16-4-5 6-10 8-13 8 0 0-2-2-7-6-4 2-5 6-2 13 3 5 1 8-4 9 2 5 4 9 4 12 0 4-3 7-8 11-3-2-7-5-14-8 1-1 2-2 4-4 2-3 3-5 3-6 0-2 0-3 0-4-3-1-6-3-10-5-1-1 1-2 5-5s5-7 5-10c-3-1-7-4-12-7 1 1 1 1 2 1 2 0 4-1 7-5 1-1 2-2 2-3s-1-3-3-6c-1-3-1-5-1-6 0-2 1-3 5-4-3-16-1-27 7-33 3 3 5 11 5 24 0 10 4 15 11 15 2 0 4 0 6 0 0 6 3 11 8 15 5 0 8-3 8-9 1-6 3-9 8-9zM208 173c0-1-1-1-2-1s-2 0-4 1c-1 1-3 1-3 1 0 1 1 2 1 2 1 0 2 1 2 1 3 0 5-2 6-4zM209 195c0 0-1 0-2 0 0 1 0 1 0 2 0 0 1 0 2 0 0 0 0-1 0-2zM191 157h-1c-1 0-3 1-5 4-1 0-1 1-1 1 0 3 1 6 3 10 2 1 4 1 6 1s3-1 3-5-1-8-5-11zM285 78c0-3-3-4-9-4 0 4 0 6 2 6l1 1c1 0 4-1 6-3zM43 209c-3-2-6-2-8-2-3 0-4 1-6 5 2 1 3 3 6 6 6-1 8-3 8-7 0-1 0-2 0-2zM34 232c-3 3-5 6-5 10 2 3 3 4 6 4 0 0 1 0 2 0 3 0 5-2 5-5 0-6-2-9-7-9zM37 188c-1 0-4 0-8 0 0 0 0 2 0 3 1 2 2 3 3 3 2 0 3 0 3 0 2-1 2-3 2-6zM4 235v-1c0 0 0-1-1-2 0 1 0 2 0 3zM15 268c1-3 0-9-3-17-1-2-3-4-6-6-4-3-6-5-6-8 0-1 0-3 1-5 9-4 14-8 16-12-1-2-1-8-1-19 0-8-1-14-5-17 4-2 5-6 5-10 0-2-1-4-2-8s-2-7-2-9c0-3 3-6 7-9 1 0 1 0 2 0s3 2 6 4c4 3 6 5 6 5-4 3-6 8-6 15 5 3 8 5 12 4 1-2 3-3 5-3s4 1 7 3c3 1 5 2 7 2s4-2 6-5c1-3 1-8 2-14 0 0 1 0 3 0 0 13 3 20 9 21-5 4-8 8-9 14 0 0-1 0-3 1-1 0-1-3-2-6-1-4-3-6-5-6-2-1-5 0-9 5-1 5 1 9 5 12-8 5-12 12-12 19 0 3 1 7 2 12 0 4 0 7 0 10 0 5-1 9-2 13-1-1-4-1-6-1-3 0-5-1-6-1-3 3-5 7-5 12 1 1 3 2 6 3 2 1 3 2 3 4 0 1-2 2-6 2-3 0-5 0-6 2-3-2-5-5-8-7z">
          <text:p/>
        </draw:path>
        <draw:path draw:style-name="gr3" draw:text-style-name="P3" draw:layer="layout" svg:width="0.318cm" svg:height="0.267cm" svg:x="24.364cm" svg:y="16.925cm" svg:viewBox="0 0 319 268" svg:d="M319 50c-1 1-2 6-3 14-1 5-3 8-6 11-6-2-12-3-19-3-15 0-28 3-41 10 1 6-1 10-7 12-8 3-12 5-14 6-3-3-6-4-9-4-5 0-8 2-9 8-1 3 1 7 6 12-4 3-5 8-5 14 0 2 0 4 1 6 1 0 0 2-2 5s-2 5-2 7 1 4 3 5c1 1 4 2 10 2 3-4 5-7 5-9 3 4 4 10 4 16 0 3 0 7-2 14-1 7-2 13-2 18-1 2-4 6-10 10s-8 8-8 14c-3-1-5 1-7 5 0 4-3 6-7 6 2 9-2 15-10 18-13 4-21 6-22 7-2-2-4-3-6-3s-5 3-8 8-6 7-10 6c0-9-3-13-8-14-1-1-2-1-3-1-4 0-7 2-8 7 0 2 0 6 0 11-2-1-4-4-5-9-2-6-4-9-7-9-1 0-3 1-5 2-3 1-5 6-5 15-2-9-9-14-19-15-16-1-25-2-28-3 0 0 1-2 2-8 0-3 0-5-2-7 0-3-3-4-6-5-3 4-5 6-7 6s-5-2-10-8c-5-4-8-6-11-5-1-4-4-10-10-20-5-9-7-16-7-21s2-9 5-13c-3-4-4-8-4-12 0-3 1-8 4-14 1-6 2-10 2-12 0-4-1-7-2-10 1-10 1-19 2-28 1-12 4-20 10-22 0 0 1 1 1 2-4-1-7 0-7 5 2 1 5 2 8 2s8-1 16-3c7-3 12-3 15-2 2-4 5-6 8-6 1 0 5 1 9 4 5 2 9 3 11 3 1 0 3 0 7-2 3-1 6-2 8-2 3 0 7 1 12 2 6 2 10 3 13 3 2 0 4-1 6-1 1 1 3 2 5 2s5-2 9-4 7-3 9-3 5 1 8 5c1 0 2-2 5-4 2-3 4-4 6-4 1 0 2 0 3 1 1 2 4 4 9 4 2-2 5-5 9-8 2 2 6 6 12 14 3-1 5-3 7-6 1-4 3-5 4-5s3 1 7 5c19-2 34-3 43-2 5-2 8-7 9-15 1-12 3-18 4-20 0-2 0-5 0-8 1 1 1 5 0 11s0 9 4 11c5-1 10-1 14-1 4-2 7-4 10-7 0-3-2-8-5-14-4-6-5-11-5-15 0-2 0-5 1-8 2-3 5-4 11-4 2 0 5 1 9 1 5 5 7 12 7 22 0 2 0 7 0 15-1 5-1 9 0 12zM287 60c-1-3-3-4-7-4-2 0-3 0-4 1 0 1 0 1 0 2 0 2 0 5 1 7 1 1 2 1 3 1 2 0 4-2 7-7zM241 84c-3-3-6-5-12-5-3 0-8 1-14 3v1c0 2 0 5 2 9 1-1 3-1 6-1 1 0 3 0 5 1 2 0 3 0 4 0 6 0 9-3 9-8zM217 162c-4 2-6 5-6 8 2 4 4 6 6 6 1 0 2 0 3 0 3 0 5-3 5-8s-2-7-5-7c-1 0-2 0-3 1zM202 88c0-2-1-4-3-5-1 0-1 0-1 0-2 0-3 0-3 1 0 2 0 3 0 5 0 1 2 1 5 1 2-1 2-2 2-2zM202 126c-1-3-5-5-9-6-6-1-10-2-12-4 1-6-1-11-8-13-12-5-17-7-17-7 1-5 2-9 1-12-4 0-6 3-6 8s-2 7-6 7-6-4-6-13c-3 0-6 0-10 0 0 2-1 6-2 12-1 0-3 0-4 0-4 0-8-4-12-12-3 0-5 1-6 6-1 3-2 6-4 7-1-1-3-2-6-2s-4-2-3-5c-2-4-4-5-7-4-1 0-2 1-2 2 1 6-2 9-8 9-7 1-14 2-20 3-3 5-9 13-16 24 0 1 0 3 0 4 0 4-2 8-8 11s-9 7-9 11c0 1 0 3 1 4s2 2 3 2 3 0 5-1 3-1 4-1 1 0 2 1c0 1 0 2 0 5 0 0-2 0-4 1-3 1-6 2-7 1-3 3-5 6-5 9v1c8 1 13 4 16 11 2 7 4 13 6 19 0 0 0 3 0 8-1 3 0 5 2 7 1 1 2 2 3 2 2 0 3-1 5-3s4-4 4-4c2 2 4 6 5 13s2 11 4 14c2-3 5-8 9-14 3 1 5 3 5 7 1 4 2 6 3 7 2-1 4-1 6-1s6 0 10 1 8 1 10 1c5 0 9-2 11-7 2 5 4 8 8 8 1 0 4-1 8-4 4-4 8-5 10-5 3 0 6 2 9 7 3-1 5-4 4-10 0-6 1-10 3-11 3 1 5 2 7 2 6 0 9-8 10-24 2-3 4-4 6-4s3 0 5 1c3 1 4 2 5 2 2 0 4-2 5-5-2-4-3-10-2-17 1-8 1-13 0-15 3-4 3-9 1-17s-1-14 3-17zM200 105c0-2-2-3-4-3s-4 1-5 3-1 3-1 4c0 4 2 6 5 6 4-4 6-6 6-8 0-1 0-1-1-2zM198 210c-1 0-3 0-5 0 0 1 0 1 0 2s0 2 1 2c1 1 2 1 4 2 0-1 0-3 0-6zM181 84c-1 0-4 0-8 0 0 2 0 4 0 8 1 0 3 0 5 0 1-1 2-3 3-4 0-1 1-1 1-2s-1-1-1-2zM178 233c-1 0-3 0-6 0 0 1 0 2 0 4 1 1 2 2 5 2 1 0 1-1 1-3 0-1 0-2 0-3zM70 88c-1 0-3 0-5 0 0 0 0 2 0 4 0 0 1 0 2 0 2 0 3-2 3-4zM26 130c-1 0-2 2-2 6 2 1 2 2 3 2 3-1 4-2 4-4 0-1 0-2-2-3 0-1-1-1-1-1-1 0-1 0-2 0zM27 214c0 0-1 0-3 0 0 1 0 2 0 5 1 0 1 0 2 0s1-2 1-5zM26 192c0 0-1 0-3 0 0 1 0 2 0 5h1c2-1 2-3 2-5z">
          <text:p/>
        </draw:path>
        <draw:path draw:style-name="gr3" draw:text-style-name="P3" draw:layer="layout" svg:width="0.231cm" svg:height="0.206cm" svg:x="24.364cm" svg:y="17.25cm" svg:viewBox="0 0 232 207" svg:d="M232 87c-1 5-2 15-3 31-1 14-2 25-5 32-4 11-13 17-25 19-1 0-3-1-5-1-4 0-6 0-7 0-3 0-4 2-4 5 0 2 1 5 4 8-2-1-4-2-6-2s-5 1-8 4-6 5-9 5c-5 2-7 7-6 13-3 0-7 1-14 3 4-1 6-4 5-10-1-2-3-3-5-4-2 0-4 0-7 0-1 1-2 4-4 9-2 4-4 6-7 6 0 0-2-1-3-1-2-4-3-7-4-10-3-4-5-7-9-8-1 1-5 2-10 2 0-1 0-3 0-6 2 2 5 3 8 3 5 0 9-3 11-11-2-4-4-10-5-21-1-10-2-17-4-21 3-2 5-6 6-12 1-7 2-11 3-13-1 0-4-4-10-10 0-1 2-5 5-15 2-5 4-10 4-13 0-4-1-8-3-11-1-2 0-5 2-10 2-4 3-7 3-8 0-3-2-5-6-7-5 0-11-1-20-2-1-1 0-2 0-4 1-2 1-3 1-3 0-1-1-2-3-3-3 0-6 2-8 7s-5 7-8 6c-1 1-5 3-11 4-7 1-10 4-10 10 0 2 1 5 1 10-1 1-5 2-11 3-5 1-8 4-10 8 0 1 0 3 0 6-1 0-1 0-2 0s-1 0-2 0c-2-1-3-2-3-2-1 0-1 1-2 2 6 2 8 7 8 15 0 3 0 7-1 13s-1 10-1 11c-3 24 0 41 9 51 2-1 4-2 7-2s8 2 13 5c0 1 0 3-1 5 0 3 0 4 0 5 0 2 1 4 5 4 2-2 6-5 11-8 0 0 2 2 6 8 3 2 4 5 4 8 0 2-1 5-4 8 0 2 0 5 0 8-1 1-3 1-4 1-2 0-4-2-5-6s-3-6-6-7c-1 0-3 0-4 0s-4 0-6 0c-3 1-4 1-6 1-3 0-6-2-8-5 0-1 0-3 1-6s1-5 1-6c0-3-1-5-5-6-1 0-3 0-7 1-2 0-4 1-6 1s-4-1-5-2c1-17-3-26-12-28-3-1-5-5-5-10-1-6-2-9-5-11 1-4 2-12 2-23 0-10 2-18 5-23 3 1 4 1 6 1 3 0 7-3 9-8-1-2-1-4-1-7 0-8 4-17 12-27 5-1 10-6 17-15 2 0 3 1 5 4 3 3 5 5 6 5s2-1 4-2c2-2 3-5 2-11 0-5 2-8 6-8 1 0 3 1 5 1s6-1 11-4c4-2 8-3 10-3 3 0 5 1 8 4 1 0 3 0 5 0 4 0 10-1 17-3 8-3 13-4 17-4 6 0 10 2 14 7 3-2 6-3 8-3 3 0 7 4 12 12 4 7 9 11 14 11 3 0 6-1 9-2 1 4 2 8 3 12 2 4 4 7 7 9 2 0 3 0 5 0 6 0 9 5 10 16 0 13 2 22 4 25zM218 58c-3-3-6-4-8-4-1 0-2 0-2 0-2 1-2 2-2 4s0 4 0 4c1 2 2 3 4 3 1 0 2-1 4-3 3-3 4-4 4-4zM214 107c0-2 0-3 0-4 0-3-1-5-3-5-1 0-2 1-5 2-3 0-5 1-6 1-2 0-3-1-4-1 0-27-3-44-9-52 0-1 2-2 4-4s3-4 3-6c0 0 0-1 0-2 0-2-3-3-7-3-1 0-2 0-3 0-2 0-3 2-4 5 0-1 0 2 0 10-2 1-3 1-4 1-2 0-5-2-7-6s-3-6-5-7c-11 1-17 5-17 14 0 2 1 6 2 12s2 10 2 13c0 4-1 7-3 10-1-1-3-3-6-5-1-1-3-1-5-1s-3 1-3 3c-1 2-2 5-2 8 0 1 1 3 1 5 1 4 3 8 7 10-4 1-5 4-4 8 0 0 4 1 10 3 0 0 0 1 0 3 0 1 0 3 1 5 0 2 1 4 1 5 0 2-2 4-4 5-1-2-2-4-2-7-1-2-3-3-5-4l-1 1c-1 1-2 3-2 4 0 2 1 4 3 6 1 1 2 2 3 4 0 0-1 1-3 2-2 9-1 14 3 16 2 2 4 0 6-1s3-2 4-3c3 6 6 8 9 8s7-1 12-5c5-3 8-4 11-4s5 1 7 3c5-5 8-12 8-21 0 0 0-8 0-24 2-1 3-1 4-1 2 0 4 0 6 1s3 2 4 3c1-1 2-3 3-5zM164 166c-1 0-2 3-2 7 0 1 0 1 0 1 0 1 2 2 7 2 1-1 1-3 1-4 0-4-1-6-5-6zM167 14c-2 0-5 0-10 0 0 0 0 1 0 3 1 4 3 6 6 6h1c2-1 3-4 3-9zM146 173c-1 0-2 0-4 0 0 1 0 2 0 3 0 0 1 0 2 0 1-1 2-2 2-3zM126 23c-4 0-7 0-7 2-1 1-1 2-1 2 0 4 2 6 7 6 1 0 2 0 4 0 1-1 3-2 3-2 0-1-2-2-4-4s-2-3-2-4zM14 132c-1 1-2 2-2 3 0 3 0 4 0 4 0 1 0 2 0 2 0 3 1 4 3 4 1 0 2-1 3-1 3-1 4-2 4-5 0-5-2-7-5-7-1 0-2 0-3 0z">
          <text:p/>
        </draw:path>
        <draw:path draw:style-name="gr3" draw:text-style-name="P3" draw:layer="layout" svg:width="0.317cm" svg:height="0.229cm" svg:x="24.348cm" svg:y="17.507cm" svg:viewBox="0 0 318 230" svg:d="M62 135c6 4 9 7 9 10v1c-2 0-4 0-5 0-4 1-7-1-8-4-1-1-1-2-1-2 0-3 2-5 5-5zM260 116c-1 0-4 0-8 0 0 0 0 1 0 2 1 3 3 5 6 5 0 0 1 0 2-1 0-1 0-4 0-6zM217 118c0 0 0-1 0-4-1 0-3 0-6 0 0 1 0 2 0 4 1 0 3 0 6 0zM303 97c0-1-1-3-2-4-2-1-3-2-3-2-5 0-7 1-8 3 0 1 0 2 1 3-1 1-2 3-5 6 0 0 1 0 2 1 1-2 4-2 8-2 5-1 7-2 7-5zM190 113c0 0 0 1 0 3 1 1 2 2 4 2 0-1 1-1 1-3s-1-3-3-3c0 0-1 0-2 1zM86 122c-1 0-2 1-5 2 1 0 2 1 4 2 1-1 1-2 1-4zM298 32c-6 0-9 0-10 2v1c0 1 1 3 2 5 1 1 2 1 3 1 5 0 8-2 8-5 0-2-1-3-3-4zM39 138v1c0 3 3 5 8 5 1 0 3-1 4-2 0-1 0-1 0-2s0-3-1-4c-2-2-3-3-6-3s-4 1-5 5zM45 118c0 0-2 0-5 0 0 0 0 1 0 2 1 1 3 2 5 2 0-1 0-3 0-4zM37 107c0 0-1 0-3 0 0 0 0 1 0 2 0 0 1 0 3 0 0 0 0-1 0-2zM23 28c-2 2-3 4-3 5s0 1 0 1c0 2 1 2 2 2 3 0 4 0 5 0 2-1 3-2 3-4 0-4-1-5-3-5-1 0-2 0-4 1zM20 181c-1 0-4 0-8 0 0 0 0 1 0 2 1 1 2 2 3 2 2 0 3 0 3 0 1-1 2-2 2-3zM28 23c1-1 1-1 1-1 1-1 2-1 3 0 1 0 2 0 2 0 1 3 1 10 1 21 0 9 2 16 5 21 1 0 4 0 9 0 4 0 5 1 6 3-2 1-3 2-5 2-1 0-2 0-3 0-2 0-3 0-4 0-3 0-5 0-6 2 0 11 2 16 8 16-5 2-8 5-9 8-1 5 1 8 8 9 3-2 5-3 8-3s7 2 13 6 11 6 14 6 7-1 15-3 14-3 19-2c3-2 9-3 17-3 7 0 14-1 17-2-1 0 0 2 1 4-4 3-5 6-5 11 2 1 5 2 10 2 4-3 6-10 6-22 3 4 6 5 9 5 2 0 5-1 10-2 4-2 7-3 9-3 3 0 6 1 8 4 3-2 7-2 12 0 6 2 9 4 11 4 4 0 8-2 11-5 6 0 12-2 15-7 1 2 2 5 2 8 2 2 3 4 6 5 9-1 16-5 21-10 0-7-1-11-4-13-2 0-5 0-9 0 2-1 5-1 11-1 5 0 8-2 9-7 0-12 1-25 1-37 1-13 7-22 18-28 2-6 4-10 9-11 3 0 5 3 6 9 0 5 1 9 2 13 0 2-1 4-2 8-2 4-2 6-2 8 0 4 1 7 6 9 0 3-2 8-4 14-2 7-2 12-2 16s1 8 3 12c-3 4-5 11-6 21-1 14-1 22-1 24-2-1-4-1-6-1-4 0-10 1-17 2-8 1-13 1-17 1-5 0-9 0-13-1-2 1-5 2-9 2-3 0-6 0-9 0-4 1-7 3-8 7-2-1-6-3-10-6-4-4-8-5-11-5-2 0-5 1-8 3-2-1-5-1-6-1-2 0-4 0-7 1-1 2-2 5-4 10 0-3-2-5-4-7-3-3-5-4-8-4-1 0-3 0-5 1s-4 2-7 2c0 0-2-1-3-1-2 0-4 0-5 0-5 0-10 2-14 7-2-3-5-4-7-4-3 0-7 1-11 4-5 2-9 3-11 3s-4-1-6-1c-6 4-8 6-8 6 0-1-1-4-2-10-1-4-3-7-6-8-5 0-10 4-15 11s-10 11-15 11c-1 0-3-1-5-1-3 1-5 3-5 6 0 1 0 2 1 4 0 1 0 3 0 3 0 3-2 4-7 4-3 2-4 6-4 10s1 7 3 9c-3 10-4 19-3 27-1 2-3 7-6 12-2-1-4-3-8-7-3-4-6-6-8-7-2 1-4 4-4 7-1 3-1 5-2 5-3-1-5-4-5-8 0-2 0-4 1-7 0-3 1-6 1-7 0-4-2-7-4-9 0-2 0-4 0-6 0-3 0-6-1-11 0-4 0-8 0-9 0-6 1-11 4-14 0-24 0-61 0-109 2-3 5-6 8-12 3-7 9-11 16-13z">
          <text:p/>
        </draw:path>
        <draw:path draw:style-name="gr3" draw:text-style-name="P3" draw:layer="layout" svg:width="0.231cm" svg:height="0.207cm" svg:x="24.383cm" svg:y="17.806cm" svg:viewBox="0 0 232 208" svg:d="M232 84c0 0-3 2-7 4-7 2-9 5-8 9 5 6 10 7 15 6-1 19-6 31-17 36 3 3 6 6 6 8s-3 5-5 10c-3 4-4 8-3 12-7 0-13 5-20 14-6 10-12 14-19 15-12 2-29 6-52 10-3-3-8-4-14-2-6 3-11 2-14-1-3 0-6 1-10 1-14 0-28-6-41-18-2-7-7-14-17-22-9-8-14-16-14-24 1-2 2-4 2-5 0-2-2-5-5-7-4-4-5-6-5-8s1-3 4-5c0 0 1-1 4-3 1-1 1-3 1-4-3-2-6-4-11-8 3-3 6-6 10-12-1-2-3-3-5-3-3 0-5 0-7 0 0-1 0-1 0-1 0-4 2-7 8-10 5-4 8-8 8-11s-1-5-3-8c1 0 2 1 4 2 2 0 4 1 5 1 2 0 3-1 5-3 0-3 0-7-2-12-1 0-2 2-5 4 0-1-1-2-2-4 2 0 4-1 7-2-1-1-2-3-5-4 3-2 6-4 10-5 4-3 6-7 6-11 0-1 0-3 0-4 1-1 3-1 5-1 1 0 1 2 1 5 0 4 1 5 3 6 6 2 9-1 10-6 0-2-1-4-2-7 5-3 13-5 25-7s20-5 26-9c2 4 5 6 9 6 3 0 6-1 11-3s8-2 10-2 3 0 5 1c1-2 3-2 4-2-2 0 1 1 8 3 4 1 11 2 20 3-1 2-1 4 1 6 1 2 3 4 4 6 3-1 4-1 6-1 5 0 9 1 14 3 4 3 8 5 12 7 3 4 6 11 7 21 3 8 7 15 11 19 0 0-1 1-3 3-3 3-5 5-5 7 0 1 0 2 2 3 4 3 8 4 12 4zM226 119c0-1 0-2 0-3 0 0-1 0-2 0 0 0 0 1 0 3 0 0 1 0 2 0zM197 163c0 4 2 6 6 6 2 0 3-1 4-2 0-1 1-1 1-2 0-4-2-6-7-6-2 0-3 1-4 4zM204 33c0 0 0-1 0-3-1 0-2 0-4 0 0 1 0 2 0 3 0 0 2 0 4 0zM200 97c-1-2-3-3-7-3-5 0-8 0-8 0-3-2-4-4-4-7s1-6 4-8c2-1 5-2 7-1 0 0 0-1 0-2h-1c-8-1-12-7-10-18-3-4-8-6-15-6-8 0-14-1-15-1 2-1 4-2 6-3s3-3 3-5c0-4-2-6-5-6-1 0-3 0-5 1s-4 2-6 1c-3-2-7-3-11-3-2 0-5 0-9 1s-8 1-10 1c-3 0-6 0-9-1-2 0-6 2-12 4s-10 3-13 3c-2 0-4-1-5-1-4-1-7 0-11 5 2 1 4 3 6 6-2 5-5 8-10 8-1 0-2 0-3 0-2-1-3-1-4-1-4 0-7 2-10 6 0 1 1 3 2 5 1 3 1 5 2 5-1 6-4 9-9 9-2 0-4-1-6-2-4 1-6 4-6 8 0 1 1 3 2 4 3 0 6 1 11 1 3 13 5 22 5 25 0 4 0 7-1 10 3 1 5 3 5 5 0 1-1 3-2 5s-1 4-1 5c0 2 1 4 4 6 1 0 3 1 4 1 2 0 4-2 4-5 0-1 0-3 0-5-1-2-1-3-1-3 0-3 1-5 2-5 2 5 4 9 5 14 2 6 6 9 11 11-2 2-6 5-10 10 1 0 2 1 3 2 4 0 7-1 8-3 2-2 4-5 5-7 4 1 7 4 8 10 5 0 10 0 15 0 6 0 11 3 14 8 2-3 4-8 6-14 1 4 4 6 10 6 3 0 6-1 7-4 2-4 4-7 6-10 3-1 7-3 14-8 6-5 10-7 14-7 3 0 5 0 7 2 0-5 0-12 0-20 4-2 6-6 7-13 2-6 4-8 9-7 2-1 4-3 4-7 0 0-1-1-1-2zM176 157c-1 1-1 3-2 6 1 1 1 2 2 3s1 1 3 1h1c1-1 2-2 2-4 0-1 0-1-1-2 0-3-2-4-5-4zM176 39c0 1-2 2-4 4 0 0 1 1 2 2 1-2 2-3 2-2 0-1 0-2 0-4zM153 10c-3 1-5 3-5 6 0 0 0 1 1 2 0 2 2 3 6 3 2-1 4-3 4-6 0-4-2-6-5-6 0 1-1 1-1 1zM117 23c0-1-2-1-4-2 0 1 0 2 0 4 3 0 4-1 4-2zM113 186c0 1-2 2-3 2 0 1 0 2 0 3 0 0 1 0 2 2 0 1 1 1 1 1 1 0 1 0 1 0 1-1 2-2 2-3 0-2-1-3-3-5zM96 23c-1-1-3-2-8-2 0 1 0 1 0 2 0 3 1 5 5 6 0 0 0-1 2-2 1-1 1-2 1-3zM43 52c0 0 0-1 0-3 0 0 0 2 0 3zM43 60c-6-4-8-7-7-9-1-1-1-1-2-1s-3 1-6 2c1 2 2 5 4 10 1 0 3 0 4 0 2 0 4 0 7-2zM34 102c-4 4-6 6-6 8v1c1 1 3 1 7 1 2 0 3-2 3-4 0-4-1-6-4-6zM35 127c0-1-1-1-1-1-1 0-3 1-6 2 0 2 1 4 2 6 1 0 2 0 3 0 2 0 3 0 3-2 0-1 0-1 0-2s0-3-1-3zM34 149c-2 0-5 0-9 0 0 1 0 2 0 4 1 1 2 2 3 2 2 0 3 0 4 0 0-2 1-4 2-6z">
          <text:p/>
        </draw:path>
        <draw:path draw:style-name="gr3" draw:text-style-name="P3" draw:layer="layout" svg:width="0.233cm" svg:height="0.269cm" svg:x="24.364cm" svg:y="18.049cm" svg:viewBox="0 0 234 270" svg:d="M234 174c-1 2-2 3-4 3-1 0-2-1-4-2-3-1-5-1-5-1-2 0-5 2-8 5 0 0-1 1-1 2 0 2 1 3 4 5s4 3 5 4c-6 1-9 6-10 13-1 8-4 12-9 13-3 3-6 4-10 4-3 0-6-1-10-2-5-1-8-1-10-1-6 0-10 4-11 14-2 1-4 2-8 2-3 0-6-1-7-2 0-1 0-2 0-3 0 0 1 1 3 1s5-2 9-5c1-1 0-3-2-5-2-1-3-3-3-3-2-1-4 0-5 3-3 2-4 3-4 3-2 0-4 0-8-3-3-1-6-2-7-2-2 0-4 0-5 1 0 1-1 2-2 4-1 1-2 2-2 3s1 2 2 3 2 2 4 4c1 1 3 1 4 0-5 0-16 2-34 5-15 2-27 3-36 3-7 0-13-1-20-2-3 2-5 5-5 11 0 0 1 2 1 4s0 4 0 5c0 6-3 10-10 12-5-9-13-13-25-11-1-2-1-3-1-5s1-4 3-8 3-7 3-9c0-3-1-5-5-8 1-2 1-5 0-8 0-5 0-7 0-8 0-4 2-7 5-9-4-12-5-24-3-35 1-1 5-1 14-2 5-1 9-4 10-8 5 3 7 7 7 14 0 0 0 1 0 3-1 2-1 3-1 4 0 7 5 10 15 10 0 1 2 4 4 11 1 4 3 7 6 9 7 0 11-5 12-13 2 5 5 8 10 8 3 0 8-1 13-3 0-1 1-2 1-2 4 5 10 8 18 10 1 0 9 0 22 0 1-2 4-6 7-10 2 0 4 0 7 1s5 2 6 2c2 0 4-2 4-6 1 0 2-1 3-2 2 1 3 4 4 7s2 5 5 6c5 1 8-1 10-7 3-8 6-12 8-13-1-2-2-6-2-13 2-4 5-6 9-6 1 0 3 0 5 0 1 0 3 0 4 0 3 0 6-1 8-4 7 2 12 0 16-4 0-4-2-8-5-10-2-1-6-1-9 0s-5 2-6 2c-2 0-4-1-5-3s-2-3-2-5c0-1 1-4 1-7 2-3 2-5 2-6 0-3-2-5-5-7-1-1-3-1-4-1s-3 0-5 1-3 1-5 1-3-1-5-2c0-9-1-14-5-16-7 0-13-1-17-5 1-3 1-5 1-6 0-8-5-11-14-11-2 0-5 0-9 0-3 0-6 1-7 1-5 0-8-1-10-2-14 0-34 1-62 2-4 1-7 5-8 11-3 7-6 10-11 10-2 2-4 5-5 8-1 0-1 0-1 0-2 2-3 3-3 3-8-2-16-7-24-18 6 2 10 0 11-6-2-3-5-7-10-12 5-3 6-7 5-9s-4-4-8-8c1-4 0-11-1-19 0-10-1-16-1-19 0-11 4-20 12-25 2-4 6-4 11-2 1 6 5 11 13 17 7 6 11 11 11 16 3 1 5 4 5 8 0 1 0 3 0 4 0 2 0 3 0 4 0 4 2 6 7 6 3-1 5-5 5-11s2-9 5-9c1 0 3 1 5 2 0 3 0 6 0 10 1 4 4 6 7 6 4-2 8-3 15-1 7 1 11 1 12 1 4-1 5-5 4-12 2-1 5 2 7 7 2 6 5 9 9 9 1 0 3-1 5-2 0-1 1-3 3-4 1 3 3 4 7 4 6 0 9 0 8 0 2-2 4-6 5-13 1-5 4-8 8-8 1 0 3 0 5 1 8-3 13-5 15-5 3 0 6 1 9 2 6-4 7-8 3-12-1-1-2-2-4-2s-4 0-4 0c2-2 5-4 8-7 2-3 3-6 3-11 2-1 4-1 6-1s5 2 8 8c2 5 6 8 9 9 4 10 6 20 6 31 0 5 0 10-1 14-4 2-9 6-16 12 0 1 0 2 0 3 0 3-1 6-4 10s-4 7-4 9c2 3 6 6 13 11-4-2-7 0-8 7-1 5 1 8 6 9s9 1 13 2c3 5 4 10 4 16 0 2 0 5-1 9 0 4-1 7-1 9 0 6 2 11 4 15zM13 129c0 0 1 0 3 0v1c-1 0-1 0-3 0zM212 126c-3 2-4 4-4 6 0 0 0 1 1 1 3 6 6 9 8 9s4-1 6-2c0-1 0-3 0-4 0-7-4-10-11-10zM221 28c0-1 0-2 0-5-1 0-4 0-6 0 0 1 0 3 0 5 1 0 2 0 6 0zM197 110c-2 0-4 0-6 0-2 1-4 2-5 4 0 3 1 4 2 5 0 0 1 1 3 1 5 0 8-2 8-6 0-1-1-3-2-4zM197 175c-1 0-4 0-8 0 0 0 0 1 0 2 2 2 4 4 6 4 1-1 2-3 2-6zM174 42c0 0-2 0-4 0-4 5-6 8-6 9s0 1 0 1c2 0 3 0 6 0 3-1 4-4 4-10zM161 82c0-1-1-1-2-1 0 0-1 0-2 1s-1 2-1 4v1c1 0 2 0 2 0 0-1 1-2 2-2 1-1 1-2 1-3zM130 69c-1 0-1 0-1 0-2 0-3 0-4 1s-1 2-1 4v1c0 1 2 1 6 1 0-2 0-4 0-7zM113 228c0-1 0-3 0-6-2 0-6 0-10 0 0 1 0 3 0 6 1 0 5 0 10 0zM81 218c-2 0-3 1-3 4 0 2 0 4-1 5 0 3 3 4 7 4 5 0 8 0 9 1-1 0-2-3-4-9-1-4-3-5-6-5 0 0-1 0-2 0zM62 75c-1-1-3-2-6-3 0 1 0 2 0 4 1 2 2 2 4 2 0-1 0-2 2-3zM44 26c-1-3-3-4-5-4s-3 1-5 2c0 7 2 10 5 10 4-1 5-3 5-6 0-1 0-1 0-2zM40 202c0-1 0-2 0-5 0 0-1 0-2 0 0 1 0 3 0 5 0 0 1 0 2 0zM32 18c-1 0-3 0-5 0 0 1 0 2 0 3 0 0 1 0 2 0 2-1 3-2 3-3zM19 5c0 1 0 2 0 5 1 0 1 0 2 0s2-1 2-2v-1c-1-1-1-2-2-2s-1 0-2 0zM21 185c0 0 0-1 0-3-1 0-2 0-5 0 0 0 0 1 0 3 1 0 3 0 5 0zM16 197c0 0-1 2-4 4-1 1-1 1-1 2s0 2 0 2c0 1 2 1 5 1 2-1 3-2 3-5 0-2-1-4-3-4zM19 243c0-2-2-3-3-3-1-1-2-1-3-1 0 0-1 1-2 2 2 1 2 2 2 3h1c1 0 3 0 5-1zM223 52c0 0 0-2 0-4-2 0-4 0-8 0 0 1 0 2 0 4 1 0 4 0 8 0z">
          <text:p/>
        </draw:path>
        <draw:path draw:style-name="gr3" draw:text-style-name="P3" draw:layer="layout" svg:width="0.32cm" svg:height="0.242cm" svg:x="24.25cm" svg:y="18.348cm" svg:viewBox="0 0 321 243" svg:d="M321 196c-4 2-6 5-6 8 0 1 0 4 2 7 1 3 2 5 2 7 0 4-4 5-10 6-3 1-6 2-9 2-4 1-7 2-9 5 0 8 0 12-1 12-3-1-8-4-16-8 0 1 0 1-1 1 3-2 6-4 11-7 1-7 1-12 1-15 0-5-1-9-4-12-4 1-7 4-8 10-1 5-2 9-4 11-1-2-2-5-4-9 4-17 2-30-5-40-3-1-6 0-9 2-2 1-4 4-4 7 0 2 0 5 0 9h-1c0-2 0-4 0-7s-2-5-5-6c-2 0-5 0-8 2-4 2-7 3-8 3-3 0-6-3-8-8-5 0-9 3-13 9-2-2-3-6-3-10 0-2 0-4 0-7 1-4 1-7 1-8 0-6-2-8-6-8-2 0-5 0-8 2 0 3-1 9-2 19-4-1-6-5-6-12-1-7-3-10-8-11-3 1-7 3-12 6-2-2-3-7-3-13 0-7-2-11-6-11-1 0-2 1-4 1-1 3-1 6-1 10 0 2 0 5 0 8s0 6 0 7c0 11-5 17-14 17-3 2-7 8-9 17-2 8-4 11-8 11-1 0-3 0-5-1-3 1-5 4-5 10-1 5-2 8-4 10-3-2-5-2-8-2-9 0-14 3-17 10-1-2-2-3-3-6-1-2-3-3-4-3-2 0-3 0-4 0-2 0-4 1-6 3-3 3-5 5-5 5-2-2-8-6-19-10-8-5-12-11-12-18-6 0-9-1-10-2 0-1 0-2 0-3 1 0 3 1 4 1 5 0 10-4 13-10 1-8-1-12-7-13-2 0-4 1-6 3-2 3-4 6-4 6-6-5-9-11-7-19 1-1 2-5 2-10-4-3-5-7-5-12 0-6-1-9-3-12 3-7 5-12 5-14-1-1-3-2-5-2 0-4 1-11 2-19 1-1 3-1 6 0 2 2 4 2 4 2 2 0 3-1 3-3-2-1-5-2-9-4 1 0 2 0 3 0 3 1 5 0 5-1 1 1 3 0 4-3 1-2 2-3 4-3 3 0 5 1 5 5 0 2-1 4-3 7-3 4-4 6-4 9 0 2 2 5 5 7 2 0 5 0 8 0-5-1-10 4-14 15 2 0 5 2 10 4-2 1-5 2-7 5-2 1-2 3-2 6 0 2 3 4 8 6 5 1 8 4 7 7 0 0-4 0-10-1-3 0-6 1-8 5 1 2 1 6 2 11 1 0 1 1 2 1s2-1 4-2c3 0 5 0 6 0s3 0 4 1c-2 11 0 18 4 22 2 2 5 4 9 6s7 4 9 7c0 6 1 10 3 13 2 0 4 0 6-2s5-4 7-5c0-2 1-6 3-14 1 0 2 0 5 0 0 1 0 4-2 7s-3 5-2 7c2 2 5 5 10 8 6-5 9-10 9-14 0-2-1-4-3-6 2-2 7-3 13-3s9-3 10-7c1-1 1-2 1-3 0-6-3-10-9-12-1 0-3 0-6 0 3 0 6 0 9-2 3-1 4-3 4-7-2-5-2-11-2-17 0-4 0-11 1-20 1-8 2-15 1-19 4-2 4-7 2-15-3-6-1-9 5-9 2 2 3 4 3 8 0 1 0 2 0 5 0 2 0 4 0 5 0 6 3 8 9 8 1-2 2-3 4-4s3-2 3-3 0-2-1-3c0 2 2 5 5 10 1 3 2 6 2 8 0 3 0 5-1 8 1 1 5 2 12 1 8-1 13-1 14 0 0-1 1-1 2-2 2-1 2-2 2-3 0-2 0-3-1-3-3-2-8-4-15-6 5-1 11-2 16-3 6-1 9-4 10-8 0 4 1 10 2 20 2 8 2 14 2 20 2 2 4 2 7 2 2-1 4-2 7-2 0-1 0-1 0-2 3 1 5 4 5 8 0 1 0 3-1 5 0 3 0 4 0 5 0 6 4 10 11 10 6-6 7-12 3-19 0 0-1 0-2-1 1 0 3 0 7 0 0 0 0 3 0 9 0 4 1 7 4 9 2 1 2 1 3 1 6 0 10-5 10-11 0-5 2-7 7-8 0 0 1 3 2 9 0 4 2 6 6 7 4 0 7-2 9-8 0-6-1-10-1-10 11 0 18-3 18-8 3-21 4-31 4-30 0-11-3-18-10-21 1-1 3-3 7-6 3-1 4-3 4-6-1-3-6-5-14-5-7 0-12-3-15-7 1-1 2-3 4-5 2-1 3-3 3-4s0-2 0-3c-2 2-5 3-7 3-3 0-6-1-11-3s-8-2-10-2c-5 0-7 4-9 12-1 0-4 1-9 2 0 0 1-2 2-5 1-2 2-4 1-5-3-6-7-6-11-2-5 3-5 7-2 14-5 1-9 2-14 3-5 2-9 6-11 10 3 3 4 6 4 8 0 4-2 6-6 8 0-1-1-2-3-4-1-1-2-2-2-3-3 0-6 1-10 1-3 0-5 2-6 5 1 3 0 5-4 7-1-2-1-5-1-7 0-5 2-9 6-12 1 0 3 1 5 2 2 0 4 0 5 0 3 0 5-1 7-4 2-4 0-7-4-11-3 1-7 1-12-1-6-2-10-4-10-4 0 0 2-2 5-7 3-3 4-6 3-10-6-5-12-6-16-3 0 0-3 2-8 7 0 1 1 3 2 6 2 3 3 5 3 6 0 3-2 5-6 6-1 0-3 0-4 0-2 0-6 1-10 2-5 1-8 2-10 2-4 0-7-1-11-5-2-2-4-4-4-9 0 0 0-2 0-3 1-2 1-3 1-4 0-4-3-7-8-8 4-1 5-3 5-7 0 0 0-2-1-4s-1-3-1-4c0-2 1-4 4-4-1-1-2-2-4-3 2-3 4-4 6-4 1 0 3 0 6 1 2 1 4 1 5 1 3 0 5-2 5-6 1 0 3 0 6 0 0 0 1 2 2 5 11-1 18 1 21 8 0 2-1 5-3 8-3-7-8-9-16-8-4 4-5 9-2 17 8 4 14 3 20-4-1 1 0 2 1 2 1 1 2 1 2 0 2 0 2 0 3 0 3 0 5-3 8-9 0-2 0-3 0-4 0-2 1-4 4-6 4-3 6-4 6-4 0 0 5 0 15 0 7 0 11 1 13 5 6 0 13-1 24-2s19-2 25-2c11 0 20 2 27 5 0 6 4 12 13 16 8 5 12 11 11 17 1 3 4 5 8 5 5-1 8 0 9 1 0 6 1 13 2 23 2 10 2 18 2 23 0 8-1 15-4 21-7-1-11 2-13 8-2 5-4 11-5 16-2 7 0 12 6 14 1 0 2 0 2 0 4 0 8-4 10-10 0 3 0 8-1 13-1 6-1 10-1 12 0 6 2 10 8 13zM76 21c0 0 0 1 0 3-1-1-2-1-3-1-2 0-5 0-8 2-4 2-7 3-8 3-2 0-4-2-6-4 12 1 20-1 25-6 0-1 0-2 0-4s-2-6-7-14c1 0 6 0 14 0-2 7-3 12-2 15 1 1 3 2 6 4-2 1-6 1-11 2zM64 0c-4 4-4 10-1 18-1 0-4 0-8 0 1-1 2-3 2-5 0-1 0-2-1-4 0-1 0-3 0-5 0-3 2-4 6-4 1 0 1 0 2 0zM22 76c0-2-1-5-2-11 2 0 4-1 9-2-1 3-4 7-7 13zM18 63c0 1 0 2 0 3 0 0-1 0-3 0 0-1 0-1 0-3 1 0 2 0 3 0zM285 187c0 0 1 0 2 1-1-1-2-3-2-6s0-5-2-6c-4 0-7 2-9 4-1 2-1 3-1 5 0 4 1 6 4 7 2-1 5-3 8-5zM285 152c-3-2-5-3-7-3s-3 1-4 1c1 3 2 5 3 8 0 2 2 4 4 4 0 0 1 0 2 0 2-1 2-4 2-10zM283 199c0 0 0 1 0 2 0 0 1 0 2 0 0-1 0-1 0-2 0 0-1 0-2 0zM274 204c1 0 1 0 2 0 0-1 0-3 0-5 0 0-1 0-2 0 0 1 0 2 0 5zM232 176c0 0-1 0-2 0 0 1 0 2 0 4 0 0 1 0 2 0 0-1 0-2 0-4zM219 35c0-4-1-6-3-6-1 0-1 0-2 0 0 2 0 4 0 6 1 0 2 0 5 0zM204 53c-2 0-4 0-9 0 0 0 0 1 0 3 0 0 3 1 7 1 1-1 2-2 2-4zM169 50c-3 3-4 5-4 5 2 1 4 2 6 2 1 0 1 0 2 0 2-1 3-2 3-3 0-4-1-5-5-5 0 0-1 0-2 1zM176 136c-2-1-6-2-11-4-2 1-3 4-3 10 1 2 4 2 10 2 1-1 2-4 4-8zM137 58c1-2 2-4 2-4 0-4-3-5-7-5-2 0-4 2-5 6s-2 7-3 7c0 1 1 3 2 5 0-2 2-4 4-4 3 1 5 0 5-1s1-2 2-4zM136 154c-4 0-7 1-8 3 0 4 1 7 3 9 1 0 2 0 2 0 3 0 4-2 4-6 0-2 0-4-1-6zM130 133c-1 2-2 5-4 9 1 0 2 1 4 2 1 2 2 2 2 2 4 0 5-1 5-4s-1-5-2-7c-1-1-2-2-4-2zM136 119c-2 0-5 0-10 0 0 0 0 2 0 5 0 2 1 3 3 3 1 0 1 0 2 0 4-1 5-3 5-6 0-1 0-2 0-2zM116 28c-1 0-4 0-8 0 0 1-1 5-2 11 2 1 4 2 5 2s1 0 2 0c2-1 3-6 3-13zM114 56c0-4-1-5-3-5h-1c0 1-1 3-2 5 1 0 3 0 6 0zM313 208c-2-1-4-3-7-6-6 0-8 3-8 9 0 0 0 1 0 2 2 2 4 4 6 4 0 0 1 0 2 0 2-1 3-2 4-4 1-3 2-4 3-5zM302 68c0 1 0 1 0 2s1 2 4 2c3 1 4 1 4 1 1-1 1-2 1-2 0-3-2-5-6-5-1 0-2 1-3 2zM49 206c-1-1-2-2-4-2-3 0-5 2-6 6 4 2 6 3 5 3 3 0 5-2 5-5 0-1 0-2 0-2zM309 179c-3-5-5-7-6-7 0 0-1 0-3 1-1 0-2 1-2 4s0 4-1 5c0 2 1 3 3 4 4 1 5 2 6 2 2-1 3-4 3-9zM292 170c0 0-1 0-2 0 0 1 0 2 0 3 1 0 1 0 2 0 0 0 0-1 0-3z">
          <text:p/>
        </draw:path>
        <draw:path draw:style-name="gr3" draw:text-style-name="P3" draw:layer="layout" svg:width="0.232cm" svg:height="0.175cm" svg:x="24.364cm" svg:y="18.658cm" svg:viewBox="0 0 233 176" svg:d="M233 92c-7 5-7 11-3 19 2 1 3 3 3 6 0 1-1 4-3 8s-2 8-2 10c0 6 1 15 2 28-6-1-14 0-23 2-11 2-18 3-21 3-8 0-15-3-21-7-3-5-5-8-5-11 0-4 4-8 13-11 8-4 13-9 14-14 1 0 3 1 6 4 3 2 5 4 6 4 0 0 2-3 4-8 2-4 3-8 3-9-3 1-6 2-8 3-6 3-8 4-8 4 0-5 1-10 4-15 1 1 4 1 7 0 2-2 3-6 4-10 0-2 0-4 1-6-3-3-4-6-4-9 0-7 3-11 9-14 3 2 5 2 7-1 0-2-2-3-5-5s-5-4-5-8c-3-4-7-6-14-6 1-3 2-5 2-6 0-2-1-5-4-8s-4-6-4-7c0-2 2-5 6-8-1-2-2-4-3-6-1-3-3-4-5-5-1 0-2 0-3 0-4 0-8 3-10 8 3 8 7 13 11 13-5 0-8 3-8 8-1 6-3 10-5 10-1 0-3 0-4-2-7 2-11 8-13 19 0 10-2 15-5 15-1 0-4-2-8-5-5 2-7 5-8 10-1 4-2 9-2 13 3 1 5 4 6 8 0 3 1 7 2 10-4 4-8 11-14 23-5 10-10 17-16 22-3 4-7 7-14 7 0 0-1 0-2 0-2 0-3 0-4 0-6 0-10 2-13 6-10 1-17 2-22 2-15 0-27-4-37-10 0-4-2-8-6-15-5-6-7-11-7-15 0-2 1-5 2-8-1-2-3-6-6-10 0 0 3-3 11-9-5-2-7-5-7-9 0-2 0-4 1-7s1-6 1-7c0-4-2-7-6-9 1-1 2-8 2-18 1-7 3-14 9-17-1-6-2-13-3-20 0-8-3-14-6-18 1-1 1-1 3-2 5 0 9 1 14 1 3 0 9-1 16-1 7-1 13-2 16-2 11 0 21 3 30 8-1 4-3 9-7 16-1-1-3-3-4-7-2-3-4-5-6-6-3-1-6 1-10 5-1 4 0 10 2 16 3 7 4 11 4 14-6 5-12 8-17 12-6 3-10 8-11 14-3 1-7 3-12 6 0 1-1 3-1 4 0 3 3 6 7 9 5 3 7 6 8 9-2-3-5-4-9-4-3 3-5 9-5 18 0 0 1 1 2 2s3 2 3 2c-2 2-4 7-6 16 2 3 5 5 9 5 4-2 6-7 6-15 1 6 4 11 7 12 2 1 3 2 4 2 3 0 5-2 6-5s2-5 3-7c2 3 4 5 7 6 2 0 4 0 7 0s6 2 8 7c3-1 6 0 11 1 2-1 3-3 3-5 0-1-1-4-3-8-3-4-4-6-4-8 0-3 3-6 7-8 0-6 2-15 8-25 5-10 7-18 7-24 1-3 3-7 8-11-1 0 1 1 8 2 3 0 5-2 6-7 2-6 1-12-2-17 1-3 4-6 8-12 1 1 2 2 4 4 3 2 4 3 5 3 3 0 4-2 5-4 0 0 0-3 0-8 0-3 1-5 3-6-1 0 8 0 29-1 11 0 21 2 28 4-1 0-2 0-3 0-4 0-7 3-10 8 1 6 3 10 8 13 3 1 5 0 7-1 2-2 4-4 5-5 0-1 0-2 0-4 6 5 9 11 10 19 1 6 2 14 3 20 1 2 2 4 2 6s-1 4-2 9c-1 4-2 7-2 8 0 4 2 7 8 10zM213 120c0-1-1-1-2-1-4 0-5 2-5 8 1 4 3 6 6 6 0-1 1-1 1-1 3-1 4-2 4-4 0-1-1-2-1-4-2-2-3-3-3-4zM207 36c-4 0-7 0-7 1 0 2 1 4 4 7 0 0 1 1 2 1s2-2 2-5c0-2 0-3-1-4zM207 151h1c0-1 0-1 0-2h-1c0 0 0 1 0 2zM145 62c0-1 0-2 0-3 0 1-1 2-3 3 0 0 1 0 3 0zM119 55c0 2 0 3 0 6v1c0 0 0 1 1 1s1 1 1 1c1 0 1-1 1-1 2 0 2-1 2-3 0-3-2-5-5-5zM122 104c-1 0-1 0-3 0 0 1 0 2 0 3 1 0 2 0 3 0 0-1 0-1 0-3zM119 127c-1-4-3-5-8-5-4 0-7 0-11 0 0 3 0 7 0 12 1 2 4 2 9 2 2-1 4-2 6-3 3-1 4-3 4-6zM103 144c-2 2-3 4-3 6 0 1 0 2 0 3 1 0 2 1 3 2 2 1 3 1 3 1 2 0 2 0 3-1s1-3 1-4 0-2-1-4-3-3-5-3c-1 0-1 0-1 0zM64 151c0-1 0-1 0-2 0 0-1 1-3 2 0 0 1 0 3 0zM46 44c0-2 0-4 0-5 0-4-1-7-5-7 0 3 0 6 0 12 2 0 3 0 5 0zM41 53c-1 0-2 0-3 0 0 0 0 1 0 2 0 0 1 0 3 0 0-1 0-1 0-2zM28 37c0 0-1 1-3 1 1 1 1 1 2 2 1-1 2-2 2-3zM27 51c-2 0-6 1-11 2v1c0 1 2 1 6 1 1 1 1 1 2 1s2 0 3-1c0-1 1-2 1-2 0-1-1-1-1-2zM211 82c0 2 2 6 6 11 1-2 2-7 5-13-1-1-1-3-3-6-1 1-4 4-8 8zM207 104c1 2 3 4 7 8 1-1 3-4 7-7-2-1-6-3-12-5 0 0-1 2-2 4zM185 146c-1 0-3-1-5-2 0 2-1 6-1 13 1-1 5-2 10-3 1 0 2 2 5 4 0-2 0-4 2-7-1-1-3-3-6-6 1-1 2-2 4-4-1-1-3-1-5-2-1 1-2 4-4 7zM221 53c0-2 0-7 1-12-1-1-3-2-5-4-1 1-2 4-4 7 0 1 1 5 1 10 1 1 3 3 5 6 1 1 2 4 4 8-1-2-1-7-2-15zM223 117c-1 1-1 3-2 5 0 1 1 3 3 5 1-1 2-3 4-7-1 0-3-2-5-3zM219 143c-1 1-1 4-2 8 1 0 3 1 6 3 0-2 0-6 1-10-1-2-2-5-3-9-2 1-5 2-9 4 0 1 1 2 1 5 1 0 3-1 6-1zM164 30c-1-2-2-5-4-8-3 1-9 2-18 5-1 2-1 8-2 15 1 1 5 3 9 6 0-3 1-6 3-11 1 1 4 2 8 3 1-2 2-5 4-10zM120 82c-1-1-3-3-6-6-1 1-3 3-6 6 0 4 0 10 1 20 2 0 6-1 11-3 0-3 0-9 0-17z">
          <text:p/>
        </draw:path>
        <draw:path draw:style-name="gr3" draw:text-style-name="P3" draw:layer="layout" svg:width="0.286cm" svg:height="0.185cm" svg:x="24.364cm" svg:y="19.202cm" svg:viewBox="0 0 287 186" svg:d="M286 68c1 11 1 16 1 15 0 5-1 9-5 12-2 0-5 0-7 0-3 0-8 0-13-1-6-1-11-1-13-1-8 0-12 4-14 12-8 5-12 13-12 24 0 6 1 13 3 21 1 0 2 1 2 3 0 3 0 4 0 5-13 4-23 5-31 2 0-2 0-4 0-6 3 0 9 0 17 0 1-1 2-2 2-4 0-7-3-10-9-10-1 0-2 0-3 0-4 0-6-2-6-6 0-2 0-6-1-8 1 0 2 2 4 6 2 2 4 4 6 4 4 1 8-2 12-10-1-5-2-7-2-7-1-3-3-4-5-4 1 0-2-1-9-1-3 0-5 1-6 3-3-2-5-7-5-16-1-6-3-9-8-9-2 0-4 0-6 0-6 4-20 6-40 6-2-3-5-4-8-4-2 0-8 2-16 5-2 1-4 1-5 1-5 0-11-1-19-3-9-3-14-4-18-4-5 0-10 2-13 6-12 6-20 15-24 27 0 3 0 8-1 12 0 4-2 6-7 5-1 0-1 2-1 5 1 4 5 5 9 2 4 2 6 7 8 15 2 7 4 11 7 11s5-1 9-4c6 3 14 7 23 14-2 0-14-1-37-1-18-1-29-8-32-20-6-2-9-7-9-15 0-9-1-15-3-17 6-4 10-7 10-10 0-2-2-6-6-11-3-5-5-9-5-12 0-2 1-5 3-7 1 1 3 2 6 2 1-1 2-2 3-3-3-4-5-6-5-7 0 0 1-1 2-3 16-15 35-21 57-19 14-2 35-2 61-1s46 1 59-1c6-6 9-15 10-27 0-10 0-21 1-31 1 4 4 6 8 6 5 0 9-3 13-9 4 3 5 7 5 12 0 2-1 7-3 14s-2 12-1 16c-3 10-1 18 7 22 1-2 3-3 6-3 2 0 5 2 11 6 9 0 23 1 43 1zM274 76c-1 0-4 0-8 0 0 1 0 2 0 5 0 1 1 1 4 1 1-1 3-1 4-2l1-1c0-1-1-1-1-3zM253 78c0-4-4-5-10-5-3 3-4 5-4 6 1 1 2 2 5 4 1 2 2 2 4 2h1c3-3 4-6 4-7zM228 90c-4 3-6 6-6 8 0 0 0 1 1 1 1 2 3 4 7 4 1-2 2-3 2-4s-1-2-2-4-2-4-2-5zM223 72c-2-1-3 0-4 1v1c0 1 0 2 0 2 2 4 4 6 9 6 2-1 2-2 2-4s0-4-2-5c-1-1-2-2-4-2 0 0-1 0-1 1zM213 98c0-4-5-6-14-6 0 1-1 4-2 7 2 6 5 10 10 10 4 0 6-4 6-11zM212 76c-1-1-4-2-10-3 0 1 0 3 0 5s2 3 6 3c3-3 4-5 4-5zM205 29c-3 2-4 3-4 4v1c3 0 5 1 6 1s1 0 1-1v-1c0-1-1-3-3-4zM202 52c-1 1-1 2-1 2v1c1 3 3 5 5 5l1-1c1 0 1-1 1-2 0-2 0-3-2-4-1-1-1-1-3-1zM181 67c-2 1-3 3-3 7 1 6 4 9 7 9 1 0 2-1 3-1 2-1 3-4 3-6 0-7-3-10-7-10-1 0-1 0-3 1zM167 72c-1 0-3 0-6 0 0 0 0 1 0 2 0 2 1 2 3 2s3 0 3 0c0-1 0-2 0-4zM129 74c0 0 1 0 2 0 0 0 0-1 0-2-1 0-1 0-2 0 0 0 0 1 0 2zM92 72c-1 0-2 0-5 0 0 0 0 2 0 4 1 1 3 2 3 2 2 0 2-2 2-6zM66 72c-1-1-2-1-3 0s-1 2-1 4c0 4 2 6 7 6 1 0 3 0 4-1 0-7-1-10-3-10-1 0-3 0-4 1zM31 122c-2 0-4-1-5-2 0 0-1 0-2 0 0 0-1 0-2 0 0 2 0 4 0 6 0 0 2 1 5 1 2-2 3-3 4-4z">
          <text:p/>
        </draw:path>
        <draw:path draw:style-name="gr3" draw:text-style-name="P3" draw:layer="layout" svg:width="0.231cm" svg:height="0.208cm" svg:x="24.383cm" svg:y="19.479cm" svg:viewBox="0 0 232 209" svg:d="M232 86c0 0-3 1-7 4-7 2-9 5-8 9 5 4 10 6 15 4-1 19-6 31-17 37 3 3 6 5 6 8 0 2-3 5-5 9-3 5-4 9-3 12-7 1-13 6-20 15-6 9-12 14-19 15-12 2-29 5-52 10-3-4-8-4-14-2s-11 2-14-1c-3 0-6 0-10 0-14 0-28-6-41-17-2-7-7-14-17-22-9-8-14-17-14-25 1-2 2-3 2-5 0-1-2-4-5-7-4-3-5-6-5-7 0-2 1-3 4-5 0 0 1-1 4-3 1-2 1-3 1-5-3-1-6-4-11-7 3-2 6-6 10-11-1-2-3-4-5-4-3 0-5 0-7 0v-1c0-3 2-7 8-11 5-3 8-7 8-11 0-2-1-4-3-7 1 0 2 0 4 1s4 1 5 1c2 0 3-1 5-2 0-3 0-7-2-12-1 0-2 2-5 4 0-1-1-3-2-4 2 0 4-1 7-3-1-1-2-2-5-4 3-1 6-3 10-5 4-3 6-6 6-10 0-2 0-3 0-4 1-1 3-2 5-2 1 1 1 3 1 6s1 5 3 6c6 1 9-1 10-7 0-1-1-3-2-7 5-2 13-5 25-6 12-3 20-6 26-10 2 4 5 6 9 6 3 0 6 0 11-2s8-3 10-3 3 1 5 2c1-2 3-3 4-3-2 0 1 2 8 4 4 1 11 2 20 2-1 3-1 5 1 7 1 2 3 4 4 5 3 0 4-1 6-1 5 0 9 2 14 4 4 2 8 5 12 7 3 3 6 10 7 20 3 9 7 15 11 20 0 0-1 1-3 3-3 2-5 5-5 6 0 2 0 3 2 4 4 4 8 5 12 5zM226 119c0 0 0-1 0-2 0 0-1 0-2 0 0 0 0 1 0 2 0 0 1 0 2 0zM197 163c0 4 2 6 6 6 2 0 3 0 4-1 0-1 1-2 1-2 0-4-2-6-7-6-2 0-3 1-4 3zM204 34c0 0 0-1 0-3-1 0-2 0-4 0 0 0 0 1 0 3 0 0 2 0 4 0zM200 99c-1-2-3-3-7-3-5 0-8 0-8 0-3-2-4-4-4-8 0-3 1-6 4-8 2-2 5-2 7-1 0-1 0-2 0-3h-1c-8 0-12-6-10-17-3-4-8-6-15-6-8 0-14-1-15-1 2-1 4-2 6-3s3-3 3-5c0-4-2-6-5-6-1 0-3 0-5 1s-4 1-6 1c-3-2-7-3-11-3-2 0-5 0-9 1-4 0-8 1-10 1-3 0-6-1-9-1-2 0-6 1-12 4-6 1-10 2-13 2-2 0-4 0-5-1-4-1-7 1-11 5 2 2 4 4 6 7-2 5-5 8-10 8-1 0-2 0-3 0-2-1-3-1-4-1-4 0-7 2-10 6 0 1 1 3 2 5 1 3 1 5 2 5-1 7-4 9-9 9-2 0-4 0-6-1-4 1-6 4-6 7 0 2 1 3 2 5 3 0 6 0 11 1 3 12 5 20 5 24 0 3 0 6-1 9 3 2 5 4 5 6 0 1-1 2-2 4-1 3-1 5-1 6 0 2 1 4 4 6 1 0 3 1 4 1 2 0 4-2 4-5 0-2 0-3 0-5-1-2-1-3-1-4 0-2 1-4 2-4 2 4 4 9 5 14 2 5 6 9 11 11-2 2-6 5-10 10 1 0 2 0 3 2 4 0 7-1 8-3 2-3 4-5 5-8 4 1 7 5 8 10 5 0 10 0 15 1 6 0 11 3 14 8 2-3 4-8 6-14 1 4 4 6 10 6 3 0 6-2 7-5 2-3 4-6 6-9 3-1 7-4 14-8 6-5 10-7 14-7 3 0 5 0 7 1 0-4 0-11 0-20 4-1 6-5 7-12 2-6 4-8 9-7 2-1 4-3 4-6 0 0-1-1-1-2zM176 157c-1 1-1 3-2 6 1 2 1 3 2 4 1 0 1 1 3 1h1c1-1 2-2 2-5 0 0 0-1-1-1 0-3-2-5-5-5zM176 40c0 1-2 2-4 3 0 1 1 1 2 3 1-2 2-3 2-3 0 0 0-1 0-3zM153 11c-3 1-5 3-5 6 0 0 0 1 1 1 0 3 2 4 6 4 2-1 4-3 4-6 0-4-2-6-5-6 0 1-1 1-1 1zM117 23c0 0-2-1-4-1 0 0 0 2 0 4 3 0 4-1 4-3zM113 187c0 1-2 2-3 2 0 0 0 1 0 2 0 0 1 1 2 3l1 1c1 0 1 0 1 0 1-1 2-2 2-4 0-1-1-3-3-4zM96 24c-1-2-3-2-8-2v1c0 3 1 6 5 7 0 0 0-1 2-3 1 0 1-1 1-2zM43 53c0-1 0-2 0-3 0 0 0 1 0 3zM43 61c-6-4-8-7-7-9-1-1-1-1-2-1s-3 1-6 2c1 2 2 5 4 10 1 0 3 0 4 0 2 0 4-1 7-2zM34 103c-4 3-6 6-6 7s0 1 0 2c1 1 3 1 7 1 2 0 3-2 3-4 0-4-1-6-4-6zM35 128c0-1-1-1-1-1-1 0-3 1-6 2 0 2 1 4 2 6 1 0 2 0 3 0 2 0 3-1 3-3v-1c0-2 0-3-1-3zM34 150c-2 0-5 0-9 0 0 0 0 2 0 4 1 1 2 2 3 2 2 0 3 0 4 0 0-2 1-4 2-6z">
          <text:p/>
        </draw:path>
        <draw:path draw:style-name="gr3" draw:text-style-name="P3" draw:layer="layout" svg:width="0.222cm" svg:height="0.065cm" svg:x="24.365cm" svg:y="19.817cm" svg:viewBox="0 0 223 66" svg:d="M223 44c-8 2-14 7-18 16-6-5-11-7-15-6-2 2-3 5-6 10-2-2-2-6-1-10 2-5 0-8-3-10-7 1-12 4-16 7-4-5-11-8-20-9 4 0 8-4 14-9 2-5 0-9-6-11 0 0-2 0-3 0 5-1 9-4 13-10 3-6 9-10 14-10 3-1 7-2 11-2s11 2 23 5c-6 0-10 1-10 4 0 4 1 7 4 9 2 0 5-1 8-4 4 2 6 5 6 8 0 1 0 4-1 7s-2 5-2 7c0 3 3 6 8 8zM69 38c-4 19-12 28-24 28-2 0-4 0-6-1-6 0-11 0-17 0-6-1-11-3-14-7-1-3-2-6-2-9 0-2 0-5 1-7 0-4 0-7 0-8 0-6-2-11-7-13 1-7 5-12 10-16h1c2 0 4 1 5 5 1 3 3 5 5 6 4-1 10-2 18-4 1 0 2-1 3-1 2 0 5 1 10 4 5 2 8 4 10 4 1 1 1 4 2 10 0 4 2 7 5 9zM21 53c0 0 0 2 0 3 1 1 2 2 5 2 0-1 1-2 1-2 0-1-1-2-2-2 0-1-1-2-3-2z">
          <text:p/>
        </draw:path>
        <draw:line draw:style-name="gr5" draw:text-style-name="P3" draw:layer="layout" svg:x1="23.477cm" svg:y1="13.04cm" svg:x2="23.477cm" svg:y2="20.187cm">
          <text:p/>
        </draw:line>
        <draw:line draw:style-name="gr5" draw:text-style-name="P3" draw:layer="layout" svg:x1="22.75cm" svg:y1="13.04cm" svg:x2="22.75cm" svg:y2="20.187cm">
          <text:p/>
        </draw:line>
        <draw:line draw:style-name="gr5" draw:text-style-name="P3" draw:layer="layout" svg:x1="22.023cm" svg:y1="13.04cm" svg:x2="22.023cm" svg:y2="20.187cm">
          <text:p/>
        </draw:line>
        <draw:line draw:style-name="gr5" draw:text-style-name="P3" draw:layer="layout" svg:x1="21.297cm" svg:y1="13.04cm" svg:x2="21.297cm" svg:y2="20.187cm">
          <text:p/>
        </draw:line>
        <draw:frame draw:style-name="gr4" draw:text-style-name="P5" draw:layer="layout" svg:width="6.987cm" svg:height="0.517cm" draw:transform="rotate (-1.5707963267949) translate (24.765cm 13.025cm)">
          <draw:text-box>
            <text:p text:style-name="P4"><text:span text:style-name="T1">This notebook belongs to: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</draw:page>
      <draw:page draw:name="page3" draw:style-name="dp1" draw:master-page-name="master-page3">
        <draw:path draw:style-name="gr1" draw:text-style-name="P1" draw:layer="layout" svg:width="0.034cm" svg:height="0.037cm" svg:x="14.45cm" svg:y="10.462cm" svg:viewBox="0 0 35 38" svg:d="M17 38c24 0 24-38 0-38-23 0-23 38 0 38z">
          <text:p/>
        </draw:path>
        <draw:path draw:style-name="gr1" draw:text-style-name="P1" draw:layer="layout" svg:width="0.034cm" svg:height="0.037cm" svg:x="14.45cm" svg:y="10.993cm" svg:viewBox="0 0 35 38" svg:d="M17 38c24 0 24-38 0-38-23 0-23 38 0 38z">
          <text:p/>
        </draw:path>
        <draw:path draw:style-name="gr1" draw:text-style-name="P1" draw:layer="layout" svg:width="0.034cm" svg:height="0.038cm" svg:x="14.45cm" svg:y="11.525cm" svg:viewBox="0 0 35 39" svg:d="M17 39c24 0 24-39 0-39-23 0-23 39 0 39z">
          <text:p/>
        </draw:path>
        <draw:path draw:style-name="gr1" draw:text-style-name="P1" draw:layer="layout" svg:width="0.034cm" svg:height="0.037cm" svg:x="14.45cm" svg:y="12.058cm" svg:viewBox="0 0 35 38" svg:d="M17 38c24 0 24-38 0-38-23 0-23 38 0 38z">
          <text:p/>
        </draw:path>
        <draw:path draw:style-name="gr1" draw:text-style-name="P1" draw:layer="layout" svg:width="0.034cm" svg:height="0.037cm" svg:x="14.45cm" svg:y="12.59cm" svg:viewBox="0 0 35 38" svg:d="M17 38c24 0 24-38 0-38-23 0-23 38 0 38z">
          <text:p/>
        </draw:path>
        <draw:path draw:style-name="gr1" draw:text-style-name="P1" draw:layer="layout" svg:width="0.034cm" svg:height="0.037cm" svg:x="14.45cm" svg:y="13.121cm" svg:viewBox="0 0 35 38" svg:d="M17 38c24 0 24-38 0-38-23 0-23 38 0 38z">
          <text:p/>
        </draw:path>
        <draw:path draw:style-name="gr1" draw:text-style-name="P1" draw:layer="layout" svg:width="0.034cm" svg:height="0.037cm" svg:x="14.45cm" svg:y="13.653cm" svg:viewBox="0 0 35 38" svg:d="M17 38c24 0 24-38 0-38-23 0-23 38 0 38z">
          <text:p/>
        </draw:path>
        <draw:path draw:style-name="gr1" draw:text-style-name="P1" draw:layer="layout" svg:width="0.034cm" svg:height="0.038cm" svg:x="14.45cm" svg:y="14.185cm" svg:viewBox="0 0 35 39" svg:d="M17 39c24 0 24-39 0-39-23 0-23 39 0 39z">
          <text:p/>
        </draw:path>
        <draw:path draw:style-name="gr1" draw:text-style-name="P1" draw:layer="layout" svg:width="0.034cm" svg:height="0.038cm" svg:x="14.45cm" svg:y="14.716cm" svg:viewBox="0 0 35 39" svg:d="M17 39c24 0 24-39 0-39-23 0-23 39 0 39z">
          <text:p/>
        </draw:path>
        <draw:path draw:style-name="gr1" draw:text-style-name="P1" draw:layer="layout" svg:width="0.034cm" svg:height="0.037cm" svg:x="14.45cm" svg:y="15.249cm" svg:viewBox="0 0 35 38" svg:d="M17 38c24 0 24-38 0-38-23 0-23 38 0 38z">
          <text:p/>
        </draw:path>
        <draw:path draw:style-name="gr1" draw:text-style-name="P1" draw:layer="layout" svg:width="0.034cm" svg:height="0.037cm" svg:x="14.45cm" svg:y="15.781cm" svg:viewBox="0 0 35 38" svg:d="M17 38c24 0 24-38 0-38-23 0-23 38 0 38z">
          <text:p/>
        </draw:path>
        <draw:path draw:style-name="gr1" draw:text-style-name="P1" draw:layer="layout" svg:width="0.034cm" svg:height="0.037cm" svg:x="14.45cm" svg:y="16.313cm" svg:viewBox="0 0 35 38" svg:d="M17 38c24 0 24-38 0-38-23 0-23 38 0 38z">
          <text:p/>
        </draw:path>
        <draw:path draw:style-name="gr1" draw:text-style-name="P1" draw:layer="layout" svg:width="0.034cm" svg:height="0.038cm" svg:x="14.45cm" svg:y="16.844cm" svg:viewBox="0 0 35 39" svg:d="M17 39c24 0 24-39 0-39-23 0-23 39 0 39z">
          <text:p/>
        </draw:path>
        <draw:path draw:style-name="gr1" draw:text-style-name="P1" draw:layer="layout" svg:width="0.034cm" svg:height="0.037cm" svg:x="14.45cm" svg:y="17.377cm" svg:viewBox="0 0 35 38" svg:d="M17 38c24 0 24-38 0-38-23 0-23 38 0 38z">
          <text:p/>
        </draw:path>
        <draw:path draw:style-name="gr1" draw:text-style-name="P1" draw:layer="layout" svg:width="0.034cm" svg:height="0.037cm" svg:x="14.45cm" svg:y="17.909cm" svg:viewBox="0 0 35 38" svg:d="M17 38c24 0 24-38 0-38-23 0-23 38 0 38z">
          <text:p/>
        </draw:path>
        <draw:path draw:style-name="gr1" draw:text-style-name="P1" draw:layer="layout" svg:width="0.034cm" svg:height="0.037cm" svg:x="14.45cm" svg:y="18.44cm" svg:viewBox="0 0 35 38" svg:d="M17 38c24 0 24-38 0-38-23 0-23 38 0 38z">
          <text:p/>
        </draw:path>
        <draw:path draw:style-name="gr1" draw:text-style-name="P1" draw:layer="layout" svg:width="0.034cm" svg:height="0.037cm" svg:x="14.45cm" svg:y="18.972cm" svg:viewBox="0 0 35 38" svg:d="M17 38c24 0 24-38 0-38-23 0-23 38 0 38z">
          <text:p/>
        </draw:path>
        <draw:path draw:style-name="gr1" draw:text-style-name="P1" draw:layer="layout" svg:width="0.034cm" svg:height="0.038cm" svg:x="14.45cm" svg:y="19.504cm" svg:viewBox="0 0 35 39" svg:d="M17 39c24 0 24-39 0-39-23 0-23 39 0 39z">
          <text:p/>
        </draw:path>
        <draw:path draw:style-name="gr1" draw:text-style-name="P1" draw:layer="layout" svg:width="0.034cm" svg:height="0.038cm" svg:x="14.45cm" svg:y="20.036cm" svg:viewBox="0 0 35 39" svg:d="M17 39c24 0 24-39 0-39-23 0-23 39 0 39z">
          <text:p/>
        </draw:path>
        <draw:path draw:style-name="gr1" draw:text-style-name="P1" draw:layer="layout" svg:width="0.034cm" svg:height="0.037cm" svg:x="14.45cm" svg:y="20.568cm" svg:viewBox="0 0 35 38" svg:d="M17 38c24 0 24-38 0-38-23 0-23 38 0 38z">
          <text:p/>
        </draw:path>
        <draw:path draw:style-name="gr1" draw:text-style-name="P1" draw:layer="layout" svg:width="0.035cm" svg:height="0.037cm" svg:x="14.949cm" svg:y="10.462cm" svg:viewBox="0 0 36 38" svg:d="M18 38c24 0 24-38 0-38s-24 38 0 38z">
          <text:p/>
        </draw:path>
        <draw:path draw:style-name="gr1" draw:text-style-name="P1" draw:layer="layout" svg:width="0.035cm" svg:height="0.037cm" svg:x="14.949cm" svg:y="10.993cm" svg:viewBox="0 0 36 38" svg:d="M18 38c24 0 24-38 0-38s-24 38 0 38z">
          <text:p/>
        </draw:path>
        <draw:path draw:style-name="gr1" draw:text-style-name="P1" draw:layer="layout" svg:width="0.035cm" svg:height="0.038cm" svg:x="14.949cm" svg:y="11.525cm" svg:viewBox="0 0 36 39" svg:d="M18 39c24 0 24-39 0-39s-24 39 0 39z">
          <text:p/>
        </draw:path>
        <draw:path draw:style-name="gr1" draw:text-style-name="P1" draw:layer="layout" svg:width="0.035cm" svg:height="0.037cm" svg:x="14.949cm" svg:y="12.058cm" svg:viewBox="0 0 36 38" svg:d="M18 38c24 0 24-38 0-38s-24 38 0 38z">
          <text:p/>
        </draw:path>
        <draw:path draw:style-name="gr1" draw:text-style-name="P1" draw:layer="layout" svg:width="0.035cm" svg:height="0.037cm" svg:x="14.949cm" svg:y="12.59cm" svg:viewBox="0 0 36 38" svg:d="M18 38c24 0 24-38 0-38s-24 38 0 38z">
          <text:p/>
        </draw:path>
        <draw:path draw:style-name="gr1" draw:text-style-name="P1" draw:layer="layout" svg:width="0.035cm" svg:height="0.037cm" svg:x="14.949cm" svg:y="13.121cm" svg:viewBox="0 0 36 38" svg:d="M18 38c24 0 24-38 0-38s-24 38 0 38z">
          <text:p/>
        </draw:path>
        <draw:path draw:style-name="gr1" draw:text-style-name="P1" draw:layer="layout" svg:width="0.035cm" svg:height="0.037cm" svg:x="14.949cm" svg:y="13.653cm" svg:viewBox="0 0 36 38" svg:d="M18 38c24 0 24-38 0-38s-24 38 0 38z">
          <text:p/>
        </draw:path>
        <draw:path draw:style-name="gr1" draw:text-style-name="P1" draw:layer="layout" svg:width="0.035cm" svg:height="0.038cm" svg:x="14.949cm" svg:y="14.185cm" svg:viewBox="0 0 36 39" svg:d="M18 39c24 0 24-39 0-39s-24 39 0 39z">
          <text:p/>
        </draw:path>
        <draw:path draw:style-name="gr1" draw:text-style-name="P1" draw:layer="layout" svg:width="0.035cm" svg:height="0.038cm" svg:x="14.949cm" svg:y="14.716cm" svg:viewBox="0 0 36 39" svg:d="M18 39c24 0 24-39 0-39s-24 39 0 39z">
          <text:p/>
        </draw:path>
        <draw:path draw:style-name="gr1" draw:text-style-name="P1" draw:layer="layout" svg:width="0.035cm" svg:height="0.037cm" svg:x="14.949cm" svg:y="15.249cm" svg:viewBox="0 0 36 38" svg:d="M18 38c24 0 24-38 0-38s-24 38 0 38z">
          <text:p/>
        </draw:path>
        <draw:path draw:style-name="gr1" draw:text-style-name="P1" draw:layer="layout" svg:width="0.035cm" svg:height="0.037cm" svg:x="14.949cm" svg:y="15.781cm" svg:viewBox="0 0 36 38" svg:d="M18 38c24 0 24-38 0-38s-24 38 0 38z">
          <text:p/>
        </draw:path>
        <draw:path draw:style-name="gr1" draw:text-style-name="P1" draw:layer="layout" svg:width="0.035cm" svg:height="0.037cm" svg:x="14.949cm" svg:y="16.313cm" svg:viewBox="0 0 36 38" svg:d="M18 38c24 0 24-38 0-38s-24 38 0 38z">
          <text:p/>
        </draw:path>
        <draw:path draw:style-name="gr1" draw:text-style-name="P1" draw:layer="layout" svg:width="0.035cm" svg:height="0.038cm" svg:x="14.949cm" svg:y="16.844cm" svg:viewBox="0 0 36 39" svg:d="M18 39c24 0 24-39 0-39s-24 39 0 39z">
          <text:p/>
        </draw:path>
        <draw:path draw:style-name="gr1" draw:text-style-name="P1" draw:layer="layout" svg:width="0.035cm" svg:height="0.037cm" svg:x="14.949cm" svg:y="17.377cm" svg:viewBox="0 0 36 38" svg:d="M18 38c24 0 24-38 0-38s-24 38 0 38z">
          <text:p/>
        </draw:path>
        <draw:path draw:style-name="gr1" draw:text-style-name="P1" draw:layer="layout" svg:width="0.035cm" svg:height="0.037cm" svg:x="14.949cm" svg:y="17.909cm" svg:viewBox="0 0 36 38" svg:d="M18 38c24 0 24-38 0-38s-24 38 0 38z">
          <text:p/>
        </draw:path>
        <draw:path draw:style-name="gr1" draw:text-style-name="P1" draw:layer="layout" svg:width="0.035cm" svg:height="0.037cm" svg:x="14.949cm" svg:y="18.44cm" svg:viewBox="0 0 36 38" svg:d="M18 38c24 0 24-38 0-38s-24 38 0 38z">
          <text:p/>
        </draw:path>
        <draw:path draw:style-name="gr1" draw:text-style-name="P1" draw:layer="layout" svg:width="0.035cm" svg:height="0.037cm" svg:x="14.949cm" svg:y="18.972cm" svg:viewBox="0 0 36 38" svg:d="M18 38c24 0 24-38 0-38s-24 38 0 38z">
          <text:p/>
        </draw:path>
        <draw:path draw:style-name="gr1" draw:text-style-name="P1" draw:layer="layout" svg:width="0.035cm" svg:height="0.038cm" svg:x="14.949cm" svg:y="19.504cm" svg:viewBox="0 0 36 39" svg:d="M18 39c24 0 24-39 0-39s-24 39 0 39z">
          <text:p/>
        </draw:path>
        <draw:path draw:style-name="gr1" draw:text-style-name="P1" draw:layer="layout" svg:width="0.035cm" svg:height="0.038cm" svg:x="14.949cm" svg:y="20.036cm" svg:viewBox="0 0 36 39" svg:d="M18 39c24 0 24-39 0-39s-24 39 0 39z">
          <text:p/>
        </draw:path>
        <draw:path draw:style-name="gr1" draw:text-style-name="P1" draw:layer="layout" svg:width="0.035cm" svg:height="0.037cm" svg:x="14.949cm" svg:y="20.568cm" svg:viewBox="0 0 36 38" svg:d="M18 38c24 0 24-38 0-38s-24 38 0 38z">
          <text:p/>
        </draw:path>
        <draw:path draw:style-name="gr1" draw:text-style-name="P1" draw:layer="layout" svg:width="0.035cm" svg:height="0.037cm" svg:x="15.449cm" svg:y="10.462cm" svg:viewBox="0 0 36 38" svg:d="M18 38c24 0 24-38 0-38-23 0-24 38 0 38z">
          <text:p/>
        </draw:path>
        <draw:path draw:style-name="gr1" draw:text-style-name="P1" draw:layer="layout" svg:width="0.035cm" svg:height="0.037cm" svg:x="15.449cm" svg:y="10.993cm" svg:viewBox="0 0 36 38" svg:d="M18 38c24 0 24-38 0-38-23 0-24 38 0 38z">
          <text:p/>
        </draw:path>
        <draw:path draw:style-name="gr1" draw:text-style-name="P1" draw:layer="layout" svg:width="0.035cm" svg:height="0.038cm" svg:x="15.449cm" svg:y="11.525cm" svg:viewBox="0 0 36 39" svg:d="M18 39c24 0 24-39 0-39-23 0-24 39 0 39z">
          <text:p/>
        </draw:path>
        <draw:path draw:style-name="gr1" draw:text-style-name="P1" draw:layer="layout" svg:width="0.035cm" svg:height="0.037cm" svg:x="15.449cm" svg:y="12.058cm" svg:viewBox="0 0 36 38" svg:d="M18 38c24 0 24-38 0-38-23 0-24 38 0 38z">
          <text:p/>
        </draw:path>
        <draw:path draw:style-name="gr1" draw:text-style-name="P1" draw:layer="layout" svg:width="0.035cm" svg:height="0.037cm" svg:x="15.449cm" svg:y="12.59cm" svg:viewBox="0 0 36 38" svg:d="M18 38c24 0 24-38 0-38-23 0-24 38 0 38z">
          <text:p/>
        </draw:path>
        <draw:path draw:style-name="gr1" draw:text-style-name="P1" draw:layer="layout" svg:width="0.035cm" svg:height="0.037cm" svg:x="15.449cm" svg:y="13.121cm" svg:viewBox="0 0 36 38" svg:d="M18 38c24 0 24-38 0-38-23 0-24 38 0 38z">
          <text:p/>
        </draw:path>
        <draw:path draw:style-name="gr1" draw:text-style-name="P1" draw:layer="layout" svg:width="0.035cm" svg:height="0.037cm" svg:x="15.449cm" svg:y="13.653cm" svg:viewBox="0 0 36 38" svg:d="M18 38c24 0 24-38 0-38-23 0-24 38 0 38z">
          <text:p/>
        </draw:path>
        <draw:path draw:style-name="gr1" draw:text-style-name="P1" draw:layer="layout" svg:width="0.035cm" svg:height="0.038cm" svg:x="15.449cm" svg:y="14.185cm" svg:viewBox="0 0 36 39" svg:d="M18 39c24 0 24-39 0-39-23 0-24 39 0 39z">
          <text:p/>
        </draw:path>
        <draw:path draw:style-name="gr1" draw:text-style-name="P1" draw:layer="layout" svg:width="0.035cm" svg:height="0.038cm" svg:x="15.449cm" svg:y="14.716cm" svg:viewBox="0 0 36 39" svg:d="M18 39c24 0 24-39 0-39-23 0-24 39 0 39z">
          <text:p/>
        </draw:path>
        <draw:path draw:style-name="gr1" draw:text-style-name="P1" draw:layer="layout" svg:width="0.035cm" svg:height="0.037cm" svg:x="15.449cm" svg:y="15.249cm" svg:viewBox="0 0 36 38" svg:d="M18 38c24 0 24-38 0-38-23 0-24 38 0 38z">
          <text:p/>
        </draw:path>
        <draw:path draw:style-name="gr1" draw:text-style-name="P1" draw:layer="layout" svg:width="0.035cm" svg:height="0.037cm" svg:x="15.449cm" svg:y="15.781cm" svg:viewBox="0 0 36 38" svg:d="M18 38c24 0 24-38 0-38-23 0-24 38 0 38z">
          <text:p/>
        </draw:path>
        <draw:path draw:style-name="gr1" draw:text-style-name="P1" draw:layer="layout" svg:width="0.035cm" svg:height="0.037cm" svg:x="15.449cm" svg:y="16.313cm" svg:viewBox="0 0 36 38" svg:d="M18 38c24 0 24-38 0-38-23 0-24 38 0 38z">
          <text:p/>
        </draw:path>
        <draw:path draw:style-name="gr1" draw:text-style-name="P1" draw:layer="layout" svg:width="0.035cm" svg:height="0.038cm" svg:x="15.449cm" svg:y="16.844cm" svg:viewBox="0 0 36 39" svg:d="M18 39c24 0 24-39 0-39-23 0-24 39 0 39z">
          <text:p/>
        </draw:path>
        <draw:path draw:style-name="gr1" draw:text-style-name="P1" draw:layer="layout" svg:width="0.035cm" svg:height="0.037cm" svg:x="15.449cm" svg:y="17.377cm" svg:viewBox="0 0 36 38" svg:d="M18 38c24 0 24-38 0-38-23 0-24 38 0 38z">
          <text:p/>
        </draw:path>
        <draw:path draw:style-name="gr1" draw:text-style-name="P1" draw:layer="layout" svg:width="0.035cm" svg:height="0.037cm" svg:x="15.449cm" svg:y="17.909cm" svg:viewBox="0 0 36 38" svg:d="M18 38c24 0 24-38 0-38-23 0-24 38 0 38z">
          <text:p/>
        </draw:path>
        <draw:path draw:style-name="gr1" draw:text-style-name="P1" draw:layer="layout" svg:width="0.035cm" svg:height="0.037cm" svg:x="15.449cm" svg:y="18.44cm" svg:viewBox="0 0 36 38" svg:d="M18 38c24 0 24-38 0-38-23 0-24 38 0 38z">
          <text:p/>
        </draw:path>
        <draw:path draw:style-name="gr1" draw:text-style-name="P1" draw:layer="layout" svg:width="0.035cm" svg:height="0.037cm" svg:x="15.449cm" svg:y="18.972cm" svg:viewBox="0 0 36 38" svg:d="M18 38c24 0 24-38 0-38-23 0-24 38 0 38z">
          <text:p/>
        </draw:path>
        <draw:path draw:style-name="gr1" draw:text-style-name="P1" draw:layer="layout" svg:width="0.035cm" svg:height="0.038cm" svg:x="15.449cm" svg:y="19.504cm" svg:viewBox="0 0 36 39" svg:d="M18 39c24 0 24-39 0-39-23 0-24 39 0 39z">
          <text:p/>
        </draw:path>
        <draw:path draw:style-name="gr1" draw:text-style-name="P1" draw:layer="layout" svg:width="0.035cm" svg:height="0.038cm" svg:x="15.449cm" svg:y="20.036cm" svg:viewBox="0 0 36 39" svg:d="M18 39c24 0 24-39 0-39-23 0-24 39 0 39z">
          <text:p/>
        </draw:path>
        <draw:path draw:style-name="gr1" draw:text-style-name="P1" draw:layer="layout" svg:width="0.035cm" svg:height="0.037cm" svg:x="15.449cm" svg:y="20.568cm" svg:viewBox="0 0 36 38" svg:d="M18 38c24 0 24-38 0-38-23 0-24 38 0 38z">
          <text:p/>
        </draw:path>
        <draw:path draw:style-name="gr1" draw:text-style-name="P1" draw:layer="layout" svg:width="0.034cm" svg:height="0.037cm" svg:x="15.948cm" svg:y="10.462cm" svg:viewBox="0 0 35 38" svg:d="M18 38c23 0 23-38 0-38s-24 38 0 38z">
          <text:p/>
        </draw:path>
        <draw:path draw:style-name="gr1" draw:text-style-name="P1" draw:layer="layout" svg:width="0.034cm" svg:height="0.037cm" svg:x="15.948cm" svg:y="10.993cm" svg:viewBox="0 0 35 38" svg:d="M18 38c23 0 23-38 0-38s-24 38 0 38z">
          <text:p/>
        </draw:path>
        <draw:path draw:style-name="gr1" draw:text-style-name="P1" draw:layer="layout" svg:width="0.034cm" svg:height="0.038cm" svg:x="15.948cm" svg:y="11.525cm" svg:viewBox="0 0 35 39" svg:d="M18 39c23 0 23-39 0-39s-24 39 0 39z">
          <text:p/>
        </draw:path>
        <draw:path draw:style-name="gr1" draw:text-style-name="P1" draw:layer="layout" svg:width="0.034cm" svg:height="0.037cm" svg:x="15.948cm" svg:y="12.058cm" svg:viewBox="0 0 35 38" svg:d="M18 38c23 0 23-38 0-38s-24 38 0 38z">
          <text:p/>
        </draw:path>
        <draw:path draw:style-name="gr1" draw:text-style-name="P1" draw:layer="layout" svg:width="0.034cm" svg:height="0.037cm" svg:x="15.948cm" svg:y="12.59cm" svg:viewBox="0 0 35 38" svg:d="M18 38c23 0 23-38 0-38s-24 38 0 38z">
          <text:p/>
        </draw:path>
        <draw:path draw:style-name="gr1" draw:text-style-name="P1" draw:layer="layout" svg:width="0.034cm" svg:height="0.037cm" svg:x="15.948cm" svg:y="13.121cm" svg:viewBox="0 0 35 38" svg:d="M18 38c23 0 23-38 0-38s-24 38 0 38z">
          <text:p/>
        </draw:path>
        <draw:path draw:style-name="gr1" draw:text-style-name="P1" draw:layer="layout" svg:width="0.034cm" svg:height="0.037cm" svg:x="15.948cm" svg:y="13.653cm" svg:viewBox="0 0 35 38" svg:d="M18 38c23 0 23-38 0-38s-24 38 0 38z">
          <text:p/>
        </draw:path>
        <draw:path draw:style-name="gr1" draw:text-style-name="P1" draw:layer="layout" svg:width="0.034cm" svg:height="0.038cm" svg:x="15.948cm" svg:y="14.185cm" svg:viewBox="0 0 35 39" svg:d="M18 39c23 0 23-39 0-39s-24 39 0 39z">
          <text:p/>
        </draw:path>
        <draw:path draw:style-name="gr1" draw:text-style-name="P1" draw:layer="layout" svg:width="0.034cm" svg:height="0.038cm" svg:x="15.948cm" svg:y="14.716cm" svg:viewBox="0 0 35 39" svg:d="M18 39c23 0 23-39 0-39s-24 39 0 39z">
          <text:p/>
        </draw:path>
        <draw:path draw:style-name="gr1" draw:text-style-name="P1" draw:layer="layout" svg:width="0.034cm" svg:height="0.037cm" svg:x="15.948cm" svg:y="15.249cm" svg:viewBox="0 0 35 38" svg:d="M18 38c23 0 23-38 0-38s-24 38 0 38z">
          <text:p/>
        </draw:path>
        <draw:path draw:style-name="gr1" draw:text-style-name="P1" draw:layer="layout" svg:width="0.034cm" svg:height="0.037cm" svg:x="15.948cm" svg:y="15.781cm" svg:viewBox="0 0 35 38" svg:d="M18 38c23 0 23-38 0-38s-24 38 0 38z">
          <text:p/>
        </draw:path>
        <draw:path draw:style-name="gr1" draw:text-style-name="P1" draw:layer="layout" svg:width="0.034cm" svg:height="0.037cm" svg:x="15.948cm" svg:y="16.313cm" svg:viewBox="0 0 35 38" svg:d="M18 38c23 0 23-38 0-38s-24 38 0 38z">
          <text:p/>
        </draw:path>
        <draw:path draw:style-name="gr1" draw:text-style-name="P1" draw:layer="layout" svg:width="0.034cm" svg:height="0.038cm" svg:x="15.948cm" svg:y="16.844cm" svg:viewBox="0 0 35 39" svg:d="M18 39c23 0 23-39 0-39s-24 39 0 39z">
          <text:p/>
        </draw:path>
        <draw:path draw:style-name="gr1" draw:text-style-name="P1" draw:layer="layout" svg:width="0.034cm" svg:height="0.037cm" svg:x="15.948cm" svg:y="17.377cm" svg:viewBox="0 0 35 38" svg:d="M18 38c23 0 23-38 0-38s-24 38 0 38z">
          <text:p/>
        </draw:path>
        <draw:path draw:style-name="gr1" draw:text-style-name="P1" draw:layer="layout" svg:width="0.034cm" svg:height="0.037cm" svg:x="15.948cm" svg:y="17.909cm" svg:viewBox="0 0 35 38" svg:d="M18 38c23 0 23-38 0-38s-24 38 0 38z">
          <text:p/>
        </draw:path>
        <draw:path draw:style-name="gr1" draw:text-style-name="P1" draw:layer="layout" svg:width="0.034cm" svg:height="0.037cm" svg:x="15.948cm" svg:y="18.44cm" svg:viewBox="0 0 35 38" svg:d="M18 38c23 0 23-38 0-38s-24 38 0 38z">
          <text:p/>
        </draw:path>
        <draw:path draw:style-name="gr1" draw:text-style-name="P1" draw:layer="layout" svg:width="0.034cm" svg:height="0.037cm" svg:x="15.948cm" svg:y="18.972cm" svg:viewBox="0 0 35 38" svg:d="M18 38c23 0 23-38 0-38s-24 38 0 38z">
          <text:p/>
        </draw:path>
        <draw:path draw:style-name="gr1" draw:text-style-name="P1" draw:layer="layout" svg:width="0.034cm" svg:height="0.038cm" svg:x="15.948cm" svg:y="19.504cm" svg:viewBox="0 0 35 39" svg:d="M18 39c23 0 23-39 0-39s-24 39 0 39z">
          <text:p/>
        </draw:path>
        <draw:path draw:style-name="gr1" draw:text-style-name="P1" draw:layer="layout" svg:width="0.034cm" svg:height="0.038cm" svg:x="15.948cm" svg:y="20.036cm" svg:viewBox="0 0 35 39" svg:d="M18 39c23 0 23-39 0-39s-24 39 0 39z">
          <text:p/>
        </draw:path>
        <draw:path draw:style-name="gr1" draw:text-style-name="P1" draw:layer="layout" svg:width="0.034cm" svg:height="0.037cm" svg:x="15.948cm" svg:y="20.568cm" svg:viewBox="0 0 35 38" svg:d="M18 38c23 0 23-38 0-38s-24 38 0 38z">
          <text:p/>
        </draw:path>
        <draw:path draw:style-name="gr1" draw:text-style-name="P1" draw:layer="layout" svg:width="0.034cm" svg:height="0.037cm" svg:x="16.447cm" svg:y="10.462cm" svg:viewBox="0 0 35 38" svg:d="M17 38c24 0 24-38 0-38-23 0-23 38 0 38z">
          <text:p/>
        </draw:path>
        <draw:path draw:style-name="gr1" draw:text-style-name="P1" draw:layer="layout" svg:width="0.034cm" svg:height="0.037cm" svg:x="16.447cm" svg:y="10.993cm" svg:viewBox="0 0 35 38" svg:d="M17 38c24 0 24-38 0-38-23 0-23 38 0 38z">
          <text:p/>
        </draw:path>
        <draw:path draw:style-name="gr1" draw:text-style-name="P1" draw:layer="layout" svg:width="0.034cm" svg:height="0.038cm" svg:x="16.447cm" svg:y="11.525cm" svg:viewBox="0 0 35 39" svg:d="M17 39c24 0 24-39 0-39-23 0-23 39 0 39z">
          <text:p/>
        </draw:path>
        <draw:path draw:style-name="gr1" draw:text-style-name="P1" draw:layer="layout" svg:width="0.034cm" svg:height="0.037cm" svg:x="16.447cm" svg:y="12.058cm" svg:viewBox="0 0 35 38" svg:d="M17 38c24 0 24-38 0-38-23 0-23 38 0 38z">
          <text:p/>
        </draw:path>
        <draw:path draw:style-name="gr1" draw:text-style-name="P1" draw:layer="layout" svg:width="0.034cm" svg:height="0.037cm" svg:x="16.447cm" svg:y="12.59cm" svg:viewBox="0 0 35 38" svg:d="M17 38c24 0 24-38 0-38-23 0-23 38 0 38z">
          <text:p/>
        </draw:path>
        <draw:path draw:style-name="gr1" draw:text-style-name="P1" draw:layer="layout" svg:width="0.034cm" svg:height="0.037cm" svg:x="16.447cm" svg:y="13.121cm" svg:viewBox="0 0 35 38" svg:d="M17 38c24 0 24-38 0-38-23 0-23 38 0 38z">
          <text:p/>
        </draw:path>
        <draw:path draw:style-name="gr1" draw:text-style-name="P1" draw:layer="layout" svg:width="0.034cm" svg:height="0.037cm" svg:x="16.447cm" svg:y="13.653cm" svg:viewBox="0 0 35 38" svg:d="M17 38c24 0 24-38 0-38-23 0-23 38 0 38z">
          <text:p/>
        </draw:path>
        <draw:path draw:style-name="gr1" draw:text-style-name="P1" draw:layer="layout" svg:width="0.034cm" svg:height="0.038cm" svg:x="16.447cm" svg:y="14.185cm" svg:viewBox="0 0 35 39" svg:d="M17 39c24 0 24-39 0-39-23 0-23 39 0 39z">
          <text:p/>
        </draw:path>
        <draw:path draw:style-name="gr1" draw:text-style-name="P1" draw:layer="layout" svg:width="0.034cm" svg:height="0.038cm" svg:x="16.447cm" svg:y="14.716cm" svg:viewBox="0 0 35 39" svg:d="M17 39c24 0 24-39 0-39-23 0-23 39 0 39z">
          <text:p/>
        </draw:path>
        <draw:path draw:style-name="gr1" draw:text-style-name="P1" draw:layer="layout" svg:width="0.034cm" svg:height="0.037cm" svg:x="16.447cm" svg:y="15.249cm" svg:viewBox="0 0 35 38" svg:d="M17 38c24 0 24-38 0-38-23 0-23 38 0 38z">
          <text:p/>
        </draw:path>
        <draw:path draw:style-name="gr1" draw:text-style-name="P1" draw:layer="layout" svg:width="0.034cm" svg:height="0.037cm" svg:x="16.447cm" svg:y="15.781cm" svg:viewBox="0 0 35 38" svg:d="M17 38c24 0 24-38 0-38-23 0-23 38 0 38z">
          <text:p/>
        </draw:path>
        <draw:path draw:style-name="gr1" draw:text-style-name="P1" draw:layer="layout" svg:width="0.034cm" svg:height="0.037cm" svg:x="16.447cm" svg:y="16.313cm" svg:viewBox="0 0 35 38" svg:d="M17 38c24 0 24-38 0-38-23 0-23 38 0 38z">
          <text:p/>
        </draw:path>
        <draw:path draw:style-name="gr1" draw:text-style-name="P1" draw:layer="layout" svg:width="0.034cm" svg:height="0.038cm" svg:x="16.447cm" svg:y="16.844cm" svg:viewBox="0 0 35 39" svg:d="M17 39c24 0 24-39 0-39-23 0-23 39 0 39z">
          <text:p/>
        </draw:path>
        <draw:path draw:style-name="gr1" draw:text-style-name="P1" draw:layer="layout" svg:width="0.034cm" svg:height="0.037cm" svg:x="16.447cm" svg:y="17.377cm" svg:viewBox="0 0 35 38" svg:d="M17 38c24 0 24-38 0-38-23 0-23 38 0 38z">
          <text:p/>
        </draw:path>
        <draw:path draw:style-name="gr1" draw:text-style-name="P1" draw:layer="layout" svg:width="0.034cm" svg:height="0.037cm" svg:x="16.447cm" svg:y="17.909cm" svg:viewBox="0 0 35 38" svg:d="M17 38c24 0 24-38 0-38-23 0-23 38 0 38z">
          <text:p/>
        </draw:path>
        <draw:path draw:style-name="gr1" draw:text-style-name="P1" draw:layer="layout" svg:width="0.034cm" svg:height="0.037cm" svg:x="16.447cm" svg:y="18.44cm" svg:viewBox="0 0 35 38" svg:d="M17 38c24 0 24-38 0-38-23 0-23 38 0 38z">
          <text:p/>
        </draw:path>
        <draw:path draw:style-name="gr1" draw:text-style-name="P1" draw:layer="layout" svg:width="0.034cm" svg:height="0.037cm" svg:x="16.447cm" svg:y="18.972cm" svg:viewBox="0 0 35 38" svg:d="M17 38c24 0 24-38 0-38-23 0-23 38 0 38z">
          <text:p/>
        </draw:path>
        <draw:path draw:style-name="gr1" draw:text-style-name="P1" draw:layer="layout" svg:width="0.034cm" svg:height="0.038cm" svg:x="16.447cm" svg:y="19.504cm" svg:viewBox="0 0 35 39" svg:d="M17 39c24 0 24-39 0-39-23 0-23 39 0 39z">
          <text:p/>
        </draw:path>
        <draw:path draw:style-name="gr1" draw:text-style-name="P1" draw:layer="layout" svg:width="0.034cm" svg:height="0.038cm" svg:x="16.447cm" svg:y="20.036cm" svg:viewBox="0 0 35 39" svg:d="M17 39c24 0 24-39 0-39-23 0-23 39 0 39z">
          <text:p/>
        </draw:path>
        <draw:path draw:style-name="gr1" draw:text-style-name="P1" draw:layer="layout" svg:width="0.034cm" svg:height="0.037cm" svg:x="16.447cm" svg:y="20.568cm" svg:viewBox="0 0 35 38" svg:d="M17 38c24 0 24-38 0-38-23 0-23 38 0 38z">
          <text:p/>
        </draw:path>
        <draw:path draw:style-name="gr1" draw:text-style-name="P1" draw:layer="layout" svg:width="0.035cm" svg:height="0.037cm" svg:x="16.946cm" svg:y="10.462cm" svg:viewBox="0 0 36 38" svg:d="M18 38c24 0 24-38 0-38-23 0-24 38 0 38z">
          <text:p/>
        </draw:path>
        <draw:path draw:style-name="gr1" draw:text-style-name="P1" draw:layer="layout" svg:width="0.035cm" svg:height="0.037cm" svg:x="16.946cm" svg:y="10.993cm" svg:viewBox="0 0 36 38" svg:d="M18 38c24 0 24-38 0-38-23 0-24 38 0 38z">
          <text:p/>
        </draw:path>
        <draw:path draw:style-name="gr1" draw:text-style-name="P1" draw:layer="layout" svg:width="0.035cm" svg:height="0.038cm" svg:x="16.946cm" svg:y="11.525cm" svg:viewBox="0 0 36 39" svg:d="M18 39c24 0 24-39 0-39-23 0-24 39 0 39z">
          <text:p/>
        </draw:path>
        <draw:path draw:style-name="gr1" draw:text-style-name="P1" draw:layer="layout" svg:width="0.035cm" svg:height="0.037cm" svg:x="16.946cm" svg:y="12.058cm" svg:viewBox="0 0 36 38" svg:d="M18 38c24 0 24-38 0-38-23 0-24 38 0 38z">
          <text:p/>
        </draw:path>
        <draw:path draw:style-name="gr1" draw:text-style-name="P1" draw:layer="layout" svg:width="0.035cm" svg:height="0.037cm" svg:x="16.946cm" svg:y="12.59cm" svg:viewBox="0 0 36 38" svg:d="M18 38c24 0 24-38 0-38-23 0-24 38 0 38z">
          <text:p/>
        </draw:path>
        <draw:path draw:style-name="gr1" draw:text-style-name="P1" draw:layer="layout" svg:width="0.035cm" svg:height="0.037cm" svg:x="16.946cm" svg:y="13.121cm" svg:viewBox="0 0 36 38" svg:d="M18 38c24 0 24-38 0-38-23 0-24 38 0 38z">
          <text:p/>
        </draw:path>
        <draw:path draw:style-name="gr1" draw:text-style-name="P1" draw:layer="layout" svg:width="0.035cm" svg:height="0.037cm" svg:x="16.946cm" svg:y="13.653cm" svg:viewBox="0 0 36 38" svg:d="M18 38c24 0 24-38 0-38-23 0-24 38 0 38z">
          <text:p/>
        </draw:path>
        <draw:path draw:style-name="gr1" draw:text-style-name="P1" draw:layer="layout" svg:width="0.035cm" svg:height="0.038cm" svg:x="16.946cm" svg:y="14.185cm" svg:viewBox="0 0 36 39" svg:d="M18 39c24 0 24-39 0-39-23 0-24 39 0 39z">
          <text:p/>
        </draw:path>
        <draw:path draw:style-name="gr1" draw:text-style-name="P1" draw:layer="layout" svg:width="0.035cm" svg:height="0.038cm" svg:x="16.946cm" svg:y="14.716cm" svg:viewBox="0 0 36 39" svg:d="M18 39c24 0 24-39 0-39-23 0-24 39 0 39z">
          <text:p/>
        </draw:path>
        <draw:path draw:style-name="gr1" draw:text-style-name="P1" draw:layer="layout" svg:width="0.035cm" svg:height="0.037cm" svg:x="16.946cm" svg:y="15.249cm" svg:viewBox="0 0 36 38" svg:d="M18 38c24 0 24-38 0-38-23 0-24 38 0 38z">
          <text:p/>
        </draw:path>
        <draw:path draw:style-name="gr1" draw:text-style-name="P1" draw:layer="layout" svg:width="0.035cm" svg:height="0.037cm" svg:x="16.946cm" svg:y="15.781cm" svg:viewBox="0 0 36 38" svg:d="M18 38c24 0 24-38 0-38-23 0-24 38 0 38z">
          <text:p/>
        </draw:path>
        <draw:path draw:style-name="gr1" draw:text-style-name="P1" draw:layer="layout" svg:width="0.035cm" svg:height="0.037cm" svg:x="16.946cm" svg:y="16.313cm" svg:viewBox="0 0 36 38" svg:d="M18 38c24 0 24-38 0-38-23 0-24 38 0 38z">
          <text:p/>
        </draw:path>
        <draw:path draw:style-name="gr1" draw:text-style-name="P1" draw:layer="layout" svg:width="0.035cm" svg:height="0.038cm" svg:x="16.946cm" svg:y="16.844cm" svg:viewBox="0 0 36 39" svg:d="M18 39c24 0 24-39 0-39-23 0-24 39 0 39z">
          <text:p/>
        </draw:path>
        <draw:path draw:style-name="gr1" draw:text-style-name="P1" draw:layer="layout" svg:width="0.035cm" svg:height="0.037cm" svg:x="16.946cm" svg:y="17.377cm" svg:viewBox="0 0 36 38" svg:d="M18 38c24 0 24-38 0-38-23 0-24 38 0 38z">
          <text:p/>
        </draw:path>
        <draw:path draw:style-name="gr1" draw:text-style-name="P1" draw:layer="layout" svg:width="0.035cm" svg:height="0.037cm" svg:x="16.946cm" svg:y="17.909cm" svg:viewBox="0 0 36 38" svg:d="M18 38c24 0 24-38 0-38-23 0-24 38 0 38z">
          <text:p/>
        </draw:path>
        <draw:path draw:style-name="gr1" draw:text-style-name="P1" draw:layer="layout" svg:width="0.035cm" svg:height="0.037cm" svg:x="16.946cm" svg:y="18.44cm" svg:viewBox="0 0 36 38" svg:d="M18 38c24 0 24-38 0-38-23 0-24 38 0 38z">
          <text:p/>
        </draw:path>
        <draw:path draw:style-name="gr1" draw:text-style-name="P1" draw:layer="layout" svg:width="0.035cm" svg:height="0.037cm" svg:x="16.946cm" svg:y="18.972cm" svg:viewBox="0 0 36 38" svg:d="M18 38c24 0 24-38 0-38-23 0-24 38 0 38z">
          <text:p/>
        </draw:path>
        <draw:path draw:style-name="gr1" draw:text-style-name="P1" draw:layer="layout" svg:width="0.035cm" svg:height="0.038cm" svg:x="16.946cm" svg:y="19.504cm" svg:viewBox="0 0 36 39" svg:d="M18 39c24 0 24-39 0-39-23 0-24 39 0 39z">
          <text:p/>
        </draw:path>
        <draw:path draw:style-name="gr1" draw:text-style-name="P1" draw:layer="layout" svg:width="0.035cm" svg:height="0.038cm" svg:x="16.946cm" svg:y="20.036cm" svg:viewBox="0 0 36 39" svg:d="M18 39c24 0 24-39 0-39-23 0-24 39 0 39z">
          <text:p/>
        </draw:path>
        <draw:path draw:style-name="gr1" draw:text-style-name="P1" draw:layer="layout" svg:width="0.035cm" svg:height="0.037cm" svg:x="16.946cm" svg:y="20.568cm" svg:viewBox="0 0 36 38" svg:d="M18 38c24 0 24-38 0-38-23 0-24 38 0 38z">
          <text:p/>
        </draw:path>
        <draw:path draw:style-name="gr1" draw:text-style-name="P1" draw:layer="layout" svg:width="0.034cm" svg:height="0.037cm" svg:x="17.445cm" svg:y="10.462cm" svg:viewBox="0 0 35 38" svg:d="M18 38c22 0 22-38 0-38-24 0-24 38 0 38z">
          <text:p/>
        </draw:path>
        <draw:path draw:style-name="gr1" draw:text-style-name="P1" draw:layer="layout" svg:width="0.034cm" svg:height="0.037cm" svg:x="17.445cm" svg:y="10.993cm" svg:viewBox="0 0 35 38" svg:d="M18 38c22 0 22-38 0-38-24 0-24 38 0 38z">
          <text:p/>
        </draw:path>
        <draw:path draw:style-name="gr1" draw:text-style-name="P1" draw:layer="layout" svg:width="0.034cm" svg:height="0.038cm" svg:x="17.445cm" svg:y="11.525cm" svg:viewBox="0 0 35 39" svg:d="M18 39c22 0 22-39 0-39-24 0-24 39 0 39z">
          <text:p/>
        </draw:path>
        <draw:path draw:style-name="gr1" draw:text-style-name="P1" draw:layer="layout" svg:width="0.034cm" svg:height="0.037cm" svg:x="17.445cm" svg:y="12.058cm" svg:viewBox="0 0 35 38" svg:d="M18 38c22 0 22-38 0-38-24 0-24 38 0 38z">
          <text:p/>
        </draw:path>
        <draw:path draw:style-name="gr1" draw:text-style-name="P1" draw:layer="layout" svg:width="0.034cm" svg:height="0.037cm" svg:x="17.445cm" svg:y="12.59cm" svg:viewBox="0 0 35 38" svg:d="M18 38c22 0 22-38 0-38-24 0-24 38 0 38z">
          <text:p/>
        </draw:path>
        <draw:path draw:style-name="gr1" draw:text-style-name="P1" draw:layer="layout" svg:width="0.034cm" svg:height="0.037cm" svg:x="17.445cm" svg:y="13.121cm" svg:viewBox="0 0 35 38" svg:d="M18 38c22 0 22-38 0-38-24 0-24 38 0 38z">
          <text:p/>
        </draw:path>
        <draw:path draw:style-name="gr1" draw:text-style-name="P1" draw:layer="layout" svg:width="0.034cm" svg:height="0.037cm" svg:x="17.445cm" svg:y="13.653cm" svg:viewBox="0 0 35 38" svg:d="M18 38c22 0 22-38 0-38-24 0-24 38 0 38z">
          <text:p/>
        </draw:path>
        <draw:path draw:style-name="gr1" draw:text-style-name="P1" draw:layer="layout" svg:width="0.034cm" svg:height="0.038cm" svg:x="17.445cm" svg:y="14.185cm" svg:viewBox="0 0 35 39" svg:d="M18 39c22 0 22-39 0-39-24 0-24 39 0 39z">
          <text:p/>
        </draw:path>
        <draw:path draw:style-name="gr1" draw:text-style-name="P1" draw:layer="layout" svg:width="0.034cm" svg:height="0.038cm" svg:x="17.445cm" svg:y="14.716cm" svg:viewBox="0 0 35 39" svg:d="M18 39c22 0 22-39 0-39-24 0-24 39 0 39z">
          <text:p/>
        </draw:path>
        <draw:path draw:style-name="gr1" draw:text-style-name="P1" draw:layer="layout" svg:width="0.034cm" svg:height="0.037cm" svg:x="17.445cm" svg:y="15.249cm" svg:viewBox="0 0 35 38" svg:d="M18 38c22 0 22-38 0-38-24 0-24 38 0 38z">
          <text:p/>
        </draw:path>
        <draw:path draw:style-name="gr1" draw:text-style-name="P1" draw:layer="layout" svg:width="0.034cm" svg:height="0.037cm" svg:x="17.445cm" svg:y="15.781cm" svg:viewBox="0 0 35 38" svg:d="M18 38c22 0 22-38 0-38-24 0-24 38 0 38z">
          <text:p/>
        </draw:path>
        <draw:path draw:style-name="gr1" draw:text-style-name="P1" draw:layer="layout" svg:width="0.034cm" svg:height="0.037cm" svg:x="17.445cm" svg:y="16.313cm" svg:viewBox="0 0 35 38" svg:d="M18 38c22 0 22-38 0-38-24 0-24 38 0 38z">
          <text:p/>
        </draw:path>
        <draw:path draw:style-name="gr1" draw:text-style-name="P1" draw:layer="layout" svg:width="0.034cm" svg:height="0.038cm" svg:x="17.445cm" svg:y="16.844cm" svg:viewBox="0 0 35 39" svg:d="M18 39c22 0 22-39 0-39-24 0-24 39 0 39z">
          <text:p/>
        </draw:path>
        <draw:path draw:style-name="gr1" draw:text-style-name="P1" draw:layer="layout" svg:width="0.034cm" svg:height="0.037cm" svg:x="17.445cm" svg:y="17.377cm" svg:viewBox="0 0 35 38" svg:d="M18 38c22 0 22-38 0-38-24 0-24 38 0 38z">
          <text:p/>
        </draw:path>
        <draw:path draw:style-name="gr1" draw:text-style-name="P1" draw:layer="layout" svg:width="0.034cm" svg:height="0.037cm" svg:x="17.445cm" svg:y="17.909cm" svg:viewBox="0 0 35 38" svg:d="M18 38c22 0 22-38 0-38-24 0-24 38 0 38z">
          <text:p/>
        </draw:path>
        <draw:path draw:style-name="gr1" draw:text-style-name="P1" draw:layer="layout" svg:width="0.034cm" svg:height="0.037cm" svg:x="17.445cm" svg:y="18.44cm" svg:viewBox="0 0 35 38" svg:d="M18 38c22 0 22-38 0-38-24 0-24 38 0 38z">
          <text:p/>
        </draw:path>
        <draw:path draw:style-name="gr1" draw:text-style-name="P1" draw:layer="layout" svg:width="0.034cm" svg:height="0.037cm" svg:x="17.445cm" svg:y="18.972cm" svg:viewBox="0 0 35 38" svg:d="M18 38c22 0 22-38 0-38-24 0-24 38 0 38z">
          <text:p/>
        </draw:path>
        <draw:path draw:style-name="gr1" draw:text-style-name="P1" draw:layer="layout" svg:width="0.034cm" svg:height="0.038cm" svg:x="17.445cm" svg:y="19.504cm" svg:viewBox="0 0 35 39" svg:d="M18 39c22 0 22-39 0-39-24 0-24 39 0 39z">
          <text:p/>
        </draw:path>
        <draw:path draw:style-name="gr1" draw:text-style-name="P1" draw:layer="layout" svg:width="0.034cm" svg:height="0.038cm" svg:x="17.445cm" svg:y="20.036cm" svg:viewBox="0 0 35 39" svg:d="M18 39c22 0 22-39 0-39-24 0-24 39 0 39z">
          <text:p/>
        </draw:path>
        <draw:path draw:style-name="gr1" draw:text-style-name="P1" draw:layer="layout" svg:width="0.034cm" svg:height="0.037cm" svg:x="17.445cm" svg:y="20.568cm" svg:viewBox="0 0 35 38" svg:d="M18 38c22 0 22-38 0-38-24 0-24 38 0 38z">
          <text:p/>
        </draw:path>
        <draw:path draw:style-name="gr1" draw:text-style-name="P1" draw:layer="layout" svg:width="0.034cm" svg:height="0.037cm" svg:x="17.943cm" svg:y="10.462cm" svg:viewBox="0 0 35 38" svg:d="M17 38c24 0 24-38 0-38-23 0-23 38 0 38z">
          <text:p/>
        </draw:path>
        <draw:path draw:style-name="gr1" draw:text-style-name="P1" draw:layer="layout" svg:width="0.034cm" svg:height="0.037cm" svg:x="17.943cm" svg:y="10.993cm" svg:viewBox="0 0 35 38" svg:d="M17 38c24 0 24-38 0-38-23 0-23 38 0 38z">
          <text:p/>
        </draw:path>
        <draw:path draw:style-name="gr1" draw:text-style-name="P1" draw:layer="layout" svg:width="0.034cm" svg:height="0.038cm" svg:x="17.943cm" svg:y="11.525cm" svg:viewBox="0 0 35 39" svg:d="M17 39c24 0 24-39 0-39-23 0-23 39 0 39z">
          <text:p/>
        </draw:path>
        <draw:path draw:style-name="gr1" draw:text-style-name="P1" draw:layer="layout" svg:width="0.034cm" svg:height="0.037cm" svg:x="17.943cm" svg:y="12.058cm" svg:viewBox="0 0 35 38" svg:d="M17 38c24 0 24-38 0-38-23 0-23 38 0 38z">
          <text:p/>
        </draw:path>
        <draw:path draw:style-name="gr1" draw:text-style-name="P1" draw:layer="layout" svg:width="0.034cm" svg:height="0.037cm" svg:x="17.943cm" svg:y="12.59cm" svg:viewBox="0 0 35 38" svg:d="M17 38c24 0 24-38 0-38-23 0-23 38 0 38z">
          <text:p/>
        </draw:path>
        <draw:path draw:style-name="gr1" draw:text-style-name="P1" draw:layer="layout" svg:width="0.034cm" svg:height="0.037cm" svg:x="17.943cm" svg:y="13.121cm" svg:viewBox="0 0 35 38" svg:d="M17 38c24 0 24-38 0-38-23 0-23 38 0 38z">
          <text:p/>
        </draw:path>
        <draw:path draw:style-name="gr1" draw:text-style-name="P1" draw:layer="layout" svg:width="0.034cm" svg:height="0.037cm" svg:x="17.943cm" svg:y="13.653cm" svg:viewBox="0 0 35 38" svg:d="M17 38c24 0 24-38 0-38-23 0-23 38 0 38z">
          <text:p/>
        </draw:path>
        <draw:path draw:style-name="gr1" draw:text-style-name="P1" draw:layer="layout" svg:width="0.034cm" svg:height="0.038cm" svg:x="17.943cm" svg:y="14.185cm" svg:viewBox="0 0 35 39" svg:d="M17 39c24 0 24-39 0-39-23 0-23 39 0 39z">
          <text:p/>
        </draw:path>
        <draw:path draw:style-name="gr1" draw:text-style-name="P1" draw:layer="layout" svg:width="0.034cm" svg:height="0.038cm" svg:x="17.943cm" svg:y="14.716cm" svg:viewBox="0 0 35 39" svg:d="M17 39c24 0 24-39 0-39-23 0-23 39 0 39z">
          <text:p/>
        </draw:path>
        <draw:path draw:style-name="gr1" draw:text-style-name="P1" draw:layer="layout" svg:width="0.034cm" svg:height="0.037cm" svg:x="17.943cm" svg:y="15.249cm" svg:viewBox="0 0 35 38" svg:d="M17 38c24 0 24-38 0-38-23 0-23 38 0 38z">
          <text:p/>
        </draw:path>
        <draw:path draw:style-name="gr1" draw:text-style-name="P1" draw:layer="layout" svg:width="0.034cm" svg:height="0.037cm" svg:x="17.943cm" svg:y="15.781cm" svg:viewBox="0 0 35 38" svg:d="M17 38c24 0 24-38 0-38-23 0-23 38 0 38z">
          <text:p/>
        </draw:path>
        <draw:path draw:style-name="gr1" draw:text-style-name="P1" draw:layer="layout" svg:width="0.034cm" svg:height="0.037cm" svg:x="17.943cm" svg:y="16.313cm" svg:viewBox="0 0 35 38" svg:d="M17 38c24 0 24-38 0-38-23 0-23 38 0 38z">
          <text:p/>
        </draw:path>
        <draw:path draw:style-name="gr1" draw:text-style-name="P1" draw:layer="layout" svg:width="0.034cm" svg:height="0.038cm" svg:x="17.943cm" svg:y="16.844cm" svg:viewBox="0 0 35 39" svg:d="M17 39c24 0 24-39 0-39-23 0-23 39 0 39z">
          <text:p/>
        </draw:path>
        <draw:path draw:style-name="gr1" draw:text-style-name="P1" draw:layer="layout" svg:width="0.034cm" svg:height="0.037cm" svg:x="17.943cm" svg:y="17.377cm" svg:viewBox="0 0 35 38" svg:d="M17 38c24 0 24-38 0-38-23 0-23 38 0 38z">
          <text:p/>
        </draw:path>
        <draw:path draw:style-name="gr1" draw:text-style-name="P1" draw:layer="layout" svg:width="0.034cm" svg:height="0.037cm" svg:x="17.943cm" svg:y="17.909cm" svg:viewBox="0 0 35 38" svg:d="M17 38c24 0 24-38 0-38-23 0-23 38 0 38z">
          <text:p/>
        </draw:path>
        <draw:path draw:style-name="gr1" draw:text-style-name="P1" draw:layer="layout" svg:width="0.034cm" svg:height="0.037cm" svg:x="17.943cm" svg:y="18.44cm" svg:viewBox="0 0 35 38" svg:d="M17 38c24 0 24-38 0-38-23 0-23 38 0 38z">
          <text:p/>
        </draw:path>
        <draw:path draw:style-name="gr1" draw:text-style-name="P1" draw:layer="layout" svg:width="0.034cm" svg:height="0.037cm" svg:x="17.943cm" svg:y="18.972cm" svg:viewBox="0 0 35 38" svg:d="M17 38c24 0 24-38 0-38-23 0-23 38 0 38z">
          <text:p/>
        </draw:path>
        <draw:path draw:style-name="gr1" draw:text-style-name="P1" draw:layer="layout" svg:width="0.034cm" svg:height="0.038cm" svg:x="17.943cm" svg:y="19.504cm" svg:viewBox="0 0 35 39" svg:d="M17 39c24 0 24-39 0-39-23 0-23 39 0 39z">
          <text:p/>
        </draw:path>
        <draw:path draw:style-name="gr1" draw:text-style-name="P1" draw:layer="layout" svg:width="0.034cm" svg:height="0.038cm" svg:x="17.943cm" svg:y="20.036cm" svg:viewBox="0 0 35 39" svg:d="M17 39c24 0 24-39 0-39-23 0-23 39 0 39z">
          <text:p/>
        </draw:path>
        <draw:path draw:style-name="gr1" draw:text-style-name="P1" draw:layer="layout" svg:width="0.034cm" svg:height="0.037cm" svg:x="17.943cm" svg:y="20.568cm" svg:viewBox="0 0 35 38" svg:d="M17 38c24 0 24-38 0-38-23 0-23 38 0 38z">
          <text:p/>
        </draw:path>
        <draw:path draw:style-name="gr1" draw:text-style-name="P1" draw:layer="layout" svg:width="0.034cm" svg:height="0.037cm" svg:x="18.443cm" svg:y="10.462cm" svg:viewBox="0 0 35 38" svg:d="M17 38c24 0 24-38 0-38-23 0-23 38 0 38z">
          <text:p/>
        </draw:path>
        <draw:path draw:style-name="gr1" draw:text-style-name="P1" draw:layer="layout" svg:width="0.034cm" svg:height="0.037cm" svg:x="18.443cm" svg:y="10.993cm" svg:viewBox="0 0 35 38" svg:d="M17 38c24 0 24-38 0-38-23 0-23 38 0 38z">
          <text:p/>
        </draw:path>
        <draw:path draw:style-name="gr1" draw:text-style-name="P1" draw:layer="layout" svg:width="0.034cm" svg:height="0.038cm" svg:x="18.443cm" svg:y="11.525cm" svg:viewBox="0 0 35 39" svg:d="M17 39c24 0 24-39 0-39-23 0-23 39 0 39z">
          <text:p/>
        </draw:path>
        <draw:path draw:style-name="gr1" draw:text-style-name="P1" draw:layer="layout" svg:width="0.034cm" svg:height="0.037cm" svg:x="18.443cm" svg:y="12.058cm" svg:viewBox="0 0 35 38" svg:d="M17 38c24 0 24-38 0-38-23 0-23 38 0 38z">
          <text:p/>
        </draw:path>
        <draw:path draw:style-name="gr1" draw:text-style-name="P1" draw:layer="layout" svg:width="0.034cm" svg:height="0.037cm" svg:x="18.443cm" svg:y="12.59cm" svg:viewBox="0 0 35 38" svg:d="M17 38c24 0 24-38 0-38-23 0-23 38 0 38z">
          <text:p/>
        </draw:path>
        <draw:path draw:style-name="gr1" draw:text-style-name="P1" draw:layer="layout" svg:width="0.034cm" svg:height="0.037cm" svg:x="18.443cm" svg:y="13.121cm" svg:viewBox="0 0 35 38" svg:d="M17 38c24 0 24-38 0-38-23 0-23 38 0 38z">
          <text:p/>
        </draw:path>
        <draw:path draw:style-name="gr1" draw:text-style-name="P1" draw:layer="layout" svg:width="0.034cm" svg:height="0.037cm" svg:x="18.443cm" svg:y="13.653cm" svg:viewBox="0 0 35 38" svg:d="M17 38c24 0 24-38 0-38-23 0-23 38 0 38z">
          <text:p/>
        </draw:path>
        <draw:path draw:style-name="gr1" draw:text-style-name="P1" draw:layer="layout" svg:width="0.034cm" svg:height="0.038cm" svg:x="18.443cm" svg:y="14.185cm" svg:viewBox="0 0 35 39" svg:d="M17 39c24 0 24-39 0-39-23 0-23 39 0 39z">
          <text:p/>
        </draw:path>
        <draw:path draw:style-name="gr1" draw:text-style-name="P1" draw:layer="layout" svg:width="0.034cm" svg:height="0.038cm" svg:x="18.443cm" svg:y="14.716cm" svg:viewBox="0 0 35 39" svg:d="M17 39c24 0 24-39 0-39-23 0-23 39 0 39z">
          <text:p/>
        </draw:path>
        <draw:path draw:style-name="gr1" draw:text-style-name="P1" draw:layer="layout" svg:width="0.034cm" svg:height="0.037cm" svg:x="18.443cm" svg:y="15.249cm" svg:viewBox="0 0 35 38" svg:d="M17 38c24 0 24-38 0-38-23 0-23 38 0 38z">
          <text:p/>
        </draw:path>
        <draw:path draw:style-name="gr1" draw:text-style-name="P1" draw:layer="layout" svg:width="0.034cm" svg:height="0.037cm" svg:x="18.443cm" svg:y="15.781cm" svg:viewBox="0 0 35 38" svg:d="M17 38c24 0 24-38 0-38-23 0-23 38 0 38z">
          <text:p/>
        </draw:path>
        <draw:path draw:style-name="gr1" draw:text-style-name="P1" draw:layer="layout" svg:width="0.034cm" svg:height="0.037cm" svg:x="18.443cm" svg:y="16.313cm" svg:viewBox="0 0 35 38" svg:d="M17 38c24 0 24-38 0-38-23 0-23 38 0 38z">
          <text:p/>
        </draw:path>
        <draw:path draw:style-name="gr1" draw:text-style-name="P1" draw:layer="layout" svg:width="0.034cm" svg:height="0.038cm" svg:x="18.443cm" svg:y="16.844cm" svg:viewBox="0 0 35 39" svg:d="M17 39c24 0 24-39 0-39-23 0-23 39 0 39z">
          <text:p/>
        </draw:path>
        <draw:path draw:style-name="gr1" draw:text-style-name="P1" draw:layer="layout" svg:width="0.034cm" svg:height="0.037cm" svg:x="18.443cm" svg:y="17.377cm" svg:viewBox="0 0 35 38" svg:d="M17 38c24 0 24-38 0-38-23 0-23 38 0 38z">
          <text:p/>
        </draw:path>
        <draw:path draw:style-name="gr1" draw:text-style-name="P1" draw:layer="layout" svg:width="0.034cm" svg:height="0.037cm" svg:x="18.443cm" svg:y="17.909cm" svg:viewBox="0 0 35 38" svg:d="M17 38c24 0 24-38 0-38-23 0-23 38 0 38z">
          <text:p/>
        </draw:path>
        <draw:path draw:style-name="gr1" draw:text-style-name="P1" draw:layer="layout" svg:width="0.034cm" svg:height="0.037cm" svg:x="18.443cm" svg:y="18.44cm" svg:viewBox="0 0 35 38" svg:d="M17 38c24 0 24-38 0-38-23 0-23 38 0 38z">
          <text:p/>
        </draw:path>
        <draw:path draw:style-name="gr1" draw:text-style-name="P1" draw:layer="layout" svg:width="0.034cm" svg:height="0.037cm" svg:x="18.443cm" svg:y="18.972cm" svg:viewBox="0 0 35 38" svg:d="M17 38c24 0 24-38 0-38-23 0-23 38 0 38z">
          <text:p/>
        </draw:path>
        <draw:path draw:style-name="gr1" draw:text-style-name="P1" draw:layer="layout" svg:width="0.034cm" svg:height="0.038cm" svg:x="18.443cm" svg:y="19.504cm" svg:viewBox="0 0 35 39" svg:d="M17 39c24 0 24-39 0-39-23 0-23 39 0 39z">
          <text:p/>
        </draw:path>
        <draw:path draw:style-name="gr1" draw:text-style-name="P1" draw:layer="layout" svg:width="0.034cm" svg:height="0.038cm" svg:x="18.443cm" svg:y="20.036cm" svg:viewBox="0 0 35 39" svg:d="M17 39c24 0 24-39 0-39-23 0-23 39 0 39z">
          <text:p/>
        </draw:path>
        <draw:path draw:style-name="gr1" draw:text-style-name="P1" draw:layer="layout" svg:width="0.034cm" svg:height="0.037cm" svg:x="18.443cm" svg:y="20.568cm" svg:viewBox="0 0 35 38" svg:d="M17 38c24 0 24-38 0-38-23 0-23 38 0 38z">
          <text:p/>
        </draw:path>
        <draw:path draw:style-name="gr1" draw:text-style-name="P1" draw:layer="layout" svg:width="0.034cm" svg:height="0.037cm" svg:x="18.942cm" svg:y="10.462cm" svg:viewBox="0 0 35 38" svg:d="M18 38c22 0 22-38 0-38-24 0-24 38 0 38z">
          <text:p/>
        </draw:path>
        <draw:path draw:style-name="gr1" draw:text-style-name="P1" draw:layer="layout" svg:width="0.034cm" svg:height="0.037cm" svg:x="18.942cm" svg:y="10.993cm" svg:viewBox="0 0 35 38" svg:d="M18 38c22 0 22-38 0-38-24 0-24 38 0 38z">
          <text:p/>
        </draw:path>
        <draw:path draw:style-name="gr1" draw:text-style-name="P1" draw:layer="layout" svg:width="0.034cm" svg:height="0.038cm" svg:x="18.942cm" svg:y="11.525cm" svg:viewBox="0 0 35 39" svg:d="M18 39c22 0 22-39 0-39-24 0-24 39 0 39z">
          <text:p/>
        </draw:path>
        <draw:path draw:style-name="gr1" draw:text-style-name="P1" draw:layer="layout" svg:width="0.034cm" svg:height="0.037cm" svg:x="18.942cm" svg:y="12.058cm" svg:viewBox="0 0 35 38" svg:d="M18 38c22 0 22-38 0-38-24 0-24 38 0 38z">
          <text:p/>
        </draw:path>
        <draw:path draw:style-name="gr1" draw:text-style-name="P1" draw:layer="layout" svg:width="0.034cm" svg:height="0.037cm" svg:x="18.942cm" svg:y="12.59cm" svg:viewBox="0 0 35 38" svg:d="M18 38c22 0 22-38 0-38-24 0-24 38 0 38z">
          <text:p/>
        </draw:path>
        <draw:path draw:style-name="gr1" draw:text-style-name="P1" draw:layer="layout" svg:width="0.034cm" svg:height="0.037cm" svg:x="18.942cm" svg:y="13.121cm" svg:viewBox="0 0 35 38" svg:d="M18 38c22 0 22-38 0-38-24 0-24 38 0 38z">
          <text:p/>
        </draw:path>
        <draw:path draw:style-name="gr1" draw:text-style-name="P1" draw:layer="layout" svg:width="0.034cm" svg:height="0.037cm" svg:x="18.942cm" svg:y="13.653cm" svg:viewBox="0 0 35 38" svg:d="M18 38c22 0 22-38 0-38-24 0-24 38 0 38z">
          <text:p/>
        </draw:path>
        <draw:path draw:style-name="gr1" draw:text-style-name="P1" draw:layer="layout" svg:width="0.034cm" svg:height="0.038cm" svg:x="18.942cm" svg:y="14.185cm" svg:viewBox="0 0 35 39" svg:d="M18 39c22 0 22-39 0-39-24 0-24 39 0 39z">
          <text:p/>
        </draw:path>
        <draw:path draw:style-name="gr1" draw:text-style-name="P1" draw:layer="layout" svg:width="0.034cm" svg:height="0.038cm" svg:x="18.942cm" svg:y="14.716cm" svg:viewBox="0 0 35 39" svg:d="M18 39c22 0 22-39 0-39-24 0-24 39 0 39z">
          <text:p/>
        </draw:path>
        <draw:path draw:style-name="gr1" draw:text-style-name="P1" draw:layer="layout" svg:width="0.034cm" svg:height="0.037cm" svg:x="18.942cm" svg:y="15.249cm" svg:viewBox="0 0 35 38" svg:d="M18 38c22 0 22-38 0-38-24 0-24 38 0 38z">
          <text:p/>
        </draw:path>
        <draw:path draw:style-name="gr1" draw:text-style-name="P1" draw:layer="layout" svg:width="0.034cm" svg:height="0.037cm" svg:x="18.942cm" svg:y="15.781cm" svg:viewBox="0 0 35 38" svg:d="M18 38c22 0 22-38 0-38-24 0-24 38 0 38z">
          <text:p/>
        </draw:path>
        <draw:path draw:style-name="gr1" draw:text-style-name="P1" draw:layer="layout" svg:width="0.034cm" svg:height="0.037cm" svg:x="18.942cm" svg:y="16.313cm" svg:viewBox="0 0 35 38" svg:d="M18 38c22 0 22-38 0-38-24 0-24 38 0 38z">
          <text:p/>
        </draw:path>
        <draw:path draw:style-name="gr1" draw:text-style-name="P1" draw:layer="layout" svg:width="0.034cm" svg:height="0.038cm" svg:x="18.942cm" svg:y="16.844cm" svg:viewBox="0 0 35 39" svg:d="M18 39c22 0 22-39 0-39-24 0-24 39 0 39z">
          <text:p/>
        </draw:path>
        <draw:path draw:style-name="gr1" draw:text-style-name="P1" draw:layer="layout" svg:width="0.034cm" svg:height="0.037cm" svg:x="18.942cm" svg:y="17.377cm" svg:viewBox="0 0 35 38" svg:d="M18 38c22 0 22-38 0-38-24 0-24 38 0 38z">
          <text:p/>
        </draw:path>
        <draw:path draw:style-name="gr1" draw:text-style-name="P1" draw:layer="layout" svg:width="0.034cm" svg:height="0.037cm" svg:x="18.942cm" svg:y="17.909cm" svg:viewBox="0 0 35 38" svg:d="M18 38c22 0 22-38 0-38-24 0-24 38 0 38z">
          <text:p/>
        </draw:path>
        <draw:path draw:style-name="gr1" draw:text-style-name="P1" draw:layer="layout" svg:width="0.034cm" svg:height="0.037cm" svg:x="18.942cm" svg:y="18.44cm" svg:viewBox="0 0 35 38" svg:d="M18 38c22 0 22-38 0-38-24 0-24 38 0 38z">
          <text:p/>
        </draw:path>
        <draw:path draw:style-name="gr1" draw:text-style-name="P1" draw:layer="layout" svg:width="0.034cm" svg:height="0.037cm" svg:x="18.942cm" svg:y="18.972cm" svg:viewBox="0 0 35 38" svg:d="M18 38c22 0 22-38 0-38-24 0-24 38 0 38z">
          <text:p/>
        </draw:path>
        <draw:path draw:style-name="gr1" draw:text-style-name="P1" draw:layer="layout" svg:width="0.034cm" svg:height="0.038cm" svg:x="18.942cm" svg:y="19.504cm" svg:viewBox="0 0 35 39" svg:d="M18 39c22 0 22-39 0-39-24 0-24 39 0 39z">
          <text:p/>
        </draw:path>
        <draw:path draw:style-name="gr1" draw:text-style-name="P1" draw:layer="layout" svg:width="0.034cm" svg:height="0.038cm" svg:x="18.942cm" svg:y="20.036cm" svg:viewBox="0 0 35 39" svg:d="M18 39c22 0 22-39 0-39-24 0-24 39 0 39z">
          <text:p/>
        </draw:path>
        <draw:path draw:style-name="gr1" draw:text-style-name="P1" draw:layer="layout" svg:width="0.034cm" svg:height="0.037cm" svg:x="18.942cm" svg:y="20.568cm" svg:viewBox="0 0 35 38" svg:d="M18 38c22 0 22-38 0-38-24 0-24 38 0 38z">
          <text:p/>
        </draw:path>
        <draw:path draw:style-name="gr1" draw:text-style-name="P1" draw:layer="layout" svg:width="0.034cm" svg:height="0.037cm" svg:x="19.44cm" svg:y="10.462cm" svg:viewBox="0 0 35 38" svg:d="M17 38c23 0 24-38 0-38-23 0-23 38 0 38z">
          <text:p/>
        </draw:path>
        <draw:path draw:style-name="gr1" draw:text-style-name="P1" draw:layer="layout" svg:width="0.034cm" svg:height="0.037cm" svg:x="19.44cm" svg:y="10.993cm" svg:viewBox="0 0 35 38" svg:d="M17 38c23 0 24-38 0-38-23 0-23 38 0 38z">
          <text:p/>
        </draw:path>
        <draw:path draw:style-name="gr1" draw:text-style-name="P1" draw:layer="layout" svg:width="0.034cm" svg:height="0.038cm" svg:x="19.44cm" svg:y="11.525cm" svg:viewBox="0 0 35 39" svg:d="M17 39c23 0 24-39 0-39-23 0-23 39 0 39z">
          <text:p/>
        </draw:path>
        <draw:path draw:style-name="gr1" draw:text-style-name="P1" draw:layer="layout" svg:width="0.034cm" svg:height="0.037cm" svg:x="19.44cm" svg:y="12.058cm" svg:viewBox="0 0 35 38" svg:d="M17 38c23 0 24-38 0-38-23 0-23 38 0 38z">
          <text:p/>
        </draw:path>
        <draw:path draw:style-name="gr1" draw:text-style-name="P1" draw:layer="layout" svg:width="0.034cm" svg:height="0.037cm" svg:x="19.44cm" svg:y="12.59cm" svg:viewBox="0 0 35 38" svg:d="M17 38c23 0 24-38 0-38-23 0-23 38 0 38z">
          <text:p/>
        </draw:path>
        <draw:path draw:style-name="gr1" draw:text-style-name="P1" draw:layer="layout" svg:width="0.034cm" svg:height="0.037cm" svg:x="19.44cm" svg:y="13.121cm" svg:viewBox="0 0 35 38" svg:d="M17 38c23 0 24-38 0-38-23 0-23 38 0 38z">
          <text:p/>
        </draw:path>
        <draw:path draw:style-name="gr1" draw:text-style-name="P1" draw:layer="layout" svg:width="0.034cm" svg:height="0.037cm" svg:x="19.44cm" svg:y="13.653cm" svg:viewBox="0 0 35 38" svg:d="M17 38c23 0 24-38 0-38-23 0-23 38 0 38z">
          <text:p/>
        </draw:path>
        <draw:path draw:style-name="gr1" draw:text-style-name="P1" draw:layer="layout" svg:width="0.034cm" svg:height="0.038cm" svg:x="19.44cm" svg:y="14.185cm" svg:viewBox="0 0 35 39" svg:d="M17 39c23 0 24-39 0-39-23 0-23 39 0 39z">
          <text:p/>
        </draw:path>
        <draw:path draw:style-name="gr1" draw:text-style-name="P1" draw:layer="layout" svg:width="0.034cm" svg:height="0.038cm" svg:x="19.44cm" svg:y="14.716cm" svg:viewBox="0 0 35 39" svg:d="M17 39c23 0 24-39 0-39-23 0-23 39 0 39z">
          <text:p/>
        </draw:path>
        <draw:path draw:style-name="gr1" draw:text-style-name="P1" draw:layer="layout" svg:width="0.034cm" svg:height="0.037cm" svg:x="19.44cm" svg:y="15.249cm" svg:viewBox="0 0 35 38" svg:d="M17 38c23 0 24-38 0-38-23 0-23 38 0 38z">
          <text:p/>
        </draw:path>
        <draw:path draw:style-name="gr1" draw:text-style-name="P1" draw:layer="layout" svg:width="0.034cm" svg:height="0.037cm" svg:x="19.44cm" svg:y="15.781cm" svg:viewBox="0 0 35 38" svg:d="M17 38c23 0 24-38 0-38-23 0-23 38 0 38z">
          <text:p/>
        </draw:path>
        <draw:path draw:style-name="gr1" draw:text-style-name="P1" draw:layer="layout" svg:width="0.034cm" svg:height="0.037cm" svg:x="19.44cm" svg:y="16.313cm" svg:viewBox="0 0 35 38" svg:d="M17 38c23 0 24-38 0-38-23 0-23 38 0 38z">
          <text:p/>
        </draw:path>
        <draw:path draw:style-name="gr1" draw:text-style-name="P1" draw:layer="layout" svg:width="0.034cm" svg:height="0.038cm" svg:x="19.44cm" svg:y="16.844cm" svg:viewBox="0 0 35 39" svg:d="M17 39c23 0 24-39 0-39-23 0-23 39 0 39z">
          <text:p/>
        </draw:path>
        <draw:path draw:style-name="gr1" draw:text-style-name="P1" draw:layer="layout" svg:width="0.034cm" svg:height="0.037cm" svg:x="19.44cm" svg:y="17.377cm" svg:viewBox="0 0 35 38" svg:d="M17 38c23 0 24-38 0-38-23 0-23 38 0 38z">
          <text:p/>
        </draw:path>
        <draw:path draw:style-name="gr1" draw:text-style-name="P1" draw:layer="layout" svg:width="0.034cm" svg:height="0.037cm" svg:x="19.44cm" svg:y="17.909cm" svg:viewBox="0 0 35 38" svg:d="M17 38c23 0 24-38 0-38-23 0-23 38 0 38z">
          <text:p/>
        </draw:path>
        <draw:path draw:style-name="gr1" draw:text-style-name="P1" draw:layer="layout" svg:width="0.034cm" svg:height="0.037cm" svg:x="19.44cm" svg:y="18.44cm" svg:viewBox="0 0 35 38" svg:d="M17 38c23 0 24-38 0-38-23 0-23 38 0 38z">
          <text:p/>
        </draw:path>
        <draw:path draw:style-name="gr1" draw:text-style-name="P1" draw:layer="layout" svg:width="0.034cm" svg:height="0.037cm" svg:x="19.44cm" svg:y="18.972cm" svg:viewBox="0 0 35 38" svg:d="M17 38c23 0 24-38 0-38-23 0-23 38 0 38z">
          <text:p/>
        </draw:path>
        <draw:path draw:style-name="gr1" draw:text-style-name="P1" draw:layer="layout" svg:width="0.034cm" svg:height="0.038cm" svg:x="19.44cm" svg:y="19.504cm" svg:viewBox="0 0 35 39" svg:d="M17 39c23 0 24-39 0-39-23 0-23 39 0 39z">
          <text:p/>
        </draw:path>
        <draw:path draw:style-name="gr1" draw:text-style-name="P1" draw:layer="layout" svg:width="0.034cm" svg:height="0.038cm" svg:x="19.44cm" svg:y="20.036cm" svg:viewBox="0 0 35 39" svg:d="M17 39c23 0 24-39 0-39-23 0-23 39 0 39z">
          <text:p/>
        </draw:path>
        <draw:path draw:style-name="gr1" draw:text-style-name="P1" draw:layer="layout" svg:width="0.034cm" svg:height="0.037cm" svg:x="19.44cm" svg:y="20.568cm" svg:viewBox="0 0 35 38" svg:d="M17 38c23 0 24-38 0-38-23 0-23 38 0 38z">
          <text:p/>
        </draw:path>
        <draw:path draw:style-name="gr1" draw:text-style-name="P1" draw:layer="layout" svg:width="0.035cm" svg:height="0.037cm" svg:x="19.939cm" svg:y="10.462cm" svg:viewBox="0 0 36 38" svg:d="M18 38c24 0 24-38 0-38s-24 38 0 38z">
          <text:p/>
        </draw:path>
        <draw:path draw:style-name="gr1" draw:text-style-name="P1" draw:layer="layout" svg:width="0.035cm" svg:height="0.037cm" svg:x="19.939cm" svg:y="10.993cm" svg:viewBox="0 0 36 38" svg:d="M18 38c24 0 24-38 0-38s-24 38 0 38z">
          <text:p/>
        </draw:path>
        <draw:path draw:style-name="gr1" draw:text-style-name="P1" draw:layer="layout" svg:width="0.035cm" svg:height="0.038cm" svg:x="19.939cm" svg:y="11.525cm" svg:viewBox="0 0 36 39" svg:d="M18 39c24 0 24-39 0-39s-24 39 0 39z">
          <text:p/>
        </draw:path>
        <draw:path draw:style-name="gr1" draw:text-style-name="P1" draw:layer="layout" svg:width="0.035cm" svg:height="0.037cm" svg:x="19.939cm" svg:y="12.058cm" svg:viewBox="0 0 36 38" svg:d="M18 38c24 0 24-38 0-38s-24 38 0 38z">
          <text:p/>
        </draw:path>
        <draw:path draw:style-name="gr1" draw:text-style-name="P1" draw:layer="layout" svg:width="0.035cm" svg:height="0.037cm" svg:x="19.939cm" svg:y="12.59cm" svg:viewBox="0 0 36 38" svg:d="M18 38c24 0 24-38 0-38s-24 38 0 38z">
          <text:p/>
        </draw:path>
        <draw:path draw:style-name="gr1" draw:text-style-name="P1" draw:layer="layout" svg:width="0.035cm" svg:height="0.037cm" svg:x="19.939cm" svg:y="13.121cm" svg:viewBox="0 0 36 38" svg:d="M18 38c24 0 24-38 0-38s-24 38 0 38z">
          <text:p/>
        </draw:path>
        <draw:path draw:style-name="gr1" draw:text-style-name="P1" draw:layer="layout" svg:width="0.035cm" svg:height="0.037cm" svg:x="19.939cm" svg:y="13.653cm" svg:viewBox="0 0 36 38" svg:d="M18 38c24 0 24-38 0-38s-24 38 0 38z">
          <text:p/>
        </draw:path>
        <draw:path draw:style-name="gr1" draw:text-style-name="P1" draw:layer="layout" svg:width="0.035cm" svg:height="0.038cm" svg:x="19.939cm" svg:y="14.185cm" svg:viewBox="0 0 36 39" svg:d="M18 39c24 0 24-39 0-39s-24 39 0 39z">
          <text:p/>
        </draw:path>
        <draw:path draw:style-name="gr1" draw:text-style-name="P1" draw:layer="layout" svg:width="0.035cm" svg:height="0.038cm" svg:x="19.939cm" svg:y="14.716cm" svg:viewBox="0 0 36 39" svg:d="M18 39c24 0 24-39 0-39s-24 39 0 39z">
          <text:p/>
        </draw:path>
        <draw:path draw:style-name="gr1" draw:text-style-name="P1" draw:layer="layout" svg:width="0.035cm" svg:height="0.037cm" svg:x="19.939cm" svg:y="15.249cm" svg:viewBox="0 0 36 38" svg:d="M18 38c24 0 24-38 0-38s-24 38 0 38z">
          <text:p/>
        </draw:path>
        <draw:path draw:style-name="gr1" draw:text-style-name="P1" draw:layer="layout" svg:width="0.035cm" svg:height="0.037cm" svg:x="19.939cm" svg:y="15.781cm" svg:viewBox="0 0 36 38" svg:d="M18 38c24 0 24-38 0-38s-24 38 0 38z">
          <text:p/>
        </draw:path>
        <draw:path draw:style-name="gr1" draw:text-style-name="P1" draw:layer="layout" svg:width="0.035cm" svg:height="0.037cm" svg:x="19.939cm" svg:y="16.313cm" svg:viewBox="0 0 36 38" svg:d="M18 38c24 0 24-38 0-38s-24 38 0 38z">
          <text:p/>
        </draw:path>
        <draw:path draw:style-name="gr1" draw:text-style-name="P1" draw:layer="layout" svg:width="0.035cm" svg:height="0.038cm" svg:x="19.939cm" svg:y="16.844cm" svg:viewBox="0 0 36 39" svg:d="M18 39c24 0 24-39 0-39s-24 39 0 39z">
          <text:p/>
        </draw:path>
        <draw:path draw:style-name="gr1" draw:text-style-name="P1" draw:layer="layout" svg:width="0.035cm" svg:height="0.037cm" svg:x="19.939cm" svg:y="17.377cm" svg:viewBox="0 0 36 38" svg:d="M18 38c24 0 24-38 0-38s-24 38 0 38z">
          <text:p/>
        </draw:path>
        <draw:path draw:style-name="gr1" draw:text-style-name="P1" draw:layer="layout" svg:width="0.035cm" svg:height="0.037cm" svg:x="19.939cm" svg:y="17.909cm" svg:viewBox="0 0 36 38" svg:d="M18 38c24 0 24-38 0-38s-24 38 0 38z">
          <text:p/>
        </draw:path>
        <draw:path draw:style-name="gr1" draw:text-style-name="P1" draw:layer="layout" svg:width="0.035cm" svg:height="0.037cm" svg:x="19.939cm" svg:y="18.44cm" svg:viewBox="0 0 36 38" svg:d="M18 38c24 0 24-38 0-38s-24 38 0 38z">
          <text:p/>
        </draw:path>
        <draw:path draw:style-name="gr1" draw:text-style-name="P1" draw:layer="layout" svg:width="0.035cm" svg:height="0.037cm" svg:x="19.939cm" svg:y="18.972cm" svg:viewBox="0 0 36 38" svg:d="M18 38c24 0 24-38 0-38s-24 38 0 38z">
          <text:p/>
        </draw:path>
        <draw:path draw:style-name="gr1" draw:text-style-name="P1" draw:layer="layout" svg:width="0.035cm" svg:height="0.038cm" svg:x="19.939cm" svg:y="19.504cm" svg:viewBox="0 0 36 39" svg:d="M18 39c24 0 24-39 0-39s-24 39 0 39z">
          <text:p/>
        </draw:path>
        <draw:path draw:style-name="gr1" draw:text-style-name="P1" draw:layer="layout" svg:width="0.035cm" svg:height="0.038cm" svg:x="19.939cm" svg:y="20.036cm" svg:viewBox="0 0 36 39" svg:d="M18 39c24 0 24-39 0-39s-24 39 0 39z">
          <text:p/>
        </draw:path>
        <draw:path draw:style-name="gr1" draw:text-style-name="P1" draw:layer="layout" svg:width="0.035cm" svg:height="0.037cm" svg:x="19.939cm" svg:y="20.568cm" svg:viewBox="0 0 36 38" svg:d="M18 38c24 0 24-38 0-38s-24 38 0 38z">
          <text:p/>
        </draw:path>
        <draw:path draw:style-name="gr1" draw:text-style-name="P1" draw:layer="layout" svg:width="0.034cm" svg:height="0.037cm" svg:x="20.439cm" svg:y="10.462cm" svg:viewBox="0 0 35 38" svg:d="M18 38c22 0 23-38 0-38-24 0-24 38 0 38z">
          <text:p/>
        </draw:path>
        <draw:path draw:style-name="gr1" draw:text-style-name="P1" draw:layer="layout" svg:width="0.034cm" svg:height="0.037cm" svg:x="20.439cm" svg:y="10.993cm" svg:viewBox="0 0 35 38" svg:d="M18 38c22 0 23-38 0-38-24 0-24 38 0 38z">
          <text:p/>
        </draw:path>
        <draw:path draw:style-name="gr1" draw:text-style-name="P1" draw:layer="layout" svg:width="0.034cm" svg:height="0.038cm" svg:x="20.439cm" svg:y="11.525cm" svg:viewBox="0 0 35 39" svg:d="M18 39c22 0 23-39 0-39-24 0-24 39 0 39z">
          <text:p/>
        </draw:path>
        <draw:path draw:style-name="gr1" draw:text-style-name="P1" draw:layer="layout" svg:width="0.034cm" svg:height="0.037cm" svg:x="20.439cm" svg:y="12.058cm" svg:viewBox="0 0 35 38" svg:d="M18 38c22 0 23-38 0-38-24 0-24 38 0 38z">
          <text:p/>
        </draw:path>
        <draw:path draw:style-name="gr1" draw:text-style-name="P1" draw:layer="layout" svg:width="0.034cm" svg:height="0.037cm" svg:x="20.439cm" svg:y="12.59cm" svg:viewBox="0 0 35 38" svg:d="M18 38c22 0 23-38 0-38-24 0-24 38 0 38z">
          <text:p/>
        </draw:path>
        <draw:path draw:style-name="gr1" draw:text-style-name="P1" draw:layer="layout" svg:width="0.034cm" svg:height="0.037cm" svg:x="20.439cm" svg:y="13.121cm" svg:viewBox="0 0 35 38" svg:d="M18 38c22 0 23-38 0-38-24 0-24 38 0 38z">
          <text:p/>
        </draw:path>
        <draw:path draw:style-name="gr1" draw:text-style-name="P1" draw:layer="layout" svg:width="0.034cm" svg:height="0.037cm" svg:x="20.439cm" svg:y="13.653cm" svg:viewBox="0 0 35 38" svg:d="M18 38c22 0 23-38 0-38-24 0-24 38 0 38z">
          <text:p/>
        </draw:path>
        <draw:path draw:style-name="gr1" draw:text-style-name="P1" draw:layer="layout" svg:width="0.034cm" svg:height="0.038cm" svg:x="20.439cm" svg:y="14.185cm" svg:viewBox="0 0 35 39" svg:d="M18 39c22 0 23-39 0-39-24 0-24 39 0 39z">
          <text:p/>
        </draw:path>
        <draw:path draw:style-name="gr1" draw:text-style-name="P1" draw:layer="layout" svg:width="0.034cm" svg:height="0.038cm" svg:x="20.439cm" svg:y="14.716cm" svg:viewBox="0 0 35 39" svg:d="M18 39c22 0 23-39 0-39-24 0-24 39 0 39z">
          <text:p/>
        </draw:path>
        <draw:path draw:style-name="gr1" draw:text-style-name="P1" draw:layer="layout" svg:width="0.034cm" svg:height="0.037cm" svg:x="20.439cm" svg:y="15.249cm" svg:viewBox="0 0 35 38" svg:d="M18 38c22 0 23-38 0-38-24 0-24 38 0 38z">
          <text:p/>
        </draw:path>
        <draw:path draw:style-name="gr1" draw:text-style-name="P1" draw:layer="layout" svg:width="0.034cm" svg:height="0.037cm" svg:x="20.439cm" svg:y="15.781cm" svg:viewBox="0 0 35 38" svg:d="M18 38c22 0 23-38 0-38-24 0-24 38 0 38z">
          <text:p/>
        </draw:path>
        <draw:path draw:style-name="gr1" draw:text-style-name="P1" draw:layer="layout" svg:width="0.034cm" svg:height="0.037cm" svg:x="20.439cm" svg:y="16.313cm" svg:viewBox="0 0 35 38" svg:d="M18 38c22 0 23-38 0-38-24 0-24 38 0 38z">
          <text:p/>
        </draw:path>
        <draw:path draw:style-name="gr1" draw:text-style-name="P1" draw:layer="layout" svg:width="0.034cm" svg:height="0.038cm" svg:x="20.439cm" svg:y="16.844cm" svg:viewBox="0 0 35 39" svg:d="M18 39c22 0 23-39 0-39-24 0-24 39 0 39z">
          <text:p/>
        </draw:path>
        <draw:path draw:style-name="gr1" draw:text-style-name="P1" draw:layer="layout" svg:width="0.034cm" svg:height="0.037cm" svg:x="20.439cm" svg:y="17.377cm" svg:viewBox="0 0 35 38" svg:d="M18 38c22 0 23-38 0-38-24 0-24 38 0 38z">
          <text:p/>
        </draw:path>
        <draw:path draw:style-name="gr1" draw:text-style-name="P1" draw:layer="layout" svg:width="0.034cm" svg:height="0.037cm" svg:x="20.439cm" svg:y="17.909cm" svg:viewBox="0 0 35 38" svg:d="M18 38c22 0 23-38 0-38-24 0-24 38 0 38z">
          <text:p/>
        </draw:path>
        <draw:path draw:style-name="gr1" draw:text-style-name="P1" draw:layer="layout" svg:width="0.034cm" svg:height="0.037cm" svg:x="20.439cm" svg:y="18.44cm" svg:viewBox="0 0 35 38" svg:d="M18 38c22 0 23-38 0-38-24 0-24 38 0 38z">
          <text:p/>
        </draw:path>
        <draw:path draw:style-name="gr1" draw:text-style-name="P1" draw:layer="layout" svg:width="0.034cm" svg:height="0.037cm" svg:x="20.439cm" svg:y="18.972cm" svg:viewBox="0 0 35 38" svg:d="M18 38c22 0 23-38 0-38-24 0-24 38 0 38z">
          <text:p/>
        </draw:path>
        <draw:path draw:style-name="gr1" draw:text-style-name="P1" draw:layer="layout" svg:width="0.034cm" svg:height="0.038cm" svg:x="20.439cm" svg:y="19.504cm" svg:viewBox="0 0 35 39" svg:d="M18 39c22 0 23-39 0-39-24 0-24 39 0 39z">
          <text:p/>
        </draw:path>
        <draw:path draw:style-name="gr1" draw:text-style-name="P1" draw:layer="layout" svg:width="0.034cm" svg:height="0.038cm" svg:x="20.439cm" svg:y="20.036cm" svg:viewBox="0 0 35 39" svg:d="M18 39c22 0 23-39 0-39-24 0-24 39 0 39z">
          <text:p/>
        </draw:path>
        <draw:path draw:style-name="gr1" draw:text-style-name="P1" draw:layer="layout" svg:width="0.034cm" svg:height="0.037cm" svg:x="20.439cm" svg:y="20.568cm" svg:viewBox="0 0 35 38" svg:d="M18 38c22 0 23-38 0-38-24 0-24 38 0 38z">
          <text:p/>
        </draw:path>
        <draw:path draw:style-name="gr1" draw:text-style-name="P1" draw:layer="layout" svg:width="0.034cm" svg:height="0.037cm" svg:x="20.937cm" svg:y="10.462cm" svg:viewBox="0 0 35 38" svg:d="M17 38c24 0 24-38 0-38-22 0-23 38 0 38z">
          <text:p/>
        </draw:path>
        <draw:path draw:style-name="gr1" draw:text-style-name="P1" draw:layer="layout" svg:width="0.034cm" svg:height="0.037cm" svg:x="20.937cm" svg:y="10.993cm" svg:viewBox="0 0 35 38" svg:d="M17 38c24 0 24-38 0-38-22 0-23 38 0 38z">
          <text:p/>
        </draw:path>
        <draw:path draw:style-name="gr1" draw:text-style-name="P1" draw:layer="layout" svg:width="0.034cm" svg:height="0.038cm" svg:x="20.937cm" svg:y="11.525cm" svg:viewBox="0 0 35 39" svg:d="M17 39c24 0 24-39 0-39-22 0-23 39 0 39z">
          <text:p/>
        </draw:path>
        <draw:path draw:style-name="gr1" draw:text-style-name="P1" draw:layer="layout" svg:width="0.034cm" svg:height="0.037cm" svg:x="20.937cm" svg:y="12.058cm" svg:viewBox="0 0 35 38" svg:d="M17 38c24 0 24-38 0-38-22 0-23 38 0 38z">
          <text:p/>
        </draw:path>
        <draw:path draw:style-name="gr1" draw:text-style-name="P1" draw:layer="layout" svg:width="0.034cm" svg:height="0.037cm" svg:x="20.937cm" svg:y="12.59cm" svg:viewBox="0 0 35 38" svg:d="M17 38c24 0 24-38 0-38-22 0-23 38 0 38z">
          <text:p/>
        </draw:path>
        <draw:path draw:style-name="gr1" draw:text-style-name="P1" draw:layer="layout" svg:width="0.034cm" svg:height="0.037cm" svg:x="20.937cm" svg:y="13.121cm" svg:viewBox="0 0 35 38" svg:d="M17 38c24 0 24-38 0-38-22 0-23 38 0 38z">
          <text:p/>
        </draw:path>
        <draw:path draw:style-name="gr1" draw:text-style-name="P1" draw:layer="layout" svg:width="0.034cm" svg:height="0.037cm" svg:x="20.937cm" svg:y="13.653cm" svg:viewBox="0 0 35 38" svg:d="M17 38c24 0 24-38 0-38-22 0-23 38 0 38z">
          <text:p/>
        </draw:path>
        <draw:path draw:style-name="gr1" draw:text-style-name="P1" draw:layer="layout" svg:width="0.034cm" svg:height="0.038cm" svg:x="20.937cm" svg:y="14.185cm" svg:viewBox="0 0 35 39" svg:d="M17 39c24 0 24-39 0-39-22 0-23 39 0 39z">
          <text:p/>
        </draw:path>
        <draw:path draw:style-name="gr1" draw:text-style-name="P1" draw:layer="layout" svg:width="0.034cm" svg:height="0.038cm" svg:x="20.937cm" svg:y="14.716cm" svg:viewBox="0 0 35 39" svg:d="M17 39c24 0 24-39 0-39-22 0-23 39 0 39z">
          <text:p/>
        </draw:path>
        <draw:path draw:style-name="gr1" draw:text-style-name="P1" draw:layer="layout" svg:width="0.034cm" svg:height="0.037cm" svg:x="20.937cm" svg:y="15.249cm" svg:viewBox="0 0 35 38" svg:d="M17 38c24 0 24-38 0-38-22 0-23 38 0 38z">
          <text:p/>
        </draw:path>
        <draw:path draw:style-name="gr1" draw:text-style-name="P1" draw:layer="layout" svg:width="0.034cm" svg:height="0.037cm" svg:x="20.937cm" svg:y="15.781cm" svg:viewBox="0 0 35 38" svg:d="M17 38c24 0 24-38 0-38-22 0-23 38 0 38z">
          <text:p/>
        </draw:path>
        <draw:path draw:style-name="gr1" draw:text-style-name="P1" draw:layer="layout" svg:width="0.034cm" svg:height="0.037cm" svg:x="20.937cm" svg:y="16.313cm" svg:viewBox="0 0 35 38" svg:d="M17 38c24 0 24-38 0-38-22 0-23 38 0 38z">
          <text:p/>
        </draw:path>
        <draw:path draw:style-name="gr1" draw:text-style-name="P1" draw:layer="layout" svg:width="0.034cm" svg:height="0.038cm" svg:x="20.937cm" svg:y="16.844cm" svg:viewBox="0 0 35 39" svg:d="M17 39c24 0 24-39 0-39-22 0-23 39 0 39z">
          <text:p/>
        </draw:path>
        <draw:path draw:style-name="gr1" draw:text-style-name="P1" draw:layer="layout" svg:width="0.034cm" svg:height="0.037cm" svg:x="20.937cm" svg:y="17.377cm" svg:viewBox="0 0 35 38" svg:d="M17 38c24 0 24-38 0-38-22 0-23 38 0 38z">
          <text:p/>
        </draw:path>
        <draw:path draw:style-name="gr1" draw:text-style-name="P1" draw:layer="layout" svg:width="0.034cm" svg:height="0.037cm" svg:x="20.937cm" svg:y="17.909cm" svg:viewBox="0 0 35 38" svg:d="M17 38c24 0 24-38 0-38-22 0-23 38 0 38z">
          <text:p/>
        </draw:path>
        <draw:path draw:style-name="gr1" draw:text-style-name="P1" draw:layer="layout" svg:width="0.034cm" svg:height="0.037cm" svg:x="20.937cm" svg:y="18.44cm" svg:viewBox="0 0 35 38" svg:d="M17 38c24 0 24-38 0-38-22 0-23 38 0 38z">
          <text:p/>
        </draw:path>
        <draw:path draw:style-name="gr1" draw:text-style-name="P1" draw:layer="layout" svg:width="0.034cm" svg:height="0.037cm" svg:x="20.937cm" svg:y="18.972cm" svg:viewBox="0 0 35 38" svg:d="M17 38c24 0 24-38 0-38-22 0-23 38 0 38z">
          <text:p/>
        </draw:path>
        <draw:path draw:style-name="gr1" draw:text-style-name="P1" draw:layer="layout" svg:width="0.034cm" svg:height="0.038cm" svg:x="20.937cm" svg:y="19.504cm" svg:viewBox="0 0 35 39" svg:d="M17 39c24 0 24-39 0-39-22 0-23 39 0 39z">
          <text:p/>
        </draw:path>
        <draw:path draw:style-name="gr1" draw:text-style-name="P1" draw:layer="layout" svg:width="0.034cm" svg:height="0.038cm" svg:x="20.937cm" svg:y="20.036cm" svg:viewBox="0 0 35 39" svg:d="M17 39c24 0 24-39 0-39-22 0-23 39 0 39z">
          <text:p/>
        </draw:path>
        <draw:path draw:style-name="gr1" draw:text-style-name="P1" draw:layer="layout" svg:width="0.034cm" svg:height="0.037cm" svg:x="20.937cm" svg:y="20.568cm" svg:viewBox="0 0 35 38" svg:d="M17 38c24 0 24-38 0-38-22 0-23 38 0 38z">
          <text:p/>
        </draw:path>
        <draw:path draw:style-name="gr1" draw:text-style-name="P1" draw:layer="layout" svg:width="0.035cm" svg:height="0.037cm" svg:x="21.436cm" svg:y="10.462cm" svg:viewBox="0 0 36 38" svg:d="M18 38c24 0 24-38 0-38s-24 38 0 38z">
          <text:p/>
        </draw:path>
        <draw:path draw:style-name="gr1" draw:text-style-name="P1" draw:layer="layout" svg:width="0.035cm" svg:height="0.037cm" svg:x="21.436cm" svg:y="10.993cm" svg:viewBox="0 0 36 38" svg:d="M18 38c24 0 24-38 0-38s-24 38 0 38z">
          <text:p/>
        </draw:path>
        <draw:path draw:style-name="gr1" draw:text-style-name="P1" draw:layer="layout" svg:width="0.035cm" svg:height="0.038cm" svg:x="21.436cm" svg:y="11.525cm" svg:viewBox="0 0 36 39" svg:d="M18 39c24 0 24-39 0-39s-24 39 0 39z">
          <text:p/>
        </draw:path>
        <draw:path draw:style-name="gr1" draw:text-style-name="P1" draw:layer="layout" svg:width="0.035cm" svg:height="0.037cm" svg:x="21.436cm" svg:y="12.058cm" svg:viewBox="0 0 36 38" svg:d="M18 38c24 0 24-38 0-38s-24 38 0 38z">
          <text:p/>
        </draw:path>
        <draw:path draw:style-name="gr1" draw:text-style-name="P1" draw:layer="layout" svg:width="0.035cm" svg:height="0.037cm" svg:x="21.436cm" svg:y="12.59cm" svg:viewBox="0 0 36 38" svg:d="M18 38c24 0 24-38 0-38s-24 38 0 38z">
          <text:p/>
        </draw:path>
        <draw:path draw:style-name="gr1" draw:text-style-name="P1" draw:layer="layout" svg:width="0.035cm" svg:height="0.037cm" svg:x="21.436cm" svg:y="13.121cm" svg:viewBox="0 0 36 38" svg:d="M18 38c24 0 24-38 0-38s-24 38 0 38z">
          <text:p/>
        </draw:path>
        <draw:path draw:style-name="gr1" draw:text-style-name="P1" draw:layer="layout" svg:width="0.035cm" svg:height="0.037cm" svg:x="21.436cm" svg:y="13.653cm" svg:viewBox="0 0 36 38" svg:d="M18 38c24 0 24-38 0-38s-24 38 0 38z">
          <text:p/>
        </draw:path>
        <draw:path draw:style-name="gr1" draw:text-style-name="P1" draw:layer="layout" svg:width="0.035cm" svg:height="0.038cm" svg:x="21.436cm" svg:y="14.185cm" svg:viewBox="0 0 36 39" svg:d="M18 39c24 0 24-39 0-39s-24 39 0 39z">
          <text:p/>
        </draw:path>
        <draw:path draw:style-name="gr1" draw:text-style-name="P1" draw:layer="layout" svg:width="0.035cm" svg:height="0.038cm" svg:x="21.436cm" svg:y="14.716cm" svg:viewBox="0 0 36 39" svg:d="M18 39c24 0 24-39 0-39s-24 39 0 39z">
          <text:p/>
        </draw:path>
        <draw:path draw:style-name="gr1" draw:text-style-name="P1" draw:layer="layout" svg:width="0.035cm" svg:height="0.037cm" svg:x="21.436cm" svg:y="15.249cm" svg:viewBox="0 0 36 38" svg:d="M18 38c24 0 24-38 0-38s-24 38 0 38z">
          <text:p/>
        </draw:path>
        <draw:path draw:style-name="gr1" draw:text-style-name="P1" draw:layer="layout" svg:width="0.035cm" svg:height="0.037cm" svg:x="21.436cm" svg:y="15.781cm" svg:viewBox="0 0 36 38" svg:d="M18 38c24 0 24-38 0-38s-24 38 0 38z">
          <text:p/>
        </draw:path>
        <draw:path draw:style-name="gr1" draw:text-style-name="P1" draw:layer="layout" svg:width="0.035cm" svg:height="0.037cm" svg:x="21.436cm" svg:y="16.313cm" svg:viewBox="0 0 36 38" svg:d="M18 38c24 0 24-38 0-38s-24 38 0 38z">
          <text:p/>
        </draw:path>
        <draw:path draw:style-name="gr1" draw:text-style-name="P1" draw:layer="layout" svg:width="0.035cm" svg:height="0.038cm" svg:x="21.436cm" svg:y="16.844cm" svg:viewBox="0 0 36 39" svg:d="M18 39c24 0 24-39 0-39s-24 39 0 39z">
          <text:p/>
        </draw:path>
        <draw:path draw:style-name="gr1" draw:text-style-name="P1" draw:layer="layout" svg:width="0.035cm" svg:height="0.037cm" svg:x="21.436cm" svg:y="17.377cm" svg:viewBox="0 0 36 38" svg:d="M18 38c24 0 24-38 0-38s-24 38 0 38z">
          <text:p/>
        </draw:path>
        <draw:path draw:style-name="gr1" draw:text-style-name="P1" draw:layer="layout" svg:width="0.035cm" svg:height="0.037cm" svg:x="21.436cm" svg:y="17.909cm" svg:viewBox="0 0 36 38" svg:d="M18 38c24 0 24-38 0-38s-24 38 0 38z">
          <text:p/>
        </draw:path>
        <draw:path draw:style-name="gr1" draw:text-style-name="P1" draw:layer="layout" svg:width="0.035cm" svg:height="0.037cm" svg:x="21.436cm" svg:y="18.44cm" svg:viewBox="0 0 36 38" svg:d="M18 38c24 0 24-38 0-38s-24 38 0 38z">
          <text:p/>
        </draw:path>
        <draw:path draw:style-name="gr1" draw:text-style-name="P1" draw:layer="layout" svg:width="0.035cm" svg:height="0.037cm" svg:x="21.436cm" svg:y="18.972cm" svg:viewBox="0 0 36 38" svg:d="M18 38c24 0 24-38 0-38s-24 38 0 38z">
          <text:p/>
        </draw:path>
        <draw:path draw:style-name="gr1" draw:text-style-name="P1" draw:layer="layout" svg:width="0.035cm" svg:height="0.038cm" svg:x="21.436cm" svg:y="19.504cm" svg:viewBox="0 0 36 39" svg:d="M18 39c24 0 24-39 0-39s-24 39 0 39z">
          <text:p/>
        </draw:path>
        <draw:path draw:style-name="gr1" draw:text-style-name="P1" draw:layer="layout" svg:width="0.035cm" svg:height="0.038cm" svg:x="21.436cm" svg:y="20.036cm" svg:viewBox="0 0 36 39" svg:d="M18 39c24 0 24-39 0-39s-24 39 0 39z">
          <text:p/>
        </draw:path>
        <draw:path draw:style-name="gr1" draw:text-style-name="P1" draw:layer="layout" svg:width="0.035cm" svg:height="0.037cm" svg:x="21.436cm" svg:y="20.568cm" svg:viewBox="0 0 36 38" svg:d="M18 38c24 0 24-38 0-38s-24 38 0 38z">
          <text:p/>
        </draw:path>
        <draw:path draw:style-name="gr1" draw:text-style-name="P1" draw:layer="layout" svg:width="0.034cm" svg:height="0.037cm" svg:x="21.935cm" svg:y="10.462cm" svg:viewBox="0 0 35 38" svg:d="M18 38c23 0 23-38 0-38-24 0-24 38 0 38z">
          <text:p/>
        </draw:path>
        <draw:path draw:style-name="gr1" draw:text-style-name="P1" draw:layer="layout" svg:width="0.034cm" svg:height="0.037cm" svg:x="21.935cm" svg:y="10.993cm" svg:viewBox="0 0 35 38" svg:d="M18 38c23 0 23-38 0-38-24 0-24 38 0 38z">
          <text:p/>
        </draw:path>
        <draw:path draw:style-name="gr1" draw:text-style-name="P1" draw:layer="layout" svg:width="0.034cm" svg:height="0.038cm" svg:x="21.935cm" svg:y="11.525cm" svg:viewBox="0 0 35 39" svg:d="M18 39c23 0 23-39 0-39-24 0-24 39 0 39z">
          <text:p/>
        </draw:path>
        <draw:path draw:style-name="gr1" draw:text-style-name="P1" draw:layer="layout" svg:width="0.034cm" svg:height="0.037cm" svg:x="21.935cm" svg:y="12.058cm" svg:viewBox="0 0 35 38" svg:d="M18 38c23 0 23-38 0-38-24 0-24 38 0 38z">
          <text:p/>
        </draw:path>
        <draw:path draw:style-name="gr1" draw:text-style-name="P1" draw:layer="layout" svg:width="0.034cm" svg:height="0.037cm" svg:x="21.935cm" svg:y="12.59cm" svg:viewBox="0 0 35 38" svg:d="M18 38c23 0 23-38 0-38-24 0-24 38 0 38z">
          <text:p/>
        </draw:path>
        <draw:path draw:style-name="gr1" draw:text-style-name="P1" draw:layer="layout" svg:width="0.034cm" svg:height="0.037cm" svg:x="21.935cm" svg:y="13.121cm" svg:viewBox="0 0 35 38" svg:d="M18 38c23 0 23-38 0-38-24 0-24 38 0 38z">
          <text:p/>
        </draw:path>
        <draw:path draw:style-name="gr1" draw:text-style-name="P1" draw:layer="layout" svg:width="0.034cm" svg:height="0.037cm" svg:x="21.935cm" svg:y="13.653cm" svg:viewBox="0 0 35 38" svg:d="M18 38c23 0 23-38 0-38-24 0-24 38 0 38z">
          <text:p/>
        </draw:path>
        <draw:path draw:style-name="gr1" draw:text-style-name="P1" draw:layer="layout" svg:width="0.034cm" svg:height="0.038cm" svg:x="21.935cm" svg:y="14.185cm" svg:viewBox="0 0 35 39" svg:d="M18 39c23 0 23-39 0-39-24 0-24 39 0 39z">
          <text:p/>
        </draw:path>
        <draw:path draw:style-name="gr1" draw:text-style-name="P1" draw:layer="layout" svg:width="0.034cm" svg:height="0.038cm" svg:x="21.935cm" svg:y="14.716cm" svg:viewBox="0 0 35 39" svg:d="M18 39c23 0 23-39 0-39-24 0-24 39 0 39z">
          <text:p/>
        </draw:path>
        <draw:path draw:style-name="gr1" draw:text-style-name="P1" draw:layer="layout" svg:width="0.034cm" svg:height="0.037cm" svg:x="21.935cm" svg:y="15.249cm" svg:viewBox="0 0 35 38" svg:d="M18 38c23 0 23-38 0-38-24 0-24 38 0 38z">
          <text:p/>
        </draw:path>
        <draw:path draw:style-name="gr1" draw:text-style-name="P1" draw:layer="layout" svg:width="0.034cm" svg:height="0.037cm" svg:x="21.935cm" svg:y="15.781cm" svg:viewBox="0 0 35 38" svg:d="M18 38c23 0 23-38 0-38-24 0-24 38 0 38z">
          <text:p/>
        </draw:path>
        <draw:path draw:style-name="gr1" draw:text-style-name="P1" draw:layer="layout" svg:width="0.034cm" svg:height="0.037cm" svg:x="21.935cm" svg:y="16.313cm" svg:viewBox="0 0 35 38" svg:d="M18 38c23 0 23-38 0-38-24 0-24 38 0 38z">
          <text:p/>
        </draw:path>
        <draw:path draw:style-name="gr1" draw:text-style-name="P1" draw:layer="layout" svg:width="0.034cm" svg:height="0.038cm" svg:x="21.935cm" svg:y="16.844cm" svg:viewBox="0 0 35 39" svg:d="M18 39c23 0 23-39 0-39-24 0-24 39 0 39z">
          <text:p/>
        </draw:path>
        <draw:path draw:style-name="gr1" draw:text-style-name="P1" draw:layer="layout" svg:width="0.034cm" svg:height="0.037cm" svg:x="21.935cm" svg:y="17.377cm" svg:viewBox="0 0 35 38" svg:d="M18 38c23 0 23-38 0-38-24 0-24 38 0 38z">
          <text:p/>
        </draw:path>
        <draw:path draw:style-name="gr1" draw:text-style-name="P1" draw:layer="layout" svg:width="0.034cm" svg:height="0.037cm" svg:x="21.935cm" svg:y="17.909cm" svg:viewBox="0 0 35 38" svg:d="M18 38c23 0 23-38 0-38-24 0-24 38 0 38z">
          <text:p/>
        </draw:path>
        <draw:path draw:style-name="gr1" draw:text-style-name="P1" draw:layer="layout" svg:width="0.034cm" svg:height="0.037cm" svg:x="21.935cm" svg:y="18.44cm" svg:viewBox="0 0 35 38" svg:d="M18 38c23 0 23-38 0-38-24 0-24 38 0 38z">
          <text:p/>
        </draw:path>
        <draw:path draw:style-name="gr1" draw:text-style-name="P1" draw:layer="layout" svg:width="0.034cm" svg:height="0.037cm" svg:x="21.935cm" svg:y="18.972cm" svg:viewBox="0 0 35 38" svg:d="M18 38c23 0 23-38 0-38-24 0-24 38 0 38z">
          <text:p/>
        </draw:path>
        <draw:path draw:style-name="gr1" draw:text-style-name="P1" draw:layer="layout" svg:width="0.034cm" svg:height="0.038cm" svg:x="21.935cm" svg:y="19.504cm" svg:viewBox="0 0 35 39" svg:d="M18 39c23 0 23-39 0-39-24 0-24 39 0 39z">
          <text:p/>
        </draw:path>
        <draw:path draw:style-name="gr1" draw:text-style-name="P1" draw:layer="layout" svg:width="0.034cm" svg:height="0.038cm" svg:x="21.935cm" svg:y="20.036cm" svg:viewBox="0 0 35 39" svg:d="M18 39c23 0 23-39 0-39-24 0-24 39 0 39z">
          <text:p/>
        </draw:path>
        <draw:path draw:style-name="gr1" draw:text-style-name="P1" draw:layer="layout" svg:width="0.034cm" svg:height="0.037cm" svg:x="21.935cm" svg:y="20.568cm" svg:viewBox="0 0 35 38" svg:d="M18 38c23 0 23-38 0-38-24 0-24 38 0 38z">
          <text:p/>
        </draw:path>
        <draw:path draw:style-name="gr1" draw:text-style-name="P1" draw:layer="layout" svg:width="0.034cm" svg:height="0.037cm" svg:x="22.434cm" svg:y="10.462cm" svg:viewBox="0 0 35 38" svg:d="M17 38c24 0 24-38 0-38-23 0-23 38 0 38z">
          <text:p/>
        </draw:path>
        <draw:path draw:style-name="gr1" draw:text-style-name="P1" draw:layer="layout" svg:width="0.034cm" svg:height="0.037cm" svg:x="22.434cm" svg:y="10.993cm" svg:viewBox="0 0 35 38" svg:d="M17 38c24 0 24-38 0-38-23 0-23 38 0 38z">
          <text:p/>
        </draw:path>
        <draw:path draw:style-name="gr1" draw:text-style-name="P1" draw:layer="layout" svg:width="0.034cm" svg:height="0.038cm" svg:x="22.434cm" svg:y="11.525cm" svg:viewBox="0 0 35 39" svg:d="M17 39c24 0 24-39 0-39-23 0-23 39 0 39z">
          <text:p/>
        </draw:path>
        <draw:path draw:style-name="gr1" draw:text-style-name="P1" draw:layer="layout" svg:width="0.034cm" svg:height="0.037cm" svg:x="22.434cm" svg:y="12.058cm" svg:viewBox="0 0 35 38" svg:d="M17 38c24 0 24-38 0-38-23 0-23 38 0 38z">
          <text:p/>
        </draw:path>
        <draw:path draw:style-name="gr1" draw:text-style-name="P1" draw:layer="layout" svg:width="0.034cm" svg:height="0.037cm" svg:x="22.434cm" svg:y="12.59cm" svg:viewBox="0 0 35 38" svg:d="M17 38c24 0 24-38 0-38-23 0-23 38 0 38z">
          <text:p/>
        </draw:path>
        <draw:path draw:style-name="gr1" draw:text-style-name="P1" draw:layer="layout" svg:width="0.034cm" svg:height="0.037cm" svg:x="22.434cm" svg:y="13.121cm" svg:viewBox="0 0 35 38" svg:d="M17 38c24 0 24-38 0-38-23 0-23 38 0 38z">
          <text:p/>
        </draw:path>
        <draw:path draw:style-name="gr1" draw:text-style-name="P1" draw:layer="layout" svg:width="0.034cm" svg:height="0.037cm" svg:x="22.434cm" svg:y="13.653cm" svg:viewBox="0 0 35 38" svg:d="M17 38c24 0 24-38 0-38-23 0-23 38 0 38z">
          <text:p/>
        </draw:path>
        <draw:path draw:style-name="gr1" draw:text-style-name="P1" draw:layer="layout" svg:width="0.034cm" svg:height="0.038cm" svg:x="22.434cm" svg:y="14.185cm" svg:viewBox="0 0 35 39" svg:d="M17 39c24 0 24-39 0-39-23 0-23 39 0 39z">
          <text:p/>
        </draw:path>
        <draw:path draw:style-name="gr1" draw:text-style-name="P1" draw:layer="layout" svg:width="0.034cm" svg:height="0.038cm" svg:x="22.434cm" svg:y="14.716cm" svg:viewBox="0 0 35 39" svg:d="M17 39c24 0 24-39 0-39-23 0-23 39 0 39z">
          <text:p/>
        </draw:path>
        <draw:path draw:style-name="gr1" draw:text-style-name="P1" draw:layer="layout" svg:width="0.034cm" svg:height="0.037cm" svg:x="22.434cm" svg:y="15.249cm" svg:viewBox="0 0 35 38" svg:d="M17 38c24 0 24-38 0-38-23 0-23 38 0 38z">
          <text:p/>
        </draw:path>
        <draw:path draw:style-name="gr1" draw:text-style-name="P1" draw:layer="layout" svg:width="0.034cm" svg:height="0.037cm" svg:x="22.434cm" svg:y="15.781cm" svg:viewBox="0 0 35 38" svg:d="M17 38c24 0 24-38 0-38-23 0-23 38 0 38z">
          <text:p/>
        </draw:path>
        <draw:path draw:style-name="gr1" draw:text-style-name="P1" draw:layer="layout" svg:width="0.034cm" svg:height="0.037cm" svg:x="22.434cm" svg:y="16.313cm" svg:viewBox="0 0 35 38" svg:d="M17 38c24 0 24-38 0-38-23 0-23 38 0 38z">
          <text:p/>
        </draw:path>
        <draw:path draw:style-name="gr1" draw:text-style-name="P1" draw:layer="layout" svg:width="0.034cm" svg:height="0.038cm" svg:x="22.434cm" svg:y="16.844cm" svg:viewBox="0 0 35 39" svg:d="M17 39c24 0 24-39 0-39-23 0-23 39 0 39z">
          <text:p/>
        </draw:path>
        <draw:path draw:style-name="gr1" draw:text-style-name="P1" draw:layer="layout" svg:width="0.034cm" svg:height="0.037cm" svg:x="22.434cm" svg:y="17.377cm" svg:viewBox="0 0 35 38" svg:d="M17 38c24 0 24-38 0-38-23 0-23 38 0 38z">
          <text:p/>
        </draw:path>
        <draw:path draw:style-name="gr1" draw:text-style-name="P1" draw:layer="layout" svg:width="0.034cm" svg:height="0.037cm" svg:x="22.434cm" svg:y="17.909cm" svg:viewBox="0 0 35 38" svg:d="M17 38c24 0 24-38 0-38-23 0-23 38 0 38z">
          <text:p/>
        </draw:path>
        <draw:path draw:style-name="gr1" draw:text-style-name="P1" draw:layer="layout" svg:width="0.034cm" svg:height="0.037cm" svg:x="22.434cm" svg:y="18.44cm" svg:viewBox="0 0 35 38" svg:d="M17 38c24 0 24-38 0-38-23 0-23 38 0 38z">
          <text:p/>
        </draw:path>
        <draw:path draw:style-name="gr1" draw:text-style-name="P1" draw:layer="layout" svg:width="0.034cm" svg:height="0.037cm" svg:x="22.434cm" svg:y="18.972cm" svg:viewBox="0 0 35 38" svg:d="M17 38c24 0 24-38 0-38-23 0-23 38 0 38z">
          <text:p/>
        </draw:path>
        <draw:path draw:style-name="gr1" draw:text-style-name="P1" draw:layer="layout" svg:width="0.034cm" svg:height="0.038cm" svg:x="22.434cm" svg:y="19.504cm" svg:viewBox="0 0 35 39" svg:d="M17 39c24 0 24-39 0-39-23 0-23 39 0 39z">
          <text:p/>
        </draw:path>
        <draw:path draw:style-name="gr1" draw:text-style-name="P1" draw:layer="layout" svg:width="0.034cm" svg:height="0.038cm" svg:x="22.434cm" svg:y="20.036cm" svg:viewBox="0 0 35 39" svg:d="M17 39c24 0 24-39 0-39-23 0-23 39 0 39z">
          <text:p/>
        </draw:path>
        <draw:path draw:style-name="gr1" draw:text-style-name="P1" draw:layer="layout" svg:width="0.034cm" svg:height="0.037cm" svg:x="22.434cm" svg:y="20.568cm" svg:viewBox="0 0 35 38" svg:d="M17 38c24 0 24-38 0-38-23 0-23 38 0 38z">
          <text:p/>
        </draw:path>
        <draw:path draw:style-name="gr1" draw:text-style-name="P1" draw:layer="layout" svg:width="0.035cm" svg:height="0.037cm" svg:x="22.933cm" svg:y="10.462cm" svg:viewBox="0 0 36 38" svg:d="M18 38c24 0 24-38 0-38s-24 38 0 38z">
          <text:p/>
        </draw:path>
        <draw:path draw:style-name="gr1" draw:text-style-name="P1" draw:layer="layout" svg:width="0.035cm" svg:height="0.037cm" svg:x="22.933cm" svg:y="10.993cm" svg:viewBox="0 0 36 38" svg:d="M18 38c24 0 24-38 0-38s-24 38 0 38z">
          <text:p/>
        </draw:path>
        <draw:path draw:style-name="gr1" draw:text-style-name="P1" draw:layer="layout" svg:width="0.035cm" svg:height="0.038cm" svg:x="22.933cm" svg:y="11.525cm" svg:viewBox="0 0 36 39" svg:d="M18 39c24 0 24-39 0-39s-24 39 0 39z">
          <text:p/>
        </draw:path>
        <draw:path draw:style-name="gr1" draw:text-style-name="P1" draw:layer="layout" svg:width="0.035cm" svg:height="0.037cm" svg:x="22.933cm" svg:y="12.058cm" svg:viewBox="0 0 36 38" svg:d="M18 38c24 0 24-38 0-38s-24 38 0 38z">
          <text:p/>
        </draw:path>
        <draw:path draw:style-name="gr1" draw:text-style-name="P1" draw:layer="layout" svg:width="0.035cm" svg:height="0.037cm" svg:x="22.933cm" svg:y="12.59cm" svg:viewBox="0 0 36 38" svg:d="M18 38c24 0 24-38 0-38s-24 38 0 38z">
          <text:p/>
        </draw:path>
        <draw:path draw:style-name="gr1" draw:text-style-name="P1" draw:layer="layout" svg:width="0.035cm" svg:height="0.037cm" svg:x="22.933cm" svg:y="13.121cm" svg:viewBox="0 0 36 38" svg:d="M18 38c24 0 24-38 0-38s-24 38 0 38z">
          <text:p/>
        </draw:path>
        <draw:path draw:style-name="gr1" draw:text-style-name="P1" draw:layer="layout" svg:width="0.035cm" svg:height="0.037cm" svg:x="22.933cm" svg:y="13.653cm" svg:viewBox="0 0 36 38" svg:d="M18 38c24 0 24-38 0-38s-24 38 0 38z">
          <text:p/>
        </draw:path>
        <draw:path draw:style-name="gr1" draw:text-style-name="P1" draw:layer="layout" svg:width="0.035cm" svg:height="0.038cm" svg:x="22.933cm" svg:y="14.185cm" svg:viewBox="0 0 36 39" svg:d="M18 39c24 0 24-39 0-39s-24 39 0 39z">
          <text:p/>
        </draw:path>
        <draw:path draw:style-name="gr1" draw:text-style-name="P1" draw:layer="layout" svg:width="0.035cm" svg:height="0.038cm" svg:x="22.933cm" svg:y="14.716cm" svg:viewBox="0 0 36 39" svg:d="M18 39c24 0 24-39 0-39s-24 39 0 39z">
          <text:p/>
        </draw:path>
        <draw:path draw:style-name="gr1" draw:text-style-name="P1" draw:layer="layout" svg:width="0.035cm" svg:height="0.037cm" svg:x="22.933cm" svg:y="15.249cm" svg:viewBox="0 0 36 38" svg:d="M18 38c24 0 24-38 0-38s-24 38 0 38z">
          <text:p/>
        </draw:path>
        <draw:path draw:style-name="gr1" draw:text-style-name="P1" draw:layer="layout" svg:width="0.035cm" svg:height="0.037cm" svg:x="22.933cm" svg:y="15.781cm" svg:viewBox="0 0 36 38" svg:d="M18 38c24 0 24-38 0-38s-24 38 0 38z">
          <text:p/>
        </draw:path>
        <draw:path draw:style-name="gr1" draw:text-style-name="P1" draw:layer="layout" svg:width="0.035cm" svg:height="0.037cm" svg:x="22.933cm" svg:y="16.313cm" svg:viewBox="0 0 36 38" svg:d="M18 38c24 0 24-38 0-38s-24 38 0 38z">
          <text:p/>
        </draw:path>
        <draw:path draw:style-name="gr1" draw:text-style-name="P1" draw:layer="layout" svg:width="0.035cm" svg:height="0.038cm" svg:x="22.933cm" svg:y="16.844cm" svg:viewBox="0 0 36 39" svg:d="M18 39c24 0 24-39 0-39s-24 39 0 39z">
          <text:p/>
        </draw:path>
        <draw:path draw:style-name="gr1" draw:text-style-name="P1" draw:layer="layout" svg:width="0.035cm" svg:height="0.037cm" svg:x="22.933cm" svg:y="17.377cm" svg:viewBox="0 0 36 38" svg:d="M18 38c24 0 24-38 0-38s-24 38 0 38z">
          <text:p/>
        </draw:path>
        <draw:path draw:style-name="gr1" draw:text-style-name="P1" draw:layer="layout" svg:width="0.035cm" svg:height="0.037cm" svg:x="22.933cm" svg:y="17.909cm" svg:viewBox="0 0 36 38" svg:d="M18 38c24 0 24-38 0-38s-24 38 0 38z">
          <text:p/>
        </draw:path>
        <draw:path draw:style-name="gr1" draw:text-style-name="P1" draw:layer="layout" svg:width="0.035cm" svg:height="0.037cm" svg:x="22.933cm" svg:y="18.44cm" svg:viewBox="0 0 36 38" svg:d="M18 38c24 0 24-38 0-38s-24 38 0 38z">
          <text:p/>
        </draw:path>
        <draw:path draw:style-name="gr1" draw:text-style-name="P1" draw:layer="layout" svg:width="0.035cm" svg:height="0.037cm" svg:x="22.933cm" svg:y="18.972cm" svg:viewBox="0 0 36 38" svg:d="M18 38c24 0 24-38 0-38s-24 38 0 38z">
          <text:p/>
        </draw:path>
        <draw:path draw:style-name="gr1" draw:text-style-name="P1" draw:layer="layout" svg:width="0.035cm" svg:height="0.038cm" svg:x="22.933cm" svg:y="19.504cm" svg:viewBox="0 0 36 39" svg:d="M18 39c24 0 24-39 0-39s-24 39 0 39z">
          <text:p/>
        </draw:path>
        <draw:path draw:style-name="gr1" draw:text-style-name="P1" draw:layer="layout" svg:width="0.035cm" svg:height="0.038cm" svg:x="22.933cm" svg:y="20.036cm" svg:viewBox="0 0 36 39" svg:d="M18 39c24 0 24-39 0-39s-24 39 0 39z">
          <text:p/>
        </draw:path>
        <draw:path draw:style-name="gr1" draw:text-style-name="P1" draw:layer="layout" svg:width="0.035cm" svg:height="0.037cm" svg:x="22.933cm" svg:y="20.568cm" svg:viewBox="0 0 36 38" svg:d="M18 38c24 0 24-38 0-38s-24 38 0 38z">
          <text:p/>
        </draw:path>
        <draw:path draw:style-name="gr1" draw:text-style-name="P1" draw:layer="layout" svg:width="0.034cm" svg:height="0.037cm" svg:x="23.431cm" svg:y="10.462cm" svg:viewBox="0 0 35 38" svg:d="M17 38c23 0 23-38 0-38s-23 38 0 38z">
          <text:p/>
        </draw:path>
        <draw:path draw:style-name="gr1" draw:text-style-name="P1" draw:layer="layout" svg:width="0.034cm" svg:height="0.037cm" svg:x="23.431cm" svg:y="10.993cm" svg:viewBox="0 0 35 38" svg:d="M17 38c23 0 23-38 0-38s-23 38 0 38z">
          <text:p/>
        </draw:path>
        <draw:path draw:style-name="gr1" draw:text-style-name="P1" draw:layer="layout" svg:width="0.034cm" svg:height="0.038cm" svg:x="23.431cm" svg:y="11.525cm" svg:viewBox="0 0 35 39" svg:d="M17 39c23 0 23-39 0-39s-23 39 0 39z">
          <text:p/>
        </draw:path>
        <draw:path draw:style-name="gr1" draw:text-style-name="P1" draw:layer="layout" svg:width="0.034cm" svg:height="0.037cm" svg:x="23.431cm" svg:y="12.058cm" svg:viewBox="0 0 35 38" svg:d="M17 38c23 0 23-38 0-38s-23 38 0 38z">
          <text:p/>
        </draw:path>
        <draw:path draw:style-name="gr1" draw:text-style-name="P1" draw:layer="layout" svg:width="0.034cm" svg:height="0.037cm" svg:x="23.431cm" svg:y="12.59cm" svg:viewBox="0 0 35 38" svg:d="M17 38c23 0 23-38 0-38s-23 38 0 38z">
          <text:p/>
        </draw:path>
        <draw:path draw:style-name="gr1" draw:text-style-name="P1" draw:layer="layout" svg:width="0.034cm" svg:height="0.037cm" svg:x="23.431cm" svg:y="13.121cm" svg:viewBox="0 0 35 38" svg:d="M17 38c23 0 23-38 0-38s-23 38 0 38z">
          <text:p/>
        </draw:path>
        <draw:path draw:style-name="gr1" draw:text-style-name="P1" draw:layer="layout" svg:width="0.034cm" svg:height="0.037cm" svg:x="23.431cm" svg:y="13.653cm" svg:viewBox="0 0 35 38" svg:d="M17 38c23 0 23-38 0-38s-23 38 0 38z">
          <text:p/>
        </draw:path>
        <draw:path draw:style-name="gr1" draw:text-style-name="P1" draw:layer="layout" svg:width="0.034cm" svg:height="0.038cm" svg:x="23.431cm" svg:y="14.185cm" svg:viewBox="0 0 35 39" svg:d="M17 39c23 0 23-39 0-39s-23 39 0 39z">
          <text:p/>
        </draw:path>
        <draw:path draw:style-name="gr1" draw:text-style-name="P1" draw:layer="layout" svg:width="0.034cm" svg:height="0.038cm" svg:x="23.431cm" svg:y="14.716cm" svg:viewBox="0 0 35 39" svg:d="M17 39c23 0 23-39 0-39s-23 39 0 39z">
          <text:p/>
        </draw:path>
        <draw:path draw:style-name="gr1" draw:text-style-name="P1" draw:layer="layout" svg:width="0.034cm" svg:height="0.037cm" svg:x="23.431cm" svg:y="15.249cm" svg:viewBox="0 0 35 38" svg:d="M17 38c23 0 23-38 0-38s-23 38 0 38z">
          <text:p/>
        </draw:path>
        <draw:path draw:style-name="gr1" draw:text-style-name="P1" draw:layer="layout" svg:width="0.034cm" svg:height="0.037cm" svg:x="23.431cm" svg:y="15.781cm" svg:viewBox="0 0 35 38" svg:d="M17 38c23 0 23-38 0-38s-23 38 0 38z">
          <text:p/>
        </draw:path>
        <draw:path draw:style-name="gr1" draw:text-style-name="P1" draw:layer="layout" svg:width="0.034cm" svg:height="0.037cm" svg:x="23.431cm" svg:y="16.313cm" svg:viewBox="0 0 35 38" svg:d="M17 38c23 0 23-38 0-38s-23 38 0 38z">
          <text:p/>
        </draw:path>
        <draw:path draw:style-name="gr1" draw:text-style-name="P1" draw:layer="layout" svg:width="0.034cm" svg:height="0.038cm" svg:x="23.431cm" svg:y="16.844cm" svg:viewBox="0 0 35 39" svg:d="M17 39c23 0 23-39 0-39s-23 39 0 39z">
          <text:p/>
        </draw:path>
        <draw:path draw:style-name="gr1" draw:text-style-name="P1" draw:layer="layout" svg:width="0.034cm" svg:height="0.037cm" svg:x="23.431cm" svg:y="17.377cm" svg:viewBox="0 0 35 38" svg:d="M17 38c23 0 23-38 0-38s-23 38 0 38z">
          <text:p/>
        </draw:path>
        <draw:path draw:style-name="gr1" draw:text-style-name="P1" draw:layer="layout" svg:width="0.034cm" svg:height="0.037cm" svg:x="23.431cm" svg:y="17.909cm" svg:viewBox="0 0 35 38" svg:d="M17 38c23 0 23-38 0-38s-23 38 0 38z">
          <text:p/>
        </draw:path>
        <draw:path draw:style-name="gr1" draw:text-style-name="P1" draw:layer="layout" svg:width="0.034cm" svg:height="0.037cm" svg:x="23.431cm" svg:y="18.44cm" svg:viewBox="0 0 35 38" svg:d="M17 38c23 0 23-38 0-38s-23 38 0 38z">
          <text:p/>
        </draw:path>
        <draw:path draw:style-name="gr1" draw:text-style-name="P1" draw:layer="layout" svg:width="0.034cm" svg:height="0.037cm" svg:x="23.431cm" svg:y="18.972cm" svg:viewBox="0 0 35 38" svg:d="M17 38c23 0 23-38 0-38s-23 38 0 38z">
          <text:p/>
        </draw:path>
        <draw:path draw:style-name="gr1" draw:text-style-name="P1" draw:layer="layout" svg:width="0.034cm" svg:height="0.038cm" svg:x="23.431cm" svg:y="19.504cm" svg:viewBox="0 0 35 39" svg:d="M17 39c23 0 23-39 0-39s-23 39 0 39z">
          <text:p/>
        </draw:path>
        <draw:path draw:style-name="gr1" draw:text-style-name="P1" draw:layer="layout" svg:width="0.034cm" svg:height="0.038cm" svg:x="23.431cm" svg:y="20.036cm" svg:viewBox="0 0 35 39" svg:d="M17 39c23 0 23-39 0-39s-23 39 0 39z">
          <text:p/>
        </draw:path>
        <draw:path draw:style-name="gr1" draw:text-style-name="P1" draw:layer="layout" svg:width="0.034cm" svg:height="0.037cm" svg:x="23.431cm" svg:y="20.568cm" svg:viewBox="0 0 35 38" svg:d="M17 38c23 0 23-38 0-38s-23 38 0 38z">
          <text:p/>
        </draw:path>
        <draw:path draw:style-name="gr1" draw:text-style-name="P1" draw:layer="layout" svg:width="0.034cm" svg:height="0.037cm" svg:x="23.931cm" svg:y="10.462cm" svg:viewBox="0 0 35 38" svg:d="M17 38c24 0 24-38 0-38-23 0-23 38 0 38z">
          <text:p/>
        </draw:path>
        <draw:path draw:style-name="gr1" draw:text-style-name="P1" draw:layer="layout" svg:width="0.034cm" svg:height="0.037cm" svg:x="23.931cm" svg:y="10.993cm" svg:viewBox="0 0 35 38" svg:d="M17 38c24 0 24-38 0-38-23 0-23 38 0 38z">
          <text:p/>
        </draw:path>
        <draw:path draw:style-name="gr1" draw:text-style-name="P1" draw:layer="layout" svg:width="0.034cm" svg:height="0.038cm" svg:x="23.931cm" svg:y="11.525cm" svg:viewBox="0 0 35 39" svg:d="M17 39c24 0 24-39 0-39-23 0-23 39 0 39z">
          <text:p/>
        </draw:path>
        <draw:path draw:style-name="gr1" draw:text-style-name="P1" draw:layer="layout" svg:width="0.034cm" svg:height="0.037cm" svg:x="23.931cm" svg:y="12.058cm" svg:viewBox="0 0 35 38" svg:d="M17 38c24 0 24-38 0-38-23 0-23 38 0 38z">
          <text:p/>
        </draw:path>
        <draw:path draw:style-name="gr1" draw:text-style-name="P1" draw:layer="layout" svg:width="0.034cm" svg:height="0.037cm" svg:x="23.931cm" svg:y="12.59cm" svg:viewBox="0 0 35 38" svg:d="M17 38c24 0 24-38 0-38-23 0-23 38 0 38z">
          <text:p/>
        </draw:path>
        <draw:path draw:style-name="gr1" draw:text-style-name="P1" draw:layer="layout" svg:width="0.034cm" svg:height="0.037cm" svg:x="23.931cm" svg:y="13.121cm" svg:viewBox="0 0 35 38" svg:d="M17 38c24 0 24-38 0-38-23 0-23 38 0 38z">
          <text:p/>
        </draw:path>
        <draw:path draw:style-name="gr1" draw:text-style-name="P1" draw:layer="layout" svg:width="0.034cm" svg:height="0.037cm" svg:x="23.931cm" svg:y="13.653cm" svg:viewBox="0 0 35 38" svg:d="M17 38c24 0 24-38 0-38-23 0-23 38 0 38z">
          <text:p/>
        </draw:path>
        <draw:path draw:style-name="gr1" draw:text-style-name="P1" draw:layer="layout" svg:width="0.034cm" svg:height="0.038cm" svg:x="23.931cm" svg:y="14.185cm" svg:viewBox="0 0 35 39" svg:d="M17 39c24 0 24-39 0-39-23 0-23 39 0 39z">
          <text:p/>
        </draw:path>
        <draw:path draw:style-name="gr1" draw:text-style-name="P1" draw:layer="layout" svg:width="0.034cm" svg:height="0.038cm" svg:x="23.931cm" svg:y="14.716cm" svg:viewBox="0 0 35 39" svg:d="M17 39c24 0 24-39 0-39-23 0-23 39 0 39z">
          <text:p/>
        </draw:path>
        <draw:path draw:style-name="gr1" draw:text-style-name="P1" draw:layer="layout" svg:width="0.034cm" svg:height="0.037cm" svg:x="23.931cm" svg:y="15.249cm" svg:viewBox="0 0 35 38" svg:d="M17 38c24 0 24-38 0-38-23 0-23 38 0 38z">
          <text:p/>
        </draw:path>
        <draw:path draw:style-name="gr1" draw:text-style-name="P1" draw:layer="layout" svg:width="0.034cm" svg:height="0.037cm" svg:x="23.931cm" svg:y="15.781cm" svg:viewBox="0 0 35 38" svg:d="M17 38c24 0 24-38 0-38-23 0-23 38 0 38z">
          <text:p/>
        </draw:path>
        <draw:path draw:style-name="gr1" draw:text-style-name="P1" draw:layer="layout" svg:width="0.034cm" svg:height="0.037cm" svg:x="23.931cm" svg:y="16.313cm" svg:viewBox="0 0 35 38" svg:d="M17 38c24 0 24-38 0-38-23 0-23 38 0 38z">
          <text:p/>
        </draw:path>
        <draw:path draw:style-name="gr1" draw:text-style-name="P1" draw:layer="layout" svg:width="0.034cm" svg:height="0.038cm" svg:x="23.931cm" svg:y="16.844cm" svg:viewBox="0 0 35 39" svg:d="M17 39c24 0 24-39 0-39-23 0-23 39 0 39z">
          <text:p/>
        </draw:path>
        <draw:path draw:style-name="gr1" draw:text-style-name="P1" draw:layer="layout" svg:width="0.034cm" svg:height="0.037cm" svg:x="23.931cm" svg:y="17.377cm" svg:viewBox="0 0 35 38" svg:d="M17 38c24 0 24-38 0-38-23 0-23 38 0 38z">
          <text:p/>
        </draw:path>
        <draw:path draw:style-name="gr1" draw:text-style-name="P1" draw:layer="layout" svg:width="0.034cm" svg:height="0.037cm" svg:x="23.931cm" svg:y="17.909cm" svg:viewBox="0 0 35 38" svg:d="M17 38c24 0 24-38 0-38-23 0-23 38 0 38z">
          <text:p/>
        </draw:path>
        <draw:path draw:style-name="gr1" draw:text-style-name="P1" draw:layer="layout" svg:width="0.034cm" svg:height="0.037cm" svg:x="23.931cm" svg:y="18.44cm" svg:viewBox="0 0 35 38" svg:d="M17 38c24 0 24-38 0-38-23 0-23 38 0 38z">
          <text:p/>
        </draw:path>
        <draw:path draw:style-name="gr1" draw:text-style-name="P1" draw:layer="layout" svg:width="0.034cm" svg:height="0.037cm" svg:x="23.931cm" svg:y="18.972cm" svg:viewBox="0 0 35 38" svg:d="M17 38c24 0 24-38 0-38-23 0-23 38 0 38z">
          <text:p/>
        </draw:path>
        <draw:path draw:style-name="gr1" draw:text-style-name="P1" draw:layer="layout" svg:width="0.034cm" svg:height="0.038cm" svg:x="23.931cm" svg:y="19.504cm" svg:viewBox="0 0 35 39" svg:d="M17 39c24 0 24-39 0-39-23 0-23 39 0 39z">
          <text:p/>
        </draw:path>
        <draw:path draw:style-name="gr1" draw:text-style-name="P1" draw:layer="layout" svg:width="0.034cm" svg:height="0.038cm" svg:x="23.931cm" svg:y="20.036cm" svg:viewBox="0 0 35 39" svg:d="M17 39c24 0 24-39 0-39-23 0-23 39 0 39z">
          <text:p/>
        </draw:path>
        <draw:path draw:style-name="gr1" draw:text-style-name="P1" draw:layer="layout" svg:width="0.034cm" svg:height="0.037cm" svg:x="23.931cm" svg:y="20.568cm" svg:viewBox="0 0 35 38" svg:d="M17 38c24 0 24-38 0-38-23 0-23 38 0 38z">
          <text:p/>
        </draw:path>
        <draw:path draw:style-name="gr1" draw:text-style-name="P1" draw:layer="layout" svg:width="0.035cm" svg:height="0.037cm" svg:x="24.43cm" svg:y="10.462cm" svg:viewBox="0 0 36 38" svg:d="M18 38c24 0 24-38 0-38s-24 38 0 38z">
          <text:p/>
        </draw:path>
        <draw:path draw:style-name="gr1" draw:text-style-name="P1" draw:layer="layout" svg:width="0.035cm" svg:height="0.037cm" svg:x="24.43cm" svg:y="10.993cm" svg:viewBox="0 0 36 38" svg:d="M18 38c24 0 24-38 0-38s-24 38 0 38z">
          <text:p/>
        </draw:path>
        <draw:path draw:style-name="gr1" draw:text-style-name="P1" draw:layer="layout" svg:width="0.035cm" svg:height="0.038cm" svg:x="24.43cm" svg:y="11.525cm" svg:viewBox="0 0 36 39" svg:d="M18 39c24 0 24-39 0-39s-24 39 0 39z">
          <text:p/>
        </draw:path>
        <draw:path draw:style-name="gr1" draw:text-style-name="P1" draw:layer="layout" svg:width="0.035cm" svg:height="0.037cm" svg:x="24.43cm" svg:y="12.058cm" svg:viewBox="0 0 36 38" svg:d="M18 38c24 0 24-38 0-38s-24 38 0 38z">
          <text:p/>
        </draw:path>
        <draw:path draw:style-name="gr1" draw:text-style-name="P1" draw:layer="layout" svg:width="0.035cm" svg:height="0.037cm" svg:x="24.43cm" svg:y="12.59cm" svg:viewBox="0 0 36 38" svg:d="M18 38c24 0 24-38 0-38s-24 38 0 38z">
          <text:p/>
        </draw:path>
        <draw:path draw:style-name="gr1" draw:text-style-name="P1" draw:layer="layout" svg:width="0.035cm" svg:height="0.037cm" svg:x="24.43cm" svg:y="13.121cm" svg:viewBox="0 0 36 38" svg:d="M18 38c24 0 24-38 0-38s-24 38 0 38z">
          <text:p/>
        </draw:path>
        <draw:path draw:style-name="gr1" draw:text-style-name="P1" draw:layer="layout" svg:width="0.035cm" svg:height="0.037cm" svg:x="24.43cm" svg:y="13.653cm" svg:viewBox="0 0 36 38" svg:d="M18 38c24 0 24-38 0-38s-24 38 0 38z">
          <text:p/>
        </draw:path>
        <draw:path draw:style-name="gr1" draw:text-style-name="P1" draw:layer="layout" svg:width="0.035cm" svg:height="0.038cm" svg:x="24.43cm" svg:y="14.185cm" svg:viewBox="0 0 36 39" svg:d="M18 39c24 0 24-39 0-39s-24 39 0 39z">
          <text:p/>
        </draw:path>
        <draw:path draw:style-name="gr1" draw:text-style-name="P1" draw:layer="layout" svg:width="0.035cm" svg:height="0.038cm" svg:x="24.43cm" svg:y="14.716cm" svg:viewBox="0 0 36 39" svg:d="M18 39c24 0 24-39 0-39s-24 39 0 39z">
          <text:p/>
        </draw:path>
        <draw:path draw:style-name="gr1" draw:text-style-name="P1" draw:layer="layout" svg:width="0.035cm" svg:height="0.037cm" svg:x="24.43cm" svg:y="15.249cm" svg:viewBox="0 0 36 38" svg:d="M18 38c24 0 24-38 0-38s-24 38 0 38z">
          <text:p/>
        </draw:path>
        <draw:path draw:style-name="gr1" draw:text-style-name="P1" draw:layer="layout" svg:width="0.035cm" svg:height="0.037cm" svg:x="24.43cm" svg:y="15.781cm" svg:viewBox="0 0 36 38" svg:d="M18 38c24 0 24-38 0-38s-24 38 0 38z">
          <text:p/>
        </draw:path>
        <draw:path draw:style-name="gr1" draw:text-style-name="P1" draw:layer="layout" svg:width="0.035cm" svg:height="0.037cm" svg:x="24.43cm" svg:y="16.313cm" svg:viewBox="0 0 36 38" svg:d="M18 38c24 0 24-38 0-38s-24 38 0 38z">
          <text:p/>
        </draw:path>
        <draw:path draw:style-name="gr1" draw:text-style-name="P1" draw:layer="layout" svg:width="0.035cm" svg:height="0.038cm" svg:x="24.43cm" svg:y="16.844cm" svg:viewBox="0 0 36 39" svg:d="M18 39c24 0 24-39 0-39s-24 39 0 39z">
          <text:p/>
        </draw:path>
        <draw:path draw:style-name="gr1" draw:text-style-name="P1" draw:layer="layout" svg:width="0.035cm" svg:height="0.037cm" svg:x="24.43cm" svg:y="17.377cm" svg:viewBox="0 0 36 38" svg:d="M18 38c24 0 24-38 0-38s-24 38 0 38z">
          <text:p/>
        </draw:path>
        <draw:path draw:style-name="gr1" draw:text-style-name="P1" draw:layer="layout" svg:width="0.035cm" svg:height="0.037cm" svg:x="24.43cm" svg:y="17.909cm" svg:viewBox="0 0 36 38" svg:d="M18 38c24 0 24-38 0-38s-24 38 0 38z">
          <text:p/>
        </draw:path>
        <draw:path draw:style-name="gr1" draw:text-style-name="P1" draw:layer="layout" svg:width="0.035cm" svg:height="0.037cm" svg:x="24.43cm" svg:y="18.44cm" svg:viewBox="0 0 36 38" svg:d="M18 38c24 0 24-38 0-38s-24 38 0 38z">
          <text:p/>
        </draw:path>
        <draw:path draw:style-name="gr1" draw:text-style-name="P1" draw:layer="layout" svg:width="0.035cm" svg:height="0.037cm" svg:x="24.43cm" svg:y="18.972cm" svg:viewBox="0 0 36 38" svg:d="M18 38c24 0 24-38 0-38s-24 38 0 38z">
          <text:p/>
        </draw:path>
        <draw:path draw:style-name="gr1" draw:text-style-name="P1" draw:layer="layout" svg:width="0.035cm" svg:height="0.038cm" svg:x="24.43cm" svg:y="19.504cm" svg:viewBox="0 0 36 39" svg:d="M18 39c24 0 24-39 0-39s-24 39 0 39z">
          <text:p/>
        </draw:path>
        <draw:path draw:style-name="gr1" draw:text-style-name="P1" draw:layer="layout" svg:width="0.035cm" svg:height="0.038cm" svg:x="24.43cm" svg:y="20.036cm" svg:viewBox="0 0 36 39" svg:d="M18 39c24 0 24-39 0-39s-24 39 0 39z">
          <text:p/>
        </draw:path>
        <draw:path draw:style-name="gr1" draw:text-style-name="P1" draw:layer="layout" svg:width="0.035cm" svg:height="0.037cm" svg:x="24.43cm" svg:y="20.568cm" svg:viewBox="0 0 36 38" svg:d="M18 38c24 0 24-38 0-38s-24 38 0 38z">
          <text:p/>
        </draw:path>
        <draw:path draw:style-name="gr1" draw:text-style-name="P1" draw:layer="layout" svg:width="0.034cm" svg:height="0.037cm" svg:x="24.928cm" svg:y="10.462cm" svg:viewBox="0 0 35 38" svg:d="M17 38c23 0 23-38 0-38s-23 38 0 38z">
          <text:p/>
        </draw:path>
        <draw:path draw:style-name="gr1" draw:text-style-name="P1" draw:layer="layout" svg:width="0.034cm" svg:height="0.037cm" svg:x="24.928cm" svg:y="10.993cm" svg:viewBox="0 0 35 38" svg:d="M17 38c23 0 23-38 0-38s-23 38 0 38z">
          <text:p/>
        </draw:path>
        <draw:path draw:style-name="gr1" draw:text-style-name="P1" draw:layer="layout" svg:width="0.034cm" svg:height="0.038cm" svg:x="24.928cm" svg:y="11.525cm" svg:viewBox="0 0 35 39" svg:d="M17 39c23 0 23-39 0-39s-23 39 0 39z">
          <text:p/>
        </draw:path>
        <draw:path draw:style-name="gr1" draw:text-style-name="P1" draw:layer="layout" svg:width="0.034cm" svg:height="0.037cm" svg:x="24.928cm" svg:y="12.058cm" svg:viewBox="0 0 35 38" svg:d="M17 38c23 0 23-38 0-38s-23 38 0 38z">
          <text:p/>
        </draw:path>
        <draw:path draw:style-name="gr1" draw:text-style-name="P1" draw:layer="layout" svg:width="0.034cm" svg:height="0.037cm" svg:x="24.928cm" svg:y="12.59cm" svg:viewBox="0 0 35 38" svg:d="M17 38c23 0 23-38 0-38s-23 38 0 38z">
          <text:p/>
        </draw:path>
        <draw:path draw:style-name="gr1" draw:text-style-name="P1" draw:layer="layout" svg:width="0.034cm" svg:height="0.037cm" svg:x="24.928cm" svg:y="13.121cm" svg:viewBox="0 0 35 38" svg:d="M17 38c23 0 23-38 0-38s-23 38 0 38z">
          <text:p/>
        </draw:path>
        <draw:path draw:style-name="gr1" draw:text-style-name="P1" draw:layer="layout" svg:width="0.034cm" svg:height="0.037cm" svg:x="24.928cm" svg:y="13.653cm" svg:viewBox="0 0 35 38" svg:d="M17 38c23 0 23-38 0-38s-23 38 0 38z">
          <text:p/>
        </draw:path>
        <draw:path draw:style-name="gr1" draw:text-style-name="P1" draw:layer="layout" svg:width="0.034cm" svg:height="0.038cm" svg:x="24.928cm" svg:y="14.185cm" svg:viewBox="0 0 35 39" svg:d="M17 39c23 0 23-39 0-39s-23 39 0 39z">
          <text:p/>
        </draw:path>
        <draw:path draw:style-name="gr1" draw:text-style-name="P1" draw:layer="layout" svg:width="0.034cm" svg:height="0.038cm" svg:x="24.928cm" svg:y="14.716cm" svg:viewBox="0 0 35 39" svg:d="M17 39c23 0 23-39 0-39s-23 39 0 39z">
          <text:p/>
        </draw:path>
        <draw:path draw:style-name="gr1" draw:text-style-name="P1" draw:layer="layout" svg:width="0.034cm" svg:height="0.037cm" svg:x="24.928cm" svg:y="15.249cm" svg:viewBox="0 0 35 38" svg:d="M17 38c23 0 23-38 0-38s-23 38 0 38z">
          <text:p/>
        </draw:path>
        <draw:path draw:style-name="gr1" draw:text-style-name="P1" draw:layer="layout" svg:width="0.034cm" svg:height="0.037cm" svg:x="24.928cm" svg:y="15.781cm" svg:viewBox="0 0 35 38" svg:d="M17 38c23 0 23-38 0-38s-23 38 0 38z">
          <text:p/>
        </draw:path>
        <draw:path draw:style-name="gr1" draw:text-style-name="P1" draw:layer="layout" svg:width="0.034cm" svg:height="0.037cm" svg:x="24.928cm" svg:y="16.313cm" svg:viewBox="0 0 35 38" svg:d="M17 38c23 0 23-38 0-38s-23 38 0 38z">
          <text:p/>
        </draw:path>
        <draw:path draw:style-name="gr1" draw:text-style-name="P1" draw:layer="layout" svg:width="0.034cm" svg:height="0.038cm" svg:x="24.928cm" svg:y="16.844cm" svg:viewBox="0 0 35 39" svg:d="M17 39c23 0 23-39 0-39s-23 39 0 39z">
          <text:p/>
        </draw:path>
        <draw:path draw:style-name="gr1" draw:text-style-name="P1" draw:layer="layout" svg:width="0.034cm" svg:height="0.037cm" svg:x="24.928cm" svg:y="17.377cm" svg:viewBox="0 0 35 38" svg:d="M17 38c23 0 23-38 0-38s-23 38 0 38z">
          <text:p/>
        </draw:path>
        <draw:path draw:style-name="gr1" draw:text-style-name="P1" draw:layer="layout" svg:width="0.034cm" svg:height="0.037cm" svg:x="24.928cm" svg:y="17.909cm" svg:viewBox="0 0 35 38" svg:d="M17 38c23 0 23-38 0-38s-23 38 0 38z">
          <text:p/>
        </draw:path>
        <draw:path draw:style-name="gr1" draw:text-style-name="P1" draw:layer="layout" svg:width="0.034cm" svg:height="0.037cm" svg:x="24.928cm" svg:y="18.44cm" svg:viewBox="0 0 35 38" svg:d="M17 38c23 0 23-38 0-38s-23 38 0 38z">
          <text:p/>
        </draw:path>
        <draw:path draw:style-name="gr1" draw:text-style-name="P1" draw:layer="layout" svg:width="0.034cm" svg:height="0.037cm" svg:x="24.928cm" svg:y="18.972cm" svg:viewBox="0 0 35 38" svg:d="M17 38c23 0 23-38 0-38s-23 38 0 38z">
          <text:p/>
        </draw:path>
        <draw:path draw:style-name="gr1" draw:text-style-name="P1" draw:layer="layout" svg:width="0.034cm" svg:height="0.038cm" svg:x="24.928cm" svg:y="19.504cm" svg:viewBox="0 0 35 39" svg:d="M17 39c23 0 23-39 0-39s-23 39 0 39z">
          <text:p/>
        </draw:path>
        <draw:path draw:style-name="gr1" draw:text-style-name="P1" draw:layer="layout" svg:width="0.034cm" svg:height="0.038cm" svg:x="24.928cm" svg:y="20.036cm" svg:viewBox="0 0 35 39" svg:d="M17 39c23 0 23-39 0-39s-23 39 0 39z">
          <text:p/>
        </draw:path>
        <draw:path draw:style-name="gr1" draw:text-style-name="P1" draw:layer="layout" svg:width="0.034cm" svg:height="0.037cm" svg:x="24.928cm" svg:y="20.568cm" svg:viewBox="0 0 35 38" svg:d="M17 38c23 0 23-38 0-38s-23 38 0 38z">
          <text:p/>
        </draw:path>
        <draw:path draw:style-name="gr1" draw:text-style-name="P1" draw:layer="layout" svg:width="0.034cm" svg:height="0.037cm" svg:x="25.428cm" svg:y="10.462cm" svg:viewBox="0 0 35 38" svg:d="M17 38c23 0 23-38 0-38s-23 38 0 38z">
          <text:p/>
        </draw:path>
        <draw:path draw:style-name="gr1" draw:text-style-name="P1" draw:layer="layout" svg:width="0.034cm" svg:height="0.037cm" svg:x="25.428cm" svg:y="10.993cm" svg:viewBox="0 0 35 38" svg:d="M17 38c23 0 23-38 0-38s-23 38 0 38z">
          <text:p/>
        </draw:path>
        <draw:path draw:style-name="gr1" draw:text-style-name="P1" draw:layer="layout" svg:width="0.034cm" svg:height="0.038cm" svg:x="25.428cm" svg:y="11.525cm" svg:viewBox="0 0 35 39" svg:d="M17 39c23 0 23-39 0-39s-23 39 0 39z">
          <text:p/>
        </draw:path>
        <draw:path draw:style-name="gr1" draw:text-style-name="P1" draw:layer="layout" svg:width="0.034cm" svg:height="0.037cm" svg:x="25.428cm" svg:y="12.058cm" svg:viewBox="0 0 35 38" svg:d="M17 38c23 0 23-38 0-38s-23 38 0 38z">
          <text:p/>
        </draw:path>
        <draw:path draw:style-name="gr1" draw:text-style-name="P1" draw:layer="layout" svg:width="0.034cm" svg:height="0.037cm" svg:x="25.428cm" svg:y="12.59cm" svg:viewBox="0 0 35 38" svg:d="M17 38c23 0 23-38 0-38s-23 38 0 38z">
          <text:p/>
        </draw:path>
        <draw:path draw:style-name="gr1" draw:text-style-name="P1" draw:layer="layout" svg:width="0.034cm" svg:height="0.037cm" svg:x="25.428cm" svg:y="13.121cm" svg:viewBox="0 0 35 38" svg:d="M17 38c23 0 23-38 0-38s-23 38 0 38z">
          <text:p/>
        </draw:path>
        <draw:path draw:style-name="gr1" draw:text-style-name="P1" draw:layer="layout" svg:width="0.034cm" svg:height="0.037cm" svg:x="25.428cm" svg:y="13.653cm" svg:viewBox="0 0 35 38" svg:d="M17 38c23 0 23-38 0-38s-23 38 0 38z">
          <text:p/>
        </draw:path>
        <draw:path draw:style-name="gr1" draw:text-style-name="P1" draw:layer="layout" svg:width="0.034cm" svg:height="0.038cm" svg:x="25.428cm" svg:y="14.185cm" svg:viewBox="0 0 35 39" svg:d="M17 39c23 0 23-39 0-39s-23 39 0 39z">
          <text:p/>
        </draw:path>
        <draw:path draw:style-name="gr1" draw:text-style-name="P1" draw:layer="layout" svg:width="0.034cm" svg:height="0.038cm" svg:x="25.428cm" svg:y="14.716cm" svg:viewBox="0 0 35 39" svg:d="M17 39c23 0 23-39 0-39s-23 39 0 39z">
          <text:p/>
        </draw:path>
        <draw:path draw:style-name="gr1" draw:text-style-name="P1" draw:layer="layout" svg:width="0.034cm" svg:height="0.037cm" svg:x="25.428cm" svg:y="15.249cm" svg:viewBox="0 0 35 38" svg:d="M17 38c23 0 23-38 0-38s-23 38 0 38z">
          <text:p/>
        </draw:path>
        <draw:path draw:style-name="gr1" draw:text-style-name="P1" draw:layer="layout" svg:width="0.034cm" svg:height="0.037cm" svg:x="25.428cm" svg:y="15.781cm" svg:viewBox="0 0 35 38" svg:d="M17 38c23 0 23-38 0-38s-23 38 0 38z">
          <text:p/>
        </draw:path>
        <draw:path draw:style-name="gr1" draw:text-style-name="P1" draw:layer="layout" svg:width="0.034cm" svg:height="0.037cm" svg:x="25.428cm" svg:y="16.313cm" svg:viewBox="0 0 35 38" svg:d="M17 38c23 0 23-38 0-38s-23 38 0 38z">
          <text:p/>
        </draw:path>
        <draw:path draw:style-name="gr1" draw:text-style-name="P1" draw:layer="layout" svg:width="0.034cm" svg:height="0.038cm" svg:x="25.428cm" svg:y="16.844cm" svg:viewBox="0 0 35 39" svg:d="M17 39c23 0 23-39 0-39s-23 39 0 39z">
          <text:p/>
        </draw:path>
        <draw:path draw:style-name="gr1" draw:text-style-name="P1" draw:layer="layout" svg:width="0.034cm" svg:height="0.037cm" svg:x="25.428cm" svg:y="17.377cm" svg:viewBox="0 0 35 38" svg:d="M17 38c23 0 23-38 0-38s-23 38 0 38z">
          <text:p/>
        </draw:path>
        <draw:path draw:style-name="gr1" draw:text-style-name="P1" draw:layer="layout" svg:width="0.034cm" svg:height="0.037cm" svg:x="25.428cm" svg:y="17.909cm" svg:viewBox="0 0 35 38" svg:d="M17 38c23 0 23-38 0-38s-23 38 0 38z">
          <text:p/>
        </draw:path>
        <draw:path draw:style-name="gr1" draw:text-style-name="P1" draw:layer="layout" svg:width="0.034cm" svg:height="0.037cm" svg:x="25.428cm" svg:y="18.44cm" svg:viewBox="0 0 35 38" svg:d="M17 38c23 0 23-38 0-38s-23 38 0 38z">
          <text:p/>
        </draw:path>
        <draw:path draw:style-name="gr1" draw:text-style-name="P1" draw:layer="layout" svg:width="0.034cm" svg:height="0.037cm" svg:x="25.428cm" svg:y="18.972cm" svg:viewBox="0 0 35 38" svg:d="M17 38c23 0 23-38 0-38s-23 38 0 38z">
          <text:p/>
        </draw:path>
        <draw:path draw:style-name="gr1" draw:text-style-name="P1" draw:layer="layout" svg:width="0.034cm" svg:height="0.038cm" svg:x="25.428cm" svg:y="19.504cm" svg:viewBox="0 0 35 39" svg:d="M17 39c23 0 23-39 0-39s-23 39 0 39z">
          <text:p/>
        </draw:path>
        <draw:path draw:style-name="gr1" draw:text-style-name="P1" draw:layer="layout" svg:width="0.034cm" svg:height="0.038cm" svg:x="25.428cm" svg:y="20.036cm" svg:viewBox="0 0 35 39" svg:d="M17 39c23 0 23-39 0-39s-23 39 0 39z">
          <text:p/>
        </draw:path>
        <draw:path draw:style-name="gr1" draw:text-style-name="P1" draw:layer="layout" svg:width="0.034cm" svg:height="0.037cm" svg:x="25.428cm" svg:y="20.568cm" svg:viewBox="0 0 35 38" svg:d="M17 38c23 0 23-38 0-38s-23 38 0 38z">
          <text:p/>
        </draw:path>
        <draw:path draw:style-name="gr1" draw:text-style-name="P1" draw:layer="layout" svg:width="0.034cm" svg:height="0.037cm" svg:x="25.926cm" svg:y="10.462cm" svg:viewBox="0 0 35 38" svg:d="M18 38c23 0 23-38 0-38-24 0-24 38 0 38z">
          <text:p/>
        </draw:path>
        <draw:path draw:style-name="gr1" draw:text-style-name="P1" draw:layer="layout" svg:width="0.034cm" svg:height="0.037cm" svg:x="25.926cm" svg:y="10.993cm" svg:viewBox="0 0 35 38" svg:d="M18 38c23 0 23-38 0-38-24 0-24 38 0 38z">
          <text:p/>
        </draw:path>
        <draw:path draw:style-name="gr1" draw:text-style-name="P1" draw:layer="layout" svg:width="0.034cm" svg:height="0.038cm" svg:x="25.926cm" svg:y="11.525cm" svg:viewBox="0 0 35 39" svg:d="M18 39c23 0 23-39 0-39-24 0-24 39 0 39z">
          <text:p/>
        </draw:path>
        <draw:path draw:style-name="gr1" draw:text-style-name="P1" draw:layer="layout" svg:width="0.034cm" svg:height="0.037cm" svg:x="25.926cm" svg:y="12.058cm" svg:viewBox="0 0 35 38" svg:d="M18 38c23 0 23-38 0-38-24 0-24 38 0 38z">
          <text:p/>
        </draw:path>
        <draw:path draw:style-name="gr1" draw:text-style-name="P1" draw:layer="layout" svg:width="0.034cm" svg:height="0.037cm" svg:x="25.926cm" svg:y="12.59cm" svg:viewBox="0 0 35 38" svg:d="M18 38c23 0 23-38 0-38-24 0-24 38 0 38z">
          <text:p/>
        </draw:path>
        <draw:path draw:style-name="gr1" draw:text-style-name="P1" draw:layer="layout" svg:width="0.034cm" svg:height="0.037cm" svg:x="25.926cm" svg:y="13.121cm" svg:viewBox="0 0 35 38" svg:d="M18 38c23 0 23-38 0-38-24 0-24 38 0 38z">
          <text:p/>
        </draw:path>
        <draw:path draw:style-name="gr1" draw:text-style-name="P1" draw:layer="layout" svg:width="0.034cm" svg:height="0.037cm" svg:x="25.926cm" svg:y="13.653cm" svg:viewBox="0 0 35 38" svg:d="M18 38c23 0 23-38 0-38-24 0-24 38 0 38z">
          <text:p/>
        </draw:path>
        <draw:path draw:style-name="gr1" draw:text-style-name="P1" draw:layer="layout" svg:width="0.034cm" svg:height="0.038cm" svg:x="25.926cm" svg:y="14.185cm" svg:viewBox="0 0 35 39" svg:d="M18 39c23 0 23-39 0-39-24 0-24 39 0 39z">
          <text:p/>
        </draw:path>
        <draw:path draw:style-name="gr1" draw:text-style-name="P1" draw:layer="layout" svg:width="0.034cm" svg:height="0.038cm" svg:x="25.926cm" svg:y="14.716cm" svg:viewBox="0 0 35 39" svg:d="M18 39c23 0 23-39 0-39-24 0-24 39 0 39z">
          <text:p/>
        </draw:path>
        <draw:path draw:style-name="gr1" draw:text-style-name="P1" draw:layer="layout" svg:width="0.034cm" svg:height="0.037cm" svg:x="25.926cm" svg:y="15.249cm" svg:viewBox="0 0 35 38" svg:d="M18 38c23 0 23-38 0-38-24 0-24 38 0 38z">
          <text:p/>
        </draw:path>
        <draw:path draw:style-name="gr1" draw:text-style-name="P1" draw:layer="layout" svg:width="0.034cm" svg:height="0.037cm" svg:x="25.926cm" svg:y="15.781cm" svg:viewBox="0 0 35 38" svg:d="M18 38c23 0 23-38 0-38-24 0-24 38 0 38z">
          <text:p/>
        </draw:path>
        <draw:path draw:style-name="gr1" draw:text-style-name="P1" draw:layer="layout" svg:width="0.034cm" svg:height="0.037cm" svg:x="25.926cm" svg:y="16.313cm" svg:viewBox="0 0 35 38" svg:d="M18 38c23 0 23-38 0-38-24 0-24 38 0 38z">
          <text:p/>
        </draw:path>
        <draw:path draw:style-name="gr1" draw:text-style-name="P1" draw:layer="layout" svg:width="0.034cm" svg:height="0.038cm" svg:x="25.926cm" svg:y="16.844cm" svg:viewBox="0 0 35 39" svg:d="M18 39c23 0 23-39 0-39-24 0-24 39 0 39z">
          <text:p/>
        </draw:path>
        <draw:path draw:style-name="gr1" draw:text-style-name="P1" draw:layer="layout" svg:width="0.034cm" svg:height="0.037cm" svg:x="25.926cm" svg:y="17.377cm" svg:viewBox="0 0 35 38" svg:d="M18 38c23 0 23-38 0-38-24 0-24 38 0 38z">
          <text:p/>
        </draw:path>
        <draw:path draw:style-name="gr1" draw:text-style-name="P1" draw:layer="layout" svg:width="0.034cm" svg:height="0.037cm" svg:x="25.926cm" svg:y="17.909cm" svg:viewBox="0 0 35 38" svg:d="M18 38c23 0 23-38 0-38-24 0-24 38 0 38z">
          <text:p/>
        </draw:path>
        <draw:path draw:style-name="gr1" draw:text-style-name="P1" draw:layer="layout" svg:width="0.034cm" svg:height="0.037cm" svg:x="25.926cm" svg:y="18.44cm" svg:viewBox="0 0 35 38" svg:d="M18 38c23 0 23-38 0-38-24 0-24 38 0 38z">
          <text:p/>
        </draw:path>
        <draw:path draw:style-name="gr1" draw:text-style-name="P1" draw:layer="layout" svg:width="0.034cm" svg:height="0.037cm" svg:x="25.926cm" svg:y="18.972cm" svg:viewBox="0 0 35 38" svg:d="M18 38c23 0 23-38 0-38-24 0-24 38 0 38z">
          <text:p/>
        </draw:path>
        <draw:path draw:style-name="gr1" draw:text-style-name="P1" draw:layer="layout" svg:width="0.034cm" svg:height="0.038cm" svg:x="25.926cm" svg:y="19.504cm" svg:viewBox="0 0 35 39" svg:d="M18 39c23 0 23-39 0-39-24 0-24 39 0 39z">
          <text:p/>
        </draw:path>
        <draw:path draw:style-name="gr1" draw:text-style-name="P1" draw:layer="layout" svg:width="0.034cm" svg:height="0.038cm" svg:x="25.926cm" svg:y="20.036cm" svg:viewBox="0 0 35 39" svg:d="M18 39c23 0 23-39 0-39-24 0-24 39 0 39z">
          <text:p/>
        </draw:path>
        <draw:path draw:style-name="gr1" draw:text-style-name="P1" draw:layer="layout" svg:width="0.034cm" svg:height="0.037cm" svg:x="25.926cm" svg:y="20.568cm" svg:viewBox="0 0 35 38" svg:d="M18 38c23 0 23-38 0-38-24 0-24 38 0 38z">
          <text:p/>
        </draw:path>
        <draw:path draw:style-name="gr1" draw:text-style-name="P1" draw:layer="layout" svg:width="0.034cm" svg:height="0.037cm" svg:x="26.425cm" svg:y="10.462cm" svg:viewBox="0 0 35 38" svg:d="M18 38c22 0 22-38 0-38-24 0-24 38 0 38z">
          <text:p/>
        </draw:path>
        <draw:path draw:style-name="gr1" draw:text-style-name="P1" draw:layer="layout" svg:width="0.034cm" svg:height="0.037cm" svg:x="26.425cm" svg:y="10.993cm" svg:viewBox="0 0 35 38" svg:d="M18 38c22 0 22-38 0-38-24 0-24 38 0 38z">
          <text:p/>
        </draw:path>
        <draw:path draw:style-name="gr1" draw:text-style-name="P1" draw:layer="layout" svg:width="0.034cm" svg:height="0.038cm" svg:x="26.425cm" svg:y="11.525cm" svg:viewBox="0 0 35 39" svg:d="M18 39c22 0 22-39 0-39-24 0-24 39 0 39z">
          <text:p/>
        </draw:path>
        <draw:path draw:style-name="gr1" draw:text-style-name="P1" draw:layer="layout" svg:width="0.034cm" svg:height="0.037cm" svg:x="26.425cm" svg:y="12.058cm" svg:viewBox="0 0 35 38" svg:d="M18 38c22 0 22-38 0-38-24 0-24 38 0 38z">
          <text:p/>
        </draw:path>
        <draw:path draw:style-name="gr1" draw:text-style-name="P1" draw:layer="layout" svg:width="0.034cm" svg:height="0.037cm" svg:x="26.425cm" svg:y="12.59cm" svg:viewBox="0 0 35 38" svg:d="M18 38c22 0 22-38 0-38-24 0-24 38 0 38z">
          <text:p/>
        </draw:path>
        <draw:path draw:style-name="gr1" draw:text-style-name="P1" draw:layer="layout" svg:width="0.034cm" svg:height="0.037cm" svg:x="26.425cm" svg:y="13.121cm" svg:viewBox="0 0 35 38" svg:d="M18 38c22 0 22-38 0-38-24 0-24 38 0 38z">
          <text:p/>
        </draw:path>
        <draw:path draw:style-name="gr1" draw:text-style-name="P1" draw:layer="layout" svg:width="0.034cm" svg:height="0.037cm" svg:x="26.425cm" svg:y="13.653cm" svg:viewBox="0 0 35 38" svg:d="M18 38c22 0 22-38 0-38-24 0-24 38 0 38z">
          <text:p/>
        </draw:path>
        <draw:path draw:style-name="gr1" draw:text-style-name="P1" draw:layer="layout" svg:width="0.034cm" svg:height="0.038cm" svg:x="26.425cm" svg:y="14.185cm" svg:viewBox="0 0 35 39" svg:d="M18 39c22 0 22-39 0-39-24 0-24 39 0 39z">
          <text:p/>
        </draw:path>
        <draw:path draw:style-name="gr1" draw:text-style-name="P1" draw:layer="layout" svg:width="0.034cm" svg:height="0.038cm" svg:x="26.425cm" svg:y="14.716cm" svg:viewBox="0 0 35 39" svg:d="M18 39c22 0 22-39 0-39-24 0-24 39 0 39z">
          <text:p/>
        </draw:path>
        <draw:path draw:style-name="gr1" draw:text-style-name="P1" draw:layer="layout" svg:width="0.034cm" svg:height="0.037cm" svg:x="26.425cm" svg:y="15.249cm" svg:viewBox="0 0 35 38" svg:d="M18 38c22 0 22-38 0-38-24 0-24 38 0 38z">
          <text:p/>
        </draw:path>
        <draw:path draw:style-name="gr1" draw:text-style-name="P1" draw:layer="layout" svg:width="0.034cm" svg:height="0.037cm" svg:x="26.425cm" svg:y="15.781cm" svg:viewBox="0 0 35 38" svg:d="M18 38c22 0 22-38 0-38-24 0-24 38 0 38z">
          <text:p/>
        </draw:path>
        <draw:path draw:style-name="gr1" draw:text-style-name="P1" draw:layer="layout" svg:width="0.034cm" svg:height="0.037cm" svg:x="26.425cm" svg:y="16.313cm" svg:viewBox="0 0 35 38" svg:d="M18 38c22 0 22-38 0-38-24 0-24 38 0 38z">
          <text:p/>
        </draw:path>
        <draw:path draw:style-name="gr1" draw:text-style-name="P1" draw:layer="layout" svg:width="0.034cm" svg:height="0.038cm" svg:x="26.425cm" svg:y="16.844cm" svg:viewBox="0 0 35 39" svg:d="M18 39c22 0 22-39 0-39-24 0-24 39 0 39z">
          <text:p/>
        </draw:path>
        <draw:path draw:style-name="gr1" draw:text-style-name="P1" draw:layer="layout" svg:width="0.034cm" svg:height="0.037cm" svg:x="26.425cm" svg:y="17.377cm" svg:viewBox="0 0 35 38" svg:d="M18 38c22 0 22-38 0-38-24 0-24 38 0 38z">
          <text:p/>
        </draw:path>
        <draw:path draw:style-name="gr1" draw:text-style-name="P1" draw:layer="layout" svg:width="0.034cm" svg:height="0.037cm" svg:x="26.425cm" svg:y="17.909cm" svg:viewBox="0 0 35 38" svg:d="M18 38c22 0 22-38 0-38-24 0-24 38 0 38z">
          <text:p/>
        </draw:path>
        <draw:path draw:style-name="gr1" draw:text-style-name="P1" draw:layer="layout" svg:width="0.034cm" svg:height="0.037cm" svg:x="26.425cm" svg:y="18.44cm" svg:viewBox="0 0 35 38" svg:d="M18 38c22 0 22-38 0-38-24 0-24 38 0 38z">
          <text:p/>
        </draw:path>
        <draw:path draw:style-name="gr1" draw:text-style-name="P1" draw:layer="layout" svg:width="0.034cm" svg:height="0.037cm" svg:x="26.425cm" svg:y="18.972cm" svg:viewBox="0 0 35 38" svg:d="M18 38c22 0 22-38 0-38-24 0-24 38 0 38z">
          <text:p/>
        </draw:path>
        <draw:path draw:style-name="gr1" draw:text-style-name="P1" draw:layer="layout" svg:width="0.034cm" svg:height="0.038cm" svg:x="26.425cm" svg:y="19.504cm" svg:viewBox="0 0 35 39" svg:d="M18 39c22 0 22-39 0-39-24 0-24 39 0 39z">
          <text:p/>
        </draw:path>
        <draw:path draw:style-name="gr1" draw:text-style-name="P1" draw:layer="layout" svg:width="0.034cm" svg:height="0.038cm" svg:x="26.425cm" svg:y="20.036cm" svg:viewBox="0 0 35 39" svg:d="M18 39c22 0 22-39 0-39-24 0-24 39 0 39z">
          <text:p/>
        </draw:path>
        <draw:path draw:style-name="gr1" draw:text-style-name="P1" draw:layer="layout" svg:width="0.034cm" svg:height="0.037cm" svg:x="26.425cm" svg:y="20.568cm" svg:viewBox="0 0 35 38" svg:d="M18 38c22 0 22-38 0-38-24 0-24 38 0 38z">
          <text:p/>
        </draw:path>
        <draw:path draw:style-name="gr1" draw:text-style-name="P1" draw:layer="layout" svg:width="0.034cm" svg:height="0.037cm" svg:x="26.924cm" svg:y="10.462cm" svg:viewBox="0 0 35 38" svg:d="M17 38c24 0 24-38 0-38-22 0-23 38 0 38z">
          <text:p/>
        </draw:path>
        <draw:path draw:style-name="gr1" draw:text-style-name="P1" draw:layer="layout" svg:width="0.034cm" svg:height="0.037cm" svg:x="26.924cm" svg:y="10.993cm" svg:viewBox="0 0 35 38" svg:d="M17 38c24 0 24-38 0-38-22 0-23 38 0 38z">
          <text:p/>
        </draw:path>
        <draw:path draw:style-name="gr1" draw:text-style-name="P1" draw:layer="layout" svg:width="0.034cm" svg:height="0.038cm" svg:x="26.924cm" svg:y="11.525cm" svg:viewBox="0 0 35 39" svg:d="M17 39c24 0 24-39 0-39-22 0-23 39 0 39z">
          <text:p/>
        </draw:path>
        <draw:path draw:style-name="gr1" draw:text-style-name="P1" draw:layer="layout" svg:width="0.034cm" svg:height="0.037cm" svg:x="26.924cm" svg:y="12.058cm" svg:viewBox="0 0 35 38" svg:d="M17 38c24 0 24-38 0-38-22 0-23 38 0 38z">
          <text:p/>
        </draw:path>
        <draw:path draw:style-name="gr1" draw:text-style-name="P1" draw:layer="layout" svg:width="0.034cm" svg:height="0.037cm" svg:x="26.924cm" svg:y="12.59cm" svg:viewBox="0 0 35 38" svg:d="M17 38c24 0 24-38 0-38-22 0-23 38 0 38z">
          <text:p/>
        </draw:path>
        <draw:path draw:style-name="gr1" draw:text-style-name="P1" draw:layer="layout" svg:width="0.034cm" svg:height="0.037cm" svg:x="26.924cm" svg:y="13.121cm" svg:viewBox="0 0 35 38" svg:d="M17 38c24 0 24-38 0-38-22 0-23 38 0 38z">
          <text:p/>
        </draw:path>
        <draw:path draw:style-name="gr1" draw:text-style-name="P1" draw:layer="layout" svg:width="0.034cm" svg:height="0.037cm" svg:x="26.924cm" svg:y="13.653cm" svg:viewBox="0 0 35 38" svg:d="M17 38c24 0 24-38 0-38-22 0-23 38 0 38z">
          <text:p/>
        </draw:path>
        <draw:path draw:style-name="gr1" draw:text-style-name="P1" draw:layer="layout" svg:width="0.034cm" svg:height="0.038cm" svg:x="26.924cm" svg:y="14.185cm" svg:viewBox="0 0 35 39" svg:d="M17 39c24 0 24-39 0-39-22 0-23 39 0 39z">
          <text:p/>
        </draw:path>
        <draw:path draw:style-name="gr1" draw:text-style-name="P1" draw:layer="layout" svg:width="0.034cm" svg:height="0.038cm" svg:x="26.924cm" svg:y="14.716cm" svg:viewBox="0 0 35 39" svg:d="M17 39c24 0 24-39 0-39-22 0-23 39 0 39z">
          <text:p/>
        </draw:path>
        <draw:path draw:style-name="gr1" draw:text-style-name="P1" draw:layer="layout" svg:width="0.034cm" svg:height="0.037cm" svg:x="26.924cm" svg:y="15.249cm" svg:viewBox="0 0 35 38" svg:d="M17 38c24 0 24-38 0-38-22 0-23 38 0 38z">
          <text:p/>
        </draw:path>
        <draw:path draw:style-name="gr1" draw:text-style-name="P1" draw:layer="layout" svg:width="0.034cm" svg:height="0.037cm" svg:x="26.924cm" svg:y="15.781cm" svg:viewBox="0 0 35 38" svg:d="M17 38c24 0 24-38 0-38-22 0-23 38 0 38z">
          <text:p/>
        </draw:path>
        <draw:path draw:style-name="gr1" draw:text-style-name="P1" draw:layer="layout" svg:width="0.034cm" svg:height="0.037cm" svg:x="26.924cm" svg:y="16.313cm" svg:viewBox="0 0 35 38" svg:d="M17 38c24 0 24-38 0-38-22 0-23 38 0 38z">
          <text:p/>
        </draw:path>
        <draw:path draw:style-name="gr1" draw:text-style-name="P1" draw:layer="layout" svg:width="0.034cm" svg:height="0.038cm" svg:x="26.924cm" svg:y="16.844cm" svg:viewBox="0 0 35 39" svg:d="M17 39c24 0 24-39 0-39-22 0-23 39 0 39z">
          <text:p/>
        </draw:path>
        <draw:path draw:style-name="gr1" draw:text-style-name="P1" draw:layer="layout" svg:width="0.034cm" svg:height="0.037cm" svg:x="26.924cm" svg:y="17.377cm" svg:viewBox="0 0 35 38" svg:d="M17 38c24 0 24-38 0-38-22 0-23 38 0 38z">
          <text:p/>
        </draw:path>
        <draw:path draw:style-name="gr1" draw:text-style-name="P1" draw:layer="layout" svg:width="0.034cm" svg:height="0.037cm" svg:x="26.924cm" svg:y="17.909cm" svg:viewBox="0 0 35 38" svg:d="M17 38c24 0 24-38 0-38-22 0-23 38 0 38z">
          <text:p/>
        </draw:path>
        <draw:path draw:style-name="gr1" draw:text-style-name="P1" draw:layer="layout" svg:width="0.034cm" svg:height="0.037cm" svg:x="26.924cm" svg:y="18.44cm" svg:viewBox="0 0 35 38" svg:d="M17 38c24 0 24-38 0-38-22 0-23 38 0 38z">
          <text:p/>
        </draw:path>
        <draw:path draw:style-name="gr1" draw:text-style-name="P1" draw:layer="layout" svg:width="0.034cm" svg:height="0.037cm" svg:x="26.924cm" svg:y="18.972cm" svg:viewBox="0 0 35 38" svg:d="M17 38c24 0 24-38 0-38-22 0-23 38 0 38z">
          <text:p/>
        </draw:path>
        <draw:path draw:style-name="gr1" draw:text-style-name="P1" draw:layer="layout" svg:width="0.034cm" svg:height="0.038cm" svg:x="26.924cm" svg:y="19.504cm" svg:viewBox="0 0 35 39" svg:d="M17 39c24 0 24-39 0-39-22 0-23 39 0 39z">
          <text:p/>
        </draw:path>
        <draw:path draw:style-name="gr1" draw:text-style-name="P1" draw:layer="layout" svg:width="0.034cm" svg:height="0.038cm" svg:x="26.924cm" svg:y="20.036cm" svg:viewBox="0 0 35 39" svg:d="M17 39c24 0 24-39 0-39-22 0-23 39 0 39z">
          <text:p/>
        </draw:path>
        <draw:path draw:style-name="gr1" draw:text-style-name="P1" draw:layer="layout" svg:width="0.034cm" svg:height="0.037cm" svg:x="26.924cm" svg:y="20.568cm" svg:viewBox="0 0 35 38" svg:d="M17 38c24 0 24-38 0-38-22 0-23 38 0 38z">
          <text:p/>
        </draw:path>
        <draw:path draw:style-name="gr1" draw:text-style-name="P1" draw:layer="layout" svg:width="0.034cm" svg:height="0.037cm" svg:x="26.924cm" svg:y="10.462cm" svg:viewBox="0 0 35 38" svg:d="M17 38c24 0 24-38 0-38-22 0-23 38 0 38z">
          <text:p/>
        </draw:path>
        <draw:path draw:style-name="gr1" draw:text-style-name="P1" draw:layer="layout" svg:width="0.034cm" svg:height="0.037cm" svg:x="26.924cm" svg:y="10.993cm" svg:viewBox="0 0 35 38" svg:d="M17 38c24 0 24-38 0-38-22 0-23 38 0 38z">
          <text:p/>
        </draw:path>
        <draw:path draw:style-name="gr1" draw:text-style-name="P1" draw:layer="layout" svg:width="0.034cm" svg:height="0.038cm" svg:x="26.924cm" svg:y="11.525cm" svg:viewBox="0 0 35 39" svg:d="M17 39c24 0 24-39 0-39-22 0-23 39 0 39z">
          <text:p/>
        </draw:path>
        <draw:path draw:style-name="gr1" draw:text-style-name="P1" draw:layer="layout" svg:width="0.034cm" svg:height="0.037cm" svg:x="26.924cm" svg:y="12.058cm" svg:viewBox="0 0 35 38" svg:d="M17 38c24 0 24-38 0-38-22 0-23 38 0 38z">
          <text:p/>
        </draw:path>
        <draw:path draw:style-name="gr1" draw:text-style-name="P1" draw:layer="layout" svg:width="0.034cm" svg:height="0.037cm" svg:x="26.924cm" svg:y="12.59cm" svg:viewBox="0 0 35 38" svg:d="M17 38c24 0 24-38 0-38-22 0-23 38 0 38z">
          <text:p/>
        </draw:path>
        <draw:path draw:style-name="gr1" draw:text-style-name="P1" draw:layer="layout" svg:width="0.034cm" svg:height="0.037cm" svg:x="26.924cm" svg:y="13.121cm" svg:viewBox="0 0 35 38" svg:d="M17 38c24 0 24-38 0-38-22 0-23 38 0 38z">
          <text:p/>
        </draw:path>
        <draw:path draw:style-name="gr1" draw:text-style-name="P1" draw:layer="layout" svg:width="0.034cm" svg:height="0.037cm" svg:x="26.924cm" svg:y="13.653cm" svg:viewBox="0 0 35 38" svg:d="M17 38c24 0 24-38 0-38-22 0-23 38 0 38z">
          <text:p/>
        </draw:path>
        <draw:path draw:style-name="gr1" draw:text-style-name="P1" draw:layer="layout" svg:width="0.034cm" svg:height="0.038cm" svg:x="26.924cm" svg:y="14.185cm" svg:viewBox="0 0 35 39" svg:d="M17 39c24 0 24-39 0-39-22 0-23 39 0 39z">
          <text:p/>
        </draw:path>
        <draw:path draw:style-name="gr1" draw:text-style-name="P1" draw:layer="layout" svg:width="0.034cm" svg:height="0.038cm" svg:x="26.924cm" svg:y="14.716cm" svg:viewBox="0 0 35 39" svg:d="M17 39c24 0 24-39 0-39-22 0-23 39 0 39z">
          <text:p/>
        </draw:path>
        <draw:path draw:style-name="gr1" draw:text-style-name="P1" draw:layer="layout" svg:width="0.034cm" svg:height="0.037cm" svg:x="26.924cm" svg:y="15.249cm" svg:viewBox="0 0 35 38" svg:d="M17 38c24 0 24-38 0-38-22 0-23 38 0 38z">
          <text:p/>
        </draw:path>
        <draw:path draw:style-name="gr1" draw:text-style-name="P1" draw:layer="layout" svg:width="0.034cm" svg:height="0.037cm" svg:x="26.924cm" svg:y="15.781cm" svg:viewBox="0 0 35 38" svg:d="M17 38c24 0 24-38 0-38-22 0-23 38 0 38z">
          <text:p/>
        </draw:path>
        <draw:path draw:style-name="gr1" draw:text-style-name="P1" draw:layer="layout" svg:width="0.034cm" svg:height="0.037cm" svg:x="26.924cm" svg:y="16.313cm" svg:viewBox="0 0 35 38" svg:d="M17 38c24 0 24-38 0-38-22 0-23 38 0 38z">
          <text:p/>
        </draw:path>
        <draw:path draw:style-name="gr1" draw:text-style-name="P1" draw:layer="layout" svg:width="0.034cm" svg:height="0.038cm" svg:x="26.924cm" svg:y="16.844cm" svg:viewBox="0 0 35 39" svg:d="M17 39c24 0 24-39 0-39-22 0-23 39 0 39z">
          <text:p/>
        </draw:path>
        <draw:path draw:style-name="gr1" draw:text-style-name="P1" draw:layer="layout" svg:width="0.034cm" svg:height="0.037cm" svg:x="26.924cm" svg:y="17.377cm" svg:viewBox="0 0 35 38" svg:d="M17 38c24 0 24-38 0-38-22 0-23 38 0 38z">
          <text:p/>
        </draw:path>
        <draw:path draw:style-name="gr1" draw:text-style-name="P1" draw:layer="layout" svg:width="0.034cm" svg:height="0.037cm" svg:x="26.924cm" svg:y="17.909cm" svg:viewBox="0 0 35 38" svg:d="M17 38c24 0 24-38 0-38-22 0-23 38 0 38z">
          <text:p/>
        </draw:path>
        <draw:path draw:style-name="gr1" draw:text-style-name="P1" draw:layer="layout" svg:width="0.034cm" svg:height="0.037cm" svg:x="26.924cm" svg:y="18.44cm" svg:viewBox="0 0 35 38" svg:d="M17 38c24 0 24-38 0-38-22 0-23 38 0 38z">
          <text:p/>
        </draw:path>
        <draw:path draw:style-name="gr1" draw:text-style-name="P1" draw:layer="layout" svg:width="0.034cm" svg:height="0.037cm" svg:x="26.924cm" svg:y="18.972cm" svg:viewBox="0 0 35 38" svg:d="M17 38c24 0 24-38 0-38-22 0-23 38 0 38z">
          <text:p/>
        </draw:path>
        <draw:path draw:style-name="gr1" draw:text-style-name="P1" draw:layer="layout" svg:width="0.034cm" svg:height="0.038cm" svg:x="26.924cm" svg:y="19.504cm" svg:viewBox="0 0 35 39" svg:d="M17 39c24 0 24-39 0-39-22 0-23 39 0 39z">
          <text:p/>
        </draw:path>
        <draw:path draw:style-name="gr1" draw:text-style-name="P1" draw:layer="layout" svg:width="0.034cm" svg:height="0.038cm" svg:x="26.924cm" svg:y="20.036cm" svg:viewBox="0 0 35 39" svg:d="M17 39c24 0 24-39 0-39-22 0-23 39 0 39z">
          <text:p/>
        </draw:path>
        <draw:path draw:style-name="gr1" draw:text-style-name="P1" draw:layer="layout" svg:width="0.034cm" svg:height="0.037cm" svg:x="26.924cm" svg:y="20.568cm" svg:viewBox="0 0 35 38" svg:d="M17 38c24 0 24-38 0-38-22 0-23 38 0 38z">
          <text:p/>
        </draw:path>
        <draw:path draw:style-name="gr1" draw:text-style-name="P1" draw:layer="layout" svg:width="0.034cm" svg:height="0.037cm" svg:x="0.981cm" svg:y="10.462cm" svg:viewBox="0 0 35 38" svg:d="M17 38c24 0 24-38 0-38-22 0-23 38 0 38z">
          <text:p/>
        </draw:path>
        <draw:path draw:style-name="gr1" draw:text-style-name="P1" draw:layer="layout" svg:width="0.034cm" svg:height="0.037cm" svg:x="0.981cm" svg:y="10.993cm" svg:viewBox="0 0 35 38" svg:d="M17 38c24 0 24-38 0-38-22 0-23 38 0 38z">
          <text:p/>
        </draw:path>
        <draw:path draw:style-name="gr1" draw:text-style-name="P1" draw:layer="layout" svg:width="0.034cm" svg:height="0.038cm" svg:x="0.981cm" svg:y="11.525cm" svg:viewBox="0 0 35 39" svg:d="M17 39c24 0 24-39 0-39-22 0-23 39 0 39z">
          <text:p/>
        </draw:path>
        <draw:path draw:style-name="gr1" draw:text-style-name="P1" draw:layer="layout" svg:width="0.034cm" svg:height="0.037cm" svg:x="0.981cm" svg:y="12.058cm" svg:viewBox="0 0 35 38" svg:d="M17 38c24 0 24-38 0-38-22 0-23 38 0 38z">
          <text:p/>
        </draw:path>
        <draw:path draw:style-name="gr1" draw:text-style-name="P1" draw:layer="layout" svg:width="0.034cm" svg:height="0.037cm" svg:x="0.981cm" svg:y="12.59cm" svg:viewBox="0 0 35 38" svg:d="M17 38c24 0 24-38 0-38-22 0-23 38 0 38z">
          <text:p/>
        </draw:path>
        <draw:path draw:style-name="gr1" draw:text-style-name="P1" draw:layer="layout" svg:width="0.034cm" svg:height="0.037cm" svg:x="0.981cm" svg:y="13.121cm" svg:viewBox="0 0 35 38" svg:d="M17 38c24 0 24-38 0-38-22 0-23 38 0 38z">
          <text:p/>
        </draw:path>
        <draw:path draw:style-name="gr1" draw:text-style-name="P1" draw:layer="layout" svg:width="0.034cm" svg:height="0.037cm" svg:x="0.981cm" svg:y="13.653cm" svg:viewBox="0 0 35 38" svg:d="M17 38c24 0 24-38 0-38-22 0-23 38 0 38z">
          <text:p/>
        </draw:path>
        <draw:path draw:style-name="gr1" draw:text-style-name="P1" draw:layer="layout" svg:width="0.034cm" svg:height="0.038cm" svg:x="0.981cm" svg:y="14.185cm" svg:viewBox="0 0 35 39" svg:d="M17 39c24 0 24-39 0-39-22 0-23 39 0 39z">
          <text:p/>
        </draw:path>
        <draw:path draw:style-name="gr1" draw:text-style-name="P1" draw:layer="layout" svg:width="0.034cm" svg:height="0.038cm" svg:x="0.981cm" svg:y="14.716cm" svg:viewBox="0 0 35 39" svg:d="M17 39c24 0 24-39 0-39-22 0-23 39 0 39z">
          <text:p/>
        </draw:path>
        <draw:path draw:style-name="gr1" draw:text-style-name="P1" draw:layer="layout" svg:width="0.034cm" svg:height="0.037cm" svg:x="0.981cm" svg:y="15.249cm" svg:viewBox="0 0 35 38" svg:d="M17 38c24 0 24-38 0-38-22 0-23 38 0 38z">
          <text:p/>
        </draw:path>
        <draw:path draw:style-name="gr1" draw:text-style-name="P1" draw:layer="layout" svg:width="0.034cm" svg:height="0.037cm" svg:x="0.981cm" svg:y="15.781cm" svg:viewBox="0 0 35 38" svg:d="M17 38c24 0 24-38 0-38-22 0-23 38 0 38z">
          <text:p/>
        </draw:path>
        <draw:path draw:style-name="gr1" draw:text-style-name="P1" draw:layer="layout" svg:width="0.034cm" svg:height="0.037cm" svg:x="0.981cm" svg:y="16.313cm" svg:viewBox="0 0 35 38" svg:d="M17 38c24 0 24-38 0-38-22 0-23 38 0 38z">
          <text:p/>
        </draw:path>
        <draw:path draw:style-name="gr1" draw:text-style-name="P1" draw:layer="layout" svg:width="0.034cm" svg:height="0.038cm" svg:x="0.981cm" svg:y="16.844cm" svg:viewBox="0 0 35 39" svg:d="M17 39c24 0 24-39 0-39-22 0-23 39 0 39z">
          <text:p/>
        </draw:path>
        <draw:path draw:style-name="gr1" draw:text-style-name="P1" draw:layer="layout" svg:width="0.034cm" svg:height="0.037cm" svg:x="0.981cm" svg:y="17.377cm" svg:viewBox="0 0 35 38" svg:d="M17 38c24 0 24-38 0-38-22 0-23 38 0 38z">
          <text:p/>
        </draw:path>
        <draw:path draw:style-name="gr1" draw:text-style-name="P1" draw:layer="layout" svg:width="0.034cm" svg:height="0.037cm" svg:x="0.981cm" svg:y="17.909cm" svg:viewBox="0 0 35 38" svg:d="M17 38c24 0 24-38 0-38-22 0-23 38 0 38z">
          <text:p/>
        </draw:path>
        <draw:path draw:style-name="gr1" draw:text-style-name="P1" draw:layer="layout" svg:width="0.034cm" svg:height="0.037cm" svg:x="0.981cm" svg:y="18.44cm" svg:viewBox="0 0 35 38" svg:d="M17 38c24 0 24-38 0-38-22 0-23 38 0 38z">
          <text:p/>
        </draw:path>
        <draw:path draw:style-name="gr1" draw:text-style-name="P1" draw:layer="layout" svg:width="0.034cm" svg:height="0.037cm" svg:x="0.981cm" svg:y="18.972cm" svg:viewBox="0 0 35 38" svg:d="M17 38c24 0 24-38 0-38-22 0-23 38 0 38z">
          <text:p/>
        </draw:path>
        <draw:path draw:style-name="gr1" draw:text-style-name="P1" draw:layer="layout" svg:width="0.034cm" svg:height="0.038cm" svg:x="0.981cm" svg:y="19.504cm" svg:viewBox="0 0 35 39" svg:d="M17 39c24 0 24-39 0-39-22 0-23 39 0 39z">
          <text:p/>
        </draw:path>
        <draw:path draw:style-name="gr1" draw:text-style-name="P1" draw:layer="layout" svg:width="0.034cm" svg:height="0.038cm" svg:x="0.981cm" svg:y="20.036cm" svg:viewBox="0 0 35 39" svg:d="M17 39c24 0 24-39 0-39-22 0-23 39 0 39z">
          <text:p/>
        </draw:path>
        <draw:path draw:style-name="gr1" draw:text-style-name="P1" draw:layer="layout" svg:width="0.034cm" svg:height="0.037cm" svg:x="0.981cm" svg:y="20.568cm" svg:viewBox="0 0 35 38" svg:d="M17 38c24 0 24-38 0-38-22 0-23 38 0 38z">
          <text:p/>
        </draw:path>
        <draw:path draw:style-name="gr1" draw:text-style-name="P1" draw:layer="layout" svg:width="0.035cm" svg:height="0.037cm" svg:x="1.48cm" svg:y="10.462cm" svg:viewBox="0 0 36 38" svg:d="M18 38c24 0 24-38 0-38-23 0-24 38 0 38z">
          <text:p/>
        </draw:path>
        <draw:path draw:style-name="gr1" draw:text-style-name="P1" draw:layer="layout" svg:width="0.035cm" svg:height="0.037cm" svg:x="1.48cm" svg:y="10.993cm" svg:viewBox="0 0 36 38" svg:d="M18 38c24 0 24-38 0-38-23 0-24 38 0 38z">
          <text:p/>
        </draw:path>
        <draw:path draw:style-name="gr1" draw:text-style-name="P1" draw:layer="layout" svg:width="0.035cm" svg:height="0.038cm" svg:x="1.48cm" svg:y="11.525cm" svg:viewBox="0 0 36 39" svg:d="M18 39c24 0 24-39 0-39-23 0-24 39 0 39z">
          <text:p/>
        </draw:path>
        <draw:path draw:style-name="gr1" draw:text-style-name="P1" draw:layer="layout" svg:width="0.035cm" svg:height="0.037cm" svg:x="1.48cm" svg:y="12.058cm" svg:viewBox="0 0 36 38" svg:d="M18 38c24 0 24-38 0-38-23 0-24 38 0 38z">
          <text:p/>
        </draw:path>
        <draw:path draw:style-name="gr1" draw:text-style-name="P1" draw:layer="layout" svg:width="0.035cm" svg:height="0.037cm" svg:x="1.48cm" svg:y="12.59cm" svg:viewBox="0 0 36 38" svg:d="M18 38c24 0 24-38 0-38-23 0-24 38 0 38z">
          <text:p/>
        </draw:path>
        <draw:path draw:style-name="gr1" draw:text-style-name="P1" draw:layer="layout" svg:width="0.035cm" svg:height="0.037cm" svg:x="1.48cm" svg:y="13.121cm" svg:viewBox="0 0 36 38" svg:d="M18 38c24 0 24-38 0-38-23 0-24 38 0 38z">
          <text:p/>
        </draw:path>
        <draw:path draw:style-name="gr1" draw:text-style-name="P1" draw:layer="layout" svg:width="0.035cm" svg:height="0.037cm" svg:x="1.48cm" svg:y="13.653cm" svg:viewBox="0 0 36 38" svg:d="M18 38c24 0 24-38 0-38-23 0-24 38 0 38z">
          <text:p/>
        </draw:path>
        <draw:path draw:style-name="gr1" draw:text-style-name="P1" draw:layer="layout" svg:width="0.035cm" svg:height="0.038cm" svg:x="1.48cm" svg:y="14.185cm" svg:viewBox="0 0 36 39" svg:d="M18 39c24 0 24-39 0-39-23 0-24 39 0 39z">
          <text:p/>
        </draw:path>
        <draw:path draw:style-name="gr1" draw:text-style-name="P1" draw:layer="layout" svg:width="0.035cm" svg:height="0.038cm" svg:x="1.48cm" svg:y="14.716cm" svg:viewBox="0 0 36 39" svg:d="M18 39c24 0 24-39 0-39-23 0-24 39 0 39z">
          <text:p/>
        </draw:path>
        <draw:path draw:style-name="gr1" draw:text-style-name="P1" draw:layer="layout" svg:width="0.035cm" svg:height="0.037cm" svg:x="1.48cm" svg:y="15.249cm" svg:viewBox="0 0 36 38" svg:d="M18 38c24 0 24-38 0-38-23 0-24 38 0 38z">
          <text:p/>
        </draw:path>
        <draw:path draw:style-name="gr1" draw:text-style-name="P1" draw:layer="layout" svg:width="0.035cm" svg:height="0.037cm" svg:x="1.48cm" svg:y="15.781cm" svg:viewBox="0 0 36 38" svg:d="M18 38c24 0 24-38 0-38-23 0-24 38 0 38z">
          <text:p/>
        </draw:path>
        <draw:path draw:style-name="gr1" draw:text-style-name="P1" draw:layer="layout" svg:width="0.035cm" svg:height="0.037cm" svg:x="1.48cm" svg:y="16.313cm" svg:viewBox="0 0 36 38" svg:d="M18 38c24 0 24-38 0-38-23 0-24 38 0 38z">
          <text:p/>
        </draw:path>
        <draw:path draw:style-name="gr1" draw:text-style-name="P1" draw:layer="layout" svg:width="0.035cm" svg:height="0.038cm" svg:x="1.48cm" svg:y="16.844cm" svg:viewBox="0 0 36 39" svg:d="M18 39c24 0 24-39 0-39-23 0-24 39 0 39z">
          <text:p/>
        </draw:path>
        <draw:path draw:style-name="gr1" draw:text-style-name="P1" draw:layer="layout" svg:width="0.035cm" svg:height="0.037cm" svg:x="1.48cm" svg:y="17.377cm" svg:viewBox="0 0 36 38" svg:d="M18 38c24 0 24-38 0-38-23 0-24 38 0 38z">
          <text:p/>
        </draw:path>
        <draw:path draw:style-name="gr1" draw:text-style-name="P1" draw:layer="layout" svg:width="0.035cm" svg:height="0.037cm" svg:x="1.48cm" svg:y="17.909cm" svg:viewBox="0 0 36 38" svg:d="M18 38c24 0 24-38 0-38-23 0-24 38 0 38z">
          <text:p/>
        </draw:path>
        <draw:path draw:style-name="gr1" draw:text-style-name="P1" draw:layer="layout" svg:width="0.035cm" svg:height="0.037cm" svg:x="1.48cm" svg:y="18.44cm" svg:viewBox="0 0 36 38" svg:d="M18 38c24 0 24-38 0-38-23 0-24 38 0 38z">
          <text:p/>
        </draw:path>
        <draw:path draw:style-name="gr1" draw:text-style-name="P1" draw:layer="layout" svg:width="0.035cm" svg:height="0.037cm" svg:x="1.48cm" svg:y="18.972cm" svg:viewBox="0 0 36 38" svg:d="M18 38c24 0 24-38 0-38-23 0-24 38 0 38z">
          <text:p/>
        </draw:path>
        <draw:path draw:style-name="gr1" draw:text-style-name="P1" draw:layer="layout" svg:width="0.035cm" svg:height="0.038cm" svg:x="1.48cm" svg:y="19.504cm" svg:viewBox="0 0 36 39" svg:d="M18 39c24 0 24-39 0-39-23 0-24 39 0 39z">
          <text:p/>
        </draw:path>
        <draw:path draw:style-name="gr1" draw:text-style-name="P1" draw:layer="layout" svg:width="0.035cm" svg:height="0.038cm" svg:x="1.48cm" svg:y="20.036cm" svg:viewBox="0 0 36 39" svg:d="M18 39c24 0 24-39 0-39-23 0-24 39 0 39z">
          <text:p/>
        </draw:path>
        <draw:path draw:style-name="gr1" draw:text-style-name="P1" draw:layer="layout" svg:width="0.035cm" svg:height="0.037cm" svg:x="1.48cm" svg:y="20.568cm" svg:viewBox="0 0 36 38" svg:d="M18 38c24 0 24-38 0-38-23 0-24 38 0 38z">
          <text:p/>
        </draw:path>
        <draw:path draw:style-name="gr1" draw:text-style-name="P1" draw:layer="layout" svg:width="0.034cm" svg:height="0.037cm" svg:x="1.979cm" svg:y="10.462cm" svg:viewBox="0 0 35 38" svg:d="M18 38c23 0 23-38 0-38-24 0-24 38 0 38z">
          <text:p/>
        </draw:path>
        <draw:path draw:style-name="gr1" draw:text-style-name="P1" draw:layer="layout" svg:width="0.034cm" svg:height="0.037cm" svg:x="1.979cm" svg:y="10.993cm" svg:viewBox="0 0 35 38" svg:d="M18 38c23 0 23-38 0-38-24 0-24 38 0 38z">
          <text:p/>
        </draw:path>
        <draw:path draw:style-name="gr1" draw:text-style-name="P1" draw:layer="layout" svg:width="0.034cm" svg:height="0.038cm" svg:x="1.979cm" svg:y="11.525cm" svg:viewBox="0 0 35 39" svg:d="M18 39c23 0 23-39 0-39-24 0-24 39 0 39z">
          <text:p/>
        </draw:path>
        <draw:path draw:style-name="gr1" draw:text-style-name="P1" draw:layer="layout" svg:width="0.034cm" svg:height="0.037cm" svg:x="1.979cm" svg:y="12.058cm" svg:viewBox="0 0 35 38" svg:d="M18 38c23 0 23-38 0-38-24 0-24 38 0 38z">
          <text:p/>
        </draw:path>
        <draw:path draw:style-name="gr1" draw:text-style-name="P1" draw:layer="layout" svg:width="0.034cm" svg:height="0.037cm" svg:x="1.979cm" svg:y="12.59cm" svg:viewBox="0 0 35 38" svg:d="M18 38c23 0 23-38 0-38-24 0-24 38 0 38z">
          <text:p/>
        </draw:path>
        <draw:path draw:style-name="gr1" draw:text-style-name="P1" draw:layer="layout" svg:width="0.034cm" svg:height="0.037cm" svg:x="1.979cm" svg:y="13.121cm" svg:viewBox="0 0 35 38" svg:d="M18 38c23 0 23-38 0-38-24 0-24 38 0 38z">
          <text:p/>
        </draw:path>
        <draw:path draw:style-name="gr1" draw:text-style-name="P1" draw:layer="layout" svg:width="0.034cm" svg:height="0.037cm" svg:x="1.979cm" svg:y="13.653cm" svg:viewBox="0 0 35 38" svg:d="M18 38c23 0 23-38 0-38-24 0-24 38 0 38z">
          <text:p/>
        </draw:path>
        <draw:path draw:style-name="gr1" draw:text-style-name="P1" draw:layer="layout" svg:width="0.034cm" svg:height="0.038cm" svg:x="1.979cm" svg:y="14.185cm" svg:viewBox="0 0 35 39" svg:d="M18 39c23 0 23-39 0-39-24 0-24 39 0 39z">
          <text:p/>
        </draw:path>
        <draw:path draw:style-name="gr1" draw:text-style-name="P1" draw:layer="layout" svg:width="0.034cm" svg:height="0.038cm" svg:x="1.979cm" svg:y="14.716cm" svg:viewBox="0 0 35 39" svg:d="M18 39c23 0 23-39 0-39-24 0-24 39 0 39z">
          <text:p/>
        </draw:path>
        <draw:path draw:style-name="gr1" draw:text-style-name="P1" draw:layer="layout" svg:width="0.034cm" svg:height="0.037cm" svg:x="1.979cm" svg:y="15.249cm" svg:viewBox="0 0 35 38" svg:d="M18 38c23 0 23-38 0-38-24 0-24 38 0 38z">
          <text:p/>
        </draw:path>
        <draw:path draw:style-name="gr1" draw:text-style-name="P1" draw:layer="layout" svg:width="0.034cm" svg:height="0.037cm" svg:x="1.979cm" svg:y="15.781cm" svg:viewBox="0 0 35 38" svg:d="M18 38c23 0 23-38 0-38-24 0-24 38 0 38z">
          <text:p/>
        </draw:path>
        <draw:path draw:style-name="gr1" draw:text-style-name="P1" draw:layer="layout" svg:width="0.034cm" svg:height="0.037cm" svg:x="1.979cm" svg:y="16.313cm" svg:viewBox="0 0 35 38" svg:d="M18 38c23 0 23-38 0-38-24 0-24 38 0 38z">
          <text:p/>
        </draw:path>
        <draw:path draw:style-name="gr1" draw:text-style-name="P1" draw:layer="layout" svg:width="0.034cm" svg:height="0.038cm" svg:x="1.979cm" svg:y="16.844cm" svg:viewBox="0 0 35 39" svg:d="M18 39c23 0 23-39 0-39-24 0-24 39 0 39z">
          <text:p/>
        </draw:path>
        <draw:path draw:style-name="gr1" draw:text-style-name="P1" draw:layer="layout" svg:width="0.034cm" svg:height="0.037cm" svg:x="1.979cm" svg:y="17.377cm" svg:viewBox="0 0 35 38" svg:d="M18 38c23 0 23-38 0-38-24 0-24 38 0 38z">
          <text:p/>
        </draw:path>
        <draw:path draw:style-name="gr1" draw:text-style-name="P1" draw:layer="layout" svg:width="0.034cm" svg:height="0.037cm" svg:x="1.979cm" svg:y="17.909cm" svg:viewBox="0 0 35 38" svg:d="M18 38c23 0 23-38 0-38-24 0-24 38 0 38z">
          <text:p/>
        </draw:path>
        <draw:path draw:style-name="gr1" draw:text-style-name="P1" draw:layer="layout" svg:width="0.034cm" svg:height="0.037cm" svg:x="1.979cm" svg:y="18.44cm" svg:viewBox="0 0 35 38" svg:d="M18 38c23 0 23-38 0-38-24 0-24 38 0 38z">
          <text:p/>
        </draw:path>
        <draw:path draw:style-name="gr1" draw:text-style-name="P1" draw:layer="layout" svg:width="0.034cm" svg:height="0.037cm" svg:x="1.979cm" svg:y="18.972cm" svg:viewBox="0 0 35 38" svg:d="M18 38c23 0 23-38 0-38-24 0-24 38 0 38z">
          <text:p/>
        </draw:path>
        <draw:path draw:style-name="gr1" draw:text-style-name="P1" draw:layer="layout" svg:width="0.034cm" svg:height="0.038cm" svg:x="1.979cm" svg:y="19.504cm" svg:viewBox="0 0 35 39" svg:d="M18 39c23 0 23-39 0-39-24 0-24 39 0 39z">
          <text:p/>
        </draw:path>
        <draw:path draw:style-name="gr1" draw:text-style-name="P1" draw:layer="layout" svg:width="0.034cm" svg:height="0.038cm" svg:x="1.979cm" svg:y="20.036cm" svg:viewBox="0 0 35 39" svg:d="M18 39c23 0 23-39 0-39-24 0-24 39 0 39z">
          <text:p/>
        </draw:path>
        <draw:path draw:style-name="gr1" draw:text-style-name="P1" draw:layer="layout" svg:width="0.034cm" svg:height="0.037cm" svg:x="1.979cm" svg:y="20.568cm" svg:viewBox="0 0 35 38" svg:d="M18 38c23 0 23-38 0-38-24 0-24 38 0 38z">
          <text:p/>
        </draw:path>
        <draw:path draw:style-name="gr1" draw:text-style-name="P1" draw:layer="layout" svg:width="0.034cm" svg:height="0.037cm" svg:x="2.478cm" svg:y="10.462cm" svg:viewBox="0 0 35 38" svg:d="M17 38c24 0 24-38 0-38-22 0-23 38 0 38z">
          <text:p/>
        </draw:path>
        <draw:path draw:style-name="gr1" draw:text-style-name="P1" draw:layer="layout" svg:width="0.034cm" svg:height="0.037cm" svg:x="2.478cm" svg:y="10.993cm" svg:viewBox="0 0 35 38" svg:d="M17 38c24 0 24-38 0-38-22 0-23 38 0 38z">
          <text:p/>
        </draw:path>
        <draw:path draw:style-name="gr1" draw:text-style-name="P1" draw:layer="layout" svg:width="0.034cm" svg:height="0.038cm" svg:x="2.478cm" svg:y="11.525cm" svg:viewBox="0 0 35 39" svg:d="M17 39c24 0 24-39 0-39-22 0-23 39 0 39z">
          <text:p/>
        </draw:path>
        <draw:path draw:style-name="gr1" draw:text-style-name="P1" draw:layer="layout" svg:width="0.034cm" svg:height="0.037cm" svg:x="2.478cm" svg:y="12.058cm" svg:viewBox="0 0 35 38" svg:d="M17 38c24 0 24-38 0-38-22 0-23 38 0 38z">
          <text:p/>
        </draw:path>
        <draw:path draw:style-name="gr1" draw:text-style-name="P1" draw:layer="layout" svg:width="0.034cm" svg:height="0.037cm" svg:x="2.478cm" svg:y="12.59cm" svg:viewBox="0 0 35 38" svg:d="M17 38c24 0 24-38 0-38-22 0-23 38 0 38z">
          <text:p/>
        </draw:path>
        <draw:path draw:style-name="gr1" draw:text-style-name="P1" draw:layer="layout" svg:width="0.034cm" svg:height="0.037cm" svg:x="2.478cm" svg:y="13.121cm" svg:viewBox="0 0 35 38" svg:d="M17 38c24 0 24-38 0-38-22 0-23 38 0 38z">
          <text:p/>
        </draw:path>
        <draw:path draw:style-name="gr1" draw:text-style-name="P1" draw:layer="layout" svg:width="0.034cm" svg:height="0.037cm" svg:x="2.478cm" svg:y="13.653cm" svg:viewBox="0 0 35 38" svg:d="M17 38c24 0 24-38 0-38-22 0-23 38 0 38z">
          <text:p/>
        </draw:path>
        <draw:path draw:style-name="gr1" draw:text-style-name="P1" draw:layer="layout" svg:width="0.034cm" svg:height="0.038cm" svg:x="2.478cm" svg:y="14.185cm" svg:viewBox="0 0 35 39" svg:d="M17 39c24 0 24-39 0-39-22 0-23 39 0 39z">
          <text:p/>
        </draw:path>
        <draw:path draw:style-name="gr1" draw:text-style-name="P1" draw:layer="layout" svg:width="0.034cm" svg:height="0.038cm" svg:x="2.478cm" svg:y="14.716cm" svg:viewBox="0 0 35 39" svg:d="M17 39c24 0 24-39 0-39-22 0-23 39 0 39z">
          <text:p/>
        </draw:path>
        <draw:path draw:style-name="gr1" draw:text-style-name="P1" draw:layer="layout" svg:width="0.034cm" svg:height="0.037cm" svg:x="2.478cm" svg:y="15.249cm" svg:viewBox="0 0 35 38" svg:d="M17 38c24 0 24-38 0-38-22 0-23 38 0 38z">
          <text:p/>
        </draw:path>
        <draw:path draw:style-name="gr1" draw:text-style-name="P1" draw:layer="layout" svg:width="0.034cm" svg:height="0.037cm" svg:x="2.478cm" svg:y="15.781cm" svg:viewBox="0 0 35 38" svg:d="M17 38c24 0 24-38 0-38-22 0-23 38 0 38z">
          <text:p/>
        </draw:path>
        <draw:path draw:style-name="gr1" draw:text-style-name="P1" draw:layer="layout" svg:width="0.034cm" svg:height="0.037cm" svg:x="2.478cm" svg:y="16.313cm" svg:viewBox="0 0 35 38" svg:d="M17 38c24 0 24-38 0-38-22 0-23 38 0 38z">
          <text:p/>
        </draw:path>
        <draw:path draw:style-name="gr1" draw:text-style-name="P1" draw:layer="layout" svg:width="0.034cm" svg:height="0.038cm" svg:x="2.478cm" svg:y="16.844cm" svg:viewBox="0 0 35 39" svg:d="M17 39c24 0 24-39 0-39-22 0-23 39 0 39z">
          <text:p/>
        </draw:path>
        <draw:path draw:style-name="gr1" draw:text-style-name="P1" draw:layer="layout" svg:width="0.034cm" svg:height="0.037cm" svg:x="2.478cm" svg:y="17.377cm" svg:viewBox="0 0 35 38" svg:d="M17 38c24 0 24-38 0-38-22 0-23 38 0 38z">
          <text:p/>
        </draw:path>
        <draw:path draw:style-name="gr1" draw:text-style-name="P1" draw:layer="layout" svg:width="0.034cm" svg:height="0.037cm" svg:x="2.478cm" svg:y="17.909cm" svg:viewBox="0 0 35 38" svg:d="M17 38c24 0 24-38 0-38-22 0-23 38 0 38z">
          <text:p/>
        </draw:path>
        <draw:path draw:style-name="gr1" draw:text-style-name="P1" draw:layer="layout" svg:width="0.034cm" svg:height="0.037cm" svg:x="2.478cm" svg:y="18.44cm" svg:viewBox="0 0 35 38" svg:d="M17 38c24 0 24-38 0-38-22 0-23 38 0 38z">
          <text:p/>
        </draw:path>
        <draw:path draw:style-name="gr1" draw:text-style-name="P1" draw:layer="layout" svg:width="0.034cm" svg:height="0.037cm" svg:x="2.478cm" svg:y="18.972cm" svg:viewBox="0 0 35 38" svg:d="M17 38c24 0 24-38 0-38-22 0-23 38 0 38z">
          <text:p/>
        </draw:path>
        <draw:path draw:style-name="gr1" draw:text-style-name="P1" draw:layer="layout" svg:width="0.034cm" svg:height="0.038cm" svg:x="2.478cm" svg:y="19.504cm" svg:viewBox="0 0 35 39" svg:d="M17 39c24 0 24-39 0-39-22 0-23 39 0 39z">
          <text:p/>
        </draw:path>
        <draw:path draw:style-name="gr1" draw:text-style-name="P1" draw:layer="layout" svg:width="0.034cm" svg:height="0.038cm" svg:x="2.478cm" svg:y="20.036cm" svg:viewBox="0 0 35 39" svg:d="M17 39c24 0 24-39 0-39-22 0-23 39 0 39z">
          <text:p/>
        </draw:path>
        <draw:path draw:style-name="gr1" draw:text-style-name="P1" draw:layer="layout" svg:width="0.034cm" svg:height="0.037cm" svg:x="2.478cm" svg:y="20.568cm" svg:viewBox="0 0 35 38" svg:d="M17 38c24 0 24-38 0-38-22 0-23 38 0 38z">
          <text:p/>
        </draw:path>
        <draw:path draw:style-name="gr1" draw:text-style-name="P1" draw:layer="layout" svg:width="0.034cm" svg:height="0.037cm" svg:x="2.977cm" svg:y="10.462cm" svg:viewBox="0 0 35 38" svg:d="M18 38c23 0 23-38 0-38-24 0-24 38 0 38z">
          <text:p/>
        </draw:path>
        <draw:path draw:style-name="gr1" draw:text-style-name="P1" draw:layer="layout" svg:width="0.034cm" svg:height="0.037cm" svg:x="2.977cm" svg:y="10.993cm" svg:viewBox="0 0 35 38" svg:d="M18 38c23 0 23-38 0-38-24 0-24 38 0 38z">
          <text:p/>
        </draw:path>
        <draw:path draw:style-name="gr1" draw:text-style-name="P1" draw:layer="layout" svg:width="0.034cm" svg:height="0.038cm" svg:x="2.977cm" svg:y="11.525cm" svg:viewBox="0 0 35 39" svg:d="M18 39c23 0 23-39 0-39-24 0-24 39 0 39z">
          <text:p/>
        </draw:path>
        <draw:path draw:style-name="gr1" draw:text-style-name="P1" draw:layer="layout" svg:width="0.034cm" svg:height="0.037cm" svg:x="2.977cm" svg:y="12.058cm" svg:viewBox="0 0 35 38" svg:d="M18 38c23 0 23-38 0-38-24 0-24 38 0 38z">
          <text:p/>
        </draw:path>
        <draw:path draw:style-name="gr1" draw:text-style-name="P1" draw:layer="layout" svg:width="0.034cm" svg:height="0.037cm" svg:x="2.977cm" svg:y="12.59cm" svg:viewBox="0 0 35 38" svg:d="M18 38c23 0 23-38 0-38-24 0-24 38 0 38z">
          <text:p/>
        </draw:path>
        <draw:path draw:style-name="gr1" draw:text-style-name="P1" draw:layer="layout" svg:width="0.034cm" svg:height="0.037cm" svg:x="2.977cm" svg:y="13.121cm" svg:viewBox="0 0 35 38" svg:d="M18 38c23 0 23-38 0-38-24 0-24 38 0 38z">
          <text:p/>
        </draw:path>
        <draw:path draw:style-name="gr1" draw:text-style-name="P1" draw:layer="layout" svg:width="0.034cm" svg:height="0.037cm" svg:x="2.977cm" svg:y="13.653cm" svg:viewBox="0 0 35 38" svg:d="M18 38c23 0 23-38 0-38-24 0-24 38 0 38z">
          <text:p/>
        </draw:path>
        <draw:path draw:style-name="gr1" draw:text-style-name="P1" draw:layer="layout" svg:width="0.034cm" svg:height="0.038cm" svg:x="2.977cm" svg:y="14.185cm" svg:viewBox="0 0 35 39" svg:d="M18 39c23 0 23-39 0-39-24 0-24 39 0 39z">
          <text:p/>
        </draw:path>
        <draw:path draw:style-name="gr1" draw:text-style-name="P1" draw:layer="layout" svg:width="0.034cm" svg:height="0.038cm" svg:x="2.977cm" svg:y="14.716cm" svg:viewBox="0 0 35 39" svg:d="M18 39c23 0 23-39 0-39-24 0-24 39 0 39z">
          <text:p/>
        </draw:path>
        <draw:path draw:style-name="gr1" draw:text-style-name="P1" draw:layer="layout" svg:width="0.034cm" svg:height="0.037cm" svg:x="2.977cm" svg:y="15.249cm" svg:viewBox="0 0 35 38" svg:d="M18 38c23 0 23-38 0-38-24 0-24 38 0 38z">
          <text:p/>
        </draw:path>
        <draw:path draw:style-name="gr1" draw:text-style-name="P1" draw:layer="layout" svg:width="0.034cm" svg:height="0.037cm" svg:x="2.977cm" svg:y="15.781cm" svg:viewBox="0 0 35 38" svg:d="M18 38c23 0 23-38 0-38-24 0-24 38 0 38z">
          <text:p/>
        </draw:path>
        <draw:path draw:style-name="gr1" draw:text-style-name="P1" draw:layer="layout" svg:width="0.034cm" svg:height="0.037cm" svg:x="2.977cm" svg:y="16.313cm" svg:viewBox="0 0 35 38" svg:d="M18 38c23 0 23-38 0-38-24 0-24 38 0 38z">
          <text:p/>
        </draw:path>
        <draw:path draw:style-name="gr1" draw:text-style-name="P1" draw:layer="layout" svg:width="0.034cm" svg:height="0.038cm" svg:x="2.977cm" svg:y="16.844cm" svg:viewBox="0 0 35 39" svg:d="M18 39c23 0 23-39 0-39-24 0-24 39 0 39z">
          <text:p/>
        </draw:path>
        <draw:path draw:style-name="gr1" draw:text-style-name="P1" draw:layer="layout" svg:width="0.034cm" svg:height="0.037cm" svg:x="2.977cm" svg:y="17.377cm" svg:viewBox="0 0 35 38" svg:d="M18 38c23 0 23-38 0-38-24 0-24 38 0 38z">
          <text:p/>
        </draw:path>
        <draw:path draw:style-name="gr1" draw:text-style-name="P1" draw:layer="layout" svg:width="0.034cm" svg:height="0.037cm" svg:x="2.977cm" svg:y="17.909cm" svg:viewBox="0 0 35 38" svg:d="M18 38c23 0 23-38 0-38-24 0-24 38 0 38z">
          <text:p/>
        </draw:path>
        <draw:path draw:style-name="gr1" draw:text-style-name="P1" draw:layer="layout" svg:width="0.034cm" svg:height="0.037cm" svg:x="2.977cm" svg:y="18.44cm" svg:viewBox="0 0 35 38" svg:d="M18 38c23 0 23-38 0-38-24 0-24 38 0 38z">
          <text:p/>
        </draw:path>
        <draw:path draw:style-name="gr1" draw:text-style-name="P1" draw:layer="layout" svg:width="0.034cm" svg:height="0.037cm" svg:x="2.977cm" svg:y="18.972cm" svg:viewBox="0 0 35 38" svg:d="M18 38c23 0 23-38 0-38-24 0-24 38 0 38z">
          <text:p/>
        </draw:path>
        <draw:path draw:style-name="gr1" draw:text-style-name="P1" draw:layer="layout" svg:width="0.034cm" svg:height="0.038cm" svg:x="2.977cm" svg:y="19.504cm" svg:viewBox="0 0 35 39" svg:d="M18 39c23 0 23-39 0-39-24 0-24 39 0 39z">
          <text:p/>
        </draw:path>
        <draw:path draw:style-name="gr1" draw:text-style-name="P1" draw:layer="layout" svg:width="0.034cm" svg:height="0.038cm" svg:x="2.977cm" svg:y="20.036cm" svg:viewBox="0 0 35 39" svg:d="M18 39c23 0 23-39 0-39-24 0-24 39 0 39z">
          <text:p/>
        </draw:path>
        <draw:path draw:style-name="gr1" draw:text-style-name="P1" draw:layer="layout" svg:width="0.034cm" svg:height="0.037cm" svg:x="2.977cm" svg:y="20.568cm" svg:viewBox="0 0 35 38" svg:d="M18 38c23 0 23-38 0-38-24 0-24 38 0 38z">
          <text:p/>
        </draw:path>
        <draw:path draw:style-name="gr1" draw:text-style-name="P1" draw:layer="layout" svg:width="0.034cm" svg:height="0.037cm" svg:x="3.475cm" svg:y="10.462cm" svg:viewBox="0 0 35 38" svg:d="M17 38c23 0 23-38 0-38s-23 38 0 38z">
          <text:p/>
        </draw:path>
        <draw:path draw:style-name="gr1" draw:text-style-name="P1" draw:layer="layout" svg:width="0.034cm" svg:height="0.037cm" svg:x="3.475cm" svg:y="10.993cm" svg:viewBox="0 0 35 38" svg:d="M17 38c23 0 23-38 0-38s-23 38 0 38z">
          <text:p/>
        </draw:path>
        <draw:path draw:style-name="gr1" draw:text-style-name="P1" draw:layer="layout" svg:width="0.034cm" svg:height="0.038cm" svg:x="3.475cm" svg:y="11.525cm" svg:viewBox="0 0 35 39" svg:d="M17 39c23 0 23-39 0-39s-23 39 0 39z">
          <text:p/>
        </draw:path>
        <draw:path draw:style-name="gr1" draw:text-style-name="P1" draw:layer="layout" svg:width="0.034cm" svg:height="0.037cm" svg:x="3.475cm" svg:y="12.058cm" svg:viewBox="0 0 35 38" svg:d="M17 38c23 0 23-38 0-38s-23 38 0 38z">
          <text:p/>
        </draw:path>
        <draw:path draw:style-name="gr1" draw:text-style-name="P1" draw:layer="layout" svg:width="0.034cm" svg:height="0.037cm" svg:x="3.475cm" svg:y="12.59cm" svg:viewBox="0 0 35 38" svg:d="M17 38c23 0 23-38 0-38s-23 38 0 38z">
          <text:p/>
        </draw:path>
        <draw:path draw:style-name="gr1" draw:text-style-name="P1" draw:layer="layout" svg:width="0.034cm" svg:height="0.037cm" svg:x="3.475cm" svg:y="13.121cm" svg:viewBox="0 0 35 38" svg:d="M17 38c23 0 23-38 0-38s-23 38 0 38z">
          <text:p/>
        </draw:path>
        <draw:path draw:style-name="gr1" draw:text-style-name="P1" draw:layer="layout" svg:width="0.034cm" svg:height="0.037cm" svg:x="3.475cm" svg:y="13.653cm" svg:viewBox="0 0 35 38" svg:d="M17 38c23 0 23-38 0-38s-23 38 0 38z">
          <text:p/>
        </draw:path>
        <draw:path draw:style-name="gr1" draw:text-style-name="P1" draw:layer="layout" svg:width="0.034cm" svg:height="0.038cm" svg:x="3.475cm" svg:y="14.185cm" svg:viewBox="0 0 35 39" svg:d="M17 39c23 0 23-39 0-39s-23 39 0 39z">
          <text:p/>
        </draw:path>
        <draw:path draw:style-name="gr1" draw:text-style-name="P1" draw:layer="layout" svg:width="0.034cm" svg:height="0.038cm" svg:x="3.475cm" svg:y="14.716cm" svg:viewBox="0 0 35 39" svg:d="M17 39c23 0 23-39 0-39s-23 39 0 39z">
          <text:p/>
        </draw:path>
        <draw:path draw:style-name="gr1" draw:text-style-name="P1" draw:layer="layout" svg:width="0.034cm" svg:height="0.037cm" svg:x="3.475cm" svg:y="15.249cm" svg:viewBox="0 0 35 38" svg:d="M17 38c23 0 23-38 0-38s-23 38 0 38z">
          <text:p/>
        </draw:path>
        <draw:path draw:style-name="gr1" draw:text-style-name="P1" draw:layer="layout" svg:width="0.034cm" svg:height="0.037cm" svg:x="3.475cm" svg:y="15.781cm" svg:viewBox="0 0 35 38" svg:d="M17 38c23 0 23-38 0-38s-23 38 0 38z">
          <text:p/>
        </draw:path>
        <draw:path draw:style-name="gr1" draw:text-style-name="P1" draw:layer="layout" svg:width="0.034cm" svg:height="0.037cm" svg:x="3.475cm" svg:y="16.313cm" svg:viewBox="0 0 35 38" svg:d="M17 38c23 0 23-38 0-38s-23 38 0 38z">
          <text:p/>
        </draw:path>
        <draw:path draw:style-name="gr1" draw:text-style-name="P1" draw:layer="layout" svg:width="0.034cm" svg:height="0.038cm" svg:x="3.475cm" svg:y="16.844cm" svg:viewBox="0 0 35 39" svg:d="M17 39c23 0 23-39 0-39s-23 39 0 39z">
          <text:p/>
        </draw:path>
        <draw:path draw:style-name="gr1" draw:text-style-name="P1" draw:layer="layout" svg:width="0.034cm" svg:height="0.037cm" svg:x="3.475cm" svg:y="17.377cm" svg:viewBox="0 0 35 38" svg:d="M17 38c23 0 23-38 0-38s-23 38 0 38z">
          <text:p/>
        </draw:path>
        <draw:path draw:style-name="gr1" draw:text-style-name="P1" draw:layer="layout" svg:width="0.034cm" svg:height="0.037cm" svg:x="3.475cm" svg:y="17.909cm" svg:viewBox="0 0 35 38" svg:d="M17 38c23 0 23-38 0-38s-23 38 0 38z">
          <text:p/>
        </draw:path>
        <draw:path draw:style-name="gr1" draw:text-style-name="P1" draw:layer="layout" svg:width="0.034cm" svg:height="0.037cm" svg:x="3.475cm" svg:y="18.44cm" svg:viewBox="0 0 35 38" svg:d="M17 38c23 0 23-38 0-38s-23 38 0 38z">
          <text:p/>
        </draw:path>
        <draw:path draw:style-name="gr1" draw:text-style-name="P1" draw:layer="layout" svg:width="0.034cm" svg:height="0.037cm" svg:x="3.475cm" svg:y="18.972cm" svg:viewBox="0 0 35 38" svg:d="M17 38c23 0 23-38 0-38s-23 38 0 38z">
          <text:p/>
        </draw:path>
        <draw:path draw:style-name="gr1" draw:text-style-name="P1" draw:layer="layout" svg:width="0.034cm" svg:height="0.038cm" svg:x="3.475cm" svg:y="19.504cm" svg:viewBox="0 0 35 39" svg:d="M17 39c23 0 23-39 0-39s-23 39 0 39z">
          <text:p/>
        </draw:path>
        <draw:path draw:style-name="gr1" draw:text-style-name="P1" draw:layer="layout" svg:width="0.034cm" svg:height="0.038cm" svg:x="3.475cm" svg:y="20.036cm" svg:viewBox="0 0 35 39" svg:d="M17 39c23 0 23-39 0-39s-23 39 0 39z">
          <text:p/>
        </draw:path>
        <draw:path draw:style-name="gr1" draw:text-style-name="P1" draw:layer="layout" svg:width="0.034cm" svg:height="0.037cm" svg:x="3.475cm" svg:y="20.568cm" svg:viewBox="0 0 35 38" svg:d="M17 38c23 0 23-38 0-38s-23 38 0 38z">
          <text:p/>
        </draw:path>
        <draw:path draw:style-name="gr1" draw:text-style-name="P1" draw:layer="layout" svg:width="0.034cm" svg:height="0.037cm" svg:x="3.975cm" svg:y="10.462cm" svg:viewBox="0 0 35 38" svg:d="M17 38c24 0 24-38 0-38-23 0-23 38 0 38z">
          <text:p/>
        </draw:path>
        <draw:path draw:style-name="gr1" draw:text-style-name="P1" draw:layer="layout" svg:width="0.034cm" svg:height="0.037cm" svg:x="3.975cm" svg:y="10.993cm" svg:viewBox="0 0 35 38" svg:d="M17 38c24 0 24-38 0-38-23 0-23 38 0 38z">
          <text:p/>
        </draw:path>
        <draw:path draw:style-name="gr1" draw:text-style-name="P1" draw:layer="layout" svg:width="0.034cm" svg:height="0.038cm" svg:x="3.975cm" svg:y="11.525cm" svg:viewBox="0 0 35 39" svg:d="M17 39c24 0 24-39 0-39-23 0-23 39 0 39z">
          <text:p/>
        </draw:path>
        <draw:path draw:style-name="gr1" draw:text-style-name="P1" draw:layer="layout" svg:width="0.034cm" svg:height="0.037cm" svg:x="3.975cm" svg:y="12.058cm" svg:viewBox="0 0 35 38" svg:d="M17 38c24 0 24-38 0-38-23 0-23 38 0 38z">
          <text:p/>
        </draw:path>
        <draw:path draw:style-name="gr1" draw:text-style-name="P1" draw:layer="layout" svg:width="0.034cm" svg:height="0.037cm" svg:x="3.975cm" svg:y="12.59cm" svg:viewBox="0 0 35 38" svg:d="M17 38c24 0 24-38 0-38-23 0-23 38 0 38z">
          <text:p/>
        </draw:path>
        <draw:path draw:style-name="gr1" draw:text-style-name="P1" draw:layer="layout" svg:width="0.034cm" svg:height="0.037cm" svg:x="3.975cm" svg:y="13.121cm" svg:viewBox="0 0 35 38" svg:d="M17 38c24 0 24-38 0-38-23 0-23 38 0 38z">
          <text:p/>
        </draw:path>
        <draw:path draw:style-name="gr1" draw:text-style-name="P1" draw:layer="layout" svg:width="0.034cm" svg:height="0.037cm" svg:x="3.975cm" svg:y="13.653cm" svg:viewBox="0 0 35 38" svg:d="M17 38c24 0 24-38 0-38-23 0-23 38 0 38z">
          <text:p/>
        </draw:path>
        <draw:path draw:style-name="gr1" draw:text-style-name="P1" draw:layer="layout" svg:width="0.034cm" svg:height="0.038cm" svg:x="3.975cm" svg:y="14.185cm" svg:viewBox="0 0 35 39" svg:d="M17 39c24 0 24-39 0-39-23 0-23 39 0 39z">
          <text:p/>
        </draw:path>
        <draw:path draw:style-name="gr1" draw:text-style-name="P1" draw:layer="layout" svg:width="0.034cm" svg:height="0.038cm" svg:x="3.975cm" svg:y="14.716cm" svg:viewBox="0 0 35 39" svg:d="M17 39c24 0 24-39 0-39-23 0-23 39 0 39z">
          <text:p/>
        </draw:path>
        <draw:path draw:style-name="gr1" draw:text-style-name="P1" draw:layer="layout" svg:width="0.034cm" svg:height="0.037cm" svg:x="3.975cm" svg:y="15.249cm" svg:viewBox="0 0 35 38" svg:d="M17 38c24 0 24-38 0-38-23 0-23 38 0 38z">
          <text:p/>
        </draw:path>
        <draw:path draw:style-name="gr1" draw:text-style-name="P1" draw:layer="layout" svg:width="0.034cm" svg:height="0.037cm" svg:x="3.975cm" svg:y="15.781cm" svg:viewBox="0 0 35 38" svg:d="M17 38c24 0 24-38 0-38-23 0-23 38 0 38z">
          <text:p/>
        </draw:path>
        <draw:path draw:style-name="gr1" draw:text-style-name="P1" draw:layer="layout" svg:width="0.034cm" svg:height="0.037cm" svg:x="3.975cm" svg:y="16.313cm" svg:viewBox="0 0 35 38" svg:d="M17 38c24 0 24-38 0-38-23 0-23 38 0 38z">
          <text:p/>
        </draw:path>
        <draw:path draw:style-name="gr1" draw:text-style-name="P1" draw:layer="layout" svg:width="0.034cm" svg:height="0.038cm" svg:x="3.975cm" svg:y="16.844cm" svg:viewBox="0 0 35 39" svg:d="M17 39c24 0 24-39 0-39-23 0-23 39 0 39z">
          <text:p/>
        </draw:path>
        <draw:path draw:style-name="gr1" draw:text-style-name="P1" draw:layer="layout" svg:width="0.034cm" svg:height="0.037cm" svg:x="3.975cm" svg:y="17.377cm" svg:viewBox="0 0 35 38" svg:d="M17 38c24 0 24-38 0-38-23 0-23 38 0 38z">
          <text:p/>
        </draw:path>
        <draw:path draw:style-name="gr1" draw:text-style-name="P1" draw:layer="layout" svg:width="0.034cm" svg:height="0.037cm" svg:x="3.975cm" svg:y="17.909cm" svg:viewBox="0 0 35 38" svg:d="M17 38c24 0 24-38 0-38-23 0-23 38 0 38z">
          <text:p/>
        </draw:path>
        <draw:path draw:style-name="gr1" draw:text-style-name="P1" draw:layer="layout" svg:width="0.034cm" svg:height="0.037cm" svg:x="3.975cm" svg:y="18.44cm" svg:viewBox="0 0 35 38" svg:d="M17 38c24 0 24-38 0-38-23 0-23 38 0 38z">
          <text:p/>
        </draw:path>
        <draw:path draw:style-name="gr1" draw:text-style-name="P1" draw:layer="layout" svg:width="0.034cm" svg:height="0.037cm" svg:x="3.975cm" svg:y="18.972cm" svg:viewBox="0 0 35 38" svg:d="M17 38c24 0 24-38 0-38-23 0-23 38 0 38z">
          <text:p/>
        </draw:path>
        <draw:path draw:style-name="gr1" draw:text-style-name="P1" draw:layer="layout" svg:width="0.034cm" svg:height="0.038cm" svg:x="3.975cm" svg:y="19.504cm" svg:viewBox="0 0 35 39" svg:d="M17 39c24 0 24-39 0-39-23 0-23 39 0 39z">
          <text:p/>
        </draw:path>
        <draw:path draw:style-name="gr1" draw:text-style-name="P1" draw:layer="layout" svg:width="0.034cm" svg:height="0.038cm" svg:x="3.975cm" svg:y="20.036cm" svg:viewBox="0 0 35 39" svg:d="M17 39c24 0 24-39 0-39-23 0-23 39 0 39z">
          <text:p/>
        </draw:path>
        <draw:path draw:style-name="gr1" draw:text-style-name="P1" draw:layer="layout" svg:width="0.034cm" svg:height="0.037cm" svg:x="3.975cm" svg:y="20.568cm" svg:viewBox="0 0 35 38" svg:d="M17 38c24 0 24-38 0-38-23 0-23 38 0 38z">
          <text:p/>
        </draw:path>
        <draw:path draw:style-name="gr1" draw:text-style-name="P1" draw:layer="layout" svg:width="0.034cm" svg:height="0.037cm" svg:x="4.473cm" svg:y="10.462cm" svg:viewBox="0 0 35 38" svg:d="M18 38c23 0 23-38 0-38-24 0-24 38 0 38z">
          <text:p/>
        </draw:path>
        <draw:path draw:style-name="gr1" draw:text-style-name="P1" draw:layer="layout" svg:width="0.034cm" svg:height="0.037cm" svg:x="4.473cm" svg:y="10.993cm" svg:viewBox="0 0 35 38" svg:d="M18 38c23 0 23-38 0-38-24 0-24 38 0 38z">
          <text:p/>
        </draw:path>
        <draw:path draw:style-name="gr1" draw:text-style-name="P1" draw:layer="layout" svg:width="0.034cm" svg:height="0.038cm" svg:x="4.473cm" svg:y="11.525cm" svg:viewBox="0 0 35 39" svg:d="M18 39c23 0 23-39 0-39-24 0-24 39 0 39z">
          <text:p/>
        </draw:path>
        <draw:path draw:style-name="gr1" draw:text-style-name="P1" draw:layer="layout" svg:width="0.034cm" svg:height="0.037cm" svg:x="4.473cm" svg:y="12.058cm" svg:viewBox="0 0 35 38" svg:d="M18 38c23 0 23-38 0-38-24 0-24 38 0 38z">
          <text:p/>
        </draw:path>
        <draw:path draw:style-name="gr1" draw:text-style-name="P1" draw:layer="layout" svg:width="0.034cm" svg:height="0.037cm" svg:x="4.473cm" svg:y="12.59cm" svg:viewBox="0 0 35 38" svg:d="M18 38c23 0 23-38 0-38-24 0-24 38 0 38z">
          <text:p/>
        </draw:path>
        <draw:path draw:style-name="gr1" draw:text-style-name="P1" draw:layer="layout" svg:width="0.034cm" svg:height="0.037cm" svg:x="4.473cm" svg:y="13.121cm" svg:viewBox="0 0 35 38" svg:d="M18 38c23 0 23-38 0-38-24 0-24 38 0 38z">
          <text:p/>
        </draw:path>
        <draw:path draw:style-name="gr1" draw:text-style-name="P1" draw:layer="layout" svg:width="0.034cm" svg:height="0.037cm" svg:x="4.473cm" svg:y="13.653cm" svg:viewBox="0 0 35 38" svg:d="M18 38c23 0 23-38 0-38-24 0-24 38 0 38z">
          <text:p/>
        </draw:path>
        <draw:path draw:style-name="gr1" draw:text-style-name="P1" draw:layer="layout" svg:width="0.034cm" svg:height="0.038cm" svg:x="4.473cm" svg:y="14.185cm" svg:viewBox="0 0 35 39" svg:d="M18 39c23 0 23-39 0-39-24 0-24 39 0 39z">
          <text:p/>
        </draw:path>
        <draw:path draw:style-name="gr1" draw:text-style-name="P1" draw:layer="layout" svg:width="0.034cm" svg:height="0.038cm" svg:x="4.473cm" svg:y="14.716cm" svg:viewBox="0 0 35 39" svg:d="M18 39c23 0 23-39 0-39-24 0-24 39 0 39z">
          <text:p/>
        </draw:path>
        <draw:path draw:style-name="gr1" draw:text-style-name="P1" draw:layer="layout" svg:width="0.034cm" svg:height="0.037cm" svg:x="4.473cm" svg:y="15.249cm" svg:viewBox="0 0 35 38" svg:d="M18 38c23 0 23-38 0-38-24 0-24 38 0 38z">
          <text:p/>
        </draw:path>
        <draw:path draw:style-name="gr1" draw:text-style-name="P1" draw:layer="layout" svg:width="0.034cm" svg:height="0.037cm" svg:x="4.473cm" svg:y="15.781cm" svg:viewBox="0 0 35 38" svg:d="M18 38c23 0 23-38 0-38-24 0-24 38 0 38z">
          <text:p/>
        </draw:path>
        <draw:path draw:style-name="gr1" draw:text-style-name="P1" draw:layer="layout" svg:width="0.034cm" svg:height="0.037cm" svg:x="4.473cm" svg:y="16.313cm" svg:viewBox="0 0 35 38" svg:d="M18 38c23 0 23-38 0-38-24 0-24 38 0 38z">
          <text:p/>
        </draw:path>
        <draw:path draw:style-name="gr1" draw:text-style-name="P1" draw:layer="layout" svg:width="0.034cm" svg:height="0.038cm" svg:x="4.473cm" svg:y="16.844cm" svg:viewBox="0 0 35 39" svg:d="M18 39c23 0 23-39 0-39-24 0-24 39 0 39z">
          <text:p/>
        </draw:path>
        <draw:path draw:style-name="gr1" draw:text-style-name="P1" draw:layer="layout" svg:width="0.034cm" svg:height="0.037cm" svg:x="4.473cm" svg:y="17.377cm" svg:viewBox="0 0 35 38" svg:d="M18 38c23 0 23-38 0-38-24 0-24 38 0 38z">
          <text:p/>
        </draw:path>
        <draw:path draw:style-name="gr1" draw:text-style-name="P1" draw:layer="layout" svg:width="0.034cm" svg:height="0.037cm" svg:x="4.473cm" svg:y="17.909cm" svg:viewBox="0 0 35 38" svg:d="M18 38c23 0 23-38 0-38-24 0-24 38 0 38z">
          <text:p/>
        </draw:path>
        <draw:path draw:style-name="gr1" draw:text-style-name="P1" draw:layer="layout" svg:width="0.034cm" svg:height="0.037cm" svg:x="4.473cm" svg:y="18.44cm" svg:viewBox="0 0 35 38" svg:d="M18 38c23 0 23-38 0-38-24 0-24 38 0 38z">
          <text:p/>
        </draw:path>
        <draw:path draw:style-name="gr1" draw:text-style-name="P1" draw:layer="layout" svg:width="0.034cm" svg:height="0.037cm" svg:x="4.473cm" svg:y="18.972cm" svg:viewBox="0 0 35 38" svg:d="M18 38c23 0 23-38 0-38-24 0-24 38 0 38z">
          <text:p/>
        </draw:path>
        <draw:path draw:style-name="gr1" draw:text-style-name="P1" draw:layer="layout" svg:width="0.034cm" svg:height="0.038cm" svg:x="4.473cm" svg:y="19.504cm" svg:viewBox="0 0 35 39" svg:d="M18 39c23 0 23-39 0-39-24 0-24 39 0 39z">
          <text:p/>
        </draw:path>
        <draw:path draw:style-name="gr1" draw:text-style-name="P1" draw:layer="layout" svg:width="0.034cm" svg:height="0.038cm" svg:x="4.473cm" svg:y="20.036cm" svg:viewBox="0 0 35 39" svg:d="M18 39c23 0 23-39 0-39-24 0-24 39 0 39z">
          <text:p/>
        </draw:path>
        <draw:path draw:style-name="gr1" draw:text-style-name="P1" draw:layer="layout" svg:width="0.034cm" svg:height="0.037cm" svg:x="4.473cm" svg:y="20.568cm" svg:viewBox="0 0 35 38" svg:d="M18 38c23 0 23-38 0-38-24 0-24 38 0 38z">
          <text:p/>
        </draw:path>
        <draw:path draw:style-name="gr1" draw:text-style-name="P1" draw:layer="layout" svg:width="0.034cm" svg:height="0.037cm" svg:x="4.972cm" svg:y="10.462cm" svg:viewBox="0 0 35 38" svg:d="M18 38c22 0 23-38 0-38-24 0-24 38 0 38z">
          <text:p/>
        </draw:path>
        <draw:path draw:style-name="gr1" draw:text-style-name="P1" draw:layer="layout" svg:width="0.034cm" svg:height="0.037cm" svg:x="4.972cm" svg:y="10.993cm" svg:viewBox="0 0 35 38" svg:d="M18 38c22 0 23-38 0-38-24 0-24 38 0 38z">
          <text:p/>
        </draw:path>
        <draw:path draw:style-name="gr1" draw:text-style-name="P1" draw:layer="layout" svg:width="0.034cm" svg:height="0.038cm" svg:x="4.972cm" svg:y="11.525cm" svg:viewBox="0 0 35 39" svg:d="M18 39c22 0 23-39 0-39-24 0-24 39 0 39z">
          <text:p/>
        </draw:path>
        <draw:path draw:style-name="gr1" draw:text-style-name="P1" draw:layer="layout" svg:width="0.034cm" svg:height="0.037cm" svg:x="4.972cm" svg:y="12.058cm" svg:viewBox="0 0 35 38" svg:d="M18 38c22 0 23-38 0-38-24 0-24 38 0 38z">
          <text:p/>
        </draw:path>
        <draw:path draw:style-name="gr1" draw:text-style-name="P1" draw:layer="layout" svg:width="0.034cm" svg:height="0.037cm" svg:x="4.972cm" svg:y="12.59cm" svg:viewBox="0 0 35 38" svg:d="M18 38c22 0 23-38 0-38-24 0-24 38 0 38z">
          <text:p/>
        </draw:path>
        <draw:path draw:style-name="gr1" draw:text-style-name="P1" draw:layer="layout" svg:width="0.034cm" svg:height="0.037cm" svg:x="4.972cm" svg:y="13.121cm" svg:viewBox="0 0 35 38" svg:d="M18 38c22 0 23-38 0-38-24 0-24 38 0 38z">
          <text:p/>
        </draw:path>
        <draw:path draw:style-name="gr1" draw:text-style-name="P1" draw:layer="layout" svg:width="0.034cm" svg:height="0.037cm" svg:x="4.972cm" svg:y="13.653cm" svg:viewBox="0 0 35 38" svg:d="M18 38c22 0 23-38 0-38-24 0-24 38 0 38z">
          <text:p/>
        </draw:path>
        <draw:path draw:style-name="gr1" draw:text-style-name="P1" draw:layer="layout" svg:width="0.034cm" svg:height="0.038cm" svg:x="4.972cm" svg:y="14.185cm" svg:viewBox="0 0 35 39" svg:d="M18 39c22 0 23-39 0-39-24 0-24 39 0 39z">
          <text:p/>
        </draw:path>
        <draw:path draw:style-name="gr1" draw:text-style-name="P1" draw:layer="layout" svg:width="0.034cm" svg:height="0.038cm" svg:x="4.972cm" svg:y="14.716cm" svg:viewBox="0 0 35 39" svg:d="M18 39c22 0 23-39 0-39-24 0-24 39 0 39z">
          <text:p/>
        </draw:path>
        <draw:path draw:style-name="gr1" draw:text-style-name="P1" draw:layer="layout" svg:width="0.034cm" svg:height="0.037cm" svg:x="4.972cm" svg:y="15.249cm" svg:viewBox="0 0 35 38" svg:d="M18 38c22 0 23-38 0-38-24 0-24 38 0 38z">
          <text:p/>
        </draw:path>
        <draw:path draw:style-name="gr1" draw:text-style-name="P1" draw:layer="layout" svg:width="0.034cm" svg:height="0.037cm" svg:x="4.972cm" svg:y="15.781cm" svg:viewBox="0 0 35 38" svg:d="M18 38c22 0 23-38 0-38-24 0-24 38 0 38z">
          <text:p/>
        </draw:path>
        <draw:path draw:style-name="gr1" draw:text-style-name="P1" draw:layer="layout" svg:width="0.034cm" svg:height="0.037cm" svg:x="4.972cm" svg:y="16.313cm" svg:viewBox="0 0 35 38" svg:d="M18 38c22 0 23-38 0-38-24 0-24 38 0 38z">
          <text:p/>
        </draw:path>
        <draw:path draw:style-name="gr1" draw:text-style-name="P1" draw:layer="layout" svg:width="0.034cm" svg:height="0.038cm" svg:x="4.972cm" svg:y="16.844cm" svg:viewBox="0 0 35 39" svg:d="M18 39c22 0 23-39 0-39-24 0-24 39 0 39z">
          <text:p/>
        </draw:path>
        <draw:path draw:style-name="gr1" draw:text-style-name="P1" draw:layer="layout" svg:width="0.034cm" svg:height="0.037cm" svg:x="4.972cm" svg:y="17.377cm" svg:viewBox="0 0 35 38" svg:d="M18 38c22 0 23-38 0-38-24 0-24 38 0 38z">
          <text:p/>
        </draw:path>
        <draw:path draw:style-name="gr1" draw:text-style-name="P1" draw:layer="layout" svg:width="0.034cm" svg:height="0.037cm" svg:x="4.972cm" svg:y="17.909cm" svg:viewBox="0 0 35 38" svg:d="M18 38c22 0 23-38 0-38-24 0-24 38 0 38z">
          <text:p/>
        </draw:path>
        <draw:path draw:style-name="gr1" draw:text-style-name="P1" draw:layer="layout" svg:width="0.034cm" svg:height="0.037cm" svg:x="4.972cm" svg:y="18.44cm" svg:viewBox="0 0 35 38" svg:d="M18 38c22 0 23-38 0-38-24 0-24 38 0 38z">
          <text:p/>
        </draw:path>
        <draw:path draw:style-name="gr1" draw:text-style-name="P1" draw:layer="layout" svg:width="0.034cm" svg:height="0.037cm" svg:x="4.972cm" svg:y="18.972cm" svg:viewBox="0 0 35 38" svg:d="M18 38c22 0 23-38 0-38-24 0-24 38 0 38z">
          <text:p/>
        </draw:path>
        <draw:path draw:style-name="gr1" draw:text-style-name="P1" draw:layer="layout" svg:width="0.034cm" svg:height="0.038cm" svg:x="4.972cm" svg:y="19.504cm" svg:viewBox="0 0 35 39" svg:d="M18 39c22 0 23-39 0-39-24 0-24 39 0 39z">
          <text:p/>
        </draw:path>
        <draw:path draw:style-name="gr1" draw:text-style-name="P1" draw:layer="layout" svg:width="0.034cm" svg:height="0.038cm" svg:x="4.972cm" svg:y="20.036cm" svg:viewBox="0 0 35 39" svg:d="M18 39c22 0 23-39 0-39-24 0-24 39 0 39z">
          <text:p/>
        </draw:path>
        <draw:path draw:style-name="gr1" draw:text-style-name="P1" draw:layer="layout" svg:width="0.034cm" svg:height="0.037cm" svg:x="4.972cm" svg:y="20.568cm" svg:viewBox="0 0 35 38" svg:d="M18 38c22 0 23-38 0-38-24 0-24 38 0 38z">
          <text:p/>
        </draw:path>
        <draw:path draw:style-name="gr1" draw:text-style-name="P1" draw:layer="layout" svg:width="0.034cm" svg:height="0.037cm" svg:x="5.471cm" svg:y="10.462cm" svg:viewBox="0 0 35 38" svg:d="M17 38c24 0 24-38 0-38-23 0-23 38 0 38z">
          <text:p/>
        </draw:path>
        <draw:path draw:style-name="gr1" draw:text-style-name="P1" draw:layer="layout" svg:width="0.034cm" svg:height="0.037cm" svg:x="5.471cm" svg:y="10.993cm" svg:viewBox="0 0 35 38" svg:d="M17 38c24 0 24-38 0-38-23 0-23 38 0 38z">
          <text:p/>
        </draw:path>
        <draw:path draw:style-name="gr1" draw:text-style-name="P1" draw:layer="layout" svg:width="0.034cm" svg:height="0.038cm" svg:x="5.471cm" svg:y="11.525cm" svg:viewBox="0 0 35 39" svg:d="M17 39c24 0 24-39 0-39-23 0-23 39 0 39z">
          <text:p/>
        </draw:path>
        <draw:path draw:style-name="gr1" draw:text-style-name="P1" draw:layer="layout" svg:width="0.034cm" svg:height="0.037cm" svg:x="5.471cm" svg:y="12.058cm" svg:viewBox="0 0 35 38" svg:d="M17 38c24 0 24-38 0-38-23 0-23 38 0 38z">
          <text:p/>
        </draw:path>
        <draw:path draw:style-name="gr1" draw:text-style-name="P1" draw:layer="layout" svg:width="0.034cm" svg:height="0.037cm" svg:x="5.471cm" svg:y="12.59cm" svg:viewBox="0 0 35 38" svg:d="M17 38c24 0 24-38 0-38-23 0-23 38 0 38z">
          <text:p/>
        </draw:path>
        <draw:path draw:style-name="gr1" draw:text-style-name="P1" draw:layer="layout" svg:width="0.034cm" svg:height="0.037cm" svg:x="5.471cm" svg:y="13.121cm" svg:viewBox="0 0 35 38" svg:d="M17 38c24 0 24-38 0-38-23 0-23 38 0 38z">
          <text:p/>
        </draw:path>
        <draw:path draw:style-name="gr1" draw:text-style-name="P1" draw:layer="layout" svg:width="0.034cm" svg:height="0.037cm" svg:x="5.471cm" svg:y="13.653cm" svg:viewBox="0 0 35 38" svg:d="M17 38c24 0 24-38 0-38-23 0-23 38 0 38z">
          <text:p/>
        </draw:path>
        <draw:path draw:style-name="gr1" draw:text-style-name="P1" draw:layer="layout" svg:width="0.034cm" svg:height="0.038cm" svg:x="5.471cm" svg:y="14.185cm" svg:viewBox="0 0 35 39" svg:d="M17 39c24 0 24-39 0-39-23 0-23 39 0 39z">
          <text:p/>
        </draw:path>
        <draw:path draw:style-name="gr1" draw:text-style-name="P1" draw:layer="layout" svg:width="0.034cm" svg:height="0.038cm" svg:x="5.471cm" svg:y="14.716cm" svg:viewBox="0 0 35 39" svg:d="M17 39c24 0 24-39 0-39-23 0-23 39 0 39z">
          <text:p/>
        </draw:path>
        <draw:path draw:style-name="gr1" draw:text-style-name="P1" draw:layer="layout" svg:width="0.034cm" svg:height="0.037cm" svg:x="5.471cm" svg:y="15.249cm" svg:viewBox="0 0 35 38" svg:d="M17 38c24 0 24-38 0-38-23 0-23 38 0 38z">
          <text:p/>
        </draw:path>
        <draw:path draw:style-name="gr1" draw:text-style-name="P1" draw:layer="layout" svg:width="0.034cm" svg:height="0.037cm" svg:x="5.471cm" svg:y="15.781cm" svg:viewBox="0 0 35 38" svg:d="M17 38c24 0 24-38 0-38-23 0-23 38 0 38z">
          <text:p/>
        </draw:path>
        <draw:path draw:style-name="gr1" draw:text-style-name="P1" draw:layer="layout" svg:width="0.034cm" svg:height="0.037cm" svg:x="5.471cm" svg:y="16.313cm" svg:viewBox="0 0 35 38" svg:d="M17 38c24 0 24-38 0-38-23 0-23 38 0 38z">
          <text:p/>
        </draw:path>
        <draw:path draw:style-name="gr1" draw:text-style-name="P1" draw:layer="layout" svg:width="0.034cm" svg:height="0.038cm" svg:x="5.471cm" svg:y="16.844cm" svg:viewBox="0 0 35 39" svg:d="M17 39c24 0 24-39 0-39-23 0-23 39 0 39z">
          <text:p/>
        </draw:path>
        <draw:path draw:style-name="gr1" draw:text-style-name="P1" draw:layer="layout" svg:width="0.034cm" svg:height="0.037cm" svg:x="5.471cm" svg:y="17.377cm" svg:viewBox="0 0 35 38" svg:d="M17 38c24 0 24-38 0-38-23 0-23 38 0 38z">
          <text:p/>
        </draw:path>
        <draw:path draw:style-name="gr1" draw:text-style-name="P1" draw:layer="layout" svg:width="0.034cm" svg:height="0.037cm" svg:x="5.471cm" svg:y="17.909cm" svg:viewBox="0 0 35 38" svg:d="M17 38c24 0 24-38 0-38-23 0-23 38 0 38z">
          <text:p/>
        </draw:path>
        <draw:path draw:style-name="gr1" draw:text-style-name="P1" draw:layer="layout" svg:width="0.034cm" svg:height="0.037cm" svg:x="5.471cm" svg:y="18.44cm" svg:viewBox="0 0 35 38" svg:d="M17 38c24 0 24-38 0-38-23 0-23 38 0 38z">
          <text:p/>
        </draw:path>
        <draw:path draw:style-name="gr1" draw:text-style-name="P1" draw:layer="layout" svg:width="0.034cm" svg:height="0.037cm" svg:x="5.471cm" svg:y="18.972cm" svg:viewBox="0 0 35 38" svg:d="M17 38c24 0 24-38 0-38-23 0-23 38 0 38z">
          <text:p/>
        </draw:path>
        <draw:path draw:style-name="gr1" draw:text-style-name="P1" draw:layer="layout" svg:width="0.034cm" svg:height="0.038cm" svg:x="5.471cm" svg:y="19.504cm" svg:viewBox="0 0 35 39" svg:d="M17 39c24 0 24-39 0-39-23 0-23 39 0 39z">
          <text:p/>
        </draw:path>
        <draw:path draw:style-name="gr1" draw:text-style-name="P1" draw:layer="layout" svg:width="0.034cm" svg:height="0.038cm" svg:x="5.471cm" svg:y="20.036cm" svg:viewBox="0 0 35 39" svg:d="M17 39c24 0 24-39 0-39-23 0-23 39 0 39z">
          <text:p/>
        </draw:path>
        <draw:path draw:style-name="gr1" draw:text-style-name="P1" draw:layer="layout" svg:width="0.034cm" svg:height="0.037cm" svg:x="5.471cm" svg:y="20.568cm" svg:viewBox="0 0 35 38" svg:d="M17 38c24 0 24-38 0-38-23 0-23 38 0 38z">
          <text:p/>
        </draw:path>
        <draw:path draw:style-name="gr1" draw:text-style-name="P1" draw:layer="layout" svg:width="0.035cm" svg:height="0.037cm" svg:x="5.971cm" svg:y="10.462cm" svg:viewBox="0 0 36 38" svg:d="M18 38c23 0 24-38 0-38s-24 38 0 38z">
          <text:p/>
        </draw:path>
        <draw:path draw:style-name="gr1" draw:text-style-name="P1" draw:layer="layout" svg:width="0.035cm" svg:height="0.037cm" svg:x="5.971cm" svg:y="10.993cm" svg:viewBox="0 0 36 38" svg:d="M18 38c23 0 24-38 0-38s-24 38 0 38z">
          <text:p/>
        </draw:path>
        <draw:path draw:style-name="gr1" draw:text-style-name="P1" draw:layer="layout" svg:width="0.035cm" svg:height="0.038cm" svg:x="5.971cm" svg:y="11.525cm" svg:viewBox="0 0 36 39" svg:d="M18 39c23 0 24-39 0-39s-24 39 0 39z">
          <text:p/>
        </draw:path>
        <draw:path draw:style-name="gr1" draw:text-style-name="P1" draw:layer="layout" svg:width="0.035cm" svg:height="0.037cm" svg:x="5.971cm" svg:y="12.058cm" svg:viewBox="0 0 36 38" svg:d="M18 38c23 0 24-38 0-38s-24 38 0 38z">
          <text:p/>
        </draw:path>
        <draw:path draw:style-name="gr1" draw:text-style-name="P1" draw:layer="layout" svg:width="0.035cm" svg:height="0.037cm" svg:x="5.971cm" svg:y="12.59cm" svg:viewBox="0 0 36 38" svg:d="M18 38c23 0 24-38 0-38s-24 38 0 38z">
          <text:p/>
        </draw:path>
        <draw:path draw:style-name="gr1" draw:text-style-name="P1" draw:layer="layout" svg:width="0.035cm" svg:height="0.037cm" svg:x="5.971cm" svg:y="13.121cm" svg:viewBox="0 0 36 38" svg:d="M18 38c23 0 24-38 0-38s-24 38 0 38z">
          <text:p/>
        </draw:path>
        <draw:path draw:style-name="gr1" draw:text-style-name="P1" draw:layer="layout" svg:width="0.035cm" svg:height="0.037cm" svg:x="5.971cm" svg:y="13.653cm" svg:viewBox="0 0 36 38" svg:d="M18 38c23 0 24-38 0-38s-24 38 0 38z">
          <text:p/>
        </draw:path>
        <draw:path draw:style-name="gr1" draw:text-style-name="P1" draw:layer="layout" svg:width="0.035cm" svg:height="0.038cm" svg:x="5.971cm" svg:y="14.185cm" svg:viewBox="0 0 36 39" svg:d="M18 39c23 0 24-39 0-39s-24 39 0 39z">
          <text:p/>
        </draw:path>
        <draw:path draw:style-name="gr1" draw:text-style-name="P1" draw:layer="layout" svg:width="0.035cm" svg:height="0.038cm" svg:x="5.971cm" svg:y="14.716cm" svg:viewBox="0 0 36 39" svg:d="M18 39c23 0 24-39 0-39s-24 39 0 39z">
          <text:p/>
        </draw:path>
        <draw:path draw:style-name="gr1" draw:text-style-name="P1" draw:layer="layout" svg:width="0.035cm" svg:height="0.037cm" svg:x="5.971cm" svg:y="15.249cm" svg:viewBox="0 0 36 38" svg:d="M18 38c23 0 24-38 0-38s-24 38 0 38z">
          <text:p/>
        </draw:path>
        <draw:path draw:style-name="gr1" draw:text-style-name="P1" draw:layer="layout" svg:width="0.035cm" svg:height="0.037cm" svg:x="5.971cm" svg:y="15.781cm" svg:viewBox="0 0 36 38" svg:d="M18 38c23 0 24-38 0-38s-24 38 0 38z">
          <text:p/>
        </draw:path>
        <draw:path draw:style-name="gr1" draw:text-style-name="P1" draw:layer="layout" svg:width="0.035cm" svg:height="0.037cm" svg:x="5.971cm" svg:y="16.313cm" svg:viewBox="0 0 36 38" svg:d="M18 38c23 0 24-38 0-38s-24 38 0 38z">
          <text:p/>
        </draw:path>
        <draw:path draw:style-name="gr1" draw:text-style-name="P1" draw:layer="layout" svg:width="0.035cm" svg:height="0.038cm" svg:x="5.971cm" svg:y="16.844cm" svg:viewBox="0 0 36 39" svg:d="M18 39c23 0 24-39 0-39s-24 39 0 39z">
          <text:p/>
        </draw:path>
        <draw:path draw:style-name="gr1" draw:text-style-name="P1" draw:layer="layout" svg:width="0.035cm" svg:height="0.037cm" svg:x="5.971cm" svg:y="17.377cm" svg:viewBox="0 0 36 38" svg:d="M18 38c23 0 24-38 0-38s-24 38 0 38z">
          <text:p/>
        </draw:path>
        <draw:path draw:style-name="gr1" draw:text-style-name="P1" draw:layer="layout" svg:width="0.035cm" svg:height="0.037cm" svg:x="5.971cm" svg:y="17.909cm" svg:viewBox="0 0 36 38" svg:d="M18 38c23 0 24-38 0-38s-24 38 0 38z">
          <text:p/>
        </draw:path>
        <draw:path draw:style-name="gr1" draw:text-style-name="P1" draw:layer="layout" svg:width="0.035cm" svg:height="0.037cm" svg:x="5.971cm" svg:y="18.44cm" svg:viewBox="0 0 36 38" svg:d="M18 38c23 0 24-38 0-38s-24 38 0 38z">
          <text:p/>
        </draw:path>
        <draw:path draw:style-name="gr1" draw:text-style-name="P1" draw:layer="layout" svg:width="0.035cm" svg:height="0.037cm" svg:x="5.971cm" svg:y="18.972cm" svg:viewBox="0 0 36 38" svg:d="M18 38c23 0 24-38 0-38s-24 38 0 38z">
          <text:p/>
        </draw:path>
        <draw:path draw:style-name="gr1" draw:text-style-name="P1" draw:layer="layout" svg:width="0.035cm" svg:height="0.038cm" svg:x="5.971cm" svg:y="19.504cm" svg:viewBox="0 0 36 39" svg:d="M18 39c23 0 24-39 0-39s-24 39 0 39z">
          <text:p/>
        </draw:path>
        <draw:path draw:style-name="gr1" draw:text-style-name="P1" draw:layer="layout" svg:width="0.035cm" svg:height="0.038cm" svg:x="5.971cm" svg:y="20.036cm" svg:viewBox="0 0 36 39" svg:d="M18 39c23 0 24-39 0-39s-24 39 0 39z">
          <text:p/>
        </draw:path>
        <draw:path draw:style-name="gr1" draw:text-style-name="P1" draw:layer="layout" svg:width="0.035cm" svg:height="0.037cm" svg:x="5.971cm" svg:y="20.568cm" svg:viewBox="0 0 36 38" svg:d="M18 38c23 0 24-38 0-38s-24 38 0 38z">
          <text:p/>
        </draw:path>
        <draw:path draw:style-name="gr1" draw:text-style-name="P1" draw:layer="layout" svg:width="0.034cm" svg:height="0.037cm" svg:x="6.469cm" svg:y="10.462cm" svg:viewBox="0 0 35 38" svg:d="M18 38c23 0 23-38 0-38s-24 38 0 38z">
          <text:p/>
        </draw:path>
        <draw:path draw:style-name="gr1" draw:text-style-name="P1" draw:layer="layout" svg:width="0.034cm" svg:height="0.037cm" svg:x="6.469cm" svg:y="10.993cm" svg:viewBox="0 0 35 38" svg:d="M18 38c23 0 23-38 0-38s-24 38 0 38z">
          <text:p/>
        </draw:path>
        <draw:path draw:style-name="gr1" draw:text-style-name="P1" draw:layer="layout" svg:width="0.034cm" svg:height="0.038cm" svg:x="6.469cm" svg:y="11.525cm" svg:viewBox="0 0 35 39" svg:d="M18 39c23 0 23-39 0-39s-24 39 0 39z">
          <text:p/>
        </draw:path>
        <draw:path draw:style-name="gr1" draw:text-style-name="P1" draw:layer="layout" svg:width="0.034cm" svg:height="0.037cm" svg:x="6.469cm" svg:y="12.058cm" svg:viewBox="0 0 35 38" svg:d="M18 38c23 0 23-38 0-38s-24 38 0 38z">
          <text:p/>
        </draw:path>
        <draw:path draw:style-name="gr1" draw:text-style-name="P1" draw:layer="layout" svg:width="0.034cm" svg:height="0.037cm" svg:x="6.469cm" svg:y="12.59cm" svg:viewBox="0 0 35 38" svg:d="M18 38c23 0 23-38 0-38s-24 38 0 38z">
          <text:p/>
        </draw:path>
        <draw:path draw:style-name="gr1" draw:text-style-name="P1" draw:layer="layout" svg:width="0.034cm" svg:height="0.037cm" svg:x="6.469cm" svg:y="13.121cm" svg:viewBox="0 0 35 38" svg:d="M18 38c23 0 23-38 0-38s-24 38 0 38z">
          <text:p/>
        </draw:path>
        <draw:path draw:style-name="gr1" draw:text-style-name="P1" draw:layer="layout" svg:width="0.034cm" svg:height="0.037cm" svg:x="6.469cm" svg:y="13.653cm" svg:viewBox="0 0 35 38" svg:d="M18 38c23 0 23-38 0-38s-24 38 0 38z">
          <text:p/>
        </draw:path>
        <draw:path draw:style-name="gr1" draw:text-style-name="P1" draw:layer="layout" svg:width="0.034cm" svg:height="0.038cm" svg:x="6.469cm" svg:y="14.185cm" svg:viewBox="0 0 35 39" svg:d="M18 39c23 0 23-39 0-39s-24 39 0 39z">
          <text:p/>
        </draw:path>
        <draw:path draw:style-name="gr1" draw:text-style-name="P1" draw:layer="layout" svg:width="0.034cm" svg:height="0.038cm" svg:x="6.469cm" svg:y="14.716cm" svg:viewBox="0 0 35 39" svg:d="M18 39c23 0 23-39 0-39s-24 39 0 39z">
          <text:p/>
        </draw:path>
        <draw:path draw:style-name="gr1" draw:text-style-name="P1" draw:layer="layout" svg:width="0.034cm" svg:height="0.037cm" svg:x="6.469cm" svg:y="15.249cm" svg:viewBox="0 0 35 38" svg:d="M18 38c23 0 23-38 0-38s-24 38 0 38z">
          <text:p/>
        </draw:path>
        <draw:path draw:style-name="gr1" draw:text-style-name="P1" draw:layer="layout" svg:width="0.034cm" svg:height="0.037cm" svg:x="6.469cm" svg:y="15.781cm" svg:viewBox="0 0 35 38" svg:d="M18 38c23 0 23-38 0-38s-24 38 0 38z">
          <text:p/>
        </draw:path>
        <draw:path draw:style-name="gr1" draw:text-style-name="P1" draw:layer="layout" svg:width="0.034cm" svg:height="0.037cm" svg:x="6.469cm" svg:y="16.313cm" svg:viewBox="0 0 35 38" svg:d="M18 38c23 0 23-38 0-38s-24 38 0 38z">
          <text:p/>
        </draw:path>
        <draw:path draw:style-name="gr1" draw:text-style-name="P1" draw:layer="layout" svg:width="0.034cm" svg:height="0.038cm" svg:x="6.469cm" svg:y="16.844cm" svg:viewBox="0 0 35 39" svg:d="M18 39c23 0 23-39 0-39s-24 39 0 39z">
          <text:p/>
        </draw:path>
        <draw:path draw:style-name="gr1" draw:text-style-name="P1" draw:layer="layout" svg:width="0.034cm" svg:height="0.037cm" svg:x="6.469cm" svg:y="17.377cm" svg:viewBox="0 0 35 38" svg:d="M18 38c23 0 23-38 0-38s-24 38 0 38z">
          <text:p/>
        </draw:path>
        <draw:path draw:style-name="gr1" draw:text-style-name="P1" draw:layer="layout" svg:width="0.034cm" svg:height="0.037cm" svg:x="6.469cm" svg:y="17.909cm" svg:viewBox="0 0 35 38" svg:d="M18 38c23 0 23-38 0-38s-24 38 0 38z">
          <text:p/>
        </draw:path>
        <draw:path draw:style-name="gr1" draw:text-style-name="P1" draw:layer="layout" svg:width="0.034cm" svg:height="0.037cm" svg:x="6.469cm" svg:y="18.44cm" svg:viewBox="0 0 35 38" svg:d="M18 38c23 0 23-38 0-38s-24 38 0 38z">
          <text:p/>
        </draw:path>
        <draw:path draw:style-name="gr1" draw:text-style-name="P1" draw:layer="layout" svg:width="0.034cm" svg:height="0.037cm" svg:x="6.469cm" svg:y="18.972cm" svg:viewBox="0 0 35 38" svg:d="M18 38c23 0 23-38 0-38s-24 38 0 38z">
          <text:p/>
        </draw:path>
        <draw:path draw:style-name="gr1" draw:text-style-name="P1" draw:layer="layout" svg:width="0.034cm" svg:height="0.038cm" svg:x="6.469cm" svg:y="19.504cm" svg:viewBox="0 0 35 39" svg:d="M18 39c23 0 23-39 0-39s-24 39 0 39z">
          <text:p/>
        </draw:path>
        <draw:path draw:style-name="gr1" draw:text-style-name="P1" draw:layer="layout" svg:width="0.034cm" svg:height="0.038cm" svg:x="6.469cm" svg:y="20.036cm" svg:viewBox="0 0 35 39" svg:d="M18 39c23 0 23-39 0-39s-24 39 0 39z">
          <text:p/>
        </draw:path>
        <draw:path draw:style-name="gr1" draw:text-style-name="P1" draw:layer="layout" svg:width="0.034cm" svg:height="0.037cm" svg:x="6.469cm" svg:y="20.568cm" svg:viewBox="0 0 35 38" svg:d="M18 38c23 0 23-38 0-38s-24 38 0 38z">
          <text:p/>
        </draw:path>
        <draw:path draw:style-name="gr1" draw:text-style-name="P1" draw:layer="layout" svg:width="0.034cm" svg:height="0.037cm" svg:x="6.968cm" svg:y="10.462cm" svg:viewBox="0 0 35 38" svg:d="M17 38c24 0 24-38 0-38-23 0-23 38 0 38z">
          <text:p/>
        </draw:path>
        <draw:path draw:style-name="gr1" draw:text-style-name="P1" draw:layer="layout" svg:width="0.034cm" svg:height="0.037cm" svg:x="6.968cm" svg:y="10.993cm" svg:viewBox="0 0 35 38" svg:d="M17 38c24 0 24-38 0-38-23 0-23 38 0 38z">
          <text:p/>
        </draw:path>
        <draw:path draw:style-name="gr1" draw:text-style-name="P1" draw:layer="layout" svg:width="0.034cm" svg:height="0.038cm" svg:x="6.968cm" svg:y="11.525cm" svg:viewBox="0 0 35 39" svg:d="M17 39c24 0 24-39 0-39-23 0-23 39 0 39z">
          <text:p/>
        </draw:path>
        <draw:path draw:style-name="gr1" draw:text-style-name="P1" draw:layer="layout" svg:width="0.034cm" svg:height="0.037cm" svg:x="6.968cm" svg:y="12.058cm" svg:viewBox="0 0 35 38" svg:d="M17 38c24 0 24-38 0-38-23 0-23 38 0 38z">
          <text:p/>
        </draw:path>
        <draw:path draw:style-name="gr1" draw:text-style-name="P1" draw:layer="layout" svg:width="0.034cm" svg:height="0.037cm" svg:x="6.968cm" svg:y="12.59cm" svg:viewBox="0 0 35 38" svg:d="M17 38c24 0 24-38 0-38-23 0-23 38 0 38z">
          <text:p/>
        </draw:path>
        <draw:path draw:style-name="gr1" draw:text-style-name="P1" draw:layer="layout" svg:width="0.034cm" svg:height="0.037cm" svg:x="6.968cm" svg:y="13.121cm" svg:viewBox="0 0 35 38" svg:d="M17 38c24 0 24-38 0-38-23 0-23 38 0 38z">
          <text:p/>
        </draw:path>
        <draw:path draw:style-name="gr1" draw:text-style-name="P1" draw:layer="layout" svg:width="0.034cm" svg:height="0.037cm" svg:x="6.968cm" svg:y="13.653cm" svg:viewBox="0 0 35 38" svg:d="M17 38c24 0 24-38 0-38-23 0-23 38 0 38z">
          <text:p/>
        </draw:path>
        <draw:path draw:style-name="gr1" draw:text-style-name="P1" draw:layer="layout" svg:width="0.034cm" svg:height="0.038cm" svg:x="6.968cm" svg:y="14.185cm" svg:viewBox="0 0 35 39" svg:d="M17 39c24 0 24-39 0-39-23 0-23 39 0 39z">
          <text:p/>
        </draw:path>
        <draw:path draw:style-name="gr1" draw:text-style-name="P1" draw:layer="layout" svg:width="0.034cm" svg:height="0.038cm" svg:x="6.968cm" svg:y="14.716cm" svg:viewBox="0 0 35 39" svg:d="M17 39c24 0 24-39 0-39-23 0-23 39 0 39z">
          <text:p/>
        </draw:path>
        <draw:path draw:style-name="gr1" draw:text-style-name="P1" draw:layer="layout" svg:width="0.034cm" svg:height="0.037cm" svg:x="6.968cm" svg:y="15.249cm" svg:viewBox="0 0 35 38" svg:d="M17 38c24 0 24-38 0-38-23 0-23 38 0 38z">
          <text:p/>
        </draw:path>
        <draw:path draw:style-name="gr1" draw:text-style-name="P1" draw:layer="layout" svg:width="0.034cm" svg:height="0.037cm" svg:x="6.968cm" svg:y="15.781cm" svg:viewBox="0 0 35 38" svg:d="M17 38c24 0 24-38 0-38-23 0-23 38 0 38z">
          <text:p/>
        </draw:path>
        <draw:path draw:style-name="gr1" draw:text-style-name="P1" draw:layer="layout" svg:width="0.034cm" svg:height="0.037cm" svg:x="6.968cm" svg:y="16.313cm" svg:viewBox="0 0 35 38" svg:d="M17 38c24 0 24-38 0-38-23 0-23 38 0 38z">
          <text:p/>
        </draw:path>
        <draw:path draw:style-name="gr1" draw:text-style-name="P1" draw:layer="layout" svg:width="0.034cm" svg:height="0.038cm" svg:x="6.968cm" svg:y="16.844cm" svg:viewBox="0 0 35 39" svg:d="M17 39c24 0 24-39 0-39-23 0-23 39 0 39z">
          <text:p/>
        </draw:path>
        <draw:path draw:style-name="gr1" draw:text-style-name="P1" draw:layer="layout" svg:width="0.034cm" svg:height="0.037cm" svg:x="6.968cm" svg:y="17.377cm" svg:viewBox="0 0 35 38" svg:d="M17 38c24 0 24-38 0-38-23 0-23 38 0 38z">
          <text:p/>
        </draw:path>
        <draw:path draw:style-name="gr1" draw:text-style-name="P1" draw:layer="layout" svg:width="0.034cm" svg:height="0.037cm" svg:x="6.968cm" svg:y="17.909cm" svg:viewBox="0 0 35 38" svg:d="M17 38c24 0 24-38 0-38-23 0-23 38 0 38z">
          <text:p/>
        </draw:path>
        <draw:path draw:style-name="gr1" draw:text-style-name="P1" draw:layer="layout" svg:width="0.034cm" svg:height="0.037cm" svg:x="6.968cm" svg:y="18.44cm" svg:viewBox="0 0 35 38" svg:d="M17 38c24 0 24-38 0-38-23 0-23 38 0 38z">
          <text:p/>
        </draw:path>
        <draw:path draw:style-name="gr1" draw:text-style-name="P1" draw:layer="layout" svg:width="0.034cm" svg:height="0.037cm" svg:x="6.968cm" svg:y="18.972cm" svg:viewBox="0 0 35 38" svg:d="M17 38c24 0 24-38 0-38-23 0-23 38 0 38z">
          <text:p/>
        </draw:path>
        <draw:path draw:style-name="gr1" draw:text-style-name="P1" draw:layer="layout" svg:width="0.034cm" svg:height="0.038cm" svg:x="6.968cm" svg:y="19.504cm" svg:viewBox="0 0 35 39" svg:d="M17 39c24 0 24-39 0-39-23 0-23 39 0 39z">
          <text:p/>
        </draw:path>
        <draw:path draw:style-name="gr1" draw:text-style-name="P1" draw:layer="layout" svg:width="0.034cm" svg:height="0.038cm" svg:x="6.968cm" svg:y="20.036cm" svg:viewBox="0 0 35 39" svg:d="M17 39c24 0 24-39 0-39-23 0-23 39 0 39z">
          <text:p/>
        </draw:path>
        <draw:path draw:style-name="gr1" draw:text-style-name="P1" draw:layer="layout" svg:width="0.034cm" svg:height="0.037cm" svg:x="6.968cm" svg:y="20.568cm" svg:viewBox="0 0 35 38" svg:d="M17 38c24 0 24-38 0-38-23 0-23 38 0 38z">
          <text:p/>
        </draw:path>
        <draw:path draw:style-name="gr1" draw:text-style-name="P1" draw:layer="layout" svg:width="0.035cm" svg:height="0.037cm" svg:x="7.467cm" svg:y="10.462cm" svg:viewBox="0 0 36 38" svg:d="M18 38c24 0 24-38 0-38s-24 38 0 38z">
          <text:p/>
        </draw:path>
        <draw:path draw:style-name="gr1" draw:text-style-name="P1" draw:layer="layout" svg:width="0.035cm" svg:height="0.037cm" svg:x="7.467cm" svg:y="10.993cm" svg:viewBox="0 0 36 38" svg:d="M18 38c24 0 24-38 0-38s-24 38 0 38z">
          <text:p/>
        </draw:path>
        <draw:path draw:style-name="gr1" draw:text-style-name="P1" draw:layer="layout" svg:width="0.035cm" svg:height="0.038cm" svg:x="7.467cm" svg:y="11.525cm" svg:viewBox="0 0 36 39" svg:d="M18 39c24 0 24-39 0-39s-24 39 0 39z">
          <text:p/>
        </draw:path>
        <draw:path draw:style-name="gr1" draw:text-style-name="P1" draw:layer="layout" svg:width="0.035cm" svg:height="0.037cm" svg:x="7.467cm" svg:y="12.058cm" svg:viewBox="0 0 36 38" svg:d="M18 38c24 0 24-38 0-38s-24 38 0 38z">
          <text:p/>
        </draw:path>
        <draw:path draw:style-name="gr1" draw:text-style-name="P1" draw:layer="layout" svg:width="0.035cm" svg:height="0.037cm" svg:x="7.467cm" svg:y="12.59cm" svg:viewBox="0 0 36 38" svg:d="M18 38c24 0 24-38 0-38s-24 38 0 38z">
          <text:p/>
        </draw:path>
        <draw:path draw:style-name="gr1" draw:text-style-name="P1" draw:layer="layout" svg:width="0.035cm" svg:height="0.037cm" svg:x="7.467cm" svg:y="13.121cm" svg:viewBox="0 0 36 38" svg:d="M18 38c24 0 24-38 0-38s-24 38 0 38z">
          <text:p/>
        </draw:path>
        <draw:path draw:style-name="gr1" draw:text-style-name="P1" draw:layer="layout" svg:width="0.035cm" svg:height="0.037cm" svg:x="7.467cm" svg:y="13.653cm" svg:viewBox="0 0 36 38" svg:d="M18 38c24 0 24-38 0-38s-24 38 0 38z">
          <text:p/>
        </draw:path>
        <draw:path draw:style-name="gr1" draw:text-style-name="P1" draw:layer="layout" svg:width="0.035cm" svg:height="0.038cm" svg:x="7.467cm" svg:y="14.185cm" svg:viewBox="0 0 36 39" svg:d="M18 39c24 0 24-39 0-39s-24 39 0 39z">
          <text:p/>
        </draw:path>
        <draw:path draw:style-name="gr1" draw:text-style-name="P1" draw:layer="layout" svg:width="0.035cm" svg:height="0.038cm" svg:x="7.467cm" svg:y="14.716cm" svg:viewBox="0 0 36 39" svg:d="M18 39c24 0 24-39 0-39s-24 39 0 39z">
          <text:p/>
        </draw:path>
        <draw:path draw:style-name="gr1" draw:text-style-name="P1" draw:layer="layout" svg:width="0.035cm" svg:height="0.037cm" svg:x="7.467cm" svg:y="15.249cm" svg:viewBox="0 0 36 38" svg:d="M18 38c24 0 24-38 0-38s-24 38 0 38z">
          <text:p/>
        </draw:path>
        <draw:path draw:style-name="gr1" draw:text-style-name="P1" draw:layer="layout" svg:width="0.035cm" svg:height="0.037cm" svg:x="7.467cm" svg:y="15.781cm" svg:viewBox="0 0 36 38" svg:d="M18 38c24 0 24-38 0-38s-24 38 0 38z">
          <text:p/>
        </draw:path>
        <draw:path draw:style-name="gr1" draw:text-style-name="P1" draw:layer="layout" svg:width="0.035cm" svg:height="0.037cm" svg:x="7.467cm" svg:y="16.313cm" svg:viewBox="0 0 36 38" svg:d="M18 38c24 0 24-38 0-38s-24 38 0 38z">
          <text:p/>
        </draw:path>
        <draw:path draw:style-name="gr1" draw:text-style-name="P1" draw:layer="layout" svg:width="0.035cm" svg:height="0.038cm" svg:x="7.467cm" svg:y="16.844cm" svg:viewBox="0 0 36 39" svg:d="M18 39c24 0 24-39 0-39s-24 39 0 39z">
          <text:p/>
        </draw:path>
        <draw:path draw:style-name="gr1" draw:text-style-name="P1" draw:layer="layout" svg:width="0.035cm" svg:height="0.037cm" svg:x="7.467cm" svg:y="17.377cm" svg:viewBox="0 0 36 38" svg:d="M18 38c24 0 24-38 0-38s-24 38 0 38z">
          <text:p/>
        </draw:path>
        <draw:path draw:style-name="gr1" draw:text-style-name="P1" draw:layer="layout" svg:width="0.035cm" svg:height="0.037cm" svg:x="7.467cm" svg:y="17.909cm" svg:viewBox="0 0 36 38" svg:d="M18 38c24 0 24-38 0-38s-24 38 0 38z">
          <text:p/>
        </draw:path>
        <draw:path draw:style-name="gr1" draw:text-style-name="P1" draw:layer="layout" svg:width="0.035cm" svg:height="0.037cm" svg:x="7.467cm" svg:y="18.44cm" svg:viewBox="0 0 36 38" svg:d="M18 38c24 0 24-38 0-38s-24 38 0 38z">
          <text:p/>
        </draw:path>
        <draw:path draw:style-name="gr1" draw:text-style-name="P1" draw:layer="layout" svg:width="0.035cm" svg:height="0.037cm" svg:x="7.467cm" svg:y="18.972cm" svg:viewBox="0 0 36 38" svg:d="M18 38c24 0 24-38 0-38s-24 38 0 38z">
          <text:p/>
        </draw:path>
        <draw:path draw:style-name="gr1" draw:text-style-name="P1" draw:layer="layout" svg:width="0.035cm" svg:height="0.038cm" svg:x="7.467cm" svg:y="19.504cm" svg:viewBox="0 0 36 39" svg:d="M18 39c24 0 24-39 0-39s-24 39 0 39z">
          <text:p/>
        </draw:path>
        <draw:path draw:style-name="gr1" draw:text-style-name="P1" draw:layer="layout" svg:width="0.035cm" svg:height="0.038cm" svg:x="7.467cm" svg:y="20.036cm" svg:viewBox="0 0 36 39" svg:d="M18 39c24 0 24-39 0-39s-24 39 0 39z">
          <text:p/>
        </draw:path>
        <draw:path draw:style-name="gr1" draw:text-style-name="P1" draw:layer="layout" svg:width="0.035cm" svg:height="0.037cm" svg:x="7.467cm" svg:y="20.568cm" svg:viewBox="0 0 36 38" svg:d="M18 38c24 0 24-38 0-38s-24 38 0 38z">
          <text:p/>
        </draw:path>
        <draw:path draw:style-name="gr1" draw:text-style-name="P1" draw:layer="layout" svg:width="0.034cm" svg:height="0.037cm" svg:x="7.966cm" svg:y="10.462cm" svg:viewBox="0 0 35 38" svg:d="M18 38c22 0 22-38 0-38-24 0-24 38 0 38z">
          <text:p/>
        </draw:path>
        <draw:path draw:style-name="gr1" draw:text-style-name="P1" draw:layer="layout" svg:width="0.034cm" svg:height="0.037cm" svg:x="7.966cm" svg:y="10.993cm" svg:viewBox="0 0 35 38" svg:d="M18 38c22 0 22-38 0-38-24 0-24 38 0 38z">
          <text:p/>
        </draw:path>
        <draw:path draw:style-name="gr1" draw:text-style-name="P1" draw:layer="layout" svg:width="0.034cm" svg:height="0.038cm" svg:x="7.966cm" svg:y="11.525cm" svg:viewBox="0 0 35 39" svg:d="M18 39c22 0 22-39 0-39-24 0-24 39 0 39z">
          <text:p/>
        </draw:path>
        <draw:path draw:style-name="gr1" draw:text-style-name="P1" draw:layer="layout" svg:width="0.034cm" svg:height="0.037cm" svg:x="7.966cm" svg:y="12.058cm" svg:viewBox="0 0 35 38" svg:d="M18 38c22 0 22-38 0-38-24 0-24 38 0 38z">
          <text:p/>
        </draw:path>
        <draw:path draw:style-name="gr1" draw:text-style-name="P1" draw:layer="layout" svg:width="0.034cm" svg:height="0.037cm" svg:x="7.966cm" svg:y="12.59cm" svg:viewBox="0 0 35 38" svg:d="M18 38c22 0 22-38 0-38-24 0-24 38 0 38z">
          <text:p/>
        </draw:path>
        <draw:path draw:style-name="gr1" draw:text-style-name="P1" draw:layer="layout" svg:width="0.034cm" svg:height="0.037cm" svg:x="7.966cm" svg:y="13.121cm" svg:viewBox="0 0 35 38" svg:d="M18 38c22 0 22-38 0-38-24 0-24 38 0 38z">
          <text:p/>
        </draw:path>
        <draw:path draw:style-name="gr1" draw:text-style-name="P1" draw:layer="layout" svg:width="0.034cm" svg:height="0.037cm" svg:x="7.966cm" svg:y="13.653cm" svg:viewBox="0 0 35 38" svg:d="M18 38c22 0 22-38 0-38-24 0-24 38 0 38z">
          <text:p/>
        </draw:path>
        <draw:path draw:style-name="gr1" draw:text-style-name="P1" draw:layer="layout" svg:width="0.034cm" svg:height="0.038cm" svg:x="7.966cm" svg:y="14.185cm" svg:viewBox="0 0 35 39" svg:d="M18 39c22 0 22-39 0-39-24 0-24 39 0 39z">
          <text:p/>
        </draw:path>
        <draw:path draw:style-name="gr1" draw:text-style-name="P1" draw:layer="layout" svg:width="0.034cm" svg:height="0.038cm" svg:x="7.966cm" svg:y="14.716cm" svg:viewBox="0 0 35 39" svg:d="M18 39c22 0 22-39 0-39-24 0-24 39 0 39z">
          <text:p/>
        </draw:path>
        <draw:path draw:style-name="gr1" draw:text-style-name="P1" draw:layer="layout" svg:width="0.034cm" svg:height="0.037cm" svg:x="7.966cm" svg:y="15.249cm" svg:viewBox="0 0 35 38" svg:d="M18 38c22 0 22-38 0-38-24 0-24 38 0 38z">
          <text:p/>
        </draw:path>
        <draw:path draw:style-name="gr1" draw:text-style-name="P1" draw:layer="layout" svg:width="0.034cm" svg:height="0.037cm" svg:x="7.966cm" svg:y="15.781cm" svg:viewBox="0 0 35 38" svg:d="M18 38c22 0 22-38 0-38-24 0-24 38 0 38z">
          <text:p/>
        </draw:path>
        <draw:path draw:style-name="gr1" draw:text-style-name="P1" draw:layer="layout" svg:width="0.034cm" svg:height="0.037cm" svg:x="7.966cm" svg:y="16.313cm" svg:viewBox="0 0 35 38" svg:d="M18 38c22 0 22-38 0-38-24 0-24 38 0 38z">
          <text:p/>
        </draw:path>
        <draw:path draw:style-name="gr1" draw:text-style-name="P1" draw:layer="layout" svg:width="0.034cm" svg:height="0.038cm" svg:x="7.966cm" svg:y="16.844cm" svg:viewBox="0 0 35 39" svg:d="M18 39c22 0 22-39 0-39-24 0-24 39 0 39z">
          <text:p/>
        </draw:path>
        <draw:path draw:style-name="gr1" draw:text-style-name="P1" draw:layer="layout" svg:width="0.034cm" svg:height="0.037cm" svg:x="7.966cm" svg:y="17.377cm" svg:viewBox="0 0 35 38" svg:d="M18 38c22 0 22-38 0-38-24 0-24 38 0 38z">
          <text:p/>
        </draw:path>
        <draw:path draw:style-name="gr1" draw:text-style-name="P1" draw:layer="layout" svg:width="0.034cm" svg:height="0.037cm" svg:x="7.966cm" svg:y="17.909cm" svg:viewBox="0 0 35 38" svg:d="M18 38c22 0 22-38 0-38-24 0-24 38 0 38z">
          <text:p/>
        </draw:path>
        <draw:path draw:style-name="gr1" draw:text-style-name="P1" draw:layer="layout" svg:width="0.034cm" svg:height="0.037cm" svg:x="7.966cm" svg:y="18.44cm" svg:viewBox="0 0 35 38" svg:d="M18 38c22 0 22-38 0-38-24 0-24 38 0 38z">
          <text:p/>
        </draw:path>
        <draw:path draw:style-name="gr1" draw:text-style-name="P1" draw:layer="layout" svg:width="0.034cm" svg:height="0.037cm" svg:x="7.966cm" svg:y="18.972cm" svg:viewBox="0 0 35 38" svg:d="M18 38c22 0 22-38 0-38-24 0-24 38 0 38z">
          <text:p/>
        </draw:path>
        <draw:path draw:style-name="gr1" draw:text-style-name="P1" draw:layer="layout" svg:width="0.034cm" svg:height="0.038cm" svg:x="7.966cm" svg:y="19.504cm" svg:viewBox="0 0 35 39" svg:d="M18 39c22 0 22-39 0-39-24 0-24 39 0 39z">
          <text:p/>
        </draw:path>
        <draw:path draw:style-name="gr1" draw:text-style-name="P1" draw:layer="layout" svg:width="0.034cm" svg:height="0.038cm" svg:x="7.966cm" svg:y="20.036cm" svg:viewBox="0 0 35 39" svg:d="M18 39c22 0 22-39 0-39-24 0-24 39 0 39z">
          <text:p/>
        </draw:path>
        <draw:path draw:style-name="gr1" draw:text-style-name="P1" draw:layer="layout" svg:width="0.034cm" svg:height="0.037cm" svg:x="7.966cm" svg:y="20.568cm" svg:viewBox="0 0 35 38" svg:d="M18 38c22 0 22-38 0-38-24 0-24 38 0 38z">
          <text:p/>
        </draw:path>
        <draw:path draw:style-name="gr1" draw:text-style-name="P1" draw:layer="layout" svg:width="0.034cm" svg:height="0.037cm" svg:x="8.465cm" svg:y="10.462cm" svg:viewBox="0 0 35 38" svg:d="M17 38c24 0 24-38 0-38-23 0-23 38 0 38z">
          <text:p/>
        </draw:path>
        <draw:path draw:style-name="gr1" draw:text-style-name="P1" draw:layer="layout" svg:width="0.034cm" svg:height="0.037cm" svg:x="8.465cm" svg:y="10.993cm" svg:viewBox="0 0 35 38" svg:d="M17 38c24 0 24-38 0-38-23 0-23 38 0 38z">
          <text:p/>
        </draw:path>
        <draw:path draw:style-name="gr1" draw:text-style-name="P1" draw:layer="layout" svg:width="0.034cm" svg:height="0.038cm" svg:x="8.465cm" svg:y="11.525cm" svg:viewBox="0 0 35 39" svg:d="M17 39c24 0 24-39 0-39-23 0-23 39 0 39z">
          <text:p/>
        </draw:path>
        <draw:path draw:style-name="gr1" draw:text-style-name="P1" draw:layer="layout" svg:width="0.034cm" svg:height="0.037cm" svg:x="8.465cm" svg:y="12.058cm" svg:viewBox="0 0 35 38" svg:d="M17 38c24 0 24-38 0-38-23 0-23 38 0 38z">
          <text:p/>
        </draw:path>
        <draw:path draw:style-name="gr1" draw:text-style-name="P1" draw:layer="layout" svg:width="0.034cm" svg:height="0.037cm" svg:x="8.465cm" svg:y="12.59cm" svg:viewBox="0 0 35 38" svg:d="M17 38c24 0 24-38 0-38-23 0-23 38 0 38z">
          <text:p/>
        </draw:path>
        <draw:path draw:style-name="gr1" draw:text-style-name="P1" draw:layer="layout" svg:width="0.034cm" svg:height="0.037cm" svg:x="8.465cm" svg:y="13.121cm" svg:viewBox="0 0 35 38" svg:d="M17 38c24 0 24-38 0-38-23 0-23 38 0 38z">
          <text:p/>
        </draw:path>
        <draw:path draw:style-name="gr1" draw:text-style-name="P1" draw:layer="layout" svg:width="0.034cm" svg:height="0.037cm" svg:x="8.465cm" svg:y="13.653cm" svg:viewBox="0 0 35 38" svg:d="M17 38c24 0 24-38 0-38-23 0-23 38 0 38z">
          <text:p/>
        </draw:path>
        <draw:path draw:style-name="gr1" draw:text-style-name="P1" draw:layer="layout" svg:width="0.034cm" svg:height="0.038cm" svg:x="8.465cm" svg:y="14.185cm" svg:viewBox="0 0 35 39" svg:d="M17 39c24 0 24-39 0-39-23 0-23 39 0 39z">
          <text:p/>
        </draw:path>
        <draw:path draw:style-name="gr1" draw:text-style-name="P1" draw:layer="layout" svg:width="0.034cm" svg:height="0.038cm" svg:x="8.465cm" svg:y="14.716cm" svg:viewBox="0 0 35 39" svg:d="M17 39c24 0 24-39 0-39-23 0-23 39 0 39z">
          <text:p/>
        </draw:path>
        <draw:path draw:style-name="gr1" draw:text-style-name="P1" draw:layer="layout" svg:width="0.034cm" svg:height="0.037cm" svg:x="8.465cm" svg:y="15.249cm" svg:viewBox="0 0 35 38" svg:d="M17 38c24 0 24-38 0-38-23 0-23 38 0 38z">
          <text:p/>
        </draw:path>
        <draw:path draw:style-name="gr1" draw:text-style-name="P1" draw:layer="layout" svg:width="0.034cm" svg:height="0.037cm" svg:x="8.465cm" svg:y="15.781cm" svg:viewBox="0 0 35 38" svg:d="M17 38c24 0 24-38 0-38-23 0-23 38 0 38z">
          <text:p/>
        </draw:path>
        <draw:path draw:style-name="gr1" draw:text-style-name="P1" draw:layer="layout" svg:width="0.034cm" svg:height="0.037cm" svg:x="8.465cm" svg:y="16.313cm" svg:viewBox="0 0 35 38" svg:d="M17 38c24 0 24-38 0-38-23 0-23 38 0 38z">
          <text:p/>
        </draw:path>
        <draw:path draw:style-name="gr1" draw:text-style-name="P1" draw:layer="layout" svg:width="0.034cm" svg:height="0.038cm" svg:x="8.465cm" svg:y="16.844cm" svg:viewBox="0 0 35 39" svg:d="M17 39c24 0 24-39 0-39-23 0-23 39 0 39z">
          <text:p/>
        </draw:path>
        <draw:path draw:style-name="gr1" draw:text-style-name="P1" draw:layer="layout" svg:width="0.034cm" svg:height="0.037cm" svg:x="8.465cm" svg:y="17.377cm" svg:viewBox="0 0 35 38" svg:d="M17 38c24 0 24-38 0-38-23 0-23 38 0 38z">
          <text:p/>
        </draw:path>
        <draw:path draw:style-name="gr1" draw:text-style-name="P1" draw:layer="layout" svg:width="0.034cm" svg:height="0.037cm" svg:x="8.465cm" svg:y="17.909cm" svg:viewBox="0 0 35 38" svg:d="M17 38c24 0 24-38 0-38-23 0-23 38 0 38z">
          <text:p/>
        </draw:path>
        <draw:path draw:style-name="gr1" draw:text-style-name="P1" draw:layer="layout" svg:width="0.034cm" svg:height="0.037cm" svg:x="8.465cm" svg:y="18.44cm" svg:viewBox="0 0 35 38" svg:d="M17 38c24 0 24-38 0-38-23 0-23 38 0 38z">
          <text:p/>
        </draw:path>
        <draw:path draw:style-name="gr1" draw:text-style-name="P1" draw:layer="layout" svg:width="0.034cm" svg:height="0.037cm" svg:x="8.465cm" svg:y="18.972cm" svg:viewBox="0 0 35 38" svg:d="M17 38c24 0 24-38 0-38-23 0-23 38 0 38z">
          <text:p/>
        </draw:path>
        <draw:path draw:style-name="gr1" draw:text-style-name="P1" draw:layer="layout" svg:width="0.034cm" svg:height="0.038cm" svg:x="8.465cm" svg:y="19.504cm" svg:viewBox="0 0 35 39" svg:d="M17 39c24 0 24-39 0-39-23 0-23 39 0 39z">
          <text:p/>
        </draw:path>
        <draw:path draw:style-name="gr1" draw:text-style-name="P1" draw:layer="layout" svg:width="0.034cm" svg:height="0.038cm" svg:x="8.465cm" svg:y="20.036cm" svg:viewBox="0 0 35 39" svg:d="M17 39c24 0 24-39 0-39-23 0-23 39 0 39z">
          <text:p/>
        </draw:path>
        <draw:path draw:style-name="gr1" draw:text-style-name="P1" draw:layer="layout" svg:width="0.034cm" svg:height="0.037cm" svg:x="8.465cm" svg:y="20.568cm" svg:viewBox="0 0 35 38" svg:d="M17 38c24 0 24-38 0-38-23 0-23 38 0 38z">
          <text:p/>
        </draw:path>
        <draw:path draw:style-name="gr1" draw:text-style-name="P1" draw:layer="layout" svg:width="0.034cm" svg:height="0.037cm" svg:x="8.963cm" svg:y="10.462cm" svg:viewBox="0 0 35 38" svg:d="M17 38c24 0 24-38 0-38-23 0-23 38 0 38z">
          <text:p/>
        </draw:path>
        <draw:path draw:style-name="gr1" draw:text-style-name="P1" draw:layer="layout" svg:width="0.034cm" svg:height="0.037cm" svg:x="8.963cm" svg:y="10.993cm" svg:viewBox="0 0 35 38" svg:d="M17 38c24 0 24-38 0-38-23 0-23 38 0 38z">
          <text:p/>
        </draw:path>
        <draw:path draw:style-name="gr1" draw:text-style-name="P1" draw:layer="layout" svg:width="0.034cm" svg:height="0.038cm" svg:x="8.963cm" svg:y="11.525cm" svg:viewBox="0 0 35 39" svg:d="M17 39c24 0 24-39 0-39-23 0-23 39 0 39z">
          <text:p/>
        </draw:path>
        <draw:path draw:style-name="gr1" draw:text-style-name="P1" draw:layer="layout" svg:width="0.034cm" svg:height="0.037cm" svg:x="8.963cm" svg:y="12.058cm" svg:viewBox="0 0 35 38" svg:d="M17 38c24 0 24-38 0-38-23 0-23 38 0 38z">
          <text:p/>
        </draw:path>
        <draw:path draw:style-name="gr1" draw:text-style-name="P1" draw:layer="layout" svg:width="0.034cm" svg:height="0.037cm" svg:x="8.963cm" svg:y="12.59cm" svg:viewBox="0 0 35 38" svg:d="M17 38c24 0 24-38 0-38-23 0-23 38 0 38z">
          <text:p/>
        </draw:path>
        <draw:path draw:style-name="gr1" draw:text-style-name="P1" draw:layer="layout" svg:width="0.034cm" svg:height="0.037cm" svg:x="8.963cm" svg:y="13.121cm" svg:viewBox="0 0 35 38" svg:d="M17 38c24 0 24-38 0-38-23 0-23 38 0 38z">
          <text:p/>
        </draw:path>
        <draw:path draw:style-name="gr1" draw:text-style-name="P1" draw:layer="layout" svg:width="0.034cm" svg:height="0.037cm" svg:x="8.963cm" svg:y="13.653cm" svg:viewBox="0 0 35 38" svg:d="M17 38c24 0 24-38 0-38-23 0-23 38 0 38z">
          <text:p/>
        </draw:path>
        <draw:path draw:style-name="gr1" draw:text-style-name="P1" draw:layer="layout" svg:width="0.034cm" svg:height="0.038cm" svg:x="8.963cm" svg:y="14.185cm" svg:viewBox="0 0 35 39" svg:d="M17 39c24 0 24-39 0-39-23 0-23 39 0 39z">
          <text:p/>
        </draw:path>
        <draw:path draw:style-name="gr1" draw:text-style-name="P1" draw:layer="layout" svg:width="0.034cm" svg:height="0.038cm" svg:x="8.963cm" svg:y="14.716cm" svg:viewBox="0 0 35 39" svg:d="M17 39c24 0 24-39 0-39-23 0-23 39 0 39z">
          <text:p/>
        </draw:path>
        <draw:path draw:style-name="gr1" draw:text-style-name="P1" draw:layer="layout" svg:width="0.034cm" svg:height="0.037cm" svg:x="8.963cm" svg:y="15.249cm" svg:viewBox="0 0 35 38" svg:d="M17 38c24 0 24-38 0-38-23 0-23 38 0 38z">
          <text:p/>
        </draw:path>
        <draw:path draw:style-name="gr1" draw:text-style-name="P1" draw:layer="layout" svg:width="0.034cm" svg:height="0.037cm" svg:x="8.963cm" svg:y="15.781cm" svg:viewBox="0 0 35 38" svg:d="M17 38c24 0 24-38 0-38-23 0-23 38 0 38z">
          <text:p/>
        </draw:path>
        <draw:path draw:style-name="gr1" draw:text-style-name="P1" draw:layer="layout" svg:width="0.034cm" svg:height="0.037cm" svg:x="8.963cm" svg:y="16.313cm" svg:viewBox="0 0 35 38" svg:d="M17 38c24 0 24-38 0-38-23 0-23 38 0 38z">
          <text:p/>
        </draw:path>
        <draw:path draw:style-name="gr1" draw:text-style-name="P1" draw:layer="layout" svg:width="0.034cm" svg:height="0.038cm" svg:x="8.963cm" svg:y="16.844cm" svg:viewBox="0 0 35 39" svg:d="M17 39c24 0 24-39 0-39-23 0-23 39 0 39z">
          <text:p/>
        </draw:path>
        <draw:path draw:style-name="gr1" draw:text-style-name="P1" draw:layer="layout" svg:width="0.034cm" svg:height="0.037cm" svg:x="8.963cm" svg:y="17.377cm" svg:viewBox="0 0 35 38" svg:d="M17 38c24 0 24-38 0-38-23 0-23 38 0 38z">
          <text:p/>
        </draw:path>
        <draw:path draw:style-name="gr1" draw:text-style-name="P1" draw:layer="layout" svg:width="0.034cm" svg:height="0.037cm" svg:x="8.963cm" svg:y="17.909cm" svg:viewBox="0 0 35 38" svg:d="M17 38c24 0 24-38 0-38-23 0-23 38 0 38z">
          <text:p/>
        </draw:path>
        <draw:path draw:style-name="gr1" draw:text-style-name="P1" draw:layer="layout" svg:width="0.034cm" svg:height="0.037cm" svg:x="8.963cm" svg:y="18.44cm" svg:viewBox="0 0 35 38" svg:d="M17 38c24 0 24-38 0-38-23 0-23 38 0 38z">
          <text:p/>
        </draw:path>
        <draw:path draw:style-name="gr1" draw:text-style-name="P1" draw:layer="layout" svg:width="0.034cm" svg:height="0.037cm" svg:x="8.963cm" svg:y="18.972cm" svg:viewBox="0 0 35 38" svg:d="M17 38c24 0 24-38 0-38-23 0-23 38 0 38z">
          <text:p/>
        </draw:path>
        <draw:path draw:style-name="gr1" draw:text-style-name="P1" draw:layer="layout" svg:width="0.034cm" svg:height="0.038cm" svg:x="8.963cm" svg:y="19.504cm" svg:viewBox="0 0 35 39" svg:d="M17 39c24 0 24-39 0-39-23 0-23 39 0 39z">
          <text:p/>
        </draw:path>
        <draw:path draw:style-name="gr1" draw:text-style-name="P1" draw:layer="layout" svg:width="0.034cm" svg:height="0.038cm" svg:x="8.963cm" svg:y="20.036cm" svg:viewBox="0 0 35 39" svg:d="M17 39c24 0 24-39 0-39-23 0-23 39 0 39z">
          <text:p/>
        </draw:path>
        <draw:path draw:style-name="gr1" draw:text-style-name="P1" draw:layer="layout" svg:width="0.034cm" svg:height="0.037cm" svg:x="8.963cm" svg:y="20.568cm" svg:viewBox="0 0 35 38" svg:d="M17 38c24 0 24-38 0-38-23 0-23 38 0 38z">
          <text:p/>
        </draw:path>
        <draw:path draw:style-name="gr1" draw:text-style-name="P1" draw:layer="layout" svg:width="0.034cm" svg:height="0.037cm" svg:x="9.463cm" svg:y="10.462cm" svg:viewBox="0 0 35 38" svg:d="M18 38c22 0 24-38 0-38s-24 38 0 38z">
          <text:p/>
        </draw:path>
        <draw:path draw:style-name="gr1" draw:text-style-name="P1" draw:layer="layout" svg:width="0.034cm" svg:height="0.037cm" svg:x="9.463cm" svg:y="10.993cm" svg:viewBox="0 0 35 38" svg:d="M18 38c22 0 24-38 0-38s-24 38 0 38z">
          <text:p/>
        </draw:path>
        <draw:path draw:style-name="gr1" draw:text-style-name="P1" draw:layer="layout" svg:width="0.034cm" svg:height="0.038cm" svg:x="9.463cm" svg:y="11.525cm" svg:viewBox="0 0 35 39" svg:d="M18 39c22 0 24-39 0-39s-24 39 0 39z">
          <text:p/>
        </draw:path>
        <draw:path draw:style-name="gr1" draw:text-style-name="P1" draw:layer="layout" svg:width="0.034cm" svg:height="0.037cm" svg:x="9.463cm" svg:y="12.058cm" svg:viewBox="0 0 35 38" svg:d="M18 38c22 0 24-38 0-38s-24 38 0 38z">
          <text:p/>
        </draw:path>
        <draw:path draw:style-name="gr1" draw:text-style-name="P1" draw:layer="layout" svg:width="0.034cm" svg:height="0.037cm" svg:x="9.463cm" svg:y="12.59cm" svg:viewBox="0 0 35 38" svg:d="M18 38c22 0 24-38 0-38s-24 38 0 38z">
          <text:p/>
        </draw:path>
        <draw:path draw:style-name="gr1" draw:text-style-name="P1" draw:layer="layout" svg:width="0.034cm" svg:height="0.037cm" svg:x="9.463cm" svg:y="13.121cm" svg:viewBox="0 0 35 38" svg:d="M18 38c22 0 24-38 0-38s-24 38 0 38z">
          <text:p/>
        </draw:path>
        <draw:path draw:style-name="gr1" draw:text-style-name="P1" draw:layer="layout" svg:width="0.034cm" svg:height="0.037cm" svg:x="9.463cm" svg:y="13.653cm" svg:viewBox="0 0 35 38" svg:d="M18 38c22 0 24-38 0-38s-24 38 0 38z">
          <text:p/>
        </draw:path>
        <draw:path draw:style-name="gr1" draw:text-style-name="P1" draw:layer="layout" svg:width="0.034cm" svg:height="0.038cm" svg:x="9.463cm" svg:y="14.185cm" svg:viewBox="0 0 35 39" svg:d="M18 39c22 0 24-39 0-39s-24 39 0 39z">
          <text:p/>
        </draw:path>
        <draw:path draw:style-name="gr1" draw:text-style-name="P1" draw:layer="layout" svg:width="0.034cm" svg:height="0.038cm" svg:x="9.463cm" svg:y="14.716cm" svg:viewBox="0 0 35 39" svg:d="M18 39c22 0 24-39 0-39s-24 39 0 39z">
          <text:p/>
        </draw:path>
        <draw:path draw:style-name="gr1" draw:text-style-name="P1" draw:layer="layout" svg:width="0.034cm" svg:height="0.037cm" svg:x="9.463cm" svg:y="15.249cm" svg:viewBox="0 0 35 38" svg:d="M18 38c22 0 24-38 0-38s-24 38 0 38z">
          <text:p/>
        </draw:path>
        <draw:path draw:style-name="gr1" draw:text-style-name="P1" draw:layer="layout" svg:width="0.034cm" svg:height="0.037cm" svg:x="9.463cm" svg:y="15.781cm" svg:viewBox="0 0 35 38" svg:d="M18 38c22 0 24-38 0-38s-24 38 0 38z">
          <text:p/>
        </draw:path>
        <draw:path draw:style-name="gr1" draw:text-style-name="P1" draw:layer="layout" svg:width="0.034cm" svg:height="0.037cm" svg:x="9.463cm" svg:y="16.313cm" svg:viewBox="0 0 35 38" svg:d="M18 38c22 0 24-38 0-38s-24 38 0 38z">
          <text:p/>
        </draw:path>
        <draw:path draw:style-name="gr1" draw:text-style-name="P1" draw:layer="layout" svg:width="0.034cm" svg:height="0.038cm" svg:x="9.463cm" svg:y="16.844cm" svg:viewBox="0 0 35 39" svg:d="M18 39c22 0 24-39 0-39s-24 39 0 39z">
          <text:p/>
        </draw:path>
        <draw:path draw:style-name="gr1" draw:text-style-name="P1" draw:layer="layout" svg:width="0.034cm" svg:height="0.037cm" svg:x="9.463cm" svg:y="17.377cm" svg:viewBox="0 0 35 38" svg:d="M18 38c22 0 24-38 0-38s-24 38 0 38z">
          <text:p/>
        </draw:path>
        <draw:path draw:style-name="gr1" draw:text-style-name="P1" draw:layer="layout" svg:width="0.034cm" svg:height="0.037cm" svg:x="9.463cm" svg:y="17.909cm" svg:viewBox="0 0 35 38" svg:d="M18 38c22 0 24-38 0-38s-24 38 0 38z">
          <text:p/>
        </draw:path>
        <draw:path draw:style-name="gr1" draw:text-style-name="P1" draw:layer="layout" svg:width="0.034cm" svg:height="0.037cm" svg:x="9.463cm" svg:y="18.44cm" svg:viewBox="0 0 35 38" svg:d="M18 38c22 0 24-38 0-38s-24 38 0 38z">
          <text:p/>
        </draw:path>
        <draw:path draw:style-name="gr1" draw:text-style-name="P1" draw:layer="layout" svg:width="0.034cm" svg:height="0.037cm" svg:x="9.463cm" svg:y="18.972cm" svg:viewBox="0 0 35 38" svg:d="M18 38c22 0 24-38 0-38s-24 38 0 38z">
          <text:p/>
        </draw:path>
        <draw:path draw:style-name="gr1" draw:text-style-name="P1" draw:layer="layout" svg:width="0.034cm" svg:height="0.038cm" svg:x="9.463cm" svg:y="19.504cm" svg:viewBox="0 0 35 39" svg:d="M18 39c22 0 24-39 0-39s-24 39 0 39z">
          <text:p/>
        </draw:path>
        <draw:path draw:style-name="gr1" draw:text-style-name="P1" draw:layer="layout" svg:width="0.034cm" svg:height="0.038cm" svg:x="9.463cm" svg:y="20.036cm" svg:viewBox="0 0 35 39" svg:d="M18 39c22 0 24-39 0-39s-24 39 0 39z">
          <text:p/>
        </draw:path>
        <draw:path draw:style-name="gr1" draw:text-style-name="P1" draw:layer="layout" svg:width="0.034cm" svg:height="0.037cm" svg:x="9.463cm" svg:y="20.568cm" svg:viewBox="0 0 35 38" svg:d="M18 38c22 0 24-38 0-38s-24 38 0 38z">
          <text:p/>
        </draw:path>
        <draw:path draw:style-name="gr1" draw:text-style-name="P1" draw:layer="layout" svg:width="0.034cm" svg:height="0.037cm" svg:x="9.962cm" svg:y="10.462cm" svg:viewBox="0 0 35 38" svg:d="M17 38c24 0 24-38 0-38-23 0-23 38 0 38z">
          <text:p/>
        </draw:path>
        <draw:path draw:style-name="gr1" draw:text-style-name="P1" draw:layer="layout" svg:width="0.034cm" svg:height="0.037cm" svg:x="9.962cm" svg:y="10.993cm" svg:viewBox="0 0 35 38" svg:d="M17 38c24 0 24-38 0-38-23 0-23 38 0 38z">
          <text:p/>
        </draw:path>
        <draw:path draw:style-name="gr1" draw:text-style-name="P1" draw:layer="layout" svg:width="0.034cm" svg:height="0.038cm" svg:x="9.962cm" svg:y="11.525cm" svg:viewBox="0 0 35 39" svg:d="M17 39c24 0 24-39 0-39-23 0-23 39 0 39z">
          <text:p/>
        </draw:path>
        <draw:path draw:style-name="gr1" draw:text-style-name="P1" draw:layer="layout" svg:width="0.034cm" svg:height="0.037cm" svg:x="9.962cm" svg:y="12.058cm" svg:viewBox="0 0 35 38" svg:d="M17 38c24 0 24-38 0-38-23 0-23 38 0 38z">
          <text:p/>
        </draw:path>
        <draw:path draw:style-name="gr1" draw:text-style-name="P1" draw:layer="layout" svg:width="0.034cm" svg:height="0.037cm" svg:x="9.962cm" svg:y="12.59cm" svg:viewBox="0 0 35 38" svg:d="M17 38c24 0 24-38 0-38-23 0-23 38 0 38z">
          <text:p/>
        </draw:path>
        <draw:path draw:style-name="gr1" draw:text-style-name="P1" draw:layer="layout" svg:width="0.034cm" svg:height="0.037cm" svg:x="9.962cm" svg:y="13.121cm" svg:viewBox="0 0 35 38" svg:d="M17 38c24 0 24-38 0-38-23 0-23 38 0 38z">
          <text:p/>
        </draw:path>
        <draw:path draw:style-name="gr1" draw:text-style-name="P1" draw:layer="layout" svg:width="0.034cm" svg:height="0.037cm" svg:x="9.962cm" svg:y="13.653cm" svg:viewBox="0 0 35 38" svg:d="M17 38c24 0 24-38 0-38-23 0-23 38 0 38z">
          <text:p/>
        </draw:path>
        <draw:path draw:style-name="gr1" draw:text-style-name="P1" draw:layer="layout" svg:width="0.034cm" svg:height="0.038cm" svg:x="9.962cm" svg:y="14.185cm" svg:viewBox="0 0 35 39" svg:d="M17 39c24 0 24-39 0-39-23 0-23 39 0 39z">
          <text:p/>
        </draw:path>
        <draw:path draw:style-name="gr1" draw:text-style-name="P1" draw:layer="layout" svg:width="0.034cm" svg:height="0.038cm" svg:x="9.962cm" svg:y="14.716cm" svg:viewBox="0 0 35 39" svg:d="M17 39c24 0 24-39 0-39-23 0-23 39 0 39z">
          <text:p/>
        </draw:path>
        <draw:path draw:style-name="gr1" draw:text-style-name="P1" draw:layer="layout" svg:width="0.034cm" svg:height="0.037cm" svg:x="9.962cm" svg:y="15.249cm" svg:viewBox="0 0 35 38" svg:d="M17 38c24 0 24-38 0-38-23 0-23 38 0 38z">
          <text:p/>
        </draw:path>
        <draw:path draw:style-name="gr1" draw:text-style-name="P1" draw:layer="layout" svg:width="0.034cm" svg:height="0.037cm" svg:x="9.962cm" svg:y="15.781cm" svg:viewBox="0 0 35 38" svg:d="M17 38c24 0 24-38 0-38-23 0-23 38 0 38z">
          <text:p/>
        </draw:path>
        <draw:path draw:style-name="gr1" draw:text-style-name="P1" draw:layer="layout" svg:width="0.034cm" svg:height="0.037cm" svg:x="9.962cm" svg:y="16.313cm" svg:viewBox="0 0 35 38" svg:d="M17 38c24 0 24-38 0-38-23 0-23 38 0 38z">
          <text:p/>
        </draw:path>
        <draw:path draw:style-name="gr1" draw:text-style-name="P1" draw:layer="layout" svg:width="0.034cm" svg:height="0.038cm" svg:x="9.962cm" svg:y="16.844cm" svg:viewBox="0 0 35 39" svg:d="M17 39c24 0 24-39 0-39-23 0-23 39 0 39z">
          <text:p/>
        </draw:path>
        <draw:path draw:style-name="gr1" draw:text-style-name="P1" draw:layer="layout" svg:width="0.034cm" svg:height="0.037cm" svg:x="9.962cm" svg:y="17.377cm" svg:viewBox="0 0 35 38" svg:d="M17 38c24 0 24-38 0-38-23 0-23 38 0 38z">
          <text:p/>
        </draw:path>
        <draw:path draw:style-name="gr1" draw:text-style-name="P1" draw:layer="layout" svg:width="0.034cm" svg:height="0.037cm" svg:x="9.962cm" svg:y="17.909cm" svg:viewBox="0 0 35 38" svg:d="M17 38c24 0 24-38 0-38-23 0-23 38 0 38z">
          <text:p/>
        </draw:path>
        <draw:path draw:style-name="gr1" draw:text-style-name="P1" draw:layer="layout" svg:width="0.034cm" svg:height="0.037cm" svg:x="9.962cm" svg:y="18.44cm" svg:viewBox="0 0 35 38" svg:d="M17 38c24 0 24-38 0-38-23 0-23 38 0 38z">
          <text:p/>
        </draw:path>
        <draw:path draw:style-name="gr1" draw:text-style-name="P1" draw:layer="layout" svg:width="0.034cm" svg:height="0.037cm" svg:x="9.962cm" svg:y="18.972cm" svg:viewBox="0 0 35 38" svg:d="M17 38c24 0 24-38 0-38-23 0-23 38 0 38z">
          <text:p/>
        </draw:path>
        <draw:path draw:style-name="gr1" draw:text-style-name="P1" draw:layer="layout" svg:width="0.034cm" svg:height="0.038cm" svg:x="9.962cm" svg:y="19.504cm" svg:viewBox="0 0 35 39" svg:d="M17 39c24 0 24-39 0-39-23 0-23 39 0 39z">
          <text:p/>
        </draw:path>
        <draw:path draw:style-name="gr1" draw:text-style-name="P1" draw:layer="layout" svg:width="0.034cm" svg:height="0.038cm" svg:x="9.962cm" svg:y="20.036cm" svg:viewBox="0 0 35 39" svg:d="M17 39c24 0 24-39 0-39-23 0-23 39 0 39z">
          <text:p/>
        </draw:path>
        <draw:path draw:style-name="gr1" draw:text-style-name="P1" draw:layer="layout" svg:width="0.034cm" svg:height="0.037cm" svg:x="9.962cm" svg:y="20.568cm" svg:viewBox="0 0 35 38" svg:d="M17 38c24 0 24-38 0-38-23 0-23 38 0 38z">
          <text:p/>
        </draw:path>
        <draw:path draw:style-name="gr1" draw:text-style-name="P1" draw:layer="layout" svg:width="0.034cm" svg:height="0.037cm" svg:x="10.46cm" svg:y="10.462cm" svg:viewBox="0 0 35 38" svg:d="M17 38c24 0 24-38 0-38-23 0-23 38 0 38z">
          <text:p/>
        </draw:path>
        <draw:path draw:style-name="gr1" draw:text-style-name="P1" draw:layer="layout" svg:width="0.034cm" svg:height="0.037cm" svg:x="10.46cm" svg:y="10.993cm" svg:viewBox="0 0 35 38" svg:d="M17 38c24 0 24-38 0-38-23 0-23 38 0 38z">
          <text:p/>
        </draw:path>
        <draw:path draw:style-name="gr1" draw:text-style-name="P1" draw:layer="layout" svg:width="0.034cm" svg:height="0.038cm" svg:x="10.46cm" svg:y="11.525cm" svg:viewBox="0 0 35 39" svg:d="M17 39c24 0 24-39 0-39-23 0-23 39 0 39z">
          <text:p/>
        </draw:path>
        <draw:path draw:style-name="gr1" draw:text-style-name="P1" draw:layer="layout" svg:width="0.034cm" svg:height="0.037cm" svg:x="10.46cm" svg:y="12.058cm" svg:viewBox="0 0 35 38" svg:d="M17 38c24 0 24-38 0-38-23 0-23 38 0 38z">
          <text:p/>
        </draw:path>
        <draw:path draw:style-name="gr1" draw:text-style-name="P1" draw:layer="layout" svg:width="0.034cm" svg:height="0.037cm" svg:x="10.46cm" svg:y="12.59cm" svg:viewBox="0 0 35 38" svg:d="M17 38c24 0 24-38 0-38-23 0-23 38 0 38z">
          <text:p/>
        </draw:path>
        <draw:path draw:style-name="gr1" draw:text-style-name="P1" draw:layer="layout" svg:width="0.034cm" svg:height="0.037cm" svg:x="10.46cm" svg:y="13.121cm" svg:viewBox="0 0 35 38" svg:d="M17 38c24 0 24-38 0-38-23 0-23 38 0 38z">
          <text:p/>
        </draw:path>
        <draw:path draw:style-name="gr1" draw:text-style-name="P1" draw:layer="layout" svg:width="0.034cm" svg:height="0.037cm" svg:x="10.46cm" svg:y="13.653cm" svg:viewBox="0 0 35 38" svg:d="M17 38c24 0 24-38 0-38-23 0-23 38 0 38z">
          <text:p/>
        </draw:path>
        <draw:path draw:style-name="gr1" draw:text-style-name="P1" draw:layer="layout" svg:width="0.034cm" svg:height="0.038cm" svg:x="10.46cm" svg:y="14.185cm" svg:viewBox="0 0 35 39" svg:d="M17 39c24 0 24-39 0-39-23 0-23 39 0 39z">
          <text:p/>
        </draw:path>
        <draw:path draw:style-name="gr1" draw:text-style-name="P1" draw:layer="layout" svg:width="0.034cm" svg:height="0.038cm" svg:x="10.46cm" svg:y="14.716cm" svg:viewBox="0 0 35 39" svg:d="M17 39c24 0 24-39 0-39-23 0-23 39 0 39z">
          <text:p/>
        </draw:path>
        <draw:path draw:style-name="gr1" draw:text-style-name="P1" draw:layer="layout" svg:width="0.034cm" svg:height="0.037cm" svg:x="10.46cm" svg:y="15.249cm" svg:viewBox="0 0 35 38" svg:d="M17 38c24 0 24-38 0-38-23 0-23 38 0 38z">
          <text:p/>
        </draw:path>
        <draw:path draw:style-name="gr1" draw:text-style-name="P1" draw:layer="layout" svg:width="0.034cm" svg:height="0.037cm" svg:x="10.46cm" svg:y="15.781cm" svg:viewBox="0 0 35 38" svg:d="M17 38c24 0 24-38 0-38-23 0-23 38 0 38z">
          <text:p/>
        </draw:path>
        <draw:path draw:style-name="gr1" draw:text-style-name="P1" draw:layer="layout" svg:width="0.034cm" svg:height="0.037cm" svg:x="10.46cm" svg:y="16.313cm" svg:viewBox="0 0 35 38" svg:d="M17 38c24 0 24-38 0-38-23 0-23 38 0 38z">
          <text:p/>
        </draw:path>
        <draw:path draw:style-name="gr1" draw:text-style-name="P1" draw:layer="layout" svg:width="0.034cm" svg:height="0.038cm" svg:x="10.46cm" svg:y="16.844cm" svg:viewBox="0 0 35 39" svg:d="M17 39c24 0 24-39 0-39-23 0-23 39 0 39z">
          <text:p/>
        </draw:path>
        <draw:path draw:style-name="gr1" draw:text-style-name="P1" draw:layer="layout" svg:width="0.034cm" svg:height="0.037cm" svg:x="10.46cm" svg:y="17.377cm" svg:viewBox="0 0 35 38" svg:d="M17 38c24 0 24-38 0-38-23 0-23 38 0 38z">
          <text:p/>
        </draw:path>
        <draw:path draw:style-name="gr1" draw:text-style-name="P1" draw:layer="layout" svg:width="0.034cm" svg:height="0.037cm" svg:x="10.46cm" svg:y="17.909cm" svg:viewBox="0 0 35 38" svg:d="M17 38c24 0 24-38 0-38-23 0-23 38 0 38z">
          <text:p/>
        </draw:path>
        <draw:path draw:style-name="gr1" draw:text-style-name="P1" draw:layer="layout" svg:width="0.034cm" svg:height="0.037cm" svg:x="10.46cm" svg:y="18.44cm" svg:viewBox="0 0 35 38" svg:d="M17 38c24 0 24-38 0-38-23 0-23 38 0 38z">
          <text:p/>
        </draw:path>
        <draw:path draw:style-name="gr1" draw:text-style-name="P1" draw:layer="layout" svg:width="0.034cm" svg:height="0.037cm" svg:x="10.46cm" svg:y="18.972cm" svg:viewBox="0 0 35 38" svg:d="M17 38c24 0 24-38 0-38-23 0-23 38 0 38z">
          <text:p/>
        </draw:path>
        <draw:path draw:style-name="gr1" draw:text-style-name="P1" draw:layer="layout" svg:width="0.034cm" svg:height="0.038cm" svg:x="10.46cm" svg:y="19.504cm" svg:viewBox="0 0 35 39" svg:d="M17 39c24 0 24-39 0-39-23 0-23 39 0 39z">
          <text:p/>
        </draw:path>
        <draw:path draw:style-name="gr1" draw:text-style-name="P1" draw:layer="layout" svg:width="0.034cm" svg:height="0.038cm" svg:x="10.46cm" svg:y="20.036cm" svg:viewBox="0 0 35 39" svg:d="M17 39c24 0 24-39 0-39-23 0-23 39 0 39z">
          <text:p/>
        </draw:path>
        <draw:path draw:style-name="gr1" draw:text-style-name="P1" draw:layer="layout" svg:width="0.034cm" svg:height="0.037cm" svg:x="10.46cm" svg:y="20.568cm" svg:viewBox="0 0 35 38" svg:d="M17 38c24 0 24-38 0-38-23 0-23 38 0 38z">
          <text:p/>
        </draw:path>
        <draw:path draw:style-name="gr1" draw:text-style-name="P1" draw:layer="layout" svg:width="0.034cm" svg:height="0.037cm" svg:x="10.96cm" svg:y="10.462cm" svg:viewBox="0 0 35 38" svg:d="M18 38c23 0 23-38 0-38-24 0-24 38 0 38z">
          <text:p/>
        </draw:path>
        <draw:path draw:style-name="gr1" draw:text-style-name="P1" draw:layer="layout" svg:width="0.034cm" svg:height="0.037cm" svg:x="10.96cm" svg:y="10.993cm" svg:viewBox="0 0 35 38" svg:d="M18 38c23 0 23-38 0-38-24 0-24 38 0 38z">
          <text:p/>
        </draw:path>
        <draw:path draw:style-name="gr1" draw:text-style-name="P1" draw:layer="layout" svg:width="0.034cm" svg:height="0.038cm" svg:x="10.96cm" svg:y="11.525cm" svg:viewBox="0 0 35 39" svg:d="M18 39c23 0 23-39 0-39-24 0-24 39 0 39z">
          <text:p/>
        </draw:path>
        <draw:path draw:style-name="gr1" draw:text-style-name="P1" draw:layer="layout" svg:width="0.034cm" svg:height="0.037cm" svg:x="10.96cm" svg:y="12.058cm" svg:viewBox="0 0 35 38" svg:d="M18 38c23 0 23-38 0-38-24 0-24 38 0 38z">
          <text:p/>
        </draw:path>
        <draw:path draw:style-name="gr1" draw:text-style-name="P1" draw:layer="layout" svg:width="0.034cm" svg:height="0.037cm" svg:x="10.96cm" svg:y="12.59cm" svg:viewBox="0 0 35 38" svg:d="M18 38c23 0 23-38 0-38-24 0-24 38 0 38z">
          <text:p/>
        </draw:path>
        <draw:path draw:style-name="gr1" draw:text-style-name="P1" draw:layer="layout" svg:width="0.034cm" svg:height="0.037cm" svg:x="10.96cm" svg:y="13.121cm" svg:viewBox="0 0 35 38" svg:d="M18 38c23 0 23-38 0-38-24 0-24 38 0 38z">
          <text:p/>
        </draw:path>
        <draw:path draw:style-name="gr1" draw:text-style-name="P1" draw:layer="layout" svg:width="0.034cm" svg:height="0.037cm" svg:x="10.96cm" svg:y="13.653cm" svg:viewBox="0 0 35 38" svg:d="M18 38c23 0 23-38 0-38-24 0-24 38 0 38z">
          <text:p/>
        </draw:path>
        <draw:path draw:style-name="gr1" draw:text-style-name="P1" draw:layer="layout" svg:width="0.034cm" svg:height="0.038cm" svg:x="10.96cm" svg:y="14.185cm" svg:viewBox="0 0 35 39" svg:d="M18 39c23 0 23-39 0-39-24 0-24 39 0 39z">
          <text:p/>
        </draw:path>
        <draw:path draw:style-name="gr1" draw:text-style-name="P1" draw:layer="layout" svg:width="0.034cm" svg:height="0.038cm" svg:x="10.96cm" svg:y="14.716cm" svg:viewBox="0 0 35 39" svg:d="M18 39c23 0 23-39 0-39-24 0-24 39 0 39z">
          <text:p/>
        </draw:path>
        <draw:path draw:style-name="gr1" draw:text-style-name="P1" draw:layer="layout" svg:width="0.034cm" svg:height="0.037cm" svg:x="10.96cm" svg:y="15.249cm" svg:viewBox="0 0 35 38" svg:d="M18 38c23 0 23-38 0-38-24 0-24 38 0 38z">
          <text:p/>
        </draw:path>
        <draw:path draw:style-name="gr1" draw:text-style-name="P1" draw:layer="layout" svg:width="0.034cm" svg:height="0.037cm" svg:x="10.96cm" svg:y="15.781cm" svg:viewBox="0 0 35 38" svg:d="M18 38c23 0 23-38 0-38-24 0-24 38 0 38z">
          <text:p/>
        </draw:path>
        <draw:path draw:style-name="gr1" draw:text-style-name="P1" draw:layer="layout" svg:width="0.034cm" svg:height="0.037cm" svg:x="10.96cm" svg:y="16.313cm" svg:viewBox="0 0 35 38" svg:d="M18 38c23 0 23-38 0-38-24 0-24 38 0 38z">
          <text:p/>
        </draw:path>
        <draw:path draw:style-name="gr1" draw:text-style-name="P1" draw:layer="layout" svg:width="0.034cm" svg:height="0.038cm" svg:x="10.96cm" svg:y="16.844cm" svg:viewBox="0 0 35 39" svg:d="M18 39c23 0 23-39 0-39-24 0-24 39 0 39z">
          <text:p/>
        </draw:path>
        <draw:path draw:style-name="gr1" draw:text-style-name="P1" draw:layer="layout" svg:width="0.034cm" svg:height="0.037cm" svg:x="10.96cm" svg:y="17.377cm" svg:viewBox="0 0 35 38" svg:d="M18 38c23 0 23-38 0-38-24 0-24 38 0 38z">
          <text:p/>
        </draw:path>
        <draw:path draw:style-name="gr1" draw:text-style-name="P1" draw:layer="layout" svg:width="0.034cm" svg:height="0.037cm" svg:x="10.96cm" svg:y="17.909cm" svg:viewBox="0 0 35 38" svg:d="M18 38c23 0 23-38 0-38-24 0-24 38 0 38z">
          <text:p/>
        </draw:path>
        <draw:path draw:style-name="gr1" draw:text-style-name="P1" draw:layer="layout" svg:width="0.034cm" svg:height="0.037cm" svg:x="10.96cm" svg:y="18.44cm" svg:viewBox="0 0 35 38" svg:d="M18 38c23 0 23-38 0-38-24 0-24 38 0 38z">
          <text:p/>
        </draw:path>
        <draw:path draw:style-name="gr1" draw:text-style-name="P1" draw:layer="layout" svg:width="0.034cm" svg:height="0.037cm" svg:x="10.96cm" svg:y="18.972cm" svg:viewBox="0 0 35 38" svg:d="M18 38c23 0 23-38 0-38-24 0-24 38 0 38z">
          <text:p/>
        </draw:path>
        <draw:path draw:style-name="gr1" draw:text-style-name="P1" draw:layer="layout" svg:width="0.034cm" svg:height="0.038cm" svg:x="10.96cm" svg:y="19.504cm" svg:viewBox="0 0 35 39" svg:d="M18 39c23 0 23-39 0-39-24 0-24 39 0 39z">
          <text:p/>
        </draw:path>
        <draw:path draw:style-name="gr1" draw:text-style-name="P1" draw:layer="layout" svg:width="0.034cm" svg:height="0.038cm" svg:x="10.96cm" svg:y="20.036cm" svg:viewBox="0 0 35 39" svg:d="M18 39c23 0 23-39 0-39-24 0-24 39 0 39z">
          <text:p/>
        </draw:path>
        <draw:path draw:style-name="gr1" draw:text-style-name="P1" draw:layer="layout" svg:width="0.034cm" svg:height="0.037cm" svg:x="10.96cm" svg:y="20.568cm" svg:viewBox="0 0 35 38" svg:d="M18 38c23 0 23-38 0-38-24 0-24 38 0 38z">
          <text:p/>
        </draw:path>
        <draw:path draw:style-name="gr1" draw:text-style-name="P1" draw:layer="layout" svg:width="0.034cm" svg:height="0.037cm" svg:x="11.458cm" svg:y="10.462cm" svg:viewBox="0 0 35 38" svg:d="M18 38c22 0 22-38 0-38-24 0-24 38 0 38z">
          <text:p/>
        </draw:path>
        <draw:path draw:style-name="gr1" draw:text-style-name="P1" draw:layer="layout" svg:width="0.034cm" svg:height="0.037cm" svg:x="11.458cm" svg:y="10.993cm" svg:viewBox="0 0 35 38" svg:d="M18 38c22 0 22-38 0-38-24 0-24 38 0 38z">
          <text:p/>
        </draw:path>
        <draw:path draw:style-name="gr1" draw:text-style-name="P1" draw:layer="layout" svg:width="0.034cm" svg:height="0.038cm" svg:x="11.458cm" svg:y="11.525cm" svg:viewBox="0 0 35 39" svg:d="M18 39c22 0 22-39 0-39-24 0-24 39 0 39z">
          <text:p/>
        </draw:path>
        <draw:path draw:style-name="gr1" draw:text-style-name="P1" draw:layer="layout" svg:width="0.034cm" svg:height="0.037cm" svg:x="11.458cm" svg:y="12.058cm" svg:viewBox="0 0 35 38" svg:d="M18 38c22 0 22-38 0-38-24 0-24 38 0 38z">
          <text:p/>
        </draw:path>
        <draw:path draw:style-name="gr1" draw:text-style-name="P1" draw:layer="layout" svg:width="0.034cm" svg:height="0.037cm" svg:x="11.458cm" svg:y="12.59cm" svg:viewBox="0 0 35 38" svg:d="M18 38c22 0 22-38 0-38-24 0-24 38 0 38z">
          <text:p/>
        </draw:path>
        <draw:path draw:style-name="gr1" draw:text-style-name="P1" draw:layer="layout" svg:width="0.034cm" svg:height="0.037cm" svg:x="11.458cm" svg:y="13.121cm" svg:viewBox="0 0 35 38" svg:d="M18 38c22 0 22-38 0-38-24 0-24 38 0 38z">
          <text:p/>
        </draw:path>
        <draw:path draw:style-name="gr1" draw:text-style-name="P1" draw:layer="layout" svg:width="0.034cm" svg:height="0.037cm" svg:x="11.458cm" svg:y="13.653cm" svg:viewBox="0 0 35 38" svg:d="M18 38c22 0 22-38 0-38-24 0-24 38 0 38z">
          <text:p/>
        </draw:path>
        <draw:path draw:style-name="gr1" draw:text-style-name="P1" draw:layer="layout" svg:width="0.034cm" svg:height="0.038cm" svg:x="11.458cm" svg:y="14.185cm" svg:viewBox="0 0 35 39" svg:d="M18 39c22 0 22-39 0-39-24 0-24 39 0 39z">
          <text:p/>
        </draw:path>
        <draw:path draw:style-name="gr1" draw:text-style-name="P1" draw:layer="layout" svg:width="0.034cm" svg:height="0.038cm" svg:x="11.458cm" svg:y="14.716cm" svg:viewBox="0 0 35 39" svg:d="M18 39c22 0 22-39 0-39-24 0-24 39 0 39z">
          <text:p/>
        </draw:path>
        <draw:path draw:style-name="gr1" draw:text-style-name="P1" draw:layer="layout" svg:width="0.034cm" svg:height="0.037cm" svg:x="11.458cm" svg:y="15.249cm" svg:viewBox="0 0 35 38" svg:d="M18 38c22 0 22-38 0-38-24 0-24 38 0 38z">
          <text:p/>
        </draw:path>
        <draw:path draw:style-name="gr1" draw:text-style-name="P1" draw:layer="layout" svg:width="0.034cm" svg:height="0.037cm" svg:x="11.458cm" svg:y="15.781cm" svg:viewBox="0 0 35 38" svg:d="M18 38c22 0 22-38 0-38-24 0-24 38 0 38z">
          <text:p/>
        </draw:path>
        <draw:path draw:style-name="gr1" draw:text-style-name="P1" draw:layer="layout" svg:width="0.034cm" svg:height="0.037cm" svg:x="11.458cm" svg:y="16.313cm" svg:viewBox="0 0 35 38" svg:d="M18 38c22 0 22-38 0-38-24 0-24 38 0 38z">
          <text:p/>
        </draw:path>
        <draw:path draw:style-name="gr1" draw:text-style-name="P1" draw:layer="layout" svg:width="0.034cm" svg:height="0.038cm" svg:x="11.458cm" svg:y="16.844cm" svg:viewBox="0 0 35 39" svg:d="M18 39c22 0 22-39 0-39-24 0-24 39 0 39z">
          <text:p/>
        </draw:path>
        <draw:path draw:style-name="gr1" draw:text-style-name="P1" draw:layer="layout" svg:width="0.034cm" svg:height="0.037cm" svg:x="11.458cm" svg:y="17.377cm" svg:viewBox="0 0 35 38" svg:d="M18 38c22 0 22-38 0-38-24 0-24 38 0 38z">
          <text:p/>
        </draw:path>
        <draw:path draw:style-name="gr1" draw:text-style-name="P1" draw:layer="layout" svg:width="0.034cm" svg:height="0.037cm" svg:x="11.458cm" svg:y="17.909cm" svg:viewBox="0 0 35 38" svg:d="M18 38c22 0 22-38 0-38-24 0-24 38 0 38z">
          <text:p/>
        </draw:path>
        <draw:path draw:style-name="gr1" draw:text-style-name="P1" draw:layer="layout" svg:width="0.034cm" svg:height="0.037cm" svg:x="11.458cm" svg:y="18.44cm" svg:viewBox="0 0 35 38" svg:d="M18 38c22 0 22-38 0-38-24 0-24 38 0 38z">
          <text:p/>
        </draw:path>
        <draw:path draw:style-name="gr1" draw:text-style-name="P1" draw:layer="layout" svg:width="0.034cm" svg:height="0.037cm" svg:x="11.458cm" svg:y="18.972cm" svg:viewBox="0 0 35 38" svg:d="M18 38c22 0 22-38 0-38-24 0-24 38 0 38z">
          <text:p/>
        </draw:path>
        <draw:path draw:style-name="gr1" draw:text-style-name="P1" draw:layer="layout" svg:width="0.034cm" svg:height="0.038cm" svg:x="11.458cm" svg:y="19.504cm" svg:viewBox="0 0 35 39" svg:d="M18 39c22 0 22-39 0-39-24 0-24 39 0 39z">
          <text:p/>
        </draw:path>
        <draw:path draw:style-name="gr1" draw:text-style-name="P1" draw:layer="layout" svg:width="0.034cm" svg:height="0.038cm" svg:x="11.458cm" svg:y="20.036cm" svg:viewBox="0 0 35 39" svg:d="M18 39c22 0 22-39 0-39-24 0-24 39 0 39z">
          <text:p/>
        </draw:path>
        <draw:path draw:style-name="gr1" draw:text-style-name="P1" draw:layer="layout" svg:width="0.034cm" svg:height="0.037cm" svg:x="11.458cm" svg:y="20.568cm" svg:viewBox="0 0 35 38" svg:d="M18 38c22 0 22-38 0-38-24 0-24 38 0 38z">
          <text:p/>
        </draw:path>
        <draw:path draw:style-name="gr1" draw:text-style-name="P1" draw:layer="layout" svg:width="0.034cm" svg:height="0.037cm" svg:x="11.957cm" svg:y="10.462cm" svg:viewBox="0 0 35 38" svg:d="M17 38c24 0 24-38 0-38-23 0-23 38 0 38z">
          <text:p/>
        </draw:path>
        <draw:path draw:style-name="gr1" draw:text-style-name="P1" draw:layer="layout" svg:width="0.034cm" svg:height="0.037cm" svg:x="11.957cm" svg:y="10.993cm" svg:viewBox="0 0 35 38" svg:d="M17 38c24 0 24-38 0-38-23 0-23 38 0 38z">
          <text:p/>
        </draw:path>
        <draw:path draw:style-name="gr1" draw:text-style-name="P1" draw:layer="layout" svg:width="0.034cm" svg:height="0.038cm" svg:x="11.957cm" svg:y="11.525cm" svg:viewBox="0 0 35 39" svg:d="M17 39c24 0 24-39 0-39-23 0-23 39 0 39z">
          <text:p/>
        </draw:path>
        <draw:path draw:style-name="gr1" draw:text-style-name="P1" draw:layer="layout" svg:width="0.034cm" svg:height="0.037cm" svg:x="11.957cm" svg:y="12.058cm" svg:viewBox="0 0 35 38" svg:d="M17 38c24 0 24-38 0-38-23 0-23 38 0 38z">
          <text:p/>
        </draw:path>
        <draw:path draw:style-name="gr1" draw:text-style-name="P1" draw:layer="layout" svg:width="0.034cm" svg:height="0.037cm" svg:x="11.957cm" svg:y="12.59cm" svg:viewBox="0 0 35 38" svg:d="M17 38c24 0 24-38 0-38-23 0-23 38 0 38z">
          <text:p/>
        </draw:path>
        <draw:path draw:style-name="gr1" draw:text-style-name="P1" draw:layer="layout" svg:width="0.034cm" svg:height="0.037cm" svg:x="11.957cm" svg:y="13.121cm" svg:viewBox="0 0 35 38" svg:d="M17 38c24 0 24-38 0-38-23 0-23 38 0 38z">
          <text:p/>
        </draw:path>
        <draw:path draw:style-name="gr1" draw:text-style-name="P1" draw:layer="layout" svg:width="0.034cm" svg:height="0.037cm" svg:x="11.957cm" svg:y="13.653cm" svg:viewBox="0 0 35 38" svg:d="M17 38c24 0 24-38 0-38-23 0-23 38 0 38z">
          <text:p/>
        </draw:path>
        <draw:path draw:style-name="gr1" draw:text-style-name="P1" draw:layer="layout" svg:width="0.034cm" svg:height="0.038cm" svg:x="11.957cm" svg:y="14.185cm" svg:viewBox="0 0 35 39" svg:d="M17 39c24 0 24-39 0-39-23 0-23 39 0 39z">
          <text:p/>
        </draw:path>
        <draw:path draw:style-name="gr1" draw:text-style-name="P1" draw:layer="layout" svg:width="0.034cm" svg:height="0.038cm" svg:x="11.957cm" svg:y="14.716cm" svg:viewBox="0 0 35 39" svg:d="M17 39c24 0 24-39 0-39-23 0-23 39 0 39z">
          <text:p/>
        </draw:path>
        <draw:path draw:style-name="gr1" draw:text-style-name="P1" draw:layer="layout" svg:width="0.034cm" svg:height="0.037cm" svg:x="11.957cm" svg:y="15.249cm" svg:viewBox="0 0 35 38" svg:d="M17 38c24 0 24-38 0-38-23 0-23 38 0 38z">
          <text:p/>
        </draw:path>
        <draw:path draw:style-name="gr1" draw:text-style-name="P1" draw:layer="layout" svg:width="0.034cm" svg:height="0.037cm" svg:x="11.957cm" svg:y="15.781cm" svg:viewBox="0 0 35 38" svg:d="M17 38c24 0 24-38 0-38-23 0-23 38 0 38z">
          <text:p/>
        </draw:path>
        <draw:path draw:style-name="gr1" draw:text-style-name="P1" draw:layer="layout" svg:width="0.034cm" svg:height="0.037cm" svg:x="11.957cm" svg:y="16.313cm" svg:viewBox="0 0 35 38" svg:d="M17 38c24 0 24-38 0-38-23 0-23 38 0 38z">
          <text:p/>
        </draw:path>
        <draw:path draw:style-name="gr1" draw:text-style-name="P1" draw:layer="layout" svg:width="0.034cm" svg:height="0.038cm" svg:x="11.957cm" svg:y="16.844cm" svg:viewBox="0 0 35 39" svg:d="M17 39c24 0 24-39 0-39-23 0-23 39 0 39z">
          <text:p/>
        </draw:path>
        <draw:path draw:style-name="gr1" draw:text-style-name="P1" draw:layer="layout" svg:width="0.034cm" svg:height="0.037cm" svg:x="11.957cm" svg:y="17.377cm" svg:viewBox="0 0 35 38" svg:d="M17 38c24 0 24-38 0-38-23 0-23 38 0 38z">
          <text:p/>
        </draw:path>
        <draw:path draw:style-name="gr1" draw:text-style-name="P1" draw:layer="layout" svg:width="0.034cm" svg:height="0.037cm" svg:x="11.957cm" svg:y="17.909cm" svg:viewBox="0 0 35 38" svg:d="M17 38c24 0 24-38 0-38-23 0-23 38 0 38z">
          <text:p/>
        </draw:path>
        <draw:path draw:style-name="gr1" draw:text-style-name="P1" draw:layer="layout" svg:width="0.034cm" svg:height="0.037cm" svg:x="11.957cm" svg:y="18.44cm" svg:viewBox="0 0 35 38" svg:d="M17 38c24 0 24-38 0-38-23 0-23 38 0 38z">
          <text:p/>
        </draw:path>
        <draw:path draw:style-name="gr1" draw:text-style-name="P1" draw:layer="layout" svg:width="0.034cm" svg:height="0.037cm" svg:x="11.957cm" svg:y="18.972cm" svg:viewBox="0 0 35 38" svg:d="M17 38c24 0 24-38 0-38-23 0-23 38 0 38z">
          <text:p/>
        </draw:path>
        <draw:path draw:style-name="gr1" draw:text-style-name="P1" draw:layer="layout" svg:width="0.034cm" svg:height="0.038cm" svg:x="11.957cm" svg:y="19.504cm" svg:viewBox="0 0 35 39" svg:d="M17 39c24 0 24-39 0-39-23 0-23 39 0 39z">
          <text:p/>
        </draw:path>
        <draw:path draw:style-name="gr1" draw:text-style-name="P1" draw:layer="layout" svg:width="0.034cm" svg:height="0.038cm" svg:x="11.957cm" svg:y="20.036cm" svg:viewBox="0 0 35 39" svg:d="M17 39c24 0 24-39 0-39-23 0-23 39 0 39z">
          <text:p/>
        </draw:path>
        <draw:path draw:style-name="gr1" draw:text-style-name="P1" draw:layer="layout" svg:width="0.034cm" svg:height="0.037cm" svg:x="11.957cm" svg:y="20.568cm" svg:viewBox="0 0 35 38" svg:d="M17 38c24 0 24-38 0-38-23 0-23 38 0 38z">
          <text:p/>
        </draw:path>
        <draw:path draw:style-name="gr1" draw:text-style-name="P1" draw:layer="layout" svg:width="0.035cm" svg:height="0.037cm" svg:x="12.456cm" svg:y="10.462cm" svg:viewBox="0 0 36 38" svg:d="M18 38c24 0 24-38 0-38s-24 38 0 38z">
          <text:p/>
        </draw:path>
        <draw:path draw:style-name="gr1" draw:text-style-name="P1" draw:layer="layout" svg:width="0.035cm" svg:height="0.037cm" svg:x="12.456cm" svg:y="10.993cm" svg:viewBox="0 0 36 38" svg:d="M18 38c24 0 24-38 0-38s-24 38 0 38z">
          <text:p/>
        </draw:path>
        <draw:path draw:style-name="gr1" draw:text-style-name="P1" draw:layer="layout" svg:width="0.035cm" svg:height="0.038cm" svg:x="12.456cm" svg:y="11.525cm" svg:viewBox="0 0 36 39" svg:d="M18 39c24 0 24-39 0-39s-24 39 0 39z">
          <text:p/>
        </draw:path>
        <draw:path draw:style-name="gr1" draw:text-style-name="P1" draw:layer="layout" svg:width="0.035cm" svg:height="0.037cm" svg:x="12.456cm" svg:y="12.058cm" svg:viewBox="0 0 36 38" svg:d="M18 38c24 0 24-38 0-38s-24 38 0 38z">
          <text:p/>
        </draw:path>
        <draw:path draw:style-name="gr1" draw:text-style-name="P1" draw:layer="layout" svg:width="0.035cm" svg:height="0.037cm" svg:x="12.456cm" svg:y="12.59cm" svg:viewBox="0 0 36 38" svg:d="M18 38c24 0 24-38 0-38s-24 38 0 38z">
          <text:p/>
        </draw:path>
        <draw:path draw:style-name="gr1" draw:text-style-name="P1" draw:layer="layout" svg:width="0.035cm" svg:height="0.037cm" svg:x="12.456cm" svg:y="13.121cm" svg:viewBox="0 0 36 38" svg:d="M18 38c24 0 24-38 0-38s-24 38 0 38z">
          <text:p/>
        </draw:path>
        <draw:path draw:style-name="gr1" draw:text-style-name="P1" draw:layer="layout" svg:width="0.035cm" svg:height="0.037cm" svg:x="12.456cm" svg:y="13.653cm" svg:viewBox="0 0 36 38" svg:d="M18 38c24 0 24-38 0-38s-24 38 0 38z">
          <text:p/>
        </draw:path>
        <draw:path draw:style-name="gr1" draw:text-style-name="P1" draw:layer="layout" svg:width="0.035cm" svg:height="0.038cm" svg:x="12.456cm" svg:y="14.185cm" svg:viewBox="0 0 36 39" svg:d="M18 39c24 0 24-39 0-39s-24 39 0 39z">
          <text:p/>
        </draw:path>
        <draw:path draw:style-name="gr1" draw:text-style-name="P1" draw:layer="layout" svg:width="0.035cm" svg:height="0.038cm" svg:x="12.456cm" svg:y="14.716cm" svg:viewBox="0 0 36 39" svg:d="M18 39c24 0 24-39 0-39s-24 39 0 39z">
          <text:p/>
        </draw:path>
        <draw:path draw:style-name="gr1" draw:text-style-name="P1" draw:layer="layout" svg:width="0.035cm" svg:height="0.037cm" svg:x="12.456cm" svg:y="15.249cm" svg:viewBox="0 0 36 38" svg:d="M18 38c24 0 24-38 0-38s-24 38 0 38z">
          <text:p/>
        </draw:path>
        <draw:path draw:style-name="gr1" draw:text-style-name="P1" draw:layer="layout" svg:width="0.035cm" svg:height="0.037cm" svg:x="12.456cm" svg:y="15.781cm" svg:viewBox="0 0 36 38" svg:d="M18 38c24 0 24-38 0-38s-24 38 0 38z">
          <text:p/>
        </draw:path>
        <draw:path draw:style-name="gr1" draw:text-style-name="P1" draw:layer="layout" svg:width="0.035cm" svg:height="0.037cm" svg:x="12.456cm" svg:y="16.313cm" svg:viewBox="0 0 36 38" svg:d="M18 38c24 0 24-38 0-38s-24 38 0 38z">
          <text:p/>
        </draw:path>
        <draw:path draw:style-name="gr1" draw:text-style-name="P1" draw:layer="layout" svg:width="0.035cm" svg:height="0.038cm" svg:x="12.456cm" svg:y="16.844cm" svg:viewBox="0 0 36 39" svg:d="M18 39c24 0 24-39 0-39s-24 39 0 39z">
          <text:p/>
        </draw:path>
        <draw:path draw:style-name="gr1" draw:text-style-name="P1" draw:layer="layout" svg:width="0.035cm" svg:height="0.037cm" svg:x="12.456cm" svg:y="17.377cm" svg:viewBox="0 0 36 38" svg:d="M18 38c24 0 24-38 0-38s-24 38 0 38z">
          <text:p/>
        </draw:path>
        <draw:path draw:style-name="gr1" draw:text-style-name="P1" draw:layer="layout" svg:width="0.035cm" svg:height="0.037cm" svg:x="12.456cm" svg:y="17.909cm" svg:viewBox="0 0 36 38" svg:d="M18 38c24 0 24-38 0-38s-24 38 0 38z">
          <text:p/>
        </draw:path>
        <draw:path draw:style-name="gr1" draw:text-style-name="P1" draw:layer="layout" svg:width="0.035cm" svg:height="0.037cm" svg:x="12.456cm" svg:y="18.44cm" svg:viewBox="0 0 36 38" svg:d="M18 38c24 0 24-38 0-38s-24 38 0 38z">
          <text:p/>
        </draw:path>
        <draw:path draw:style-name="gr1" draw:text-style-name="P1" draw:layer="layout" svg:width="0.035cm" svg:height="0.037cm" svg:x="12.456cm" svg:y="18.972cm" svg:viewBox="0 0 36 38" svg:d="M18 38c24 0 24-38 0-38s-24 38 0 38z">
          <text:p/>
        </draw:path>
        <draw:path draw:style-name="gr1" draw:text-style-name="P1" draw:layer="layout" svg:width="0.035cm" svg:height="0.038cm" svg:x="12.456cm" svg:y="19.504cm" svg:viewBox="0 0 36 39" svg:d="M18 39c24 0 24-39 0-39s-24 39 0 39z">
          <text:p/>
        </draw:path>
        <draw:path draw:style-name="gr1" draw:text-style-name="P1" draw:layer="layout" svg:width="0.035cm" svg:height="0.038cm" svg:x="12.456cm" svg:y="20.036cm" svg:viewBox="0 0 36 39" svg:d="M18 39c24 0 24-39 0-39s-24 39 0 39z">
          <text:p/>
        </draw:path>
        <draw:path draw:style-name="gr1" draw:text-style-name="P1" draw:layer="layout" svg:width="0.035cm" svg:height="0.037cm" svg:x="12.456cm" svg:y="20.568cm" svg:viewBox="0 0 36 38" svg:d="M18 38c24 0 24-38 0-38s-24 38 0 38z">
          <text:p/>
        </draw:path>
        <draw:path draw:style-name="gr1" draw:text-style-name="P1" draw:layer="layout" svg:width="0.034cm" svg:height="0.037cm" svg:x="12.956cm" svg:y="10.462cm" svg:viewBox="0 0 35 38" svg:d="M18 38c22 0 22-38 0-38-24 0-24 38 0 38z">
          <text:p/>
        </draw:path>
        <draw:path draw:style-name="gr1" draw:text-style-name="P1" draw:layer="layout" svg:width="0.034cm" svg:height="0.037cm" svg:x="12.956cm" svg:y="10.993cm" svg:viewBox="0 0 35 38" svg:d="M18 38c22 0 22-38 0-38-24 0-24 38 0 38z">
          <text:p/>
        </draw:path>
        <draw:path draw:style-name="gr1" draw:text-style-name="P1" draw:layer="layout" svg:width="0.034cm" svg:height="0.038cm" svg:x="12.956cm" svg:y="11.525cm" svg:viewBox="0 0 35 39" svg:d="M18 39c22 0 22-39 0-39-24 0-24 39 0 39z">
          <text:p/>
        </draw:path>
        <draw:path draw:style-name="gr1" draw:text-style-name="P1" draw:layer="layout" svg:width="0.034cm" svg:height="0.037cm" svg:x="12.956cm" svg:y="12.058cm" svg:viewBox="0 0 35 38" svg:d="M18 38c22 0 22-38 0-38-24 0-24 38 0 38z">
          <text:p/>
        </draw:path>
        <draw:path draw:style-name="gr1" draw:text-style-name="P1" draw:layer="layout" svg:width="0.034cm" svg:height="0.037cm" svg:x="12.956cm" svg:y="12.59cm" svg:viewBox="0 0 35 38" svg:d="M18 38c22 0 22-38 0-38-24 0-24 38 0 38z">
          <text:p/>
        </draw:path>
        <draw:path draw:style-name="gr1" draw:text-style-name="P1" draw:layer="layout" svg:width="0.034cm" svg:height="0.037cm" svg:x="12.956cm" svg:y="13.121cm" svg:viewBox="0 0 35 38" svg:d="M18 38c22 0 22-38 0-38-24 0-24 38 0 38z">
          <text:p/>
        </draw:path>
        <draw:path draw:style-name="gr1" draw:text-style-name="P1" draw:layer="layout" svg:width="0.034cm" svg:height="0.037cm" svg:x="12.956cm" svg:y="13.653cm" svg:viewBox="0 0 35 38" svg:d="M18 38c22 0 22-38 0-38-24 0-24 38 0 38z">
          <text:p/>
        </draw:path>
        <draw:path draw:style-name="gr1" draw:text-style-name="P1" draw:layer="layout" svg:width="0.034cm" svg:height="0.038cm" svg:x="12.956cm" svg:y="14.185cm" svg:viewBox="0 0 35 39" svg:d="M18 39c22 0 22-39 0-39-24 0-24 39 0 39z">
          <text:p/>
        </draw:path>
        <draw:path draw:style-name="gr1" draw:text-style-name="P1" draw:layer="layout" svg:width="0.034cm" svg:height="0.038cm" svg:x="12.956cm" svg:y="14.716cm" svg:viewBox="0 0 35 39" svg:d="M18 39c22 0 22-39 0-39-24 0-24 39 0 39z">
          <text:p/>
        </draw:path>
        <draw:path draw:style-name="gr1" draw:text-style-name="P1" draw:layer="layout" svg:width="0.034cm" svg:height="0.037cm" svg:x="12.956cm" svg:y="15.249cm" svg:viewBox="0 0 35 38" svg:d="M18 38c22 0 22-38 0-38-24 0-24 38 0 38z">
          <text:p/>
        </draw:path>
        <draw:path draw:style-name="gr1" draw:text-style-name="P1" draw:layer="layout" svg:width="0.034cm" svg:height="0.037cm" svg:x="12.956cm" svg:y="15.781cm" svg:viewBox="0 0 35 38" svg:d="M18 38c22 0 22-38 0-38-24 0-24 38 0 38z">
          <text:p/>
        </draw:path>
        <draw:path draw:style-name="gr1" draw:text-style-name="P1" draw:layer="layout" svg:width="0.034cm" svg:height="0.037cm" svg:x="12.956cm" svg:y="16.313cm" svg:viewBox="0 0 35 38" svg:d="M18 38c22 0 22-38 0-38-24 0-24 38 0 38z">
          <text:p/>
        </draw:path>
        <draw:path draw:style-name="gr1" draw:text-style-name="P1" draw:layer="layout" svg:width="0.034cm" svg:height="0.038cm" svg:x="12.956cm" svg:y="16.844cm" svg:viewBox="0 0 35 39" svg:d="M18 39c22 0 22-39 0-39-24 0-24 39 0 39z">
          <text:p/>
        </draw:path>
        <draw:path draw:style-name="gr1" draw:text-style-name="P1" draw:layer="layout" svg:width="0.034cm" svg:height="0.037cm" svg:x="12.956cm" svg:y="17.377cm" svg:viewBox="0 0 35 38" svg:d="M18 38c22 0 22-38 0-38-24 0-24 38 0 38z">
          <text:p/>
        </draw:path>
        <draw:path draw:style-name="gr1" draw:text-style-name="P1" draw:layer="layout" svg:width="0.034cm" svg:height="0.037cm" svg:x="12.956cm" svg:y="17.909cm" svg:viewBox="0 0 35 38" svg:d="M18 38c22 0 22-38 0-38-24 0-24 38 0 38z">
          <text:p/>
        </draw:path>
        <draw:path draw:style-name="gr1" draw:text-style-name="P1" draw:layer="layout" svg:width="0.034cm" svg:height="0.037cm" svg:x="12.956cm" svg:y="18.44cm" svg:viewBox="0 0 35 38" svg:d="M18 38c22 0 22-38 0-38-24 0-24 38 0 38z">
          <text:p/>
        </draw:path>
        <draw:path draw:style-name="gr1" draw:text-style-name="P1" draw:layer="layout" svg:width="0.034cm" svg:height="0.037cm" svg:x="12.956cm" svg:y="18.972cm" svg:viewBox="0 0 35 38" svg:d="M18 38c22 0 22-38 0-38-24 0-24 38 0 38z">
          <text:p/>
        </draw:path>
        <draw:path draw:style-name="gr1" draw:text-style-name="P1" draw:layer="layout" svg:width="0.034cm" svg:height="0.038cm" svg:x="12.956cm" svg:y="19.504cm" svg:viewBox="0 0 35 39" svg:d="M18 39c22 0 22-39 0-39-24 0-24 39 0 39z">
          <text:p/>
        </draw:path>
        <draw:path draw:style-name="gr1" draw:text-style-name="P1" draw:layer="layout" svg:width="0.034cm" svg:height="0.038cm" svg:x="12.956cm" svg:y="20.036cm" svg:viewBox="0 0 35 39" svg:d="M18 39c22 0 22-39 0-39-24 0-24 39 0 39z">
          <text:p/>
        </draw:path>
        <draw:path draw:style-name="gr1" draw:text-style-name="P1" draw:layer="layout" svg:width="0.034cm" svg:height="0.037cm" svg:x="12.956cm" svg:y="20.568cm" svg:viewBox="0 0 35 38" svg:d="M18 38c22 0 22-38 0-38-24 0-24 38 0 38z">
          <text:p/>
        </draw:path>
        <draw:path draw:style-name="gr1" draw:text-style-name="P1" draw:layer="layout" svg:width="0.034cm" svg:height="0.037cm" svg:x="13.454cm" svg:y="10.462cm" svg:viewBox="0 0 35 38" svg:d="M17 38c24 0 24-38 0-38-23 0-23 38 0 38z">
          <text:p/>
        </draw:path>
        <draw:path draw:style-name="gr1" draw:text-style-name="P1" draw:layer="layout" svg:width="0.034cm" svg:height="0.037cm" svg:x="13.454cm" svg:y="10.993cm" svg:viewBox="0 0 35 38" svg:d="M17 38c24 0 24-38 0-38-23 0-23 38 0 38z">
          <text:p/>
        </draw:path>
        <draw:path draw:style-name="gr1" draw:text-style-name="P1" draw:layer="layout" svg:width="0.034cm" svg:height="0.038cm" svg:x="13.454cm" svg:y="11.525cm" svg:viewBox="0 0 35 39" svg:d="M17 39c24 0 24-39 0-39-23 0-23 39 0 39z">
          <text:p/>
        </draw:path>
        <draw:path draw:style-name="gr1" draw:text-style-name="P1" draw:layer="layout" svg:width="0.034cm" svg:height="0.037cm" svg:x="13.454cm" svg:y="12.058cm" svg:viewBox="0 0 35 38" svg:d="M17 38c24 0 24-38 0-38-23 0-23 38 0 38z">
          <text:p/>
        </draw:path>
        <draw:path draw:style-name="gr1" draw:text-style-name="P1" draw:layer="layout" svg:width="0.034cm" svg:height="0.037cm" svg:x="13.454cm" svg:y="12.59cm" svg:viewBox="0 0 35 38" svg:d="M17 38c24 0 24-38 0-38-23 0-23 38 0 38z">
          <text:p/>
        </draw:path>
        <draw:path draw:style-name="gr1" draw:text-style-name="P1" draw:layer="layout" svg:width="0.034cm" svg:height="0.037cm" svg:x="13.454cm" svg:y="13.121cm" svg:viewBox="0 0 35 38" svg:d="M17 38c24 0 24-38 0-38-23 0-23 38 0 38z">
          <text:p/>
        </draw:path>
        <draw:path draw:style-name="gr1" draw:text-style-name="P1" draw:layer="layout" svg:width="0.034cm" svg:height="0.037cm" svg:x="13.454cm" svg:y="13.653cm" svg:viewBox="0 0 35 38" svg:d="M17 38c24 0 24-38 0-38-23 0-23 38 0 38z">
          <text:p/>
        </draw:path>
        <draw:path draw:style-name="gr1" draw:text-style-name="P1" draw:layer="layout" svg:width="0.034cm" svg:height="0.038cm" svg:x="13.454cm" svg:y="14.185cm" svg:viewBox="0 0 35 39" svg:d="M17 39c24 0 24-39 0-39-23 0-23 39 0 39z">
          <text:p/>
        </draw:path>
        <draw:path draw:style-name="gr1" draw:text-style-name="P1" draw:layer="layout" svg:width="0.034cm" svg:height="0.038cm" svg:x="13.454cm" svg:y="14.716cm" svg:viewBox="0 0 35 39" svg:d="M17 39c24 0 24-39 0-39-23 0-23 39 0 39z">
          <text:p/>
        </draw:path>
        <draw:path draw:style-name="gr1" draw:text-style-name="P1" draw:layer="layout" svg:width="0.034cm" svg:height="0.037cm" svg:x="13.454cm" svg:y="15.249cm" svg:viewBox="0 0 35 38" svg:d="M17 38c24 0 24-38 0-38-23 0-23 38 0 38z">
          <text:p/>
        </draw:path>
        <draw:path draw:style-name="gr1" draw:text-style-name="P1" draw:layer="layout" svg:width="0.034cm" svg:height="0.037cm" svg:x="13.454cm" svg:y="15.781cm" svg:viewBox="0 0 35 38" svg:d="M17 38c24 0 24-38 0-38-23 0-23 38 0 38z">
          <text:p/>
        </draw:path>
        <draw:path draw:style-name="gr1" draw:text-style-name="P1" draw:layer="layout" svg:width="0.034cm" svg:height="0.037cm" svg:x="13.454cm" svg:y="16.313cm" svg:viewBox="0 0 35 38" svg:d="M17 38c24 0 24-38 0-38-23 0-23 38 0 38z">
          <text:p/>
        </draw:path>
        <draw:path draw:style-name="gr1" draw:text-style-name="P1" draw:layer="layout" svg:width="0.034cm" svg:height="0.038cm" svg:x="13.454cm" svg:y="16.844cm" svg:viewBox="0 0 35 39" svg:d="M17 39c24 0 24-39 0-39-23 0-23 39 0 39z">
          <text:p/>
        </draw:path>
        <draw:path draw:style-name="gr1" draw:text-style-name="P1" draw:layer="layout" svg:width="0.034cm" svg:height="0.037cm" svg:x="13.454cm" svg:y="17.377cm" svg:viewBox="0 0 35 38" svg:d="M17 38c24 0 24-38 0-38-23 0-23 38 0 38z">
          <text:p/>
        </draw:path>
        <draw:path draw:style-name="gr1" draw:text-style-name="P1" draw:layer="layout" svg:width="0.034cm" svg:height="0.037cm" svg:x="13.454cm" svg:y="17.909cm" svg:viewBox="0 0 35 38" svg:d="M17 38c24 0 24-38 0-38-23 0-23 38 0 38z">
          <text:p/>
        </draw:path>
        <draw:path draw:style-name="gr1" draw:text-style-name="P1" draw:layer="layout" svg:width="0.034cm" svg:height="0.037cm" svg:x="13.454cm" svg:y="18.44cm" svg:viewBox="0 0 35 38" svg:d="M17 38c24 0 24-38 0-38-23 0-23 38 0 38z">
          <text:p/>
        </draw:path>
        <draw:path draw:style-name="gr1" draw:text-style-name="P1" draw:layer="layout" svg:width="0.034cm" svg:height="0.037cm" svg:x="13.454cm" svg:y="18.972cm" svg:viewBox="0 0 35 38" svg:d="M17 38c24 0 24-38 0-38-23 0-23 38 0 38z">
          <text:p/>
        </draw:path>
        <draw:path draw:style-name="gr1" draw:text-style-name="P1" draw:layer="layout" svg:width="0.034cm" svg:height="0.038cm" svg:x="13.454cm" svg:y="19.504cm" svg:viewBox="0 0 35 39" svg:d="M17 39c24 0 24-39 0-39-23 0-23 39 0 39z">
          <text:p/>
        </draw:path>
        <draw:path draw:style-name="gr1" draw:text-style-name="P1" draw:layer="layout" svg:width="0.034cm" svg:height="0.038cm" svg:x="13.454cm" svg:y="20.036cm" svg:viewBox="0 0 35 39" svg:d="M17 39c24 0 24-39 0-39-23 0-23 39 0 39z">
          <text:p/>
        </draw:path>
        <draw:path draw:style-name="gr1" draw:text-style-name="P1" draw:layer="layout" svg:width="0.034cm" svg:height="0.037cm" svg:x="13.454cm" svg:y="20.568cm" svg:viewBox="0 0 35 38" svg:d="M17 38c24 0 24-38 0-38-23 0-23 38 0 38z">
          <text:p/>
        </draw:path>
        <draw:path draw:style-name="gr1" draw:text-style-name="P1" draw:layer="layout" svg:width="0.034cm" svg:height="0.037cm" svg:x="26.924cm" svg:y="20.568cm" svg:viewBox="0 0 35 38" svg:d="M17 38c24 0 24-38 0-38-22 0-23 38 0 38z">
          <text:p/>
        </draw:path>
        <draw:path draw:style-name="gr6" draw:text-style-name="P3" draw:layer="layout" svg:width="0.167cm" svg:height="0.153cm" svg:x="17.803cm" svg:y="2.086cm" svg:viewBox="0 0 168 154" svg:d="M153 154l-24-6c7-7 11-15 15-23 3-8 5-17 5-28 0-12-3-24-9-33-5-10-14-18-27-26-7-5-15-8-24-10-9-4-17-5-26-5-15 0-26 5-34 13s-11 20-11 35c0 11 1 20 5 31 3 10 8 20 14 29l-26-6c-4-8-7-18-8-29-2-8-3-18-3-27 0-21 5-38 16-51 12-13 28-18 48-18 12 0 25 2 37 6 13 6 24 12 34 20 11 10 20 21 25 32 5 12 8 26 8 43 0 10-1 19-4 28s-6 17-11 25z">
          <text:p/>
        </draw:path>
        <draw:path draw:style-name="gr6" draw:text-style-name="P3" draw:layer="layout" svg:width="0.124cm" svg:height="0.124cm" svg:x="17.803cm" svg:y="2.252cm" svg:viewBox="0 0 125 125" svg:d="M51 2l74 15v21l-73-15c-4-1-7-1-9-2-3 0-5 0-7 0-6 0-10 2-13 5-4 5-5 10-5 17 0 12 3 23 10 31 7 9 17 14 29 16l68 15v20l-122-24v-22l19 5c-7-7-13-13-17-22-3-9-5-18-5-26 0-12 3-20 9-26 6-7 14-10 24-10 2 0 5 0 8 1 3 0 6 0 10 1z">
          <text:p/>
        </draw:path>
        <draw:path draw:style-name="gr6" draw:text-style-name="P3" draw:layer="layout" svg:width="0.127cm" svg:height="0.119cm" svg:x="17.803cm" svg:y="2.396cm" svg:viewBox="0 0 128 120" svg:d="M73 118l-70-15v-23l18 5c-7-7-12-14-16-21-3-8-5-17-5-27 0-11 3-20 9-26 7-8 15-11 26-11 14 0 25 6 33 18s12 29 12 49v30l6 2 1 1c1 0 2 0 4 0 6 0 11-4 15-9 3-6 5-15 5-24 0-8-1-14-3-21-1-8-3-15-7-23l18 3c3 9 5 16 6 24 2 7 3 15 3 22 0 15-3 28-10 35-6 8-15 13-27 13-2 0-5 0-8-1-3 0-6-1-10-1zM65 94v-22c0-17-2-30-7-38-4-8-11-12-20-12-6 0-11 2-16 6-3 4-5 10-5 18 0 11 4 21 13 29 7 9 17 15 30 18z">
          <text:p/>
        </draw:path>
        <draw:path draw:style-name="gr6" draw:text-style-name="P3" draw:layer="layout" svg:width="0.171cm" svg:height="0.139cm" svg:x="17.803cm" svg:y="2.54cm" svg:viewBox="0 0 172 140" svg:d="M21 88c-7-5-12-12-16-19-3-9-5-18-5-28 0-12 4-22 12-29 8-8 20-12 34-12 12 0 23 2 34 6 11 6 21 12 29 20 6 6 10 13 13 20s5 15 5 23-2 16-6 22c-4 5-9 11-16 14l67 15v20l-169-35v-21zM50 22c-11 0-19 2-25 8-6 4-9 11-9 21 0 7 2 13 5 19 3 5 8 9 13 14 6 5 13 8 21 10 8 3 16 5 24 5 10 0 17-3 23-8 5-4 8-12 8-20 0-7-1-13-4-20-3-5-7-11-13-15s-13-7-21-11c-8-2-15-3-22-3z">
          <text:p/>
        </draw:path>
        <draw:path draw:style-name="gr6" draw:text-style-name="P3" draw:layer="layout" svg:width="0.127cm" svg:height="0.123cm" svg:x="17.803cm" svg:y="2.688cm" svg:viewBox="0 0 128 124" svg:d="M75 103c1 0 3 1 4 1s2 0 4 0c8 0 15-3 20-9 6-5 8-12 8-22 0-11-3-19-9-29-7-8-15-13-27-18zM60 122v-100c-3 0-5-1-7-1-1 0-2 0-4 0-10 0-18 3-24 10-5 6-8 16-8 28 0 10 1 18 3 27 2 8 4 16 10 22l-21-3c-3-9-5-16-7-25-1-7-2-15-2-24 0-19 4-33 12-42 8-10 20-14 35-14 13 0 24 2 35 7s21 12 29 22c5 5 9 12 12 21s5 18 5 26c0 15-5 27-13 35-8 9-19 13-32 13-4 0-7 0-11-1-4 0-8-1-12-1z">
          <text:p/>
        </draw:path>
        <draw:path draw:style-name="gr6" draw:text-style-name="P3" draw:layer="layout" svg:width="0.124cm" svg:height="0.1cm" svg:x="17.806cm" svg:y="2.83cm" svg:viewBox="0 0 125 101" svg:d="M104 96c0-2 1-4 2-7 1-2 1-5 1-10 0-11-4-21-12-29-9-9-20-14-33-16l-62-14v-20l122 24v22l-19-5c7 6 12 13 16 20 4 8 6 16 6 26 0 2-1 4-1 6s0 6-1 8z">
          <text:p/>
        </draw:path>
        <draw:path draw:style-name="gr6" draw:text-style-name="P3" draw:layer="layout" svg:width="0.124cm" svg:height="0.124cm" svg:x="17.806cm" svg:y="2.925cm" svg:viewBox="0 0 125 125" svg:d="M73 123l-73-15v-22l72 17c4 0 7 0 9 1 3 0 5 0 6 0 7 0 12-2 15-5 4-6 6-11 6-19 0-11-4-21-11-29-8-9-18-14-30-16l-67-14v-21l122 24v22l-19-5c7 7 12 13 16 21 4 9 6 17 6 27 0 13-3 21-9 26-6 7-14 10-24 10-4 0-7 0-10-1-3 0-6 0-9-1z">
          <text:p/>
        </draw:path>
        <draw:path draw:style-name="gr6" draw:text-style-name="P3" draw:layer="layout" svg:width="0.127cm" svg:height="0.122cm" svg:x="17.803cm" svg:y="3.076cm" svg:viewBox="0 0 128 123" svg:d="M0 49c0-15 4-27 13-36s22-13 37-13c9 0 18 1 26 4 10 3 17 8 24 12 9 7 16 16 21 25 4 10 7 20 7 32 0 14-5 26-13 35-9 10-20 15-34 15-9 0-19-2-28-5s-17-8-23-12c-11-7-19-16-23-26-5-9-7-20-7-31zM51 22c-11 0-20 2-26 8-5 4-8 11-8 22 0 14 6 25 18 34s27 14 44 14c11 0 19-3 24-8 5-4 8-12 8-21s-2-15-5-21c-4-7-9-12-16-16-6-4-12-6-19-9-6-2-13-3-20-3z">
          <text:p/>
        </draw:path>
        <draw:path draw:style-name="gr6" draw:text-style-name="P3" draw:layer="layout" svg:width="0.168cm" svg:height="0.124cm" svg:x="17.806cm" svg:y="3.291cm" svg:viewBox="0 0 169 125" svg:d="M73 123l-73-15v-22l72 16c4 1 7 1 9 1 3 1 5 1 6 1 6 0 11-2 14-8 4-3 6-9 6-17 0-10-4-20-11-28-7-9-17-14-29-16l-67-14v-21l169 34v21l-67-13c7 6 12 12 16 20 4 9 6 17 6 27 0 12-3 20-9 26-6 7-14 10-24 10-3 0-6 0-9-1-3 0-6 0-9-1z">
          <text:p/>
        </draw:path>
        <draw:path draw:style-name="gr6" draw:text-style-name="P3" draw:layer="layout" svg:width="0.127cm" svg:height="0.123cm" svg:x="17.803cm" svg:y="3.441cm" svg:viewBox="0 0 128 124" svg:d="M75 103c1 0 3 0 4 0 1 1 2 1 4 1 8 0 15-3 20-9 6-5 8-12 8-22 0-11-3-20-9-27-7-9-15-14-27-20zM60 121v-99c-3-1-5-1-7-1-1 0-2 0-4 0-10 0-18 3-24 11-5 6-8 16-8 27 0 10 1 18 3 27 2 8 4 16 10 22l-21-4c-3-8-5-15-7-24-1-8-2-15-2-24 0-18 4-33 12-42 8-10 20-14 35-14 13 0 24 2 35 6 11 6 21 13 29 22 5 7 9 14 12 23 3 7 5 16 5 25 0 14-5 26-13 34-8 9-19 14-32 14-4 0-7-1-11-1s-8-1-12-2z">
          <text:p/>
        </draw:path>
        <draw:path draw:style-name="gr6" draw:text-style-name="P3" draw:layer="layout" svg:width="0.127cm" svg:height="0.116cm" svg:x="17.803cm" svg:y="3.584cm" svg:viewBox="0 0 128 117" svg:d="M120 117l-19-5c3-5 5-10 7-17 2-5 3-10 3-17 0-6-1-13-4-21-2-5-5-10-9-14-6-7-14-11-22-15s-17-6-26-6c-11 0-19 3-25 9-5 6-8 15-8 26 0 7 1 13 2 19 2 7 5 14 9 21l-21-4c-2-6-4-13-5-19s-2-13-2-20c0-18 4-31 12-40s20-14 35-14c13 0 24 3 35 7 11 6 20 13 28 22 6 6 10 13 13 22s5 19 5 29c0 7-1 12-3 19-1 5-3 11-5 18z">
          <text:p/>
        </draw:path>
        <draw:path draw:style-name="gr6" draw:text-style-name="P3" draw:layer="layout" svg:width="0.168cm" svg:height="0.123cm" svg:x="17.806cm" svg:y="3.711cm" svg:viewBox="0 0 169 124" svg:d="M73 123l-73-16v-20l72 15c4 0 7 1 9 1 3 0 5 1 6 1 6 0 11-2 14-7 4-4 6-9 6-17 0-11-4-21-11-29-7-9-17-14-29-16l-67-15v-20l169 34v22l-67-15c7 7 12 14 16 21 4 9 6 17 6 27 0 12-3 20-9 26s-14 9-24 9c-3 0-6 0-9 0s-6-1-9-1z">
          <text:p/>
        </draw:path>
        <draw:path draw:style-name="gr6" draw:text-style-name="P3" draw:layer="layout" svg:width="0.127cm" svg:height="0.122cm" svg:x="17.803cm" svg:y="3.861cm" svg:viewBox="0 0 128 123" svg:d="M0 50c0-16 4-28 13-36 9-10 22-14 37-14 9 0 18 2 26 5 10 3 17 7 24 12 9 7 16 16 21 25 4 9 7 20 7 32 0 15-5 27-13 35-9 10-20 14-34 14-9 0-19-1-28-4-9-4-17-7-23-12-11-7-19-16-23-24-5-10-7-21-7-33zM51 22c-11 0-20 3-26 8-5 4-8 11-8 23 0 14 6 25 18 34s27 15 44 15c11 0 19-3 24-8s8-12 8-22c0-7-2-15-5-22-4-7-9-12-16-16-6-3-12-6-19-9-6-2-13-3-20-3z">
          <text:p/>
        </draw:path>
        <draw:path draw:style-name="gr6" draw:text-style-name="P3" draw:layer="layout" svg:width="0.127cm" svg:height="0.119cm" svg:x="17.803cm" svg:y="4.077cm" svg:viewBox="0 0 128 120" svg:d="M73 118l-70-15v-21l18 4c-7-7-12-13-16-21-3-8-5-17-5-27 0-12 3-20 9-27 7-7 15-11 26-11 14 0 25 6 33 18 8 13 12 29 12 51v28l6 2c0 1 1 1 1 1 1 0 2 0 4 0 6 0 11-4 15-9 3-5 5-13 5-23 0-7-1-15-3-22-1-7-3-14-7-23l18 5c3 7 5 15 6 23 2 8 3 16 3 23 0 15-3 26-10 34-6 7-15 12-27 12-2 0-5 0-8 0-3-1-6-1-10-2zM65 94v-20c0-18-2-31-7-39-4-9-11-13-20-13-6 0-11 2-16 7-3 4-5 9-5 17 0 12 4 23 13 30 7 9 17 15 30 17z">
          <text:p/>
        </draw:path>
        <draw:path draw:style-name="gr6" draw:text-style-name="P3" draw:layer="layout" svg:width="0.124cm" svg:height="0.203cm" svg:x="17.806cm" svg:y="4.293cm" svg:viewBox="0 0 125 204" svg:d="M73 203l-73-14v-22l72 15c3 0 6 0 8 1 2 0 4 0 6 0 7 0 12-2 16-5 4-4 6-10 6-16 0-11-4-19-11-27-8-8-18-13-30-15l-67-15v-20l72 14c3 1 5 2 8 2 2 0 4 0 6 0 7 0 12-2 16-6s6-9 6-16c0-10-4-20-11-28-8-9-18-13-30-16l-67-14v-21l122 25v22l-19-5c7 7 12 14 16 22 4 7 6 15 6 24s-3 17-7 22c-5 7-11 11-19 12 8 6 15 14 19 21 4 8 7 18 7 28s-3 19-9 25c-6 5-14 8-26 8-3 0-6 0-9 0-2 0-5-1-8-1z">
          <text:p/>
        </draw:path>
        <draw:path draw:style-name="gr6" draw:text-style-name="P3" draw:layer="layout" svg:width="0.127cm" svg:height="0.119cm" svg:x="17.803cm" svg:y="4.522cm" svg:viewBox="0 0 128 120" svg:d="M73 118l-70-15v-21l18 4c-7-8-12-14-16-22-3-8-5-16-5-26 0-12 3-20 9-27 7-7 15-11 26-11 14 0 25 6 33 18 8 13 12 29 12 50v29l6 2c0 1 1 1 1 1 1 0 2 0 4 0 6 0 11-4 15-9 3-5 5-14 5-24 0-7-1-14-3-21-1-7-3-14-7-23l18 5c3 7 5 15 6 23 2 7 3 15 3 22 0 16-3 27-10 35-6 7-15 12-27 12-2 0-5 0-8 0-3-1-6-1-10-2zM65 94v-21c0-18-2-30-7-38-4-9-11-13-20-13-6 0-11 2-16 7-3 4-5 9-5 17 0 11 4 22 13 29 7 10 17 16 30 18z">
          <text:p/>
        </draw:path>
        <draw:path draw:style-name="gr6" draw:text-style-name="P3" draw:layer="layout" svg:width="0.124cm" svg:height="0.124cm" svg:x="17.806cm" svg:y="4.664cm" svg:viewBox="0 0 125 125" svg:d="M73 123l-73-15v-21l72 16c4 0 7 0 9 1 3 0 5 0 6 0 7 0 12-2 15-5 4-5 6-10 6-17 0-13-4-23-11-31-8-9-18-13-30-16l-67-14v-21l122 24v22l-19-5c7 7 12 13 16 21 4 9 6 18 6 28 0 12-3 20-9 25-6 7-14 10-24 10-4 0-7 0-10 0s-6-1-9-2z">
          <text:p/>
        </draw:path>
        <draw:path draw:style-name="gr6" draw:text-style-name="P3" draw:layer="layout" svg:width="0.127cm" svg:height="0.122cm" svg:x="17.803cm" svg:y="4.814cm" svg:viewBox="0 0 128 123" svg:d="M0 49c0-15 4-27 13-36s22-13 37-13c9 0 18 2 26 5 10 2 17 7 24 12 9 6 16 15 21 24 4 10 7 20 7 33 0 15-5 27-13 35-9 10-20 14-34 14-9 0-19-2-28-5s-17-7-23-11c-11-7-19-16-23-25-5-10-7-22-7-33zM51 22c-11 0-20 2-26 8-5 4-8 11-8 22 0 15 6 26 18 35s27 14 44 14c11 0 19-2 24-8 5-4 8-11 8-21s-2-16-5-22c-4-7-9-12-16-16-6-4-12-6-19-9-6-2-13-3-20-3z">
          <text:p/>
        </draw:path>
        <draw:polygon draw:style-name="gr6" draw:text-style-name="P3" draw:layer="layout" svg:width="0.029cm" svg:height="0.03cm" svg:x="17.806cm" svg:y="4.96cm" svg:viewBox="0 0 30 31" draw:points="30,6 30,31 0,24 0,0">
          <text:p/>
        </draw:polygon>
        <draw:frame draw:style-name="gr7" draw:text-style-name="P7" draw:layer="layout" svg:width="4.101cm" svg:height="0.255cm" draw:transform="rotate (-1.5707963267949) translate (18.011cm 0.963cm)">
          <draw:text-box>
            <text:p text:style-name="P6"><text:span text:style-name="T2"><text:s text:c="15"/></text:span><text:span text:style-name="T2">Cuaderno hecho a mano.</text:span></text:p>
          </draw:text-box>
        </draw:frame>
        <draw:path draw:style-name="gr6" draw:text-style-name="P3" draw:layer="layout" svg:width="0.193cm" svg:height="0.165cm" svg:x="17.226cm" svg:y="2.382cm" svg:viewBox="0 0 194 166" svg:d="M26 74c0-1 0-1 0-2s0-2 0-4c0-21 5-38 17-50 11-13 28-18 48-18 12 0 24 2 36 6 12 6 24 12 34 19 11 10 19 22 24 33 6 12 9 25 9 41 0 21-6 37-18 48-11 13-28 19-48 19-22 0-41-7-59-20s-31-28-38-49l-31 24v-26zM176 97c0-13-3-24-9-33-6-11-14-18-27-26-8-5-15-8-24-10-8-3-17-4-26-4-15 0-26 4-35 11-8 7-12 19-12 32 0 12 3 24 9 35 6 9 15 18 27 25 7 4 15 8 24 11 8 2 17 3 25 3 15 0 28-3 36-12 8-7 12-18 12-32z">
          <text:p/>
        </draw:path>
        <draw:path draw:style-name="gr6" draw:text-style-name="P3" draw:layer="layout" svg:width="0.124cm" svg:height="0.124cm" svg:x="17.252cm" svg:y="2.57cm" svg:viewBox="0 0 125 125" svg:d="M52 2l73 15v21l-72-15c-4-1-8-1-10-2-3 0-5 0-7 0-6 0-10 2-14 5-3 5-5 10-5 17 0 12 4 22 11 30 7 9 17 14 30 16l67 15v21l-122-25v-22l19 5c-7-7-13-13-17-22-3-8-5-17-5-25 0-12 3-20 9-26 5-7 13-10 24-10 2 0 4 0 7 1 4 0 8 0 12 1z">
          <text:p/>
        </draw:path>
        <draw:path draw:style-name="gr6" draw:text-style-name="P3" draw:layer="layout" svg:width="0.126cm" svg:height="0.123cm" svg:x="17.252cm" svg:y="2.715cm" svg:viewBox="0 0 127 124" svg:d="M75 103c1 0 2 0 3 0 2 1 3 1 4 1 9 0 16-3 21-9 5-5 8-12 8-22 0-11-3-19-9-27-7-9-16-14-27-18zM59 122v-100c-3 0-6-1-7-1s-3 0-4 0c-10 0-18 3-23 11-6 6-8 16-8 27 0 10 1 18 3 27 1 8 4 16 8 22l-19-3c-4-9-6-16-7-25-1-7-2-15-2-24 0-18 4-33 12-42 8-10 19-14 34-14 12 0 24 2 36 7 11 5 20 12 29 22 5 6 9 13 12 22 3 8 4 17 4 25 0 15-4 27-12 35-8 9-19 13-33 13-3 0-7-1-11-1s-8-1-12-1z">
          <text:p/>
        </draw:path>
        <draw:path draw:style-name="gr6" draw:text-style-name="P3" draw:layer="layout" svg:width="0.123cm" svg:height="0.101cm" svg:x="17.255cm" svg:y="2.856cm" svg:viewBox="0 0 124 102" svg:d="M104 97c0-2 1-4 2-7 0-2 1-5 1-8 0-12-4-22-12-31s-19-14-32-17l-63-13v-21l122 25v22l-19-5c7 6 12 12 16 22 4 7 5 15 5 24 0 2 0 4 0 6s0 5-1 8z">
          <text:p/>
        </draw:path>
        <draw:path draw:style-name="gr6" draw:text-style-name="P3" draw:layer="layout" svg:width="0.179cm" svg:height="0.125cm" svg:x="17.252cm" svg:y="2.954cm" svg:viewBox="0 0 180 126" svg:d="M75 102c1 0 2 2 3 2 2 0 3 0 4 0 9 0 16-3 21-9s8-13 8-22c0-11-3-20-9-29-7-7-16-13-27-18zM60 122v-100c-3 0-6-1-7-1s-3 0-4 0c-10 0-18 3-23 10-7 7-9 16-9 27 0 10 1 18 3 27 1 8 5 16 9 24l-20-4c-4-10-6-17-7-26-1-7-2-15-2-23 0-18 4-32 12-41 8-10 20-15 35-15 12 0 24 2 35 7 11 6 20 12 29 22 5 6 9 12 12 21 3 8 4 17 4 25 0 15-4 27-12 36s-19 13-33 13c-3 0-7 0-10-1-4 0-8 0-12-1zM180 102v24l-40-47v-18z">
          <text:p/>
        </draw:path>
        <draw:path draw:style-name="gr6" draw:text-style-name="P3" draw:layer="layout" svg:width="0.155cm" svg:height="0.084cm" svg:x="17.255cm" svg:y="3.102cm" svg:viewBox="0 0 156 85" svg:d="M122 85l-16-3v-42l-66-14c-3 0-5-1-7-1-1-1-3-1-3-1-5 0-8 2-11 5-2 3-2 8-2 14v22l-17-4v-20c0-12 2-22 7-29 4-7 11-10 21-10 1 0 3 1 5 1s4 1 7 1l66 15v-19l16 3v19l34 7v21l-34-8z">
          <text:p/>
        </draw:path>
        <draw:path draw:style-name="gr6" draw:text-style-name="P3" draw:layer="layout" svg:width="0.126cm" svg:height="0.119cm" svg:x="17.252cm" svg:y="3.188cm" svg:viewBox="0 0 127 120" svg:d="M72 118l-69-15v-21l18 4c-7-7-12-13-16-21-3-8-5-16-5-26 0-11 3-20 9-27 7-7 15-12 24-12 15 0 26 7 34 19 9 13 13 29 13 50v28l6 2c0 1 0 1 1 1s2 0 4 0c6 0 11-4 14-9 4-5 6-13 6-23 0-7-1-14-3-21-1-7-4-14-7-23l18 5c3 7 5 15 6 23 2 7 2 15 2 22 0 15-3 26-9 34-6 7-15 12-27 12-2 0-5 0-8 0-3-1-6-1-11-2zM64 95v-21c0-18-3-30-7-38s-11-13-20-13c-6 0-12 2-15 7-4 4-5 9-5 17 0 11 4 22 11 29 8 9 18 15 31 17z">
          <text:p/>
        </draw:path>
        <draw:path draw:style-name="gr6" draw:text-style-name="P3" draw:layer="layout" svg:width="0.123cm" svg:height="0.101cm" svg:x="17.255cm" svg:y="3.33cm" svg:viewBox="0 0 124 102" svg:d="M104 97c0-2 1-4 2-7 0-3 1-5 1-8 0-13-4-23-12-31-8-9-19-14-32-17l-63-13v-21l122 25v22l-19-5c7 6 12 12 16 20s5 16 5 26c0 2 0 4 0 6s0 5-1 8z">
          <text:p/>
        </draw:path>
        <draw:path draw:style-name="gr6" draw:text-style-name="P3" draw:layer="layout" svg:width="0.126cm" svg:height="0.123cm" svg:x="17.252cm" svg:y="3.429cm" svg:viewBox="0 0 127 124" svg:d="M0 50c0-15 4-27 13-36s21-14 36-14c9 0 17 3 27 6 9 2 17 7 23 12 10 6 17 15 21 24 5 10 7 20 7 32 0 15-4 27-12 35-9 10-20 15-34 15-10 0-20-3-29-6-10-3-17-7-24-11-10-7-17-16-22-25-4-10-6-21-6-32zM49 23c-11 0-19 2-24 8-6 4-8 11-8 22 0 14 5 25 17 34s26 14 45 14c11 0 18-2 24-8 5-4 8-11 8-21 0-8-2-15-6-21-3-7-8-12-16-16-5-4-11-6-19-9-6-2-13-3-21-3z">
          <text:p/>
        </draw:path>
        <draw:polygon draw:style-name="gr6" draw:text-style-name="P3" draw:layer="layout" svg:width="0.161cm" svg:height="0.189cm" svg:x="17.255cm" svg:y="3.641cm" svg:viewBox="0 0 162 190" draw:points="162,34 162,68 52,88 162,155 162,190 0,157 0,133 142,163 31,95 31,73 142,52 0,22 0,0">
          <text:p/>
        </draw:polygon>
        <draw:path draw:style-name="gr6" draw:text-style-name="P3" draw:layer="layout" svg:width="0.179cm" svg:height="0.125cm" svg:x="17.252cm" svg:y="3.847cm" svg:viewBox="0 0 180 126" svg:d="M75 103c1 1 2 1 3 1 2 0 3 0 4 0 9 0 16-2 21-8s8-12 8-23-3-20-9-29c-7-7-16-13-27-18zM60 122v-100c-3 0-6-1-7-1s-3 0-4 0c-10 0-18 3-23 11-7 6-9 15-9 26 0 10 1 20 3 28 1 8 5 16 9 23l-20-4c-4-9-6-16-7-25-1-8-2-16-2-24 0-18 4-32 12-41 8-10 20-15 35-15 12 0 24 3 35 7 11 6 20 12 29 22 5 6 9 13 12 21s4 17 4 25c0 16-4 28-12 36-8 9-19 13-33 13-3 0-7 0-10 0-4-1-8-1-12-2zM180 103v23l-40-46v-19z">
          <text:p/>
        </draw:path>
        <draw:polygon draw:style-name="gr6" draw:text-style-name="P3" draw:layer="layout" svg:width="0.121cm" svg:height="0.145cm" svg:x="17.255cm" svg:y="3.975cm" svg:viewBox="0 0 122 146" draw:points="122,146 62,87 0,124 0,99 48,72 0,24 0,0 63,62 122,29 122,53 77,77 122,121">
          <text:p/>
        </draw:polygon>
        <draw:path draw:style-name="gr6" draw:text-style-name="P3" draw:layer="layout" svg:width="0.168cm" svg:height="0.056cm" svg:x="17.255cm" svg:y="4.127cm" svg:viewBox="0 0 169 57" svg:d="M169 36v21l-26-5v-21zM122 26v22l-122-27v-21z">
          <text:p/>
        </draw:path>
        <draw:path draw:style-name="gr6" draw:text-style-name="P3" draw:layer="layout" svg:width="0.126cm" svg:height="0.114cm" svg:x="17.252cm" svg:y="4.194cm" svg:viewBox="0 0 127 115" svg:d="M120 115l-20-4c4-5 6-10 8-17 2-5 3-10 3-17 0-6-1-13-4-19-2-6-5-11-9-15-7-6-14-11-22-14-9-5-18-6-27-6-11 0-19 2-24 8-6 6-8 15-8 26 0 7 0 12 2 18 2 7 4 14 8 21l-20-4c-2-6-4-13-5-19s-2-13-2-19c0-17 4-31 12-41 8-9 19-13 34-13 12 0 24 2 36 6 10 6 20 13 28 24 6 5 10 12 13 22 3 8 4 18 4 28 0 6 0 12-2 17-1 7-3 12-5 18z">
          <text:p/>
        </draw:path>
        <draw:path draw:style-name="gr6" draw:text-style-name="P3" draw:layer="layout" svg:width="0.126cm" svg:height="0.122cm" svg:x="17.252cm" svg:y="4.323cm" svg:viewBox="0 0 127 123" svg:d="M0 49c0-15 4-28 13-36 9-9 21-13 36-13 9 0 17 1 27 4 9 3 17 8 23 12 10 7 17 16 21 25 5 10 7 20 7 33 0 14-4 26-12 35-9 9-20 14-34 14-10 0-20-2-29-5-10-3-17-7-24-11-10-7-17-16-22-25-4-11-6-22-6-33zM49 22c-11 0-19 2-24 7-6 5-8 12-8 22 0 15 5 26 17 36 12 9 26 14 45 14 11 0 18-2 24-8 5-4 8-11 8-22 0-9-2-15-6-21-3-7-8-12-16-17-5-3-11-7-19-8-6-2-13-3-21-3z">
          <text:p/>
        </draw:path>
        <draw:polygon draw:style-name="gr6" draw:text-style-name="P3" draw:layer="layout" svg:width="0.028cm" svg:height="0.03cm" svg:x="17.255cm" svg:y="4.469cm" svg:viewBox="0 0 29 31" draw:points="29,5 29,31 0,24 0,0">
          <text:p/>
        </draw:polygon>
        <draw:frame draw:style-name="gr8" draw:text-style-name="P7" draw:layer="layout" svg:width="3.606cm" svg:height="0.255cm" draw:transform="rotate (-1.5707963267949) translate (17.46cm 0.963cm)">
          <draw:text-box>
            <text:p text:style-name="P6"><text:span text:style-name="T2"><text:s text:c="19"/></text:span><text:span text:style-name="T2">Querétaro México.</text:span></text:p>
          </draw:text-box>
        </draw:frame>
        <draw:polygon draw:style-name="gr6" draw:text-style-name="P3" draw:layer="layout" svg:width="0.161cm" svg:height="0.141cm" svg:x="16.979cm" svg:y="1.636cm" svg:viewBox="0 0 162 142" draw:points="162,34 162,142 144,139 144,53 96,43 96,125 78,121 78,39 19,28 19,114 0,111 0,0">
          <text:p/>
        </draw:polygon>
        <draw:path draw:style-name="gr6" draw:text-style-name="P3" draw:layer="layout" svg:width="0.124cm" svg:height="0.203cm" svg:x="16.979cm" svg:y="1.786cm" svg:viewBox="0 0 125 204" svg:d="M74 202l-74-15v-20l74 14c3 1 5 1 7 1 3 1 4 1 6 1 7 0 12-2 15-6 4-3 6-9 6-15 0-11-4-20-11-27-7-10-17-14-28-17l-69-14v-21l74 14c2 2 5 2 7 2s4 1 6 1c6 0 12-3 15-7 4-3 6-8 6-15 0-10-4-20-11-28s-17-13-28-15l-69-14v-21l122 25v22l-19-5c7 6 13 12 16 19 4 9 6 16 6 26 0 8-3 17-7 22-5 6-11 10-19 12 8 5 15 14 19 22 5 8 7 18 7 28s-3 19-9 25c-6 5-14 8-25 8-3 0-6 0-9-1-2 0-5 0-8-1z">
          <text:p/>
        </draw:path>
        <draw:path draw:style-name="gr6" draw:text-style-name="P3" draw:layer="layout" svg:width="0.127cm" svg:height="0.119cm" svg:x="16.976cm" svg:y="2.015cm" svg:viewBox="0 0 128 120" svg:d="M72 117l-69-15v-22l19 5c-7-7-13-14-16-21-4-9-6-17-6-27 0-11 3-20 9-26 7-8 15-11 25-11 14 0 25 5 33 18 8 12 12 29 12 49v29l6 1c0 0 1 0 2 0 0 0 1 0 3 0 6 0 12-2 16-7 3-6 5-14 5-23 0-8-1-14-2-21-2-8-4-15-8-23l19 3c2 9 4 16 6 24 1 7 2 15 2 22 0 15-3 27-9 34-7 8-16 14-28 14-3 0-5-1-9-1-3 0-6-2-10-2zM64 93v-21c0-17-2-30-7-38-4-8-11-12-19-12-7 0-12 2-16 6-3 4-5 10-5 18 0 11 4 21 12 29 7 9 18 14 31 17z">
          <text:p/>
        </draw:path>
        <draw:path draw:style-name="gr6" draw:text-style-name="P3" draw:layer="layout" svg:width="0.168cm" svg:height="0.055cm" svg:x="16.979cm" svg:y="2.157cm" svg:viewBox="0 0 169 56" svg:d="M169 35v21l-25-5v-21zM121 26v21l-121-25v-22z">
          <text:p/>
        </draw:path>
        <draw:polygon draw:style-name="gr6" draw:text-style-name="P3" draw:layer="layout" svg:width="0.168cm" svg:height="0.055cm" svg:x="16.979cm" svg:y="2.221cm" svg:viewBox="0 0 169 56" draw:points="169,36 169,56 0,22 0,0">
          <text:p/>
        </draw:polygon>
        <draw:path draw:style-name="gr6" draw:text-style-name="P3" draw:layer="layout" svg:width="0.115cm" svg:height="0.048cm" svg:x="16.979cm" svg:y="2.29cm" svg:viewBox="0 0 116 49" svg:d="M116 24v25l-28-6v-24zM28 5v26l-28-6v-25z">
          <text:p/>
        </draw:path>
        <draw:path draw:style-name="gr6" draw:text-style-name="P3" draw:layer="layout" svg:width="0.171cm" svg:height="0.139cm" svg:x="16.976cm" svg:y="2.441cm" svg:viewBox="0 0 172 140" svg:d="M22 88c-7-5-13-12-16-20-4-8-6-16-6-26 0-12 4-23 12-31 9-8 20-11 34-11 12 0 23 2 34 6 11 5 21 13 30 22 6 5 10 11 13 19 3 7 5 13 5 22 0 8-2 15-6 21-3 6-9 12-17 15l67 14v21l-169-35v-21zM50 23c-11 0-19 2-25 7-5 5-8 12-8 21 0 6 1 13 4 18s8 10 13 15c6 5 13 8 21 10 8 3 16 5 24 5 10 0 18-4 23-8 6-5 9-12 9-21 0-6-1-13-5-18-3-5-7-11-13-15s-13-7-21-11c-7-2-15-3-22-3z">
          <text:p/>
        </draw:path>
        <draw:path draw:style-name="gr6" draw:text-style-name="P3" draw:layer="layout" svg:width="0.168cm" svg:height="0.055cm" svg:x="16.979cm" svg:y="2.588cm" svg:viewBox="0 0 169 56" svg:d="M169 35v21l-25-5v-21zM121 25v22l-121-26v-21z">
          <text:p/>
        </draw:path>
        <draw:path draw:style-name="gr6" draw:text-style-name="P3" draw:layer="layout" svg:width="0.127cm" svg:height="0.119cm" svg:x="16.976cm" svg:y="2.653cm" svg:viewBox="0 0 128 120" svg:d="M72 118l-69-15v-21l19 4c-7-7-13-14-16-22-4-8-6-17-6-27 0-11 3-19 9-26 7-8 15-11 25-11 14 0 25 6 33 18s12 29 12 50v29l6 2c0 0 1 1 2 1 0 0 1 0 3 0 6 0 12-4 16-9 3-5 5-14 5-23s-1-15-2-22c-2-8-4-15-8-23l19 3c2 9 4 16 6 24 1 7 2 15 2 23 0 15-3 27-9 34-7 8-16 13-28 13-3 0-5 0-9-1-3 0-6-1-10-1zM64 94v-21c0-18-2-31-7-39-4-8-11-12-19-12-7 0-12 2-16 6-3 4-5 10-5 18 0 11 4 22 12 30 7 9 18 14 31 17z">
          <text:p/>
        </draw:path>
        <draw:path draw:style-name="gr6" draw:text-style-name="P3" draw:layer="layout" svg:width="0.124cm" svg:height="0.1cm" svg:x="16.979cm" svg:y="2.795cm" svg:viewBox="0 0 125 101" svg:d="M104 96c1-1 1-4 2-6 1-3 1-6 1-8 0-12-4-23-12-31s-19-13-32-16l-63-13v-22l122 26v22l-19-5c7 6 13 12 16 19 4 9 6 17 6 26 0 2 0 4-1 6 0 2 0 5-1 7z">
          <text:p/>
        </draw:path>
        <draw:path draw:style-name="gr6" draw:text-style-name="P3" draw:layer="layout" svg:width="0.168cm" svg:height="0.055cm" svg:x="16.979cm" svg:y="2.892cm" svg:viewBox="0 0 169 56" svg:d="M169 34v22l-25-5v-22zM121 24v22l-121-25v-21z">
          <text:p/>
        </draw:path>
        <draw:path draw:style-name="gr6" draw:text-style-name="P3" draw:layer="layout" svg:width="0.127cm" svg:height="0.122cm" svg:x="16.976cm" svg:y="2.958cm" svg:viewBox="0 0 128 123" svg:d="M0 49c0-15 5-27 13-36 9-9 21-13 36-13 9 0 18 1 27 5 9 2 16 7 24 12 9 6 16 15 21 24 4 10 7 20 7 32 0 15-4 27-13 35-8 11-21 15-34 15-10 0-20-2-29-5s-17-7-23-12c-10-7-18-16-22-26-5-9-7-20-7-31zM50 22c-11 0-20 2-25 8-5 4-8 11-8 22 0 14 6 25 17 34 12 9 27 14 44 14 11 0 20-3 25-8 6-4 8-12 8-21s-2-15-5-21c-3-7-10-12-17-16-5-4-11-6-18-9-7-2-14-3-21-3z">
          <text:p/>
        </draw:path>
        <draw:path draw:style-name="gr6" draw:text-style-name="P3" draw:layer="layout" svg:width="0.127cm" svg:height="0.114cm" svg:x="16.976cm" svg:y="3.093cm" svg:viewBox="0 0 128 115" svg:d="M121 115l-18-3c2-6 5-11 6-18 2-7 2-14 2-20 0-12-2-20-5-25-3-7-8-10-15-10-8 0-13 7-17 21 0 1 0 2-1 4l-1 6c-4 14-8 24-12 29s-9 7-16 7c-13 0-24-5-32-17-8-11-12-25-12-42 0-7 1-14 2-22 1-7 3-15 6-25l20 5c-4 8-6 15-9 23-2 7-2 14-2 21 0 10 2 18 6 24s9 11 16 11 12-9 17-26l2-9c2-11 6-18 10-24 5-5 10-7 17-7 14 0 24 5 31 15 8 10 12 24 12 42 0 7-1 14-2 21s-3 13-5 19z">
          <text:p/>
        </draw:path>
        <draw:path draw:style-name="gr6" draw:text-style-name="P3" draw:layer="layout" svg:width="0.171cm" svg:height="0.139cm" svg:x="16.976cm" svg:y="3.223cm" svg:viewBox="0 0 172 140" svg:d="M22 88c-7-5-13-12-16-21-4-8-6-16-6-26 0-12 4-23 12-30 9-8 20-11 34-11 12 0 23 2 34 6 11 5 21 12 30 20 6 6 10 12 13 20 3 6 5 13 5 23 0 8-2 15-6 21-3 6-9 12-17 15l67 14v21l-169-35v-21zM50 22c-11 0-19 2-25 7-5 5-8 12-8 21 0 6 1 12 4 19 3 5 8 10 13 15 6 5 13 8 21 10 8 3 16 5 24 5 10 0 18-4 23-8 6-5 9-12 9-21 0-8-1-14-5-19-3-5-7-11-13-15s-13-7-21-11c-7-2-15-3-22-3z">
          <text:p/>
        </draw:path>
        <draw:path draw:style-name="gr6" draw:text-style-name="P3" draw:layer="layout" svg:width="0.127cm" svg:height="0.123cm" svg:x="16.976cm" svg:y="3.371cm" svg:viewBox="0 0 128 124" svg:d="M75 103c1 0 2 0 3 0 1 1 3 1 4 1 9 0 16-3 22-10 5-5 7-12 7-22 0-11-3-20-9-28-7-8-16-13-27-18zM59 121v-99c-3-1-5-1-7-1-1 0-2 0-3 0-11 0-19 3-24 10-5 6-8 16-8 27 0 10 1 18 3 27 2 7 5 17 9 23l-20-4c-3-9-5-16-7-25-1-8-2-15-2-24 0-18 4-32 12-41 8-10 20-14 34-14 13 0 24 2 35 6 11 6 22 13 30 22 5 6 9 13 12 22 3 7 5 16 5 25 0 14-4 27-13 35-8 9-20 14-33 14-4 0-7-1-11-1s-8-1-12-2z">
          <text:p/>
        </draw:path>
        <draw:polygon draw:style-name="gr6" draw:text-style-name="P3" draw:layer="layout" svg:width="0.122cm" svg:height="0.124cm" svg:x="16.979cm" svg:y="3.522cm" svg:viewBox="0 0 123 125" draw:points="123,0 123,21 20,41 123,103 123,125 0,52 0,23">
          <text:p/>
        </draw:polygon>
        <draw:path draw:style-name="gr6" draw:text-style-name="P3" draw:layer="layout" svg:width="0.168cm" svg:height="0.055cm" svg:x="16.979cm" svg:y="3.651cm" svg:viewBox="0 0 169 56" svg:d="M169 35v21l-25-5v-21zM121 25v22l-121-25v-22z">
          <text:p/>
        </draw:path>
        <draw:path draw:style-name="gr6" draw:text-style-name="P3" draw:layer="layout" svg:width="0.127cm" svg:height="0.114cm" svg:x="16.976cm" svg:y="3.718cm" svg:viewBox="0 0 128 115" svg:d="M120 115l-19-4c3-4 6-9 8-16 1-5 2-10 2-17s-1-13-4-20c-2-5-5-10-9-15-7-7-15-12-23-15-8-4-17-6-26-6-11 0-19 3-24 9-5 5-8 16-8 27 0 6 1 12 2 18 2 7 5 14 8 21l-20-4c-2-6-4-13-5-19s-2-13-2-20c0-18 4-31 12-40 8-10 20-14 34-14 13 0 24 2 35 7 11 6 21 12 29 22 6 6 10 14 13 23 3 8 5 18 5 28 0 7-1 12-2 19-1 5-3 11-6 16z">
          <text:p/>
        </draw:path>
        <draw:path draw:style-name="gr6" draw:text-style-name="P3" draw:layer="layout" svg:width="0.127cm" svg:height="0.122cm" svg:x="16.976cm" svg:y="3.846cm" svg:viewBox="0 0 128 123" svg:d="M0 50c0-16 5-28 13-36 9-10 21-14 36-14 9 0 18 2 27 5s16 7 24 12c9 7 16 16 21 25 4 9 7 19 7 32 0 15-4 27-13 35-8 10-21 14-34 14-10 0-20-1-29-4-9-4-17-7-23-12-10-7-18-16-22-25-5-9-7-21-7-32zM50 22c-11 0-20 3-25 8-5 4-8 11-8 22 0 14 6 26 17 35 12 9 27 15 44 15 11 0 20-3 25-9 6-4 8-11 8-21 0-8-2-16-5-22-3-7-10-12-17-16-5-3-11-6-18-9-7-2-14-3-21-3z">
          <text:p/>
        </draw:path>
        <draw:path draw:style-name="gr6" draw:text-style-name="P3" draw:layer="layout" svg:width="0.193cm" svg:height="0.209cm" svg:x="16.941cm" svg:y="3.992cm" svg:viewBox="0 0 194 210" svg:d="M65 130c-5-5-9-10-12-17-4-6-5-12-5-19 0-10 4-21 11-28 8-8 17-12 28-12 16 0 29 6 41 17 12 12 18 25 18 41 0 7-2 13-5 18-3 7-7 11-12 14l15 2v17l-80-17c2 14 8 26 19 34 12 9 24 13 39 13 17 0 31-7 41-19 11-13 16-29 16-49 0-13-2-26-7-39-4-14-11-25-18-34-10-12-21-20-34-27-13-5-25-8-39-8-18 0-35 6-47 20-12 13-19 30-19 51 0 11 2 20 5 30 3 9 8 19 15 29l-13 10c-7-11-12-21-16-34-4-12-6-23-6-36 0-26 8-46 24-63 15-16 35-24 58-24 17 0 32 4 47 12s28 19 39 34c9 10 15 22 20 36 4 14 6 28 6 43 0 24-7 44-20 60-14 16-31 25-51 25-21 0-39-9-53-24s-22-35-23-59zM130 112c0-10-4-20-12-27-7-9-17-12-28-12-9 0-15 2-19 6-5 6-7 12-7 20 0 10 4 19 12 26s19 12 31 12c7 0 13-2 17-8 4-4 6-9 6-17z">
          <text:p/>
        </draw:path>
        <draw:path draw:style-name="gr6" draw:text-style-name="P3" draw:layer="layout" svg:width="0.169cm" svg:height="0.131cm" svg:x="16.934cm" svg:y="4.22cm" svg:viewBox="0 0 170 132" svg:d="M167 132l-106-21c-21-4-37-12-46-24-10-12-15-28-15-48 0-7 0-15 1-20 1-6 3-14 5-19l19 4c-3 6-5 12-7 17-1 7-2 13-2 18 0 14 3 25 10 33s17 15 31 17l9 2c-7-5-11-13-16-20-3-7-5-16-5-25 0-13 4-24 14-31 8-9 19-12 33-12 11 0 22 2 33 7 10 5 20 11 28 20 5 5 9 11 12 19 3 7 5 15 5 22 0 8-2 16-6 22-3 7-9 12-16 15l19 3zM122 101c10 0 18-2 23-8 6-4 8-11 8-20 0-5-1-11-3-16s-5-9-9-13c-6-6-13-10-21-13-9-3-17-5-26-5-10 0-18 3-23 7-6 5-8 13-8 21 0 14 6 24 17 34 11 8 26 13 42 13z">
          <text:p/>
        </draw:path>
        <draw:path draw:style-name="gr6" draw:text-style-name="P3" draw:layer="layout" svg:width="0.124cm" svg:height="0.202cm" svg:x="16.979cm" svg:y="4.369cm" svg:viewBox="0 0 125 203" svg:d="M74 202l-74-15v-22l74 16c3 0 5 1 7 1 3 0 4 1 6 1 7 0 12-2 15-7 4-4 6-10 6-16 0-10-4-19-11-28-7-7-17-12-28-14l-69-14v-21l74 14c2 0 5 2 7 2s4 0 6 0c6 0 12-3 15-6 4-4 6-8 6-16 0-9-4-19-11-27s-17-13-28-15l-69-15v-20l122 24v22l-19-5c7 7 13 13 16 20 4 8 6 16 6 25s-3 17-7 23c-5 5-11 10-19 11 8 6 15 13 19 22 5 8 7 17 7 26 0 13-3 22-9 27-6 6-14 8-25 8-3 0-6 0-9 0-2 0-5-1-8-1z">
          <text:p/>
        </draw:path>
        <draw:path draw:style-name="gr6" draw:text-style-name="P3" draw:layer="layout" svg:width="0.127cm" svg:height="0.119cm" svg:x="16.976cm" svg:y="4.597cm" svg:viewBox="0 0 128 120" svg:d="M72 118l-69-15v-21l19 4c-7-7-13-13-16-21-4-8-6-16-6-26 0-11 3-20 9-27 7-7 15-12 25-12 14 0 25 7 33 19 8 13 12 29 12 50v28l6 2c0 1 1 1 2 1 0 0 1 0 3 0 6 0 12-4 16-9 3-5 5-13 5-23 0-7-1-14-2-21-2-7-4-14-8-23l19 5c2 7 4 15 6 23 1 7 2 15 2 22 0 15-3 26-9 34-7 7-16 12-28 12-3 0-5 0-9 0-3-1-6-1-10-2zM64 95v-21c0-18-2-30-7-38-4-8-11-13-19-13-7 0-12 2-16 7-3 4-5 9-5 17 0 11 4 22 12 29 7 9 18 15 31 18z">
          <text:p/>
        </draw:path>
        <draw:path draw:style-name="gr6" draw:text-style-name="P3" draw:layer="layout" svg:width="0.168cm" svg:height="0.056cm" svg:x="16.979cm" svg:y="4.739cm" svg:viewBox="0 0 169 57" svg:d="M169 36v21l-25-5v-21zM121 26v22l-121-26v-22z">
          <text:p/>
        </draw:path>
        <draw:polygon draw:style-name="gr6" draw:text-style-name="P3" draw:layer="layout" svg:width="0.168cm" svg:height="0.055cm" svg:x="16.979cm" svg:y="4.804cm" svg:viewBox="0 0 169 56" draw:points="169,35 169,56 0,21 0,0">
          <text:p/>
        </draw:polygon>
        <draw:polygon draw:style-name="gr6" draw:text-style-name="P3" draw:layer="layout" svg:width="0.028cm" svg:height="0.03cm" svg:x="16.979cm" svg:y="4.874cm" svg:viewBox="0 0 29 31" draw:points="29,6 29,31 0,25 0,0">
          <text:p/>
        </draw:polygon>
        <draw:path draw:style-name="gr6" draw:text-style-name="P3" draw:layer="layout" svg:width="0.127cm" svg:height="0.114cm" svg:x="16.976cm" svg:y="4.945cm" svg:viewBox="0 0 128 115" svg:d="M120 115l-19-4c3-4 6-10 8-16 1-5 2-11 2-17 0-7-1-14-4-21-2-5-5-10-9-15-7-6-15-11-23-14-8-4-17-6-26-6-11 0-19 3-24 9-5 5-8 15-8 26 0 5 1 12 2 19 2 7 5 14 8 21l-20-4c-2-6-4-13-5-19-1-7-2-14-2-21 0-17 4-30 12-39 8-10 20-14 34-14 13 0 24 2 35 7s21 12 29 22c6 6 10 13 13 22 3 8 5 18 5 29 0 7-1 12-2 19-1 5-3 11-6 16z">
          <text:p/>
        </draw:path>
        <draw:path draw:style-name="gr6" draw:text-style-name="P3" draw:layer="layout" svg:width="0.127cm" svg:height="0.122cm" svg:x="16.976cm" svg:y="5.074cm" svg:viewBox="0 0 128 123" svg:d="M0 51c0-17 5-29 13-37 9-10 21-14 36-14 9 0 18 2 27 5s16 7 24 12c9 7 16 16 21 25 4 10 7 20 7 32 0 15-4 27-13 35-8 10-21 14-34 14-10 0-20-1-29-4-9-4-17-7-23-12-10-7-18-16-22-24-5-10-7-21-7-32zM50 22c-11 0-20 3-25 8-5 4-8 11-8 23 0 14 6 25 17 34 12 9 27 15 44 15 11 0 20-3 25-8 6-5 8-12 8-22 0-7-2-15-5-21-3-8-10-13-17-17-5-3-11-6-18-9-7-2-14-3-21-3z">
          <text:p/>
        </draw:path>
        <draw:path draw:style-name="gr6" draw:text-style-name="P3" draw:layer="layout" svg:width="0.124cm" svg:height="0.203cm" svg:x="16.979cm" svg:y="5.214cm" svg:viewBox="0 0 125 204" svg:d="M74 202l-74-13v-22l74 14c3 1 5 1 7 2 3 0 4 0 6 0 7 0 12-2 15-5 4-4 6-10 6-16 0-11-4-19-11-29-7-8-17-12-28-14l-69-15v-21l74 14c2 2 5 2 7 2 2 1 4 1 6 1 6 0 12-3 15-7 4-3 6-8 6-15 0-10-4-20-11-27-7-9-17-14-28-16l-69-14v-21l122 25v22l-19-5c7 6 13 13 16 20 4 8 6 16 6 25s-3 17-7 22c-5 6-11 11-19 12 8 6 15 12 19 22 5 8 7 18 7 28s-3 19-9 25c-6 5-14 8-25 8-3 0-6 0-9-1-2 0-5 0-8-1z">
          <text:p/>
        </draw:path>
        <draw:frame draw:style-name="gr9" draw:text-style-name="P7" draw:layer="layout" svg:width="4.491cm" svg:height="0.255cm" draw:transform="rotate (-1.5707963267949) translate (17.185cm 0.963cm)">
          <draw:text-box>
            <text:p text:style-name="P6"><text:span text:style-name="T2"><text:s text:c="9"/></text:span><text:span text:style-name="T2">Email: diariosdevico@gmail.com</text:span></text:p>
          </draw:text-box>
        </draw:frame>
        <draw:polygon draw:style-name="gr6" draw:text-style-name="P3" draw:layer="layout" svg:width="0.161cm" svg:height="0.131cm" svg:x="16.704cm" svg:y="2.007cm" svg:viewBox="0 0 162 132" draw:points="162,34 162,132 143,128 143,53 96,43 96,111 78,108 78,39 0,23 0,0">
          <text:p/>
        </draw:polygon>
        <draw:path draw:style-name="gr6" draw:text-style-name="P3" draw:layer="layout" svg:width="0.126cm" svg:height="0.119cm" svg:x="16.701cm" svg:y="2.145cm" svg:viewBox="0 0 127 120" svg:d="M72 118l-69-16v-22l18 5c-7-7-12-14-16-21-3-8-5-17-5-27 0-11 3-19 9-26 7-8 15-11 24-11 15 0 26 6 34 18s12 29 12 49v29l6 1c0 0 0 2 1 2s2 0 3 0c7 0 12-4 15-9 4-5 6-14 6-23 0-7-1-14-3-21-1-8-4-15-7-23l18 3c4 9 6 16 7 24 2 7 2 15 2 22 0 15-3 27-10 35-6 8-15 13-27 13-2 0-5 0-8-1-3 0-7-1-10-1zM64 93v-21c0-17-3-30-7-37-4-9-11-13-20-13-6 0-12 2-15 6-4 4-5 10-5 18 0 11 4 21 11 29 8 9 18 15 31 17z">
          <text:p/>
        </draw:path>
        <draw:path draw:style-name="gr6" draw:text-style-name="P3" draw:layer="layout" svg:width="0.126cm" svg:height="0.114cm" svg:x="16.701cm" svg:y="2.289cm" svg:viewBox="0 0 127 115" svg:d="M119 115l-20-4c4-4 6-10 8-17 2-5 3-11 3-17 0-7-1-13-4-20-2-5-5-10-9-15-7-6-14-11-22-14-9-4-17-6-26-6-11 0-19 3-25 9-5 5-7 15-7 26 0 5 0 12 2 18 2 7 4 14 8 22l-20-5c-2-6-4-13-5-19-2-6-2-13-2-20 0-17 4-30 12-39 8-10 19-14 34-14 12 0 24 2 35 7 10 5 20 12 28 22 6 6 10 13 14 22 3 8 4 18 4 28 0 7 0 12-2 20-1 5-3 11-6 16z">
          <text:p/>
        </draw:path>
        <draw:path draw:style-name="gr6" draw:text-style-name="P3" draw:layer="layout" svg:width="0.126cm" svg:height="0.123cm" svg:x="16.701cm" svg:y="2.417cm" svg:viewBox="0 0 127 124" svg:d="M74 103c1 1 2 1 3 1 2 0 3 0 4 0 9 0 16-2 21-8 5-5 8-12 8-23s-3-20-10-29c-6-7-15-13-26-18zM59 122v-100c-3 0-6 0-7-1-2 0-3 0-4 0-10 0-18 3-24 11-5 6-7 16-7 27 0 9 1 18 2 27 2 8 5 16 9 23l-20-4c-3-8-5-16-6-25-2-8-2-15-2-24 0-18 4-32 12-41 8-10 19-15 34-15 12 0 24 3 35 7 11 6 20 12 29 22 5 6 9 13 13 21 3 8 4 17 4 26 0 15-4 27-13 35-8 9-19 13-33 13-3 0-7 0-10 0-4-1-8-1-12-2z">
          <text:p/>
        </draw:path>
        <draw:path draw:style-name="gr6" draw:text-style-name="P3" draw:layer="layout" svg:width="0.171cm" svg:height="0.129cm" svg:x="16.701cm" svg:y="2.559cm" svg:viewBox="0 0 172 130" svg:d="M78 108c10 0 18-2 24-7 6-6 9-12 9-22 0-6-2-11-5-18-3-5-7-10-13-14-6-5-13-9-21-11-7-2-15-3-23-3-11 0-19 2-25 7-5 4-8 12-8 20 0 7 2 13 5 18 2 7 7 11 13 15s13 9 21 11c8 3 15 4 23 4zM106 43c7 6 12 12 16 19 3 9 5 16 5 25 0 14-4 23-12 32-8 7-20 11-34 11-12 0-23-3-34-7-12-4-21-11-30-19-5-5-10-12-13-19-3-8-4-15-4-23s2-15 5-22c4-5 9-10 16-14l-18-4v-22l169 36v21z">
          <text:p/>
        </draw:path>
        <draw:path draw:style-name="gr6" draw:text-style-name="P3" draw:layer="layout" svg:width="0.126cm" svg:height="0.122cm" svg:x="16.701cm" svg:y="2.709cm" svg:viewBox="0 0 127 123" svg:d="M0 49c0-15 4-27 13-36s21-13 36-13c9 0 17 1 26 4s17 8 23 12c10 7 17 16 21 25 6 10 8 20 8 32 0 14-4 26-13 35-9 10-20 15-34 15-10 0-19-2-29-5-9-4-17-8-23-12-10-7-17-16-22-26-4-9-6-20-6-31zM49 22c-11 0-19 2-25 8-5 4-7 11-7 22 0 14 5 25 17 34s26 14 44 14c11 0 18-3 24-8 5-4 8-12 8-21s-2-15-6-21c-3-7-8-12-16-17-5-3-11-5-18-8-6-2-13-3-21-3z">
          <text:p/>
        </draw:path>
        <draw:path draw:style-name="gr6" draw:text-style-name="P3" draw:layer="layout" svg:width="0.126cm" svg:height="0.122cm" svg:x="16.701cm" svg:y="2.852cm" svg:viewBox="0 0 127 123" svg:d="M0 49c0-15 4-28 13-36 9-9 21-13 36-13 9 0 17 1 26 4s17 8 23 12c10 7 17 16 21 25 6 10 8 20 8 32 0 14-4 27-13 36s-20 14-34 14c-10 0-19-2-29-5-9-3-17-7-23-11-10-7-17-17-22-27-4-9-6-20-6-31zM49 22c-11 0-19 2-25 8-5 4-7 11-7 21 0 15 5 25 17 35s26 15 44 15c11 0 18-2 24-9 5-4 8-12 8-21s-2-15-6-21c-3-7-8-12-16-17-5-3-11-7-18-8-6-2-13-3-21-3z">
          <text:p/>
        </draw:path>
        <draw:polygon draw:style-name="gr6" draw:text-style-name="P3" draw:layer="layout" svg:width="0.168cm" svg:height="0.135cm" svg:x="16.704cm" svg:y="2.993cm" svg:viewBox="0 0 169 136" draw:points="169,35 169,56 70,36 122,108 122,136 63,55 0,114 0,88 59,34 0,21 0,0">
          <text:p/>
        </draw:polygon>
        <draw:path draw:style-name="gr6" draw:text-style-name="P3" draw:layer="layout" svg:width="0.114cm" svg:height="0.048cm" svg:x="16.704cm" svg:y="3.132cm" svg:viewBox="0 0 115 49" svg:d="M115 24v25l-29-6v-24zM28 5v26l-28-6v-25z">
          <text:p/>
        </draw:path>
        <draw:polygon draw:style-name="gr6" draw:text-style-name="P3" draw:layer="layout" svg:width="0.181cm" svg:height="0.117cm" svg:x="16.684cm" svg:y="3.256cm" svg:viewBox="0 0 182 118" draw:points="182,97 182,118 0,21 0,0">
          <text:p/>
        </draw:polygon>
        <draw:path draw:style-name="gr6" draw:text-style-name="P3" draw:layer="layout" svg:width="0.171cm" svg:height="0.139cm" svg:x="16.701cm" svg:y="3.362cm" svg:viewBox="0 0 172 140" svg:d="M21 88c-7-5-12-12-16-19-3-10-5-18-5-28 0-12 4-22 12-29 8-8 20-12 35-12 12 0 23 2 34 6 11 6 20 12 29 20 6 6 10 13 13 20s4 14 4 23c0 8-2 16-5 22-4 5-9 11-16 14l66 14v21l-169-35v-21zM50 22c-11 0-19 2-25 8-6 4-9 11-9 21 0 6 2 11 5 19 3 5 7 9 13 14s14 8 22 10c8 3 16 5 23 5 10 0 18-3 24-8 5-4 8-12 8-20 0-9-2-14-5-20-3-5-7-11-12-15-6-4-13-7-21-11-8-2-15-3-23-3z">
          <text:p/>
        </draw:path>
        <draw:path draw:style-name="gr6" draw:text-style-name="P3" draw:layer="layout" svg:width="0.168cm" svg:height="0.055cm" svg:x="16.704cm" svg:y="3.508cm" svg:viewBox="0 0 169 56" svg:d="M169 34v22l-26-5v-22zM122 25v22l-122-26v-21z">
          <text:p/>
        </draw:path>
        <draw:path draw:style-name="gr6" draw:text-style-name="P3" draw:layer="layout" svg:width="0.126cm" svg:height="0.119cm" svg:x="16.701cm" svg:y="3.574cm" svg:viewBox="0 0 127 120" svg:d="M72 118l-69-15v-23l18 5c-7-7-12-13-16-21-3-8-5-16-5-26 0-12 3-20 9-27 7-7 15-11 24-11 15 0 26 6 34 18 8 13 12 29 12 50v29l6 2c0 1 0 1 1 1s2 0 3 0c7 0 12-4 15-9 4-6 6-14 6-24 0-7-1-14-3-21-1-7-4-14-7-23l18 5c4 7 6 15 7 23 2 7 2 15 2 22 0 16-3 27-10 35-6 7-15 12-27 12-2 0-5 0-8 0-3-1-7-1-10-2zM64 94v-21c0-18-3-30-7-38-4-9-11-13-20-13-6 0-12 2-15 7-4 4-5 9-5 17 0 11 4 22 11 29 8 9 18 16 31 18z">
          <text:p/>
        </draw:path>
        <draw:path draw:style-name="gr6" draw:text-style-name="P3" draw:layer="layout" svg:width="0.123cm" svg:height="0.1cm" svg:x="16.704cm" svg:y="3.716cm" svg:viewBox="0 0 124 101" svg:d="M103 97c1-2 2-6 3-8 0-3 1-5 1-9 0-11-4-21-12-29-8-9-20-14-33-17l-62-13v-21l122 25v22l-19-5c7 6 12 12 16 20 3 8 5 16 5 25 0 2 0 4 0 7 0 2-1 5-1 7z">
          <text:p/>
        </draw:path>
        <draw:path draw:style-name="gr6" draw:text-style-name="P3" draw:layer="layout" svg:width="0.168cm" svg:height="0.055cm" svg:x="16.704cm" svg:y="3.812cm" svg:viewBox="0 0 169 56" svg:d="M169 35v21l-26-5v-21zM122 26v21l-122-25v-22z">
          <text:p/>
        </draw:path>
        <draw:path draw:style-name="gr6" draw:text-style-name="P3" draw:layer="layout" svg:width="0.126cm" svg:height="0.122cm" svg:x="16.701cm" svg:y="3.879cm" svg:viewBox="0 0 127 123" svg:d="M0 51c0-16 4-29 13-37 9-10 21-14 36-14 9 0 17 2 26 5s17 7 23 12c10 7 17 16 21 26 6 9 8 19 8 31 0 15-4 27-13 35-9 10-20 14-34 14-10 0-19-1-29-4-9-4-17-7-23-12-10-7-17-16-22-25-4-9-6-20-6-31zM49 22c-11 0-19 3-25 8-5 5-7 12-7 23 0 14 5 25 17 34s26 15 44 15c11 0 18-3 24-8 5-5 8-12 8-22 0-7-2-15-6-21-3-7-8-12-16-16-5-4-11-7-18-10-6-2-13-3-21-3z">
          <text:p/>
        </draw:path>
        <draw:path draw:style-name="gr6" draw:text-style-name="P3" draw:layer="layout" svg:width="0.126cm" svg:height="0.114cm" svg:x="16.701cm" svg:y="4.013cm" svg:viewBox="0 0 127 115" svg:d="M121 115l-20-3c3-6 5-11 7-18 1-6 2-14 2-20 0-10-2-20-6-25-3-7-8-10-14-10-7 0-13 8-16 21 0 1-1 2-1 4l-2 6c-3 14-7 24-11 30-4 4-10 6-17 6-13 0-23-5-31-16-8-12-12-25-12-43 0-7 0-14 2-22 1-7 3-15 5-25l21 5c-4 8-7 15-9 23-2 7-3 14-3 21 0 10 2 18 6 24 5 7 10 11 16 11 7 0 13-9 17-26l3-9c2-11 6-18 10-24 4-5 10-7 17-7 12 0 22 5 30 15 9 10 12 24 12 42 0 8 0 15-1 21-1 7-3 14-5 19z">
          <text:p/>
        </draw:path>
        <draw:path draw:style-name="gr6" draw:text-style-name="P3" draw:layer="layout" svg:width="0.171cm" svg:height="0.139cm" svg:x="16.701cm" svg:y="4.144cm" svg:viewBox="0 0 172 140" svg:d="M21 87c-7-5-12-12-16-20-3-8-5-16-5-26 0-12 4-23 12-29 8-8 20-12 35-12 12 0 23 2 34 6 11 6 20 12 29 20 6 6 10 12 13 20 3 7 4 14 4 22s-2 16-5 21c-4 6-9 12-16 15l66 14v22l-169-36v-21zM50 22c-11 0-19 2-25 8-6 4-9 11-9 21 0 6 2 11 5 18 3 5 7 9 13 14s14 8 22 10c8 3 16 4 23 4 10 0 18-2 24-7 5-4 8-12 8-20s-2-13-5-19c-3-5-7-11-12-15-6-4-13-7-21-11-8-2-15-3-23-3z">
          <text:p/>
        </draw:path>
        <draw:path draw:style-name="gr6" draw:text-style-name="P3" draw:layer="layout" svg:width="0.126cm" svg:height="0.123cm" svg:x="16.701cm" svg:y="4.292cm" svg:viewBox="0 0 127 124" svg:d="M74 103c1 0 2 1 3 1 2 0 3 0 4 0 9 0 16-2 21-9 5-5 8-12 8-22 0-9-3-19-10-27-6-8-15-15-26-20zM59 122v-100c-3 0-6-1-7-1-2 0-3 0-4 0-10 0-18 3-24 10-5 8-7 17-7 28 0 10 1 18 2 27 2 8 5 16 9 23l-20-4c-3-9-5-16-6-25-2-7-2-15-2-24 0-17 4-33 12-42s19-14 34-14c12 0 24 2 35 7s20 12 29 22c5 6 9 13 13 22 3 8 4 17 4 25 0 15-4 27-13 35-8 9-19 13-33 13-3 0-7 0-10-1-4 0-8-1-12-1z">
          <text:p/>
        </draw:path>
        <draw:polygon draw:style-name="gr6" draw:text-style-name="P3" draw:layer="layout" svg:width="0.121cm" svg:height="0.124cm" svg:x="16.704cm" svg:y="4.442cm" svg:viewBox="0 0 122 125" draw:points="122,0 122,22 18,40 122,103 122,125 0,51 0,23">
          <text:p/>
        </draw:polygon>
        <draw:path draw:style-name="gr6" draw:text-style-name="P3" draw:layer="layout" svg:width="0.168cm" svg:height="0.055cm" svg:x="16.704cm" svg:y="4.571cm" svg:viewBox="0 0 169 56" svg:d="M169 36v20l-26-5v-20zM122 26v22l-122-26v-22z">
          <text:p/>
        </draw:path>
        <draw:path draw:style-name="gr6" draw:text-style-name="P3" draw:layer="layout" svg:width="0.126cm" svg:height="0.114cm" svg:x="16.701cm" svg:y="4.638cm" svg:viewBox="0 0 127 115" svg:d="M119 115l-20-3c4-5 6-10 8-17 2-5 3-10 3-17 0-6-1-13-4-20-2-5-5-10-9-14-7-7-14-12-22-16-9-4-17-6-26-6-11 0-19 3-25 9-5 7-7 16-7 27 0 6 0 12 2 18 2 7 4 14 8 21l-20-4c-2-6-4-13-5-19-2-6-2-13-2-19 0-18 4-32 12-41s19-14 34-14c12 0 24 3 35 7 10 6 20 13 28 22 6 7 10 14 14 23 3 8 4 18 4 28 0 7 0 12-2 19-1 5-3 11-6 16z">
          <text:p/>
        </draw:path>
        <draw:path draw:style-name="gr6" draw:text-style-name="P3" draw:layer="layout" svg:width="0.126cm" svg:height="0.121cm" svg:x="16.701cm" svg:y="4.767cm" svg:viewBox="0 0 127 122" svg:d="M0 49c0-15 4-28 13-36 9-9 21-13 36-13 9 0 17 1 26 4s17 8 23 12c10 7 17 16 21 25 6 10 8 20 8 32 0 14-4 26-13 35-9 10-20 14-34 14-10 0-19-1-29-4-9-4-17-8-23-13-10-8-17-15-22-25-4-9-6-20-6-31zM49 22c-11 0-19 2-25 7-5 5-7 12-7 22 0 14 5 25 17 35 12 9 26 14 44 14 11 0 18-4 24-8 5-5 8-13 8-22 0-8-2-15-6-20-3-7-8-13-16-17-5-3-11-7-18-9-6-2-13-2-21-2z">
          <text:p/>
        </draw:path>
        <draw:frame draw:style-name="gr10" draw:text-style-name="P7" draw:layer="layout" svg:width="3.971cm" svg:height="0.255cm" draw:transform="rotate (-1.5707963267949) translate (16.909cm 0.963cm)">
          <draw:text-box>
            <text:p text:style-name="P6"><text:span text:style-name="T2"><text:s text:c="14"/></text:span><text:span text:style-name="T2">Facebook: /diariosdevico</text:span></text:p>
          </draw:text-box>
        </draw:frame>
        <draw:polygon draw:style-name="gr6" draw:text-style-name="P3" draw:layer="layout" svg:width="0.161cm" svg:height="0.056cm" svg:x="16.428cm" svg:y="1.933cm" svg:viewBox="0 0 162 57" draw:points="162,35 162,57 0,24 0,0">
          <text:p/>
        </draw:polygon>
        <draw:path draw:style-name="gr6" draw:text-style-name="P3" draw:layer="layout" svg:width="0.124cm" svg:height="0.124cm" svg:x="16.428cm" svg:y="2.004cm" svg:viewBox="0 0 125 125" svg:d="M73 123l-73-15v-21l73 15c3 1 6 1 8 2 3 0 5 0 6 0 6 0 11-2 14-5 4-5 6-11 6-17 0-12-4-22-11-30-7-9-17-14-29-16l-67-15v-21l122 24v23l-20-5c7 7 12 13 17 22 4 8 6 16 6 26 0 11-3 20-10 25-6 7-14 10-24 10-3 0-6 0-9-1-3 0-6 0-9-1z">
          <text:p/>
        </draw:path>
        <draw:path draw:style-name="gr6" draw:text-style-name="P3" draw:layer="layout" svg:width="0.127cm" svg:height="0.114cm" svg:x="16.425cm" svg:y="2.146cm" svg:viewBox="0 0 128 115" svg:d="M121 115l-19-4c3-5 6-10 7-17 1-6 2-12 2-19 0-11-2-20-5-26-4-6-8-9-15-9s-12 7-16 21c0 1 0 3-1 4l-1 6c-4 14-8 23-12 28s-10 7-16 7c-13 0-24-5-33-16-8-11-12-25-12-42 0-8 1-14 2-22 1-7 3-15 6-26l21 5c-4 9-6 16-9 24-3 7-3 14-3 21 0 10 2 18 7 24 4 6 9 11 16 11s12-9 17-26l2-9c2-11 6-18 10-24 5-5 10-7 17-7 13 0 23 4 30 15 8 10 12 24 12 42 0 7-1 14-2 20-1 7-3 13-5 19z">
          <text:p/>
        </draw:path>
        <draw:path draw:style-name="gr6" draw:text-style-name="P3" draw:layer="layout" svg:width="0.155cm" svg:height="0.084cm" svg:x="16.428cm" svg:y="2.28cm" svg:viewBox="0 0 156 85" svg:d="M121 85l-15-3v-42l-66-14c-3-1-5-1-7-1-1-1-2-1-3-1-5 0-8 1-10 5-2 3-3 8-3 14v22l-17-5v-19c0-12 3-22 7-28 5-8 12-11 21-11 2 0 3 1 5 1 3 0 5 1 7 1l66 15v-19l15 3v18l35 8v21l-35-8z">
          <text:p/>
        </draw:path>
        <draw:path draw:style-name="gr6" draw:text-style-name="P3" draw:layer="layout" svg:width="0.127cm" svg:height="0.12cm" svg:x="16.425cm" svg:y="2.366cm" svg:viewBox="0 0 128 121" svg:d="M73 118l-70-15v-21l20 4c-8-7-14-13-17-21-4-8-6-16-6-27 0-10 3-19 9-26 7-8 16-12 26-12 14 0 25 7 33 19 8 13 12 29 12 50v28l6 2c0 1 1 1 2 1 0 0 1 0 3 0 6 0 11-4 15-9 3-5 5-13 5-23 0-7-1-14-2-21-2-7-4-14-8-23l19 5c2 7 4 15 6 23 1 7 2 15 2 22 0 14-3 26-10 34-6 7-15 13-27 13-2 0-5 0-8 0-3-2-6-2-10-3zM65 94v-20c0-18-2-31-7-38-4-8-11-13-19-13-7 0-12 2-16 7-3 4-6 9-6 17 0 11 5 22 13 29 7 9 18 15 31 17z">
          <text:p/>
        </draw:path>
        <draw:path draw:style-name="gr6" draw:text-style-name="P3" draw:layer="layout" svg:width="0.169cm" svg:height="0.131cm" svg:x="16.383cm" svg:y="2.508cm" svg:viewBox="0 0 170 132" svg:d="M167 132l-107-22c-20-4-36-11-46-23-9-12-14-29-14-49 0-7 0-14 1-20 1-7 2-13 5-18l19 3c-3 5-5 11-7 18-1 5-2 12-2 18 0 13 3 25 10 33s17 14 30 17l9 2c-7-5-11-13-15-20-3-9-5-17-5-25 0-13 4-24 12-32s19-12 34-12c12 0 23 2 34 6 10 6 20 13 28 22 5 5 9 11 12 18s5 14 5 23c0 8-2 16-6 22-3 7-9 11-16 14l19 4zM122 101c10 0 18-4 23-8 6-5 8-11 8-21 0-5-1-11-3-15-2-5-5-9-9-14-6-5-13-9-21-12-9-3-17-6-27-6s-18 3-23 8c-6 5-8 11-8 21 0 14 6 24 17 33s26 14 43 14z">
          <text:p/>
        </draw:path>
        <draw:path draw:style-name="gr6" draw:text-style-name="P3" draw:layer="layout" svg:width="0.124cm" svg:height="0.1cm" svg:x="16.428cm" svg:y="2.656cm" svg:viewBox="0 0 125 101" svg:d="M103 97c1-2 1-5 2-7 1-3 1-5 1-8 0-12-4-22-12-31s-19-14-32-17l-62-13v-21l122 25v22l-20-5c7 6 13 12 17 22 4 7 6 15 6 24 0 2 0 4-1 6 0 2 0 5-1 7z">
          <text:p/>
        </draw:path>
        <draw:path draw:style-name="gr6" draw:text-style-name="P3" draw:layer="layout" svg:width="0.127cm" svg:height="0.119cm" svg:x="16.425cm" svg:y="2.754cm" svg:viewBox="0 0 128 120" svg:d="M73 118l-70-15v-23l20 6c-8-8-14-15-17-22-4-8-6-17-6-27 0-11 3-20 9-26 7-8 16-11 26-11 14 0 25 6 33 18s12 29 12 49v30l6 2c0 0 1 1 2 1 0 0 1 0 3 0 6 0 11-4 15-9 3-5 5-15 5-24 0-8-1-14-2-21-2-8-4-15-8-23l19 3c2 9 4 16 6 24 1 7 2 15 2 22 0 16-3 28-10 35-6 8-15 13-27 13-2 0-5 0-8-1-3 0-6-1-10-1zM65 94v-22c0-17-2-30-7-38-4-8-11-12-19-12-7 0-12 2-16 6-3 4-6 10-6 18 0 11 5 21 13 29 7 10 18 15 31 18z">
          <text:p/>
        </draw:path>
        <draw:path draw:style-name="gr6" draw:text-style-name="P3" draw:layer="layout" svg:width="0.124cm" svg:height="0.203cm" svg:x="16.428cm" svg:y="2.896cm" svg:viewBox="0 0 125 204" svg:d="M73 202l-73-15v-21l73 15c2 0 5 1 7 1 2 1 4 1 6 1 7 0 11-2 15-6 4-3 6-9 6-16 0-10-4-19-11-26-7-9-17-14-28-16l-68-14v-21l73 15c2 1 5 1 7 1s4 1 6 1c6 0 11-2 15-7 4-3 6-8 6-15 0-10-4-20-11-28s-17-13-28-15l-68-15v-21l122 25v22l-20-4c7 6 13 12 17 19 4 9 6 16 6 25s-3 17-7 23c-6 7-12 10-20 11 8 6 15 14 20 22s7 17 7 28c0 10-3 19-10 24-6 6-14 9-25 9-3 0-6-1-9-1-2 0-5 0-8-1z">
          <text:p/>
        </draw:path>
        <draw:path draw:style-name="gr6" draw:text-style-name="P3" draw:layer="layout" svg:width="0.114cm" svg:height="0.047cm" svg:x="16.428cm" svg:y="3.128cm" svg:viewBox="0 0 115 48" svg:d="M115 24v24l-27-6v-23zM28 5v26l-28-7v-24z">
          <text:p/>
        </draw:path>
        <draw:polygon draw:style-name="gr6" draw:text-style-name="P3" draw:layer="layout" svg:width="0.181cm" svg:height="0.118cm" svg:x="16.408cm" svg:y="3.251cm" svg:viewBox="0 0 182 119" draw:points="182,97 182,119 0,21 0,0">
          <text:p/>
        </draw:polygon>
        <draw:path draw:style-name="gr6" draw:text-style-name="P3" draw:layer="layout" svg:width="0.171cm" svg:height="0.14cm" svg:x="16.425cm" svg:y="3.357cm" svg:viewBox="0 0 172 141" svg:d="M22 89c-7-6-13-13-16-21-4-9-6-17-6-26 0-13 4-23 12-30 9-8 20-12 34-12 12 0 23 2 34 7s21 11 29 19c6 7 10 13 13 20s5 14 5 22c0 9-2 17-6 23-3 6-9 11-16 15l67 14v21l-169-35v-21zM50 22c-11 0-19 3-25 8s-8 11-8 21c0 6 1 13 4 18 3 6 8 11 13 16 6 4 13 7 21 10 8 2 16 5 24 5 10 0 17-4 23-9 6-4 8-12 8-21 0-6-1-13-4-19-3-5-7-10-13-14s-13-8-21-11c-7-2-15-4-22-4z">
          <text:p/>
        </draw:path>
        <draw:path draw:style-name="gr6" draw:text-style-name="P3" draw:layer="layout" svg:width="0.168cm" svg:height="0.056cm" svg:x="16.428cm" svg:y="3.503cm" svg:viewBox="0 0 169 57" svg:d="M169 35v22l-25-5v-22zM122 25v23l-122-27v-21z">
          <text:p/>
        </draw:path>
        <draw:path draw:style-name="gr6" draw:text-style-name="P3" draw:layer="layout" svg:width="0.127cm" svg:height="0.118cm" svg:x="16.425cm" svg:y="3.569cm" svg:viewBox="0 0 128 119" svg:d="M73 117l-70-15v-22l20 4c-8-6-14-13-17-20-4-9-6-17-6-27 0-11 3-20 9-26 7-8 16-11 26-11 14 0 25 5 33 18 8 12 12 28 12 49v30l6 2c0 0 1 0 2 0 0 0 1 0 3 0 6 0 11-3 15-10 3-5 5-13 5-23 0-7-1-14-2-20-2-8-4-15-8-23l19 3c2 9 4 16 6 24 1 7 2 15 2 22 0 15-3 27-10 35-6 8-15 12-27 12-2 0-5 0-8 0s-6-1-10-2zM65 94v-22c0-17-2-30-7-38-4-9-11-12-19-12-7 0-12 1-16 6-3 4-6 10-6 18 0 11 5 21 13 29 7 9 18 14 31 18z">
          <text:p/>
        </draw:path>
        <draw:path draw:style-name="gr6" draw:text-style-name="P3" draw:layer="layout" svg:width="0.124cm" svg:height="0.1cm" svg:x="16.428cm" svg:y="3.711cm" svg:viewBox="0 0 125 101" svg:d="M103 95c1-2 1-4 2-7 1-2 1-5 1-9 0-11-4-21-12-29-8-9-19-14-32-16l-62-13v-21l122 24v22l-20-5c7 6 13 13 17 20 4 8 6 16 6 25 0 2 0 4-1 6 0 3 0 7-1 9z">
          <text:p/>
        </draw:path>
        <draw:path draw:style-name="gr6" draw:text-style-name="P3" draw:layer="layout" svg:width="0.168cm" svg:height="0.056cm" svg:x="16.428cm" svg:y="3.807cm" svg:viewBox="0 0 169 57" svg:d="M169 36v21l-25-5v-21zM122 26v22l-122-26v-22z">
          <text:p/>
        </draw:path>
        <draw:path draw:style-name="gr6" draw:text-style-name="P3" draw:layer="layout" svg:width="0.127cm" svg:height="0.121cm" svg:x="16.425cm" svg:y="3.875cm" svg:viewBox="0 0 128 122" svg:d="M0 50c0-16 4-29 13-37 10-9 22-13 37-13 9 0 18 1 27 4s16 8 23 12c9 7 16 16 21 26 4 10 7 20 7 32 0 14-4 26-13 35-8 9-20 13-33 13-10 0-20-1-29-4-9-4-17-7-23-12-10-7-19-15-23-24-5-10-7-21-7-32zM51 22c-11 0-20 2-25 7s-9 13-9 23c0 14 7 25 18 35 12 9 27 14 44 14 11 0 19-2 24-8 6-5 8-11 8-22 0-7-2-15-5-20-4-7-9-12-16-18-5-3-12-7-18-9-7-2-14-2-21-2z">
          <text:p/>
        </draw:path>
        <draw:path draw:style-name="gr6" draw:text-style-name="P3" draw:layer="layout" svg:width="0.127cm" svg:height="0.114cm" svg:x="16.425cm" svg:y="4.009cm" svg:viewBox="0 0 128 115" svg:d="M121 115l-19-4c3-5 6-11 7-17 1-7 2-14 2-21 0-11-2-19-5-25-4-7-8-10-15-10s-12 8-16 22c0 1 0 2-1 2l-1 8c-4 14-8 24-12 29-4 4-10 7-16 7-13 0-24-6-33-18-8-11-12-24-12-42 0-7 1-13 2-21 1-7 3-15 6-25l21 4c-4 8-6 15-9 22-3 9-3 15-3 23 0 9 2 18 7 24 4 6 9 10 16 10s12-9 17-26l2-8c2-11 6-19 10-24 5-5 10-8 17-8 13 0 23 5 30 16 8 10 12 24 12 41 0 8-1 14-2 22-1 7-3 13-5 19z">
          <text:p/>
        </draw:path>
        <draw:path draw:style-name="gr6" draw:text-style-name="P3" draw:layer="layout" svg:width="0.171cm" svg:height="0.14cm" svg:x="16.425cm" svg:y="4.138cm" svg:viewBox="0 0 172 141" svg:d="M22 88c-7-6-13-13-16-20-4-9-6-17-6-26 0-13 4-23 12-30 9-8 20-12 34-12 12 0 23 2 34 6 11 6 21 12 29 20 6 7 10 13 13 20s5 14 5 22-2 16-6 22c-3 6-9 11-16 15l67 14v22l-169-36v-21zM50 22c-11 0-19 3-25 8s-8 11-8 21c0 6 1 13 4 18s8 10 13 15c6 4 13 7 21 10 8 2 16 3 24 3 10 0 17-2 23-7 6-4 8-12 8-20 0-6-1-13-4-19-3-5-7-10-13-14-6-5-13-8-21-11-7-3-15-4-22-4z">
          <text:p/>
        </draw:path>
        <draw:path draw:style-name="gr6" draw:text-style-name="P3" draw:layer="layout" svg:width="0.127cm" svg:height="0.123cm" svg:x="16.425cm" svg:y="4.287cm" svg:viewBox="0 0 128 124" svg:d="M75 103c2 1 3 1 4 1s3 0 4 0c8 0 15-2 21-8 5-6 7-12 7-22s-3-20-9-28-15-15-27-20zM60 122v-100c-3 0-5 0-7-1-1 0-2 0-3 0-11 0-19 3-24 11-5 7-9 17-9 28 0 9 2 18 4 26s5 16 9 23l-21-4c-3-8-5-16-7-25-1-7-2-15-2-23 0-18 4-33 12-42 9-10 21-15 35-15 13 0 24 3 35 7 11 6 21 12 29 22 5 6 9 14 12 22s5 17 5 26c0 14-4 26-13 34-8 9-19 13-32 13-4 0-7 0-11 0-4-1-8-1-12-2z">
          <text:p/>
        </draw:path>
        <draw:polygon draw:style-name="gr6" draw:text-style-name="P3" draw:layer="layout" svg:width="0.121cm" svg:height="0.125cm" svg:x="16.428cm" svg:y="4.437cm" svg:viewBox="0 0 122 126" draw:points="122,0 122,22 19,41 122,103 122,126 0,52 0,23">
          <text:p/>
        </draw:polygon>
        <draw:path draw:style-name="gr6" draw:text-style-name="P3" draw:layer="layout" svg:width="0.168cm" svg:height="0.056cm" svg:x="16.428cm" svg:y="4.566cm" svg:viewBox="0 0 169 57" svg:d="M169 36v21l-25-5v-21zM122 26v22l-122-27v-21z">
          <text:p/>
        </draw:path>
        <draw:path draw:style-name="gr6" draw:text-style-name="P3" draw:layer="layout" svg:width="0.127cm" svg:height="0.114cm" svg:x="16.425cm" svg:y="4.634cm" svg:viewBox="0 0 128 115" svg:d="M120 115l-19-4c3-5 6-10 8-16 1-6 2-11 2-17 0-7-1-13-4-20-2-6-5-10-9-15-6-7-14-12-22-15-8-5-17-6-26-6-11 0-19 2-24 9-5 5-9 15-9 26 0 7 2 12 3 18 2 8 5 14 8 21l-21-4c-2-6-4-13-5-19s-2-13-2-19c0-18 4-32 12-40 9-10 21-14 35-14 13 0 24 2 35 6 11 6 20 13 28 23 6 6 10 14 13 23 3 8 5 18 5 28 0 6-1 12-2 17-2 7-3 12-6 18z">
          <text:p/>
        </draw:path>
        <draw:path draw:style-name="gr6" draw:text-style-name="P3" draw:layer="layout" svg:width="0.127cm" svg:height="0.122cm" svg:x="16.425cm" svg:y="4.762cm" svg:viewBox="0 0 128 123" svg:d="M0 49c0-15 4-27 13-36 10-9 22-13 37-13 9 0 18 1 27 4s16 8 23 12c9 7 16 16 21 25 4 10 7 20 7 32 0 14-4 26-13 35-8 10-20 15-33 15-10 0-20-2-29-5-9-4-17-8-23-12-10-7-19-16-23-26-5-9-7-20-7-31zM51 22c-11 0-20 2-25 8-5 4-9 11-9 21 0 15 7 25 18 35 12 9 27 14 44 14 11 0 19-3 24-8 6-4 8-12 8-21s-2-15-5-21c-4-7-9-12-16-17-5-3-12-7-18-8-7-2-14-3-21-3z">
          <text:p/>
        </draw:path>
        <draw:frame draw:style-name="gr11" draw:text-style-name="P7" draw:layer="layout" svg:width="3.957cm" svg:height="0.255cm" draw:transform="rotate (-1.5707963267949) translate (16.633cm 0.963cm)">
          <draw:text-box>
            <text:p text:style-name="P6"><text:span text:style-name="T2"><text:s text:c="13"/></text:span><text:span text:style-name="T2">Instagram: /diariosdevico</text:span></text:p>
          </draw:text-box>
        </draw:frame>
        <draw:path draw:style-name="gr6" draw:text-style-name="P3" draw:layer="layout" svg:width="0.167cm" svg:height="0.123cm" svg:x="16.153cm" svg:y="1.49cm" svg:viewBox="0 0 168 124" svg:d="M72 123l-72-16v-20l72 15c3 0 6 1 9 1 2 0 4 1 6 1 6 0 10-2 14-7 3-4 5-9 5-17 0-11-4-21-11-29-7-9-16-14-29-16l-66-15v-20l168 34v22l-67-15c7 6 12 13 16 23 4 7 6 16 6 25 0 12-3 20-9 26-5 6-13 9-24 9-2 0-5 0-8 0s-6-1-10-1z">
          <text:p/>
        </draw:path>
        <draw:path draw:style-name="gr6" draw:text-style-name="P3" draw:layer="layout" svg:width="0.155cm" svg:height="0.084cm" svg:x="16.153cm" svg:y="1.645cm" svg:viewBox="0 0 156 85" svg:d="M121 85l-15-3v-44l-67-13c-2-1-4-1-6-1-2-1-3-1-4-1-4 0-8 1-10 5-2 3-3 7-3 14v20l-16-3v-20c0-11 2-21 6-27 5-7 12-10 21-10 2 0 4 0 6 1 2 0 4 0 6 1l67 13v-17l15 3v17l35 8v21l-35-8z">
          <text:p/>
        </draw:path>
        <draw:path draw:style-name="gr6" draw:text-style-name="P3" draw:layer="layout" svg:width="0.155cm" svg:height="0.084cm" svg:x="16.153cm" svg:y="1.736cm" svg:viewBox="0 0 156 85" svg:d="M121 85l-15-3v-43l-67-14c-2 0-4-1-6-1-2-1-3-1-4-1-4 0-8 2-10 5s-3 8-3 14v23l-16-4v-21c0-12 2-22 6-28 5-7 12-9 21-9 2 0 4 0 6 0s4 1 6 1l67 14v-18l15 3v18l35 7v21l-35-8z">
          <text:p/>
        </draw:path>
        <draw:path draw:style-name="gr6" draw:text-style-name="P3" draw:layer="layout" svg:width="0.169cm" svg:height="0.138cm" svg:x="16.107cm" svg:y="1.812cm" svg:viewBox="0 0 170 139" svg:d="M121 118c10 0 18-4 24-9 6-4 9-12 9-20 0-6-2-13-5-18-3-6-7-12-13-16s-13-8-21-11c-8-2-16-4-24-4-10 0-17 3-23 8-5 5-8 11-8 22 0 6 1 13 4 18s8 11 14 15c5 4 12 7 20 10 8 2 16 5 23 5zM149 51c7 6 12 13 16 21 3 7 5 16 5 25 0 13-4 24-12 31-8 8-20 11-34 11-12 0-23-2-34-7-11-4-21-10-29-19-5-6-10-12-13-20-3-6-5-14-5-21 0-11 2-18 6-24 4-7 9-11 16-14l-65-13v-21l167 34v21z">
          <text:p/>
        </draw:path>
        <draw:path draw:style-name="gr6" draw:text-style-name="P3" draw:layer="layout" svg:width="0.127cm" svg:height="0.114cm" svg:x="16.149cm" svg:y="1.964cm" svg:viewBox="0 0 128 115" svg:d="M122 115l-19-4c3-5 5-11 6-18 2-6 3-13 3-20 0-11-2-19-6-25-3-7-8-10-14-10-7 0-13 8-17 21 0 1 0 2 0 3l-2 7c-4 15-8 24-12 30-4 4-9 6-16 6-14 0-24-5-32-16-9-11-13-25-13-43 0-7 1-14 3-22 1-7 3-16 5-24l21 4c-4 8-7 15-9 22-2 8-3 15-3 22 0 10 2 19 6 24 4 8 10 12 16 12 8 0 14-10 18-27l2-9c3-11 6-18 11-24 4-5 10-7 16-7 13 0 23 5 31 15 7 10 11 25 11 42 0 9 0 15-1 21-2 8-3 14-5 20z">
          <text:p/>
        </draw:path>
        <draw:path draw:style-name="gr6" draw:text-style-name="P3" draw:layer="layout" svg:width="0.114cm" svg:height="0.047cm" svg:x="16.153cm" svg:y="2.095cm" svg:viewBox="0 0 115 48" svg:d="M115 24v24l-29-6v-23zM27 5v26l-27-7v-24z">
          <text:p/>
        </draw:path>
        <draw:polygon draw:style-name="gr6" draw:text-style-name="P3" draw:layer="layout" svg:width="0.182cm" svg:height="0.118cm" svg:x="16.132cm" svg:y="2.144cm" svg:viewBox="0 0 183 119" draw:points="183,97 183,119 0,20 0,0">
          <text:p/>
        </draw:polygon>
        <draw:polygon draw:style-name="gr6" draw:text-style-name="P3" draw:layer="layout" svg:width="0.182cm" svg:height="0.117cm" svg:x="16.132cm" svg:y="2.223cm" svg:viewBox="0 0 183 118" draw:points="183,96 183,118 0,19 0,0">
          <text:p/>
        </draw:polygon>
        <draw:path draw:style-name="gr6" draw:text-style-name="P3" draw:layer="layout" svg:width="0.171cm" svg:height="0.139cm" svg:x="16.149cm" svg:y="2.329cm" svg:viewBox="0 0 172 140" svg:d="M22 87c-7-5-12-12-16-20s-6-16-6-26c0-12 4-23 13-29 8-9 19-12 34-12 11 0 23 2 33 6 12 6 22 12 31 20 5 6 10 12 13 20 3 7 4 14 4 22s-2 15-5 21c-4 6-9 12-16 15l65 14v22l-168-36v-21zM50 22c-10 0-18 2-24 8-6 4-9 11-9 20 0 7 1 12 4 19 4 5 8 9 14 14s13 8 21 10c8 3 16 4 23 4 11 0 19-2 24-7 6-4 9-12 9-20s-2-13-5-19c-3-5-7-11-12-15-6-4-14-7-22-11-8-2-16-3-23-3z">
          <text:p/>
        </draw:path>
        <draw:path draw:style-name="gr6" draw:text-style-name="P3" draw:layer="layout" svg:width="0.167cm" svg:height="0.055cm" svg:x="16.153cm" svg:y="2.475cm" svg:viewBox="0 0 168 56" svg:d="M168 35v21l-25-5v-21zM120 25v22l-120-26v-21z">
          <text:p/>
        </draw:path>
        <draw:path draw:style-name="gr6" draw:text-style-name="P3" draw:layer="layout" svg:width="0.127cm" svg:height="0.119cm" svg:x="16.149cm" svg:y="2.541cm" svg:viewBox="0 0 128 120" svg:d="M74 118l-70-15v-21l18 4c-7-7-12-13-16-21-4-9-6-17-6-28s4-19 10-26c6-8 14-11 24-11 15 0 27 6 35 18 8 13 12 29 12 51v28l5 2c1 0 1 1 2 1s2 0 3 0c6 0 11-4 15-9s6-14 6-23c0-8-1-15-3-22s-4-15-7-23l18 5c2 7 4 15 6 23 1 6 2 15 2 23 0 14-3 26-9 33-7 8-15 13-27 13-2 0-5 0-8 0-3-1-7-1-10-2zM65 94v-20c0-19-2-32-6-39-5-9-11-13-21-13-7 0-12 2-16 7-3 4-5 9-5 17 0 11 4 23 12 30 8 9 19 15 32 17z">
          <text:p/>
        </draw:path>
        <draw:path draw:style-name="gr6" draw:text-style-name="P3" draw:layer="layout" svg:width="0.123cm" svg:height="0.1cm" svg:x="16.153cm" svg:y="2.683cm" svg:viewBox="0 0 124 101" svg:d="M103 97c1-2 2-5 2-7 1-3 2-5 2-8 0-12-5-22-13-30-8-9-18-14-32-17l-62-14v-21l121 25v23l-18-5c7 6 12 12 16 21 3 7 5 15 5 24 0 2 0 4 0 6s-1 5-1 7z">
          <text:p/>
        </draw:path>
        <draw:path draw:style-name="gr6" draw:text-style-name="P3" draw:layer="layout" svg:width="0.167cm" svg:height="0.055cm" svg:x="16.153cm" svg:y="2.779cm" svg:viewBox="0 0 168 56" svg:d="M168 34v22l-25-6v-21zM120 24v22l-120-25v-21z">
          <text:p/>
        </draw:path>
        <draw:path draw:style-name="gr6" draw:text-style-name="P3" draw:layer="layout" svg:width="0.127cm" svg:height="0.122cm" svg:x="16.149cm" svg:y="2.846cm" svg:viewBox="0 0 128 123" svg:d="M0 49c0-15 5-27 14-36 8-9 20-13 36-13 9 0 18 2 27 5 9 2 17 7 23 12 10 6 17 15 21 24 5 10 7 20 7 32 0 15-4 27-12 36-9 10-20 14-34 14-10 0-19-2-29-5-9-3-18-7-24-11-10-8-17-17-22-27-4-9-7-19-7-31zM51 22c-12 0-20 2-26 8-5 4-8 11-8 22 0 14 6 25 18 34s27 14 45 14c10 0 18-3 23-8 6-4 9-12 9-21s-2-15-6-21c-3-7-9-12-16-16-5-4-11-6-18-9-7-2-14-3-21-3z">
          <text:p/>
        </draw:path>
        <draw:path draw:style-name="gr6" draw:text-style-name="P3" draw:layer="layout" svg:width="0.127cm" svg:height="0.114cm" svg:x="16.149cm" svg:y="2.981cm" svg:viewBox="0 0 128 115" svg:d="M122 115l-19-3c3-6 5-11 6-18 2-7 3-14 3-20 0-12-2-20-6-25-3-7-8-10-14-10-7 0-13 8-17 21 0 1 0 2 0 4l-2 6c-4 14-8 24-12 29s-9 7-16 7c-14 0-24-5-32-17-9-11-13-25-13-42 0-7 1-14 3-22 1-7 3-15 5-25l21 5c-4 8-7 15-9 23-2 7-3 14-3 21 0 10 2 18 6 24s10 11 16 11c8 0 14-9 18-26l2-9c3-11 6-18 11-24 4-5 10-7 16-7 13 0 23 5 31 15 7 10 11 24 11 42 0 8 0 14-1 21-2 7-3 13-5 19z">
          <text:p/>
        </draw:path>
        <draw:path draw:style-name="gr6" draw:text-style-name="P3" draw:layer="layout" svg:width="0.171cm" svg:height="0.139cm" svg:x="16.149cm" svg:y="3.111cm" svg:viewBox="0 0 172 140" svg:d="M22 88c-7-5-12-12-16-20s-6-16-6-26c0-13 4-24 13-31 8-8 19-11 34-11 11 0 23 2 33 6 12 5 22 12 31 20 5 6 10 12 13 21 3 7 4 13 4 22 0 8-2 15-5 21-4 6-9 12-16 15l65 14v21l-168-35v-21zM50 22c-10 0-18 2-24 8-6 4-9 12-9 21 0 7 1 13 4 19 4 5 8 9 14 14s13 8 21 10c8 3 16 5 23 5 11 0 19-3 24-8 6-5 9-12 9-20 0-7-2-14-5-19s-7-12-12-16c-6-4-14-7-22-11-8-2-16-3-23-3z">
          <text:p/>
        </draw:path>
        <draw:path draw:style-name="gr6" draw:text-style-name="P3" draw:layer="layout" svg:width="0.127cm" svg:height="0.123cm" svg:x="16.149cm" svg:y="3.259cm" svg:viewBox="0 0 128 124" svg:d="M76 103c1 0 2 0 3 0 2 1 3 1 4 1 9 0 16-3 21-9s8-13 8-23c0-11-4-20-10-28s-15-13-26-18zM60 121v-99c-3-1-5-1-6-1-2 0-3 0-4 0-11 0-19 3-25 10-5 6-8 16-8 27 0 10 1 18 3 27s5 17 9 23l-20-4c-3-8-5-16-6-25-2-8-3-15-3-24 0-18 4-32 13-41 8-10 19-14 35-14 12 0 24 2 34 6 11 6 21 13 30 22 5 6 9 13 12 22 3 7 4 16 4 25 0 14-4 27-12 36-9 8-20 13-33 13-3 0-7-1-10-1-4 0-8-1-13-2z">
          <text:p/>
        </draw:path>
        <draw:polygon draw:style-name="gr6" draw:text-style-name="P3" draw:layer="layout" svg:width="0.12cm" svg:height="0.124cm" svg:x="16.153cm" svg:y="3.41cm" svg:viewBox="0 0 121 125" draw:points="121,0 121,23 18,41 121,103 121,125 0,52 0,24">
          <text:p/>
        </draw:polygon>
        <draw:path draw:style-name="gr6" draw:text-style-name="P3" draw:layer="layout" svg:width="0.167cm" svg:height="0.055cm" svg:x="16.153cm" svg:y="3.539cm" svg:viewBox="0 0 168 56" svg:d="M168 35v21l-25-5v-21zM120 25v22l-120-25v-22z">
          <text:p/>
        </draw:path>
        <draw:path draw:style-name="gr6" draw:text-style-name="P3" draw:layer="layout" svg:width="0.127cm" svg:height="0.114cm" svg:x="16.149cm" svg:y="3.606cm" svg:viewBox="0 0 128 115" svg:d="M120 115l-19-4c4-4 6-9 8-16 2-5 3-10 3-17s-2-13-4-20c-2-5-6-10-10-14-6-8-13-12-22-16-8-4-16-6-26-6-11 0-19 3-25 9-5 5-8 16-8 27 0 6 1 12 3 18 2 7 4 14 7 21l-19-4c-3-6-4-13-5-19-2-6-3-13-3-20 0-18 4-31 13-40 8-10 19-14 35-14 12 0 24 2 34 7 11 6 20 12 29 22 5 6 10 14 13 23 3 8 4 18 4 28 0 7-1 12-2 19-1 5-3 11-6 16z">
          <text:p/>
        </draw:path>
        <draw:path draw:style-name="gr6" draw:text-style-name="P3" draw:layer="layout" svg:width="0.127cm" svg:height="0.121cm" svg:x="16.149cm" svg:y="3.735cm" svg:viewBox="0 0 128 122" svg:d="M0 49c0-15 5-28 14-36 8-9 20-13 36-13 9 0 18 1 27 4s17 8 23 12c10 7 17 16 21 25 5 10 7 20 7 32 0 15-4 27-12 36-9 9-20 13-34 13-10 0-19-1-29-4-9-4-18-7-24-12-10-7-17-16-22-24-4-10-7-21-7-33zM51 22c-12 0-20 2-26 7-5 5-8 11-8 22 0 15 6 26 18 36 12 8 27 14 45 14 10 0 18-4 23-8 6-5 9-13 9-22 0-7-2-16-6-22-3-7-9-12-16-16-5-3-11-7-18-9s-14-2-21-2z">
          <text:p/>
        </draw:path>
        <draw:polygon draw:style-name="gr6" draw:text-style-name="P3" draw:layer="layout" svg:width="0.027cm" svg:height="0.03cm" svg:x="16.153cm" svg:y="3.88cm" svg:viewBox="0 0 28 31" draw:points="28,6 28,31 0,25 0,0">
          <text:p/>
        </draw:polygon>
        <draw:polygon draw:style-name="gr6" draw:text-style-name="P3" draw:layer="layout" svg:width="0.12cm" svg:height="0.172cm" svg:x="16.153cm" svg:y="3.96cm" svg:viewBox="0 0 121 173" draw:points="121,0 121,21 23,26 121,75 121,100 23,107 121,153 121,173 0,114 0,90 100,84 0,34 0,10">
          <text:p/>
        </draw:polygon>
        <draw:path draw:style-name="gr6" draw:text-style-name="P3" draw:layer="layout" svg:width="0.127cm" svg:height="0.122cm" svg:x="16.149cm" svg:y="4.143cm" svg:viewBox="0 0 128 123" svg:d="M0 50c0-15 5-28 14-36 8-10 20-14 36-14 9 0 18 1 27 4s17 9 23 13c10 7 17 16 21 25 5 10 7 20 7 32 0 14-4 26-12 35-9 9-20 14-34 14-10 0-19-2-29-5-9-4-18-7-24-11-10-7-17-16-22-25-4-10-7-21-7-32zM51 23c-12 0-20 2-26 7-5 5-8 12-8 22 0 15 6 25 18 35 12 9 27 14 45 14 10 0 18-2 23-8 6-4 9-11 9-21 0-8-2-16-6-21-3-7-9-12-16-17-5-3-11-6-18-8s-14-3-21-3z">
          <text:p/>
        </draw:path>
        <draw:path draw:style-name="gr6" draw:text-style-name="P3" draw:layer="layout" svg:width="0.123cm" svg:height="0.101cm" svg:x="16.153cm" svg:y="4.282cm" svg:viewBox="0 0 124 102" svg:d="M103 97c1-2 2-4 2-7 1-2 2-5 2-8 0-12-5-22-13-30-8-9-18-14-32-17l-62-14v-21l121 26v22l-18-5c7 6 12 12 16 21 3 7 5 15 5 24 0 2 0 4 0 6s-1 5-1 8z">
          <text:p/>
        </draw:path>
        <draw:path draw:style-name="gr6" draw:text-style-name="P3" draw:layer="layout" svg:width="0.171cm" svg:height="0.139cm" svg:x="16.149cm" svg:y="4.381cm" svg:viewBox="0 0 172 140" svg:d="M22 88c-7-5-12-12-16-19-4-9-6-17-6-27 0-12 4-23 13-30 8-8 19-12 34-12 11 0 23 2 33 6 12 6 22 12 31 22 5 6 10 12 13 19s4 14 4 22-2 16-5 22c-4 5-9 11-16 14l65 15v20l-168-35v-20zM50 23c-10 0-18 2-24 8-6 5-9 11-9 21 0 6 1 13 4 18 4 5 8 9 14 15 6 4 13 7 21 10 8 2 16 4 23 4 11 0 19-3 24-8 6-4 9-12 9-20 0-6-2-13-5-19-3-5-7-11-12-15-6-4-14-7-22-9-8-4-16-5-23-5z">
          <text:p/>
        </draw:path>
        <draw:path draw:style-name="gr6" draw:text-style-name="P3" draw:layer="layout" svg:width="0.169cm" svg:height="0.138cm" svg:x="16.107cm" svg:y="4.518cm" svg:viewBox="0 0 170 139" svg:d="M121 118c10 0 18-5 24-10 6-4 9-12 9-20 0-6-2-12-5-18-3-5-7-11-13-15s-13-8-21-11c-8-2-16-4-24-4-10 0-17 3-23 8-5 5-8 11-8 21 0 6 1 13 4 18s8 10 14 15c5 4 12 7 20 10s16 6 23 6zM149 51c7 6 12 13 16 20 3 7 5 17 5 25 0 13-4 25-12 32-8 8-20 11-34 11-12 0-23-2-34-7-11-4-21-10-29-20-5-6-10-12-13-20-3-6-5-14-5-21 0-10 2-17 6-23 4-7 9-11 16-14l-65-13v-21l167 34v21z">
          <text:p/>
        </draw:path>
        <draw:path draw:style-name="gr6" draw:text-style-name="P3" draw:layer="layout" svg:width="0.123cm" svg:height="0.1cm" svg:x="16.153cm" svg:y="4.675cm" svg:viewBox="0 0 124 101" svg:d="M103 96c1-2 2-4 2-6 1-3 2-6 2-10 0-10-5-21-13-29s-18-14-32-16l-62-14v-21l121 25v23l-18-5c7 6 12 12 16 19 3 9 5 16 5 26 0 2 0 4 0 6s-1 5-1 7z">
          <text:p/>
        </draw:path>
        <draw:path draw:style-name="gr6" draw:text-style-name="P3" draw:layer="layout" svg:width="0.127cm" svg:height="0.123cm" svg:x="16.149cm" svg:y="4.774cm" svg:viewBox="0 0 128 124" svg:d="M76 103c1 0 2 0 3 0 2 1 3 1 4 1 9 0 16-3 21-9 5-5 8-12 8-22 0-11-4-20-10-27-6-10-15-15-26-20zM60 121v-99c-3-1-5-1-6-1-2 0-3 0-4 0-11 0-19 3-25 10-5 7-8 17-8 28 0 10 1 18 3 27 2 8 5 16 9 22l-20-4c-3-8-5-15-6-24-2-8-3-15-3-24 0-18 4-33 13-42 8-10 19-14 35-14 12 0 24 2 34 6 11 6 21 13 30 22 5 6 9 14 12 23 3 7 4 16 4 25 0 14-4 26-12 34-9 9-20 14-33 14-3 0-7-1-10-1-4 0-8-1-13-2z">
          <text:p/>
        </draw:path>
        <draw:path draw:style-name="gr6" draw:text-style-name="P3" draw:layer="layout" svg:width="0.127cm" svg:height="0.114cm" svg:x="16.149cm" svg:y="4.909cm" svg:viewBox="0 0 128 115" svg:d="M122 115l-19-4c3-6 5-12 6-18 2-6 3-13 3-20 0-11-2-19-6-25-3-7-8-10-14-10-7 0-13 8-17 22 0 1 0 2 0 2l-2 7c-4 15-8 24-12 28-4 5-9 8-16 8-14 0-24-6-32-17-9-11-13-24-13-42 0-7 1-14 3-21 1-7 3-15 5-25l21 4c-4 8-7 15-9 22-2 9-3 15-3 23 0 9 2 18 6 24s10 10 16 10c8 0 14-9 18-26l2-8c3-11 6-19 11-24 4-5 10-8 16-8 13 0 23 5 31 16 7 10 11 24 11 41 0 8 0 14-1 21-2 7-3 14-5 20z">
          <text:p/>
        </draw:path>
        <draw:path draw:style-name="gr6" draw:text-style-name="P3" draw:layer="layout" svg:width="0.127cm" svg:height="0.114cm" svg:x="16.149cm" svg:y="5.031cm" svg:viewBox="0 0 128 115" svg:d="M122 115l-19-4c3-5 5-11 6-19 2-6 3-13 3-19 0-11-2-19-6-25-3-7-8-10-14-10-7 0-13 8-17 21 0 2 0 2 0 3l-2 7c-4 15-8 23-12 28-4 6-9 8-16 8-14 0-24-5-32-17-9-11-13-24-13-42 0-7 1-14 3-22 1-7 3-16 5-24l21 4c-4 8-7 15-9 22-2 8-3 15-3 22 0 10 2 19 6 25s10 10 16 10c8 0 14-9 18-26l2-9c3-10 6-18 11-24 4-4 10-7 16-7 13 0 23 5 31 16 7 9 11 24 11 41 0 8 0 14-1 21-2 8-3 14-5 20z">
          <text:p/>
        </draw:path>
        <draw:polygon draw:style-name="gr6" draw:text-style-name="P3" draw:layer="layout" svg:width="0.027cm" svg:height="0.03cm" svg:x="16.153cm" svg:y="5.163cm" svg:viewBox="0 0 28 31" draw:points="28,6 28,31 0,25 0,0">
          <text:p/>
        </draw:polygon>
        <draw:path draw:style-name="gr6" draw:text-style-name="P3" draw:layer="layout" svg:width="0.127cm" svg:height="0.114cm" svg:x="16.149cm" svg:y="5.235cm" svg:viewBox="0 0 128 115" svg:d="M120 115l-19-4c4-4 6-9 8-16 2-5 3-10 3-17s-2-13-4-20c-2-5-6-10-10-14-6-7-13-11-22-15-8-4-16-6-26-6-11 0-19 3-25 9-5 5-8 15-8 26 0 6 1 12 3 18 2 7 4 14 7 21l-19-4c-3-6-4-13-5-19-2-6-3-13-3-20 0-17 4-30 13-39 8-11 19-15 35-15 12 0 24 3 34 7 11 7 20 14 29 23 5 6 10 13 13 22 3 8 4 18 4 28 0 7-1 12-2 19-1 5-3 11-6 16z">
          <text:p/>
        </draw:path>
        <draw:path draw:style-name="gr6" draw:text-style-name="P3" draw:layer="layout" svg:width="0.127cm" svg:height="0.121cm" svg:x="16.149cm" svg:y="5.364cm" svg:viewBox="0 0 128 122" svg:d="M0 49c0-15 5-28 14-36 8-9 20-13 36-13 9 0 18 1 27 4s17 8 23 12c10 7 17 16 21 25 5 10 7 19 7 31 0 15-4 27-12 36-9 9-20 14-34 14-10 0-19-1-29-5-9-4-18-7-24-12-10-8-17-16-22-25-4-9-7-20-7-31zM51 22c-12 0-20 2-26 7-5 5-8 11-8 22 0 14 6 25 18 35 12 8 27 14 45 14 10 0 18-4 23-8 6-5 9-13 9-22 0-8-2-15-6-21-3-6-9-12-16-16-5-3-11-7-18-9s-14-2-21-2z">
          <text:p/>
        </draw:path>
        <draw:path draw:style-name="gr6" draw:text-style-name="P3" draw:layer="layout" svg:width="0.123cm" svg:height="0.203cm" svg:x="16.153cm" svg:y="5.503cm" svg:viewBox="0 0 124 204" svg:d="M73 202l-73-13v-22l73 15c3 0 5 0 8 1 2 0 4 0 6 0 6 0 11-2 15-5 3-4 5-10 5-16 0-11-4-19-11-27s-16-13-28-15l-68-15v-20l73 14c2 1 5 1 7 1 2 1 4 1 6 1 7 0 12-2 16-6 3-4 5-9 5-16 0-10-4-20-11-28-7-9-16-13-28-16l-68-14v-21l121 25v22l-18-5c7 7 12 14 16 22 3 7 5 15 5 24s-2 17-7 22c-4 7-11 11-19 12 9 6 15 14 20 21 4 8 6 18 6 28s-3 19-9 25c-6 5-14 8-25 8-3 0-5 0-8 0s-6-1-9-2z">
          <text:p/>
        </draw:path>
        <draw:polygon draw:style-name="gr6" draw:text-style-name="P3" draw:layer="layout" svg:width="0.182cm" svg:height="0.118cm" svg:x="16.132cm" svg:y="5.706cm" svg:viewBox="0 0 183 119" draw:points="183,97 183,119 0,21 0,0">
          <text:p/>
        </draw:polygon>
        <draw:path draw:style-name="gr12" draw:text-style-name="P8" draw:layer="layout" svg:width="0.803cm" svg:height="0.66cm" svg:x="18.107cm" svg:y="2.996cm" svg:viewBox="0 0 804 661" svg:d="M325 92h-3c-62-6-124-10-186-26-20-6-39-12-56-18 7 2 16 5 24 6 33 7 67 16 100 21 83 12 165 19 248 18-42 1-86 2-127-1zM654 541c9 9 15 20 24 28 7 8 15 9 22 18 14 17 25 86 61 72 12-4 32-25 27-41-2-9-5-6-10-12-19-23-35-50-57-72-47-51-98-93-151-137-63-51-125-105-194-145-48-26-91-61-138-88 0 0 21 3 19-1-2-1-5-2-8-3 58 7 119 24 182 20l109-6 61-3c-1 0-1 1-1 1 5-1 11-1 17-1 2-2 3-2 5-2-1 0-2 2-3 2 2 0 2-2 4-2h11c42-2 74-4 74-4 0 0-23 1-49 2 32-2 65-5 99-10-4 1-8 2-7 4 1 3 41-4 40-7-2-1-4-3-4-3 10-3 18-3 16-19-1-20-14-40-24-56-9-13-21-33-36-36-10-2-15 3-21 3s-14-3-21-2c-10 1-20 3-30 6-18 3-36 7-55 7-8 1-110 13-113 12 1 1 3 1 5 3-8 0-18 0-26 1 0-3 7-1 6-4-2-11-89-3-100-2-20 2-39 0-59-3-9 0-17-2-26-1-1 0-21 1-12 5-3 0-5-1-7-1 1 0 2-1 3-1-1-3-23-2-23-2-9-1-15-4-25-7-26-7-56-11-83-15-30-5-59-9-88-20-12-5-31-19-44-19-40-1-23 88-4 103 32 25 77 32 113 51 51 28 100 60 149 91 11 5 24 9 34 15 19 8 36 25 53 37 79 57 154 115 227 182 21 19 39 41 58 62z">
          <text:p/>
        </draw:path>
        <draw:path draw:style-name="gr13" draw:text-style-name="P3" draw:layer="layout" svg:width="0.803cm" svg:height="0.66cm" svg:x="18.107cm" svg:y="2.995cm" svg:viewBox="0 0 804 661" svg:d="M325 92h-3c-62-6-124-10-186-26-20-6-39-12-56-18 7 2 16 5 24 6 33 7 67 16 100 21 83 12 165 19 248 18-42 1-86 2-127-1zM654 541c9 9 15 20 24 28 7 8 15 9 22 18 14 17 25 86 61 72 12-4 32-25 27-41-2-9-5-6-10-12-19-23-35-50-57-72-47-51-98-93-151-137-63-51-125-105-194-145-48-26-91-61-138-88 0 0 21 3 19-1-2-1-5-2-8-3 58 7 119 24 182 20l109-6 61-3c-1 0-1 1-1 1 5-1 11-1 17-1 2-2 3-2 5-2-1 0-2 2-3 2 2 0 2-2 4-2h11c42-2 74-4 74-4 0 0-23 1-49 2 32-2 65-5 99-10-4 1-8 2-7 4 1 3 41-4 40-7-2-1-4-3-4-3 10-3 18-3 16-19-1-20-14-40-24-56-9-13-21-33-36-36-10-2-15 3-21 3s-14-3-21-2c-10 1-20 3-30 6-18 3-36 7-55 7-8 1-110 13-113 12 1 1 3 1 5 3-8 0-18 0-26 1 0-3 7-1 6-4-2-11-89-3-100-2-20 2-39 0-59-3-9 0-17-2-26-1-1 0-21 1-12 5-3 0-5-1-7-1 1 0 2-1 3-1-1-3-23-2-23-2-9-1-15-4-25-7-26-7-56-11-83-15-30-5-59-9-88-20-12-5-31-19-44-19-40-1-23 88-4 103 32 25 77 32 113 51 51 28 100 60 149 91 11 5 24 9 34 15 19 8 36 25 53 37 79 57 154 115 227 182 21 19 39 41 58 62z">
          <text:p/>
        </draw:path>
        <draw:path draw:style-name="gr12" draw:text-style-name="P8" draw:layer="layout" svg:width="0.519cm" svg:height="0.985cm" svg:x="18.122cm" svg:y="3.361cm" svg:viewBox="0 0 520 986" svg:d="M378 829c-27-7-62-12-87-28-9-5-7-2-8-12-2-6 0-19 1-25 0-12 2-25 9-33 12-14 31-12 47-10s31 8 47 13c5 3 36 22 41 19 3-1-14-12-15-13 11 7 16 12 23 17 0-1 1 0 3 1h-1l2 1c0 0 1 0 1 1 19 15 62 53 32 75-25 14-71 1-95-6zM113 630v-1c-11-84 156 14 166 15l-9-5c29 14 53 28 60 36-48 11-66 65-72 110-55-30-133-84-145-155zM221 225c-3-2-7-4-9-4 5 0 10 0 11 6zM203 222c-7-3-20-3-30-3 11-1 24-1 35 2 0 0-4 4-5 1zM315 261c-1-2-3-2-4-2 0-1 0-2 1-2 2 1 5 2 8 5-2 0-4-1-5-1zM195 69l-6-2 8 2c1 1 1 1-1 0zM271 309l-46-14c16 5 31 10 46 14zM286 313h-3c-1-1-1-1-2-1 2 0 3 0 5 1zM306 981c0 0-1 1 1 0 7-6 2-13 0-19-6-30-13-60-18-90 36 10 72 22 107 26 13 2 28 3 41 0 9-2 17-5 25-10 0 0 14-12 7-9v-1l8-4-4 4c6 1 16-17 16-17 24-24 42-60 24-94-11-21-30-38-49-53-7-5-15-10-22-14-8-4-33-11-36-16-4-5-5-20-9-27-4-11-9-19-14-28-12-19-28-34-44-48-12-9-24-18-38-24-19-22-55-47-61-52-20-16-39-33-58-50-11-8-21-18-31-27-2-2-25-21-25-19 1 3 3 5 5 8-17-17-32-40-48-61-9-14-30-41-19-58 4-8 14-10 20-12 30-6 65-2 96 3 64 12 127 34 188 61 27 13 55 26 76 49 2 2-2 7-1 8 1 2 4-7 3-8-6-10-18-18-28-24-28-18-58-32-89-45 24 10 48 20 72 32 12 8 32 15 42 29 26 34-59 21-72 17 1 0 22 4 22 3 0-2-48-17-48-17l3 5c-7-5-13-15-22-2-10 16 8 48 21 55 15 7 34 9 48 10 25 2 39-6 58-14 20-11 33-19 36-47 3-22-5-42-18-59-17-25-39-44-64-60-6-5-76-41-77-41l5 5c-10-5-21-8-30-12 0-1 8 2 8 1 1-3-16-10-30-16-21-17-47-36-50-34 0 4 0 6 2 8-16-14-34-41-49-60-8-11-32-39-24-55 16-34 130 36 131 33s-52-28-65-34c34 13 67 29 97 48-2-1-7-4-7-2-1 2 19 17 21 14 0 0 0-3-1-4 3 4 4 8 9 8 10 0 20-23 22-31 8-19 10-38 0-54-11-20-34-24-54-32-6-2-74-21-75-17 1 1 2 1 4 3l-18-3c0-1 5 1 5-1 0-8-34-6-39-5-17 4-29 18-44 29-8 6-17 12-23 21-8 13 0 4-3 13v-3c-6-1-16 37-15 46 8 35 49 60 75 80 3 4 7 7 10 9-22-1-44-4-67-5-12 0-25 0-38 2-4 0-24 7-18 7l-16 5c1-1 10-5 10-5-5-4-42 22-48 29-9 8-13 20-14 33-5 40 17 78 40 108 40 49 89 99 141 136 4 3 8 7 12 10-46 0-93 31-113 74-9 19-13 41-11 61 3 22 13 42 25 58 10 15 29 48 46 55 1 0 0-2-3-6l32 30c-1 1-10-7-10-7-3 7 47 43 51 47 12 9 24 15 35 24 9 7 8 5 12 14-1-1 3 13 3 14 2 12 9 130 45 101z">
          <text:p/>
        </draw:path>
        <draw:path draw:style-name="gr13" draw:text-style-name="P3" draw:layer="layout" svg:width="0.519cm" svg:height="0.985cm" svg:x="18.122cm" svg:y="3.361cm" svg:viewBox="0 0 520 986" svg:d="M378 829c-27-7-62-12-87-28-9-5-7-2-8-12-2-6 0-19 1-25 0-12 2-25 9-33 12-14 31-12 47-10s31 8 47 13c5 3 36 22 41 19 3-1-14-12-15-13 11 7 16 12 23 17 0-1 1 0 3 1h-1l2 1c0 0 1 0 1 1 19 15 62 53 32 75-25 14-71 1-95-6zM113 630v-1c-11-84 156 14 166 15l-9-5c29 14 53 28 60 36-48 11-66 65-72 110-55-30-133-84-145-155zM221 225c-3-2-7-4-9-4 5 0 10 0 11 6zM203 222c-7-3-20-3-30-3 11-1 24-1 35 2 0 0-4 4-5 1zM315 261c-1-2-3-2-4-2 0-1 0-2 1-2 2 1 5 2 8 5-2 0-4-1-5-1zM195 69l-6-2 8 2c1 1 1 1-1 0zM271 309l-46-14c16 5 31 10 46 14zM286 313h-3c-1-1-1-1-2-1 2 0 3 0 5 1zM306 981c0 0-1 1 1 0 7-6 2-13 0-19-6-30-13-60-18-90 36 10 72 22 107 26 13 2 28 3 41 0 9-2 17-5 25-10 0 0 14-12 7-9v-1l8-4-4 4c6 1 16-17 16-17 24-24 42-60 24-94-11-21-30-38-49-53-7-5-15-10-22-14-8-4-33-11-36-16-4-5-5-20-9-27-4-11-9-19-14-28-12-19-28-34-44-48-12-9-24-18-38-24-19-22-55-47-61-52-20-16-39-33-58-50-11-8-21-18-31-27-2-2-25-21-25-19 1 3 3 5 5 8-17-17-32-40-48-61-9-14-30-41-19-58 4-8 14-10 20-12 30-6 65-2 96 3 64 12 127 34 188 61 27 13 55 26 76 49 2 2-2 7-1 8 1 2 4-7 3-8-6-10-18-18-28-24-28-18-58-32-89-45 24 10 48 20 72 32 12 8 32 15 42 29 26 34-59 21-72 17 1 0 22 4 22 3 0-2-48-17-48-17l3 5c-7-5-13-15-22-2-10 16 8 48 21 55 15 7 34 9 48 10 25 2 39-6 58-14 20-11 33-19 36-47 3-22-5-42-18-59-17-25-39-44-64-60-6-5-76-41-77-41l5 5c-10-5-21-8-30-12 0-1 8 2 8 1 1-3-16-10-30-16-21-17-47-36-50-34 0 4 0 6 2 8-16-14-34-41-49-60-8-11-32-39-24-55 16-34 130 36 131 33s-52-28-65-34c34 13 67 29 97 48-2-1-7-4-7-2-1 2 19 17 21 14 0 0 0-3-1-4 3 4 4 8 9 8 10 0 20-23 22-31 8-19 10-38 0-54-11-20-34-24-54-32-6-2-74-21-75-17 1 1 2 1 4 3l-18-3c0-1 5 1 5-1 0-8-34-6-39-5-17 4-29 18-44 29-8 6-17 12-23 21-8 13 0 4-3 13v-3c-6-1-16 37-15 46 8 35 49 60 75 80 3 4 7 7 10 9-22-1-44-4-67-5-12 0-25 0-38 2-4 0-24 7-18 7l-16 5c1-1 10-5 10-5-5-4-42 22-48 29-9 8-13 20-14 33-5 40 17 78 40 108 40 49 89 99 141 136 4 3 8 7 12 10-46 0-93 31-113 74-9 19-13 41-11 61 3 22 13 42 25 58 10 15 29 48 46 55 1 0 0-2-3-6l32 30c-1 1-10-7-10-7-3 7 47 43 51 47 12 9 24 15 35 24 9 7 8 5 12 14-1-1 3 13 3 14 2 12 9 130 45 101z">
          <text:p/>
        </draw:path>
        <draw:path draw:style-name="gr12" draw:text-style-name="P8" draw:layer="layout" svg:width="0.184cm" svg:height="0.133cm" svg:x="18.533cm" svg:y="3.442cm" svg:viewBox="0 0 185 134" svg:d="M48 12c0 0 1 0 1-1 0 1 0 1 1 2-1 0-1 0-2-1zM67 78c5 4 7 10 11 13 7 5 16 4 22 10 4 5 7 12 11 17 7 8 22 20 35 14 12-4 26-13 33-25 6-13 9-31 3-45-1-4-3-15-7-11-2 1-2 2-2 4-7-9-18-24-26-3-2-2-11 0-12 0-7-1-42-16-59-24l17 11c-15-6-28-15-39-24 12 6-2-5-5-5 5-13-25-10-28-9-1 0-9 8-9 8-3 2-7-2-11 6-3 6 1 10 3 17 5 12 17 21 25 30 2 3 1-4 1-4 11 14-2 2 5 15 7 12 20 14 30 25-5-13-11-22-21-30-12-11-18-17-25-29 9 13 17 18 33 29 3 3 5 6 6 9 3-2 6-2 9 1z">
          <text:p/>
        </draw:path>
        <draw:path draw:style-name="gr13" draw:text-style-name="P3" draw:layer="layout" svg:width="0.184cm" svg:height="0.133cm" svg:x="18.533cm" svg:y="3.441cm" svg:viewBox="0 0 185 134" svg:d="M48 12c0 0 1 0 1-1 0 1 0 1 1 2-1 0-1 0-2-1zM67 78c5 4 7 10 11 13 7 5 16 4 22 10 4 5 7 12 11 17 7 8 22 20 35 14 12-4 26-13 33-25 6-13 9-31 3-45-1-4-3-15-7-11-2 1-2 2-2 4-7-9-18-24-26-3-2-2-11 0-12 0-7-1-42-16-59-24l17 11c-15-6-28-15-39-24 12 6-2-5-5-5 5-13-25-10-28-9-1 0-9 8-9 8-3 2-7-2-11 6-3 6 1 10 3 17 5 12 17 21 25 30 2 3 1-4 1-4 11 14-2 2 5 15 7 12 20 14 30 25-5-13-11-22-21-30-12-11-18-17-25-29 9 13 17 18 33 29 3 3 5 6 6 9 3-2 6-2 9 1z">
          <text:p/>
        </draw:path>
        <draw:frame draw:style-name="gr14" draw:text-style-name="P7" draw:layer="layout" svg:width="4.858cm" svg:height="0.255cm" draw:transform="rotate (-1.5707963267949) translate (16.358cm 0.963cm)">
          <draw:text-box>
            <text:p text:style-name="P6"><text:span text:style-name="T2"><text:s text:c="7"/></text:span><text:span text:style-name="T2">https://diariosdevico.wordpress.com/</text:span></text:p>
          </draw:text-box>
        </draw:frame>
        <draw:path draw:style-name="gr6" draw:text-style-name="P3" draw:layer="layout" svg:width="0.167cm" svg:height="0.153cm" svg:x="3.763cm" svg:y="2.086cm" svg:viewBox="0 0 168 154" svg:d="M152 154l-23-6c7-7 11-15 15-23 3-8 5-17 5-28 0-12-3-24-9-33-5-10-14-18-27-26-7-5-16-8-24-10-9-4-17-5-26-5-15 0-26 5-34 13s-11 20-11 35c0 11 1 20 5 31 3 10 8 20 14 29l-26-6c-4-8-7-18-8-29-2-8-3-18-3-27 0-21 5-38 16-51 12-13 28-18 48-18 12 0 25 2 37 6 13 6 24 12 34 20 11 10 19 21 24 32 6 12 9 26 9 43 0 10-1 19-4 28-4 9-7 17-12 25z">
          <text:p/>
        </draw:path>
        <draw:path draw:style-name="gr6" draw:text-style-name="P3" draw:layer="layout" svg:width="0.124cm" svg:height="0.124cm" svg:x="3.763cm" svg:y="2.252cm" svg:viewBox="0 0 125 125" svg:d="M52 2l73 15v21l-72-15c-4-1-7-1-9-2-3 0-5 0-7 0-6 0-10 2-13 5-4 5-6 10-6 17 0 12 4 23 11 31 7 9 17 14 29 16l67 15v20l-122-24v-22l20 5c-8-7-14-13-18-22-3-9-5-18-5-26 0-12 3-20 9-26 6-7 15-10 25-10 2 0 5 0 8 1 3 0 6 0 10 1z">
          <text:p/>
        </draw:path>
        <draw:path draw:style-name="gr6" draw:text-style-name="P3" draw:layer="layout" svg:width="0.127cm" svg:height="0.119cm" svg:x="3.763cm" svg:y="2.396cm" svg:viewBox="0 0 128 120" svg:d="M72 118l-69-15v-23l18 5c-7-7-12-14-16-21-3-8-5-17-5-27 0-11 3-20 9-26 7-8 15-11 25-11 14 0 25 6 33 18s12 29 12 49v30l7 2 1 1c1 0 2 0 4 0 6 0 11-4 15-9 3-6 5-15 5-24 0-8-1-14-3-21-1-8-3-15-7-23l18 3c3 9 5 16 6 24 2 7 3 15 3 22 0 15-3 28-10 35-6 8-15 13-27 13-2 0-5 0-8-1-4 0-7-1-11-1zM64 94v-22c0-17-2-30-7-38-4-8-11-12-20-12-6 0-11 2-15 6-3 4-5 10-5 18 0 11 4 21 12 29 7 9 18 15 30 18z">
          <text:p/>
        </draw:path>
        <draw:path draw:style-name="gr6" draw:text-style-name="P3" draw:layer="layout" svg:width="0.171cm" svg:height="0.139cm" svg:x="3.763cm" svg:y="2.54cm" svg:viewBox="0 0 172 140" svg:d="M21 88c-7-5-12-12-16-19-3-9-5-18-5-28 0-12 4-22 12-29 8-8 20-12 34-12 12 0 24 2 35 6 11 6 21 12 29 20 6 6 10 13 13 20s5 15 5 23-2 16-6 22c-4 5-9 11-16 14l66 15v20l-169-35v-21zM50 22c-11 0-19 2-25 8-6 4-9 11-9 21 0 7 2 13 5 19 3 5 8 9 13 14 6 5 13 8 21 10 9 3 17 5 25 5 10 0 17-3 23-8 5-4 8-12 8-20 0-7-1-13-4-20-3-5-7-11-13-15s-13-7-21-11c-8-2-16-3-23-3z">
          <text:p/>
        </draw:path>
        <draw:path draw:style-name="gr6" draw:text-style-name="P3" draw:layer="layout" svg:width="0.127cm" svg:height="0.123cm" svg:x="3.763cm" svg:y="2.688cm" svg:viewBox="0 0 128 124" svg:d="M74 103c1 0 3 1 4 1s3 0 4 0c9 0 16-3 21-9 6-5 8-12 8-22 0-11-3-19-9-29-7-8-15-13-28-18zM59 122v-100c-3 0-5-1-7-1-1 0-2 0-4 0-10 0-18 3-23 10-6 6-8 16-8 28 0 10 1 18 3 27 2 8 4 16 9 22l-20-3c-3-9-6-16-7-25-1-7-2-15-2-24 0-19 4-33 12-42 8-10 19-14 34-14 13 0 24 2 36 7 11 5 21 12 29 22 5 5 9 12 12 21s5 18 5 26c0 15-5 27-13 35-8 9-19 13-33 13-4 0-7 0-11-1-4 0-8-1-12-1z">
          <text:p/>
        </draw:path>
        <draw:path draw:style-name="gr6" draw:text-style-name="P3" draw:layer="layout" svg:width="0.124cm" svg:height="0.1cm" svg:x="3.766cm" svg:y="2.83cm" svg:viewBox="0 0 125 101" svg:d="M103 96c0-2 1-4 2-7 1-2 1-5 1-10 0-11-4-21-12-29-8-9-19-14-32-16l-62-14v-20l122 24v22l-20-5c8 6 13 13 17 20 4 8 6 16 6 26 0 2-1 4-1 6s0 6-1 8z">
          <text:p/>
        </draw:path>
        <draw:path draw:style-name="gr6" draw:text-style-name="P3" draw:layer="layout" svg:width="0.124cm" svg:height="0.124cm" svg:x="3.766cm" svg:y="2.925cm" svg:viewBox="0 0 125 125" svg:d="M73 123l-73-15v-22l72 17c4 0 7 0 9 1 3 0 5 0 6 0 6 0 11-2 14-5 4-6 6-11 6-19 0-11-4-21-11-29-7-9-17-14-29-16l-67-14v-21l122 24v22l-20-5c8 7 13 13 17 21 4 9 6 17 6 27 0 13-3 21-9 26-6 7-15 10-25 10-3 0-6 0-9-1-3 0-6 0-9-1z">
          <text:p/>
        </draw:path>
        <draw:path draw:style-name="gr6" draw:text-style-name="P3" draw:layer="layout" svg:width="0.127cm" svg:height="0.122cm" svg:x="3.763cm" svg:y="3.076cm" svg:viewBox="0 0 128 123" svg:d="M0 49c0-15 4-27 13-36s21-13 36-13c9 0 18 1 26 4 11 3 18 8 25 12 9 7 16 16 21 25 4 10 7 20 7 32 0 14-5 26-13 35-9 10-20 15-34 15-10 0-20-2-29-5s-17-8-23-12c-10-7-18-16-22-26-5-9-7-20-7-31zM50 22c-12 0-20 2-25 8-6 4-8 11-8 22 0 14 6 25 17 34 12 9 27 14 44 14 12 0 20-3 25-8 5-4 8-12 8-21s-2-15-5-21c-4-7-9-12-16-16-6-4-13-6-20-9-6-2-13-3-20-3z">
          <text:p/>
        </draw:path>
        <draw:path draw:style-name="gr6" draw:text-style-name="P3" draw:layer="layout" svg:width="0.168cm" svg:height="0.124cm" svg:x="3.766cm" svg:y="3.291cm" svg:viewBox="0 0 169 125" svg:d="M73 123l-73-15v-22l72 16c4 1 7 1 9 1 3 1 5 1 6 1 6 0 11-2 14-8 4-3 6-9 6-17 0-10-4-20-11-28-7-9-17-14-29-16l-67-14v-21l169 34v21l-67-13c7 6 12 12 16 20 4 9 6 17 6 27 0 12-3 20-9 26-6 7-14 10-24 10-3 0-6 0-9-1-3 0-6 0-9-1z">
          <text:p/>
        </draw:path>
        <draw:path draw:style-name="gr6" draw:text-style-name="P3" draw:layer="layout" svg:width="0.127cm" svg:height="0.123cm" svg:x="3.763cm" svg:y="3.441cm" svg:viewBox="0 0 128 124" svg:d="M74 103c1 0 3 0 4 0 1 1 3 1 4 1 9 0 16-3 21-9 6-5 8-12 8-22 0-11-3-20-9-27-7-9-15-14-28-20zM59 121v-99c-3-1-5-1-7-1-1 0-2 0-4 0-10 0-18 3-23 11-6 6-8 16-8 27 0 10 1 18 3 27 2 8 4 16 9 22l-20-4c-3-8-6-15-7-24-1-8-2-15-2-24 0-18 4-33 12-42 8-10 19-14 34-14 13 0 24 2 36 6 11 6 21 13 29 22 5 7 9 14 12 23 3 7 5 16 5 25 0 14-5 26-13 34-8 9-19 14-33 14-4 0-7-1-11-1s-8-1-12-2z">
          <text:p/>
        </draw:path>
        <draw:path draw:style-name="gr6" draw:text-style-name="P3" draw:layer="layout" svg:width="0.127cm" svg:height="0.116cm" svg:x="3.763cm" svg:y="3.584cm" svg:viewBox="0 0 128 117" svg:d="M120 117l-19-5c3-5 5-10 7-17 2-5 3-10 3-17 0-6-1-13-4-21-2-5-5-10-9-14-6-7-14-11-23-15-8-4-17-6-26-6-11 0-19 3-24 9-6 6-8 15-8 26 0 7 1 13 2 19 2 7 5 14 8 21l-20-4c-2-6-4-13-5-19s-2-13-2-20c0-18 4-31 12-40s19-14 34-14c13 0 24 3 36 7 11 6 20 13 28 22 6 6 10 13 13 22s5 19 5 29c0 7-1 12-3 19-1 5-3 11-5 18z">
          <text:p/>
        </draw:path>
        <draw:path draw:style-name="gr6" draw:text-style-name="P3" draw:layer="layout" svg:width="0.168cm" svg:height="0.123cm" svg:x="3.766cm" svg:y="3.711cm" svg:viewBox="0 0 169 124" svg:d="M73 123l-73-16v-20l72 15c4 0 7 1 9 1 3 0 5 1 6 1 6 0 11-2 14-7 4-4 6-9 6-17 0-11-4-21-11-29-7-9-17-14-29-16l-67-15v-20l169 34v22l-67-15c7 7 12 14 16 21 4 9 6 17 6 27 0 12-3 20-9 26s-14 9-24 9c-3 0-6 0-9 0s-6-1-9-1z">
          <text:p/>
        </draw:path>
        <draw:path draw:style-name="gr6" draw:text-style-name="P3" draw:layer="layout" svg:width="0.127cm" svg:height="0.122cm" svg:x="3.763cm" svg:y="3.861cm" svg:viewBox="0 0 128 123" svg:d="M0 50c0-16 4-28 13-36 9-10 21-14 36-14 9 0 18 2 26 5 11 3 18 7 25 12 9 7 16 16 21 25 4 9 7 20 7 32 0 15-5 27-13 35-9 10-20 14-34 14-10 0-20-1-29-4-9-4-17-7-23-12-10-7-18-16-22-24-5-10-7-21-7-33zM50 22c-12 0-20 3-25 8-6 4-8 11-8 23 0 14 6 25 17 34 12 9 27 15 44 15 12 0 20-3 25-8s8-12 8-22c0-7-2-15-5-22-4-7-9-12-16-16-6-3-13-6-20-9-6-2-13-3-20-3z">
          <text:p/>
        </draw:path>
        <draw:path draw:style-name="gr6" draw:text-style-name="P3" draw:layer="layout" svg:width="0.127cm" svg:height="0.119cm" svg:x="3.763cm" svg:y="4.077cm" svg:viewBox="0 0 128 120" svg:d="M72 118l-69-15v-21l18 4c-7-7-12-13-16-21-3-8-5-17-5-27 0-12 3-20 9-27 7-7 15-11 25-11 14 0 25 6 33 18 8 13 12 29 12 51v28l7 2c0 1 1 1 1 1 1 0 2 0 4 0 6 0 11-4 15-9 3-5 5-13 5-23 0-7-1-15-3-22-1-7-3-14-7-23l18 5c3 7 5 15 6 23 2 8 3 16 3 23 0 15-3 26-10 34-6 7-15 12-27 12-2 0-5 0-8 0-4-1-7-1-11-2zM64 94v-20c0-18-2-31-7-39-4-9-11-13-20-13-6 0-11 2-15 7-3 4-5 9-5 17 0 12 4 23 12 30 7 9 18 15 30 17z">
          <text:p/>
        </draw:path>
        <draw:path draw:style-name="gr6" draw:text-style-name="P3" draw:layer="layout" svg:width="0.124cm" svg:height="0.203cm" svg:x="3.766cm" svg:y="4.293cm" svg:viewBox="0 0 125 204" svg:d="M73 203l-73-14v-22l72 15c3 0 6 0 8 1 2 0 4 0 6 0 6 0 11-2 15-5 4-4 6-10 6-16 0-11-4-19-11-27s-17-13-29-15l-67-15v-20l72 14c3 1 5 2 8 2 2 0 4 0 6 0 6 0 11-2 15-6s6-9 6-16c0-10-4-20-11-28-7-9-17-13-29-16l-67-14v-21l122 25v22l-20-5c8 7 13 14 17 22 4 7 6 15 6 24s-3 17-7 22c-5 7-12 11-20 12 8 6 16 14 20 21 4 8 7 18 7 28s-3 19-9 25c-6 5-15 8-26 8-3 0-6 0-9 0-2 0-5-1-8-1z">
          <text:p/>
        </draw:path>
        <draw:path draw:style-name="gr6" draw:text-style-name="P3" draw:layer="layout" svg:width="0.127cm" svg:height="0.119cm" svg:x="3.763cm" svg:y="4.522cm" svg:viewBox="0 0 128 120" svg:d="M72 118l-69-15v-21l18 4c-7-8-12-14-16-22-3-8-5-16-5-26 0-12 3-20 9-27 7-7 15-11 25-11 14 0 25 6 33 18 8 13 12 29 12 50v29l7 2c0 1 1 1 1 1 1 0 2 0 4 0 6 0 11-4 15-9 3-5 5-14 5-24 0-7-1-14-3-21-1-7-3-14-7-23l18 5c3 7 5 15 6 23 2 7 3 15 3 22 0 16-3 27-10 35-6 7-15 12-27 12-2 0-5 0-8 0-4-1-7-1-11-2zM64 94v-21c0-18-2-30-7-38-4-9-11-13-20-13-6 0-11 2-15 7-3 4-5 9-5 17 0 11 4 22 12 29 7 10 18 16 30 18z">
          <text:p/>
        </draw:path>
        <draw:path draw:style-name="gr6" draw:text-style-name="P3" draw:layer="layout" svg:width="0.124cm" svg:height="0.124cm" svg:x="3.766cm" svg:y="4.664cm" svg:viewBox="0 0 125 125" svg:d="M73 123l-73-15v-21l72 16c4 0 7 0 9 1 3 0 5 0 6 0 6 0 11-2 14-5 4-5 6-10 6-17 0-13-4-23-11-31-7-9-17-13-29-16l-67-14v-21l122 24v22l-20-5c8 7 13 13 17 21 4 9 6 18 6 28 0 12-3 20-9 25-6 7-15 10-25 10-3 0-6 0-9 0s-6-1-9-2z">
          <text:p/>
        </draw:path>
        <draw:path draw:style-name="gr6" draw:text-style-name="P3" draw:layer="layout" svg:width="0.127cm" svg:height="0.122cm" svg:x="3.763cm" svg:y="4.814cm" svg:viewBox="0 0 128 123" svg:d="M0 49c0-15 4-27 13-36s21-13 36-13c9 0 18 2 26 5 11 2 18 7 25 12 9 6 16 15 21 24 4 10 7 20 7 33 0 15-5 27-13 35-9 10-20 14-34 14-10 0-20-2-29-5s-17-7-23-11c-10-7-18-16-22-25-5-10-7-22-7-33zM50 22c-12 0-20 2-25 8-6 4-8 11-8 22 0 15 6 26 17 35 12 9 27 14 44 14 12 0 20-2 25-8 5-4 8-11 8-21s-2-16-5-22c-4-7-9-12-16-16-6-4-13-6-20-9-6-2-13-3-20-3z">
          <text:p/>
        </draw:path>
        <draw:polygon draw:style-name="gr6" draw:text-style-name="P3" draw:layer="layout" svg:width="0.029cm" svg:height="0.03cm" svg:x="3.766cm" svg:y="4.96cm" svg:viewBox="0 0 30 31" draw:points="30,6 30,31 0,24 0,0">
          <text:p/>
        </draw:polygon>
        <draw:frame draw:style-name="gr7" draw:text-style-name="P7" draw:layer="layout" svg:width="4.101cm" svg:height="0.255cm" draw:transform="rotate (-1.5707963267949) translate (3.971cm 0.963cm)">
          <draw:text-box>
            <text:p text:style-name="P6"><text:span text:style-name="T2"><text:s text:c="15"/></text:span><text:span text:style-name="T2">Cuaderno hecho a mano.</text:span></text:p>
          </draw:text-box>
        </draw:frame>
        <draw:path draw:style-name="gr6" draw:text-style-name="P3" draw:layer="layout" svg:width="0.193cm" svg:height="0.165cm" svg:x="3.186cm" svg:y="2.382cm" svg:viewBox="0 0 194 166" svg:d="M26 74c0-1 0-1 0-2s0-2 0-4c0-21 5-38 17-50 12-13 27-18 48-18 12 0 24 2 36 6 12 6 23 12 33 19 11 10 20 22 25 33 6 12 9 25 9 41 0 21-6 37-18 48-12 13-28 19-48 19-22 0-41-7-59-20s-31-28-38-49l-31 24v-26zM176 97c0-13-4-24-10-33-6-11-14-18-26-26-8-5-16-8-24-10-8-3-17-4-26-4-15 0-26 4-35 11-8 7-12 19-12 32 0 12 3 24 9 35 6 9 15 18 27 25 7 4 15 8 24 11 8 2 17 3 25 3 15 0 27-3 35-12 8-7 13-18 13-32z">
          <text:p/>
        </draw:path>
        <draw:path draw:style-name="gr6" draw:text-style-name="P3" draw:layer="layout" svg:width="0.124cm" svg:height="0.124cm" svg:x="3.212cm" svg:y="2.57cm" svg:viewBox="0 0 125 125" svg:d="M51 2l74 15v21l-73-15c-4-1-7-1-9-2-3 0-5 0-7 0-6 0-10 2-14 5-3 5-5 10-5 17 0 12 4 22 11 30 7 9 17 14 29 16l68 15v21l-122-25v-22l19 5c-7-7-13-13-17-22-3-8-5-17-5-25 0-12 3-20 9-26 5-7 13-10 24-10 2 0 4 0 7 1 4 0 7 0 11 1z">
          <text:p/>
        </draw:path>
        <draw:path draw:style-name="gr6" draw:text-style-name="P3" draw:layer="layout" svg:width="0.126cm" svg:height="0.123cm" svg:x="3.212cm" svg:y="2.715cm" svg:viewBox="0 0 127 124" svg:d="M75 103c1 0 2 0 3 0 2 1 3 1 4 1 9 0 16-3 21-9 5-5 8-12 8-22 0-11-3-19-9-27-7-9-16-14-27-18zM60 122v-100c-3 0-6-1-7-1s-3 0-4 0c-10 0-18 3-23 11-6 6-8 16-8 27 0 10 1 18 3 27 1 8 4 16 8 22l-19-3c-3-9-6-16-7-25-1-7-3-15-3-24 0-18 5-33 13-42 8-10 19-14 34-14 12 0 24 2 35 7s20 12 29 22c5 6 9 13 12 22 3 8 4 17 4 25 0 15-4 27-12 35-8 9-19 13-33 13-3 0-7-1-10-1-4 0-8-1-12-1z">
          <text:p/>
        </draw:path>
        <draw:path draw:style-name="gr6" draw:text-style-name="P3" draw:layer="layout" svg:width="0.123cm" svg:height="0.101cm" svg:x="3.215cm" svg:y="2.856cm" svg:viewBox="0 0 124 102" svg:d="M104 97c0-2 1-4 2-7 0-2 1-5 1-8 0-12-4-22-12-31s-19-14-32-17l-63-13v-21l122 25v22l-19-5c7 6 12 12 16 22 4 7 5 15 5 24 0 2 0 4 0 6s0 5-1 8z">
          <text:p/>
        </draw:path>
        <draw:path draw:style-name="gr6" draw:text-style-name="P3" draw:layer="layout" svg:width="0.179cm" svg:height="0.125cm" svg:x="3.212cm" svg:y="2.954cm" svg:viewBox="0 0 180 126" svg:d="M74 102c1 0 2 2 3 2 2 0 3 0 4 0 9 0 16-3 22-9 5-6 8-13 8-22 0-11-3-20-9-29-8-7-17-13-28-18zM59 122v-100c-3 0-6-1-7-1s-3 0-4 0c-10 0-18 3-23 10-6 7-8 16-8 27 0 10 1 18 3 27 1 8 4 16 8 24l-19-4c-3-10-6-17-7-26-1-7-2-15-2-23 0-18 4-32 12-41 8-10 19-15 34-15 12 0 24 2 35 7 11 6 21 12 30 22 5 6 9 12 12 21 3 8 4 17 4 25 0 15-4 27-12 36s-20 13-34 13c-3 0-7 0-10-1-4 0-8 0-12-1zM180 102v24l-40-47v-18z">
          <text:p/>
        </draw:path>
        <draw:path draw:style-name="gr6" draw:text-style-name="P3" draw:layer="layout" svg:width="0.155cm" svg:height="0.084cm" svg:x="3.215cm" svg:y="3.102cm" svg:viewBox="0 0 156 85" svg:d="M122 85l-16-3v-42l-66-14c-3 0-5-1-7-1-1-1-3-1-3-1-5 0-8 2-11 5-2 3-2 8-2 14v22l-17-4v-20c0-12 2-22 7-29 4-7 11-10 21-10 1 0 3 1 5 1s4 1 7 1l66 15v-19l16 3v19l34 7v21l-34-8z">
          <text:p/>
        </draw:path>
        <draw:path draw:style-name="gr6" draw:text-style-name="P3" draw:layer="layout" svg:width="0.126cm" svg:height="0.119cm" svg:x="3.212cm" svg:y="3.188cm" svg:viewBox="0 0 127 120" svg:d="M73 118l-69-15v-21l18 4c-7-7-12-13-16-21-3-8-6-16-6-26 0-11 4-20 10-27 7-7 15-12 24-12 15 0 26 7 34 19 8 13 12 29 12 50v28l6 2c0 1 0 1 1 1s2 0 4 0c6 0 11-4 14-9 4-5 6-13 6-23 0-7-1-14-3-21-1-7-4-14-7-23l18 5c3 7 5 15 6 23 2 7 2 15 2 22 0 15-3 26-9 34-6 7-15 12-27 12-2 0-5 0-8 0-3-1-7-1-10-2zM65 95v-21c0-18-3-30-7-38s-11-13-20-13c-6 0-12 2-15 7-4 4-5 9-5 17 0 11 4 22 11 29 8 9 18 15 31 17z">
          <text:p/>
        </draw:path>
        <draw:path draw:style-name="gr6" draw:text-style-name="P3" draw:layer="layout" svg:width="0.123cm" svg:height="0.101cm" svg:x="3.215cm" svg:y="3.33cm" svg:viewBox="0 0 124 102" svg:d="M104 97c0-2 1-4 2-7 0-3 1-5 1-8 0-13-4-23-12-31-8-9-19-14-32-17l-63-13v-21l122 25v22l-19-5c7 6 12 12 16 20s5 16 5 26c0 2 0 4 0 6s0 5-1 8z">
          <text:p/>
        </draw:path>
        <draw:path draw:style-name="gr6" draw:text-style-name="P3" draw:layer="layout" svg:width="0.126cm" svg:height="0.123cm" svg:x="3.212cm" svg:y="3.429cm" svg:viewBox="0 0 127 124" svg:d="M0 50c0-15 5-27 14-36s21-14 36-14c9 0 17 3 26 6 9 2 17 7 23 12 10 6 17 15 21 24 5 10 7 20 7 32 0 15-4 27-12 35-9 10-20 15-34 15-9 0-19-3-28-6-10-3-17-7-24-11-10-7-17-16-22-25-4-10-7-21-7-32zM50 23c-11 0-19 2-24 8-6 4-8 11-8 22 0 14 5 25 17 34s26 14 44 14c11 0 18-2 24-8 5-4 8-11 8-21 0-8-2-15-6-21-3-7-8-12-16-16-5-4-11-6-18-9-6-2-13-3-21-3z">
          <text:p/>
        </draw:path>
        <draw:polygon draw:style-name="gr6" draw:text-style-name="P3" draw:layer="layout" svg:width="0.161cm" svg:height="0.189cm" svg:x="3.215cm" svg:y="3.641cm" svg:viewBox="0 0 162 190" draw:points="162,34 162,68 52,88 162,155 162,190 0,157 0,133 142,163 31,95 31,73 142,52 0,22 0,0">
          <text:p/>
        </draw:polygon>
        <draw:path draw:style-name="gr6" draw:text-style-name="P3" draw:layer="layout" svg:width="0.179cm" svg:height="0.125cm" svg:x="3.212cm" svg:y="3.847cm" svg:viewBox="0 0 180 126" svg:d="M74 103c1 1 2 1 3 1 2 0 3 0 4 0 9 0 16-2 22-8 5-6 8-12 8-23s-3-20-9-29c-8-7-17-13-28-18zM59 122v-100c-3 0-6-1-7-1s-3 0-4 0c-10 0-18 3-23 11-6 6-8 15-8 26 0 10 1 20 3 28 1 8 4 16 8 23l-19-4c-3-9-6-16-7-25-1-8-2-16-2-24 0-18 4-32 12-41 8-10 19-15 34-15 12 0 24 3 35 7 11 6 21 12 30 22 5 6 9 13 12 21s4 17 4 25c0 16-4 28-12 36-8 9-20 13-34 13-3 0-7 0-10 0-4-1-8-1-12-2zM180 103v23l-40-46v-19z">
          <text:p/>
        </draw:path>
        <draw:polygon draw:style-name="gr6" draw:text-style-name="P3" draw:layer="layout" svg:width="0.121cm" svg:height="0.145cm" svg:x="3.215cm" svg:y="3.975cm" svg:viewBox="0 0 122 146" draw:points="122,146 62,87 0,124 0,99 48,72 0,24 0,0 63,62 122,29 122,53 77,77 122,121">
          <text:p/>
        </draw:polygon>
        <draw:path draw:style-name="gr6" draw:text-style-name="P3" draw:layer="layout" svg:width="0.168cm" svg:height="0.056cm" svg:x="3.215cm" svg:y="4.127cm" svg:viewBox="0 0 169 57" svg:d="M169 36v21l-26-5v-21zM122 26v22l-122-27v-21z">
          <text:p/>
        </draw:path>
        <draw:path draw:style-name="gr6" draw:text-style-name="P3" draw:layer="layout" svg:width="0.126cm" svg:height="0.114cm" svg:x="3.212cm" svg:y="4.194cm" svg:viewBox="0 0 127 115" svg:d="M120 115l-20-4c4-5 6-10 8-17 2-5 3-10 3-17 0-6-1-13-4-19-2-6-5-11-9-15-7-6-14-11-22-14-8-5-17-6-26-6-11 0-19 2-24 8-6 6-8 15-8 26 0 7 0 12 2 18 2 7 4 14 8 21l-20-4c-2-6-4-13-5-19s-3-13-3-19c0-17 5-31 13-41 8-9 19-13 34-13 12 0 24 2 35 6 10 6 20 13 28 24 6 5 10 12 13 22 3 8 4 18 4 28 0 6 0 12-2 17-1 7-3 12-5 18z">
          <text:p/>
        </draw:path>
        <draw:path draw:style-name="gr6" draw:text-style-name="P3" draw:layer="layout" svg:width="0.126cm" svg:height="0.122cm" svg:x="3.212cm" svg:y="4.323cm" svg:viewBox="0 0 127 123" svg:d="M0 49c0-15 5-28 14-36 9-9 21-13 36-13 9 0 17 1 26 4s17 8 23 12c10 7 17 16 21 25 5 10 7 20 7 33 0 14-4 26-12 35-9 9-20 14-34 14-9 0-19-2-28-5-10-3-17-7-24-11-10-7-17-16-22-25-4-11-7-22-7-33zM50 22c-11 0-19 2-24 7-6 5-8 12-8 22 0 15 5 26 17 36 12 9 26 14 44 14 11 0 18-2 24-8 5-4 8-11 8-22 0-9-2-15-6-21-3-7-8-12-16-17-5-3-11-7-18-8-6-2-13-3-21-3z">
          <text:p/>
        </draw:path>
        <draw:polygon draw:style-name="gr6" draw:text-style-name="P3" draw:layer="layout" svg:width="0.028cm" svg:height="0.03cm" svg:x="3.215cm" svg:y="4.469cm" svg:viewBox="0 0 29 31" draw:points="29,5 29,31 0,24 0,0">
          <text:p/>
        </draw:polygon>
        <draw:frame draw:style-name="gr8" draw:text-style-name="P7" draw:layer="layout" svg:width="3.606cm" svg:height="0.255cm" draw:transform="rotate (-1.5707963267949) translate (3.42cm 0.963cm)">
          <draw:text-box>
            <text:p text:style-name="P6"><text:span text:style-name="T2"><text:s text:c="19"/></text:span><text:span text:style-name="T2">Querétaro México.</text:span></text:p>
          </draw:text-box>
        </draw:frame>
        <draw:polygon draw:style-name="gr6" draw:text-style-name="P3" draw:layer="layout" svg:width="0.161cm" svg:height="0.141cm" svg:x="2.939cm" svg:y="1.636cm" svg:viewBox="0 0 162 142" draw:points="162,34 162,142 144,139 144,53 96,43 96,125 78,121 78,39 19,28 19,114 0,111 0,0">
          <text:p/>
        </draw:polygon>
        <draw:path draw:style-name="gr6" draw:text-style-name="P3" draw:layer="layout" svg:width="0.124cm" svg:height="0.203cm" svg:x="2.939cm" svg:y="1.786cm" svg:viewBox="0 0 125 204" svg:d="M73 202l-73-15v-20l73 14c4 1 6 1 8 1 3 1 4 1 6 1 7 0 12-2 15-6 4-3 6-9 6-15 0-11-4-20-11-27-7-10-17-14-29-17l-68-14v-21l73 14c3 2 6 2 8 2s4 1 6 1c6 0 12-3 15-7 4-3 6-8 6-15 0-10-4-20-11-28s-17-13-29-15l-68-14v-21l122 25v22l-19-5c7 6 13 12 16 19 4 9 6 16 6 26 0 8-3 17-7 22-5 6-11 10-19 12 8 5 15 14 19 22 5 8 7 18 7 28s-3 19-9 25c-6 5-14 8-25 8-3 0-6 0-9-1-2 0-5 0-9-1z">
          <text:p/>
        </draw:path>
        <draw:path draw:style-name="gr6" draw:text-style-name="P3" draw:layer="layout" svg:width="0.127cm" svg:height="0.119cm" svg:x="2.936cm" svg:y="2.015cm" svg:viewBox="0 0 128 120" svg:d="M73 117l-70-15v-22l19 5c-7-7-13-14-16-21-4-9-6-17-6-27 0-11 3-20 9-26 7-8 15-11 26-11 14 0 25 5 33 18 8 12 12 29 12 49v29l6 1c0 0 1 0 2 0 0 0 1 0 3 0 6 0 11-2 15-7 3-6 5-14 5-23 0-8-1-14-2-21-2-8-4-15-8-23l19 3c2 9 4 16 6 24 1 7 2 15 2 22 0 15-3 27-10 34-6 8-15 14-26 14-3 0-5-1-9-1-3 0-6-2-10-2zM65 93v-21c0-17-2-30-7-38-4-8-11-12-19-12-7 0-12 2-17 6-3 4-5 10-5 18 0 11 4 21 13 29 7 9 18 14 31 17z">
          <text:p/>
        </draw:path>
        <draw:path draw:style-name="gr6" draw:text-style-name="P3" draw:layer="layout" svg:width="0.168cm" svg:height="0.055cm" svg:x="2.939cm" svg:y="2.157cm" svg:viewBox="0 0 169 56" svg:d="M169 35v21l-26-5v-21zM121 26v21l-121-25v-22z">
          <text:p/>
        </draw:path>
        <draw:polygon draw:style-name="gr6" draw:text-style-name="P3" draw:layer="layout" svg:width="0.168cm" svg:height="0.055cm" svg:x="2.939cm" svg:y="2.221cm" svg:viewBox="0 0 169 56" draw:points="169,36 169,56 0,22 0,0">
          <text:p/>
        </draw:polygon>
        <draw:path draw:style-name="gr6" draw:text-style-name="P3" draw:layer="layout" svg:width="0.114cm" svg:height="0.048cm" svg:x="2.939cm" svg:y="2.29cm" svg:viewBox="0 0 115 49" svg:d="M115 24v25l-27-6v-24zM28 5v26l-28-6v-25z">
          <text:p/>
        </draw:path>
        <draw:path draw:style-name="gr6" draw:text-style-name="P3" draw:layer="layout" svg:width="0.171cm" svg:height="0.139cm" svg:x="2.936cm" svg:y="2.441cm" svg:viewBox="0 0 172 140" svg:d="M22 88c-7-5-13-12-16-20-4-8-6-16-6-26 0-12 4-23 12-31 9-8 20-11 35-11 12 0 23 2 34 6 11 5 21 13 29 22 6 5 10 11 13 19 3 7 5 13 5 22 0 8-2 15-6 21-3 6-9 12-16 15l66 14v21l-169-35v-21zM51 23c-11 0-20 2-26 7-5 5-8 12-8 21 0 6 1 13 4 18s8 10 13 15c7 5 15 8 22 10 8 3 16 5 24 5 10 0 18-4 23-8 6-5 8-12 8-21 0-6-1-13-4-18s-7-11-13-15-13-7-21-11c-7-2-15-3-22-3z">
          <text:p/>
        </draw:path>
        <draw:path draw:style-name="gr6" draw:text-style-name="P3" draw:layer="layout" svg:width="0.168cm" svg:height="0.055cm" svg:x="2.939cm" svg:y="2.588cm" svg:viewBox="0 0 169 56" svg:d="M169 35v21l-26-5v-21zM121 25v22l-121-26v-21z">
          <text:p/>
        </draw:path>
        <draw:path draw:style-name="gr6" draw:text-style-name="P3" draw:layer="layout" svg:width="0.127cm" svg:height="0.119cm" svg:x="2.936cm" svg:y="2.653cm" svg:viewBox="0 0 128 120" svg:d="M73 118l-70-15v-21l19 4c-7-7-13-14-16-22-4-8-6-17-6-27 0-11 3-19 9-26 7-8 15-11 26-11 14 0 25 6 33 18s12 29 12 50v29l6 2c0 0 1 1 2 1 0 0 1 0 3 0 6 0 11-4 15-9 3-5 5-14 5-23s-1-15-2-22c-2-8-4-15-8-23l19 3c2 9 4 16 6 24 1 7 2 15 2 23 0 15-3 27-10 34-6 8-15 13-26 13-3 0-5 0-9-1-3 0-6-1-10-1zM65 94v-21c0-18-2-31-7-39-4-8-11-12-19-12-7 0-12 2-17 6-3 4-5 10-5 18 0 11 4 22 13 30 7 9 18 14 31 17z">
          <text:p/>
        </draw:path>
        <draw:path draw:style-name="gr6" draw:text-style-name="P3" draw:layer="layout" svg:width="0.124cm" svg:height="0.1cm" svg:x="2.939cm" svg:y="2.795cm" svg:viewBox="0 0 125 101" svg:d="M104 96c1-1 1-4 2-6 1-3 1-6 1-8 0-12-4-23-12-31s-19-13-33-16l-62-13v-22l122 26v22l-19-5c7 6 13 12 16 19 4 9 6 17 6 26 0 2 0 4-1 6 0 2 0 5-1 7z">
          <text:p/>
        </draw:path>
        <draw:path draw:style-name="gr6" draw:text-style-name="P3" draw:layer="layout" svg:width="0.168cm" svg:height="0.055cm" svg:x="2.939cm" svg:y="2.892cm" svg:viewBox="0 0 169 56" svg:d="M169 34v22l-26-5v-22zM121 24v22l-121-25v-21z">
          <text:p/>
        </draw:path>
        <draw:path draw:style-name="gr6" draw:text-style-name="P3" draw:layer="layout" svg:width="0.127cm" svg:height="0.122cm" svg:x="2.936cm" svg:y="2.958cm" svg:viewBox="0 0 128 123" svg:d="M0 49c0-15 5-27 13-36 9-9 22-13 37-13 9 0 18 1 27 5 9 2 16 7 23 12 9 6 16 15 21 24 4 10 7 20 7 32 0 15-4 27-13 35-8 11-20 15-33 15-10 0-20-2-29-5s-17-7-23-12c-11-7-19-16-23-26-5-9-7-20-7-31zM51 22c-11 0-20 2-25 8-6 4-9 11-9 22 0 14 6 25 18 34s27 14 44 14c11 0 19-3 24-8 6-4 8-12 8-21s-2-15-5-21c-3-7-9-12-16-16-5-4-11-6-18-9-7-2-14-3-21-3z">
          <text:p/>
        </draw:path>
        <draw:path draw:style-name="gr6" draw:text-style-name="P3" draw:layer="layout" svg:width="0.127cm" svg:height="0.114cm" svg:x="2.936cm" svg:y="3.093cm" svg:viewBox="0 0 128 115" svg:d="M121 115l-18-3c2-6 5-11 6-18 2-7 2-14 2-20 0-12-2-20-5-25-3-7-8-10-14-10-8 0-13 7-17 21 0 1 0 2-1 4l-1 6c-4 14-8 24-12 29s-9 7-16 7c-13 0-25-5-33-17-8-11-12-25-12-42 0-7 1-14 2-22 1-7 3-15 6-25l21 5c-3 8-7 15-10 23-2 7-2 14-2 21 0 10 2 18 6 24 5 6 10 11 17 11s12-9 17-26l2-9c2-11 6-18 10-24 5-5 10-7 17-7 13 0 23 5 30 15 8 10 12 24 12 42 0 7-1 14-2 21s-3 13-5 19z">
          <text:p/>
        </draw:path>
        <draw:path draw:style-name="gr6" draw:text-style-name="P3" draw:layer="layout" svg:width="0.171cm" svg:height="0.139cm" svg:x="2.936cm" svg:y="3.223cm" svg:viewBox="0 0 172 140" svg:d="M22 88c-7-5-13-12-16-21-4-8-6-16-6-26 0-12 4-23 12-30 9-8 20-11 35-11 12 0 23 2 34 6 11 5 21 12 29 20 6 6 10 12 13 20 3 6 5 13 5 23 0 8-2 15-6 21-3 6-9 12-16 15l66 14v21l-169-35v-21zM51 22c-11 0-20 2-26 7-5 5-8 12-8 21 0 6 1 12 4 19 3 5 8 10 13 15 7 5 15 8 22 10 8 3 16 5 24 5 10 0 18-4 23-8 6-5 8-12 8-21 0-8-1-14-4-19s-7-11-13-15-13-7-21-11c-7-2-15-3-22-3z">
          <text:p/>
        </draw:path>
        <draw:path draw:style-name="gr6" draw:text-style-name="P3" draw:layer="layout" svg:width="0.127cm" svg:height="0.123cm" svg:x="2.936cm" svg:y="3.371cm" svg:viewBox="0 0 128 124" svg:d="M76 103c1 0 2 0 3 0 1 1 3 1 4 1 9 0 15-3 21-10 5-5 7-12 7-22 0-11-3-20-9-28s-15-13-26-18zM60 121v-99c-3-1-5-1-7-1-1 0-2 0-3 0-11 0-19 3-24 10-6 6-9 16-9 27 0 10 1 18 3 27 2 7 6 17 10 23l-21-4c-3-9-5-16-7-25-1-8-2-15-2-24 0-18 4-32 12-41 8-10 21-14 35-14 13 0 24 2 35 6 11 6 21 13 29 22 5 6 9 13 12 22 3 7 5 16 5 25 0 14-4 27-13 35-8 9-19 14-32 14-4 0-7-1-11-1s-8-1-12-2z">
          <text:p/>
        </draw:path>
        <draw:polygon draw:style-name="gr6" draw:text-style-name="P3" draw:layer="layout" svg:width="0.122cm" svg:height="0.124cm" svg:x="2.939cm" svg:y="3.522cm" svg:viewBox="0 0 123 125" draw:points="123,0 123,21 20,41 123,103 123,125 0,52 0,23">
          <text:p/>
        </draw:polygon>
        <draw:path draw:style-name="gr6" draw:text-style-name="P3" draw:layer="layout" svg:width="0.168cm" svg:height="0.055cm" svg:x="2.939cm" svg:y="3.651cm" svg:viewBox="0 0 169 56" svg:d="M169 35v21l-26-5v-21zM121 25v22l-121-25v-22z">
          <text:p/>
        </draw:path>
        <draw:path draw:style-name="gr6" draw:text-style-name="P3" draw:layer="layout" svg:width="0.127cm" svg:height="0.114cm" svg:x="2.936cm" svg:y="3.718cm" svg:viewBox="0 0 128 115" svg:d="M120 115l-19-4c3-4 6-9 8-16 1-5 2-10 2-17s-1-13-4-20c-2-5-5-10-9-15-6-7-14-12-22-15-8-4-17-6-26-6-11 0-19 3-24 9-6 5-9 16-9 27 0 6 1 12 2 18 2 7 5 14 9 21l-21-4c-2-6-4-13-5-19s-2-13-2-20c0-18 4-31 12-40 8-10 21-14 35-14 13 0 24 2 35 7 11 6 20 12 28 22 6 6 10 14 13 23 3 8 5 18 5 28 0 7-1 12-2 19-1 5-3 11-6 16z">
          <text:p/>
        </draw:path>
        <draw:path draw:style-name="gr6" draw:text-style-name="P3" draw:layer="layout" svg:width="0.127cm" svg:height="0.122cm" svg:x="2.936cm" svg:y="3.846cm" svg:viewBox="0 0 128 123" svg:d="M0 50c0-16 5-28 13-36 9-10 22-14 37-14 9 0 18 2 27 5s16 7 23 12c9 7 16 16 21 25 4 9 7 19 7 32 0 15-4 27-13 35-8 10-20 14-33 14-10 0-20-1-29-4-9-4-17-7-23-12-11-7-19-16-23-25-5-9-7-21-7-32zM51 22c-11 0-20 3-25 8-6 4-9 11-9 22 0 14 6 26 18 35s27 15 44 15c11 0 19-3 24-9 6-4 8-11 8-21 0-8-2-16-5-22-3-7-9-12-16-16-5-3-11-6-18-9-7-2-14-3-21-3z">
          <text:p/>
        </draw:path>
        <draw:path draw:style-name="gr6" draw:text-style-name="P3" draw:layer="layout" svg:width="0.193cm" svg:height="0.209cm" svg:x="2.901cm" svg:y="3.992cm" svg:viewBox="0 0 194 210" svg:d="M64 130c-5-5-9-10-12-17-3-6-4-12-4-19 0-10 3-21 10-28 8-8 18-12 29-12 16 0 29 6 41 17 12 12 18 25 18 41 0 7-2 13-5 18-3 7-7 11-12 14l15 2v17l-81-17c2 14 8 26 21 34 11 9 23 13 38 13 17 0 31-7 41-19 11-13 16-29 16-49 0-13-2-26-7-39-4-14-10-25-19-34-9-12-20-20-33-27-13-5-25-8-39-8-19 0-35 6-47 20-12 13-19 30-19 51 0 11 2 20 5 30 3 9 8 19 15 29l-13 10c-7-11-12-21-16-34-4-12-6-23-6-36 0-26 8-46 24-63 15-16 34-24 58-24 17 0 32 4 47 12s28 19 39 34c9 10 15 22 20 36 4 14 6 28 6 43 0 24-7 44-20 60-14 16-31 25-51 25-21 0-39-9-54-24-14-15-21-35-22-59zM130 112c0-10-4-20-12-27-7-9-17-12-28-12-9 0-16 2-20 6-5 6-7 12-7 20 0 10 4 19 13 26 8 7 19 12 31 12 7 0 13-2 17-8 4-4 6-9 6-17z">
          <text:p/>
        </draw:path>
        <draw:path draw:style-name="gr6" draw:text-style-name="P3" draw:layer="layout" svg:width="0.169cm" svg:height="0.131cm" svg:x="2.894cm" svg:y="4.22cm" svg:viewBox="0 0 170 132" svg:d="M167 132l-107-21c-20-4-36-12-45-24-10-12-15-28-15-48 0-7 0-15 1-20 1-6 2-14 5-19l19 4c-3 6-5 12-7 17-1 7-2 13-2 18 0 14 3 25 10 33s17 15 30 17l10 2c-8-5-12-13-16-20-3-7-5-16-5-25 0-13 4-24 13-31 9-9 20-12 34-12 11 0 22 2 33 7 10 5 20 11 28 20 5 5 9 11 12 19 3 7 5 15 5 22 0 8-2 16-6 22-3 7-9 12-16 15l19 3zM122 101c10 0 18-2 23-8 6-4 8-11 8-20 0-5-1-11-3-16s-5-9-9-13c-6-6-13-10-21-13-9-3-17-5-26-5-10 0-18 3-23 7-6 5-9 13-9 21 0 14 7 24 18 34 11 8 26 13 42 13z">
          <text:p/>
        </draw:path>
        <draw:path draw:style-name="gr6" draw:text-style-name="P3" draw:layer="layout" svg:width="0.124cm" svg:height="0.202cm" svg:x="2.939cm" svg:y="4.369cm" svg:viewBox="0 0 125 203" svg:d="M73 202l-73-15v-22l73 16c4 0 6 1 8 1 3 0 4 1 6 1 7 0 12-2 15-7 4-4 6-10 6-16 0-10-4-19-11-28-7-7-17-12-29-14l-68-14v-21l73 14c3 0 6 2 8 2s4 0 6 0c6 0 12-3 15-6 4-4 6-8 6-16 0-9-4-19-11-27s-17-13-29-15l-68-15v-20l122 24v22l-19-5c7 7 13 13 16 20 4 8 6 16 6 25s-3 17-7 23c-5 5-11 10-19 11 8 6 15 13 19 22 5 8 7 17 7 26 0 13-3 22-9 27-6 6-14 8-25 8-3 0-6 0-9 0-2 0-5-1-9-1z">
          <text:p/>
        </draw:path>
        <draw:path draw:style-name="gr6" draw:text-style-name="P3" draw:layer="layout" svg:width="0.127cm" svg:height="0.119cm" svg:x="2.936cm" svg:y="4.597cm" svg:viewBox="0 0 128 120" svg:d="M73 118l-70-15v-21l19 4c-7-7-13-13-16-21-4-8-6-16-6-26 0-11 3-20 9-27 7-7 15-12 26-12 14 0 25 7 33 19 8 13 12 29 12 50v28l6 2c0 1 1 1 2 1 0 0 1 0 3 0 6 0 11-4 15-9 3-5 5-13 5-23 0-7-1-14-2-21-2-7-4-14-8-23l19 5c2 7 4 15 6 23 1 7 2 15 2 22 0 15-3 26-10 34-6 7-15 12-26 12-3 0-5 0-9 0-3-1-6-1-10-2zM65 95v-21c0-18-2-30-7-38-4-8-11-13-19-13-7 0-12 2-17 7-3 4-5 9-5 17 0 11 4 22 13 29 7 9 18 15 31 18z">
          <text:p/>
        </draw:path>
        <draw:path draw:style-name="gr6" draw:text-style-name="P3" draw:layer="layout" svg:width="0.168cm" svg:height="0.056cm" svg:x="2.939cm" svg:y="4.739cm" svg:viewBox="0 0 169 57" svg:d="M169 36v21l-26-5v-21zM121 26v22l-121-26v-22z">
          <text:p/>
        </draw:path>
        <draw:polygon draw:style-name="gr6" draw:text-style-name="P3" draw:layer="layout" svg:width="0.168cm" svg:height="0.055cm" svg:x="2.939cm" svg:y="4.804cm" svg:viewBox="0 0 169 56" draw:points="169,35 169,56 0,21 0,0">
          <text:p/>
        </draw:polygon>
        <draw:polygon draw:style-name="gr6" draw:text-style-name="P3" draw:layer="layout" svg:width="0.028cm" svg:height="0.03cm" svg:x="2.939cm" svg:y="4.874cm" svg:viewBox="0 0 29 31" draw:points="29,6 29,31 0,25 0,0">
          <text:p/>
        </draw:polygon>
        <draw:path draw:style-name="gr6" draw:text-style-name="P3" draw:layer="layout" svg:width="0.127cm" svg:height="0.114cm" svg:x="2.936cm" svg:y="4.945cm" svg:viewBox="0 0 128 115" svg:d="M120 115l-19-4c3-4 6-10 8-16 1-5 2-11 2-17 0-7-1-14-4-21-2-5-5-10-9-15-6-6-14-11-22-14-8-4-17-6-26-6-11 0-19 3-24 9-6 5-9 15-9 26 0 5 1 12 2 19 2 7 5 14 9 21l-21-4c-2-6-4-13-5-19-1-7-2-14-2-21 0-17 4-30 12-39 8-10 21-14 35-14 13 0 24 2 35 7s20 12 28 22c6 6 10 13 13 22 3 8 5 18 5 29 0 7-1 12-2 19-1 5-3 11-6 16z">
          <text:p/>
        </draw:path>
        <draw:path draw:style-name="gr6" draw:text-style-name="P3" draw:layer="layout" svg:width="0.127cm" svg:height="0.122cm" svg:x="2.936cm" svg:y="5.074cm" svg:viewBox="0 0 128 123" svg:d="M0 51c0-17 5-29 13-37 9-10 22-14 37-14 9 0 18 2 27 5s16 7 23 12c9 7 16 16 21 25 4 10 7 20 7 32 0 15-4 27-13 35-8 10-20 14-33 14-10 0-20-1-29-4-9-4-17-7-23-12-11-7-19-16-23-24-5-10-7-21-7-32zM51 22c-11 0-20 3-25 8-6 4-9 11-9 23 0 14 6 25 18 34s27 15 44 15c11 0 19-3 24-8 6-5 8-12 8-22 0-7-2-15-5-21-3-8-9-13-16-17-5-3-11-6-18-9-7-2-14-3-21-3z">
          <text:p/>
        </draw:path>
        <draw:path draw:style-name="gr6" draw:text-style-name="P3" draw:layer="layout" svg:width="0.124cm" svg:height="0.203cm" svg:x="2.939cm" svg:y="5.214cm" svg:viewBox="0 0 125 204" svg:d="M73 202l-73-13v-22l73 14c4 1 6 1 8 2 3 0 4 0 6 0 7 0 12-2 15-5 4-4 6-10 6-16 0-11-4-19-11-29-7-8-17-12-29-14l-68-15v-21l73 14c3 2 6 2 8 2 2 1 4 1 6 1 6 0 12-3 15-7 4-3 6-8 6-15 0-10-4-20-11-27-7-9-17-14-29-16l-68-14v-21l122 25v22l-19-5c7 6 13 13 16 20 4 8 6 16 6 25s-3 17-7 22c-5 6-11 11-19 12 8 6 15 12 19 22 5 8 7 18 7 28s-3 19-9 25c-6 5-14 8-25 8-3 0-6 0-9-1-2 0-5 0-9-1z">
          <text:p/>
        </draw:path>
        <draw:frame draw:style-name="gr9" draw:text-style-name="P7" draw:layer="layout" svg:width="4.491cm" svg:height="0.255cm" draw:transform="rotate (-1.5707963267949) translate (3.145cm 0.963cm)">
          <draw:text-box>
            <text:p text:style-name="P6"><text:span text:style-name="T2"><text:s text:c="9"/></text:span><text:span text:style-name="T2">Email: diariosdevico@gmail.com</text:span></text:p>
          </draw:text-box>
        </draw:frame>
        <draw:polygon draw:style-name="gr6" draw:text-style-name="P3" draw:layer="layout" svg:width="0.161cm" svg:height="0.131cm" svg:x="2.664cm" svg:y="2.007cm" svg:viewBox="0 0 162 132" draw:points="162,34 162,132 143,128 143,53 95,43 95,111 77,108 77,39 0,23 0,0">
          <text:p/>
        </draw:polygon>
        <draw:path draw:style-name="gr6" draw:text-style-name="P3" draw:layer="layout" svg:width="0.126cm" svg:height="0.119cm" svg:x="2.661cm" svg:y="2.145cm" svg:viewBox="0 0 127 120" svg:d="M73 118l-70-16v-22l18 5c-7-7-12-14-16-21-3-8-5-17-5-27 0-11 3-19 9-26 7-8 15-11 24-11 16 0 27 6 35 18s12 29 12 49v29l6 1c0 0 0 2 1 2s2 0 3 0c7 0 12-4 15-9 4-5 6-14 6-23 0-7-1-14-3-21-1-8-4-15-7-23l18 3c3 9 5 16 6 24 2 7 2 15 2 22 0 15-3 27-9 35s-15 13-27 13c-2 0-5 0-8-1-3 0-7-1-10-1zM65 93v-21c0-17-3-30-7-37-4-9-12-13-21-13-6 0-12 2-15 6-4 4-5 10-5 18 0 11 4 21 11 29 8 9 18 15 32 17z">
          <text:p/>
        </draw:path>
        <draw:path draw:style-name="gr6" draw:text-style-name="P3" draw:layer="layout" svg:width="0.126cm" svg:height="0.114cm" svg:x="2.661cm" svg:y="2.289cm" svg:viewBox="0 0 127 115" svg:d="M120 115l-20-4c4-4 6-10 8-17 2-5 3-11 3-17 0-7-1-13-4-20-2-5-5-10-9-15-7-6-14-11-22-14-9-4-17-6-26-6-12 0-20 3-26 9-5 5-7 15-7 26 0 5 0 12 2 18 2 7 4 14 8 22l-20-5c-2-6-4-13-5-19-2-6-2-13-2-20 0-17 4-30 12-39 8-10 19-14 34-14 13 0 25 2 36 7 10 5 20 12 28 22 6 6 10 13 13 22 3 8 4 18 4 28 0 7 0 12-2 20-1 5-3 11-5 16z">
          <text:p/>
        </draw:path>
        <draw:path draw:style-name="gr6" draw:text-style-name="P3" draw:layer="layout" svg:width="0.126cm" svg:height="0.123cm" svg:x="2.661cm" svg:y="2.417cm" svg:viewBox="0 0 127 124" svg:d="M75 103c1 1 2 1 3 1 2 0 3 0 4 0 9 0 16-2 21-8 5-5 8-12 8-23s-3-20-9-29c-7-7-16-13-27-18zM60 122v-100c-3 0-6 0-7-1-2 0-3 0-4 0-11 0-19 3-25 11-5 6-7 16-7 27 0 9 1 18 2 27 2 8 5 16 9 23l-20-4c-3-8-5-16-6-25-2-8-2-15-2-24 0-18 4-32 12-41 8-10 19-15 34-15 13 0 25 3 36 7 11 6 20 12 29 22 5 6 9 13 12 21s4 17 4 26c0 15-4 27-12 35-8 9-19 13-33 13-3 0-7 0-10 0-4-1-8-1-12-2z">
          <text:p/>
        </draw:path>
        <draw:path draw:style-name="gr6" draw:text-style-name="P3" draw:layer="layout" svg:width="0.17cm" svg:height="0.129cm" svg:x="2.661cm" svg:y="2.559cm" svg:viewBox="0 0 171 130" svg:d="M77 108c10 0 18-2 24-7 6-6 9-12 9-22 0-6-2-11-5-18-3-5-7-10-13-14-6-5-13-9-21-11-7-2-15-3-23-3-10 0-18 2-24 7-5 4-8 12-8 20 0 7 2 13 5 18 2 7 7 11 13 15s12 9 20 11c8 3 15 4 23 4zM105 43c7 6 12 12 16 19 3 9 5 16 5 25 0 14-4 23-12 32-8 7-20 11-34 11-12 0-23-3-34-7s-20-11-29-19c-5-5-10-12-13-19-3-8-4-15-4-23s2-15 5-22c4-5 9-10 16-14l-18-4v-22l168 36v21z">
          <text:p/>
        </draw:path>
        <draw:path draw:style-name="gr6" draw:text-style-name="P3" draw:layer="layout" svg:width="0.126cm" svg:height="0.122cm" svg:x="2.661cm" svg:y="2.709cm" svg:viewBox="0 0 127 123" svg:d="M0 49c0-15 4-27 13-36s21-13 37-13c8 0 17 1 26 4s17 8 23 12c10 7 17 16 21 25 5 10 7 20 7 32 0 14-4 26-12 35-9 10-20 15-34 15-10 0-19-2-29-5-10-4-18-8-24-12-10-7-17-16-22-26-4-9-6-20-6-31zM50 22c-12 0-20 2-26 8-5 4-7 11-7 22 0 14 5 25 17 34s27 14 45 14c11 0 18-3 24-8 5-4 8-12 8-21s-2-15-6-21c-3-7-8-12-16-17-5-3-11-5-18-8-6-2-13-3-21-3z">
          <text:p/>
        </draw:path>
        <draw:path draw:style-name="gr6" draw:text-style-name="P3" draw:layer="layout" svg:width="0.126cm" svg:height="0.122cm" svg:x="2.661cm" svg:y="2.852cm" svg:viewBox="0 0 127 123" svg:d="M0 49c0-15 4-28 13-36 9-9 21-13 37-13 8 0 17 1 26 4s17 8 23 12c10 7 17 16 21 25 5 10 7 20 7 32 0 14-4 27-12 36-9 9-20 14-34 14-10 0-19-2-29-5s-18-7-24-11c-10-7-17-17-22-27-4-9-6-20-6-31zM50 22c-12 0-20 2-26 8-5 4-7 11-7 21 0 15 5 25 17 35s27 15 45 15c11 0 18-2 24-9 5-4 8-12 8-21s-2-15-6-21c-3-7-8-12-16-17-5-3-11-7-18-8-6-2-13-3-21-3z">
          <text:p/>
        </draw:path>
        <draw:polygon draw:style-name="gr6" draw:text-style-name="P3" draw:layer="layout" svg:width="0.167cm" svg:height="0.135cm" svg:x="2.664cm" svg:y="2.993cm" svg:viewBox="0 0 168 136" draw:points="168,35 168,56 70,36 122,108 122,136 63,55 0,114 0,88 59,34 0,21 0,0">
          <text:p/>
        </draw:polygon>
        <draw:path draw:style-name="gr6" draw:text-style-name="P3" draw:layer="layout" svg:width="0.114cm" svg:height="0.048cm" svg:x="2.664cm" svg:y="3.132cm" svg:viewBox="0 0 115 49" svg:d="M115 24v25l-28-6v-24zM29 5v26l-29-6v-25z">
          <text:p/>
        </draw:path>
        <draw:polygon draw:style-name="gr6" draw:text-style-name="P3" draw:layer="layout" svg:width="0.181cm" svg:height="0.117cm" svg:x="2.644cm" svg:y="3.256cm" svg:viewBox="0 0 182 118" draw:points="182,97 182,118 0,21 0,0">
          <text:p/>
        </draw:polygon>
        <draw:path draw:style-name="gr6" draw:text-style-name="P3" draw:layer="layout" svg:width="0.17cm" svg:height="0.139cm" svg:x="2.661cm" svg:y="3.362cm" svg:viewBox="0 0 171 140" svg:d="M21 88c-7-5-12-12-16-19-3-10-5-18-5-28 0-12 4-22 12-29 8-8 20-12 34-12 12 0 23 2 34 6 11 6 20 12 29 20 6 6 10 13 13 20s4 14 4 23c0 8-2 16-5 22-4 5-9 11-16 14l66 14v21l-168-35v-21zM49 22c-10 0-18 2-24 8-6 4-9 11-9 21 0 6 2 11 5 19 3 5 7 9 13 14s13 8 21 10c8 3 16 5 23 5 10 0 18-3 24-8 5-4 8-12 8-20 0-9-2-14-5-20-3-5-7-11-12-15-6-4-13-7-21-11-8-2-15-3-23-3z">
          <text:p/>
        </draw:path>
        <draw:path draw:style-name="gr6" draw:text-style-name="P3" draw:layer="layout" svg:width="0.167cm" svg:height="0.055cm" svg:x="2.664cm" svg:y="3.508cm" svg:viewBox="0 0 168 56" svg:d="M168 34v22l-25-5v-22zM122 25v22l-122-26v-21z">
          <text:p/>
        </draw:path>
        <draw:path draw:style-name="gr6" draw:text-style-name="P3" draw:layer="layout" svg:width="0.126cm" svg:height="0.119cm" svg:x="2.661cm" svg:y="3.574cm" svg:viewBox="0 0 127 120" svg:d="M73 118l-70-15v-23l18 5c-7-7-12-13-16-21-3-8-5-16-5-26 0-12 3-20 9-27 7-7 15-11 24-11 16 0 27 6 35 18 8 13 12 29 12 50v29l6 2c0 1 0 1 1 1s2 0 3 0c7 0 12-4 15-9 4-6 6-14 6-24 0-7-1-14-3-21-1-7-4-14-7-23l18 5c3 7 5 15 6 23 2 7 2 15 2 22 0 16-3 27-9 35-6 7-15 12-27 12-2 0-5 0-8 0-3-1-7-1-10-2zM65 94v-21c0-18-3-30-7-38-4-9-12-13-21-13-6 0-12 2-15 7-4 4-5 9-5 17 0 11 4 22 11 29 8 9 18 16 32 18z">
          <text:p/>
        </draw:path>
        <draw:path draw:style-name="gr6" draw:text-style-name="P3" draw:layer="layout" svg:width="0.123cm" svg:height="0.1cm" svg:x="2.664cm" svg:y="3.716cm" svg:viewBox="0 0 124 101" svg:d="M102 97c1-2 3-6 4-8 0-3 1-5 1-9 0-11-5-21-13-29-8-9-19-14-32-17l-62-13v-21l122 25v22l-20-5c8 6 13 12 17 20 3 8 5 16 5 25 0 2 0 4 0 7 0 2-1 5-1 7z">
          <text:p/>
        </draw:path>
        <draw:path draw:style-name="gr6" draw:text-style-name="P3" draw:layer="layout" svg:width="0.167cm" svg:height="0.055cm" svg:x="2.664cm" svg:y="3.812cm" svg:viewBox="0 0 168 56" svg:d="M168 35v21l-25-5v-21zM122 26v21l-122-25v-22z">
          <text:p/>
        </draw:path>
        <draw:path draw:style-name="gr6" draw:text-style-name="P3" draw:layer="layout" svg:width="0.126cm" svg:height="0.122cm" svg:x="2.661cm" svg:y="3.879cm" svg:viewBox="0 0 127 123" svg:d="M0 51c0-16 4-29 13-37 9-10 21-14 37-14 8 0 17 2 26 5s17 7 23 12c10 7 17 16 21 26 5 9 7 19 7 31 0 15-4 27-12 35-9 10-20 14-34 14-10 0-19-1-29-4-10-4-18-7-24-12-10-7-17-16-22-25-4-9-6-20-6-31zM50 22c-12 0-20 3-26 8-5 5-7 12-7 23 0 14 5 25 17 34s27 15 45 15c11 0 18-3 24-8 5-5 8-12 8-22 0-7-2-15-6-21-3-7-8-12-16-16-5-4-11-7-18-10-6-2-13-3-21-3z">
          <text:p/>
        </draw:path>
        <draw:path draw:style-name="gr6" draw:text-style-name="P3" draw:layer="layout" svg:width="0.126cm" svg:height="0.114cm" svg:x="2.661cm" svg:y="4.013cm" svg:viewBox="0 0 127 115" svg:d="M121 115l-19-3c3-6 5-11 7-18 1-6 2-14 2-20 0-10-2-20-6-25-3-7-8-10-14-10-7 0-12 8-17 21 0 1 0 2 0 4l-2 6c-3 14-7 24-11 30-4 4-10 6-18 6-13 0-23-5-31-16-8-12-12-25-12-43 0-7 0-14 2-22 1-7 3-15 5-25l21 5c-4 8-7 15-9 23-2 7-3 14-3 21 0 10 2 18 6 24 5 7 10 11 16 11 7 0 14-9 18-26l2-9c3-11 7-18 11-24 4-5 10-7 17-7 12 0 22 5 30 15s11 24 11 42c0 8 0 15-1 21-1 7-3 14-5 19z">
          <text:p/>
        </draw:path>
        <draw:path draw:style-name="gr6" draw:text-style-name="P3" draw:layer="layout" svg:width="0.17cm" svg:height="0.139cm" svg:x="2.661cm" svg:y="4.144cm" svg:viewBox="0 0 171 140" svg:d="M21 87c-7-5-12-12-16-20-3-8-5-16-5-26 0-12 4-23 12-29 8-8 20-12 34-12 12 0 23 2 34 6 11 6 20 12 29 20 6 6 10 12 13 20 3 7 4 14 4 22s-2 16-5 21c-4 6-9 12-16 15l66 14v22l-168-36v-21zM49 22c-10 0-18 2-24 8-6 4-9 11-9 21 0 6 2 11 5 18 3 5 7 9 13 14s13 8 21 10c8 3 16 4 23 4 10 0 18-2 24-7 5-4 8-12 8-20s-2-13-5-19c-3-5-7-11-12-15-6-4-13-7-21-11-8-2-15-3-23-3z">
          <text:p/>
        </draw:path>
        <draw:path draw:style-name="gr6" draw:text-style-name="P3" draw:layer="layout" svg:width="0.126cm" svg:height="0.123cm" svg:x="2.661cm" svg:y="4.292cm" svg:viewBox="0 0 127 124" svg:d="M75 103c1 0 2 1 3 1 2 0 3 0 4 0 9 0 16-2 21-9 5-5 8-12 8-22 0-9-3-19-9-27-7-8-16-15-27-20zM60 122v-100c-3 0-6-1-7-1-2 0-3 0-4 0-11 0-19 3-25 10-5 8-7 17-7 28 0 10 1 18 2 27 2 8 5 16 9 23l-20-4c-3-9-5-16-6-25-2-7-2-15-2-24 0-17 4-33 12-42s19-14 34-14c13 0 25 2 36 7s20 12 29 22c5 6 9 13 12 22 3 8 4 17 4 25 0 15-4 27-12 35-8 9-19 13-33 13-3 0-7 0-10-1-4 0-8-1-12-1z">
          <text:p/>
        </draw:path>
        <draw:polygon draw:style-name="gr6" draw:text-style-name="P3" draw:layer="layout" svg:width="0.121cm" svg:height="0.124cm" svg:x="2.664cm" svg:y="4.442cm" svg:viewBox="0 0 122 125" draw:points="122,0 122,22 18,40 122,103 122,125 0,51 0,23">
          <text:p/>
        </draw:polygon>
        <draw:path draw:style-name="gr6" draw:text-style-name="P3" draw:layer="layout" svg:width="0.167cm" svg:height="0.055cm" svg:x="2.664cm" svg:y="4.571cm" svg:viewBox="0 0 168 56" svg:d="M168 36v20l-25-5v-20zM122 26v22l-122-26v-22z">
          <text:p/>
        </draw:path>
        <draw:path draw:style-name="gr6" draw:text-style-name="P3" draw:layer="layout" svg:width="0.126cm" svg:height="0.114cm" svg:x="2.661cm" svg:y="4.638cm" svg:viewBox="0 0 127 115" svg:d="M120 115l-20-3c4-5 6-10 8-17 2-5 3-10 3-17 0-6-1-13-4-20-2-5-5-10-9-14-7-7-14-12-22-16-9-4-17-6-26-6-12 0-20 3-26 9-5 7-7 16-7 27 0 6 0 12 2 18 2 7 4 14 8 21l-20-4c-2-6-4-13-5-19-2-6-2-13-2-19 0-18 4-32 12-41s19-14 34-14c13 0 25 3 36 7 10 6 20 13 28 22 6 7 10 14 13 23 3 8 4 18 4 28 0 7 0 12-2 19-1 5-3 11-5 16z">
          <text:p/>
        </draw:path>
        <draw:path draw:style-name="gr6" draw:text-style-name="P3" draw:layer="layout" svg:width="0.126cm" svg:height="0.121cm" svg:x="2.661cm" svg:y="4.767cm" svg:viewBox="0 0 127 122" svg:d="M0 49c0-15 4-28 13-36 9-9 21-13 37-13 8 0 17 1 26 4s17 8 23 12c10 7 17 16 21 25 5 10 7 20 7 32 0 14-4 26-12 35-9 10-20 14-34 14-10 0-19-1-29-4-10-4-18-8-24-13-10-8-17-15-22-25-4-9-6-20-6-31zM50 22c-12 0-20 2-26 7-5 5-7 12-7 22 0 14 5 25 17 35 12 9 27 14 45 14 11 0 18-4 24-8 5-5 8-13 8-22 0-8-2-15-6-20-3-7-8-13-16-17-5-3-11-7-18-9-6-2-13-2-21-2z">
          <text:p/>
        </draw:path>
        <draw:frame draw:style-name="gr10" draw:text-style-name="P7" draw:layer="layout" svg:width="3.971cm" svg:height="0.255cm" draw:transform="rotate (-1.5707963267949) translate (2.869cm 0.963cm)">
          <draw:text-box>
            <text:p text:style-name="P6"><text:span text:style-name="T2"><text:s text:c="14"/></text:span><text:span text:style-name="T2">Facebook: /diariosdevico</text:span></text:p>
          </draw:text-box>
        </draw:frame>
        <draw:polygon draw:style-name="gr6" draw:text-style-name="P3" draw:layer="layout" svg:width="0.161cm" svg:height="0.056cm" svg:x="2.388cm" svg:y="1.933cm" svg:viewBox="0 0 162 57" draw:points="162,35 162,57 0,24 0,0">
          <text:p/>
        </draw:polygon>
        <draw:path draw:style-name="gr6" draw:text-style-name="P3" draw:layer="layout" svg:width="0.124cm" svg:height="0.124cm" svg:x="2.388cm" svg:y="2.004cm" svg:viewBox="0 0 125 125" svg:d="M74 123l-74-15v-21l74 15c3 1 6 1 8 2 3 0 5 0 6 0 6 0 11-2 14-5 4-5 6-11 6-17 0-12-4-22-11-30-7-9-17-14-29-16l-68-15v-21l122 24v23l-19-5c7 7 12 13 16 22 4 8 6 16 6 26 0 11-3 20-9 25-6 7-14 10-24 10-3 0-6 0-9-1-3 0-6 0-9-1z">
          <text:p/>
        </draw:path>
        <draw:path draw:style-name="gr6" draw:text-style-name="P3" draw:layer="layout" svg:width="0.127cm" svg:height="0.114cm" svg:x="2.385cm" svg:y="2.146cm" svg:viewBox="0 0 128 115" svg:d="M121 115l-19-4c3-5 6-10 7-17 1-6 2-12 2-19 0-11-2-20-5-26-4-6-8-9-15-9s-12 7-16 21c0 1 0 3-1 4l-1 6c-5 14-9 23-13 28s-10 7-16 7c-13 0-24-5-32-16s-12-25-12-42c0-8 1-14 2-22 1-7 3-15 6-26l20 5c-4 9-6 16-9 24-2 7-2 14-2 21 0 10 2 18 6 24s9 11 16 11c6 0 12-9 17-26l2-9c2-11 6-18 10-24 6-5 11-7 18-7 13 0 23 4 30 15 8 10 12 24 12 42 0 7-1 14-2 20-1 7-3 13-5 19z">
          <text:p/>
        </draw:path>
        <draw:path draw:style-name="gr6" draw:text-style-name="P3" draw:layer="layout" svg:width="0.155cm" svg:height="0.084cm" svg:x="2.388cm" svg:y="2.28cm" svg:viewBox="0 0 156 85" svg:d="M121 85l-15-3v-42l-66-14c-3-1-5-1-7-1-1-1-2-1-3-1-5 0-8 1-10 5-2 3-3 8-3 14v22l-17-5v-19c0-12 3-22 7-28 5-8 12-11 21-11 2 0 3 1 5 1 3 0 5 1 7 1l66 15v-19l15 3v18l35 8v21l-35-8z">
          <text:p/>
        </draw:path>
        <draw:path draw:style-name="gr6" draw:text-style-name="P3" draw:layer="layout" svg:width="0.127cm" svg:height="0.12cm" svg:x="2.385cm" svg:y="2.366cm" svg:viewBox="0 0 128 121" svg:d="M73 118l-70-15v-21l19 4c-8-7-13-13-16-21-4-8-6-16-6-27 0-10 3-19 9-26 7-8 15-12 25-12 14 0 25 7 33 19 9 13 13 29 13 50v28l6 2c0 1 1 1 2 1 0 0 1 0 3 0 6 0 11-4 15-9 3-5 5-13 5-23 0-7-1-14-2-21-2-7-4-14-8-23l19 5c2 7 4 15 6 23 1 7 2 15 2 22 0 14-3 26-10 34-6 7-15 13-27 13-2 0-5 0-8 0-3-2-6-2-10-3zM64 94v-20c0-18-2-31-7-38-4-8-11-13-19-13-7 0-12 2-16 7-3 4-5 9-5 17 0 11 4 22 12 29 7 9 18 15 31 17z">
          <text:p/>
        </draw:path>
        <draw:path draw:style-name="gr6" draw:text-style-name="P3" draw:layer="layout" svg:width="0.169cm" svg:height="0.131cm" svg:x="2.343cm" svg:y="2.508cm" svg:viewBox="0 0 170 132" svg:d="M167 132l-107-22c-20-4-36-11-46-23-9-12-14-29-14-49 0-7 0-14 1-20 1-7 2-13 5-18l19 3c-3 5-5 11-7 18-1 5-2 12-2 18 0 13 3 25 10 33s17 14 30 17l9 2c-7-5-11-13-15-20-3-9-5-17-5-25 0-13 4-24 12-32s19-12 34-12c11 0 23 2 34 6 10 6 20 13 28 22 5 5 9 11 12 18s5 14 5 23c0 8-2 16-6 22-3 7-9 11-16 14l19 4zM122 101c10 0 18-4 23-8 6-5 8-11 8-21 0-5-1-11-3-15-2-5-5-9-9-14-6-5-13-9-21-12-9-3-18-6-27-6-10 0-18 3-23 8-6 5-8 11-8 21 0 14 6 24 17 33s25 14 43 14z">
          <text:p/>
        </draw:path>
        <draw:path draw:style-name="gr6" draw:text-style-name="P3" draw:layer="layout" svg:width="0.124cm" svg:height="0.1cm" svg:x="2.388cm" svg:y="2.656cm" svg:viewBox="0 0 125 101" svg:d="M104 97c1-2 1-5 2-7 1-3 1-5 1-8 0-12-4-22-12-31s-19-14-32-17l-63-13v-21l122 25v22l-19-5c7 6 13 12 16 22 4 7 6 15 6 24 0 2 0 4-1 6 0 2 0 5-1 7z">
          <text:p/>
        </draw:path>
        <draw:path draw:style-name="gr6" draw:text-style-name="P3" draw:layer="layout" svg:width="0.127cm" svg:height="0.119cm" svg:x="2.385cm" svg:y="2.754cm" svg:viewBox="0 0 128 120" svg:d="M73 118l-70-15v-23l19 6c-8-8-13-15-16-22-4-8-6-17-6-27 0-11 3-20 9-26 7-8 15-11 25-11 14 0 25 6 33 18 9 12 13 29 13 49v30l6 2c0 0 1 1 2 1 0 0 1 0 3 0 6 0 11-4 15-9 3-5 5-15 5-24 0-8-1-14-2-21-2-8-4-15-8-23l19 3c2 9 4 16 6 24 1 7 2 15 2 22 0 16-3 28-10 35-6 8-15 13-27 13-2 0-5 0-8-1-3 0-6-1-10-1zM64 94v-22c0-17-2-30-7-38-4-8-11-12-19-12-7 0-12 2-16 6-3 4-5 10-5 18 0 11 4 21 12 29 7 10 18 15 31 18z">
          <text:p/>
        </draw:path>
        <draw:path draw:style-name="gr6" draw:text-style-name="P3" draw:layer="layout" svg:width="0.124cm" svg:height="0.203cm" svg:x="2.388cm" svg:y="2.896cm" svg:viewBox="0 0 125 204" svg:d="M74 202l-74-15v-21l74 15c2 0 5 1 7 1 2 1 4 1 6 1 7 0 11-2 15-6 4-3 6-9 6-16 0-10-4-19-11-26-7-9-17-14-28-16l-69-14v-21l74 15c2 1 4 1 7 1 2 0 4 1 6 1 6 0 11-2 15-7 4-3 6-8 6-15 0-10-4-20-11-28s-17-13-28-15l-69-15v-21l122 25v22l-19-4c7 6 13 12 16 19 4 9 6 16 6 25s-3 17-7 23c-5 7-11 10-19 11 8 6 15 14 19 22 5 8 7 17 7 28 0 10-3 19-9 24-6 6-14 9-25 9-3 0-6-1-9-1-2 0-5 0-8-1z">
          <text:p/>
        </draw:path>
        <draw:path draw:style-name="gr6" draw:text-style-name="P3" draw:layer="layout" svg:width="0.114cm" svg:height="0.047cm" svg:x="2.388cm" svg:y="3.128cm" svg:viewBox="0 0 115 48" svg:d="M115 24v24l-27-6v-23zM28 5v26l-28-7v-24z">
          <text:p/>
        </draw:path>
        <draw:polygon draw:style-name="gr6" draw:text-style-name="P3" draw:layer="layout" svg:width="0.181cm" svg:height="0.118cm" svg:x="2.368cm" svg:y="3.251cm" svg:viewBox="0 0 182 119" draw:points="182,97 182,119 0,21 0,0">
          <text:p/>
        </draw:polygon>
        <draw:path draw:style-name="gr6" draw:text-style-name="P3" draw:layer="layout" svg:width="0.171cm" svg:height="0.14cm" svg:x="2.385cm" svg:y="3.357cm" svg:viewBox="0 0 172 141" svg:d="M22 89c-8-6-13-13-16-21-4-9-6-17-6-26 0-13 4-23 12-30 9-8 20-12 34-12 12 0 23 2 35 7 11 5 21 11 29 19 6 7 10 13 13 20s5 14 5 22c0 9-2 17-6 23-3 6-9 11-16 15l66 14v21l-169-35v-21zM50 22c-11 0-19 3-25 8s-8 11-8 21c0 6 1 13 4 18 3 6 8 11 13 16 6 4 13 7 21 10 8 2 16 5 24 5 11 0 18-4 24-9 6-4 8-12 8-21 0-6-1-13-4-19-3-5-7-10-13-14s-13-8-22-11c-7-2-15-4-22-4z">
          <text:p/>
        </draw:path>
        <draw:path draw:style-name="gr6" draw:text-style-name="P3" draw:layer="layout" svg:width="0.168cm" svg:height="0.056cm" svg:x="2.388cm" svg:y="3.503cm" svg:viewBox="0 0 169 57" svg:d="M169 35v22l-25-5v-22zM122 25v23l-122-27v-21z">
          <text:p/>
        </draw:path>
        <draw:path draw:style-name="gr6" draw:text-style-name="P3" draw:layer="layout" svg:width="0.127cm" svg:height="0.118cm" svg:x="2.385cm" svg:y="3.569cm" svg:viewBox="0 0 128 119" svg:d="M73 117l-70-15v-22l19 4c-8-6-13-13-16-20-4-9-6-17-6-27 0-11 3-20 9-26 7-8 15-11 25-11 14 0 25 5 33 18 9 12 13 28 13 49v30l6 2c0 0 1 0 2 0 0 0 1 0 3 0 6 0 11-3 15-10 3-5 5-13 5-23 0-7-1-14-2-20-2-8-4-15-8-23l19 3c2 9 4 16 6 24 1 7 2 15 2 22 0 15-3 27-10 35-6 8-15 12-27 12-2 0-5 0-8 0s-6-1-10-2zM64 94v-22c0-17-2-30-7-38-4-9-11-12-19-12-7 0-12 1-16 6-3 4-5 10-5 18 0 11 4 21 12 29 7 9 18 14 31 18z">
          <text:p/>
        </draw:path>
        <draw:path draw:style-name="gr6" draw:text-style-name="P3" draw:layer="layout" svg:width="0.124cm" svg:height="0.1cm" svg:x="2.388cm" svg:y="3.711cm" svg:viewBox="0 0 125 101" svg:d="M104 95c1-2 1-4 2-7 1-2 1-5 1-9 0-11-4-21-12-29-8-9-19-14-32-16l-63-13v-21l122 24v22l-19-5c7 6 13 13 16 20 4 8 6 16 6 25 0 2 0 4-1 6 0 3 0 7-1 9z">
          <text:p/>
        </draw:path>
        <draw:path draw:style-name="gr6" draw:text-style-name="P3" draw:layer="layout" svg:width="0.168cm" svg:height="0.056cm" svg:x="2.388cm" svg:y="3.807cm" svg:viewBox="0 0 169 57" svg:d="M169 36v21l-25-5v-21zM122 26v22l-122-26v-22z">
          <text:p/>
        </draw:path>
        <draw:path draw:style-name="gr6" draw:text-style-name="P3" draw:layer="layout" svg:width="0.127cm" svg:height="0.121cm" svg:x="2.385cm" svg:y="3.875cm" svg:viewBox="0 0 128 122" svg:d="M0 50c0-16 4-29 13-37 9-9 21-13 36-13 9 0 18 1 28 4 9 3 16 8 23 12 9 7 16 16 21 26 4 10 7 20 7 32 0 14-4 26-13 35-8 9-20 13-34 13-10 0-20-1-29-4-9-4-17-7-23-12-10-7-18-15-22-24-5-10-7-21-7-32zM50 22c-11 0-20 2-25 7s-8 13-8 23c0 14 6 25 17 35 12 9 27 14 45 14 11 0 19-2 24-8 6-5 8-11 8-22 0-7-2-15-5-20-4-7-9-12-16-18-5-3-12-7-19-9s-14-2-21-2z">
          <text:p/>
        </draw:path>
        <draw:path draw:style-name="gr6" draw:text-style-name="P3" draw:layer="layout" svg:width="0.127cm" svg:height="0.114cm" svg:x="2.385cm" svg:y="4.009cm" svg:viewBox="0 0 128 115" svg:d="M121 115l-19-4c3-5 6-11 7-17 1-7 2-14 2-21 0-11-2-19-5-25-4-7-8-10-15-10s-12 8-16 22c0 1 0 2-1 2l-1 8c-5 14-9 24-13 29-4 4-10 7-16 7-13 0-24-6-32-18-8-11-12-24-12-42 0-7 1-13 2-21 1-7 3-15 6-25l20 4c-4 8-6 15-9 22-2 9-2 15-2 23 0 9 2 18 6 24s9 10 16 10c6 0 12-9 17-26l2-8c2-11 6-19 10-24 6-5 11-8 18-8 13 0 23 5 30 16 8 10 12 24 12 41 0 8-1 14-2 22-1 7-3 13-5 19z">
          <text:p/>
        </draw:path>
        <draw:path draw:style-name="gr6" draw:text-style-name="P3" draw:layer="layout" svg:width="0.171cm" svg:height="0.14cm" svg:x="2.385cm" svg:y="4.138cm" svg:viewBox="0 0 172 141" svg:d="M22 88c-8-6-13-13-16-20-4-9-6-17-6-26 0-13 4-23 12-30 9-8 20-12 34-12 12 0 23 2 35 6 11 6 21 12 29 20 6 7 10 13 13 20s5 14 5 22-2 16-6 22c-3 6-9 11-16 15l66 14v22l-169-36v-21zM50 22c-11 0-19 3-25 8s-8 11-8 21c0 6 1 13 4 18s8 10 13 15c6 4 13 7 21 10 8 2 16 3 24 3 11 0 18-2 24-7 6-4 8-12 8-20 0-6-1-13-4-19-3-5-7-10-13-14-6-5-13-8-22-11-7-3-15-4-22-4z">
          <text:p/>
        </draw:path>
        <draw:path draw:style-name="gr6" draw:text-style-name="P3" draw:layer="layout" svg:width="0.127cm" svg:height="0.123cm" svg:x="2.385cm" svg:y="4.287cm" svg:viewBox="0 0 128 124" svg:d="M75 103c2 1 3 1 4 1s2 0 4 0c8 0 15-2 21-8 5-6 7-12 7-22s-3-20-9-28-15-15-27-20zM59 122v-100c-3 0-5 0-7-1-1 0-2 0-3 0-11 0-19 3-24 11-5 7-8 17-8 28 0 9 1 18 3 26s5 16 9 23l-20-4c-3-8-5-16-7-25-1-7-2-15-2-23 0-18 4-33 12-42 8-10 20-15 34-15 13 0 24 3 36 7 11 6 21 12 29 22 5 6 9 14 12 22s5 17 5 26c0 14-4 26-13 34-8 9-19 13-32 13-4 0-7 0-12 0-4-1-8-1-12-2z">
          <text:p/>
        </draw:path>
        <draw:polygon draw:style-name="gr6" draw:text-style-name="P3" draw:layer="layout" svg:width="0.121cm" svg:height="0.125cm" svg:x="2.388cm" svg:y="4.437cm" svg:viewBox="0 0 122 126" draw:points="122,0 122,22 19,41 122,103 122,126 0,52 0,23">
          <text:p/>
        </draw:polygon>
        <draw:path draw:style-name="gr6" draw:text-style-name="P3" draw:layer="layout" svg:width="0.168cm" svg:height="0.056cm" svg:x="2.388cm" svg:y="4.566cm" svg:viewBox="0 0 169 57" svg:d="M169 36v21l-25-5v-21zM122 26v22l-122-27v-21z">
          <text:p/>
        </draw:path>
        <draw:path draw:style-name="gr6" draw:text-style-name="P3" draw:layer="layout" svg:width="0.127cm" svg:height="0.114cm" svg:x="2.385cm" svg:y="4.634cm" svg:viewBox="0 0 128 115" svg:d="M120 115l-19-4c3-5 6-10 8-16 1-6 2-11 2-17 0-7-1-13-4-20-2-6-5-10-9-15-6-7-14-12-22-15-9-5-18-6-27-6-11 0-19 2-24 9-5 5-8 15-8 26 0 7 1 12 2 18 2 8 5 14 8 21l-20-4c-2-6-4-13-5-19s-2-13-2-19c0-18 4-32 12-40 8-10 20-14 34-14 13 0 24 2 36 6 11 6 20 13 28 23 6 6 10 14 13 23 3 8 5 18 5 28 0 6-1 12-2 17-2 7-3 12-6 18z">
          <text:p/>
        </draw:path>
        <draw:path draw:style-name="gr6" draw:text-style-name="P3" draw:layer="layout" svg:width="0.127cm" svg:height="0.122cm" svg:x="2.385cm" svg:y="4.762cm" svg:viewBox="0 0 128 123" svg:d="M0 49c0-15 4-27 13-36s21-13 36-13c9 0 18 1 28 4 9 3 16 8 23 12 9 7 16 16 21 25 4 10 7 20 7 32 0 14-4 26-13 35-8 10-20 15-34 15-10 0-20-2-29-5-9-4-17-8-23-12-10-7-18-16-22-26-5-9-7-20-7-31zM50 22c-11 0-20 2-25 8-5 4-8 11-8 21 0 15 6 25 17 35 12 9 27 14 45 14 11 0 19-3 24-8 6-4 8-12 8-21s-2-15-5-21c-4-7-9-12-16-17-5-3-12-7-19-8-7-2-14-3-21-3z">
          <text:p/>
        </draw:path>
        <draw:frame draw:style-name="gr11" draw:text-style-name="P7" draw:layer="layout" svg:width="3.957cm" svg:height="0.255cm" draw:transform="rotate (-1.5707963267949) translate (2.593cm 0.963cm)">
          <draw:text-box>
            <text:p text:style-name="P6"><text:span text:style-name="T2"><text:s text:c="13"/></text:span><text:span text:style-name="T2">Instagram: /diariosdevico</text:span></text:p>
          </draw:text-box>
        </draw:frame>
        <draw:path draw:style-name="gr6" draw:text-style-name="P3" draw:layer="layout" svg:width="0.167cm" svg:height="0.123cm" svg:x="2.113cm" svg:y="1.49cm" svg:viewBox="0 0 168 124" svg:d="M72 123l-72-16v-20l72 15c3 0 6 1 9 1 2 0 4 1 6 1 6 0 10-2 14-7 3-4 5-9 5-17 0-11-4-21-11-29-7-9-16-14-29-16l-66-15v-20l168 34v22l-67-15c7 6 12 13 16 23 4 7 6 16 6 25 0 12-3 20-9 26-5 6-13 9-24 9-2 0-5 0-8 0s-6-1-10-1z">
          <text:p/>
        </draw:path>
        <draw:path draw:style-name="gr6" draw:text-style-name="P3" draw:layer="layout" svg:width="0.155cm" svg:height="0.084cm" svg:x="2.113cm" svg:y="1.645cm" svg:viewBox="0 0 156 85" svg:d="M121 85l-16-3v-44l-66-13c-2-1-4-1-6-1-2-1-3-1-4-1-4 0-8 1-10 5-2 3-3 7-3 14v20l-16-3v-20c0-11 2-21 6-27 5-7 12-10 21-10 2 0 4 0 6 1 2 0 4 0 6 1l66 13v-17l16 3v17l35 8v21l-35-8z">
          <text:p/>
        </draw:path>
        <draw:path draw:style-name="gr6" draw:text-style-name="P3" draw:layer="layout" svg:width="0.155cm" svg:height="0.084cm" svg:x="2.113cm" svg:y="1.736cm" svg:viewBox="0 0 156 85" svg:d="M121 85l-16-3v-43l-66-14c-2 0-4-1-6-1-2-1-3-1-4-1-4 0-8 2-10 5s-3 8-3 14v23l-16-4v-21c0-12 2-22 6-28 5-7 12-9 21-9 2 0 4 0 6 0s4 1 6 1l66 14v-18l16 3v18l35 7v21l-35-8z">
          <text:p/>
        </draw:path>
        <draw:path draw:style-name="gr6" draw:text-style-name="P3" draw:layer="layout" svg:width="0.169cm" svg:height="0.138cm" svg:x="2.067cm" svg:y="1.812cm" svg:viewBox="0 0 170 139" svg:d="M121 118c10 0 18-4 24-9 6-4 9-12 9-20 0-6-2-13-5-18-3-6-7-12-13-16s-13-8-21-11c-8-2-16-4-24-4-10 0-17 3-23 8-5 5-8 11-8 22 0 6 1 13 4 18s8 11 14 15c5 4 12 7 20 10 8 2 16 5 23 5zM149 51c7 6 12 13 16 21 3 7 5 16 5 25 0 13-4 24-12 31-8 8-19 11-34 11-12 0-23-2-34-7-11-4-21-10-29-19-5-6-10-12-13-20-4-6-6-14-6-21 0-11 2-18 7-24 3-7 9-11 16-14l-65-13v-21l167 34v21z">
          <text:p/>
        </draw:path>
        <draw:path draw:style-name="gr6" draw:text-style-name="P3" draw:layer="layout" svg:width="0.127cm" svg:height="0.114cm" svg:x="2.109cm" svg:y="1.964cm" svg:viewBox="0 0 128 115" svg:d="M122 115l-19-4c3-5 5-11 6-18 2-6 3-13 3-20 0-11-2-19-6-25-3-7-8-10-15-10s-13 8-17 21c0 1 0 2 0 3l-2 7c-4 15-8 24-11 30-5 4-10 6-17 6-13 0-23-5-31-16-9-11-13-25-13-43 0-7 1-14 3-22 1-7 3-16 5-24l21 4c-4 8-7 15-9 22-2 8-3 15-3 22 0 10 2 19 6 24 4 8 10 12 16 12 7 0 13-10 17-27l2-9c3-11 6-18 11-24 4-5 10-7 16-7 14 0 24 5 32 15 7 10 11 25 11 42 0 9 0 15-1 21-2 8-3 14-5 20z">
          <text:p/>
        </draw:path>
        <draw:path draw:style-name="gr6" draw:text-style-name="P3" draw:layer="layout" svg:width="0.114cm" svg:height="0.047cm" svg:x="2.113cm" svg:y="2.095cm" svg:viewBox="0 0 115 48" svg:d="M115 24v24l-29-6v-23zM27 5v26l-27-7v-24z">
          <text:p/>
        </draw:path>
        <draw:polygon draw:style-name="gr6" draw:text-style-name="P3" draw:layer="layout" svg:width="0.182cm" svg:height="0.118cm" svg:x="2.092cm" svg:y="2.144cm" svg:viewBox="0 0 183 119" draw:points="183,97 183,119 0,20 0,0">
          <text:p/>
        </draw:polygon>
        <draw:polygon draw:style-name="gr6" draw:text-style-name="P3" draw:layer="layout" svg:width="0.182cm" svg:height="0.117cm" svg:x="2.092cm" svg:y="2.223cm" svg:viewBox="0 0 183 118" draw:points="183,96 183,118 0,19 0,0">
          <text:p/>
        </draw:polygon>
        <draw:path draw:style-name="gr6" draw:text-style-name="P3" draw:layer="layout" svg:width="0.171cm" svg:height="0.139cm" svg:x="2.109cm" svg:y="2.329cm" svg:viewBox="0 0 172 140" svg:d="M23 87c-8-5-14-12-17-20-4-8-6-16-6-26 0-12 4-23 13-29 9-9 20-12 35-12 11 0 23 2 33 6 11 6 21 12 30 20 5 6 10 12 13 20 3 7 4 14 4 22s-2 15-5 21c-4 6-9 12-16 15l65 14v22l-168-36v-21zM51 22c-10 0-18 2-24 8-6 4-9 11-9 20 0 7 1 12 4 19 4 5 8 9 14 14s13 8 21 10c8 3 16 4 23 4 10 0 18-2 23-7 6-4 9-12 9-20s-2-13-5-19c-3-5-7-11-12-15-6-4-13-7-21-11-8-2-16-3-23-3z">
          <text:p/>
        </draw:path>
        <draw:path draw:style-name="gr6" draw:text-style-name="P3" draw:layer="layout" svg:width="0.167cm" svg:height="0.055cm" svg:x="2.113cm" svg:y="2.475cm" svg:viewBox="0 0 168 56" svg:d="M168 35v21l-25-5v-21zM120 25v22l-120-26v-21z">
          <text:p/>
        </draw:path>
        <draw:path draw:style-name="gr6" draw:text-style-name="P3" draw:layer="layout" svg:width="0.127cm" svg:height="0.119cm" svg:x="2.109cm" svg:y="2.541cm" svg:viewBox="0 0 128 120" svg:d="M73 118l-69-15v-21l18 4c-7-7-13-13-16-21-4-9-6-17-6-28s4-19 10-26c6-8 14-11 24-11 14 0 26 6 34 18 8 13 12 29 12 51v28l5 2c1 0 1 1 2 1s2 0 3 0c7 0 12-4 16-9s6-14 6-23c0-8-1-15-3-22s-4-15-7-23l18 5c2 7 4 15 6 23 1 6 2 15 2 23 0 14-3 26-9 33-7 8-15 13-28 13-2 0-5 0-8 0-3-1-7-1-10-2zM64 94v-20c0-19-2-32-6-39-5-9-11-13-20-13-7 0-12 2-16 7-3 4-4 9-4 17 0 11 3 23 11 30 8 9 18 15 31 17z">
          <text:p/>
        </draw:path>
        <draw:path draw:style-name="gr6" draw:text-style-name="P3" draw:layer="layout" svg:width="0.123cm" svg:height="0.1cm" svg:x="2.113cm" svg:y="2.683cm" svg:viewBox="0 0 124 101" svg:d="M103 97c1-2 2-5 2-7 1-3 2-5 2-8 0-12-5-22-13-30-8-9-18-14-32-17l-62-14v-21l121 25v23l-18-5c7 6 12 12 16 21 3 7 5 15 5 24 0 2 0 4 0 6s-1 5-1 7z">
          <text:p/>
        </draw:path>
        <draw:path draw:style-name="gr6" draw:text-style-name="P3" draw:layer="layout" svg:width="0.167cm" svg:height="0.055cm" svg:x="2.113cm" svg:y="2.779cm" svg:viewBox="0 0 168 56" svg:d="M168 34v22l-25-6v-21zM120 24v22l-120-25v-21z">
          <text:p/>
        </draw:path>
        <draw:path draw:style-name="gr6" draw:text-style-name="P3" draw:layer="layout" svg:width="0.127cm" svg:height="0.122cm" svg:x="2.109cm" svg:y="2.846cm" svg:viewBox="0 0 128 123" svg:d="M0 49c0-15 5-27 14-36 8-9 20-13 35-13 9 0 18 2 27 5 9 2 17 7 24 12 10 6 17 15 21 24 5 10 7 20 7 32 0 15-4 27-12 36-9 10-21 14-35 14-10 0-19-2-29-5-9-3-17-7-23-11-10-8-17-17-22-27-4-9-7-19-7-31zM50 22c-11 0-19 2-25 8-5 4-7 11-7 22 0 14 5 25 17 34 11 9 26 14 44 14 10 0 19-3 24-8 6-4 9-12 9-21s-2-15-6-21c-3-7-9-12-17-16-5-4-11-6-18-9-7-2-14-3-21-3z">
          <text:p/>
        </draw:path>
        <draw:path draw:style-name="gr6" draw:text-style-name="P3" draw:layer="layout" svg:width="0.127cm" svg:height="0.114cm" svg:x="2.109cm" svg:y="2.981cm" svg:viewBox="0 0 128 115" svg:d="M122 115l-19-3c3-6 5-11 6-18 2-7 3-14 3-20 0-12-2-20-6-25-3-7-8-10-15-10s-13 8-17 21c0 1 0 2 0 4l-2 6c-4 14-8 24-11 29-5 5-10 7-17 7-13 0-23-5-31-17-9-11-13-25-13-42 0-7 1-14 3-22 1-7 3-15 5-25l21 5c-4 8-7 15-9 23-2 7-3 14-3 21 0 10 2 18 6 24s10 11 16 11c7 0 13-9 17-26l2-9c3-11 6-18 11-24 4-5 10-7 16-7 14 0 24 5 32 15 7 10 11 24 11 42 0 8 0 14-1 21-2 7-3 13-5 19z">
          <text:p/>
        </draw:path>
        <draw:path draw:style-name="gr6" draw:text-style-name="P3" draw:layer="layout" svg:width="0.171cm" svg:height="0.139cm" svg:x="2.109cm" svg:y="3.111cm" svg:viewBox="0 0 172 140" svg:d="M23 88c-8-5-14-12-17-20-4-8-6-16-6-26 0-13 4-24 13-31 9-8 20-11 35-11 11 0 23 2 33 6 11 5 21 12 30 20 5 6 10 12 13 21 3 7 4 13 4 22 0 8-2 15-5 21-4 6-9 12-16 15l65 14v21l-168-35v-21zM51 22c-10 0-18 2-24 8-6 4-9 12-9 21 0 7 1 13 4 19 4 5 8 9 14 14s13 8 21 10c8 3 16 5 23 5 10 0 18-3 23-8 6-5 9-12 9-20 0-7-2-14-5-19s-7-12-12-16c-6-4-13-7-21-11-8-2-16-3-23-3z">
          <text:p/>
        </draw:path>
        <draw:path draw:style-name="gr6" draw:text-style-name="P3" draw:layer="layout" svg:width="0.127cm" svg:height="0.123cm" svg:x="2.109cm" svg:y="3.259cm" svg:viewBox="0 0 128 124" svg:d="M75 103c1 0 2 0 3 0 2 1 3 1 4 1 9 0 17-3 22-9s8-13 8-23c0-11-4-20-10-28-7-8-16-13-27-18zM59 121v-99c-3-1-5-1-6-1-2 0-3 0-4 0-10 0-18 3-24 10-5 6-7 16-7 27 0 10 0 18 2 27s5 17 9 23l-20-4c-3-8-5-16-6-25-2-8-3-15-3-24 0-18 4-32 13-41 8-10 19-14 34-14 12 0 24 2 34 6 11 6 22 13 31 22 5 6 9 13 12 22 3 7 4 16 4 25 0 14-4 27-12 36-9 8-19 13-34 13-3 0-7-1-10-1-4 0-8-1-13-2z">
          <text:p/>
        </draw:path>
        <draw:polygon draw:style-name="gr6" draw:text-style-name="P3" draw:layer="layout" svg:width="0.12cm" svg:height="0.124cm" svg:x="2.113cm" svg:y="3.41cm" svg:viewBox="0 0 121 125" draw:points="121,0 121,23 18,41 121,103 121,125 0,52 0,24">
          <text:p/>
        </draw:polygon>
        <draw:path draw:style-name="gr6" draw:text-style-name="P3" draw:layer="layout" svg:width="0.167cm" svg:height="0.055cm" svg:x="2.113cm" svg:y="3.539cm" svg:viewBox="0 0 168 56" svg:d="M168 35v21l-25-5v-21zM120 25v22l-120-25v-22z">
          <text:p/>
        </draw:path>
        <draw:path draw:style-name="gr6" draw:text-style-name="P3" draw:layer="layout" svg:width="0.127cm" svg:height="0.114cm" svg:x="2.109cm" svg:y="3.606cm" svg:viewBox="0 0 128 115" svg:d="M120 115l-19-4c3-4 6-9 8-16 2-5 3-10 3-17s-2-13-4-20c-2-5-6-10-10-14-7-8-14-12-23-16-8-4-16-6-26-6s-18 3-24 9c-5 5-7 16-7 27 0 6 0 12 2 18 1 7 4 14 7 21l-19-4c-3-6-4-13-5-19-2-6-3-13-3-20 0-18 4-31 13-40 8-10 19-14 34-14 12 0 24 2 34 7 11 6 21 12 30 22 5 6 10 14 13 23 3 8 4 18 4 28 0 7-1 12-2 19-1 5-3 11-6 16z">
          <text:p/>
        </draw:path>
        <draw:path draw:style-name="gr6" draw:text-style-name="P3" draw:layer="layout" svg:width="0.127cm" svg:height="0.121cm" svg:x="2.109cm" svg:y="3.735cm" svg:viewBox="0 0 128 122" svg:d="M0 49c0-15 5-28 14-36 8-9 20-13 35-13 9 0 18 1 27 4s17 8 24 12c10 7 17 16 21 25 5 10 7 20 7 32 0 15-4 27-12 36-9 9-21 13-35 13-10 0-19-1-29-4-9-4-17-7-23-12-10-7-17-16-22-24-4-10-7-21-7-33zM50 22c-11 0-19 2-25 7-5 5-7 11-7 22 0 15 5 26 17 36 11 8 26 14 44 14 10 0 19-4 24-8 6-5 9-13 9-22 0-7-2-16-6-22-3-7-9-12-17-16-5-3-11-7-18-9s-14-2-21-2z">
          <text:p/>
        </draw:path>
        <draw:polygon draw:style-name="gr6" draw:text-style-name="P3" draw:layer="layout" svg:width="0.027cm" svg:height="0.03cm" svg:x="2.113cm" svg:y="3.88cm" svg:viewBox="0 0 28 31" draw:points="28,6 28,31 0,25 0,0">
          <text:p/>
        </draw:polygon>
        <draw:polygon draw:style-name="gr6" draw:text-style-name="P3" draw:layer="layout" svg:width="0.12cm" svg:height="0.172cm" svg:x="2.113cm" svg:y="3.96cm" svg:viewBox="0 0 121 173" draw:points="121,0 121,21 23,26 121,75 121,100 23,107 121,153 121,173 0,114 0,90 99,84 0,34 0,10">
          <text:p/>
        </draw:polygon>
        <draw:path draw:style-name="gr6" draw:text-style-name="P3" draw:layer="layout" svg:width="0.127cm" svg:height="0.122cm" svg:x="2.109cm" svg:y="4.143cm" svg:viewBox="0 0 128 123" svg:d="M0 50c0-15 5-28 14-36 8-10 20-14 35-14 9 0 18 1 27 4s17 9 24 13c10 7 17 16 21 25 5 10 7 20 7 32 0 14-4 26-12 35-9 9-21 14-35 14-10 0-19-2-29-5-9-4-17-7-23-11-10-7-17-16-22-25-4-10-7-21-7-32zM50 23c-11 0-19 2-25 7-5 5-7 12-7 22 0 15 5 25 17 35 11 9 26 14 44 14 10 0 19-2 24-8 6-4 9-11 9-21 0-8-2-16-6-21-3-7-9-12-17-17-5-3-11-6-18-8s-14-3-21-3z">
          <text:p/>
        </draw:path>
        <draw:path draw:style-name="gr6" draw:text-style-name="P3" draw:layer="layout" svg:width="0.123cm" svg:height="0.101cm" svg:x="2.113cm" svg:y="4.282cm" svg:viewBox="0 0 124 102" svg:d="M103 97c1-2 2-4 2-7 1-2 2-5 2-8 0-12-5-22-13-30-8-9-18-14-32-17l-62-14v-21l121 26v22l-18-5c7 6 12 12 16 21 3 7 5 15 5 24 0 2 0 4 0 6s-1 5-1 8z">
          <text:p/>
        </draw:path>
        <draw:path draw:style-name="gr6" draw:text-style-name="P3" draw:layer="layout" svg:width="0.171cm" svg:height="0.139cm" svg:x="2.109cm" svg:y="4.381cm" svg:viewBox="0 0 172 140" svg:d="M23 88c-8-5-14-12-17-19-4-9-6-17-6-27 0-12 4-23 13-30 9-8 20-12 35-12 11 0 23 2 33 6 11 6 21 12 30 22 5 6 10 12 13 19s4 14 4 22-2 16-5 22c-4 5-9 11-16 14l65 15v20l-168-35v-20zM51 23c-10 0-18 2-24 8-6 5-9 11-9 21 0 6 1 13 4 18 4 5 8 9 14 15 6 4 13 7 21 10 8 2 16 4 23 4 10 0 18-3 23-8 6-4 9-12 9-20 0-6-2-13-5-19-3-5-7-11-12-15-6-4-13-7-21-9-8-4-16-5-23-5z">
          <text:p/>
        </draw:path>
        <draw:path draw:style-name="gr6" draw:text-style-name="P3" draw:layer="layout" svg:width="0.169cm" svg:height="0.138cm" svg:x="2.067cm" svg:y="4.518cm" svg:viewBox="0 0 170 139" svg:d="M121 118c10 0 18-5 24-10 6-4 9-12 9-20 0-6-2-12-5-18-3-5-7-11-13-15s-13-8-21-11c-8-2-16-4-24-4-10 0-17 3-23 8-5 5-8 11-8 21 0 6 1 13 4 18s8 10 14 15c5 4 12 7 20 10s16 6 23 6zM149 51c7 6 12 13 16 20 3 7 5 17 5 25 0 13-4 25-12 32-8 8-19 11-34 11-12 0-23-2-34-7-11-4-21-10-29-20-5-6-10-12-13-20-4-6-6-14-6-21 0-10 2-17 7-23 3-7 9-11 16-14l-65-13v-21l167 34v21z">
          <text:p/>
        </draw:path>
        <draw:path draw:style-name="gr6" draw:text-style-name="P3" draw:layer="layout" svg:width="0.123cm" svg:height="0.1cm" svg:x="2.113cm" svg:y="4.675cm" svg:viewBox="0 0 124 101" svg:d="M103 96c1-2 2-4 2-6 1-3 2-6 2-10 0-10-5-21-13-29s-18-14-32-16l-62-14v-21l121 25v23l-18-5c7 6 12 12 16 19 3 9 5 16 5 26 0 2 0 4 0 6s-1 5-1 7z">
          <text:p/>
        </draw:path>
        <draw:path draw:style-name="gr6" draw:text-style-name="P3" draw:layer="layout" svg:width="0.127cm" svg:height="0.123cm" svg:x="2.109cm" svg:y="4.774cm" svg:viewBox="0 0 128 124" svg:d="M75 103c1 0 2 0 3 0 2 1 3 1 4 1 9 0 17-3 22-9 5-5 8-12 8-22 0-11-4-20-10-27-7-10-16-15-27-20zM59 121v-99c-3-1-5-1-6-1-2 0-3 0-4 0-10 0-18 3-24 10-5 7-7 17-7 28 0 10 0 18 2 27 2 8 5 16 9 22l-20-4c-3-8-5-15-6-24-2-8-3-15-3-24 0-18 4-33 13-42 8-10 19-14 34-14 12 0 24 2 34 6 11 6 22 13 31 22 5 6 9 14 12 23 3 7 4 16 4 25 0 14-4 26-12 34-9 9-19 14-34 14-3 0-7-1-10-1-4 0-8-1-13-2z">
          <text:p/>
        </draw:path>
        <draw:path draw:style-name="gr6" draw:text-style-name="P3" draw:layer="layout" svg:width="0.127cm" svg:height="0.114cm" svg:x="2.109cm" svg:y="4.909cm" svg:viewBox="0 0 128 115" svg:d="M122 115l-19-4c3-6 5-12 6-18 2-6 3-13 3-20 0-11-2-19-6-25-3-7-8-10-15-10s-13 8-17 22c0 1 0 2 0 2l-2 7c-4 15-8 24-11 28-5 5-10 8-17 8-13 0-23-6-31-17-9-11-13-24-13-42 0-7 1-14 3-21 1-7 3-15 5-25l21 4c-4 8-7 15-9 22-2 9-3 15-3 23 0 9 2 18 6 24s10 10 16 10c7 0 13-9 17-26l2-8c3-11 6-19 11-24 4-5 10-8 16-8 14 0 24 5 32 16 7 10 11 24 11 41 0 8 0 14-1 21-2 7-3 14-5 20z">
          <text:p/>
        </draw:path>
        <draw:path draw:style-name="gr6" draw:text-style-name="P3" draw:layer="layout" svg:width="0.127cm" svg:height="0.114cm" svg:x="2.109cm" svg:y="5.031cm" svg:viewBox="0 0 128 115" svg:d="M122 115l-19-4c3-5 5-11 6-19 2-6 3-13 3-19 0-11-2-19-6-25-3-7-8-10-15-10s-13 8-17 21c0 2 0 2 0 3l-2 7c-4 15-8 23-11 28-5 6-10 8-17 8-13 0-23-5-31-17-9-11-13-24-13-42 0-7 1-14 3-22 1-7 3-16 5-24l21 4c-4 8-7 15-9 22-2 8-3 15-3 22 0 10 2 19 6 25s10 10 16 10c7 0 13-9 17-26l2-9c3-10 6-18 11-24 4-4 10-7 16-7 14 0 24 5 32 16 7 9 11 24 11 41 0 8 0 14-1 21-2 8-3 14-5 20z">
          <text:p/>
        </draw:path>
        <draw:polygon draw:style-name="gr6" draw:text-style-name="P3" draw:layer="layout" svg:width="0.027cm" svg:height="0.03cm" svg:x="2.113cm" svg:y="5.163cm" svg:viewBox="0 0 28 31" draw:points="28,6 28,31 0,25 0,0">
          <text:p/>
        </draw:polygon>
        <draw:path draw:style-name="gr6" draw:text-style-name="P3" draw:layer="layout" svg:width="0.127cm" svg:height="0.114cm" svg:x="2.109cm" svg:y="5.235cm" svg:viewBox="0 0 128 115" svg:d="M120 115l-19-4c3-4 6-9 8-16 2-5 3-10 3-17s-2-13-4-20c-2-5-6-10-10-14-7-7-14-11-23-15-8-4-16-6-26-6s-18 3-24 9c-5 5-7 15-7 26 0 6 0 12 2 18 1 7 4 14 7 21l-19-4c-3-6-4-13-5-19-2-6-3-13-3-20 0-17 4-30 13-39 8-11 19-15 34-15 12 0 24 3 34 7 11 7 21 14 30 23 5 6 10 13 13 22 3 8 4 18 4 28 0 7-1 12-2 19-1 5-3 11-6 16z">
          <text:p/>
        </draw:path>
        <draw:path draw:style-name="gr6" draw:text-style-name="P3" draw:layer="layout" svg:width="0.127cm" svg:height="0.121cm" svg:x="2.109cm" svg:y="5.364cm" svg:viewBox="0 0 128 122" svg:d="M0 49c0-15 5-28 14-36 8-9 20-13 35-13 9 0 18 1 27 4s17 8 24 12c10 7 17 16 21 25 5 10 7 19 7 31 0 15-4 27-12 36-9 9-21 14-35 14-10 0-19-1-29-5-9-4-17-7-23-12-10-8-17-16-22-25-4-9-7-20-7-31zM50 22c-11 0-19 2-25 7-5 5-7 11-7 22 0 14 5 25 17 35 11 8 26 14 44 14 10 0 19-4 24-8 6-5 9-13 9-22 0-8-2-15-6-21-3-6-9-12-17-16-5-3-11-7-18-9s-14-2-21-2z">
          <text:p/>
        </draw:path>
        <draw:path draw:style-name="gr6" draw:text-style-name="P3" draw:layer="layout" svg:width="0.123cm" svg:height="0.203cm" svg:x="2.113cm" svg:y="5.503cm" svg:viewBox="0 0 124 204" svg:d="M73 202l-73-13v-22l73 15c3 0 5 0 8 1 2 0 4 0 6 0 6 0 11-2 15-5 3-4 5-10 5-16 0-11-4-19-11-27s-16-13-28-15l-68-15v-20l73 14c2 1 5 1 7 1 2 1 4 1 6 1 7 0 12-2 16-6 3-4 5-9 5-16 0-10-4-20-11-28-7-9-16-13-28-16l-68-14v-21l121 25v22l-18-5c7 7 12 14 16 22 3 7 5 15 5 24s-2 17-7 22c-4 7-11 11-19 12 9 6 15 14 20 21 4 8 6 18 6 28s-3 19-9 25c-6 5-14 8-25 8-3 0-5 0-8 0s-6-1-9-2z">
          <text:p/>
        </draw:path>
        <draw:polygon draw:style-name="gr6" draw:text-style-name="P3" draw:layer="layout" svg:width="0.182cm" svg:height="0.118cm" svg:x="2.092cm" svg:y="5.706cm" svg:viewBox="0 0 183 119" draw:points="183,97 183,119 0,21 0,0">
          <text:p/>
        </draw:polygon>
        <draw:path draw:style-name="gr12" draw:text-style-name="P8" draw:layer="layout" svg:width="0.803cm" svg:height="0.66cm" svg:x="4.067cm" svg:y="2.996cm" svg:viewBox="0 0 804 661" svg:d="M325 92h-3c-62-6-124-10-186-26-20-6-39-12-56-18 7 2 16 5 24 6 33 7 67 16 100 21 83 12 166 19 249 18-42 1-86 2-128-1zM655 541c9 9 15 20 24 28 7 8 15 9 22 18 14 17 25 86 60 72 12-4 32-25 27-41-2-9-5-6-10-12-19-23-35-50-56-72-47-51-98-93-151-137-63-51-125-105-194-145-49-26-92-61-139-88 0 0 21 3 19-1-2-1-5-2-8-3 58 7 120 24 183 20l109-6 61-3c-1 0-1 1-1 1 5-1 11-1 17-1 2-2 3-2 5-2-1 0-2 2-3 2 2 0 2-2 4-2h11c42-2 74-4 74-4 0 0-23 1-49 2 32-2 65-5 98-10-4 1-8 2-7 4 1 3 41-4 40-7-2-1-3-3-4-3 10-3 18-3 16-19-1-20-14-40-24-56-9-13-21-33-36-36-9-2-14 3-20 3s-14-3-21-2c-10 1-20 3-30 6-18 3-36 7-55 7-8 1-110 13-113 12 1 1 3 1 5 3-8 0-18 0-26 1 0-3 7-1 6-4-2-11-89-3-100-2-20 2-39 0-60-3-9 0-17-2-26-1-1 0-21 1-12 5-3 0-5-1-7-1 1 0 2-1 3-1-1-3-23-2-23-2-9-1-15-4-25-7-26-7-56-11-83-15-30-5-59-9-88-20-12-5-31-19-44-19-40-1-23 88-4 103 32 25 77 32 113 51 51 28 100 60 149 91 11 5 24 9 34 15 19 8 37 25 54 37 79 57 154 115 227 182 21 19 39 41 58 62z">
          <text:p/>
        </draw:path>
        <draw:path draw:style-name="gr13" draw:text-style-name="P3" draw:layer="layout" svg:width="0.803cm" svg:height="0.66cm" svg:x="4.067cm" svg:y="2.995cm" svg:viewBox="0 0 804 661" svg:d="M325 92h-3c-62-6-124-10-186-26-20-6-39-12-56-18 7 2 16 5 24 6 33 7 67 16 100 21 83 12 166 19 249 18-42 1-86 2-128-1zM655 541c9 9 15 20 24 28 7 8 15 9 22 18 14 17 25 86 60 72 12-4 32-25 27-41-2-9-5-6-10-12-19-23-35-50-56-72-47-51-98-93-151-137-63-51-125-105-194-145-49-26-92-61-139-88 0 0 21 3 19-1-2-1-5-2-8-3 58 7 120 24 183 20l109-6 61-3c-1 0-1 1-1 1 5-1 11-1 17-1 2-2 3-2 5-2-1 0-2 2-3 2 2 0 2-2 4-2h11c42-2 74-4 74-4 0 0-23 1-49 2 32-2 65-5 98-10-4 1-8 2-7 4 1 3 41-4 40-7-2-1-3-3-4-3 10-3 18-3 16-19-1-20-14-40-24-56-9-13-21-33-36-36-9-2-14 3-20 3s-14-3-21-2c-10 1-20 3-30 6-18 3-36 7-55 7-8 1-110 13-113 12 1 1 3 1 5 3-8 0-18 0-26 1 0-3 7-1 6-4-2-11-89-3-100-2-20 2-39 0-60-3-9 0-17-2-26-1-1 0-21 1-12 5-3 0-5-1-7-1 1 0 2-1 3-1-1-3-23-2-23-2-9-1-15-4-25-7-26-7-56-11-83-15-30-5-59-9-88-20-12-5-31-19-44-19-40-1-23 88-4 103 32 25 77 32 113 51 51 28 100 60 149 91 11 5 24 9 34 15 19 8 37 25 54 37 79 57 154 115 227 182 21 19 39 41 58 62z">
          <text:p/>
        </draw:path>
        <draw:path draw:style-name="gr12" draw:text-style-name="P8" draw:layer="layout" svg:width="0.52cm" svg:height="0.985cm" svg:x="4.082cm" svg:y="3.361cm" svg:viewBox="0 0 521 986" svg:d="M378 829c-27-7-63-12-87-28-9-5-6-2-8-12-2-6 0-19 1-25 1-12 2-25 9-33 11-14 30-12 47-10 16 2 31 8 47 13 5 3 36 22 41 19 3-1-14-12-15-13 11 7 16 12 23 17 0-1 1 0 3 1h-1l2 1c0 0 1 0 1 1 19 15 62 53 32 75-25 14-71 1-95-6zM113 630v-1c-11-84 156 14 166 15l-9-5c29 14 52 28 59 36-47 11-65 65-71 110-55-30-133-84-145-155zM221 225c-3-2-7-4-9-4 5 0 10 0 11 6zM203 222c-7-3-19-3-30-3 11-1 24-1 35 2 0 0-4 4-5 1zM314 261c-1-2-3-2-4-2 0-1 0-2 1-2 2 1 5 2 8 5-2 0-4-1-5-1zM195 69l-6-2 8 2c1 1 1 1-1 0zM271 309l-46-14c16 5 31 10 46 14zM286 313h-3c-1-1-1-1-2-1 2 0 4 0 5 1zM305 981c0 0-1 1 1 0 7-6 2-13 0-19-5-30-12-60-17-90 35 10 72 22 107 26 13 2 28 3 41 0 9-2 17-5 25-10 0 0 14-12 7-9v-1l8-4-4 4c6 1 16-17 16-17 24-24 42-60 24-94-11-21-30-38-49-53-7-5-15-10-22-14-8-4-33-11-36-16-4-5-5-20-9-27-4-11-9-19-14-28-12-19-28-34-44-48-13-9-25-18-38-24-19-22-55-47-61-52-20-16-39-33-58-50-11-8-21-18-31-27-2-2-25-21-25-19 1 3 3 5 5 8-17-17-32-40-48-61-9-14-30-41-19-58 4-8 14-10 20-12 30-6 65-2 96 3 64 12 126 34 187 61 28 13 56 26 77 49 2 2-2 7-1 8 1 2 4-7 3-8-6-10-18-18-28-24-28-18-58-32-90-45 25 10 49 20 73 32 12 8 32 15 42 29 26 34-59 21-72 17 1 0 22 4 22 3 0-2-48-17-48-17l3 5c-7-5-13-15-23-2-10 16 9 48 22 55 15 7 34 9 48 10 25 2 39-6 58-14 20-11 33-19 36-47 3-22-5-42-18-59-17-25-39-44-64-60-6-5-76-41-78-41l6 5c-11-5-22-8-31-12 0-1 8 2 8 1 1-3-15-10-29-16-21-17-47-36-50-34 0 4 0 6 2 8-16-14-34-41-49-60-8-11-32-39-24-55 16-34 130 36 131 33s-52-28-65-34c34 13 67 29 96 48-2-1-7-4-7-2-1 2 20 17 22 14 0 0 0-3-1-4 3 4 4 8 9 8 10 0 20-23 22-31 8-19 10-38 0-54-11-20-34-24-55-32-6-2-73-21-74-17 1 1 2 1 4 3l-18-3c0-1 5 1 5-1 0-8-34-6-39-5-17 4-29 18-44 29-8 6-17 12-23 21-8 13 0 4-3 13v-3c-6-1-16 37-15 46 8 35 49 60 75 80 3 4 7 7 10 9-22-1-44-4-67-5-12 0-25 0-38 2-4 0-24 7-18 7l-16 5c1-1 10-5 10-5-5-4-42 22-48 29-9 8-13 20-15 33-4 40 18 78 41 108 40 49 89 99 141 136 4 3 8 7 12 10-46 0-93 31-113 74-9 19-13 41-11 61 3 22 13 42 25 58 10 15 29 48 46 55 1 0 0-2-3-6l32 30c-1 1-10-7-10-7-3 7 47 43 51 47 12 9 24 15 35 24 9 7 8 5 12 14-1-1 3 13 3 14 2 12 9 130 44 101z">
          <text:p/>
        </draw:path>
        <draw:path draw:style-name="gr13" draw:text-style-name="P3" draw:layer="layout" svg:width="0.52cm" svg:height="0.985cm" svg:x="4.082cm" svg:y="3.361cm" svg:viewBox="0 0 521 986" svg:d="M378 829c-27-7-63-12-87-28-9-5-6-2-8-12-2-6 0-19 1-25 1-12 2-25 9-33 11-14 30-12 47-10 16 2 31 8 47 13 5 3 36 22 41 19 3-1-14-12-15-13 11 7 16 12 23 17 0-1 1 0 3 1h-1l2 1c0 0 1 0 1 1 19 15 62 53 32 75-25 14-71 1-95-6zM113 630v-1c-11-84 156 14 166 15l-9-5c29 14 52 28 59 36-47 11-65 65-71 110-55-30-133-84-145-155zM221 225c-3-2-7-4-9-4 5 0 10 0 11 6zM203 222c-7-3-19-3-30-3 11-1 24-1 35 2 0 0-4 4-5 1zM314 261c-1-2-3-2-4-2 0-1 0-2 1-2 2 1 5 2 8 5-2 0-4-1-5-1zM195 69l-6-2 8 2c1 1 1 1-1 0zM271 309l-46-14c16 5 31 10 46 14zM286 313h-3c-1-1-1-1-2-1 2 0 4 0 5 1zM305 981c0 0-1 1 1 0 7-6 2-13 0-19-5-30-12-60-17-90 35 10 72 22 107 26 13 2 28 3 41 0 9-2 17-5 25-10 0 0 14-12 7-9v-1l8-4-4 4c6 1 16-17 16-17 24-24 42-60 24-94-11-21-30-38-49-53-7-5-15-10-22-14-8-4-33-11-36-16-4-5-5-20-9-27-4-11-9-19-14-28-12-19-28-34-44-48-13-9-25-18-38-24-19-22-55-47-61-52-20-16-39-33-58-50-11-8-21-18-31-27-2-2-25-21-25-19 1 3 3 5 5 8-17-17-32-40-48-61-9-14-30-41-19-58 4-8 14-10 20-12 30-6 65-2 96 3 64 12 126 34 187 61 28 13 56 26 77 49 2 2-2 7-1 8 1 2 4-7 3-8-6-10-18-18-28-24-28-18-58-32-90-45 25 10 49 20 73 32 12 8 32 15 42 29 26 34-59 21-72 17 1 0 22 4 22 3 0-2-48-17-48-17l3 5c-7-5-13-15-23-2-10 16 9 48 22 55 15 7 34 9 48 10 25 2 39-6 58-14 20-11 33-19 36-47 3-22-5-42-18-59-17-25-39-44-64-60-6-5-76-41-78-41l6 5c-11-5-22-8-31-12 0-1 8 2 8 1 1-3-15-10-29-16-21-17-47-36-50-34 0 4 0 6 2 8-16-14-34-41-49-60-8-11-32-39-24-55 16-34 130 36 131 33s-52-28-65-34c34 13 67 29 96 48-2-1-7-4-7-2-1 2 20 17 22 14 0 0 0-3-1-4 3 4 4 8 9 8 10 0 20-23 22-31 8-19 10-38 0-54-11-20-34-24-55-32-6-2-73-21-74-17 1 1 2 1 4 3l-18-3c0-1 5 1 5-1 0-8-34-6-39-5-17 4-29 18-44 29-8 6-17 12-23 21-8 13 0 4-3 13v-3c-6-1-16 37-15 46 8 35 49 60 75 80 3 4 7 7 10 9-22-1-44-4-67-5-12 0-25 0-38 2-4 0-24 7-18 7l-16 5c1-1 10-5 10-5-5-4-42 22-48 29-9 8-13 20-15 33-4 40 18 78 41 108 40 49 89 99 141 136 4 3 8 7 12 10-46 0-93 31-113 74-9 19-13 41-11 61 3 22 13 42 25 58 10 15 29 48 46 55 1 0 0-2-3-6l32 30c-1 1-10-7-10-7-3 7 47 43 51 47 12 9 24 15 35 24 9 7 8 5 12 14-1-1 3 13 3 14 2 12 9 130 44 101z">
          <text:p/>
        </draw:path>
        <draw:path draw:style-name="gr12" draw:text-style-name="P8" draw:layer="layout" svg:width="0.184cm" svg:height="0.133cm" svg:x="4.493cm" svg:y="3.442cm" svg:viewBox="0 0 185 134" svg:d="M49 12c0 0 1 0 1-1 0 1 0 1 1 2-1 0-1 0-2-1zM68 78c5 4 7 10 11 13 7 5 16 4 22 10 4 5 7 12 11 17 7 8 22 20 34 14 12-4 26-13 32-25 7-13 10-31 4-45-1-4-4-15-7-11-2 1-2 2-2 4-7-9-18-24-26-3-2-2-10 0-11 0-7-1-42-16-59-24l17 11c-15-6-28-15-39-24 12 6-2-5-5-5 5-13-25-10-28-9-1 0-10 8-10 8-3 2-7-2-11 6-3 6 1 10 3 17 5 12 18 21 26 30 2 3 1-4 1-4 11 14-2 2 5 15 7 12 20 14 30 25-5-13-11-22-21-30-12-11-18-17-25-29 9 13 17 18 33 29 3 3 5 6 6 9 3-2 6-2 9 1z">
          <text:p/>
        </draw:path>
        <draw:path draw:style-name="gr13" draw:text-style-name="P3" draw:layer="layout" svg:width="0.184cm" svg:height="0.133cm" svg:x="4.493cm" svg:y="3.441cm" svg:viewBox="0 0 185 134" svg:d="M49 12c0 0 1 0 1-1 0 1 0 1 1 2-1 0-1 0-2-1zM68 78c5 4 7 10 11 13 7 5 16 4 22 10 4 5 7 12 11 17 7 8 22 20 34 14 12-4 26-13 32-25 7-13 10-31 4-45-1-4-4-15-7-11-2 1-2 2-2 4-7-9-18-24-26-3-2-2-10 0-11 0-7-1-42-16-59-24l17 11c-15-6-28-15-39-24 12 6-2-5-5-5 5-13-25-10-28-9-1 0-10 8-10 8-3 2-7-2-11 6-3 6 1 10 3 17 5 12 18 21 26 30 2 3 1-4 1-4 11 14-2 2 5 15 7 12 20 14 30 25-5-13-11-22-21-30-12-11-18-17-25-29 9 13 17 18 33 29 3 3 5 6 6 9 3-2 6-2 9 1z">
          <text:p/>
        </draw:path>
        <draw:frame draw:style-name="gr14" draw:text-style-name="P7" draw:layer="layout" svg:width="4.858cm" svg:height="0.255cm" draw:transform="rotate (-1.5707963267949) translate (2.318cm 0.963cm)">
          <draw:text-box>
            <text:p text:style-name="P6"><text:span text:style-name="T2"><text:s text:c="7"/></text:span><text:span text:style-name="T2">https://diariosdevico.wordpress.com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"/>
    <style:font-face style:name="NaziTypewriter1" svg:font-family="NaziTypewriter"/>
    <style:font-face style:name="DejaVu Sans1" svg:font-family="'DejaVu Sans'" style:font-pitch="variable"/>
    <style:font-face style:name="Liberation Serif1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4T00:47:41.430224935</dc:date>
    <meta:editing-duration>PT3M27S</meta:editing-duration>
    <meta:editing-cycles>1</meta:editing-cycles>
    <meta:generator>LibreOffice/7.1.4.2$Linux_X86_64 LibreOffice_project/10$Build-2</meta:generator>
    <meta:document-statistic meta:object-count="3557"/>
  </office:meta>
</office:document-meta>
</file>